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У Чорному морі на бойовому чергуванні п’ять ворожих кораблів</text:span>
</text:h>
      <text:p text:style-name="P4">
Author: ['АРМІЯINFORM']</text:p>
      <text:p text:style-name="P4">
Time: 2023-07-09T62:00:00-04:00</text:p>
      <text:p text:style-name="P4">
Description: Про це повідомляє ВМС ЗС України.    «Станом на 08:00 09.07.2023:    в Чорному мо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adornyy1988.jpg" text:style-name="Internet_20_link" text:visited-style-name="Visited_20_Internet_20_Link">
zadornyy1988.jpg</text:a>
']</text:p>
      <text:p text:style-name="P4">
Tags: ['STOPRUSSIA', 'АГРЕСІЯ РФ']</text:p>
      <text:p text:style-name="P4">
Category: News</text:p>
      <!--METADATA-->
      <text:p text:style-name="P4">
<draw:frame draw:style-name="fr1" draw:name="Image2" text:anchor-type="as-char" svg:width="6.9236in" svg:height="4.633042in" draw:z-index="0">
<draw:image xlink:href="../Images/AРМІЯINFORM/2023-07-09T62-00-00-04-00/zadornyy1988.jpg" xlink:type="simple" xlink:show="embed" xlink:actuate="onLoad" draw:mime-type="image/jpeg"/>
</draw:frame>
Ілюстративне фото</text:p>
      <text:p text:style-name="P4">
Про це<text:a xlink:type="simple" xlink:href="https://www.facebook.com/navy.mil.gov.ua/posts/pfbid02duUrD88GnAzUABLShLimUCX7682wW89AzhJoazShnWifTftAod2sm3jNnAMQF6zkl" text:style-name="Internet_20_link" text:visited-style-name="Visited_20_Internet_20_Link">
повідомляє</text:a>
ВМС ЗС України.</text:p>
      <text:p text:style-name="P4">
«Станом на 08:00 09.07.2023:</text:p>
      <text:p text:style-name="P4">
в Чорному морі на бойовому чергуванні знаходиться 5 ворожих кораблів;</text:p>
      <text:p text:style-name="P4">
в Азовському морі — 1 ворожий корабель;</text:p>
      <text:p text:style-name="P4">
в Середземному морі на бойовому чергуванні знаходиться до 8 ворожих кораблів.</text:p>
      <text:p text:style-name="P4">
За добу, в інтересах рф, прохід Керч-Єнікальською протокою здійснили:</text:p>
      <text:p text:style-name="P4">
до Азовського моря — 15 суден, з них 2 рухалось у напрямку протоки Босфор;</text:p>
      <text:p text:style-name="P4">
до Чорного моря — 16 суден, з них 3 рухалось у напрямку протоки Босфор.</text:p>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 — йдеться у повідомленні.</text:p>
      <text:p text:style-name="P4">
Source: <text:a xlink:type="simple" xlink:href="https://armyinform.com.ua/2023/07/09/u-chornomu-mori-na-bojovomu-cherguvanni-pyat-vorozhyh-korabliv/" text:style-name="Internet_20_link" text:visited-style-name="Visited_20_Internet_20_Link">
https://armyinform.com.ua/2023/07/09/u-chornomu-mori-na-bojovomu-cherguvanni-pyat-vorozhyh-korabliv/</text:a>
</text:p>
      <!--NEWS-->
      <text:h text:style-name="P10" text:outline-level="1">
<text:span text:style-name="T4">
Командування ДШВ показало, як наші артилеристи нищать окупантів</text:span>
</text:h>
      <text:p text:style-name="P4">
Author: ['АРМІЯINFORM']</text:p>
      <text:p text:style-name="P4">
Time: 2023-07-09T64:00:00-04:00</text:p>
      <text:p text:style-name="P4">
Description: Про це йдеться на Facebook-сторінці Командування Десантно-штурмових військ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watch/" text:style-name="Internet_20_link" text:visited-style-name="Visited_20_Internet_20_Link">
йдеться</text:a>
 наFacebook-сторінці Командування Десантно-штурмових військ Збройних Сил України:</text:p>
      <text:p text:style-name="P4">
«Ви теж думали, що двічі в одне місце снаряд не влучає? Але не тоді, колистріляють артилеристи 71-ї окремої єгерської бригади Десантно-штурмових військЗС України.</text:p>
      <text:p text:style-name="P4">
Окупанти були переконані — шукати їхню схованку у зруйнованих ними ж будинкахніхто не буде. Проте наші «бойові пташки» їх помітили й віддали координатиартилерійському підрозділу.</text:p>
      <text:p text:style-name="P4">
Окупантам перед «утилізацією» довелося побігати від хати до хати — але й тамїх наздоганяли влучні постріли. Лише деяких з-поміж більше ніж десятка росіяневакуювала «буханка». Решту накрив снаряд 105-го калібру».</text:p>
      <text:p text:style-name="P4">
Source: <text:a xlink:type="simple" xlink:href="https://armyinform.com.ua/2023/07/09/komanduvannya-dshv-pokazalo-yak-nashi-artylerysty-nyshhat-okupantiv/" text:style-name="Internet_20_link" text:visited-style-name="Visited_20_Internet_20_Link">
https://armyinform.com.ua/2023/07/09/komanduvannya-dshv-pokazalo-yak-nashi-artylerysty-nyshhat-okupantiv/</text:a>
</text:p>
      <!--NEWS-->
      <text:h text:style-name="P10" text:outline-level="1">
<text:span text:style-name="T4">
Наслідки російських обстрілів станом на 09:00 9 липня</text:span>
</text:h>
      <text:p text:style-name="P4">
Author: ['АРМІЯINFORM']</text:p>
      <text:p text:style-name="P4">
Time: 2023-07-09T66:00:00-04:00</text:p>
      <text:p text:style-name="P4">
Description: Про наслідки російських обстрілів станом на 09:00 9 липня повідомляє Military Medi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1688888560.jpeg" text:style-name="Internet_20_link" text:visited-style-name="Visited_20_Internet_20_Link">
photo1688888560.jpeg</text:a>
']</text:p>
      <text:p text:style-name="P4">
Tags: ['STOPRUSSIA', 'АГРЕСІЯ РФ']</text:p>
      <text:p text:style-name="P4">
Category: News</text:p>
      <!--METADATA-->
      <text:p text:style-name="P4">
<draw:frame draw:style-name="fr1" draw:name="Image3" text:anchor-type="as-char" svg:width="6.9236in" svg:height="4.983888in" draw:z-index="0">
<draw:image xlink:href="../Images/AРМІЯINFORM/2023-07-09T66-00-00-04-00/photo1688888560.jpeg" xlink:type="simple" xlink:show="embed" xlink:actuate="onLoad" draw:mime-type="image/jpeg"/>
</draw:frame>
</text:p>
      <text:p text:style-name="P4">
Про наслідки російських обстрілів станом на 09:00 9 липня<text:a xlink:type="simple" xlink:href="https://t.me/militarymediacenter/2471" text:style-name="Internet_20_link" text:visited-style-name="Visited_20_Internet_20_Link">
повідомляє</text:a>
 Military Media Center.</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Із різних видів озброєння — міномети, артилерія, РСЗВ, ЗРК, БПЛА, тактичнаавіація — були атаковані 133 населених пункти та 36 об’єктів інфраструктури.</text:p>
      <text:p text:style-name="P4">
Є загиблі та поранені серед цивільних, кількість жертв уточнюється.</text:p>
      <text:p text:style-name="P4">
Source: <text:a xlink:type="simple" xlink:href="https://armyinform.com.ua/2023/07/09/naslidky-rosijskyh-obstriliv-stanom-na-0900-9-lypnya/" text:style-name="Internet_20_link" text:visited-style-name="Visited_20_Internet_20_Link">
https://armyinform.com.ua/2023/07/09/naslidky-rosijskyh-obstriliv-stanom-na-0900-9-lypnya/</text:a>
</text:p>
      <!--NEWS-->
      <text:h text:style-name="P10" text:outline-level="1">
<text:span text:style-name="T4">
Володимир Зеленський і Анджей Дуда вшанували пам’ять жертв Волинської трагедії</text:span>
</text:h>
      <text:p text:style-name="P4">
Author: ['АРМІЯINFORM']</text:p>
      <text:p text:style-name="P4">
Time: 2023-07-09T68:00:00-04:00</text:p>
      <text:p text:style-name="P4">
Description: Про це йдеться у дописі Президента України Володимира Зеленського:    «Разом вшановує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9174570_3387763238140695_5191112977479147556_n.jpg" text:style-name="Internet_20_link" text:visited-style-name="Visited_20_Internet_20_Link">
359174570_3387763238140695_5191112977479147556_n.jpg</text:a>
', '<text:a xlink:type="simple" xlink:href="https://armyinform.com.ua/wp-content/uploads/2023/07/358556250_3387763174807368_5210680490729821675_n-150x150.jpg" text:style-name="Internet_20_link" text:visited-style-name="Visited_20_Internet_20_Link">
358556250_3387763174807368_5210680490729821675_n-150x150.jpg</text:a>
', '<text:a xlink:type="simple" xlink:href="https://armyinform.com.ua/wp-content/uploads/2023/07/359180286_3387763141474038_7286587985883423346_n-150x150.jpg" text:style-name="Internet_20_link" text:visited-style-name="Visited_20_Internet_20_Link">
359180286_3387763141474038_7286587985883423346_n-150x150.jpg</text:a>
', '<text:a xlink:type="simple" xlink:href="https://armyinform.com.ua/wp-content/uploads/2023/07/358956596_3387763088140710_152401223121249650_n-150x150.jpg" text:style-name="Internet_20_link" text:visited-style-name="Visited_20_Internet_20_Link">
358956596_3387763088140710_152401223121249650_n-150x150.jpg</text:a>
', '<text:a xlink:type="simple" xlink:href="https://armyinform.com.ua/wp-content/uploads/2023/07/358617736_3387763041474048_5337767834561593565_n-150x150.jpg" text:style-name="Internet_20_link" text:visited-style-name="Visited_20_Internet_20_Link">
358617736_3387763041474048_5337767834561593565_n-150x150.jpg</text:a>
']</text:p>
      <text:p text:style-name="P4">
Tags: ['STOPRUSSIA', 'АГРЕСІЯ РФ']</text:p>
      <text:p text:style-name="P4">
Category: News</text:p>
      <!--METADATA-->
      <text:p text:style-name="P4">
<draw:frame draw:style-name="fr1" draw:name="Image4" text:anchor-type="as-char" svg:width="6.9236in" svg:height="4.615733in" draw:z-index="0">
<draw:image xlink:href="../Images/AРМІЯINFORM/2023-07-09T68-00-00-04-00/359174570_3387763238140695_5191112977479147556_n.jpg" xlink:type="simple" xlink:show="embed" xlink:actuate="onLoad" draw:mime-type="image/jpeg"/>
</draw:frame>
</text:p>
      <text:p text:style-name="P4">
Про це<text:a xlink:type="simple" xlink:href="https://www.facebook.com/zelenskiy.official/posts/pfbid0zGb8iCV2XeK64EUdzK5U6xSSQ2yLVwt7odnExqNuNNKR2raWDhEBYsWerScFzW2Bl" text:style-name="Internet_20_link" text:visited-style-name="Visited_20_Internet_20_Link">
йдеться</text:a>
у дописі Президента України Володимира Зеленського:</text:p>
      <text:p text:style-name="P4">
«Разом вшановуємо всіх невинних жертв Волині!</text:p>
      <text:p text:style-name="P4">
Памʼять нас єднає!</text:p>
      <text:p text:style-name="P4">
Разом ми сильніші!».</text:p>
      <text:p text:style-name="P4">
<text:a xlink:type="simple" xlink:href="https://armyinform.com.ua/wp-content/uploads/2023/07/358556250_3387763174807368_5210680490729821675_n.jpg" text:style-name="Internet_20_link" text:visited-style-name="Visited_20_Internet_20_Link">
<draw:frame draw:style-name="fr1" draw:name="Image5" text:anchor-type="as-char" svg:width="6.9236in" svg:height="6.9236in" draw:z-index="0">
<draw:image xlink:href="../Images/AРМІЯINFORM/2023-07-09T68-00-00-04-00/358556250_3387763174807368_5210680490729821675_n-150x150.jpg" xlink:type="simple" xlink:show="embed" xlink:actuate="onLoad" draw:mime-type="image/jpeg"/>
</draw:frame>
</text:a>
</text:p>
      <text:p text:style-name="P4">
<text:a xlink:type="simple" xlink:href="https://armyinform.com.ua/wp-content/uploads/2023/07/359180286_3387763141474038_7286587985883423346_n.jpg" text:style-name="Internet_20_link" text:visited-style-name="Visited_20_Internet_20_Link">
<draw:frame draw:style-name="fr1" draw:name="Image6" text:anchor-type="as-char" svg:width="6.9236in" svg:height="6.9236in" draw:z-index="0">
<draw:image xlink:href="../Images/AРМІЯINFORM/2023-07-09T68-00-00-04-00/359180286_3387763141474038_7286587985883423346_n-150x150.jpg" xlink:type="simple" xlink:show="embed" xlink:actuate="onLoad" draw:mime-type="image/jpeg"/>
</draw:frame>
</text:a>
</text:p>
      <text:p text:style-name="P4">
<text:a xlink:type="simple" xlink:href="https://armyinform.com.ua/wp-content/uploads/2023/07/358956596_3387763088140710_152401223121249650_n.jpg" text:style-name="Internet_20_link" text:visited-style-name="Visited_20_Internet_20_Link">
<draw:frame draw:style-name="fr1" draw:name="Image7" text:anchor-type="as-char" svg:width="6.9236in" svg:height="6.9236in" draw:z-index="0">
<draw:image xlink:href="../Images/AРМІЯINFORM/2023-07-09T68-00-00-04-00/358956596_3387763088140710_152401223121249650_n-150x150.jpg" xlink:type="simple" xlink:show="embed" xlink:actuate="onLoad" draw:mime-type="image/jpeg"/>
</draw:frame>
</text:a>
</text:p>
      <text:p text:style-name="P4">
<text:a xlink:type="simple" xlink:href="https://armyinform.com.ua/wp-content/uploads/2023/07/358617736_3387763041474048_5337767834561593565_n.jpg" text:style-name="Internet_20_link" text:visited-style-name="Visited_20_Internet_20_Link">
<draw:frame draw:style-name="fr1" draw:name="Image8" text:anchor-type="as-char" svg:width="6.9236in" svg:height="6.9236in" draw:z-index="0">
<draw:image xlink:href="../Images/AРМІЯINFORM/2023-07-09T68-00-00-04-00/358617736_3387763041474048_5337767834561593565_n-150x150.jpg" xlink:type="simple" xlink:show="embed" xlink:actuate="onLoad" draw:mime-type="image/jpeg"/>
</draw:frame>
</text:a>
</text:p>
      <text:p text:style-name="P4">
Source: <text:a xlink:type="simple" xlink:href="https://armyinform.com.ua/2023/07/09/volodymyr-zelenskyj-i-andzhej-duda-vshanuvaly-pamyat-zhertv-volynskoyi-tragediyi/" text:style-name="Internet_20_link" text:visited-style-name="Visited_20_Internet_20_Link">
https://armyinform.com.ua/2023/07/09/volodymyr-zelenskyj-i-andzhej-duda-vshanuvaly-pamyat-zhertv-volynskoyi-tragediyi/</text:a>
</text:p>
      <!--NEWS-->
      <text:h text:style-name="P10" text:outline-level="1">
<text:span text:style-name="T4">
Ворожі ракетоносії перебувають у готовності в місцях базування, а  десантні кораблі ворога перевозять легковики — Дмитро Плетенчук</text:span>
</text:h>
      <text:p text:style-name="P4">
Author: ['Олексій Тригуб']</text:p>
      <text:p text:style-name="P4">
Time: 2023-07-09T70:00:00-04:00</text:p>
      <text:p text:style-name="P4">
Description: Як розповів у прямому ефірі телемарафону «Єдині новини» речник Військово-Морськ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mytro-pletenchuk-rechnyk-vms.jpg" text:style-name="Internet_20_link" text:visited-style-name="Visited_20_Internet_20_Link">
dmytro-pletenchuk-rechnyk-vms.jpg</text:a>
']</text:p>
      <text:p text:style-name="P4">
Tags: ['STOPRUSSIA', 'ВМС', 'ВТОРГНЕННЯ РФ']</text:p>
      <text:p text:style-name="P4">
Category: News</text:p>
      <!--METADATA-->
      <text:p text:style-name="P4">
<draw:frame draw:style-name="fr1" draw:name="Image9" text:anchor-type="as-char" svg:width="6.9236in" svg:height="3.98107in" draw:z-index="0">
<draw:image xlink:href="../Images/AРМІЯINFORM/2023-07-09T70-00-00-04-00/dmytro-pletenchuk-rechnyk-vms.jpg" xlink:type="simple" xlink:show="embed" xlink:actuate="onLoad" draw:mime-type="image/jpeg"/>
</draw:frame>
</text:p>
      <text:p text:style-name="P4">
Як розповів у прямому ефірі телемарафону <text:a xlink:type="simple" xlink:href="https://www.youtube.com/watch" text:style-name="Internet_20_link" text:visited-style-name="Visited_20_Internet_20_Link">
«Єдиніновини»</text:a>
 речник Військово-Морських Сил Збройних Сил України капітан 3 рангу Дмитро Плетенчук, наразіворожі ракетоносії перебувають у пунктах постійної дислокації, втім, ракетнанебезпека є, адже всі вони можуть вийти в море в будь-який момент.</text:p>
      <text:p text:style-name="P4">
— Спостерігаємо шість ракетоносіїв у місцях базування, в готовності, однаквони не виходили в море, — повідомляє офіцер. — У морі перебувають п'ятькораблів і ще три прикордонні кораблі охороняють Керченську протоку. ВАзовському морі перебуває один корабель. У Середземному морі також наразінемає ракетоносіїв. Утім, варто не нехтувати сигналами повітряної тривоги.</text:p>
      <text:p text:style-name="P4">
За словами Дмитра Плетенчука, цікаво спостерігати за тим, як в Азовському моріворог застосовує свої великі десантні кораблі, за допомогою яких він ще не такдавно сподівався штурмувати Одесу. Наразі їх використовують як пороми, щобперевозити цивільний автотранспорт, зокрема легкові автомобілі.</text:p>
      <text:p text:style-name="P4">
— Ось така в них зараз ситуація з кримською логістикою, — підсумовує капітан 3рангу Дмитро Плетенчук. — За дозволом міністра оборони росії, точніше —міністра нападу російської федерації, було ухвалено таке рішення.</text:p>
      <text:p text:style-name="P4">
Також речник ВМС розповів про те, яка нині ситуація з мінами, змитими в моречерез підрив окупантами Каховської ГЕС. За словами офіцера, для розмінуванняцих численних вибухонебезпечних предметів застосовуються як підводні дрони,так і спеціально створені групи з розмінування, в тому числі мобільна група,яка реагує на кожну появу подібних ВНП як у прибережній зоні, так і коли їхуже викидає безпосередньо на берег. Та небезпека залишається, і поки щоповністю її нейтралізувати неможливо.</text:p>
      <text:p text:style-name="P4">
— Незважаючи на те, що ми звільнили 25 квадратних кілометрів нашої акваторії,там продовжує з’являтися російська бойова авіація, що ускладнює нашу роботу уморі, — каже Дмитро Плетенчук.</text:p>
      <text:p text:style-name="P4">
Source: <text:a xlink:type="simple" xlink:href="https://armyinform.com.ua/2023/07/09/vorozhi-raketonosiyi-perebuvayut-u-gotovnosti-v-misczyah-bazuvannya-a-desantni-korabli-voroga-perevozyat-legkovyky-dmytro-pletenchuk/" text:style-name="Internet_20_link" text:visited-style-name="Visited_20_Internet_20_Link">
https://armyinform.com.ua/2023/07/09/vorozhi-raketonosiyi-perebuvayut-u-gotovnosti-v-misczyah-bazuvannya-a-desantni-korabli-voroga-perevozyat-legkovyky-dmytro-pletenchuk/</text:a>
</text:p>
      <!--NEWS-->
      <text:h text:style-name="P10" text:outline-level="1">
<text:span text:style-name="T4">
У Коордштабі відбулася зустріч із родинами військовослужбовців Січеславської бригади</text:span>
</text:h>
      <text:p text:style-name="P4">
Author: ['АРМІЯINFORM']</text:p>
      <text:p text:style-name="P4">
Time: 2023-07-09T72:00:00-04:00</text:p>
      <text:p text:style-name="P4">
Description: У Координаційному штабі відбулася зустріч із родинами військовослужбовців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624335_246053241523294_566006523182501549_n.jpg" text:style-name="Internet_20_link" text:visited-style-name="Visited_20_Internet_20_Link">
358624335_246053241523294_566006523182501549_n.jpg</text:a>
', '<text:a xlink:type="simple" xlink:href="https://armyinform.com.ua/wp-content/uploads/2023/07/359031954_246053294856622_7644267402757310009_n-150x150.jpg" text:style-name="Internet_20_link" text:visited-style-name="Visited_20_Internet_20_Link">
359031954_246053294856622_7644267402757310009_n-150x150.jpg</text:a>
', '<text:a xlink:type="simple" xlink:href="https://armyinform.com.ua/wp-content/uploads/2023/07/358138924_246053551523263_4866375544660138390_n-150x150.jpg" text:style-name="Internet_20_link" text:visited-style-name="Visited_20_Internet_20_Link">
358138924_246053551523263_4866375544660138390_n-150x150.jpg</text:a>
', '<text:a xlink:type="simple" xlink:href="https://armyinform.com.ua/wp-content/uploads/2023/07/358130519_246053541523264_1558545286328788697_n-150x150.jpg" text:style-name="Internet_20_link" text:visited-style-name="Visited_20_Internet_20_Link">
358130519_246053541523264_1558545286328788697_n-150x150.jpg</text:a>
', '<text:a xlink:type="simple" xlink:href="https://armyinform.com.ua/wp-content/uploads/2023/07/357131992_246053388189946_5084643526111208116_n-150x150.jpg" text:style-name="Internet_20_link" text:visited-style-name="Visited_20_Internet_20_Link">
357131992_246053388189946_5084643526111208116_n-150x150.jpg</text:a>
']</text:p>
      <text:p text:style-name="P4">
Tags: ['STOPRUSSIA', 'АГРЕСІЯ РФ']</text:p>
      <text:p text:style-name="P4">
Category: News</text:p>
      <!--METADATA-->
      <text:p text:style-name="P4">
<draw:frame draw:style-name="fr1" draw:name="Image10" text:anchor-type="as-char" svg:width="6.9236in" svg:height="3.880101in" draw:z-index="0">
<draw:image xlink:href="../Images/AРМІЯINFORM/2023-07-09T72-00-00-04-00/358624335_246053241523294_566006523182501549_n.jpg" xlink:type="simple" xlink:show="embed" xlink:actuate="onLoad" draw:mime-type="image/jpeg"/>
</draw:frame>
</text:p>
      <text:p text:style-name="P4">
У Координаційному штабі відбулася зустріч із родинами військовослужбовцівокремої повітрянодесантної Січеславської бригади, що входить до складуДесантно-штурмових військ Збройних Сил України.</text:p>
      <text:p text:style-name="P4">
Про це у Facebook<text:a xlink:type="simple" xlink:href="https://www.facebook.com/koordshtab/posts/pfbid0U8FApva86r4k4ENp5yMoXKkZ6WUKn6uCdmzqxj7XgfoWs1pcbSxvhdGJoNeHb3rql" text:style-name="Internet_20_link" text:visited-style-name="Visited_20_Internet_20_Link">
повідомляє</text:a>
Координаційний штаб з питань поводження з військовополоненими.</text:p>
      <text:p text:style-name="P4">
З родичами полонених і зниклих безвісти десантників спілкувався представникКоординаційного штабу.</text:p>
      <text:p text:style-name="P4">
Під час зустрічі обговорили механізми обміну військовополонених, джерелаінформації про їхнє місцезнаходження, а також проблеми комунікації членівсімей Захисників з військовими частинами, зокрема стосовно отримання витягу закту службового розслідування.</text:p>
      <text:p text:style-name="P4">
<text:a xlink:type="simple" xlink:href="https://armyinform.com.ua/wp-content/uploads/2023/07/359031954_246053294856622_7644267402757310009_n.jpg" text:style-name="Internet_20_link" text:visited-style-name="Visited_20_Internet_20_Link">
<draw:frame draw:style-name="fr1" draw:name="Image11" text:anchor-type="as-char" svg:width="6.9236in" svg:height="6.9236in" draw:z-index="0">
<draw:image xlink:href="../Images/AРМІЯINFORM/2023-07-09T72-00-00-04-00/359031954_246053294856622_7644267402757310009_n-150x150.jpg" xlink:type="simple" xlink:show="embed" xlink:actuate="onLoad" draw:mime-type="image/jpeg"/>
</draw:frame>
</text:a>
</text:p>
      <text:p text:style-name="P4">
<text:a xlink:type="simple" xlink:href="https://armyinform.com.ua/wp-content/uploads/2023/07/358138924_246053551523263_4866375544660138390_n.jpg" text:style-name="Internet_20_link" text:visited-style-name="Visited_20_Internet_20_Link">
<draw:frame draw:style-name="fr1" draw:name="Image12" text:anchor-type="as-char" svg:width="6.9236in" svg:height="6.9236in" draw:z-index="0">
<draw:image xlink:href="../Images/AРМІЯINFORM/2023-07-09T72-00-00-04-00/358138924_246053551523263_4866375544660138390_n-150x150.jpg" xlink:type="simple" xlink:show="embed" xlink:actuate="onLoad" draw:mime-type="image/jpeg"/>
</draw:frame>
</text:a>
</text:p>
      <text:p text:style-name="P4">
<text:a xlink:type="simple" xlink:href="https://armyinform.com.ua/wp-content/uploads/2023/07/358130519_246053541523264_1558545286328788697_n.jpg" text:style-name="Internet_20_link" text:visited-style-name="Visited_20_Internet_20_Link">
<draw:frame draw:style-name="fr1" draw:name="Image13" text:anchor-type="as-char" svg:width="6.9236in" svg:height="6.9236in" draw:z-index="0">
<draw:image xlink:href="../Images/AРМІЯINFORM/2023-07-09T72-00-00-04-00/358130519_246053541523264_1558545286328788697_n-150x150.jpg" xlink:type="simple" xlink:show="embed" xlink:actuate="onLoad" draw:mime-type="image/jpeg"/>
</draw:frame>
</text:a>
</text:p>
      <text:p text:style-name="P4">
<text:a xlink:type="simple" xlink:href="https://armyinform.com.ua/wp-content/uploads/2023/07/357131992_246053388189946_5084643526111208116_n.jpg" text:style-name="Internet_20_link" text:visited-style-name="Visited_20_Internet_20_Link">
<draw:frame draw:style-name="fr1" draw:name="Image14" text:anchor-type="as-char" svg:width="6.9236in" svg:height="6.9236in" draw:z-index="0">
<draw:image xlink:href="../Images/AРМІЯINFORM/2023-07-09T72-00-00-04-00/357131992_246053388189946_5084643526111208116_n-150x150.jpg" xlink:type="simple" xlink:show="embed" xlink:actuate="onLoad" draw:mime-type="image/jpeg"/>
</draw:frame>
</text:a>
</text:p>
      <text:p text:style-name="P4">
Source: <text:a xlink:type="simple" xlink:href="https://armyinform.com.ua/2023/07/09/u-koordshtabi-vidbulasya-zustrich-z-rodynamy-vijskovosluzhbovcziv-sicheslavskoyi-brygady/" text:style-name="Internet_20_link" text:visited-style-name="Visited_20_Internet_20_Link">
https://armyinform.com.ua/2023/07/09/u-koordshtabi-vidbulasya-zustrich-z-rodynamy-vijskovosluzhbovcziv-sicheslavskoyi-brygady/</text:a>
</text:p>
      <!--NEWS-->
      <text:h text:style-name="P10" text:outline-level="1">
<text:span text:style-name="T4">
Матдопомога сім’ям полонених, інтернованих, зниклих безвісти: хто має право?</text:span>
</text:h>
      <text:p text:style-name="P4">
Author: ['АРМІЯINFORM']</text:p>
      <text:p text:style-name="P4">
Time: 2023-07-09T74:00:00-04:00</text:p>
      <text:p text:style-name="P4">
Description: Унаслідок різних воєнних колізій чимало наших захисників і захисниць, на жаль, потрап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f6a2256-scaled.jpg" text:style-name="Internet_20_link" text:visited-style-name="Visited_20_Internet_20_Link">
5f6a2256-scaled.jpg</text:a>
']</text:p>
      <text:p text:style-name="P4">
Tags: ['STOPRUSSIA', 'АГРЕСІЯ РФ', 'ВИПЛАТИ', 'ВТОРГНЕННЯ РФ', 'СОЦІАЛЬНА ДОПОМОГА']</text:p>
      <text:p text:style-name="P4">
Category: News</text:p>
      <!--METADATA-->
      <text:p text:style-name="P4">
<draw:frame draw:style-name="fr1" draw:name="Image15" text:anchor-type="as-char" svg:width="6.9236in" svg:height="4.615733in" draw:z-index="0">
<draw:image xlink:href="../Images/AРМІЯINFORM/2023-07-09T74-00-00-04-00/5f6a2256-scaled.jpg" xlink:type="simple" xlink:show="embed" xlink:actuate="onLoad" draw:mime-type="image/jpeg"/>
</draw:frame>
</text:p>
      <text:p text:style-name="P4">
Унаслідок різних воєнних колізій чимало наших захисників і захисниць, на жаль,потрапили в полон до противника або ж визнані зниклими безвісти. У такій дужескладній життєвій ситуації, вживаючи заходів із визволення або розшукувійськовослужбовців, наша держава також надає допомогу сім’ям наших воїнів.Один з її видів — грошова допомога.</text:p>
      <text:p text:style-name="P4">
Спеціалісти Департаменту соціального забезпечення Міністерства оборони Українипояснили, що сім’ї військовослужбовців, які потрапили в полон, інтерновані внейтральних державах або визнані безвісти відсутніми, у 2023 році мають правона отримання матеріальної допомоги для розв’язання соціальних питань. Зокремав наданому роз’ясненні вказано таке:</text:p>
      <text:p text:style-name="P4">
«Виплата матеріальної допомоги в розмірі місячного грошового забезпечення у2023 році сім’ям військовослужбовців, які захоплені в полон (крімвійськовослужбовців, які здалися в полон добровільно) чи заручниками, а такожінтернованих у нейтральних державах або визнаних безвісти відсутніми,здійснюється за заявою членів сімей зазначених військовослужбовців».</text:p>
      <text:p text:style-name="P4">
<text:span text:style-name="T5">
Підготував Сергій Лемеха</text:span>
</text:p>
      <text:p text:style-name="P4">
Source: <text:a xlink:type="simple" xlink:href="https://armyinform.com.ua/2023/07/09/matdopomoga-simyam-polonenyh-internovanyh-znyklyh-bezvisty-hto-maye-pravo/" text:style-name="Internet_20_link" text:visited-style-name="Visited_20_Internet_20_Link">
https://armyinform.com.ua/2023/07/09/matdopomoga-simyam-polonenyh-internovanyh-znyklyh-bezvisty-hto-maye-pravo/</text:a>
</text:p>
      <!--NEWS-->
      <text:h text:style-name="P10" text:outline-level="1">
<text:span text:style-name="T4">
На Таврійському напрямку Сили оборони просуваються вперед — Валерій Шершень</text:span>
</text:h>
      <text:p text:style-name="P4">
Author: ['Олексій Тригуб']</text:p>
      <text:p text:style-name="P4">
Time: 2023-07-09T76:00:00-04:00</text:p>
      <text:p text:style-name="P4">
Description: Під час прямого включення в ефірі телемарафону «Єдині новини» реч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9_15-33-56.jpg" text:style-name="Internet_20_link" text:visited-style-name="Visited_20_Internet_20_Link">
photo_2023-07-09_15-33-56.jpg</text:a>
']</text:p>
      <text:p text:style-name="P4">
Tags: ['STOPRUSSIA', 'АГРЕСІЯ РФ', 'ВІЙНА', 'ТАВРІЙСЬКИЙ НАПРЯМОК']</text:p>
      <text:p text:style-name="P4">
Category: News</text:p>
      <!--METADATA-->
      <text:p text:style-name="P4">
<draw:frame draw:style-name="fr1" draw:name="Image16" text:anchor-type="as-char" svg:width="6.9236in" svg:height="4.615733in" draw:z-index="0">
<draw:image xlink:href="../Images/AРМІЯINFORM/2023-07-09T76-00-00-04-00/photo_2023-07-09_15-33-56.jpg" xlink:type="simple" xlink:show="embed" xlink:actuate="onLoad" draw:mime-type="image/jpeg"/>
</draw:frame>
</text:p>
      <text:p text:style-name="P4">
Під час прямого включення в ефірі<text:a xlink:type="simple" xlink:href="https://www.youtube.com/watch" text:style-name="Internet_20_link" text:visited-style-name="Visited_20_Internet_20_Link">
телемарафону</text:a>
 «Єдині новини»речник об’єднаного пресцентру Сил оборони Таврійського напрямку майор ВалерійШершень зазначив, що в зоні відповідальності угруповання українські військапродовжують знекровлювати ворога, обороняються та ведуть наступальні дії накількох напрямках.</text:p>
      <text:p text:style-name="P4">
— Ми тримаємо оборону дуже впевнено та професійно, — розповів офіцер. —Російська окупаційна армія зосереджує основні зусилля на наступальних діях наАвдіївському та Мар’їнському напрямках. Протягом доби тут відбулося 24 бойовихзіткнення. Тривають важкі бої. Ситуація стабільна і контрольована.</text:p>
      <text:p text:style-name="P4">
Також речник об’єднаного пресцентру Сил оборони Таврійського напрямкуповідомив, що протягом доби ворог 578 разів обстрілював позиції наших військ.</text:p>
      <text:p text:style-name="P4">
Водночас підрозділи нашого угруповання військ продовжують наступальні дії наМелітопольському та Бердянському напрямках, закріплюються на досягнутихрубежах, здійснюють їх розмінування та ведуть контрбатарейну боротьбу.</text:p>
      <text:p text:style-name="P4">
Щодо Авдіївського напрямку, то тут, за словами майора Валерія Шершня, ворогздійснював безуспішні наступальні дії в районах населених пунктівНовокалинове, Степове, Первомайське та Невельське.</text:p>
      <text:p text:style-name="P4">
На Запоріжжі свої основні зусилля ворог зосередив на недопущенні подальшогопросування українських військ. Тут противник завдав авіаційних ударів по містуОріхів, здійснив артилерійські обстріли Новодар’ївки, Левадного, Малинівки таГуляйполя Запорізької області.</text:p>
      <text:p text:style-name="P4">
— У відповідь Сили оборони Таврійського напрямку за минулу добу знищили 23одиниці ворожого озброєння та військової техніки, — сказав Валерій Шершень. —Зокрема 2 танки, 8 одиниць артилерійських систем, серед яких самохідна гаубиця2С19 «Мста-С», 2 самохідні гаубиці 2С5 «Гіацинт-С», гаубиця 2А36 «Гіацинт-Б»,3 самохідні артилерійські установки 2С3 «Акація», самохідна артилерійськаустановка 2С7 «Піон», а також знищено зенітні ракетні комплекси «Бук» та«Тор», РСЗВ «Торнадо» та БМ-21 «Град», автомобільну техніку. Крім того, булознищено 3 склади боєприпасів і пункт управління.</text:p>
      <text:p text:style-name="P4">
Ракетні війська та артилерія угруповання протягом доби виконали 1437 вогневихзавдань.</text:p>
      <text:p text:style-name="P4">
Щодо втрат ворога на Таврійському напрямку, то вони за минулу добу становлятьпонад 220 осіб, із яких безповоротні — 84 окупанти, санітарні — 141, ще троєзайд із боліт потрапили в полон.</text:p>
      <text:p text:style-name="P4">
— Тож на Таврійському напрямку Сили оборони України продовжують системнознищувати ворога, знекровлювати його матеріально-технічну базу, а також нашіударні угруповання та військові частини продовжують просування вперед, —підсумував речник.</text:p>
      <text:p text:style-name="P4">
Source: <text:a xlink:type="simple" xlink:href="https://armyinform.com.ua/2023/07/09/na-tavrijskomu-napryamku-syly-oborony-prosuvayutsya-vpered-valerij-shershen/" text:style-name="Internet_20_link" text:visited-style-name="Visited_20_Internet_20_Link">
https://armyinform.com.ua/2023/07/09/na-tavrijskomu-napryamku-syly-oborony-prosuvayutsya-vpered-valerij-shershen/</text:a>
</text:p>
      <!--NEWS-->
      <text:h text:style-name="P10" text:outline-level="1">
<text:span text:style-name="T4">
Зброя перемоги. БМ «Оплот» — танк вітчизняного виробництва</text:span>
</text:h>
      <text:p text:style-name="P4">
Author: ['АРМІЯINFORM']</text:p>
      <text:p text:style-name="P4">
Time: 2023-07-09T78:00:00-04:00</text:p>
      <text:p text:style-name="P4">
Description: Про цей танк йдеться у дописі Military Media Center.    БМ «Оплот» розроблено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БМ "ОПЛОТ"']</text:p>
      <text:p text:style-name="P4">
Category: News</text:p>
      <!--METADATA-->
      <text:p text:style-name="P4">
Про цей танк <text:a xlink:type="simple" xlink:href="https://t.me/militarymediacenter/2473" text:style-name="Internet_20_link" text:visited-style-name="Visited_20_Internet_20_Link">
йдеться</text:a>
 у дописіMilitary Media Center.</text:p>
      <text:p text:style-name="P4">
БМ «Оплот» розроблено для нанесення удару по всіх типах наземних (надводних) інизьколітаючих на малих швидкостях повітряних цілей в умовах вогневої протидіїсупротивника.</text:p>
      <text:p text:style-name="P4">
Цей танк здатний виконувати бойові завдання в різних кліматичних,метеорологічних та дорожніх умовах, включаючи температурний діапазон −40°C до+55°С.</text:p>
      <text:p text:style-name="P4">
Source: <text:a xlink:type="simple" xlink:href="https://armyinform.com.ua/2023/07/09/zbroya-peremogy-bm-oplot-tank-vitchyznyanogo-vyrobnycztva/" text:style-name="Internet_20_link" text:visited-style-name="Visited_20_Internet_20_Link">
https://armyinform.com.ua/2023/07/09/zbroya-peremogy-bm-oplot-tank-vitchyznyanogo-vyrobnycztva/</text:a>
</text:p>
      <!--NEWS-->
      <text:h text:style-name="P10" text:outline-level="1">
<text:span text:style-name="T4">
На Волині Президент провів нараду щодо соціально-економічної та безпекової ситуації в регіоні</text:span>
</text:h>
      <text:p text:style-name="P4">
Author: ['АРМІЯINFORM']</text:p>
      <text:p text:style-name="P4">
Time: 2023-07-09T80:00:00-04:00</text:p>
      <text:p text:style-name="P4">
Description: Під час робочої поїздки у Волинську область Президент України Володимир Зеленський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ca99141ca87ded02c31a221902b81cf_1688893009_extra_large.jpeg" text:style-name="Internet_20_link" text:visited-style-name="Visited_20_Internet_20_Link">
fca99141ca87ded02c31a221902b81cf_1688893009_extra_large.jpeg</text:a>
']</text:p>
      <text:p text:style-name="P4">
Tags: ['STOPRUSSIA', 'АГРЕСІЯ РФ', 'ВОЛОДИМИР ЗЕЛЕНСЬКИЙ']</text:p>
      <text:p text:style-name="P4">
Category: News</text:p>
      <!--METADATA-->
      <text:p text:style-name="P4">
<draw:frame draw:style-name="fr1" draw:name="Image17" text:anchor-type="as-char" svg:width="6.9236in" svg:height="4.617948in" draw:z-index="0">
<draw:image xlink:href="../Images/AРМІЯINFORM/2023-07-09T80-00-00-04-00/fca99141ca87ded02c31a221902b81cf_1688893009_extra_large.jpeg" xlink:type="simple" xlink:show="embed" xlink:actuate="onLoad" draw:mime-type="image/jpeg"/>
</draw:frame>
</text:p>
      <text:p text:style-name="P4">
Під час робочої поїздки у Волинську область Президент України ВолодимирЗеленський провів координаційну нараду щодо соціально-економічної табезпекової ситуації у регіоні.</text:p>
      <text:p text:style-name="P4">
Про це <text:a xlink:type="simple" xlink:href="https://www.president.gov.ua/news/na-volini-prezident-proviv-naradu-shodo-socialno-ekonomichno-84225" text:style-name="Internet_20_link" text:visited-style-name="Visited_20_Internet_20_Link">
повідомляється</text:a>
 на сайті Офісу Президента України.</text:p>
      <text:p text:style-name="P4">
Начальник Волинської обласної військової адміністрації Юрій Погуляйкопоінформував про облаштування фортифікаційних та оборонних інженерних споруд,а також про соціально-економічну ситуацію в області.</text:p>
      <text:p text:style-name="P4">
Учасники наради заслухали доповідь командувача ОУВ «Волинь» ВолодимираМиронюка про обстановку в зоні оперативної відповідальності.</text:p>
      <text:p text:style-name="P4">
Голова Державної прикордонної служби України Сергій Дейнеко доповів про заходиз посилення захисту українсько-білоруської ділянки державного кордону натериторії Волинської області.</text:p>
      <text:p text:style-name="P4">
Луцький міський голова Ігор Поліщук поінформував учасників наради прозабезпечення життєдіяльності міста та про оборонні заходи в умовах воєнногостану.</text:p>
      <text:p text:style-name="P4">
Крім того, було заслухано інформацію генерального директора ДП «Ліси України»Юрій Болоховця про результати діяльності підприємства за І півріччя 2023 року.</text:p>
      <text:p text:style-name="P4">
Також під час наради йшлося про криміногенну та оперативну обстановку уВолинській області.</text:p>
      <text:p text:style-name="P4">
Source: <text:a xlink:type="simple" xlink:href="https://armyinform.com.ua/2023/07/09/na-volyni-prezydent-proviv-naradu-shhodo-soczialno-ekonomichnoyi-ta-bezpekovoyi-sytuacziyi-v-regioni/" text:style-name="Internet_20_link" text:visited-style-name="Visited_20_Internet_20_Link">
https://armyinform.com.ua/2023/07/09/na-volyni-prezydent-proviv-naradu-shhodo-soczialno-ekonomichnoyi-ta-bezpekovoyi-sytuacziyi-v-regioni/</text:a>
</text:p>
      <!--NEWS-->
      <text:h text:style-name="P10" text:outline-level="1">
<text:span text:style-name="T4">
F-16 здатні злітати з наших аеродромів і перехоплювати цілі над усією територією України — Юрій Ігнат</text:span>
</text:h>
      <text:p text:style-name="P4">
Author: ['Олексій Тригуб']</text:p>
      <text:p text:style-name="P4">
Time: 2023-07-09T81:00:00-04:00</text:p>
      <text:p text:style-name="P4">
Description: У прямому ефірі телемарафону «Єдині новини» речник Повітря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1-4.jpg" text:style-name="Internet_20_link" text:visited-style-name="Visited_20_Internet_20_Link">
11-4.jpg</text:a>
', '<text:a xlink:type="simple" xlink:href="https://armyinform.com.ua/wp-content/uploads/2022/11/ignat-23.jpg" text:style-name="Internet_20_link" text:visited-style-name="Visited_20_Internet_20_Link">
ignat-23.jpg</text:a>
']</text:p>
      <text:p text:style-name="P4">
Tags: ['STOPRUSSIA', 'ВИНИЩУВАЧІ F-16', 'ВТОРГНЕННЯ РФ', 'ЮРІЙ ІГНАТ']</text:p>
      <text:p text:style-name="P4">
Category: News</text:p>
      <!--METADATA-->
      <text:p text:style-name="P4">
<draw:frame draw:style-name="fr1" draw:name="Image18" text:anchor-type="as-char" svg:width="6.9236in" svg:height="3.63489in" draw:z-index="0">
<draw:image xlink:href="../Images/AРМІЯINFORM/2023-07-09T81-00-00-04-00/11-4.jpg" xlink:type="simple" xlink:show="embed" xlink:actuate="onLoad" draw:mime-type="image/jpeg"/>
</draw:frame>
 фото звідкритих джерел</text:p>
      <text:p text:style-name="P4">
У прямому ефірі телемарафону «Єдині новини» речник Повітряних Сил Збройних СилУкраїни полковник Юрій Ігнат розповів про поточну обстановку в небі України, атакож про те, як сьогодні прикривається територія нашої країни від повітрянихатак ворога та як система ППО може змінитися найближчим часом.</text:p>
      <text:p text:style-name="P4">
— Стосовно цієї ночі, то всі, мабуть, помітили за нашим телеграм-каналом: цебула одна з тих рідкісних ночей, коли панувала цілковита тиша, — говорить ЮрійІгнат. — Звичайно, як і завжди, спостерігається певна активність ворожоїавіації, проте бойової роботи вони наразі не виконували. Станом на зараз унебі перебуває кілька літаків тактичної авіації противника: Су-34 та Су-35, атакож літаки-ретранслятори Іл-22. Вони виконують польоти в тому числі надтимчасово окупованою територією та акваторією Азовського моря.</text:p>
      <text:p text:style-name="P4">
<draw:frame draw:style-name="fr1" draw:name="Image19" text:anchor-type="as-char" svg:width="6.9236in" svg:height="3.894185in" draw:z-index="0">
<draw:image xlink:href="../Images/AРМІЯINFORM/2023-07-09T81-00-00-04-00/ignat-23.jpg" xlink:type="simple" xlink:show="embed" xlink:actuate="onLoad" draw:mime-type="image/jpeg"/>
</draw:frame>
ЮрійІгнат. Кадр відео телеефіру</text:p>
      <text:p text:style-name="P4">
Також полковник Юрій Ігнат відповів на запитання ведучих телемарафону щодотого, які зміни відбуватимуться щодо прикриття від повітряних атак великихміст України. Начальник служби зв’язків з громадськістю КомандуванняПовітряних Сил пояснив, що на сьогодні вище військове керівництво державиобрало найефективніший та найбільш дієвий спосіб протиповітряного прикриттякраїни. Міста-мільйонники, міста, у яких розташовані стратегічно важливіоб’єкти, — все це прикривається зенітними ракетними системами ЗРВ ПовітрянихСил. Решта території країни, за словами полковника Юрія Ігната, маєприкриватися авіацією — ворожі ракети повинні перехоплювати літаки.</text:p>
      <text:p text:style-name="P4">
— F-16 здатні злітати з наших аеродромів та перехоплювати цілі над усієютериторією України, — пояснює офіцер. — В ідеалі — ще біля наших кордонів.Окрім цього, літаки можуть контролювати повітряний простір не лише надтериторією України, а й в акваторії Чорного моря, в тому числі — ефективнодіяти по ворожих кораблях-носіях крилатих ракет «Калібр».</text:p>
      <text:p text:style-name="P4">
Єдине, за словами Юрія Ігната, чому не може протистояти авіація — цебалістичне озброєння. Але ці завдання вирішують сучасні західні зенітніракетні комплекси Patriot та SAMP-T, які є на озброєнні вітчизняних ПовітрянихСил. Решту ж ворожих ракет та ударні дрони має знищувати саме авіація. Зокремапревентивно, діючи по носіях цього озброєння ще перед його застосуванням.</text:p>
      <text:p text:style-name="P4">
Source: <text:a xlink:type="simple" xlink:href="https://armyinform.com.ua/2023/07/09/f-16-zdatni-zlitaty-z-bud-yakyh-nashyh-aerodromiv-i-perehoplyuvaty-czili-nad-usiyeyu-terytoriyeyu-ukrayiny-yurij-ignat/" text:style-name="Internet_20_link" text:visited-style-name="Visited_20_Internet_20_Link">
https://armyinform.com.ua/2023/07/09/f-16-zdatni-zlitaty-z-bud-yakyh-nashyh-aerodromiv-i-perehoplyuvaty-czili-nad-usiyeyu-terytoriyeyu-ukrayiny-yurij-ignat/</text:a>
</text:p>
      <!--NEWS-->
      <text:h text:style-name="P10" text:outline-level="1">
<text:span text:style-name="T4">
Затверджено новий нагрудний знак для нагородження сержантів та старшин</text:span>
</text:h>
      <text:p text:style-name="P4">
Author: ['АРМІЯINFORM']</text:p>
      <text:p text:style-name="P4">
Time: 2023-07-09T82:00:00-04:00</text:p>
      <text:p text:style-name="P4">
Description: Про це повідомляє Military Media Center:    «Сержант — це хребет Збройних Сил.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1688912211.jpeg" text:style-name="Internet_20_link" text:visited-style-name="Visited_20_Internet_20_Link">
photo1688912211.jpeg</text:a>
']</text:p>
      <text:p text:style-name="P4">
Tags: ['STOPRUSSIA', 'АГРЕСІЯ РФ', 'СЕРЖАНТИ ЗСУ']</text:p>
      <text:p text:style-name="P4">
Category: News</text:p>
      <!--METADATA-->
      <text:p text:style-name="P4">
<draw:frame draw:style-name="fr1" draw:name="Image20" text:anchor-type="as-char" svg:width="6.9236in" svg:height="5.621576in" draw:z-index="0">
<draw:image xlink:href="../Images/AРМІЯINFORM/2023-07-09T82-00-00-04-00/photo1688912211.jpeg" xlink:type="simple" xlink:show="embed" xlink:actuate="onLoad" draw:mime-type="image/jpeg"/>
</draw:frame>
</text:p>
      <text:p text:style-name="P4">
Про це <text:a xlink:type="simple" xlink:href="https://t.me/militarymediacenter/2474" text:style-name="Internet_20_link" text:visited-style-name="Visited_20_Internet_20_Link">
повідомляє</text:a>
 Military MediaCenter:</text:p>
      <text:p text:style-name="P4">
«Сержант — це хребет Збройних Сил.</text:p>
      <text:p text:style-name="P4">
Сержант — це другий батько для солдата.</text:p>
      <text:p text:style-name="P4">
Сержант — це лідер, за яким йдуть в бій.</text:p>
      <text:p text:style-name="P4">
З метою підтримання військових традицій запроваджено почесний нагрудний знакГоловнокомандувача Збройних Сил України «Кращий сержант (старшина) ЗбройнихСил України».</text:p>
      <text:p text:style-name="P4">
Даним нагрудним знаком нагороджуватимуть військовослужбовців сержантського тастаршинського складу, які:</text:p>
      <text:p text:style-name="P4">
— брали безпосередню участь у бойових діях</text:p>
      <text:p text:style-name="P4">
— проявили мужність та ініціативність під час виконання бойових завдань</text:p>
      <text:p text:style-name="P4">
— ефективно керували особовим складом».</text:p>
      <text:p text:style-name="P4">
Source: <text:a xlink:type="simple" xlink:href="https://armyinform.com.ua/2023/07/09/zatverdzheno-novyj-nagrudnyj-znak-dlya-nagorodzhennya-serzhantiv-ta-starshyn/" text:style-name="Internet_20_link" text:visited-style-name="Visited_20_Internet_20_Link">
https://armyinform.com.ua/2023/07/09/zatverdzheno-novyj-nagrudnyj-znak-dlya-nagorodzhennya-serzhantiv-ta-starshyn/</text:a>
</text:p>
      <!--NEWS-->
      <text:h text:style-name="P10" text:outline-level="1">
<text:span text:style-name="T4">
Сили оборони знищили 11 артилерійських засобів противника</text:span>
</text:h>
      <text:p text:style-name="P4">
Author: ['АРМІЯINFORM']</text:p>
      <text:p text:style-name="P4">
Time: 2023-07-09T83:00:00-04:00</text:p>
      <text:p text:style-name="P4">
Description: Авіація Сил оборони за минулу добу завдала 7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21" text:anchor-type="as-char" svg:width="6.9236in" svg:height="4.615733in" draw:z-index="0">
<draw:image xlink:href="../Images/AРМІЯINFORM/2023-07-09T83-00-00-04-00/artyleriya.jpg" xlink:type="simple" xlink:show="embed" xlink:actuate="onLoad" draw:mime-type="image/jpeg"/>
</draw:frame>
Ілюстративне фото</text:p>
      <text:p text:style-name="P4">
Авіація Сил оборони за минулу добу завдала 7 ударів по районах зосередженняособового складу ворога.</text:p>
      <text:p text:style-name="P4">
Про це <text:a xlink:type="simple" xlink:href="https://t.me/militarymediacenter/2472" text:style-name="Internet_20_link" text:visited-style-name="Visited_20_Internet_20_Link">
повідомляє</text:a>
 Military MediaCenter.</text:p>
      <text:p text:style-name="P4">
Підрозділи ракетних військ і артилерії уразили 11 артилерійських засобів навогневих позиціях, 1 склад боєприпасів, 3 засоби протиповітряної оборони та 2станції радіоелектронної боротьби противника.</text:p>
      <text:p text:style-name="P4">
Source: <text:a xlink:type="simple" xlink:href="https://armyinform.com.ua/2023/07/09/syly-oborony-znyshhyly-11-artylerijskyh-zasobiv-protyvnyka/" text:style-name="Internet_20_link" text:visited-style-name="Visited_20_Internet_20_Link">
https://armyinform.com.ua/2023/07/09/syly-oborony-znyshhyly-11-artylerijskyh-zasobiv-protyvnyka/</text:a>
</text:p>
      <!--NEWS-->
      <text:h text:style-name="P10" text:outline-level="1">
<text:span text:style-name="T4">
РПС-7 «Інгул» здатна виявляти ворожі радари, системи ППО та літаки з великої відстані — Олексій Резніков</text:span>
</text:h>
      <text:p text:style-name="P4">
Author: ['АРМІЯINFORM']</text:p>
      <text:p text:style-name="P4">
Time: 2023-07-09T84:00:00-04:00</text:p>
      <text:p text:style-name="P4">
Description: Про це Міністр оборони України Олексій Резніков повідомив у Twitter:    «РПС-7 Інгул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19.jpg" text:style-name="Internet_20_link" text:visited-style-name="Visited_20_Internet_20_Link">
1-19.jpg</text:a>
']</text:p>
      <text:p text:style-name="P4">
Tags: ['STOPRUSSIA', 'АГРЕСІЯ РФ', 'ОЛЕКСІЙ РЕЗНІКОВ']</text:p>
      <text:p text:style-name="P4">
Category: News</text:p>
      <!--METADATA-->
      <text:p text:style-name="P4">
<draw:frame draw:style-name="fr1" draw:name="Image22" text:anchor-type="as-char" svg:width="6.9236in" svg:height="3.894525in" draw:z-index="0">
<draw:image xlink:href="../Images/AРМІЯINFORM/2023-07-09T84-00-00-04-00/1-19.jpg" xlink:type="simple" xlink:show="embed" xlink:actuate="onLoad" draw:mime-type="image/jpeg"/>
</draw:frame>
</text:p>
      <text:p text:style-name="P4">
Про це Міністр оборони України Олексій Резніков<text:a xlink:type="simple" xlink:href="https://twitter.com/oleksiireznikov/status/1677959009171656706" text:style-name="Internet_20_link" text:visited-style-name="Visited_20_Internet_20_Link">
повідомив</text:a>
 уTwitter:</text:p>
      <text:p text:style-name="P4">
«РПС-7 Інгул — інноваційна станція радіоелектронної розвідки українськоговиробництва. Вона здатна виявляти ворожі радари, системи ППО та літаки звеликої відстані. Отримання цієї інформації критично важливе для нашоїартилерії, яка переслідує російську військову техніку. Наразі станціяпроходить випробування, перш ніж її можна буде офіційно поставити доУкраїнської армії. Дякуємо дизайнерам, спонсорам та підприємствам, якідопомогли втілити цей проєкт у реальність».</text:p>
      <text:p text:style-name="P4">
Source: <text:a xlink:type="simple" xlink:href="https://armyinform.com.ua/2023/07/09/rps-7-ingul-zdatna-vyyavlyaty-vorozhi-radary-systemy-ppo-ta-litaky-z-velykoyi-vidstani-oleksij-reznikov/" text:style-name="Internet_20_link" text:visited-style-name="Visited_20_Internet_20_Link">
https://armyinform.com.ua/2023/07/09/rps-7-ingul-zdatna-vyyavlyaty-vorozhi-radary-systemy-ppo-ta-litaky-z-velykoyi-vidstani-oleksij-reznikov/</text:a>
</text:p>
      <!--NEWS-->
      <text:h text:style-name="P10" text:outline-level="1">
<text:span text:style-name="T4">
Твій дух сильніший за тіло: у столиці відбулися спортивні змагання ветеранів</text:span>
</text:h>
      <text:p text:style-name="P4">
Author: ['АРМІЯINFORM']</text:p>
      <text:p text:style-name="P4">
Time: 2023-07-09T85:00:00-04:00</text:p>
      <text:p text:style-name="P4">
Description: В Києві відбулися змагання «Київ Незламний», організатором яких стала Федер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h9a0139.jpg" text:style-name="Internet_20_link" text:visited-style-name="Visited_20_Internet_20_Link">
1h9a0139.jpg</text:a>
', '<text:a xlink:type="simple" xlink:href="https://armyinform.com.ua/wp-content/uploads/2023/07/1h9a0018-150x150.jpg" text:style-name="Internet_20_link" text:visited-style-name="Visited_20_Internet_20_Link">
1h9a0018-150x150.jpg</text:a>
', '<text:a xlink:type="simple" xlink:href="https://armyinform.com.ua/wp-content/uploads/2023/07/1h9a0337-150x150.jpg" text:style-name="Internet_20_link" text:visited-style-name="Visited_20_Internet_20_Link">
1h9a0337-150x150.jpg</text:a>
', '<text:a xlink:type="simple" xlink:href="https://armyinform.com.ua/wp-content/uploads/2023/07/1h9a0150-150x150.jpg" text:style-name="Internet_20_link" text:visited-style-name="Visited_20_Internet_20_Link">
1h9a0150-150x150.jpg</text:a>
', '<text:a xlink:type="simple" xlink:href="https://armyinform.com.ua/wp-content/uploads/2023/07/1h9a0191-150x150.jpg" text:style-name="Internet_20_link" text:visited-style-name="Visited_20_Internet_20_Link">
1h9a0191-150x150.jpg</text:a>
', '<text:a xlink:type="simple" xlink:href="https://armyinform.com.ua/wp-content/uploads/2023/07/1h9a0035-150x150.jpg" text:style-name="Internet_20_link" text:visited-style-name="Visited_20_Internet_20_Link">
1h9a0035-150x150.jpg</text:a>
', '<text:a xlink:type="simple" xlink:href="https://armyinform.com.ua/wp-content/uploads/2023/07/1h9a0322-150x150.jpg" text:style-name="Internet_20_link" text:visited-style-name="Visited_20_Internet_20_Link">
1h9a0322-150x150.jpg</text:a>
', '<text:a xlink:type="simple" xlink:href="https://armyinform.com.ua/wp-content/uploads/2023/07/1h9a0301-150x150.jpg" text:style-name="Internet_20_link" text:visited-style-name="Visited_20_Internet_20_Link">
1h9a0301-150x150.jpg</text:a>
', '<text:a xlink:type="simple" xlink:href="https://armyinform.com.ua/wp-content/uploads/2023/07/1h9a0102-150x150.jpg" text:style-name="Internet_20_link" text:visited-style-name="Visited_20_Internet_20_Link">
1h9a0102-150x150.jpg</text:a>
', '<text:a xlink:type="simple" xlink:href="https://armyinform.com.ua/wp-content/uploads/2023/07/1h9a0133-150x150.jpg" text:style-name="Internet_20_link" text:visited-style-name="Visited_20_Internet_20_Link">
1h9a0133-150x150.jpg</text:a>
']</text:p>
      <text:p text:style-name="P4">
Tags: ['STOPRUSSIA', 'АГРЕСІЯ РФ', 'ВТОРГНЕННЯ РФ', 'СПОРТИВНІ ЗМАГАННЯ']</text:p>
      <text:p text:style-name="P4">
Category: News</text:p>
      <!--METADATA-->
      <text:p text:style-name="P4">
<draw:frame draw:style-name="fr1" draw:name="Image23" text:anchor-type="as-char" svg:width="6.9236in" svg:height="4.615733in" draw:z-index="0">
<draw:image xlink:href="../Images/AРМІЯINFORM/2023-07-09T85-00-00-04-00/1h9a0139.jpg" xlink:type="simple" xlink:show="embed" xlink:actuate="onLoad" draw:mime-type="image/jpeg"/>
</draw:frame>
</text:p>
      <text:p text:style-name="P4">
<text:span text:style-name="T4">
В Києві відбулися змагання «Київ Незламний», організатором яких сталаФедерація стронгменів України. Кореспондент Армія</text:span>
 <text:span text:style-name="T4">
Inform</text:span>
 <text:span text:style-name="T4">
побував нацьому заході й поспілкувався із гостями та учасниками.</text:span>
</text:p>
      <text:p text:style-name="P4">
<text:span text:style-name="T4">
Довідково.</text:span>
 <text:span text:style-name="T5">
«Київ Незламний» — спортивні змагання для ветеранів таучасників бойових дій. Це один із проєктів спортивної реабілітації дляповернення їх до цивільного життя через формування звички до занять спортом.</text:span>
</text:p>
      <text:p text:style-name="P4">
Серед присутніх на заході <text:span text:style-name="T5">
—</text:span>
 заслужений майстер спорту, володар титулу«Найсильніша людина світу» Василь Вірастюк.</text:p>
      <text:p text:style-name="P4">
— Ці змагання допомагають психологічно: людина самоорганізовується, ставитьперед собою цілі й намагається йти до них. Чудовий приклад сили духупродемонстрували ветерани й сьогодні: хлопці на візках з госпіталю самі сілина тренажер і почали веслувати. Це показує, як повинна працювати ця модельреабілітації, коли вони самі цього хочуть, — розповів Василь Вірастюк.</text:p>
      <text:p text:style-name="P4">
<text:a xlink:type="simple" xlink:href="https://armyinform.com.ua/wp-content/uploads/2023/07/1h9a0018.jpg" text:style-name="Internet_20_link" text:visited-style-name="Visited_20_Internet_20_Link">
<draw:frame draw:style-name="fr1" draw:name="Image24" text:anchor-type="as-char" svg:width="6.9236in" svg:height="6.9236in" draw:z-index="0">
<draw:image xlink:href="../Images/AРМІЯINFORM/2023-07-09T85-00-00-04-00/1h9a0018-150x150.jpg" xlink:type="simple" xlink:show="embed" xlink:actuate="onLoad" draw:mime-type="image/jpeg"/>
</draw:frame>
</text:a>
</text:p>
      <text:p text:style-name="P4">
<text:a xlink:type="simple" xlink:href="https://armyinform.com.ua/wp-content/uploads/2023/07/1h9a0337.jpg" text:style-name="Internet_20_link" text:visited-style-name="Visited_20_Internet_20_Link">
<draw:frame draw:style-name="fr1" draw:name="Image25" text:anchor-type="as-char" svg:width="6.9236in" svg:height="6.9236in" draw:z-index="0">
<draw:image xlink:href="../Images/AРМІЯINFORM/2023-07-09T85-00-00-04-00/1h9a0337-150x150.jpg" xlink:type="simple" xlink:show="embed" xlink:actuate="onLoad" draw:mime-type="image/jpeg"/>
</draw:frame>
</text:a>
</text:p>
      <text:p text:style-name="P4">
<text:a xlink:type="simple" xlink:href="https://armyinform.com.ua/wp-content/uploads/2023/07/1h9a0150.jpg" text:style-name="Internet_20_link" text:visited-style-name="Visited_20_Internet_20_Link">
<draw:frame draw:style-name="fr1" draw:name="Image26" text:anchor-type="as-char" svg:width="6.9236in" svg:height="6.9236in" draw:z-index="0">
<draw:image xlink:href="../Images/AРМІЯINFORM/2023-07-09T85-00-00-04-00/1h9a0150-150x150.jpg" xlink:type="simple" xlink:show="embed" xlink:actuate="onLoad" draw:mime-type="image/jpeg"/>
</draw:frame>
</text:a>
</text:p>
      <text:p text:style-name="P4">
Як зазначають організатори заходу, програму змагань адаптували для ветеранів зрізними видами поранень. Загалом до неї було включено три дисципліни: кросфіт,жим лежачи та веслування.</text:p>
      <text:p text:style-name="P4">
На майданчику панувала неймовірна атмосфера братерства, ветерани намагалисяпоказати найкращі результати, і навіть злива не змогла завадити.</text:p>
      <text:p text:style-name="P4">
<text:a xlink:type="simple" xlink:href="https://armyinform.com.ua/wp-content/uploads/2023/07/1h9a0191.jpg" text:style-name="Internet_20_link" text:visited-style-name="Visited_20_Internet_20_Link">
<draw:frame draw:style-name="fr1" draw:name="Image27" text:anchor-type="as-char" svg:width="6.9236in" svg:height="6.9236in" draw:z-index="0">
<draw:image xlink:href="../Images/AРМІЯINFORM/2023-07-09T85-00-00-04-00/1h9a0191-150x150.jpg" xlink:type="simple" xlink:show="embed" xlink:actuate="onLoad" draw:mime-type="image/jpeg"/>
</draw:frame>
</text:a>
</text:p>
      <text:p text:style-name="P4">
<text:a xlink:type="simple" xlink:href="https://armyinform.com.ua/wp-content/uploads/2023/07/1h9a0035.jpg" text:style-name="Internet_20_link" text:visited-style-name="Visited_20_Internet_20_Link">
<draw:frame draw:style-name="fr1" draw:name="Image28" text:anchor-type="as-char" svg:width="6.9236in" svg:height="6.9236in" draw:z-index="0">
<draw:image xlink:href="../Images/AРМІЯINFORM/2023-07-09T85-00-00-04-00/1h9a0035-150x150.jpg" xlink:type="simple" xlink:show="embed" xlink:actuate="onLoad" draw:mime-type="image/jpeg"/>
</draw:frame>
</text:a>
</text:p>
      <text:p text:style-name="P4">
<text:a xlink:type="simple" xlink:href="https://armyinform.com.ua/wp-content/uploads/2023/07/1h9a0322.jpg" text:style-name="Internet_20_link" text:visited-style-name="Visited_20_Internet_20_Link">
<draw:frame draw:style-name="fr1" draw:name="Image29" text:anchor-type="as-char" svg:width="6.9236in" svg:height="6.9236in" draw:z-index="0">
<draw:image xlink:href="../Images/AРМІЯINFORM/2023-07-09T85-00-00-04-00/1h9a0322-150x150.jpg" xlink:type="simple" xlink:show="embed" xlink:actuate="onLoad" draw:mime-type="image/jpeg"/>
</draw:frame>
</text:a>
</text:p>
      <text:p text:style-name="P4">
Деякі учасники вже не вперше беруть участь у подібних змаганнях, є ті, хтопредставляє збірну України на Invictus Games.</text:p>
      <text:p text:style-name="P4">
— Ці змагання реально допомагають адаптуватися психологічно та фізично,комунікувати з людьми. Такі заходи приносять один позитив для реабілітаціїпісля поранення. Я вже не вперше беру в них участь. Сьогодні вирішивспробувати себе у веслуванні, — розповів сержант 95-ї бригади ОлександрШвачка.</text:p>
      <text:p text:style-name="P4">
<text:a xlink:type="simple" xlink:href="https://armyinform.com.ua/wp-content/uploads/2023/07/1h9a0301.jpg" text:style-name="Internet_20_link" text:visited-style-name="Visited_20_Internet_20_Link">
<draw:frame draw:style-name="fr1" draw:name="Image30" text:anchor-type="as-char" svg:width="6.9236in" svg:height="6.9236in" draw:z-index="0">
<draw:image xlink:href="../Images/AРМІЯINFORM/2023-07-09T85-00-00-04-00/1h9a0301-150x150.jpg" xlink:type="simple" xlink:show="embed" xlink:actuate="onLoad" draw:mime-type="image/jpeg"/>
</draw:frame>
</text:a>
</text:p>
      <text:p text:style-name="P4">
<text:a xlink:type="simple" xlink:href="https://armyinform.com.ua/wp-content/uploads/2023/07/1h9a0102.jpg" text:style-name="Internet_20_link" text:visited-style-name="Visited_20_Internet_20_Link">
<draw:frame draw:style-name="fr1" draw:name="Image31" text:anchor-type="as-char" svg:width="6.9236in" svg:height="6.9236in" draw:z-index="0">
<draw:image xlink:href="../Images/AРМІЯINFORM/2023-07-09T85-00-00-04-00/1h9a0102-150x150.jpg" xlink:type="simple" xlink:show="embed" xlink:actuate="onLoad" draw:mime-type="image/jpeg"/>
</draw:frame>
</text:a>
</text:p>
      <text:p text:style-name="P4">
<text:a xlink:type="simple" xlink:href="https://armyinform.com.ua/wp-content/uploads/2023/07/1h9a0133.jpg" text:style-name="Internet_20_link" text:visited-style-name="Visited_20_Internet_20_Link">
<draw:frame draw:style-name="fr1" draw:name="Image32" text:anchor-type="as-char" svg:width="6.9236in" svg:height="6.9236in" draw:z-index="0">
<draw:image xlink:href="../Images/AРМІЯINFORM/2023-07-09T85-00-00-04-00/1h9a0133-150x150.jpg" xlink:type="simple" xlink:show="embed" xlink:actuate="onLoad" draw:mime-type="image/jpeg"/>
</draw:frame>
</text:a>
</text:p>
      <text:p text:style-name="P4">
Спортсмени показали свої найкращі результати, переможці отримали подарунки відорганізаторів, але найголовніше — вони змогли довести, що «дух сильніший затіло».</text:p>
      <text:p text:style-name="P4">
<text:span text:style-name="T5">
Микола Серенович</text:span>
</text:p>
      <text:p text:style-name="P4">
Source: <text:a xlink:type="simple" xlink:href="https://armyinform.com.ua/2023/07/09/tvij-duh-sylnishyj-za-tilo-u-stolyczi-vidbulysya-sportyvni-zmagannya-veteraniv/" text:style-name="Internet_20_link" text:visited-style-name="Visited_20_Internet_20_Link">
https://armyinform.com.ua/2023/07/09/tvij-duh-sylnishyj-za-tilo-u-stolyczi-vidbulysya-sportyvni-zmagannya-veteraniv/</text:a>
</text:p>
      <!--NEWS-->
      <text:h text:style-name="P10" text:outline-level="1">
<text:span text:style-name="T4">
Петро Черник: Касетні боєприпаси — симетрична відповідь ворогу та велика допомога нашим захисникам</text:span>
</text:h>
      <text:p text:style-name="P4">
Author: ['Олексій Тригуб']</text:p>
      <text:p text:style-name="P4">
Time: 2023-07-09T86:00:00-04:00</text:p>
      <text:p text:style-name="P4">
Description: Касетні боєприпаси стануть дуже помічними для наших захисників під час бойов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7-chernyk.jpg" text:style-name="Internet_20_link" text:visited-style-name="Visited_20_Internet_20_Link">
7-chernyk.jpg</text:a>
']</text:p>
      <text:p text:style-name="P4">
Tags: ['STOPRUSSIA', 'АГРЕСІЯ РФ', 'ВТОРГНЕННЯ РФ']</text:p>
      <text:p text:style-name="P4">
Category: News</text:p>
      <!--METADATA-->
      <text:p text:style-name="P4">
<draw:frame draw:style-name="fr1" draw:name="Image33" text:anchor-type="as-char" svg:width="6.9236in" svg:height="3.894525in" draw:z-index="0">
<draw:image xlink:href="../Images/AРМІЯINFORM/2023-07-09T86-00-00-04-00/7-chernyk.jpg" xlink:type="simple" xlink:show="embed" xlink:actuate="onLoad" draw:mime-type="image/jpeg"/>
</draw:frame>
Військовий експерт Петро Черник</text:p>
      <text:p text:style-name="P4">
Касетні боєприпаси стануть дуже помічними для наших захисників під час бойовихдій, а також — у процесі розмінування щільно замінованих російськимиокупантами територій, переконаний військовий аналітик полковник Петро Черник.Свою думку відомий воєнний експерт висловив у прямому ефірі<text:a xlink:type="simple" xlink:href="https://www.youtube.com/watch" text:style-name="Internet_20_link" text:visited-style-name="Visited_20_Internet_20_Link">
телемарафону</text:a>
 «Єдині новини».</text:p>
      <text:p text:style-name="P4">
— Касетні боєприпаси, це така зброя, що має у своєму тілі, а йдетьсябезпосередньо про снаряд М-864, як мінімум 72 елементи, кожен елемент важить умежах 200 грамів, і коли снаряд заходить на бойову траєкторію, підриваєтьсядесь на висоті 15-20 метрів, то більше, ніж футбольне поле, засівається оцимисубелементами, — говорить офіцер. — Чому це украй важливо? Уявімо собі, що нацьому футбольному полі, а якщо це — ще й лісосмуга — є кілька одиниць техніки.Вони дуже серйозно замасковані, і вполювати їх звичайним снарядом буде дужеважко. І особливо це стосується винищення живої сили, яка ховається у траншеяхі бліндажах, бо ці невеликі елементи дуже зручно туди проникають. Отже, цязброя покликана підняти коефіцієнт ураження живої сили, і найголовніше —пошкодити техніку.</text:p>
      <text:p text:style-name="P4">
Як каже військовий науковець, ми добре розуміємо, що такий елемент не можезнищити танк, а ось пошкодити його здатен. І якщо знищену техніку ворог з полябою не вивозить, то на пошкоджену витрачає шалений моторесурс, і ще більшеживої сили. Отож, ці боєприпаси покликані якнайвище підняти рівень знищення ітехніки, і живої сили.</text:p>
      <text:p text:style-name="P4">
— Ну і, нарешті, дійшли до симетричної відповіді: противник дуже давно,особливо у комплектації БМ-21 «Град», застосовує такі боєприпаси, — констатуєкандидат політичних наук Петро Черник.</text:p>
      <text:p text:style-name="P4">
Що ж стосується небезпеки від касетних боєприпасів, що не розірвалися, длянаших солдатів, які теоретично можуть підірватися на них, захопивши ворожітраншеї, то для порівняння полковник Петро Черник наводить відсотокневибуховості російських і американських боєприпасів такого типу. У російськихвін становить 30, а подекуди сягає й 40%, у американських — максимум 1,5%, зарідкісним випадком — 3%.</text:p>
      <text:p text:style-name="P4">
Відповів військовий експерт і на запитання ведучого розмовної студіїтелемарафону щодо можливості використання касетних боєприпасів длярозмінування мінних полів, встановлених ворогом на тимчасово окупованійтериторії.</text:p>
      <text:p text:style-name="P4">
— Це цілком можливо, — переконаний офіцер. — І якщо застосовувати машинурозмінування М-58, яка закидає такий собі вогневий канат на 90 метрів, бо маєна кожен погонний метр 7,5 кілограмів вибухівки С-4, і дійсно може утворитисерйозний прохід шириною до 6 метрів, ми розуміємо, що така машина є уразливоюдля вогню артилерії та протитанкових ракетних комплексів. А з відстані до 30кілометрів, бо саме на таку відстань оцей снаряд М-864 може бути застосований,ми практично виводимо із зони ураження ту установку, яка займається самерозмінуванням. І, насипаючи таку величезну кількість оцих снарядів, дійсноможемо усі мінно-вибухові загородження перетворювати на порох. Це тількивітається!</text:p>
      <text:p text:style-name="P4">
Також, за словами експерта, існують важкі машини розмінування на базі танка,які мають попереду важке робоче тіло, виготовлене з надтвердих сплавів металу,титану, вольфраму, і які масово викопують міни, при цьому якісь із нихрозриваються, якісь не розриваються. Але, знову ж таки, для застосування такоїтехніки потрібно відсувати ворога та його вогневі засоби якомога далі.</text:p>
      <text:p text:style-name="P4">
Source: <text:a xlink:type="simple" xlink:href="https://armyinform.com.ua/2023/07/09/petro-chernyk-kasetni-boyeprypasy-symetrychna-vidpovid-vorogu-ta-velyka-dopomoga-nashym-zahysnykam/" text:style-name="Internet_20_link" text:visited-style-name="Visited_20_Internet_20_Link">
https://armyinform.com.ua/2023/07/09/petro-chernyk-kasetni-boyeprypasy-symetrychna-vidpovid-vorogu-ta-velyka-dopomoga-nashym-zahysnykam/</text:a>
</text:p>
      <!--NEWS-->
      <text:h text:style-name="P10" text:outline-level="1">
<text:span text:style-name="T4">
На підтримку ветеранського бізнесу можна отримати до трьох мільйонів гривень</text:span>
</text:h>
      <text:p text:style-name="P4">
Author: ['АРМІЯINFORM']</text:p>
      <text:p text:style-name="P4">
Time: 2023-07-09T87:00:00-04:00</text:p>
      <text:p text:style-name="P4">
Description: Мінветеранів оголосило про нову конкурсну програму на підтримку ветеранського бізнес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47589307_589549433357220_3961986719610350611_n-1.jpg" text:style-name="Internet_20_link" text:visited-style-name="Visited_20_Internet_20_Link">
347589307_589549433357220_3961986719610350611_n-1.jpg</text:a>
']</text:p>
      <text:p text:style-name="P4">
Tags: ['STOPRUSSIA', 'АГРЕСІЯ РФ', 'МІНВЕТЕРАНІВ']</text:p>
      <text:p text:style-name="P4">
Category: News</text:p>
      <!--METADATA-->
      <text:p text:style-name="P4">
<draw:frame draw:style-name="fr1" draw:name="Image34" text:anchor-type="as-char" svg:width="6.9236in" svg:height="5.93039in" draw:z-index="0">
<draw:image xlink:href="../Images/AРМІЯINFORM/2023-07-09T87-00-00-04-00/347589307_589549433357220_3961986719610350611_n-1.jpg" xlink:type="simple" xlink:show="embed" xlink:actuate="onLoad" draw:mime-type="image/jpeg"/>
</draw:frame>
</text:p>
      <text:p text:style-name="P4">
Мінветеранів<text:a xlink:type="simple" xlink:href="https://www.facebook.com/mva.gov.ua/posts/pfbid0Fdxr4qAo9miokJ4Wc2zyo7paWrDRacYwpKjj9YcSQ8qVK5VCwqYps36juCD4sgNXl" text:style-name="Internet_20_link" text:visited-style-name="Visited_20_Internet_20_Link">
оголосило</text:a>
про нову конкурсну програму на підтримку ветеранського бізнесу:</text:p>
      <text:p text:style-name="P4">
«Не відкладайте зміни на потім — дійте! Український ветеранський фондМінветеранів запустив 3-тю конкурсну програму на підтримку ветеранськогобізнесу у 2023 році.</text:p>
      <text:p text:style-name="P4">
Ветерани, ветеранки, члени сімей загиблих захисників і захисниць можутьотримати від 500 тисяч до 3 мільйонів гривень.</text:p>
      <text:p text:style-name="P4">
Останній день приймання заявок — 13 липня 2023 року (до 23:59 за київськимчасом)</text:p>
      <text:p text:style-name="P4">
Деталі та подача за <text:a xlink:type="simple" xlink:href="https://veteranfund.com.ua/contests/varto-support-veteran-business/" text:style-name="Internet_20_link" text:visited-style-name="Visited_20_Internet_20_Link">
посиланням.</text:a>
</text:p>
      <text:p text:style-name="P4">
Хто може взяти участь у конкурсній програмі?</text:p>
      <text:p text:style-name="P4">
• ветерани та ветеранки</text:p>
      <text:p text:style-name="P4">
• члени сімей загиблих (померлих) захисників і захисниць України</text:p>
      <text:p text:style-name="P4">
Фінансову підтримку можуть отримати:</text:p>
      <text:p text:style-name="P4">
• ветерани, члени сімей загиблих (померлих) ветеранів війни та члени сімейзагиблих (померлих) захисників і захисниць України, які зареєстрованівідповідно до вимог законодавства як фізичні особи-підприємці</text:p>
      <text:p text:style-name="P4">
• юридичні особи, зареєстровані не пізніше ніж за два роки до отриманняфінансової підтримки, засновниками яких є ветерани, члени сімей загиблих(померлих) ветеранів війни та члени сімей загиблих (померлих) захисників ізахисниць України</text:p>
      <text:p text:style-name="P4">
Програма «Варто» відбувається у конкурсному форматі. Учасники будуть захищатибізнес-проєкти перед експертною радою.</text:p>
      <text:p text:style-name="P4">
Український ветеранський фонд Мінветеранів уже понад рік підтримуєветеранський бізнес. За 2022 рік 269 ветеранів і членів родин загиблихзахисників і захисниць отримали фінансове підсилення. Зокрема й за програмою<text:a xlink:type="simple" xlink:href="https://veteranfund.com.ua/projects/20000-2/" text:style-name="Internet_20_link" text:visited-style-name="Visited_20_Internet_20_Link">
«20тисяч».</text:a>
</text:p>
      <text:p text:style-name="P4">
Український ветеранський фонд Мінветеранів підтримає ветеранів у розвиткувласної справи».</text:p>
      <text:p text:style-name="P4">
Source: <text:a xlink:type="simple" xlink:href="https://armyinform.com.ua/2023/07/09/na-pidtrymku-veteranskogo-biznesu-mozhna-otrymaty-do-troh-miljoniv-gryven/" text:style-name="Internet_20_link" text:visited-style-name="Visited_20_Internet_20_Link">
https://armyinform.com.ua/2023/07/09/na-pidtrymku-veteranskogo-biznesu-mozhna-otrymaty-do-troh-miljoniv-gryven/</text:a>
</text:p>
      <!--NEWS-->
      <text:h text:style-name="P10" text:outline-level="1">
<text:span text:style-name="T4">
У Старобільську окупанти змушують громадян України отримувати російські паспорти</text:span>
</text:h>
      <text:p text:style-name="P4">
Author: ['АРМІЯINFORM']</text:p>
      <text:p text:style-name="P4">
Time: 2023-07-09T88:00:00-04:00</text:p>
      <text:p text:style-name="P4">
Description: Про це повідомляє Генеральний штаб ЗСУ.    Триває примусова паспортизація громад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kupant.jpg" text:style-name="Internet_20_link" text:visited-style-name="Visited_20_Internet_20_Link">
okupant.jpg</text:a>
']</text:p>
      <text:p text:style-name="P4">
Tags: ['STOPRUSSIA', 'АГРЕСІЯ РФ']</text:p>
      <text:p text:style-name="P4">
Category: News</text:p>
      <!--METADATA-->
      <text:p text:style-name="P4">
<draw:frame draw:style-name="fr1" draw:name="Image35" text:anchor-type="as-char" svg:width="6.9236in" svg:height="3.893007in" draw:z-index="0">
<draw:image xlink:href="../Images/AРМІЯINFORM/2023-07-09T88-00-00-04-00/okupant.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Ce6mAxjRkr2Yy6dT1u2E9Dv2t3LPvk4jACYLW1gRhZti3kPRxKup5FiwVSqVtWs8l" text:style-name="Internet_20_link" text:visited-style-name="Visited_20_Internet_20_Link">
повідомляє</text:a>
Генеральний штаб ЗСУ.</text:p>
      <text:p text:style-name="P4">
Триває примусова паспортизація громадян України в Луганській області. Так, вмісті Старобільськ, російська окупанти видали картки резидентів російськоїфедерації з терміном дії 3 місяці усім працівникам місцевої багатопрофільноїлікарні, які не отримали російського паспорта. При цьому громадянам Українипогрожують, що у разі неотримання в цей термін російських документів їхдепортують з тимчасово окупованої території з конфіскацією житла.</text:p>
      <text:p text:style-name="P4">
Source: <text:a xlink:type="simple" xlink:href="https://armyinform.com.ua/2023/07/09/u-starobilsku-okupanty-zmushuyut-gromadyan-ukrayiny-otrymuvaty-rosijski-pasporty/" text:style-name="Internet_20_link" text:visited-style-name="Visited_20_Internet_20_Link">
https://armyinform.com.ua/2023/07/09/u-starobilsku-okupanty-zmushuyut-gromadyan-ukrayiny-otrymuvaty-rosijski-pasporty/</text:a>
</text:p>
      <!--NEWS-->
      <text:h text:style-name="P10" text:outline-level="1">
<text:span text:style-name="T4">
Сухопутні війська продемонстрували чудову роботу наших воїнів на Бахмутському напрямку</text:span>
</text:h>
      <text:p text:style-name="P4">
Author: ['АРМІЯINFORM']</text:p>
      <text:p text:style-name="P4">
Time: 2023-07-09T89:00:00-04:00</text:p>
      <text:p text:style-name="P4">
Description: Про це йдеться у повідомленні Сухопутних військ ЗСУ:    «Бахмутський напрямок. Має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watch/" text:style-name="Internet_20_link" text:visited-style-name="Visited_20_Internet_20_Link">
йдеться</text:a>
 уповідомленні Сухопутних військ ЗСУ:</text:p>
      <text:p text:style-name="P4">
«Бахмутський напрямок. Маємо успіхи, Сили оборони продовжують просуватисявперед, а ворог місцями опиняється в пастці.</text:p>
      <text:p text:style-name="P4">
На відео чудова робота групи «Привид» Окремої Президентської бригади іменігетьмана Богдана Хмельницького.</text:p>
      <text:p text:style-name="P4">
Працює снайпер з позивним АЛЬФА. З 1200 метрів він одним пострілом знищивворога.</text:p>
      <text:p text:style-name="P4">
Під час роботи снайпера за групою полював ворожий БПЛА, який також вдалосязбити.</text:p>
      <text:p text:style-name="P4">
Молодці.</text:p>
      <text:p text:style-name="P4">
Слава нашим воїнам».</text:p>
      <text:p text:style-name="P4">
Source: <text:a xlink:type="simple" xlink:href="https://armyinform.com.ua/2023/07/09/suhoputni-vijska-prodemonstruvaly-chudovu-robotu-nashyh-voyiniv-na-bahmutskomu-napryamku/" text:style-name="Internet_20_link" text:visited-style-name="Visited_20_Internet_20_Link">
https://armyinform.com.ua/2023/07/09/suhoputni-vijska-prodemonstruvaly-chudovu-robotu-nashyh-voyiniv-na-bahmutskomu-napryamku/</text:a>
</text:p>
      <!--NEWS-->
      <text:h text:style-name="P10" text:outline-level="1">
<text:span text:style-name="T4">
На Донеччині відбулось 27 бойових зіткнень</text:span>
</text:h>
      <text:p text:style-name="P4">
Author: ['АРМІЯINFORM']</text:p>
      <text:p text:style-name="P4">
Time: 2023-07-09T90:00:00-04:00</text:p>
      <text:p text:style-name="P4">
Description: Про це у Facebook повідомляє Генеральний штаб ЗСУ .    Противник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36" text:anchor-type="as-char" svg:width="6.9236in" svg:height="4.615733in" draw:z-index="0">
<draw:image xlink:href="../Images/AРМІЯINFORM/2023-07-09T90-00-00-04-00/artylerys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Ce6mAxjRkr2Yy6dT1u2E9Dv2t3LPvk4jACYLW1gRhZti3kPRxKup5FiwVSqVtWs8l" text:style-name="Internet_20_link" text:visited-style-name="Visited_20_Internet_20_Link">
повідомляє</text:a>
Генеральний штаб ЗСУ .</text:p>
      <text:p text:style-name="P4">
Противник зосереджує основні зусилля на Лиманському, Бахмутському,Авдіївському та Мар’їнському напрямках, тривають важкі бої. Протягом добивідбулось 27 бойових зіткнень.</text:p>
      <text:p text:style-name="P4">
Source: <text:a xlink:type="simple" xlink:href="https://armyinform.com.ua/2023/07/09/na-donechchyni-vidbulos-27-bojovyh-zitknen/" text:style-name="Internet_20_link" text:visited-style-name="Visited_20_Internet_20_Link">
https://armyinform.com.ua/2023/07/09/na-donechchyni-vidbulos-27-bojovyh-zitknen/</text:a>
</text:p>
      <!--NEWS-->
      <text:h text:style-name="P10" text:outline-level="1">
<text:span text:style-name="T4">
Цінуємо кожне життя, пам’ятаємо історію і разом захищаємо свободу — Президент України</text:span>
</text:h>
      <text:p text:style-name="P4">
Author: ['АРМІЯINFORM']</text:p>
      <text:p text:style-name="P4">
Time: 2023-07-09T91:00:00-04:00</text:p>
      <text:p text:style-name="P4">
Description: https://www.youtube.com/watch?v=XovGWkfw73Y&amp;t=1s    Про це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text:p>
      <text:p text:style-name="P4">
Category: News</text:p>
      <!--METADATA-->
      <text:p text:style-name="P4">
Про це Президент України Володимир Зеленський<text:a xlink:type="simple" xlink:href="https://www.president.gov.ua/news/cinuyemo-kozhne-zhittya-pamyatayemo-istoriyu-i-razom-zahisha-84229" text:style-name="Internet_20_link" text:visited-style-name="Visited_20_Internet_20_Link">
сказав</text:a>
 під час свого відеозвернення:</text:p>
      <text:p text:style-name="P4">
«Бажаю здоров’я, шановні українці, українки!</text:p>
      <text:p text:style-name="P4">
Сьогодні з командою — у Луцьку.</text:p>
      <text:p text:style-name="P4">
Зранку зустрівся з паном Президентом Польщі Дудою. Розмова з ним. Молебень.Були представники всіх конфесій та релігійних спільнот… У луцькому костелі.Разом з Анджеєм ушанували пам’ять усіх жертв на Волині. Цінуємо кожне життя,пам’ятаємо історію та разом захищаємо свободу.</text:p>
      <text:p text:style-name="P4">
Тут, у Луцьку, у замку Любарта, провів сьогодні тривалу нараду щодо ситуації врегіоні: безпека, ситуація на кордоні, ситуація в прикордонних районахсусідньої Білорусі… Пріоритет — зміцнення кожної області, усього нашогопівнічного кордону. Були доповіді військових, правоохоронців, місцевої влади.Проаналізували підготовку й забезпечення наших сил оборони та безпеки,відповідних підрозділів на Волині. Була доповідь щодо соціальної ситуації вобласті, потреб людей. Енергетика, забезпечення водою, бюджетне забезпечення —і для людей, і для соціальної сфери. Стан укриттів. Робочі місця в області.Держава максимально підтримує й буде підтримувати. І я вдячний усім тут, уЛуцьку, усім в інших містах і громадах області, де прийняли переселенців, дедопомагають лікувати й реабілітувати наших воїнів. Дякую!</text:p>
      <text:p text:style-name="P4">
Передова, наші активні дії.</text:p>
      <text:p text:style-name="P4">
Цього тижня є за що бути вдячними воїнам нашої 3-ї окремої штурмової бригади,24-ї окремої механізованої бригади, десантникам «Вісімдесятки». Молодці,воїни!</text:p>
      <text:p text:style-name="P4">
На Таврійському напрямку, як завжди, потужно, хоробро, влучно відзначилисядесантники «Сімдесятдевʼятки», артилеристи 55-ї окремої бригади «ЗапорізькаСіч», 74-й окремий розвідбат і 59-та окрема мотопіхотна бригада… Хочуподякувати вам!</text:p>
      <text:p text:style-name="P4">
Особливу відзначу воїна бригади «Запорізька Січ» майора Володимира Гончарова.Дякую, Володимире! Матрос Сергій Комар, 35-та окрема бригада морської піхоти,— дякую, Сергію! Солдат Олексій Лабенець, стрілець батальйону охорони 15-їбригади транспортної авіації. Дякую, Олексію! Артилеристи «Маґури», 47-їокремої механізованої бригади, — майор Антон Черевко та старший лейтенантВасиль Абрамів. Дякую, хлопці!</text:p>
      <text:p text:style-name="P4">
Дякую всім, хто воює й працює заради України! Дякую всім у світі, хтодопомагає!</text:p>
      <text:p text:style-name="P4">
Дякую тобі, Луцьку, за цей день!</text:p>
      <text:p text:style-name="P4">
Слава Україні!»</text:p>
      <text:p text:style-name="P4">
Source: <text:a xlink:type="simple" xlink:href="https://armyinform.com.ua/2023/07/09/czinuyemo-kozhne-zhyttya-pamyatayemo-istoriyu-i-razom-zahyshhayemo-svobodu-prezydent-ukrayiny/" text:style-name="Internet_20_link" text:visited-style-name="Visited_20_Internet_20_Link">
https://armyinform.com.ua/2023/07/09/czinuyemo-kozhne-zhyttya-pamyatayemo-istoriyu-i-razom-zahyshhayemo-svobodu-prezydent-ukrayiny/</text:a>
</text:p>
      <!--NEWS-->
      <text:h text:style-name="P10" text:outline-level="1">
<text:span text:style-name="T4">
«Обличчя наших переможців будуть саме такі» — Генштаб показав фото мужніх воїнів ЗСУ</text:span>
</text:h>
      <text:p text:style-name="P4">
Author: ['АРМІЯINFORM']</text:p>
      <text:p text:style-name="P4">
Time: 2023-07-09T92:00:00-04:00</text:p>
      <text:p text:style-name="P4">
Description: Фотографії українських воїнів розмістив Генеральний штаб ЗСУ на своїй сторінц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54515_620100116969737_7838605627449613723_n.jpg" text:style-name="Internet_20_link" text:visited-style-name="Visited_20_Internet_20_Link">
358054515_620100116969737_7838605627449613723_n.jpg</text:a>
', '<text:a xlink:type="simple" xlink:href="https://armyinform.com.ua/wp-content/uploads/2023/07/358057369_620100370303045_1075486394902045699_n-150x150.jpg" text:style-name="Internet_20_link" text:visited-style-name="Visited_20_Internet_20_Link">
358057369_620100370303045_1075486394902045699_n-150x150.jpg</text:a>
', '<text:a xlink:type="simple" xlink:href="https://armyinform.com.ua/wp-content/uploads/2023/07/358058999_620100346969714_4177217951860310206_n-150x150.jpg" text:style-name="Internet_20_link" text:visited-style-name="Visited_20_Internet_20_Link">
358058999_620100346969714_4177217951860310206_n-150x150.jpg</text:a>
', '<text:a xlink:type="simple" xlink:href="https://armyinform.com.ua/wp-content/uploads/2023/07/358049403_620100310303051_8392866241567950651_n-150x150.jpg" text:style-name="Internet_20_link" text:visited-style-name="Visited_20_Internet_20_Link">
358049403_620100310303051_8392866241567950651_n-150x150.jpg</text:a>
', '<text:a xlink:type="simple" xlink:href="https://armyinform.com.ua/wp-content/uploads/2023/07/358076577_620100286969720_3482575627752620577_n-150x150.jpg" text:style-name="Internet_20_link" text:visited-style-name="Visited_20_Internet_20_Link">
358076577_620100286969720_3482575627752620577_n-150x150.jpg</text:a>
', '<text:a xlink:type="simple" xlink:href="https://armyinform.com.ua/wp-content/uploads/2023/07/358049433_620100246969724_6901184928022034375_n-150x150.jpg" text:style-name="Internet_20_link" text:visited-style-name="Visited_20_Internet_20_Link">
358049433_620100246969724_6901184928022034375_n-150x150.jpg</text:a>
', '<text:a xlink:type="simple" xlink:href="https://armyinform.com.ua/wp-content/uploads/2023/07/358076958_620100226969726_6163556297280238073_n-150x150.jpg" text:style-name="Internet_20_link" text:visited-style-name="Visited_20_Internet_20_Link">
358076958_620100226969726_6163556297280238073_n-150x150.jpg</text:a>
', '<text:a xlink:type="simple" xlink:href="https://armyinform.com.ua/wp-content/uploads/2023/07/358045935_620100196969729_8142691008059556172_n-150x150.jpg" text:style-name="Internet_20_link" text:visited-style-name="Visited_20_Internet_20_Link">
358045935_620100196969729_8142691008059556172_n-150x150.jpg</text:a>
']</text:p>
      <text:p text:style-name="P4">
Tags: ['STOPRUSSIA', 'АГРЕСІЯ РФ']</text:p>
      <text:p text:style-name="P4">
Category: News</text:p>
      <!--METADATA-->
      <text:p text:style-name="P4">
<draw:frame draw:style-name="fr1" draw:name="Image37" text:anchor-type="as-char" svg:width="6.9236in" svg:height="4.611463in" draw:z-index="0">
<draw:image xlink:href="../Images/AРМІЯINFORM/2023-07-09T92-00-00-04-00/358054515_620100116969737_7838605627449613723_n.jpg" xlink:type="simple" xlink:show="embed" xlink:actuate="onLoad" draw:mime-type="image/jpeg"/>
</draw:frame>
</text:p>
      <text:p text:style-name="P4">
Фотографії українських воїнів<text:a xlink:type="simple" xlink:href="https://www.facebook.com/GeneralStaff.ua/posts/pfbid0cnHRab65pKkEXWYdjsuebSgyypVNKwFPBGrb5GMzV1NfSERFauaoHfRncbFMDMYal" text:style-name="Internet_20_link" text:visited-style-name="Visited_20_Internet_20_Link">
розмістив</text:a>
Генеральний штаб ЗСУ на своїй сторінці у Facebook:</text:p>
      <text:p text:style-name="P4">
«Обличчя наших переможців будуть саме такі.</text:p>
      <text:p text:style-name="P4">
Прості і щирі, запорошені й брудні, з запаленими через недосипання очима. Нібитрохи здивовані шляхом, що ми пройшли, хоча на те, здається, інколи не булосил. Втомлені, але задоволені своєю роботою.</text:p>
      <text:p text:style-name="P4">
Рідні обличчя наших близьких…</text:p>
      <text:p text:style-name="P4">
Вистоїмо і переможемо! Слава Україні!».</text:p>
      <text:p text:style-name="P4">
<text:a xlink:type="simple" xlink:href="https://armyinform.com.ua/wp-content/uploads/2023/07/358057369_620100370303045_1075486394902045699_n.jpg" text:style-name="Internet_20_link" text:visited-style-name="Visited_20_Internet_20_Link">
<draw:frame draw:style-name="fr1" draw:name="Image38" text:anchor-type="as-char" svg:width="6.9236in" svg:height="6.9236in" draw:z-index="0">
<draw:image xlink:href="../Images/AРМІЯINFORM/2023-07-09T92-00-00-04-00/358057369_620100370303045_1075486394902045699_n-150x150.jpg" xlink:type="simple" xlink:show="embed" xlink:actuate="onLoad" draw:mime-type="image/jpeg"/>
</draw:frame>
</text:a>
</text:p>
      <text:p text:style-name="P4">
<text:a xlink:type="simple" xlink:href="https://armyinform.com.ua/wp-content/uploads/2023/07/358058999_620100346969714_4177217951860310206_n.jpg" text:style-name="Internet_20_link" text:visited-style-name="Visited_20_Internet_20_Link">
<draw:frame draw:style-name="fr1" draw:name="Image39" text:anchor-type="as-char" svg:width="6.9236in" svg:height="6.9236in" draw:z-index="0">
<draw:image xlink:href="../Images/AРМІЯINFORM/2023-07-09T92-00-00-04-00/358058999_620100346969714_4177217951860310206_n-150x150.jpg" xlink:type="simple" xlink:show="embed" xlink:actuate="onLoad" draw:mime-type="image/jpeg"/>
</draw:frame>
</text:a>
</text:p>
      <text:p text:style-name="P4">
<text:a xlink:type="simple" xlink:href="https://armyinform.com.ua/wp-content/uploads/2023/07/358049403_620100310303051_8392866241567950651_n.jpg" text:style-name="Internet_20_link" text:visited-style-name="Visited_20_Internet_20_Link">
<draw:frame draw:style-name="fr1" draw:name="Image40" text:anchor-type="as-char" svg:width="6.9236in" svg:height="6.9236in" draw:z-index="0">
<draw:image xlink:href="../Images/AРМІЯINFORM/2023-07-09T92-00-00-04-00/358049403_620100310303051_8392866241567950651_n-150x150.jpg" xlink:type="simple" xlink:show="embed" xlink:actuate="onLoad" draw:mime-type="image/jpeg"/>
</draw:frame>
</text:a>
</text:p>
      <text:p text:style-name="P4">
<text:a xlink:type="simple" xlink:href="https://armyinform.com.ua/wp-content/uploads/2023/07/358076577_620100286969720_3482575627752620577_n.jpg" text:style-name="Internet_20_link" text:visited-style-name="Visited_20_Internet_20_Link">
<draw:frame draw:style-name="fr1" draw:name="Image41" text:anchor-type="as-char" svg:width="6.9236in" svg:height="6.9236in" draw:z-index="0">
<draw:image xlink:href="../Images/AРМІЯINFORM/2023-07-09T92-00-00-04-00/358076577_620100286969720_3482575627752620577_n-150x150.jpg" xlink:type="simple" xlink:show="embed" xlink:actuate="onLoad" draw:mime-type="image/jpeg"/>
</draw:frame>
</text:a>
</text:p>
      <text:p text:style-name="P4">
<text:a xlink:type="simple" xlink:href="https://armyinform.com.ua/wp-content/uploads/2023/07/358049433_620100246969724_6901184928022034375_n.jpg" text:style-name="Internet_20_link" text:visited-style-name="Visited_20_Internet_20_Link">
<draw:frame draw:style-name="fr1" draw:name="Image42" text:anchor-type="as-char" svg:width="6.9236in" svg:height="6.9236in" draw:z-index="0">
<draw:image xlink:href="../Images/AРМІЯINFORM/2023-07-09T92-00-00-04-00/358049433_620100246969724_6901184928022034375_n-150x150.jpg" xlink:type="simple" xlink:show="embed" xlink:actuate="onLoad" draw:mime-type="image/jpeg"/>
</draw:frame>
</text:a>
</text:p>
      <text:p text:style-name="P4">
<text:a xlink:type="simple" xlink:href="https://armyinform.com.ua/wp-content/uploads/2023/07/358076958_620100226969726_6163556297280238073_n.jpg" text:style-name="Internet_20_link" text:visited-style-name="Visited_20_Internet_20_Link">
<draw:frame draw:style-name="fr1" draw:name="Image43" text:anchor-type="as-char" svg:width="6.9236in" svg:height="6.9236in" draw:z-index="0">
<draw:image xlink:href="../Images/AРМІЯINFORM/2023-07-09T92-00-00-04-00/358076958_620100226969726_6163556297280238073_n-150x150.jpg" xlink:type="simple" xlink:show="embed" xlink:actuate="onLoad" draw:mime-type="image/jpeg"/>
</draw:frame>
</text:a>
</text:p>
      <text:p text:style-name="P4">
<text:a xlink:type="simple" xlink:href="https://armyinform.com.ua/wp-content/uploads/2023/07/358045935_620100196969729_8142691008059556172_n.jpg" text:style-name="Internet_20_link" text:visited-style-name="Visited_20_Internet_20_Link">
<draw:frame draw:style-name="fr1" draw:name="Image44" text:anchor-type="as-char" svg:width="6.9236in" svg:height="6.9236in" draw:z-index="0">
<draw:image xlink:href="../Images/AРМІЯINFORM/2023-07-09T92-00-00-04-00/358045935_620100196969729_8142691008059556172_n-150x150.jpg" xlink:type="simple" xlink:show="embed" xlink:actuate="onLoad" draw:mime-type="image/jpeg"/>
</draw:frame>
</text:a>
</text:p>
      <text:p text:style-name="P4">
Source: <text:a xlink:type="simple" xlink:href="https://armyinform.com.ua/2023/07/09/oblychchya-nashyh-peremozhcziv-budut-same-taki-genshtab-pokazav-foto-muzhnih-voyiniv-zsu/" text:style-name="Internet_20_link" text:visited-style-name="Visited_20_Internet_20_Link">
https://armyinform.com.ua/2023/07/09/oblychchya-nashyh-peremozhcziv-budut-same-taki-genshtab-pokazav-foto-muzhnih-voyiniv-zsu/</text:a>
</text:p>
      <!--NEWS-->
      <text:h text:style-name="P10" text:outline-level="1">
<text:span text:style-name="T4">
Сили оборони уразили 2 райони зосередження противника</text:span>
</text:h>
      <text:p text:style-name="P4">
Author: ['АРМІЯINFORM']</text:p>
      <text:p text:style-name="P4">
Time: 2023-07-09T93:00:00-04:00</text:p>
      <text:p text:style-name="P4">
Description: Авіація сил оборони за добу завдала 1 удару по району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 'ХРОНІКА ОБОРОНИ']</text:p>
      <text:p text:style-name="P4">
Category: News</text:p>
      <!--METADATA-->
      <text:p text:style-name="P4">
<draw:frame draw:style-name="fr1" draw:name="Image45" text:anchor-type="as-char" svg:width="6.9236in" svg:height="4.615733in" draw:z-index="0">
<draw:image xlink:href="../Images/AРМІЯINFORM/2023-07-09T93-00-00-04-00/artyler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1 удару по району зосередження особовогоскладу противника.</text:p>
      <text:p text:style-name="P4">
Про це <text:a xlink:type="simple" xlink:href="https://www.facebook.com/GeneralStaff.ua/posts/pfbid02Ce6mAxjRkr2Yy6dT1u2E9Dv2t3LPvk4jACYLW1gRhZti3kPRxKup5FiwVSqVtWs8l" text:style-name="Internet_20_link" text:visited-style-name="Visited_20_Internet_20_Link">
повідомляє</text:a>
Генеральнийштаб ЗСУ.</text:p>
      <text:p text:style-name="P4">
Підрозділи ракетних військ і артилерії протягом доби уразили 2 районизосередження живої сили, озброєння та військової техніки, 2 артилерійськихзасоби на вогневих позиціях та 2 станції радіоелектронної боротьби російськихзагарбників.</text:p>
      <text:p text:style-name="P4">
Source: <text:a xlink:type="simple" xlink:href="https://armyinform.com.ua/2023/07/09/syly-oborony-urazyly-2-rajony-zoseredzhennya-protyvnyka/" text:style-name="Internet_20_link" text:visited-style-name="Visited_20_Internet_20_Link">
https://armyinform.com.ua/2023/07/09/syly-oborony-urazyly-2-rajony-zoseredzhennya-protyvnyka/</text:a>
</text:p>
      <!--NEWS-->
      <text:h text:style-name="P10" text:outline-level="1">
<text:span text:style-name="T4">
У ВМС розповіли, про що мріють їхні артилеристи</text:span>
</text:h>
      <text:p text:style-name="P4">
Author: ['АРМІЯINFORM']</text:p>
      <text:p text:style-name="P4">
Time: 2023-07-09T94:00:00-04:00</text:p>
      <text:p text:style-name="P4">
Description: Відео про це розмістили на Facebook-сторінці ВМС ЗС України:    «Про що мрі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МС ЗС УКРАЇНИ']</text:p>
      <text:p text:style-name="P4">
Category: News</text:p>
      <!--METADATA-->
      <text:p text:style-name="P4">
Відео про це <text:a xlink:type="simple" xlink:href="https://www.facebook.com/watch/" text:style-name="Internet_20_link" text:visited-style-name="Visited_20_Internet_20_Link">
розмістили</text:a>
на Facebook-сторінці ВМС ЗС України:</text:p>
      <text:p text:style-name="P4">
«Про що мріють артилеристи? Чому вирішив стати артилеристом? Які емоції відперших влучень та чимало інших питань в інтерв’ю із навідником М777.</text:p>
      <text:p text:style-name="P4">
Працюємо далі, до повної Перемоги! Слава Україні!».</text:p>
      <text:p text:style-name="P4">
Source: <text:a xlink:type="simple" xlink:href="https://armyinform.com.ua/2023/07/09/u-vms-rozpovily-pro-shho-mriyut-yihni-artylerysty/" text:style-name="Internet_20_link" text:visited-style-name="Visited_20_Internet_20_Link">
https://armyinform.com.ua/2023/07/09/u-vms-rozpovily-pro-shho-mriyut-yihni-artylerysty/</text:a>
</text:p>
      <!--NEWS-->
      <text:h text:style-name="P10" text:outline-level="1">
<text:span text:style-name="T4">
У Києві відкрилася виставка про війну в Україні вуличного художника з Франції Крістіана Ґемі</text:span>
</text:h>
      <text:p text:style-name="P4">
Author: ['Володимир Загребельний']</text:p>
      <text:p text:style-name="P4">
Time: 2023-07-09T95:00:00-04:00</text:p>
      <text:p text:style-name="P4">
Description: У Національному музеї історії України у Другій світовій війні презентували вистав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kristian-gemi-golovna.jpg" text:style-name="Internet_20_link" text:visited-style-name="Visited_20_Internet_20_Link">
kristian-gemi-golovna.jpg</text:a>
', '<text:a xlink:type="simple" xlink:href="https://armyinform.com.ua/wp-content/uploads/2023/07/kristian-gemi-01.jpg" text:style-name="Internet_20_link" text:visited-style-name="Visited_20_Internet_20_Link">
kristian-gemi-01.jpg</text:a>
', '<text:a xlink:type="simple" xlink:href="https://armyinform.com.ua/wp-content/uploads/2023/07/kristian-gemi-02-150x150.jpg" text:style-name="Internet_20_link" text:visited-style-name="Visited_20_Internet_20_Link">
kristian-gemi-02-150x150.jpg</text:a>
', '<text:a xlink:type="simple" xlink:href="https://armyinform.com.ua/wp-content/uploads/2023/07/kristian-gemi-03-150x150.jpg" text:style-name="Internet_20_link" text:visited-style-name="Visited_20_Internet_20_Link">
kristian-gemi-03-150x150.jpg</text:a>
', '<text:a xlink:type="simple" xlink:href="https://armyinform.com.ua/wp-content/uploads/2023/07/kristian-gemi-04-150x150.jpg" text:style-name="Internet_20_link" text:visited-style-name="Visited_20_Internet_20_Link">
kristian-gemi-04-150x150.jpg</text:a>
', '<text:a xlink:type="simple" xlink:href="https://armyinform.com.ua/wp-content/uploads/2023/07/kristian-gemi-05-150x150.jpg" text:style-name="Internet_20_link" text:visited-style-name="Visited_20_Internet_20_Link">
kristian-gemi-05-150x150.jpg</text:a>
', '<text:a xlink:type="simple" xlink:href="https://armyinform.com.ua/wp-content/uploads/2023/07/kristian-gemi-06-150x150.jpg" text:style-name="Internet_20_link" text:visited-style-name="Visited_20_Internet_20_Link">
kristian-gemi-06-150x150.jpg</text:a>
', '<text:a xlink:type="simple" xlink:href="https://armyinform.com.ua/wp-content/uploads/2023/07/kristian-gemi-07-150x150.jpg" text:style-name="Internet_20_link" text:visited-style-name="Visited_20_Internet_20_Link">
kristian-gemi-07-150x150.jpg</text:a>
']</text:p>
      <text:p text:style-name="P4">
Tags: ['STOPRUSSIA', 'АГРЕСІЯ РФ', 'ВИСТАВКА', 'ВТОРГНЕННЯ РФ']</text:p>
      <text:p text:style-name="P4">
Category: News</text:p>
      <!--METADATA-->
      <text:p text:style-name="P4">
<draw:frame draw:style-name="fr1" draw:name="Image46" text:anchor-type="as-char" svg:width="6.9236in" svg:height="4.615733in" draw:z-index="0">
<draw:image xlink:href="../Images/AРМІЯINFORM/2023-07-09T95-00-00-04-00/kristian-gemi-golovna.jpg" xlink:type="simple" xlink:show="embed" xlink:actuate="onLoad" draw:mime-type="image/jpeg"/>
</draw:frame>
</text:p>
      <text:p text:style-name="P4">
У Національному музеї історії України у Другій світовій війні презентуваливиставку Guerre en Ukraine («Війна в Україні» — фр.) вуличного художника ізФранції Крістіана Ґемі, відомого як С215.</text:p>
      <text:p text:style-name="P4">
На виставці представлено нові роботи митця, створені в Україні як рефлексії нажорстокість росії й хоробрість українського народу в боротьбі за свою свободу.</text:p>
      <text:p text:style-name="P4">
Починаючи з березня минулого року Крістіан створював промовисті мурали врізних містах України — Львові, Житомирі, Києві, Ірпені, Бучі, Гостомелі.</text:p>
      <text:p text:style-name="P4">
<draw:frame draw:style-name="fr1" draw:name="Image47" text:anchor-type="as-char" svg:width="6.9236in" svg:height="4.615733in" draw:z-index="0">
<draw:image xlink:href="../Images/AРМІЯINFORM/2023-07-09T95-00-00-04-00/kristian-gemi-01.jpg" xlink:type="simple" xlink:show="embed" xlink:actuate="onLoad" draw:mime-type="image/jpeg"/>
</draw:frame>
Крістіан Ґемі</text:p>
      <text:p text:style-name="P4">
Під час відкриття виставки генеральний директор музею Юрій Савчук зазначив, щоодна з найголовніших місій закладу — зберігати пам’ять про всіх, хто став назахист України, для майбутніх поколінь.</text:p>
      <text:p text:style-name="P4">
Присутні на відкритті виставки члени родин загиблих Героїв, яких змалювавКрістіан Ґемі, на згадку отримали від художника портрети своїх рідних.</text:p>
      <text:p text:style-name="P4">
<text:a xlink:type="simple" xlink:href="https://armyinform.com.ua/wp-content/uploads/2023/07/kristian-gemi-02.jpg" text:style-name="Internet_20_link" text:visited-style-name="Visited_20_Internet_20_Link">
<draw:frame draw:style-name="fr1" draw:name="Image48" text:anchor-type="as-char" svg:width="6.9236in" svg:height="6.9236in" draw:z-index="0">
<draw:image xlink:href="../Images/AРМІЯINFORM/2023-07-09T95-00-00-04-00/kristian-gemi-02-150x150.jpg" xlink:type="simple" xlink:show="embed" xlink:actuate="onLoad" draw:mime-type="image/jpeg"/>
</draw:frame>
</text:a>
</text:p>
      <text:p text:style-name="P4">
<text:a xlink:type="simple" xlink:href="https://armyinform.com.ua/wp-content/uploads/2023/07/kristian-gemi-03.jpg" text:style-name="Internet_20_link" text:visited-style-name="Visited_20_Internet_20_Link">
<draw:frame draw:style-name="fr1" draw:name="Image49" text:anchor-type="as-char" svg:width="6.9236in" svg:height="6.9236in" draw:z-index="0">
<draw:image xlink:href="../Images/AРМІЯINFORM/2023-07-09T95-00-00-04-00/kristian-gemi-03-150x150.jpg" xlink:type="simple" xlink:show="embed" xlink:actuate="onLoad" draw:mime-type="image/jpeg"/>
</draw:frame>
</text:a>
</text:p>
      <text:p text:style-name="P4">
<text:a xlink:type="simple" xlink:href="https://armyinform.com.ua/wp-content/uploads/2023/07/kristian-gemi-04.jpg" text:style-name="Internet_20_link" text:visited-style-name="Visited_20_Internet_20_Link">
<draw:frame draw:style-name="fr1" draw:name="Image50" text:anchor-type="as-char" svg:width="6.9236in" svg:height="6.9236in" draw:z-index="0">
<draw:image xlink:href="../Images/AРМІЯINFORM/2023-07-09T95-00-00-04-00/kristian-gemi-04-150x150.jpg" xlink:type="simple" xlink:show="embed" xlink:actuate="onLoad" draw:mime-type="image/jpeg"/>
</draw:frame>
</text:a>
</text:p>
      <text:p text:style-name="P4">
«Завдяки музею і таким виставкам ми розуміємо, що пишеться історія життяминаших дітей. Вони були молоді, успішні, але, не задумуючись, стали на захистрідної землі. Маємо нести з гордістю памʼять про них. Україна повиннавистояти, тому що цей захист ціною життя не має бути даремним. Наші дітизагинули за майбутнє України. Все буде Україна, Україна вистоїть», — сказаламама героя України Вадима Зеленюка.</text:p>
      <text:p text:style-name="P4">
<text:a xlink:type="simple" xlink:href="https://armyinform.com.ua/wp-content/uploads/2023/07/kristian-gemi-05.jpg" text:style-name="Internet_20_link" text:visited-style-name="Visited_20_Internet_20_Link">
<draw:frame draw:style-name="fr1" draw:name="Image51" text:anchor-type="as-char" svg:width="6.9236in" svg:height="6.9236in" draw:z-index="0">
<draw:image xlink:href="../Images/AРМІЯINFORM/2023-07-09T95-00-00-04-00/kristian-gemi-05-150x150.jpg" xlink:type="simple" xlink:show="embed" xlink:actuate="onLoad" draw:mime-type="image/jpeg"/>
</draw:frame>
</text:a>
</text:p>
      <text:p text:style-name="P4">
<text:a xlink:type="simple" xlink:href="https://armyinform.com.ua/wp-content/uploads/2023/07/kristian-gemi-06.jpg" text:style-name="Internet_20_link" text:visited-style-name="Visited_20_Internet_20_Link">
<draw:frame draw:style-name="fr1" draw:name="Image52" text:anchor-type="as-char" svg:width="6.9236in" svg:height="6.9236in" draw:z-index="0">
<draw:image xlink:href="../Images/AРМІЯINFORM/2023-07-09T95-00-00-04-00/kristian-gemi-06-150x150.jpg" xlink:type="simple" xlink:show="embed" xlink:actuate="onLoad" draw:mime-type="image/jpeg"/>
</draw:frame>
</text:a>
</text:p>
      <text:p text:style-name="P4">
<text:a xlink:type="simple" xlink:href="https://armyinform.com.ua/wp-content/uploads/2023/07/kristian-gemi-07.jpg" text:style-name="Internet_20_link" text:visited-style-name="Visited_20_Internet_20_Link">
<draw:frame draw:style-name="fr1" draw:name="Image53" text:anchor-type="as-char" svg:width="6.9236in" svg:height="6.9236in" draw:z-index="0">
<draw:image xlink:href="../Images/AРМІЯINFORM/2023-07-09T95-00-00-04-00/kristian-gemi-07-150x150.jpg" xlink:type="simple" xlink:show="embed" xlink:actuate="onLoad" draw:mime-type="image/jpeg"/>
</draw:frame>
</text:a>
</text:p>
      <text:p text:style-name="P4">
Крістіан Ґемі зазначив, що йому було дуже важливо познайомитися з рідними, чиїпортрети він писав.</text:p>
      <text:p text:style-name="P4">
Міжнародний проєкт реалізовано за ініціативи та за всебічного сприянняМіністерства культури та інформаційної політики України.</text:p>
      <text:p text:style-name="P4">
Виставка працюватиме у виставковому центрі Національного музею історії Україниу Другій світовій війні.</text:p>
      <text:p text:style-name="P4">
Source: <text:a xlink:type="simple" xlink:href="https://armyinform.com.ua/2023/07/09/u-kyyevi-vidkrylasya-vystavka-pro-vijnu-v-ukrayini-vulychnogo-hudozhnyka-z-francziyi-kristiana-gemi/" text:style-name="Internet_20_link" text:visited-style-name="Visited_20_Internet_20_Link">
https://armyinform.com.ua/2023/07/09/u-kyyevi-vidkrylasya-vystavka-pro-vijnu-v-ukrayini-vulychnogo-hudozhnyka-z-francziyi-kristiana-gemi/</text:a>
</text:p>
      <!--NEWS-->
      <text:h text:style-name="P10" text:outline-level="1">
<text:span text:style-name="T4">
Триває публічна кампанія щодо перейменування однієї з вулиць на честь братів Чибінєєвих</text:span>
</text:h>
      <text:p text:style-name="P4">
Author: ['АРМІЯINFORM']</text:p>
      <text:p text:style-name="P4">
Time: 2023-07-09T96:00:00-04:00</text:p>
      <text:p text:style-name="P4">
Description: Про це повідомляє Головне управління розвідки Міністерства оборони України:    «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text:a xlink:type="simple" xlink:href="https://www.facebook.com/DefenceIntelligenceofUkraine/videos/301894368943052/" text:style-name="Internet_20_link" text:visited-style-name="Visited_20_Internet_20_Link">
повідомляє</text:a>
Головне управління розвідки Міністерства оборони України:</text:p>
      <text:p text:style-name="P4">
«3 березня 2022 року, у день свого 34-річчя, Валерій Чибінєєв, Герой України,офіцер ГУР МО України, який командував групою снайперів, загинув у бою зросіянами під Гостомелем.</text:p>
      <text:p text:style-name="P4">
Він не встиг побачити свою єдину дитину, адже дізнався, що стане батьком, задень до своєї загибелі.</text:p>
      <text:p text:style-name="P4">
«Під вечір він прочитав, і встиг тільки відповісти ― «круто», ― розповіла всюжеті ТСН дружина розвідника.</text:p>
      <text:p text:style-name="P4">
7 липня 2023 року, Марту, доньку Героя України, похрестили. Нині його друзіклопочуть, аби одну з вулиць столиці перейменували на честь братів Чибінєєвих.</text:p>
      <text:p text:style-name="P4">
Марта, коли навчиться ходити, обов’язково піде на цю вулицю, обіцяє мама.</text:p>
      <text:p text:style-name="P4">
«Мій обов’язок, щоб вона добре знала, хто її тато», — каже мама дівчинки.</text:p>
      <text:p text:style-name="P4">
Заради вшанування пам’яті Героя України, відважного воєнного розвідникаВалерія Чибінєєва та його брата-десантника Романа Чибінєєва, які обидваполягли на війні з російськими окупантами, у Києві триває публічна кампаніящодо перейменування однієї з вулиць на честь Братів Чибінєєвих.</text:p>
      <text:p text:style-name="P4">
Підтримати ініціативу про перейменування вулиці можна через застосунок «КиївЦифровий» у сервісному розділі "Електронна демократія"/"Опитування",попередньо встановивши додаток на свій смартфон.</text:p>
      <text:p text:style-name="P4">
&lt;https://kyiv.digital/start&gt;
</text:p>
      <text:p text:style-name="P4">
Source: <text:a xlink:type="simple" xlink:href="https://armyinform.com.ua/2023/07/09/tryvaye-publichna-kampaniya-shhodo-perejmenuvannya-odniyeyi-z-vulycz-na-chest-brativ-chybinyeyevyh/" text:style-name="Internet_20_link" text:visited-style-name="Visited_20_Internet_20_Link">
https://armyinform.com.ua/2023/07/09/tryvaye-publichna-kampaniya-shhodo-perejmenuvannya-odniyeyi-z-vulycz-na-chest-brativ-chybinyeyevyh/</text:a>
</text:p>
      <!--NEWS-->
      <text:h text:style-name="P10" text:outline-level="1">
<text:span text:style-name="T4">
Як наші захисники відвоювали ще одну позицію</text:span>
</text:h>
      <text:p text:style-name="P4">
Author: ['АРМІЯINFORM']</text:p>
      <text:p text:style-name="P4">
Time: 2023-07-09T97:00:00-04:00</text:p>
      <text:p text:style-name="P4">
Description: Відео про це Сухопутні війська ЗС України розмістили на своїй сторінці у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Відео про це Сухопутні війська ЗС України<text:a xlink:type="simple" xlink:href="https://www.facebook.com/watch/" text:style-name="Internet_20_link" text:visited-style-name="Visited_20_Internet_20_Link">
розмістили</text:a>
 на своїйсторінці у Facebook:</text:p>
      <text:p text:style-name="P4">
«Контрнаступ у виконанні бригади імені Якова Гандзюка.</text:p>
      <text:p text:style-name="P4">
Ще одна відвойована позиція.</text:p>
      <text:p text:style-name="P4">
Ще кількасот метрів звільненої української землі…».</text:p>
      <text:p text:style-name="P4">
Source: <text:a xlink:type="simple" xlink:href="https://armyinform.com.ua/2023/07/09/suhoputni-vijska-pokazaly-yak-nashi-zahysnyky-vidvoyuvaly-shhe-odnu-pozycziyu/" text:style-name="Internet_20_link" text:visited-style-name="Visited_20_Internet_20_Link">
https://armyinform.com.ua/2023/07/09/suhoputni-vijska-pokazaly-yak-nashi-zahysnyky-vidvoyuvaly-shhe-odnu-pozycziyu/</text:a>
</text:p>
      <!--NEWS-->
      <text:h text:style-name="P10" text:outline-level="1">
<text:span text:style-name="T4">
В ОК «Південь» триває підготовка піхотинців</text:span>
</text:h>
      <text:p text:style-name="P4">
Author: ['АРМІЯINFORM']</text:p>
      <text:p text:style-name="P4">
Time: 2023-07-09T98:00:00-04:00</text:p>
      <text:p text:style-name="P4">
Description: Відео про це оперативне командування «Південь» показало у себе на сторінц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Відео про це оперативне командування «Південь»<text:a xlink:type="simple" xlink:href="https://www.facebook.com/watch/" text:style-name="Internet_20_link" text:visited-style-name="Visited_20_Internet_20_Link">
показало</text:a>
 у себе насторінці у Facebook:</text:p>
      <text:p text:style-name="P4">
«Воїни окремої механізованої бригади підтверджують, що Перемога у сучаснійвійні — це сукупність мужності, витривалості, мудрості, стратегії, сили волі івідваги».</text:p>
      <text:p text:style-name="P4">
Source: <text:a xlink:type="simple" xlink:href="https://armyinform.com.ua/2023/07/09/v-ok-pivden-tryvaye-pidgotovka-pihotyncziv/" text:style-name="Internet_20_link" text:visited-style-name="Visited_20_Internet_20_Link">
https://armyinform.com.ua/2023/07/09/v-ok-pivden-tryvaye-pidgotovka-pihotyncziv/</text:a>
</text:p>
      <!--NEWS-->
      <text:h text:style-name="P10" text:outline-level="1">
<text:span text:style-name="T4">
Коротко. Війна. День 501-й. Відеодайджест</text:span>
</text:h>
      <text:p text:style-name="P4">
Author: ['АРМІЯINFORM']</text:p>
      <text:p text:style-name="P4">
Time: 2023-07-09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Source: <text:a xlink:type="simple" xlink:href="https://armyinform.com.ua/2023/07/09/korotko-vijna-den-501-videodajdzhest/" text:style-name="Internet_20_link" text:visited-style-name="Visited_20_Internet_20_Link">
https://armyinform.com.ua/2023/07/09/korotko-vijna-den-501-videodajdzhest/</text:a>
</text:p>
      <!--NEWS-->
      <text:h text:style-name="P10" text:outline-level="1">
<text:span text:style-name="T4">
Україна і Ліберія обговорили взаємодію в межах ООН і Формулу миру</text:span>
</text:h>
      <text:p text:style-name="P4">
Authors: Ukrinform (Person)</text:p>
      <text:p text:style-name="P4">
Publisher: Укринформ (Organization)</text:p>
      <text:p text:style-name="P4">
Published Time: 2023-07-10T-13:29:00+03:00</text:p>
      <text:p text:style-name="P4">
Modified Time: 2023-07-10T18:29:00+03:00</text:p>
      <text:p text:style-name="P4">
Description: Україна та Ліберія скоординували взаємодію у межах ООН і обговорили питання міжнародного просування Формули миру Президента Володимира Зеленського. — Укрінформ.</text:p>
      <text:p text:style-name="P4">
Images: ['<text:a xlink:type="simple" xlink:href="https://static.ukrinform.com/photos/2023_07/thumb_files/630_360_1689002650-221.jpg" text:style-name="Internet_20_link" text:visited-style-name="Visited_20_Internet_20_Link">
630_360_16890...</text:a>
']</text:p>
      <text:p text:style-name="P4">
Tags: ['ООН', 'Україна', 'Ліберія', 'Формула миру']</text:p>
      <text:p text:style-name="P4">
Type: Article</text:p>
      <!--METADATA-->
      <text:p text:style-name="P4">
<draw:frame draw:style-name="fr1" draw:name="Image54" text:anchor-type="as-char" svg:width="6.9236in" svg:height="3.956343in" draw:z-index="0">
<draw:image xlink:href="../Images/yкринформ/2023-07-10T-13-29-00-03-00/630_360_1689002650-221.jpg" xlink:type="simple" xlink:show="embed" xlink:actuate="onLoad" draw:mime-type="image/jpeg"/>
</draw:frame>
 Україната Ліберія скоординували взаємодію у межах ООН і обговорили питанняміжнародного просування Формули миру Президента Володимира Зеленського.</text:p>
      <text:p text:style-name="P4">
Про це йшлося під час телефонної розмови спеціального представника України зпитань Близького Сходу та Африки Максима Субха із заступницею міністразакордонних справ Ліберії Дюех Грей, передає Укрінформ з посиланням на <text:a xlink:type="simple" xlink:href="https://mfa.gov.ua/news/maksim-subh-proviv-telefonnu-rozmovu-iz-zastupniceyu-ministra-zakordonnih-sprav-liberiyi" text:style-name="Internet_20_link" text:visited-style-name="Visited_20_Internet_20_Link">
пресслужбу МЗС </text:a>
 .</text:p>
      <text:p text:style-name="P4">
"Бесіда була присвячена координації позицій України та Ліберії щодо питаньвзаємодії у межах ООН та інших міжнародних організацій. Особлива увага булаприділена питанню міжнародного просування <text:a xlink:type="simple" xlink:href="https://www.ukrinform.ua/tag-formula-miru" text:style-name="Internet_20_link" text:visited-style-name="Visited_20_Internet_20_Link">
 Формули миру</text:a>
 Президента Зеленського", -поінформували у зовнішньополітичному відомстві.</text:p>
      <text:p text:style-name="P4">
<text:span text:style-name="T4">
Читайте також:</text:span>
 <text:a xlink:type="simple" xlink:href="https://www.ukrinform.ua/rubric-polytics/3556739-liberia-pro-vijnu-v-ukraini-nemae-zodnogo-vipravdanna-vtorgnennu-ta-okupacii-suverennoi-kraini.html" text:style-name="Internet_20_link" text:visited-style-name="Visited_20_Internet_20_Link">
 <text:span text:style-name="T4">
Ліберія</text:span>
 – <text:span text:style-name="T4">
про</text:span>
 <text:span text:style-name="T4">
війну</text:span>
 в <text:span text:style-name="T4">
Україні</text:span>
 : <text:span text:style-name="T4">
Немає</text:span>
<text:span text:style-name="T4">
жодного</text:span>
 <text:span text:style-name="T4">
виправдання</text:span>
 <text:span text:style-name="T4">
вторгненню</text:span>
 та <text:span text:style-name="T4">
окупації</text:span>
 <text:span text:style-name="T4">
суверенної</text:span>
країни </text:a>
</text:p>
      <text:p text:style-name="P4">
Сторони також домовилися узгодити графік двосторонніх контактів високого рівняна ближчу перспективу.</text:p>
      <text:p text:style-name="P4">
Як повідомляв Укрінформ, Президент України Володимир Зеленський у листопаді2022 року під час саміту Групи двадцяти представив Формулу миру із 10 пунктів.</text:p>
      <text:p text:style-name="P4">
На саміті G7 у Хіросімі у травні <text:a xlink:type="simple" xlink:href="https://www.ukrinform.ua/rubric-polytics/3712106-prezident-ukraini-zaproponuvav-provesti-samit-miru-v-lipni.html" text:style-name="Internet_20_link" text:visited-style-name="Visited_20_Internet_20_Link">
 Зеленський запропонував у липні зібратиміжнародний саміт </text:a>
 , присвячений Формулі миру.</text:p>
      <text:p text:style-name="P4">
Source: <text:a xlink:type="simple" xlink:href="https://www.ukrinform.ua/rubric-polytics/3733992-ukraina-i-liberia-obgovorili-vzaemodiu-v-mezah-oon-i-formulu-miru.html" text:style-name="Internet_20_link" text:visited-style-name="Visited_20_Internet_20_Link">
https://www.ukrinform.ua/rubric-polytics/3733992-ukraina-i-liberia-obgovorili-vzaemodiu-v-mezah-oon-i-formulu-miru.html</text:a>
</text:p>
      <!--NEWS-->
      <text:h text:style-name="P10" text:outline-level="1">
<text:span text:style-name="T4">
Книги про війну в Україні вийдуть у Кореї, Словаччині та США</text:span>
</text:h>
      <text:p text:style-name="P4">
Authors: Ukrinform (Person)</text:p>
      <text:p text:style-name="P4">
Publisher: Укринформ (Organization)</text:p>
      <text:p text:style-name="P4">
Published Time: 2023-07-10T-16:44:00+03:00</text:p>
      <text:p text:style-name="P4">
Modified Time: 2023-07-10T16:44:00+03:00</text:p>
      <text:p text:style-name="P4">
Description: Права на книгу «#Маріуполь #Надія» продані у Корею та Словаччину, а видання «77 днів лютого» вийде у США. — Укрінформ.</text:p>
      <text:p text:style-name="P4">
Images: ['<text:a xlink:type="simple" xlink:href="https://static.ukrinform.com/photos/2023_07/thumb_files/630_360_1688994865-650.jpeg" text:style-name="Internet_20_link" text:visited-style-name="Visited_20_Internet_20_Link">
630_360_16889...</text:a>
', '<text:a xlink:type="simple" xlink:href="https://static.ukrinform.com/photos/2023_07/1688994866-590.jpeg" text:style-name="Internet_20_link" text:visited-style-name="Visited_20_Internet_20_Link">
1688994866-59...</text:a>
', '<text:a xlink:type="simple" xlink:href="https://static.ukrinform.com/photos/2023_07/1688994865-439.jpeg" text:style-name="Internet_20_link" text:visited-style-name="Visited_20_Internet_20_Link">
1688994865-43...</text:a>
', '<text:a xlink:type="simple" xlink:href="https://static.ukrinform.com/photos/2023_07/1688994864-115.jpg" text:style-name="Internet_20_link" text:visited-style-name="Visited_20_Internet_20_Link">
1688994864-11...</text:a>
']</text:p>
      <text:p text:style-name="P4">
Tags: ['Книги', 'Корея', 'США', 'Україна', 'Словаччина', 'Війна з Росією']</text:p>
      <text:p text:style-name="P4">
Type: Article</text:p>
      <!--METADATA-->
      <text:p text:style-name="P4">
<draw:frame draw:style-name="fr1" draw:name="Image55" text:anchor-type="as-char" svg:width="6.9236in" svg:height="3.956343in" draw:z-index="0">
<draw:image xlink:href="../Images/yкринформ/2023-07-10T-16-44-00-03-00/630_360_1688994865-650.jpeg" xlink:type="simple" xlink:show="embed" xlink:actuate="onLoad" draw:mime-type="image/jpeg"/>
</draw:frame>
 Права накнигу «#Маріуполь #Надія» продані у Корею та Словаччину, а видання «77 днівлютого» вийде у США.</text:p>
      <text:p text:style-name="P4">
Про це Укрінформу повідомили в Об’єднанні українських продюсерів (ОУП), якевиступило співпродюсером книги «#Маріуполь #Надія».</text:p>
      <text:p text:style-name="P4">
«Для памʼяті має значення, хто і як зможе описати трагедію. Сама трагедія безтакого опису забудеться і стане просто історією без висновків і дій. Ця книга- щоденник, який і зараз, і після нашої перемоги закарбовує в нас необхідністьбути сильними та підготовленими», - сказав співзасновник ОУП ВолодимирБородянський.</text:p>
      <text:p text:style-name="P4">
<draw:frame draw:style-name="fr1" draw:name="Image56" text:anchor-type="as-char" svg:width="6.615776in" svg:height="10.0in" draw:z-index="0">
<draw:image xlink:href="../Images/yкринформ/2023-07-10T-16-44-00-03-00/1688994866-590.jpeg" xlink:type="simple" xlink:show="embed" xlink:actuate="onLoad" draw:mime-type="image/jpeg"/>
</draw:frame>
</text:p>
      <text:p text:style-name="P4">
Обидві книги надруковані у видавництві «Лабораторія». Блокадний щоденникмаріупольської журналістки Надії Сухорукової вийшов у лютому 2023 р., а «77днів лютого» буде опубліковано на сервісі читання Scribd.</text:p>
      <text:p text:style-name="P4">
<draw:frame draw:style-name="fr1" draw:name="Image57" text:anchor-type="as-char" svg:width="6.674907in" svg:height="10.0in" draw:z-index="0">
<draw:image xlink:href="../Images/yкринформ/2023-07-10T-16-44-00-03-00/1688994865-439.jpeg" xlink:type="simple" xlink:show="embed" xlink:actuate="onLoad" draw:mime-type="image/jpeg"/>
</draw:frame>
</text:p>
      <text:p text:style-name="P4">
<text:span text:style-name="T4">
Читайте також:</text:span>
 <text:a xlink:type="simple" xlink:href="https://www.ukrinform.ua/rubric-culture/3733853-u-kievi-prezentuvali-knizku-pro-geroiv-ukraini.html" text:style-name="Internet_20_link" text:visited-style-name="Visited_20_Internet_20_Link">
 У Києві <text:span text:style-name="T4">
презентув</text:span>
 али книжку про героїв України</text:a>
</text:p>
      <text:p text:style-name="P4">
<draw:frame draw:style-name="fr1" draw:name="Image58" text:anchor-type="as-char" svg:width="6.9236in" svg:height="9.265708in" draw:z-index="0">
<draw:image xlink:href="../Images/yкринформ/2023-07-10T-16-44-00-03-00/1688994864-115.jpg" xlink:type="simple" xlink:show="embed" xlink:actuate="onLoad" draw:mime-type="image/jpeg"/>
</draw:frame>
</text:p>
      <text:p text:style-name="P4">
Ці видання фіксують дійсність українців на початку повномасштабної агресіїРосії. Історія російсько-української війни в них описана крізь призму історійзвичайних людей, мешканців прифронтових територій, які пережили бомбардування,<text:a xlink:type="simple" xlink:href="https://www.ukrinform.ua/tag-okupacia" text:style-name="Internet_20_link" text:visited-style-name="Visited_20_Internet_20_Link">
 окупацію </text:a>
 , евакуацію. Поєднуючипринцип документальності та авторської суб'єктивності, вони є розповідямибезпосередніх свідків війни.</text:p>
      <text:p text:style-name="P4">
</text:p>
      <text:p text:style-name="P4">
«Такі книги потрібно читати, зберігати і потім давати читати тим, хто забуде,через що ми пройшли», - переконаний Бородянський.</text:p>
      <text:p text:style-name="P4">
Як повідомляв Укрінформ, Об’єднання українських продюсерів  знялодокументальний <text:a xlink:type="simple" xlink:href="https://www.ukrinform.ua/rubric-culture/3547643-v-ukraini-znali-dokumentalnij-film-mariupol-nevtracena-nadia.html" text:style-name="Internet_20_link" text:visited-style-name="Visited_20_Internet_20_Link">
 фільм «Маріуполь. Невтрачена надія».</text:a>
</text:p>
      <text:p text:style-name="P4">
Source: <text:a xlink:type="simple" xlink:href="https://www.ukrinform.ua/rubric-culture/3733946-knigi-pro-vijnu-v-ukraini-vijdut-u-korei-slovaccini-ta-ssa.html" text:style-name="Internet_20_link" text:visited-style-name="Visited_20_Internet_20_Link">
https://www.ukrinform.ua/rubric-culture/3733946-knigi-pro-vijnu-v-ukraini-vijdut-u-korei-slovaccini-ta-ssa.html</text:a>
</text:p>
      <!--NEWS-->
      <text:h text:style-name="P10" text:outline-level="1">
<text:span text:style-name="T4">
В Узбекистані на виборах переміг чинний президент</text:span>
</text:h>
      <text:p text:style-name="P4">
Authors: Ukrinform (Person)</text:p>
      <text:p text:style-name="P4">
Publisher: Укринформ (Organization)</text:p>
      <text:p text:style-name="P4">
Published Time: 2023-07-10T-18:10:00+03:00</text:p>
      <text:p text:style-name="P4">
Modified Time: 2023-07-10T15:10:00+03:00</text:p>
      <text:p text:style-name="P4">
Description: Чинний президент Узбекистану Шавкат Мірзійоєв здобув прогнозовану перемогу на дострокових виборах президента країни, які відбулися в неділю. — Укрінформ.</text:p>
      <text:p text:style-name="P4">
Images: ['<text:a xlink:type="simple" xlink:href="https://static.ukrinform.com/photos/2016_12/thumb_files/630_360_1481054048-7864.jpg" text:style-name="Internet_20_link" text:visited-style-name="Visited_20_Internet_20_Link">
630_360_14810...</text:a>
']</text:p>
      <text:p text:style-name="P4">
Tags: ['Узбекистан', 'Вибори', 'Вибори Президента']</text:p>
      <text:p text:style-name="P4">
Type: Article</text:p>
      <!--METADATA-->
      <text:p text:style-name="P4">
<draw:frame draw:style-name="fr1" draw:name="Image60" text:anchor-type="as-char" svg:width="6.9236in" svg:height="3.956343in" draw:z-index="0">
<draw:image xlink:href="../Images/yкринформ/2023-07-10T-18-10-00-03-00/630_360_1481054048-7864.jpg" xlink:type="simple" xlink:show="embed" xlink:actuate="onLoad" draw:mime-type="image/jpeg"/>
</draw:frame>
 Чиннийпрезидент Узбекистану Шавкат Мірзійоєв здобув прогнозовану перемогу надострокових виборах президента країни, які відбулися в неділю.</text:p>
      <text:p text:style-name="P4">
Як передає Укрінформ, попередні результати виборів оприлюднені <text:a xlink:type="simple" xlink:href="https://saylov.uz/ru/news/2023/07/10/ozbekiston-respublikasi-prezidenti-saylovining-dastlabki-natijalari" text:style-name="Internet_20_link" text:visited-style-name="Visited_20_Internet_20_Link">
 на офіційномусайті </text:a>
 Центрального виборчого комітету(ЦВК).</text:p>
      <text:p text:style-name="P4">
Згідно з ними, за Мірзійоєва віддали голоси 87,05% виборців.</text:p>
      <text:p text:style-name="P4">
<text:span text:style-name="T4">
Читайте також:</text:span>
 <text:a xlink:type="simple" xlink:href="https://www.ukrinform.ua/rubric-polytics/3733625-zelenskij-pro-vibori-v-ssa-dla-nas-vazlivo-zberegti-dvopartijnu-pidtrimku.html" text:style-name="Internet_20_link" text:visited-style-name="Visited_20_Internet_20_Link">
 Зеленський про <text:span text:style-name="T4">
вибор</text:span>
 и в США: Для нас важливозберегти двопартійну підтримку </text:a>
</text:p>
      <text:p text:style-name="P4">
Решта кандидатів, серед яких Робахон Махмудова, Улугбек Іноятов та АбдушукурХамзаєв, набрали менш як 5% голосів кожен.</text:p>
      <text:p text:style-name="P4">
Також повідомляється, що станом на 17:00 9 липня за місцевим часом явкавиборців на дільницях становила майже 70%, або 13 459 677 людей.</text:p>
      <text:p text:style-name="P4">
Президентські вибори 9 липня стали першими після внесення змін до Конституціїкраїни на основі результатів референдуму, проведеного 30 квітня.</text:p>
      <text:p text:style-name="P4">
<text:span text:style-name="T4">
Читайте також:</text:span>
 <text:a xlink:type="simple" xlink:href="https://www.ukrinform.ua/rubric-world/3733421-v-uzbekistani-prohodat-dostrokovi-prezidentski-vibori.html" text:style-name="Internet_20_link" text:visited-style-name="Visited_20_Internet_20_Link">
 В Узбекистані проходять дострокові президентські<text:span text:style-name="T4">
вибор</text:span>
 и </text:a>
</text:p>
      <text:p text:style-name="P4">
Поправки до Основного закону передбачають збільшення тривалості каденціїлідера Узбекистану із п’яти до семи років.</text:p>
      <text:p text:style-name="P4">
Як повідомлялося, в Узбекистані у неділю, 9 липня, проходили достроковіпрезидентські вибори.</text:p>
      <text:p text:style-name="P4">
Source: <text:a xlink:type="simple" xlink:href="https://www.ukrinform.ua/rubric-world/3733895-v-uzbekistani-na-viborah-peremig-cinnij-prezident.html" text:style-name="Internet_20_link" text:visited-style-name="Visited_20_Internet_20_Link">
https://www.ukrinform.ua/rubric-world/3733895-v-uzbekistani-na-viborah-peremig-cinnij-prezident.html</text:a>
</text:p>
      <!--NEWS-->
      <text:h text:style-name="P10" text:outline-level="1">
<text:span text:style-name="T4">
У РФ розстріляли командира підводного човна, який рік тому обстріляв Вінницю «Калібрами»</text:span>
</text:h>
      <text:p text:style-name="P4">
Authors: Ukrinform (Person)</text:p>
      <text:p text:style-name="P4">
Publisher: Укринформ (Organization)</text:p>
      <text:p text:style-name="P4">
Published Time: 2023-07-10T-1:45:00+03:00</text:p>
      <text:p text:style-name="P4">
Modified Time: 2023-07-10T21:45:00+03:00</text:p>
      <text:p text:style-name="P4">
Description: У Росії невідомий розстріляв командира підводного човна "Краснодар" Станіслава Ржицького, який причетний до ракетних обстрілів України, зокрема терористичного удару по Вінниці 14 липня 2022 року. — Укрінформ.</text:p>
      <text:p text:style-name="P4">
Images: ['<text:a xlink:type="simple" xlink:href="https://static.ukrinform.com/photos/2023_07/thumb_files/630_360_1689015401-889.jpg" text:style-name="Internet_20_link" text:visited-style-name="Visited_20_Internet_20_Link">
630_360_16890...</text:a>
']</text:p>
      <text:p text:style-name="P4">
Tags: ['Обстріл', 'Ракета', 'Смерть', 'Вінниця', 'Вбивство', 'Підводний човен', 'Війна з Росією']</text:p>
      <text:p text:style-name="P4">
Type: Article</text:p>
      <!--METADATA-->
      <text:p text:style-name="P4">
<draw:frame draw:style-name="fr1" draw:name="Image61" text:anchor-type="as-char" svg:width="6.9236in" svg:height="3.956343in" draw:z-index="0">
<draw:image xlink:href="../Images/yкринформ/2023-07-10T-1-45-00-03-00/630_360_1689015401-889.jpg" xlink:type="simple" xlink:show="embed" xlink:actuate="onLoad" draw:mime-type="image/jpeg"/>
</draw:frame>
 У Росіїневідомий розстріляв командира підводного човна "Краснодар" СтаніславаРжицького, який причетний до ракетних обстрілів України, зокрематерористичного удару по Вінниці 14 липня 2022 року.</text:p>
      <text:p text:style-name="P4">
Про це передає Укрінформ із посиланням на <text:a xlink:type="simple" xlink:href="https://tsn.ua/ato/u-rosiyi-rozstrilyali-komandira-pidvodnogo-chovna-yakiy-raketami-obstrilyuvav-ukrayinu-podrobici-2367457.html" text:style-name="Internet_20_link" text:visited-style-name="Visited_20_Internet_20_Link">
 ТСН </text:a>
 .</text:p>
      <text:p text:style-name="P4">
42-річного Ржицького застрелили 10 липня під час пробіжки. Невідомий випустиву нього 5 куль.</text:p>
      <text:p text:style-name="P4">
Врятувати російського терориста не вдалося. Він загинув на місці. Попередньоневідомого, який ліквідував окупанта, не знайшли.</text:p>
      <text:p text:style-name="P4">
Російські пропагандисти заявили, що за Ржицьким нібито стежив "кілер", якийдобре знав його маршрути. Він ліквідував окупанта 10 липня о 7:00 у парку,куди той вийшов на ранкову пробіжку.</text:p>
      <text:p text:style-name="P4">
У Краснодарі Ржицький займався "мобілізаційною роботою". Відомо, що перед тимзагарбник мешкав в окупованому Севастополі.</text:p>
      <text:p text:style-name="P4">
<text:span text:style-name="T4">
Читайте також:</text:span>
 <text:span text:style-name="T4">
<text:a xlink:type="simple" xlink:href="https://www.ukrinform.ua/rubric-ato/3733656-zsu-znisili-vze-234-480-rosijskih-zagarbnikiv.html" text:style-name="Internet_20_link" text:visited-style-name="Visited_20_Internet_20_Link">
 ЗСУ знищили вже 234 480 російських загарбників</text:a>
 </text:span>
</text:p>
      <text:p text:style-name="P4">
Нагадаємо: 14 липня 2022 року ворог ударив по Вінниці двома ракетами «Калібр».Ракети влучили у Будинок офіцерів, розташований на площі Перемоги. Унаслідокворожого обстрілу зруйноване приміщення Будинку офіцерів, ущент згорівмедичний центр, розташований у будинку побуту «Ювілейний», були знищені тапошкоджені близько пів сотні автівок.</text:p>
      <text:p text:style-name="P4">
Від влучання ворожих ракет загинули 29 осіб, у тому числі діти. Постраждалипонад 200 людей.</text:p>
      <text:p text:style-name="P4">
<text:span text:style-name="T4">
Читайте також:</text:span>
 <text:span text:style-name="T4">
<text:a xlink:type="simple" xlink:href="https://www.ukrinform.ua/rubric-regions/3732909-u-vinnici-visadili-sakuri-v-pamat-pro-zagiblih-vid-raketnogo-obstrilu.html" text:style-name="Internet_20_link" text:visited-style-name="Visited_20_Internet_20_Link">
 У Вінниці висадили сакури в пам'ять про загиблих відракетного обстрілу </text:a>
 </text:span>
</text:p>
      <text:p text:style-name="P4">
Вінницька міська рада до роковин трагедії оголосила 14 липня днем жалоби зазагиблими унаслідок ворожого ракетного обстрілу. Цього дня їх пам'ять вшануютьмеморіальним заходом «Янголи пам'яті».</text:p>
      <text:p text:style-name="P4">
Source: <text:a xlink:type="simple" xlink:href="https://www.ukrinform.ua/rubric-ato/3734071-u-rf-rozstrilali-komandira-pidvodnogo-covna-akij-rik-tomu-obstrilav-vinnicu-kalibrami.html" text:style-name="Internet_20_link" text:visited-style-name="Visited_20_Internet_20_Link">
https://www.ukrinform.ua/rubric-ato/3734071-u-rf-rozstrilali-komandira-pidvodnogo-covna-akij-rik-tomu-obstrilav-vinnicu-kalibrami.html</text:a>
</text:p>
      <!--NEWS-->
      <text:h text:style-name="P10" text:outline-level="1">
<text:span text:style-name="T4">
Міністри культури України, Балтії та Польщі підписали Декларацію на підтримку України</text:span>
</text:h>
      <text:p text:style-name="P4">
Authors: Ukrinform (Person)</text:p>
      <text:p text:style-name="P4">
Publisher: Укринформ (Organization)</text:p>
      <text:p text:style-name="P4">
Published Time: 2023-07-10T-20:58:00+03:00</text:p>
      <text:p text:style-name="P4">
Modified Time: 2023-07-10T14:58:00+03:00</text:p>
      <text:p text:style-name="P4">
Description: Міністри культури Латвії, Литви, Естонії, Польщі й України, а також представник ЮНЕСКО взяли участь у круглому столі в Ризі, за підсумками якого була підписана Спільна декларація щодо посилення захисту та відновлення культурної спадщини України в контексті міжнародного співробітництва. — Укрінформ.</text:p>
      <text:p text:style-name="P4">
Images: ['<text:a xlink:type="simple" xlink:href="https://static.ukrinform.com/photos/2023_07/thumb_files/630_360_1688990438-564.jpg" text:style-name="Internet_20_link" text:visited-style-name="Visited_20_Internet_20_Link">
630_360_16889...</text:a>
']</text:p>
      <text:p text:style-name="P4">
Tags: ['Культурна спадщина', 'Латвія', 'Литва', 'Польща', 'Україна', 'ЮНЕСКО', 'МКІП ']</text:p>
      <text:p text:style-name="P4">
Type: Article</text:p>
      <!--METADATA-->
      <text:p text:style-name="P4">
<draw:frame draw:style-name="fr1" draw:name="Image62" text:anchor-type="as-char" svg:width="6.9236in" svg:height="3.956343in" draw:z-index="0">
<draw:image xlink:href="../Images/yкринформ/2023-07-10T-20-58-00-03-00/630_360_1688990438-564.jpg" xlink:type="simple" xlink:show="embed" xlink:actuate="onLoad" draw:mime-type="image/jpeg"/>
</draw:frame>
 Міністрикультури Латвії, Литви, Естонії, Польщі й України, а також представник ЮНЕСКОвзяли участь у круглому столі в Ризі, за підсумками якого була підписанаСпільна декларація щодо посилення захисту та відновлення культурної спадщиниУкраїни в контексті міжнародного співробітництва.</text:p>
      <text:p text:style-name="P4">
Про це повідомляє Укрінформ із посиланням на сайт <text:a xlink:type="simple" xlink:href="https://mkip.gov.ua/news/9454.html" text:style-name="Internet_20_link" text:visited-style-name="Visited_20_Internet_20_Link">
 МКІП.</text:a>
</text:p>
      <text:p text:style-name="P4">
Декларацію підписали міністр культури Латвії Науріс Пунтуліс, міністр культурита інформаційної політики України Олександр Ткаченко, міністр культури танаціональної спадщини Польщі Пйотр Глінський, міністри культури Литви СімонасКайріс та Естонії Хейді Пурга.</text:p>
      <text:p text:style-name="P4">
Крім них, участь в круглому столі взяв заступник генерального директора ЮНЕСКОз питань культури Ернесто Оттоне. Круглий стіл був організований з нагодивідзначення 20-річчя Конвенції ЮНЕСКО про охорону нематеріальної культурноїспадщини та як частина відзначення150-річчня Латвійського фестивалю пісні ітанцю (внесений до Списку ЮНЕСКО шедеврів усної та нематеріальної культурноїспадщини людства).</text:p>
      <text:p text:style-name="P4">
Дискусія під час круглого столу була спрямована на важливість захисту,збереження та відновлення української культурної спадщини в умовахповномасштабної війни в Україні.</text:p>
      <text:p text:style-name="P4">
</text:p>
      <text:p text:style-name="P4">
Олександр Ткаченко під час проведення круглого столу подякував країнам-партнерам за масштабну підтримку та солідарність з незалежною, мирною тадемократичною Україною, зокрема у сферах захисту та збереження <text:a xlink:type="simple" xlink:href="https://www.ukrinform.ua/tag-kulturna-spadsina" text:style-name="Internet_20_link" text:visited-style-name="Visited_20_Internet_20_Link">
 культурноїспадщини </text:a>
 та консолідаціїзусиль у підтримці українських культурних та креативних секторів під часнеспровокованої військової агресії Росії проти України, яка триває вже 500днів, де об’єкти культурної спадщини продовжують бути стратегічними цілямиатак російської армії.</text:p>
      <text:p text:style-name="P4">
<text:span text:style-name="T4">
Читайте також:</text:span>
 <text:a xlink:type="simple" xlink:href="https://www.ukrinform.ua/rubric-culture/3732254-u-mkip-rozpovili-unesko-pro-obstril-istoricnogo-arealu-lvova.html" text:style-name="Internet_20_link" text:visited-style-name="Visited_20_Internet_20_Link">
 У МКІП розповіли ЮНЕСКО про обстріл історичного ареалуЛьвова </text:a>
</text:p>
      <text:p text:style-name="P4">
Крім того, український міністр акцентував увагу на необхідності захистукультурної спадщини в зоні бойових дій та на тимчасово окупованих територіях.Він також підкреслив важливість впровадження ефективних механізмів протидіїпограбуванню та незаконному вивезенню українських культурних цінностей натериторію Росії або на тимчасово окуповані території, що здійснюєтьсяросійською окупаційною владою, оскільки це є грубим порушенням міжнародногоправа.</text:p>
      <text:p text:style-name="P4">
За результатами круглого столу, сторони-учасники підписали Спільну декларацію,в якій міністри культури заявили про намір посилити зусилля з охорони тапромоції культурної спадщини України, зокрема нематеріальної. Вони закликалиЄвропейську комісію та країни-члени ЄС збільшити фінансову підтримку длявідновлення культурних та креативних секторів та реставрації культурноїспадщини України, які постраждали від війни Росії проти України. Також булонаголошено на необхідності створення міжнародного Фонду захисту культурноїспадщини України та наданні цільової підтримки і забезпеченні безпечного тасприятливого середовища для українських спільнот, що отримали тимчасовийприхисток, з метою збереження та передачі їх нематеріальної культурноїспадщини.</text:p>
      <text:p text:style-name="P4">
<text:span text:style-name="T4">
Читайте також:</text:span>
 <text:a xlink:type="simple" xlink:href="https://www.ukrinform.ua/rubric-culture/3730011-ukraina-ta-litva-spivpracuvatimut-u-sferi-didzitalizacii-kulturnoi-spadsini.html" text:style-name="Internet_20_link" text:visited-style-name="Visited_20_Internet_20_Link">
 <text:span text:style-name="T4">
Україна</text:span>
 та <text:span text:style-name="T4">
Литва</text:span>
 <text:span text:style-name="T4">
співпрацюватимуть</text:span>
 у<text:span text:style-name="T4">
сфері</text:span>
 <text:span text:style-name="T4">
діджиталізації</text:span>
 <text:span text:style-name="T4">
культурної</text:span>
 <text:span text:style-name="T4">
спадщини</text:span>
</text:a>
</text:p>
      <text:p text:style-name="P4">
Делегації на чолі з міністрами культури відвідали Латвійський Національнийхудожній музей та Музей арт-нуво в Ризі. У рамках святкування 150-річчяЛатвійського фестивалю пісні і танцю вони подивилися танцювальну виставу«Вічний рух» на стадіоні «Даугава» і відвідали фінальний концерт свята -«Разом вверх» в Межапарку.</text:p>
      <text:p text:style-name="P4">
Як повідомляв Укрінформ, напередодні Олександр Ткаченко повідомив, щоросійські війська за час повномасштабної війни проти України <text:a xlink:type="simple" xlink:href="https://www.ukrinform.ua/amp/rubric-culture/3733248-u-mkip-nazvali-kilkist-zrujnovanih-ta-poskodzenih-armieu-rf-kulturnih-pamatok.html" text:style-name="Internet_20_link" text:visited-style-name="Visited_20_Internet_20_Link">
 зруйнували абопошкодили 1,5 тис. об’єктів культурної інфраструктури та 600 пам’яток культурий історії. </text:a>
</text:p>
      <text:p text:style-name="P4">
<text:span text:style-name="T5">
Фото: МКІП</text:span>
</text:p>
      <text:p text:style-name="P4">
Source: <text:a xlink:type="simple" xlink:href="https://www.ukrinform.ua/rubric-culture/3733886-ministri-kulturi-ukraini-baltii-ta-polsi-pidpisali-deklaraciu-na-pidtrimku-ukraini.html" text:style-name="Internet_20_link" text:visited-style-name="Visited_20_Internet_20_Link">
https://www.ukrinform.ua/rubric-culture/3733886-ministri-kulturi-ukraini-baltii-ta-polsi-pidpisali-deklaraciu-na-pidtrimku-ukraini.html</text:a>
</text:p>
      <!--NEWS-->
      <text:h text:style-name="P10" text:outline-level="1">
<text:span text:style-name="T4">
Неподалік столиці Ісландії почалося виверження вулкана</text:span>
</text:h>
      <text:p text:style-name="P4">
Authors: Ukrinform (Person)</text:p>
      <text:p text:style-name="P4">
Publisher: Укринформ (Organization)</text:p>
      <text:p text:style-name="P4">
Published Time: 2023-07-10T-2:37:00+03:00</text:p>
      <text:p text:style-name="P4">
Modified Time: 2023-07-10T21:37:00+03:00</text:p>
      <text:p text:style-name="P4">
Description: Неподалік від столиці Ісландії Рейк’явіка після декількох днів сейсмічної активності почалося виверження вулкана. — Укрінформ.</text:p>
      <text:p text:style-name="P4">
Images: ['<text:a xlink:type="simple" xlink:href="https://static.ukrinform.com/photos/2023_07/thumb_files/630_360_1689014138-724.jpg" text:style-name="Internet_20_link" text:visited-style-name="Visited_20_Internet_20_Link">
630_360_16890...</text:a>
']</text:p>
      <text:p text:style-name="P4">
Tags: ['Ісландія', 'Вулкан', 'Землетрус']</text:p>
      <text:p text:style-name="P4">
Type: Article</text:p>
      <!--METADATA-->
      <text:p text:style-name="P4">
<draw:frame draw:style-name="fr1" draw:name="Image64" text:anchor-type="as-char" svg:width="6.9236in" svg:height="3.956343in" draw:z-index="0">
<draw:image xlink:href="../Images/yкринформ/2023-07-10T-2-37-00-03-00/630_360_1689014138-724.jpg" xlink:type="simple" xlink:show="embed" xlink:actuate="onLoad" draw:mime-type="image/jpeg"/>
</draw:frame>
 Неподаліквід столиці Ісландії Рейк’явіка після декількох днів сейсмічної активностіпочалося виверження вулкана.</text:p>
      <text:p text:style-name="P4">
Як передає Укрінформ, про це повідомляє <text:a xlink:type="simple" xlink:href="https://icelandmonitor.mbl.is/news/news/2023/07/10/breaking_news_volcanic_eruption_has_started_near_li/" text:style-name="Internet_20_link" text:visited-style-name="Visited_20_Internet_20_Link">
 Iceland Monitor</text:a>
.</text:p>
      <text:p text:style-name="P4">
Зазначається, що на півострові Рейкьянес почалося нове виверження вулкана.</text:p>
      <text:p text:style-name="P4">
Тиждень тому з району виверження надійшли повідомлення про значний підйомґрунту у багатьох місцях.</text:p>
      <text:p text:style-name="P4">
<text:span text:style-name="T4">
Читайте також:</text:span>
 <text:a xlink:type="simple" xlink:href="https://www.ukrinform.ua/rubric-world/3722249-vulkan-na-filippinah-pocav-vivergati-lavu.html" text:style-name="Internet_20_link" text:visited-style-name="Visited_20_Internet_20_Link">
 <text:span text:style-name="T4">
Вулкан</text:span>
 на Філіппінах почав вивергати лаву</text:a>
</text:p>
      <text:p text:style-name="P4">
Наступного дня, 4 липня, в регіоні відбулася низка землетрусів. Відтодікількість підземних поштовхів зросла до тисяч, багато з яких перевищували 4бали за шкалою Ріхтера, а деякі перевищували 5 балів.</text:p>
      <text:p text:style-name="P4">
Про значні структурні пошкодження не повідомляли.</text:p>
      <text:p text:style-name="P4">
Вулкан розташований неподалік від місця попередніх вивержень, що відбулися у2021 та 2022 роках.</text:p>
      <text:p text:style-name="P4">
Фото: Скріншот</text:p>
      <text:p text:style-name="P4">
Source: <text:a xlink:type="simple" xlink:href="https://www.ukrinform.ua/rubric-world/3734066-nepodalik-stolici-islandii-pocalosa-viverzenna-vulkana.html" text:style-name="Internet_20_link" text:visited-style-name="Visited_20_Internet_20_Link">
https://www.ukrinform.ua/rubric-world/3734066-nepodalik-stolici-islandii-pocalosa-viverzenna-vulkana.html</text:a>
</text:p>
      <!--NEWS-->
      <text:h text:style-name="P10" text:outline-level="1">
<text:span text:style-name="T4">
Вступ Києва до НАТО можливий лише після війни - МЗС Італії</text:span>
</text:h>
      <text:p text:style-name="P4">
Authors: Ukrinform (Person)</text:p>
      <text:p text:style-name="P4">
Publisher: Укринформ (Organization)</text:p>
      <text:p text:style-name="P4">
Published Time: 2023-07-10T-3:26:00+03:00</text:p>
      <text:p text:style-name="P4">
Modified Time: 2023-07-10T21:26:00+03:00</text:p>
      <text:p text:style-name="P4">
Description: Міністр закордонних справ Італії Антоніо Таяні заявив, що Україна вступить до НАТО лише після закінчення війни з Москвою. — Укрінформ.</text:p>
      <text:p text:style-name="P4">
Images: ['<text:a xlink:type="simple" xlink:href="https://static.ukrinform.com/photos/2017_01/thumb_files/630_360_1484820684-8338-foto-european-external-action-service-followflickr.jpg" text:style-name="Internet_20_link" text:visited-style-name="Visited_20_Internet_20_Link">
630_360_14848...</text:a>
']</text:p>
      <text:p text:style-name="P4">
Tags: ['Італія', 'НАТО', 'Саміт НАТО', 'Україна', 'Комісія Україна-НАТО', 'Війна з Росією']</text:p>
      <text:p text:style-name="P4">
Type: Article</text:p>
      <!--METADATA-->
      <text:p text:style-name="P4">
<draw:frame draw:style-name="fr1" draw:name="Image65" text:anchor-type="as-char" svg:width="6.9236in" svg:height="3.956343in" draw:z-index="0">
<draw:image xlink:href="../Images/yкринформ/2023-07-10T-3-26-00-03-00/630_360_1484820684-8338-foto-european-external-action-service-followflickr.jpg" xlink:type="simple" xlink:show="embed" xlink:actuate="onLoad" draw:mime-type="image/jpeg"/>
</draw:frame>
 Міністр закордонних справ ІталіїАнтоніо Таяні заявив, що Україна вступить до НАТО лише після закінчення війниз Москвою.</text:p>
      <text:p text:style-name="P4">
Як передає Укрінформ, про це повідомляє <text:a xlink:type="simple" xlink:href="https://www.repubblica.it/esteri/2023/07/10/diretta/guerra_ucraina_russia_news_oggi-407211023/" text:style-name="Internet_20_link" text:visited-style-name="Visited_20_Internet_20_Link">
 La Repubblica.</text:a>
</text:p>
      <text:p text:style-name="P4">
«Я вважаю, що правильний вибір – дати почати працювати Раді Україна - НАТО,щоб підготувати ґрунт для майбутнього членства (України - ред.), якеобов’язково має відбутися після війни», - заявив міністр закордонних справІталії напередодні саміту НАТО у Вільнюсі.</text:p>
      <text:p text:style-name="P4">
<text:span text:style-name="T4">
Читайте також:</text:span>
 <text:span text:style-name="T4">
<text:a xlink:type="simple" xlink:href="https://www.ukrinform.ua/rubric-polytics/3734055-zelenskij-ukraini-potriben-citkij-signal-sodo-majbutnogo-clenstva-v-nato-same-zaraz.html" text:style-name="Internet_20_link" text:visited-style-name="Visited_20_Internet_20_Link">
 Зеленський: Україні потрібен чіткий сигнал щодомайбутнього членства в НАТО — саме зараз </text:a>
 </text:span>
</text:p>
      <text:p text:style-name="P4">
Як повідомлялося, 11-12 липня у Вільнюсі відбудеться <text:span text:style-name="T4">
<text:a xlink:type="simple" xlink:href="https://www.ukrinform.ua/tag-samit-nato" text:style-name="Internet_20_link" text:visited-style-name="Visited_20_Internet_20_Link">
 саміт НАТО</text:a>
 </text:span>
 , під час якого Україна хочеотримати чіткі гарантії безпеки та зрозумілу перспективу членства в Альянсі.</text:p>
      <text:p text:style-name="P4">
<text:span text:style-name="T5">
Фото: European External Action Service Follow/Flickr</text:span>
</text:p>
      <text:p text:style-name="P4">
Source: <text:a xlink:type="simple" xlink:href="https://www.ukrinform.ua/rubric-polytics/3734064-vstup-kieva-do-nato-mozlivij-lise-pisla-vijni-mzs-italii.html" text:style-name="Internet_20_link" text:visited-style-name="Visited_20_Internet_20_Link">
https://www.ukrinform.ua/rubric-polytics/3734064-vstup-kieva-do-nato-mozlivij-lise-pisla-vijni-mzs-italii.html</text:a>
</text:p>
      <!--NEWS-->
      <text:h text:style-name="P10" text:outline-level="1">
<text:span text:style-name="T4">
Президент США і король Британії обговорили подолання кліматичної кризи – Білий дім</text:span>
</text:h>
      <text:p text:style-name="P4">
Authors: Ukrinform (Person)</text:p>
      <text:p text:style-name="P4">
Publisher: Укринформ (Organization)</text:p>
      <text:p text:style-name="P4">
Published Time: 2023-07-10T-4:17:19+03:00</text:p>
      <text:p text:style-name="P4">
Modified Time: 2023-07-10T21:17:19+03:00</text:p>
      <text:p text:style-name="P4">
Description: Президент США Джо Байден і король Великої Британії Чарльз ІІІ на зустрічі у Віндзорському замку зосередилися переважно на питаннях протидії глобальним кліматичним змінам. — Укрінформ.</text:p>
      <text:p text:style-name="P4">
Images: ['<text:a xlink:type="simple" xlink:href="https://static.ukrinform.com/photos/2023_07/thumb_files/630_360_1689012676-805.jpg" text:style-name="Internet_20_link" text:visited-style-name="Visited_20_Internet_20_Link">
630_360_16890...</text:a>
']</text:p>
      <text:p text:style-name="P4">
Tags: ['Байден', 'Британія', 'принц Чарльз', 'США']</text:p>
      <text:p text:style-name="P4">
Type: Article</text:p>
      <!--METADATA-->
      <text:p text:style-name="P4">
<draw:frame draw:style-name="fr1" draw:name="Image66" text:anchor-type="as-char" svg:width="6.9236in" svg:height="3.956343in" draw:z-index="0">
<draw:image xlink:href="../Images/yкринформ/2023-07-10T-4-17-19-03-00/630_360_1689012676-805.jpg" xlink:type="simple" xlink:show="embed" xlink:actuate="onLoad" draw:mime-type="image/jpeg"/>
</draw:frame>
 ПрезидентСША Джо Байден і король Великої Британії Чарльз ІІІ на зустрічі уВіндзорському замку зосередилися переважно на питаннях протидії глобальнимкліматичним змінам.</text:p>
      <text:p text:style-name="P4">
Про це йдеться в <text:a xlink:type="simple" xlink:href="https://www.whitehouse.gov/briefing-room/statements-releases/2023/07/10/readout-of-president-joe-bidens-meeting-with-king-charles-iii/" text:style-name="Internet_20_link" text:visited-style-name="Visited_20_Internet_20_Link">
 офіційному повідомленні Білого дому</text:a>
 за результатами переговорів, передає Укрінформ.</text:p>
      <text:p text:style-name="P4">
Зазначається, що сторони попрацювали з групою провідних філантропів таінвесторів, «які зосередилися на мобілізації фінансування для подоланнякліматичної кризи».</text:p>
      <text:p text:style-name="P4">
<text:span text:style-name="T4">
Читайте також:</text:span>
 <text:a xlink:type="simple" xlink:href="https://www.ukrinform.ua/rubric-polytics/3733956-bajden-i-sunak-obgovorili-u-londoni-pidtrimku-ukraini.html" text:style-name="Internet_20_link" text:visited-style-name="Visited_20_Internet_20_Link">
 <text:span text:style-name="T4">
Байден</text:span>
 і Сунак обговорили у Лондоні підтримку України</text:a>
</text:p>
      <text:p text:style-name="P4">
Крім того, лідери відзначили міцні відносини між Сполученими Штатами й ВеликоюБританією і дружбу між двома народами.</text:p>
      <text:p text:style-name="P4">
Як повідомляв Укрінформ, у понеділок президент США Джо Байден відвідав звізитом Велику Британію. Він зустрівся в Лондоні з прем’єр-міністром РішіСунаком, з яким обговорив питання підтримки України.</text:p>
      <text:p text:style-name="P4">
Фото: Twitter POTUS</text:p>
      <text:p text:style-name="P4">
Source: <text:a xlink:type="simple" xlink:href="https://www.ukrinform.ua/rubric-world/3734063-prezident-ssa-i-korol-britanii-obgovorili-podolanna-klimaticnoi-krizi-bilij-dim.html" text:style-name="Internet_20_link" text:visited-style-name="Visited_20_Internet_20_Link">
https://www.ukrinform.ua/rubric-world/3734063-prezident-ssa-i-korol-britanii-obgovorili-podolanna-klimaticnoi-krizi-bilij-dim.html</text:a>
</text:p>
      <!--NEWS-->
      <text:h text:style-name="P10" text:outline-level="1">
<text:span text:style-name="T4">
Зеленський фактично підтвердив особисту участь у саміті НАТО</text:span>
</text:h>
      <text:p text:style-name="P4">
Authors: Ukrinform (Person)</text:p>
      <text:p text:style-name="P4">
Publisher: Укринформ (Organization)</text:p>
      <text:p text:style-name="P4">
Published Time: 2023-07-10T-5:13:00+03:00</text:p>
      <text:p text:style-name="P4">
Modified Time: 2023-07-10T21:13:00+03:00</text:p>
      <text:p text:style-name="P4">
Description: Президент України Володимир Зеленський фактично підтвердив особисту участь у саміті НАТО, який відбудеться впродовж 11-12 липня у столиці Литви Вільнюсі. — Укрінформ.</text:p>
      <text:p text:style-name="P4">
Images: ['<text:a xlink:type="simple" xlink:href="https://static.ukrinform.com/photos/2023_07/thumb_files/630_360_1688722821-533.jpg" text:style-name="Internet_20_link" text:visited-style-name="Visited_20_Internet_20_Link">
630_360_16887...</text:a>
']</text:p>
      <text:p text:style-name="P4">
Tags: ['Литва', 'НАТО', 'Зеленський']</text:p>
      <text:p text:style-name="P4">
Type: Article</text:p>
      <!--METADATA-->
      <text:p text:style-name="P4">
<draw:frame draw:style-name="fr1" draw:name="Image67" text:anchor-type="as-char" svg:width="6.9236in" svg:height="3.956343in" draw:z-index="0">
<draw:image xlink:href="../Images/yкринформ/2023-07-10T-5-13-00-03-00/630_360_1688722821-533.jpg" xlink:type="simple" xlink:show="embed" xlink:actuate="onLoad" draw:mime-type="image/jpeg"/>
</draw:frame>
 ПрезидентУкраїни Володимир Зеленський фактично підтвердив особисту участь у самітіНАТО, який відбудеться впродовж 11-12 липня у столиці Литви Вільнюсі.</text:p>
      <text:p text:style-name="P4">
Про це він повідомив у <text:a xlink:type="simple" xlink:href="https://t.me/OP_UA/9930" text:style-name="Internet_20_link" text:visited-style-name="Visited_20_Internet_20_Link">
 відеозверненні </text:a>
 , передаєкореспондент Укрінформу.</text:p>
      <text:p text:style-name="P4">
Зеленський розповів, що під час роботи у Вільнюсі заплановані двостороннізустрічі різного рівня – з представниками країн Європи, Америки, Канади,Японії.</text:p>
      <text:p text:style-name="P4">
<text:span text:style-name="T4">
Читайте також:</text:span>
 <text:a xlink:type="simple" xlink:href="https://www.ukrinform.ua/rubric-polytics/3734055-zelenskij-ukraini-potriben-citkij-signal-sodo-majbutnogo-clenstva-v-nato-same-zaraz.html" text:style-name="Internet_20_link" text:visited-style-name="Visited_20_Internet_20_Link">
 <text:span text:style-name="T4">
Зелен</text:span>
 ський: Україні потрібен чіткий сигнал щодомайбутнього членства в НАТО — саме зараз </text:a>
</text:p>
      <text:p text:style-name="P4">
"Пріоритети абсолютно очевидні – це протиповітряна оборона для наших міст, длявсіх громад на всій території країни, ми працюємо над створенням повноцінногоповітряного щита. Це також зброя для фронту – будуть у Вільнюсі переговори йщодо цього. Звичайно, ми будемо говорити й про інші аспекти захисту життя танашої спільної безпеки", – підкреслив глава Української держави.</text:p>
      <text:p text:style-name="P4">
Він висловив упевненість у тому, що для українських військових можуть бутихороші збройні новини з Вільнюса.</text:p>
      <text:p text:style-name="P4">
"Окремо – передова. Завтра, у день початку саміту, який тепер немислимий безУкраїни, буде вже 503-й день повномасштабної війни. Це багато говорить пронашу силу – силу українського народу, який в умовах такої війни, післястількох битв і днів має силу, без якої безпеку Європи просто вже не уявити",– додав Президент.</text:p>
      <text:p text:style-name="P4">
<text:span text:style-name="T4">
Читайте також:</text:span>
 <text:a xlink:type="simple" xlink:href="https://www.ukrinform.ua/rubric-ato/3734060-zelenskij-ukraina-bude-v-nato-pracuemo-nad-algoritmom-nabutta-clenstva.html" text:style-name="Internet_20_link" text:visited-style-name="Visited_20_Internet_20_Link">
 <text:span text:style-name="T4">
Зеленс</text:span>
 ький: Україна буде в НАТО, працюємо надалгоритмом набуття членства </text:a>
</text:p>
      <text:p text:style-name="P4">
Він подякував українським воїнам, усім, хто їх тренує, волонтерам, лікарям,всім українцям, які працюють заради української сили та перемоги.</text:p>
      <text:p text:style-name="P4">
"Це честь для мене – представляти таких людей і таку Україну!" – підсумувавглава Української держави.</text:p>
      <text:p text:style-name="P4">
Як повідомляв Укрінформ, саміт НАТО 11-12 липня відбудеться у столиці ЛитвиВільнюсі.</text:p>
      <text:p text:style-name="P4">
Фото: ОП</text:p>
      <text:p text:style-name="P4">
Source: <text:a xlink:type="simple" xlink:href="https://www.ukrinform.ua/rubric-polytics/3734061-zelenskij-pidtverdiv-osobistu-ucast-u-samiti-nato.html" text:style-name="Internet_20_link" text:visited-style-name="Visited_20_Internet_20_Link">
https://www.ukrinform.ua/rubric-polytics/3734061-zelenskij-pidtverdiv-osobistu-ucast-u-samiti-nato.html</text:a>
</text:p>
      <!--NEWS-->
      <text:h text:style-name="P10" text:outline-level="1">
<text:span text:style-name="T4">
Костюк пробилася до 1/4 фіналу змішаного розряду Вімблдона-2023</text:span>
</text:h>
      <text:p text:style-name="P4">
Authors: Ukrinform (Person)</text:p>
      <text:p text:style-name="P4">
Publisher: Укринформ (Organization)</text:p>
      <text:p text:style-name="P4">
Published Time: 2023-07-10T-6:10:08+03:00</text:p>
      <text:p text:style-name="P4">
Modified Time: 2023-07-10T21:10:08+03:00</text:p>
      <text:p text:style-name="P4">
Description: Сальвадорсько-український дует Марсело Аревало - Марта Костюк вийшов до чвертьфіналу змішаного розряду на Вімблдонському тенісному турнірі, який триває у Лондоні (Велика Британія). — Укрінформ.</text:p>
      <text:p text:style-name="P4">
Images: ['<text:a xlink:type="simple" xlink:href="https://static.ukrinform.com/photos/2023_07/thumb_files/630_360_1688728174-837.jpg" text:style-name="Internet_20_link" text:visited-style-name="Visited_20_Internet_20_Link">
630_360_16887...</text:a>
']</text:p>
      <text:p text:style-name="P4">
Tags: ['Теніс', 'Марта Костюк', 'Вімблдон']</text:p>
      <text:p text:style-name="P4">
Type: Article</text:p>
      <!--METADATA-->
      <text:p text:style-name="P4">
<draw:frame draw:style-name="fr1" draw:name="Image68" text:anchor-type="as-char" svg:width="6.9236in" svg:height="3.956343in" draw:z-index="0">
<draw:image xlink:href="../Images/yкринформ/2023-07-10T-6-10-08-03-00/630_360_1688728174-837.jpg" xlink:type="simple" xlink:show="embed" xlink:actuate="onLoad" draw:mime-type="image/jpeg"/>
</draw:frame>
Сальвадорсько-український дует Марсело Аревало - Марта Костюк вийшов дочвертьфіналу змішаного розряду на Вімблдонському тенісному турнірі, якийтриває у Лондоні (Велика Британія).</text:p>
      <text:p text:style-name="P4">
У другому колі змагань мікст Аревало - Костюк за майже 2 години обігравбритансько-австралійський тандем Джеймі Маррей - Тейлор Таунсенд - 6:4, 3:6,6:3, передає Укрінформ.</text:p>
      <text:p text:style-name="P4">
Путівку до півфіналу Аревало та Костюк розіграють з переможцями протистоянняміж посіяним під 8-м номером дуетом Жан-Жульєн Роєр (Нідерланди) - ЕнаШибахара (Японія) та тандемом Матве Мідделкооп (Нідерланди) - АльділаСутджіаді (Індонезія).</text:p>
      <text:p text:style-name="P4">
<text:span text:style-name="T4">
Читайте також:</text:span>
 <text:a xlink:type="simple" xlink:href="https://www.ukrinform.ua/rubric-sports/3733687-ludmila-kicenok-vijsla-do-cvertfinalu-vimbldona-u-miksti.html" text:style-name="Internet_20_link" text:visited-style-name="Visited_20_Internet_20_Link">
 Людмила Кіченок вийшла до чвертьфіналу Вімблдона у міксті</text:a>
</text:p>
      <text:p text:style-name="P4">
Костюк та Аревало виступають разом на другому поспіль турнірі Grand Slam. Учервні тенісисти виграли стартовий матч на «Ролан Гаррос» у Парижі (Франція).</text:p>
      <text:p text:style-name="P4">
Фото: btu.org.</text:p>
      <text:p text:style-name="P4">
Source: <text:a xlink:type="simple" xlink:href="https://www.ukrinform.ua/rubric-sports/3734059-kostuk-probilasa-do-14-finalu-zmisanogo-rozradu-vimbldona2023.html" text:style-name="Internet_20_link" text:visited-style-name="Visited_20_Internet_20_Link">
https://www.ukrinform.ua/rubric-sports/3734059-kostuk-probilasa-do-14-finalu-zmisanogo-rozradu-vimbldona2023.html</text:a>
</text:p>
      <!--NEWS-->
      <text:h text:style-name="P10" text:outline-level="1">
<text:span text:style-name="T4">
В Оріхові завершили пошукові роботи - кількість жертв зросла до семи</text:span>
</text:h>
      <text:p text:style-name="P4">
Authors: Ukrinform (Person)</text:p>
      <text:p text:style-name="P4">
Publisher: Укринформ (Organization)</text:p>
      <text:p text:style-name="P4">
Published Time: 2023-07-10T-7:10:00+03:00</text:p>
      <text:p text:style-name="P4">
Modified Time: 2023-07-10T21:10:00+03:00</text:p>
      <text:p text:style-name="P4">
Description: В Оріхові Запорізької області кількість загиблих унаслідок російського авіаудару зросла до семи, пошукові роботи завершені. — Укрінформ.</text:p>
      <text:p text:style-name="P4">
Images: ['<text:a xlink:type="simple" xlink:href="https://static.ukrinform.com/photos/2023_07/thumb_files/630_360_1688975024-199.jpg" text:style-name="Internet_20_link" text:visited-style-name="Visited_20_Internet_20_Link">
630_360_16889...</text:a>
']</text:p>
      <text:p text:style-name="P4">
Tags: ['ДСНС', 'Обстріл', 'Війна з Росією']</text:p>
      <text:p text:style-name="P4">
Type: Article</text:p>
      <!--METADATA-->
      <text:p text:style-name="P4">
<draw:frame draw:style-name="fr1" draw:name="Image69" text:anchor-type="as-char" svg:width="6.9236in" svg:height="3.956343in" draw:z-index="0">
<draw:image xlink:href="../Images/yкринформ/2023-07-10T-7-10-00-03-00/630_360_1688975024-199.jpg" xlink:type="simple" xlink:show="embed" xlink:actuate="onLoad" draw:mime-type="image/jpeg"/>
</draw:frame>
 В ОріховіЗапорізької області кількість загиблих унаслідок російського авіаудару зросладо семи, пошукові роботи завершені.</text:p>
      <text:p text:style-name="P4">
Про це у <text:a xlink:type="simple" xlink:href="https://t.me/dsns_telegram/18704" text:style-name="Internet_20_link" text:visited-style-name="Visited_20_Internet_20_Link">
 Телеграмі </text:a>
 повідомляє ДСНСУкраїни, передає Укрінформ.</text:p>
      <text:p text:style-name="P4">
«10 липня рятувальники деблокували з-під завалів тіла трьох людей без ознакжиття. Число загиблих зросло до 7 людей», - поінформували у ДСНС.</text:p>
      <text:p text:style-name="P4">
Зазначається, що пошукові роботи завершено.</text:p>
      <text:p text:style-name="P4">
<text:span text:style-name="T4">
Читайте також:</text:span>
 <text:a xlink:type="simple" xlink:href="https://www.ukrinform.ua/rubric-regions/3731608-vorog-za-dobu-60-raziv-obstrilav-zaporizku-oblast.html" text:style-name="Internet_20_link" text:visited-style-name="Visited_20_Internet_20_Link">
 Ворог за добу 60 разів обстріляв Запорізьку область</text:a>
</text:p>
      <text:p text:style-name="P4">
Як повідомлялось, <text:a xlink:type="simple" xlink:href="https://www.ukrinform.ua/rubric-ato/3733672-rosiani-skinuli-aviabombu-na-punkt-vidaci-gumanitarnoi-dopomogi-v-orihovi-cetvero-zagiblih.html" text:style-name="Internet_20_link" text:visited-style-name="Visited_20_Internet_20_Link">
 армія РФ скинула керовану авіабомбу на школу в Оріхові</text:a>
 , де людиотримували гуманітарну допомогу.</text:p>
      <text:p text:style-name="P4">
Раніше було відомо про п’ятьох загиблих і 11 поранених.</text:p>
      <text:p text:style-name="P4">
Source: <text:a xlink:type="simple" xlink:href="https://www.ukrinform.ua/rubric-regions/3734062-v-orihovi-zaversili-posukovi-roboti-kilkist-zertv-zrosla-do-semi.html" text:style-name="Internet_20_link" text:visited-style-name="Visited_20_Internet_20_Link">
https://www.ukrinform.ua/rubric-regions/3734062-v-orihovi-zaversili-posukovi-roboti-kilkist-zertv-zrosla-do-semi.html</text:a>
</text:p>
      <!--NEWS-->
      <text:h text:style-name="P10" text:outline-level="1">
<text:span text:style-name="T4">
Нобелівська лауреатка Матвійчук закликала президента ПАР зайняти чітку позицію щодо Путіна</text:span>
</text:h>
      <text:p text:style-name="P4">
Authors: Ukrinform (Person)</text:p>
      <text:p text:style-name="P4">
Publisher: Укринформ (Organization)</text:p>
      <text:p text:style-name="P4">
Published Time: 2023-07-10T-8:07:07+03:00</text:p>
      <text:p text:style-name="P4">
Modified Time: 2023-07-10T21:07:07+03:00</text:p>
      <text:p text:style-name="P4">
Description: Нобелівська лауреатка миру Олександра Матвійчук закликала президента Південно-Африканської Республіки Сиріла Рамафоса зайняти чітку позицію щодо президента Російської Федерації Володимира Путіна. — Укрінформ.</text:p>
      <text:p text:style-name="P4">
Images: ['<text:a xlink:type="simple" xlink:href="https://static.ukrinform.com/photos/2019_08/thumb_files/630_360_1564752561-692.jpg" text:style-name="Internet_20_link" text:visited-style-name="Visited_20_Internet_20_Link">
630_360_15647...</text:a>
']</text:p>
      <text:p text:style-name="P4">
Tags: ['Африка', 'Нобелівські лауреати', 'Путін']</text:p>
      <text:p text:style-name="P4">
Type: Article</text:p>
      <!--METADATA-->
      <text:p text:style-name="P4">
<draw:frame draw:style-name="fr1" draw:name="Image70" text:anchor-type="as-char" svg:width="6.9236in" svg:height="3.956343in" draw:z-index="0">
<draw:image xlink:href="../Images/yкринформ/2023-07-10T-8-07-07-03-00/630_360_1564752561-692.jpg" xlink:type="simple" xlink:show="embed" xlink:actuate="onLoad" draw:mime-type="image/jpeg"/>
</draw:frame>
Нобелівська лауреатка миру Олександра Матвійчук закликала президента Південно-Африканської Республіки Сиріла Рамафоса зайняти чітку позицію щодо президентаРосійської Федерації Володимира Путіна.</text:p>
      <text:p text:style-name="P4">
Про це вона повідомила у <text:a xlink:type="simple" xlink:href="https://m.facebook.com/story.php" text:style-name="Internet_20_link" text:visited-style-name="Visited_20_Internet_20_Link">
 Фейсбуці</text:a>
, передає Укрінформ.</text:p>
      <text:p text:style-name="P4">
«Статус Нобелівського лауреата дає можливість звертатися до президентів країннапряму. Я скористалася цією можливістю та закликала президента СирілаРамафоса зайняти чітку позицію щодо дитячого кіднепера (викрадача дітей -ред.) Володимира Путіна», - зазначила вона.</text:p>
      <text:p text:style-name="P4">
<text:span text:style-name="T4">
Читайте також:</text:span>
 <text:a xlink:type="simple" xlink:href="https://www.ukrinform.ua/rubric-world/3733856-afrikanski-lideri-zaklikali-putina-pokazati-pragnenna-do-miru-prezident-senegalu.html" text:style-name="Internet_20_link" text:visited-style-name="Visited_20_Internet_20_Link">
 Африканські лідери закликали <text:span text:style-name="T4">
Путін</text:span>
 а показати«прагнення до миру» – президент Сенегалу </text:a>
</text:p>
      <text:p text:style-name="P4">
Матвійчук нагадала, що в серпні в Південно-Африканській Республіці відбудетьсясаміт БРІКС. За її словами, наразі у Республіці та загалом на міжнародномурівні тривають дискусії, чи виконає керівництво ПАР ордер на арешт, якщопрезидент Росії візьме фізичну участь у заході.</text:p>
      <text:p text:style-name="P4">
На думку Нобелівської лауреатки, офіційні обвинувачення Міжнародногокримінального суду у незаконній депортації українських дітей поставилопрезидента ПАР у «незручну розтяжку».</text:p>
      <text:p text:style-name="P4">
«Не дивно, що лідери країн Африки під час свого візиту до Києва та Москвипропонували призупинити дію ордера на арешт Путіна в якості одного із пунктівїхньої мирної ініціативи», - підкреслила вона.</text:p>
      <text:p text:style-name="P4">
<text:span text:style-name="T4">
Читайте також:</text:span>
 <text:a xlink:type="simple" xlink:href="https://www.ukrinform.ua/rubric-ato/3733615-koli-zsu-dijdut-do-krimu-putin-zahoce-peregovoriv-zelenskij.html" text:style-name="Internet_20_link" text:visited-style-name="Visited_20_Internet_20_Link">
 Коли ЗСУ дійдуть до Криму, <text:span text:style-name="T4">
Путін</text:span>
 захоче переговорів -Зеленський </text:a>
</text:p>
      <text:p text:style-name="P4">
Водночас Матвійчук зазначила, що тепер у ПАР поставили банери із закликамиарештувати воєнного злочинця Путіна.</text:p>
      <text:p text:style-name="P4">
«Там десь банер із моїм закликом до лідерів Південно-Африканської Республікибути на боці правди, а не гнобителів», - додала лауреатка.</text:p>
      <text:p text:style-name="P4">
Окрім того, вона зауважила, що після публікації її статті у газеті до неїнадійшли десятки звернень від жителів ПАР із пропозицією допомогти, «бо колити не можеш покластися на правові інструменти, ти все одно завжди можешпокластися на людей».</text:p>
      <text:p text:style-name="P4">
«Солідарність не має державних кордонів та не залежить від соціальногостатусу, політичних поглядів, громадянства, кольору шкіри, віросповідання іт.п. Перш за все ми - люди», - резюмувала Матвійчук.</text:p>
      <text:p text:style-name="P4">
Як повідомляв Укрінформ, Президент Південної Африки Сиріл Рамафоса заявив, щонаступного місяця саміт БРІКС, на який був запрошений президент ВолодимирПутін, відбудеться, незважаючи на ордер на арешт російського лідера.</text:p>
      <text:p text:style-name="P4">
Source: <text:a xlink:type="simple" xlink:href="https://www.ukrinform.ua/rubric-polytics/3734056-nobelivska-laureatka-matvijcuk-zaklikala-prezidenta-par-zajnati-citku-poziciu-sodo-putina.html" text:style-name="Internet_20_link" text:visited-style-name="Visited_20_Internet_20_Link">
https://www.ukrinform.ua/rubric-polytics/3734056-nobelivska-laureatka-matvijcuk-zaklikala-prezidenta-par-zajnati-citku-poziciu-sodo-putina.html</text:a>
</text:p>
      <!--NEWS-->
      <text:h text:style-name="P10" text:outline-level="1">
<text:span text:style-name="T4">
Зеленський: Україні потрібен чіткий сигнал щодо майбутнього членства в НАТО — саме зараз</text:span>
</text:h>
      <text:p text:style-name="P4">
Authors: Ukrinform (Person)</text:p>
      <text:p text:style-name="P4">
Publisher: Укринформ (Organization)</text:p>
      <text:p text:style-name="P4">
Published Time: 2023-07-10T-9:03:00+03:00</text:p>
      <text:p text:style-name="P4">
Modified Time: 2023-07-10T21:03:00+03:00</text:p>
      <text:p text:style-name="P4">
Description: Україні саме зараз потрібен чіткий сигнал щодо майбутнього членства в Північноатлантичному Альянсі. — Укрінформ.</text:p>
      <text:p text:style-name="P4">
Images: ['<text:a xlink:type="simple" xlink:href="https://static.ukrinform.com/photos/2023_07/thumb_files/630_360_1688740816-953.jpg" text:style-name="Internet_20_link" text:visited-style-name="Visited_20_Internet_20_Link">
630_360_16887...</text:a>
']</text:p>
      <text:p text:style-name="P4">
Tags: ['Литва', 'НАТО', 'Зеленський']</text:p>
      <text:p text:style-name="P4">
Type: Article</text:p>
      <!--METADATA-->
      <text:p text:style-name="P4">
<draw:frame draw:style-name="fr1" draw:name="Image71" text:anchor-type="as-char" svg:width="6.9236in" svg:height="3.956343in" draw:z-index="0">
<draw:image xlink:href="../Images/yкринформ/2023-07-10T-9-03-00-03-00/630_360_1688740816-953.jpg" xlink:type="simple" xlink:show="embed" xlink:actuate="onLoad" draw:mime-type="image/jpeg"/>
</draw:frame>
 Українісаме зараз потрібен чіткий сигнал щодо майбутнього членства вПівнічноатлантичному Альянсі.</text:p>
      <text:p text:style-name="P4">
Про це Президент України Володимир Зеленський заявив у <text:a xlink:type="simple" xlink:href="https://t.me/V_Zelenskiy_official/6924" text:style-name="Internet_20_link" text:visited-style-name="Visited_20_Internet_20_Link">
 відеозверненні</text:a>
 , повідомляє кореспондентУкрінформу.</text:p>
      <text:p text:style-name="P4">
"Україна напередодні Вільнюсу. Саміту НАТО, який може стати саме таким, якийпотрібен і нашій державі, і всьому Альянсу, і глобальній безпеці. Надзвичайноактивно працюємо. Цими днями ще активніше, ніж будь-коли. Хоч ця робота заразмайже на 100% за лаштунками, її значення не менш важливе, ніж будь-якоїпублічної роботи. Усі все розуміють. Кожен лідер, кожна держава. Навіть якщоозвучуються різні позиції, очевидно, що Україна заслуговує бути в Альянсі. Незараз. Зараз війна. Але нам потрібен чіткий сигнал. І сигнал потрібен самезараз", – сказав глава держави.</text:p>
      <text:p text:style-name="P4">
<text:span text:style-name="T4">
Читайте також:</text:span>
 <text:a xlink:type="simple" xlink:href="https://www.ukrinform.ua/rubric-ato/3734060-zelenskij-ukraina-bude-v-nato-pracuemo-nad-algoritmom-nabutta-clenstva.html" text:style-name="Internet_20_link" text:visited-style-name="Visited_20_Internet_20_Link">
 <text:span text:style-name="T4">
Зеленський</text:span>
 : Україна буде в НАТО, працюємо надалгоритмом набуття членства </text:a>
</text:p>
      <text:p text:style-name="P4">
Він подякував усім лідерам, які висловили підтримку членства України вАльянсі, зауваживши, що "більшість Альянсу чітко за нас".</text:p>
      <text:p text:style-name="P4">
"Сміливість українських героїв відтерла від пилу історії всі цінності, зарадизахисту яких і було створене НАТО. Саме український східний кордон, кордоннашої держави й позиції наших воїнів – це та межа, яку більше ніколи неперейти російській диктатурі, що в різних формах, але завжди, завждинамагалася підкорити народи Європи", – заявив Президент.</text:p>
      <text:p text:style-name="P4">
Він наголосив, що від України зараз залежить безпекова реальність на східномуфланзі НАТО.</text:p>
      <text:p text:style-name="P4">
<text:span text:style-name="T4">
Читайте також:</text:span>
 <text:a xlink:type="simple" xlink:href="https://www.ukrinform.ua/rubric-polytics/3733963-prezident-ukraini-ta-premer-aponii-mozut-zustritisa-na-polah-samitu-nato-v-litvi-zmi.html" text:style-name="Internet_20_link" text:visited-style-name="Visited_20_Internet_20_Link">
 Президент України та прем’єр Японії можуть зустрітися наполях саміту НАТО в Литві – ЗМІ </text:a>
</text:p>
      <text:p text:style-name="P4">
"Коли ми подавали заявку на вступ у НАТО, ми говорили відверто: де-фактоУкраїна вже в Альянсі. Наша зброя – це зброя Альянсу. Наші цінності – це те, ущо вірить Альянс. Наш захист – це саме той елемент формули Європи, який робитьїї об’єднаною, вільною та в мирі. Вільнюс має все це підтвердити", –підкреслив Зеленський.</text:p>
      <text:p text:style-name="P4">
За його словами, вже зрозуміло, що Україна буде в Альянсі, і влада працює надтим, щоб алгоритм набуття членства став максимально ясним та швидким.</text:p>
      <text:p text:style-name="P4">
Як повідомляв Укрінформ, саміт НАТО 11-12 липня відбудеться у столиці ЛитвиВільнюсі.</text:p>
      <text:p text:style-name="P4">
Фото: ОП</text:p>
      <text:p text:style-name="P4">
Source: <text:a xlink:type="simple" xlink:href="https://www.ukrinform.ua/rubric-polytics/3734055-zelenskij-ukraini-potriben-citkij-signal-sodo-majbutnogo-clenstva-v-nato-same-zaraz.html" text:style-name="Internet_20_link" text:visited-style-name="Visited_20_Internet_20_Link">
https://www.ukrinform.ua/rubric-polytics/3734055-zelenskij-ukraini-potriben-citkij-signal-sodo-majbutnogo-clenstva-v-nato-same-zaraz.html</text:a>
</text:p>
      <!--NEWS-->
      <text:h text:style-name="P10" text:outline-level="1">
<text:span text:style-name="T4">
Океанія заповнить останню вакансію на чемпіонаті світу з пляжного футболу</text:span>
</text:h>
      <text:p text:style-name="P4">
Authors: Ukrinform (Person)</text:p>
      <text:p text:style-name="P4">
Publisher: Укринформ (Organization)</text:p>
      <text:p text:style-name="P4">
Published Time: 2023-07-10T0:53:00+03:00</text:p>
      <text:p text:style-name="P4">
Modified Time: 2023-07-10T21:53:00+03:00</text:p>
      <text:p text:style-name="P4">
Description: Визначилися 15 з 16-ти учасників чемпіонату світу-2024 з пляжного футболу. — Укрінформ.</text:p>
      <text:p text:style-name="P4">
Images: ['<text:a xlink:type="simple" xlink:href="https://static.ukrinform.com/photos/2023_07/thumb_files/630_360_1689014290-488.jpg" text:style-name="Internet_20_link" text:visited-style-name="Visited_20_Internet_20_Link">
630_360_16890...</text:a>
']</text:p>
      <text:p text:style-name="P4">
Tags: ['Чемпіонат світу', 'пляжний футбол']</text:p>
      <text:p text:style-name="P4">
Type: Article</text:p>
      <!--METADATA-->
      <text:p text:style-name="P4">
<draw:frame draw:style-name="fr1" draw:name="Image72" text:anchor-type="as-char" svg:width="6.9236in" svg:height="3.956343in" draw:z-index="0">
<draw:image xlink:href="../Images/yкринформ/2023-07-10T0-53-00-03-00/630_360_1689014290-488.jpg" xlink:type="simple" xlink:show="embed" xlink:actuate="onLoad" draw:mime-type="image/jpeg"/>
</draw:frame>
 Визначилися15 з 16-ти учасників чемпіонату світу-2024 з пляжного футболу.</text:p>
      <text:p text:style-name="P4">
Як повідомляв Укрінформ, збірна України з пляжного футболу після успішноговиступу у відбірковому турнірі ЧС-2024 кваліфікувалася у фінальну частинузмагань.</text:p>
      <text:p text:style-name="P4">
Підопічні Миколи Костенка й Олександра Корнійчука в європейській кваліфікаціїЧС-2024 з пляжного футболу, яка проходила в Баку (Азербайджан) 5-9 липня,посіли перше місце у групі В, перегравши Іспанію (4:3 ОТ), Польщу (3:2) таЛитву (4:1). Після цього «синьо-жовті» у стиковому матчі здолали Молдову (5:2)й отримали перепустку у фінальну частину світової першості 2024 року.</text:p>
      <text:p text:style-name="P4">
Загалом вже відомі 15 із 16 учасників ЧС-2024, інформує офіційний <text:a xlink:type="simple" xlink:href="https://www.fifa.com" text:style-name="Internet_20_link" text:visited-style-name="Visited_20_Internet_20_Link">
 сайт</text:a>
 ФІФА.</text:p>
      <text:p text:style-name="P4">
<text:span text:style-name="T5">
Учасники ЧС-2024 з пляжного футболу:</text:span>
</text:p>
      <text:p text:style-name="P4">
УЄФА (Європа) - Україна, Італія, Португалія, Білорусь.</text:p>
      <text:p text:style-name="P4">
АФК (Азія) - ОАЕ (господар), Іран, Японія, Оман.</text:p>
      <text:p text:style-name="P4">
КОНМЕБОЛ (Південна Америка) - Аргентина, Бразилія, Колумбія.</text:p>
      <text:p text:style-name="P4">
КОНКАКАФ (Північна і Центральна Америка) - США, Мексика.</text:p>
      <text:p text:style-name="P4">
КАФ (Африка) - Єгипет, Сенегал.</text:p>
      <text:p text:style-name="P4">
Останній учасник турніру визначиться під час кваліфікаційного турніру ОФК(Океанія), що пройде 21-26 серпня на Таїті. На єдину путівку в ОАЕпретендуватимуть Фіджі, Соломонові острови, Таїті та Тонга.</text:p>
      <text:p text:style-name="P4">
<text:span text:style-name="T4">
Читайте також:</text:span>
 <text:a xlink:type="simple" xlink:href="https://www.ukrinform.ua/rubric-sports/3733575-zbirna-ukraini-z-plaznogo-futbolu-vijsla-na-cs2024.html" text:style-name="Internet_20_link" text:visited-style-name="Visited_20_Internet_20_Link">
 Збірна України з <text:span text:style-name="T4">
пляж</text:span>
 ного футболу вийшла на ЧС-2024</text:a>
</text:p>
      <text:p text:style-name="P4">
Жеребкування фінальної частини світової першості 2024 року з пляжного футболуза даними ФІФА відбудеться в липні (дату не затверджено). 16 збірних будутьрозподілені на чотири групи. З кожного квартету дві кращі команди вийдуть до1/4 фіналу. Далі учасники боротимуться за вихід до півфіналу, а після цьогозіграють у матчі за 3-є місце та фіналі.</text:p>
      <text:p text:style-name="P4">
Нагадаємо, ЧС-2024 в ОАЕ проходитиме з 15-25 лютого наступного року.</text:p>
      <text:p text:style-name="P4">
Фото: beachsoccer.com.</text:p>
      <text:p text:style-name="P4">
Source: <text:a xlink:type="simple" xlink:href="https://www.ukrinform.ua/rubric-sports/3734070-okeania-zapovnit-ostannu-vakansiu-na-cempionati-svitu-z-plaznogo-futbolu.html" text:style-name="Internet_20_link" text:visited-style-name="Visited_20_Internet_20_Link">
https://www.ukrinform.ua/rubric-sports/3734070-okeania-zapovnit-ostannu-vakansiu-na-cempionati-svitu-z-plaznogo-futbolu.html</text:a>
</text:p>
      <!--NEWS-->
      <text:h text:style-name="P10" text:outline-level="1">
<text:span text:style-name="T4">
Укрзалізниця погасила заборгованість перед Крюківським вагонобудівним заводом</text:span>
</text:h>
      <text:p text:style-name="P4">
Authors: Ukrinform (Person)</text:p>
      <text:p text:style-name="P4">
Publisher: Укринформ (Organization)</text:p>
      <text:p text:style-name="P4">
Published Time: 2023-07-10T11:05:00+03:00</text:p>
      <text:p text:style-name="P4">
Modified Time: 2023-07-10T23:05:00+03:00</text:p>
      <text:p text:style-name="P4">
Description: Заборгованість перед Крюківським вагонобудівним заводом погашена. «Укрзалізниця» у повному обсязі розрахувалася з підприємством за поставлені у межах держзамовлення 100 пасажирських вагонів. — Укрінформ.</text:p>
      <text:p text:style-name="P4">
Images: ['<text:a xlink:type="simple" xlink:href="https://static.ukrinform.com/photos/2023_07/thumb_files/630_360_1689019021-943.jpg" text:style-name="Internet_20_link" text:visited-style-name="Visited_20_Internet_20_Link">
630_360_16890...</text:a>
']</text:p>
      <text:p text:style-name="P4">
Tags: ['Полтавщина', 'Укрзалізниця', 'Вагони']</text:p>
      <text:p text:style-name="P4">
Type: Article</text:p>
      <!--METADATA-->
      <text:p text:style-name="P4">
<draw:frame draw:style-name="fr1" draw:name="Image73" text:anchor-type="as-char" svg:width="6.9236in" svg:height="3.956343in" draw:z-index="0">
<draw:image xlink:href="../Images/yкринформ/2023-07-10T11-05-00-03-00/630_360_1689019021-943.jpg" xlink:type="simple" xlink:show="embed" xlink:actuate="onLoad" draw:mime-type="image/jpeg"/>
</draw:frame>
Заборгованість перед Крюківським вагонобудівним заводом погашена.«Укрзалізниця» у повному обсязі розрахувалася з підприємством за поставлені умежах держзамовлення 100 пасажирських вагонів.</text:p>
      <text:p text:style-name="P4">
Як передає Укрінформ, про це повідомив начальник ОВА Дмитро Лунін <text:a xlink:type="simple" xlink:href="https://poda.gov.ua/news/155301" text:style-name="Internet_20_link" text:visited-style-name="Visited_20_Internet_20_Link">
 на сайтіПолтавської обласної військової адміністрації</text:a>
 .</text:p>
      <text:p text:style-name="P4">
«Співпраця триває. У перспективі – нові замовлення на виготовленняпасажирських вагонів та дизель-поїздів, – сказав Дмитро Лунін. – Стратегічноважливі підприємства Полтавщини щоденно працюють на перемогу», - зазначаєтьсяв повідомленні.</text:p>
      <text:p text:style-name="P4">
<text:span text:style-name="T4">
Читайте також:</text:span>
 <text:a xlink:type="simple" xlink:href="https://www.ukrinform.ua/rubric-regions/3732838-ukrzaliznica-dodae-spolucenna-miz-kievom-ta-slovanskom.html" text:style-name="Internet_20_link" text:visited-style-name="Visited_20_Internet_20_Link">
 <text:span text:style-name="T4">
Укрзалізниц</text:span>
 я додає сполучення між Києвом таСлов'янськом </text:a>
</text:p>
      <text:p text:style-name="P4">
КВБЗ поставив Укрзалізниці 100 нових пасажирських вагонів в рамках дорученняПрезидента Володимира Зеленського. Частина поставлених вагонів успішно працюєна маршрутах, прокладених до країн Європи. Останні 15 вагонів, поставлені 1березня 2023 року, мають інклюзивну вбиральню та одне безбар'єрне купе, де єспеціальні спальні місця, місце для інвалідного візка та ремені для йогозакріплення, пульт із регулюванням освітлення, кнопкою виклику провідника,пристроєм гучномовного зв’язку з провідником. За інформацією Укрзалізниці,курсуватимуть вони у складах поїздів як на вітчизняних, так і міжнароднихмаршрутах.</text:p>
      <text:p text:style-name="P4">
На початку 2023 року повідомлялося про чималий борг перед КВБЗ.</text:p>
      <text:p text:style-name="P4">
Фото: Полтавська ОВА</text:p>
      <text:p text:style-name="P4">
Source: <text:a xlink:type="simple" xlink:href="https://www.ukrinform.ua/rubric-economy/3734086-ukrzaliznica-pogasila-zaborgovanist-pered-krukivskim-vagonobudivnim-zavodom.html" text:style-name="Internet_20_link" text:visited-style-name="Visited_20_Internet_20_Link">
https://www.ukrinform.ua/rubric-economy/3734086-ukrzaliznica-pogasila-zaborgovanist-pered-krukivskim-vagonobudivnim-zavodom.html</text:a>
</text:p>
      <!--NEWS-->
      <text:h text:style-name="P10" text:outline-level="1">
<text:span text:style-name="T4">
Стали відомі пари 1/4 фіналу чоловічого одиночного розряду Вімблдонського турніру</text:span>
</text:h>
      <text:p text:style-name="P4">
Authors: Ukrinform (Person)</text:p>
      <text:p text:style-name="P4">
Publisher: Укринформ (Organization)</text:p>
      <text:p text:style-name="P4">
Published Time: 2023-07-10T12:16:00+03:00</text:p>
      <text:p text:style-name="P4">
Modified Time: 2023-07-10T23:16:00+03:00</text:p>
      <text:p text:style-name="P4">
Description: У Лондоні (Велика Британія) триває Вімблдонський турнір - третій у сезоні-2023 із серії Grand Slam. — Укрінформ.</text:p>
      <text:p text:style-name="P4">
Images: ['<text:a xlink:type="simple" xlink:href="https://static.ukrinform.com/photos/2023_07/thumb_files/630_360_1689019277-498.jpeg" text:style-name="Internet_20_link" text:visited-style-name="Visited_20_Internet_20_Link">
630_360_16890...</text:a>
']</text:p>
      <text:p text:style-name="P4">
Tags: ['Теніс']</text:p>
      <text:p text:style-name="P4">
Type: Article</text:p>
      <!--METADATA-->
      <text:p text:style-name="P4">
<draw:frame draw:style-name="fr1" draw:name="Image74" text:anchor-type="as-char" svg:width="6.9236in" svg:height="3.956343in" draw:z-index="0">
<draw:image xlink:href="../Images/yкринформ/2023-07-10T12-16-00-03-00/630_360_1689019277-498.jpeg" xlink:type="simple" xlink:show="embed" xlink:actuate="onLoad" draw:mime-type="image/jpeg"/>
</draw:frame>
 У Лондоні(Велика Британія) триває Вімблдонський турнір - третій у сезоні-2023 із серіїGrand Slam.</text:p>
      <text:p text:style-name="P4">
Чвертьфінали змагань у чоловічому одиночному розряді відбудуться 11-12 липня,передає Укрінформ.</text:p>
      <text:p text:style-name="P4">
У матчах за вихід до 1/2 фіналу зійдуться серб Новак Джокович (2-й номер«посіву») та росіянин Андрій Рубльов (7), італієць Яннік Сіннер (8) таросіянин Роман Сафіуллін, американець Кристофер Юбенкс та росіянин ДанилоМедведєв (8), норвежець Хольгер Руне (6) та іспанець Карлос Алькарас Гарфія(1).</text:p>
      <text:p text:style-name="P4">
<text:span text:style-name="T4">
Читайте також:</text:span>
 <text:a xlink:type="simple" xlink:href="https://www.ukrinform.ua/rubric-sports/3733616-ukrainka-svitolina-peremogla-bilorusku-azarovu-i-zigrae-u-cvertfinali-vimbldonu.html" text:style-name="Internet_20_link" text:visited-style-name="Visited_20_Internet_20_Link">
 Українка Світоліна перемогла білоруску Азаренко і зіграєу чвертьфіналі Вімблдону </text:a>
</text:p>
      <text:p text:style-name="P4">
Вімблдонський турнір триватиме до 16 липня.</text:p>
      <text:p text:style-name="P4">
На фото: Новак Джокович (btu.org).</text:p>
      <text:p text:style-name="P4">
Source: <text:a xlink:type="simple" xlink:href="https://www.ukrinform.ua/rubric-sports/3734088-stali-vidomi-pari-14-finalu-colovicogo-odinocnogo-rozradu-vimbldonskogo-turniru.html" text:style-name="Internet_20_link" text:visited-style-name="Visited_20_Internet_20_Link">
https://www.ukrinform.ua/rubric-sports/3734088-stali-vidomi-pari-14-finalu-colovicogo-odinocnogo-rozradu-vimbldonskogo-turniru.html</text:a>
</text:p>
      <!--NEWS-->
      <text:h text:style-name="P10" text:outline-level="1">
<text:span text:style-name="T4">
Ердоган погодився розблокувати вступ Швеції в НАТО — Столтенберг</text:span>
</text:h>
      <text:p text:style-name="P4">
Authors: Ukrinform (Person)</text:p>
      <text:p text:style-name="P4">
Publisher: Укринформ (Organization)</text:p>
      <text:p text:style-name="P4">
Published Time: 2023-07-10T13:23:00+03:00</text:p>
      <text:p text:style-name="P4">
Modified Time: 2023-07-10T23:23:00+03:00</text:p>
      <text:p text:style-name="P4">
Description: Президент Туреччини Реджеп Таїп Ердоган погодився передати турецькому парламенту протокол про приєднання Швеції до НАТО. Раніше Туреччина гальмувала вступ Швеції, оскільки Стокгольм давав притулок курдським бойовикам і дозволяв спалення в себе Корану. — Укрінформ.</text:p>
      <text:p text:style-name="P4">
Images: ['<text:a xlink:type="simple" xlink:href="https://static.ukrinform.com/photos/2023_07/thumb_files/630_360_1689020866-516.jpg" text:style-name="Internet_20_link" text:visited-style-name="Visited_20_Internet_20_Link">
630_360_16890...</text:a>
']</text:p>
      <text:p text:style-name="P4">
Tags: ['Ердоган', 'НАТО', 'Столтенберг', 'Швеція', 'Туреччина']</text:p>
      <text:p text:style-name="P4">
Type: Article</text:p>
      <!--METADATA-->
      <text:p text:style-name="P4">
<draw:frame draw:style-name="fr1" draw:name="Image75" text:anchor-type="as-char" svg:width="6.9236in" svg:height="3.956343in" draw:z-index="0">
<draw:image xlink:href="../Images/yкринформ/2023-07-10T13-23-00-03-00/630_360_1689020866-516.jpg" xlink:type="simple" xlink:show="embed" xlink:actuate="onLoad" draw:mime-type="image/jpeg"/>
</draw:frame>
 ПрезидентТуреччини Реджеп Таїп Ердоган погодився передати турецькому парламентупротокол про приєднання Швеції до НАТО. Раніше Туреччина гальмувала вступШвеції, оскільки Стокгольм давав притулок курдським бойовикам і дозволявспалення в себе Корану.</text:p>
      <text:p text:style-name="P4">
Про це у <text:a xlink:type="simple" xlink:href="https://twitter.com/jensstoltenberg/status/1678484703060324359" text:style-name="Internet_20_link" text:visited-style-name="Visited_20_Internet_20_Link">
 твіттері</text:a>
 написавгенеральний секретар НАТО Єнс Столтенберг, передає Укрінформ.</text:p>
      <text:p text:style-name="P4">
Він розповів, що напередодні саміту НАТО у Вільнюсі організував зустріч ізпрезидентом Туреччини та премʼєр-міністром Швеції Ульфом Крістерссоном.Зрештою, Ердоган погодився передати до Великих національних зборів Туреччинипротокол про приєднання Швеції до Альянсу.</text:p>
      <text:p text:style-name="P4">
«Це історичний крок, який робить усіх членів Альянсу сильнішими табезпечнішими», — наголосив Столтенберг.</text:p>
      <text:p text:style-name="Quotations">

<text:p text:style-name="P4">
Glad to announce that after the meeting I hosted with <text:a xlink:type="simple" xlink:href="https://twitter.com/RTErdogan" text:style-name="Internet_20_link" text:visited-style-name="Visited_20_Internet_20_Link">
 @RTErdogan&gt;
 </text:a>
 &amp; <text:a xlink:type="simple" xlink:href="https://twitter.com/SwedishPM" text:style-name="Internet_20_link" text:visited-style-name="Visited_20_Internet_20_Link">
 @SwedishPM&gt;
 </text:a>
 , President Erdogan has&gt;
 agreed to forward <text:a xlink:type="simple" xlink:href="https://twitter.com/hashtag/Sweden" text:style-name="Internet_20_link" text:visited-style-name="Visited_20_Internet_20_Link">
 #Sweden&gt;
 </text:a>
 's&gt;
 accession protocol to the Grand National Assembly ASAP &amp; ensure&gt;
 ratification. This is an historic step which makes all <text:a xlink:type="simple" xlink:href="https://twitter.com/hashtag/NATO" text:style-name="Internet_20_link" text:visited-style-name="Visited_20_Internet_20_Link">
 #NATO&gt;
 </text:a>
 Allies&gt;
 stronger &amp; safer. <text:a xlink:type="simple" xlink:href="https://t.co/D7OeR5Vgba" text:style-name="Internet_20_link" text:visited-style-name="Visited_20_Internet_20_Link">
 pic.twitter.com/D7OeR5Vgba </text:a>
&gt;
&gt;
 — Jens Stoltenberg (@jensstoltenberg) <text:a xlink:type="simple" xlink:href="https://twitter.com/jensstoltenberg/status/1678484703060324359" text:style-name="Internet_20_link" text:visited-style-name="Visited_20_Internet_20_Link">
 July 10, 2023&gt;
 </text:a>
</text:p>

</text:p>
      <text:p text:style-name="P4">
<text:span text:style-name="T4">
Читайте також:</text:span>
 <text:span text:style-name="T4">
<text:a xlink:type="simple" xlink:href="https://www.ukrinform.ua/rubric-world/3734087-derzdep-pro-umovi-erdogana-clenstvo-svecii-v-nato-ne-povazane-z-pragnennam-tureccini-do-es.html" text:style-name="Internet_20_link" text:visited-style-name="Visited_20_Internet_20_Link">
 Держдеп про «умови» Ердогана: членство Швеції в НАТО непов’язане з прагненням Туреччини до ЄС </text:a>
 </text:span>
</text:p>
      <text:p text:style-name="P4">
Як повідомлялося, Туреччина заблокувала заяву Швеції на вступ до <text:span text:style-name="T4">
<text:a xlink:type="simple" xlink:href="https://www.ukrinform.ua/tag-nato" text:style-name="Internet_20_link" text:visited-style-name="Visited_20_Internet_20_Link">
 НАТО</text:a>
 </text:span>
 , яку Стокгольм подав ще в травні 2022року, після повномасштабного вторгнення РФ в Україну.</text:p>
      <text:p text:style-name="P4">
Анкара звинувачувала Швецію в недостатній боротьбі з тероризмом. ПрезидентРеджеп Ердоган закликав Стокгольм видати людей, яких він вважає терористами,включно з курдами та іншими, хто підтримав спробу державного перевороту протинього у 2016 році.</text:p>
      <text:p text:style-name="P4">
У червні генеральний секретар НАТО Єнс Столтенберг після зустрічі зпрезидентом Туреччини Реджепом Ердоганом у Стамбулі заявив, що _<text:span text:style-name="T4">
<text:a xlink:type="simple" xlink:href="https://www.ukrinform.ua/rubric-world/3728304-stoltenberg-pisla-rozmovi-z-erdoganom-spodivaetsa-na-progres-u-pitanni-vstupu-svecii-v-nato.html" text:style-name="Internet_20_link" text:visited-style-name="Visited_20_Internet_20_Link">
 Швеціявиконала свої зобов'язання для вступу в Альянс.</text:a>
 </text:span>
 _</text:p>
      <text:p text:style-name="P4">
<text:span text:style-name="T5">
Фото: twitter.com/jensstoltenberg</text:span>
</text:p>
      <text:p text:style-name="P4">
Source: <text:a xlink:type="simple" xlink:href="https://www.ukrinform.ua/rubric-world/3734091-erdogan-pogodivsa-rozblokuvati-vstup-svecii-v-nato-stoltenberg.html" text:style-name="Internet_20_link" text:visited-style-name="Visited_20_Internet_20_Link">
https://www.ukrinform.ua/rubric-world/3734091-erdogan-pogodivsa-rozblokuvati-vstup-svecii-v-nato-stoltenberg.html</text:a>
</text:p>
      <!--NEWS-->
      <text:h text:style-name="P10" text:outline-level="1">
<text:span text:style-name="T4">
У низці областей України повітряна тривога - повідомляють про ракетну небезпеку</text:span>
</text:h>
      <text:p text:style-name="P4">
Authors: Ukrinform (Person)</text:p>
      <text:p text:style-name="P4">
Publisher: Укринформ (Organization)</text:p>
      <text:p text:style-name="P4">
Published Time: 2023-07-10T14:32:00+03:00</text:p>
      <text:p text:style-name="P4">
Modified Time: 2023-07-10T23:32:00+03:00</text:p>
      <text:p text:style-name="P4">
Description: У Чернігівській, Сумській та Київській областях пізно ввечері оголосили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7/1689021369-567.png" text:style-name="Internet_20_link" text:visited-style-name="Visited_20_Internet_20_Link">
1689021369-56...</text:a>
']</text:p>
      <text:p text:style-name="P4">
Tags: ['Агресія РФ', 'Повітряна куля', 'Війна з Росією']</text:p>
      <text:p text:style-name="P4">
Type: Article</text:p>
      <!--METADATA-->
      <text:p text:style-name="P4">
<draw:frame draw:style-name="fr1" draw:name="Image76" text:anchor-type="as-char" svg:width="6.9236in" svg:height="3.956343in" draw:z-index="0">
<draw:image xlink:href="../Images/yкринформ/2023-07-10T14-32-00-03-00/630_360_1645871571-868.jpg" xlink:type="simple" xlink:show="embed" xlink:actuate="onLoad" draw:mime-type="image/jpeg"/>
</draw:frame>
 УЧернігівській, Сумській та Київській областях пізно ввечері оголосилиповітряну тривогу.</text:p>
      <text:p text:style-name="P4">
Про це передає Укрінформ із посиланням на Повітряні Сили ЗС України.</text:p>
      <text:p text:style-name="P4">
Військові кажуть про ракетну небезпеку для мешканців цих областей тазакликають їх прямувати в укриття.</text:p>
      <text:p text:style-name="P4">
Наразі мапа повітряних тривог виглядає наступним чином:</text:p>
      <text:p text:style-name="P4">
<draw:frame draw:style-name="fr1" draw:name="Image77" text:anchor-type="as-char" svg:width="6.9236in" svg:height="4.615733in" draw:z-index="0">
<draw:image xlink:href="../Images/yкринформ/2023-07-10T14-32-00-03-00/1689021369-567.png" xlink:type="simple" xlink:show="embed" xlink:actuate="onLoad" draw:mime-type="image/png"/>
</draw:frame>
</text:p>
      <text:p text:style-name="P4">
Тим часом у Запорізькій області повідомляють про загрозу застосуваннябалістичного озброєння.</text:p>
      <text:p text:style-name="P4">
Source: <text:a xlink:type="simple" xlink:href="https://www.ukrinform.ua/rubric-ato/3734092-na-pivnoci-ukraini-povitrana-trivoga-povidomlaut-pro-raketnu-nebezpeku.html" text:style-name="Internet_20_link" text:visited-style-name="Visited_20_Internet_20_Link">
https://www.ukrinform.ua/rubric-ato/3734092-na-pivnoci-ukraini-povitrana-trivoga-povidomlaut-pro-raketnu-nebezpeku.html</text:a>
</text:p>
      <!--NEWS-->
      <text:h text:style-name="P10" text:outline-level="1">
<text:span text:style-name="T4">
Rheinmetall відкриє завод з виробництва бронетехніки в Україні у найближчі три місяці</text:span>
</text:h>
      <text:p text:style-name="P4">
Authors: Ukrinform (Person)</text:p>
      <text:p text:style-name="P4">
Publisher: Укринформ (Organization)</text:p>
      <text:p text:style-name="P4">
Published Time: 2023-07-10T14:57:00+03:00</text:p>
      <text:p text:style-name="P4">
Modified Time: 2023-07-10T14:57:00+03:00</text:p>
      <text:p text:style-name="P4">
Description: Найбільший німецький виробник зброї компанія Rheinmetall відкриє завод з виробництва бронетехніки в Україні впродовж наступних 12 тижнів. — Укрінформ.</text:p>
      <text:p text:style-name="P4">
Images: ['<text:a xlink:type="simple" xlink:href="https://static.ukrinform.com/photos/2022_12/thumb_files/630_360_1671112290-944.jpg" text:style-name="Internet_20_link" text:visited-style-name="Visited_20_Internet_20_Link">
630_360_16711...</text:a>
']</text:p>
      <text:p text:style-name="P4">
Tags: ['Німеччина', 'Україна', 'Завод', 'Зброя', 'Боєприпаси', 'Rheinmetall']</text:p>
      <text:p text:style-name="P4">
Type: Article</text:p>
      <!--METADATA-->
      <text:p text:style-name="P4">
<draw:frame draw:style-name="fr1" draw:name="Image78" text:anchor-type="as-char" svg:width="6.9236in" svg:height="3.956343in" draw:z-index="0">
<draw:image xlink:href="../Images/yкринформ/2023-07-10T14-57-00-03-00/630_360_1671112290-944.jpg" xlink:type="simple" xlink:show="embed" xlink:actuate="onLoad" draw:mime-type="image/jpeg"/>
</draw:frame>
 Найбільшийнімецький виробник зброї компанія Rheinmetall відкриє завод з виробництвабронетехніки в Україні впродовж наступних 12 тижнів.</text:p>
      <text:p text:style-name="P4">
Про це повідомляє <text:a xlink:type="simple" xlink:href="https://edition.cnn.com/2023/07/10/business/rheinmetall-german-tank-factory-ukraine/index.html" text:style-name="Internet_20_link" text:visited-style-name="Visited_20_Internet_20_Link">
 CNN</text:a>
 , передає Укрінформ.</text:p>
      <text:p text:style-name="P4">
Завод буде розташований у західній частині України, уточнив генеральнийдиректор концерну Rheinmetall Армін Паппергер.</text:p>
      <text:p text:style-name="P4">
Компанія також навчатиме українців обслуговувати виготовлені на заводі танкита іншу броньовану техніку. За словами гендиректора, на новому заводібудуватимуть і ремонтуватимуть бронетранспортери Rheinmetall Fuchs заліцензією.</text:p>
      <text:p text:style-name="P4">
«Українці повинні допомогти самі собі — якщо вони завжди чекатимуть відєвропейців чи американців, щоб вони допомогли їм протягом наступних 10 чи 20років… це неможливо», — заявив Паппергер.</text:p>
      <text:p text:style-name="P4">
<text:span text:style-name="T4">
Читайте також:</text:span>
 <text:a xlink:type="simple" xlink:href="https://www.ukrinform.ua/rubric-economy/3733842-v-ukraini-pocali-buduvati-zavod-z-virobnictva-bezpilotnikiv-bayraktar.html" text:style-name="Internet_20_link" text:visited-style-name="Visited_20_Internet_20_Link">
 В Україні почали будувати <text:span text:style-name="T4">
завод</text:span>
 з виробництвабезпілотників Bayraktar </text:a>
</text:p>
      <text:p text:style-name="P4">
<text:a xlink:type="simple" xlink:href="https://www.ukrinform.ua/tag-rheinmetall" text:style-name="Internet_20_link" text:visited-style-name="Visited_20_Internet_20_Link">
 Rheinmetall </text:a>
 (RNMBF) будеуправляти заводом у партнерстві з Укроборонпромом, якому також належатимепідприємство. У травні обидві компанії оголосили про угоду щодо збільшенняоборонно-технологічного потенціалу України.</text:p>
      <text:p text:style-name="P4">
Паппергер додав, що завод буде захищений від російських атак.</text:p>
      <text:p text:style-name="P4">
«Зараз (в Україні ред.) багато заводів, які виробляють продукцію військовогопризначення. Це просто буде ще один — і ми також можемо захистити його», —сказав він.</text:p>
      <text:p text:style-name="P4">
За його словами, наступного року Rheinmetall збільшить щорічне виробництвоартилерійських снарядів зі 100 тисяч до 600 тисяч, і значна частина цьогододаткового виробництва буде призначена для поставок в Україну.</text:p>
      <text:p text:style-name="P4">
Паппергер зауважив, що теоретично Rheinmetall може забезпечити 60% потребиУкраїни в артилерійських боєприпасах.</text:p>
      <text:p text:style-name="P4">
Як повідомлялося, на замовлення уряду Німеччини оборонний концерн Rheinmetallвлітку відправить в Україну <text:a xlink:type="simple" xlink:href="https://www.ukrinform.ua/rubric-ato/3726765-rheinmetall-vlitku-postavit-ukraini-se-20-bmp-marder.html" text:style-name="Internet_20_link" text:visited-style-name="Visited_20_Internet_20_Link">
 ще 20 бойових машин піхоти Marder.</text:a>
</text:p>
      <text:p text:style-name="P4">
<text:span text:style-name="T5">
Фото: DPA</text:span>
</text:p>
      <text:p text:style-name="P4">
Source: <text:a xlink:type="simple" xlink:href="https://www.ukrinform.ua/rubric-economy/3733881-rheinmetall-vidkrie-zavod-z-virobnictva-bronetehniki-v-ukraini-u-najblizci-tri-misaci.html" text:style-name="Internet_20_link" text:visited-style-name="Visited_20_Internet_20_Link">
https://www.ukrinform.ua/rubric-economy/3733881-rheinmetall-vidkrie-zavod-z-virobnictva-bronetehniki-v-ukraini-u-najblizci-tri-misaci.html</text:a>
</text:p>
      <!--NEWS-->
      <text:h text:style-name="P10" text:outline-level="1">
<text:span text:style-name="T4">
На конкурсний відбір у «помічники ветерана» вже подали 133 заявки</text:span>
</text:h>
      <text:p text:style-name="P4">
Authors: Ukrinform (Person)</text:p>
      <text:p text:style-name="P4">
Publisher: Укринформ (Organization)</text:p>
      <text:p text:style-name="P4">
Published Time: 2023-07-10T14:58:00+03:00</text:p>
      <text:p text:style-name="P4">
Modified Time: 2023-07-10T14:58:00+03:00</text:p>
      <text:p text:style-name="P4">
Description: На участь у конкурсному відборі пілотного проєкту "Помічник ветерана" на сьогодні подано 133 заявки. — Укрінформ.</text:p>
      <text:p text:style-name="P4">
Images: ['<text:a xlink:type="simple" xlink:href="https://static.ukrinform.com/photos/2022_01/thumb_files/630_360_1643092726-230.jpg" text:style-name="Internet_20_link" text:visited-style-name="Visited_20_Internet_20_Link">
630_360_16430...</text:a>
']</text:p>
      <text:p text:style-name="P4">
Tags: ['Конкурс', 'Ветерани війни', 'Міністерство у справах ветеранів']</text:p>
      <text:p text:style-name="P4">
Type: Article</text:p>
      <!--METADATA-->
      <text:p text:style-name="P4">
<draw:frame draw:style-name="fr1" draw:name="Image79" text:anchor-type="as-char" svg:width="6.9236in" svg:height="3.956343in" draw:z-index="0">
<draw:image xlink:href="../Images/yкринформ/2023-07-10T14-58-00-03-00/630_360_1643092726-230.jpg" xlink:type="simple" xlink:show="embed" xlink:actuate="onLoad" draw:mime-type="image/jpeg"/>
</draw:frame>
 На участьу конкурсному відборі пілотного проєкту "Помічник ветерана" на сьогодні подано133 заявки.</text:p>
      <text:p text:style-name="P4">
Про це повідомляє <text:a xlink:type="simple" xlink:href="https://mva.gov.ua/ua/news/133-zayavki-vzhe-podano-na-konkursnij-vidbir-u-pomichniki-veterana" text:style-name="Internet_20_link" text:visited-style-name="Visited_20_Internet_20_Link">
 пресслужба Міністерства у справах ветеранів</text:a>
 , передає Укрінформ.</text:p>
      <text:p text:style-name="P4">
"На ранок 10 липня відомо, що вже подано 133 заявки бажаючих узяти участь у«пілоті» <text:a xlink:type="simple" xlink:href="https://www.ukrinform.ua/tag-ministerstvo-u-spravah-veteraniv" text:style-name="Internet_20_link" text:visited-style-name="Visited_20_Internet_20_Link">
 Мінветеранів </text:a>
 . Найбільше кандидатур на Львівщині та Дніпропетровщині – майже по40. Середній вік майбутніх помічників ветерана наразі становить 43,5 року.Щодо статі, то вони практично однаково представлені серед учасників проєкту.Проте є свої особливості. Так, на Миколаївщині й на Львівщині відповідно понад70 і 54 відсотки кандидатів є жінками", - йдеться у повідомленні.</text:p>
      <text:p text:style-name="P4">
<text:span text:style-name="T4">
Читайте також:</text:span>
 <text:a xlink:type="simple" xlink:href="https://www.ukrinform.ua/rubric-society/3729933-majze-40-gromad-stali-ucasnikami-pilotnogo-proektu-pomicnik-veterana.html" text:style-name="Internet_20_link" text:visited-style-name="Visited_20_Internet_20_Link">
 <text:span text:style-name="T4">
Майже</text:span>
 40 <text:span text:style-name="T4">
громад</text:span>
 <text:span text:style-name="T4">
стали</text:span>
 <text:span text:style-name="T4">
учасниками</text:span>
<text:span text:style-name="T4">
пілотного</text:span>
 <text:span text:style-name="T4">
проєкту</text:span>
 « <text:span text:style-name="T4">
Помічник</text:span>
 <text:span text:style-name="T4">
ветерана</text:span>
 »</text:a>
</text:p>
      <text:p text:style-name="P4">
Зазначається, що більшість учасників відбірного конкурсу мають вищу освіту,приблизно кожен десятий – молодший бакалавр, а кожен четвертий - магістр.Переважно це фахівці зі сфери публічного управління та адміністрування,інженерії, виробничих технологій та ІТ, права, педагогіки і соціальної роботи.</text:p>
      <text:p text:style-name="P4">
Як повідомляв Укрінформ, у Вінницькій, Дніпропетровській, Львівській таМиколаївській областях 1 липня <text:a xlink:type="simple" xlink:href="https://www.ukrinform.ua/rubric-society/3730343-startuvav-prijom-zaav-na-ucast-u-proekti-pomicnik-veterana.html" text:style-name="Internet_20_link" text:visited-style-name="Visited_20_Internet_20_Link">
 розпочався прийом заяв на конкурсний відбір</text:a>
 кандидатів на посади помічниківветеранів.</text:p>
      <text:p text:style-name="P4">
Source: <text:a xlink:type="simple" xlink:href="https://www.ukrinform.ua/rubric-society/3733882-na-konkursnij-vidbir-u-pomicniki-veterana-vze-podali-133-zaavki.html" text:style-name="Internet_20_link" text:visited-style-name="Visited_20_Internet_20_Link">
https://www.ukrinform.ua/rubric-society/3733882-na-konkursnij-vidbir-u-pomicniki-veterana-vze-podali-133-zaavki.html</text:a>
</text:p>
      <!--NEWS-->
      <text:h text:style-name="P10" text:outline-level="1">
<text:span text:style-name="T4">
Українські школярі отримають дві тисячі ноутбуків від організації Save the Children</text:span>
</text:h>
      <text:p text:style-name="P4">
Authors: Ukrinform (Person)</text:p>
      <text:p text:style-name="P4">
Publisher: Укринформ (Organization)</text:p>
      <text:p text:style-name="P4">
Published Time: 2023-07-10T15:10:00+03:00</text:p>
      <text:p text:style-name="P4">
Modified Time: 2023-07-10T15:10:00+03:00</text:p>
      <text:p text:style-name="P4">
Description: Діти з найбільш вразливих груп зі сходу та півдня України отримають дві тисячі ноутбуків для навчання від міжнародної гуманітарної організації Save the Children. — Укрінформ.</text:p>
      <text:p text:style-name="P4">
Images: ['<text:a xlink:type="simple" xlink:href="https://static.ukrinform.com/photos/2020_05/thumb_files/630_360_1588954753-587.jpg" text:style-name="Internet_20_link" text:visited-style-name="Visited_20_Internet_20_Link">
630_360_15889...</text:a>
']</text:p>
      <text:p text:style-name="P4">
Tags: ['Міносвіти', 'Школа', 'Ноутбук']</text:p>
      <text:p text:style-name="P4">
Type: Article</text:p>
      <!--METADATA-->
      <text:p text:style-name="P4">
<draw:frame draw:style-name="fr1" draw:name="Image80" text:anchor-type="as-char" svg:width="6.9236in" svg:height="3.956343in" draw:z-index="0">
<draw:image xlink:href="../Images/yкринформ/2023-07-10T15-10-00-03-00/630_360_1588954753-587.jpg" xlink:type="simple" xlink:show="embed" xlink:actuate="onLoad" draw:mime-type="image/jpeg"/>
</draw:frame>
 Діти знайбільш вразливих груп зі сходу та півдня України отримають дві тисячіноутбуків для навчання від міжнародної гуманітарної організації Save theChildren.</text:p>
      <text:p text:style-name="P4">
Як передає Укрінформ, про це Міністерство освіти і науки повідомляє у <text:a xlink:type="simple" xlink:href="https://t.me/UAmonogram/8026" text:style-name="Internet_20_link" text:visited-style-name="Visited_20_Internet_20_Link">
Телеграмі. </text:a>
</text:p>
      <text:p text:style-name="P4">
«У цих регіонах школярі вчаться переважно дистанційно, а тому зручний ґаджет —необхідність для успішного навчання. Техніку для учнів придбала міжнароднагуманітарна організація Save the Children», - ідеться у повідомленні.</text:p>
      <text:p text:style-name="P4">
Забезпечення учнів ґаджетами для навчання є одним із пріоритетних напрямівініціативи МОН із відновлення освітнього процесу «Школо, ми разом!».</text:p>
      <text:p text:style-name="P4">
<text:span text:style-name="T4">
Читайте також:</text:span>
 <text:a xlink:type="simple" xlink:href="https://www.ukrinform.ua/rubric-society/3731324-kiivska-skola-ekonomiki-ogolosila-700-grantiv-na-navcanna-dla-ditej-vijskovih-ta-vpo.html" text:style-name="Internet_20_link" text:visited-style-name="Visited_20_Internet_20_Link">
 Київська школа економіки оголосила 700 грантів нанавчання для дітей військових та ВПО </text:a>
</text:p>
      <text:p text:style-name="P4">
У Міносвіти прагнуть закрити потребу в ґаджетах для максимальної кількостіучнів до початку нового навчального року і дякують партнерам Save theChildren, що наближають цю мету.</text:p>
      <text:p text:style-name="P4">
Як повідомляв Укрінформ, в Україні потреба забезпечення вчителів та учнівтехнічними засобами критична: не вистачає 80 тисяч девайсів для вчителів та200 тисяч для учнів із соціально вразливих категорій.</text:p>
      <text:p text:style-name="P4">
Source: <text:a xlink:type="simple" xlink:href="https://www.ukrinform.ua/rubric-society/3733892-ukrainski-skolari-otrimaut-dvi-tisaci-noutbukiv-vid-organizacii-save-the-children.html" text:style-name="Internet_20_link" text:visited-style-name="Visited_20_Internet_20_Link">
https://www.ukrinform.ua/rubric-society/3733892-ukrainski-skolari-otrimaut-dvi-tisaci-noutbukiv-vid-organizacii-save-the-children.html</text:a>
</text:p>
      <!--NEWS-->
      <text:h text:style-name="P10" text:outline-level="1">
<text:span text:style-name="T4">
Мінфін цьогоріч залучив ₴135 мільярдів через випуск військових облігацій</text:span>
</text:h>
      <text:p text:style-name="P4">
Authors: Ukrinform (Person)</text:p>
      <text:p text:style-name="P4">
Publisher: Укринформ (Organization)</text:p>
      <text:p text:style-name="P4">
Published Time: 2023-07-10T15:10:26+03:00</text:p>
      <text:p text:style-name="P4">
Modified Time: 2023-07-10T15:10:26+03:00</text:p>
      <text:p text:style-name="P4">
Description: Міністерство фінансів із початку 2023 року, станом на 4 липня, залучило до державного бюджету 135 млрд грн через випуск військових облігацій. — Укрінформ.</text:p>
      <text:p text:style-name="P4">
Images: ['<text:a xlink:type="simple" xlink:href="https://static.ukrinform.com/photos/2019_02/thumb_files/630_360_1550144984-323.jpg" text:style-name="Internet_20_link" text:visited-style-name="Visited_20_Internet_20_Link">
630_360_15501...</text:a>
']</text:p>
      <text:p text:style-name="P4">
Tags: ['Мінфін', 'Облігації']</text:p>
      <text:p text:style-name="P4">
Type: Article</text:p>
      <!--METADATA-->
      <text:p text:style-name="P4">
<draw:frame draw:style-name="fr1" draw:name="Image81" text:anchor-type="as-char" svg:width="6.9236in" svg:height="3.956343in" draw:z-index="0">
<draw:image xlink:href="../Images/yкринформ/2023-07-10T15-10-26-03-00/630_360_1550144984-323.jpg" xlink:type="simple" xlink:show="embed" xlink:actuate="onLoad" draw:mime-type="image/jpeg"/>
</draw:frame>
Міністерство фінансів із початку 2023 року, станом на 4 липня, залучило додержавного бюджету 135 млрд грн через випуск військових облігацій.</text:p>
      <text:p text:style-name="P4">
Як передає Укрінформ, про це повідомляє пресслужба Мінфіну у <text:a xlink:type="simple" xlink:href="https://www.facebook.com/minfin.gov.ua/posts/pfbid0wkgi9uSKud4zA2qABq9aY1kvsmdZEYXh9SKStPPzF2qYsHvfQbsxMPif5DJwBEqel" text:style-name="Internet_20_link" text:visited-style-name="Visited_20_Internet_20_Link">
 Фейсбуці.</text:a>
</text:p>
      <text:p text:style-name="P4">
"Від початку 2023 року Міністерство <text:a xlink:type="simple" xlink:href="https://www.ukrinform.ua/tag-finansi" text:style-name="Internet_20_link" text:visited-style-name="Visited_20_Internet_20_Link">
 фінансів </text:a>
 України залучило 135 млрд грн через випуск військових облігацій,станом на 4 липня 2023 року. Кошти спрямовуються на підтримку Збройних силУкраїни та забезпечують наших військових найнеобхіднішим", - йдеться вповідомленні.</text:p>
      <text:p text:style-name="P4">
У міністерстві зауважують, що будь-який громадянин України може придбативійськові облігації України через уповноважені банки чи ліцензованих брокерівта зробити свій внесок у поразку ворога.</text:p>
      <text:p text:style-name="P4">
Від початку 2023 року, станом на 10 липня, портфель громадян, що володіютьдержавними облігаціями, збільшився на 12,5 млрд гривень - до 43 млрд грн.</text:p>
      <text:p text:style-name="P4">
<text:span text:style-name="T4">
Читайте також:</text:span>
 <text:a xlink:type="simple" xlink:href="https://www.ukrinform.ua/rubric-economy/3731959-gromadani-ta-biznes-cogoric-pridbali-vijskovih-obligacij-na-592-milarda-nbu.html" text:style-name="Internet_20_link" text:visited-style-name="Visited_20_Internet_20_Link">
 Громадяни та бізнес цьогоріч придбали військових<text:span text:style-name="T4">
облігац</text:span>
 ій на ₴59,2 мільярда – НБУ </text:a>
</text:p>
      <text:p text:style-name="P4">
Як повідомлялося, у зв’язку з російською агресією український уряд ухваливрішення про поетапний випуск військових облігацій в обсязі до 400 млрд грн.Мінфін проводить аукціони з продажу ОВДП щовівторка, починаючи з 1 березня2022 року.</text:p>
      <text:p text:style-name="P4">
Source: <text:a xlink:type="simple" xlink:href="https://www.ukrinform.ua/rubric-economy/3733890-minfin-cogoric-zaluciv-135-milardiv-cerez-vipusk-vijskovih-obligacij.html" text:style-name="Internet_20_link" text:visited-style-name="Visited_20_Internet_20_Link">
https://www.ukrinform.ua/rubric-economy/3733890-minfin-cogoric-zaluciv-135-milardiv-cerez-vipusk-vijskovih-obligacij.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7-10T15:13:00+03:00</text:p>
      <text:p text:style-name="P4">
Modified Time: 2023-07-10T15:13: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82" text:anchor-type="as-char" svg:width="6.9236in" svg:height="3.956343in" draw:z-index="0">
<draw:image xlink:href="../Images/yкринформ/2023-07-10T15-13-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83" text:anchor-type="as-char" svg:width="6.9236in" svg:height="6.9236in" draw:z-index="0">
<draw:image xlink:href="../Images/yкринформ/2023-07-10T15-13-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84" text:anchor-type="as-char" svg:width="6.9236in" svg:height="6.9236in" draw:z-index="0">
<draw:image xlink:href="../Images/yкринформ/2023-07-10T15-13-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85" text:anchor-type="as-char" svg:width="6.9236in" svg:height="6.9236in" draw:z-index="0">
<draw:image xlink:href="../Images/yкринформ/2023-07-10T15-13-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86" text:anchor-type="as-char" svg:width="6.9236in" svg:height="6.9236in" draw:z-index="0">
<draw:image xlink:href="../Images/yкринформ/2023-07-10T15-13-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Унаслідок ракетної атаки на Миколаїв постраждав цивільний - Кім</text:span>
</text:h>
      <text:p text:style-name="P4">
Authors: Ukrinform (Person)</text:p>
      <text:p text:style-name="P4">
Publisher: Укринформ (Organization)</text:p>
      <text:p text:style-name="P4">
Published Time: 2023-07-10T15:17:00+03:00</text:p>
      <text:p text:style-name="P4">
Modified Time: 2023-07-10T15:17:00+03:00</text:p>
      <text:p text:style-name="P4">
Description: У Миколаєві внаслідок ракетного удару щонайменше одна людина зазнала поранень. — Укрінформ.</text:p>
      <text:p text:style-name="P4">
Images: ['<text:a xlink:type="simple" xlink:href="https://static.ukrinform.com/photos/2023_04/thumb_files/630_360_1681996522-153.jpg" text:style-name="Internet_20_link" text:visited-style-name="Visited_20_Internet_20_Link">
630_360_16819...</text:a>
']</text:p>
      <text:p text:style-name="P4">
Tags: ['Миколаїв', 'Обстріл', 'Ракета', 'Війна з Росією']</text:p>
      <text:p text:style-name="P4">
Type: Article</text:p>
      <!--METADATA-->
      <text:p text:style-name="P4">
<draw:frame draw:style-name="fr1" draw:name="Image87" text:anchor-type="as-char" svg:width="6.9236in" svg:height="3.956343in" draw:z-index="0">
<draw:image xlink:href="../Images/yкринформ/2023-07-10T15-17-00-03-00/630_360_1681996522-153.jpg" xlink:type="simple" xlink:show="embed" xlink:actuate="onLoad" draw:mime-type="image/jpeg"/>
</draw:frame>
 УМиколаєві внаслідок ракетного удару щонайменше одна людина зазнала поранень.</text:p>
      <text:p text:style-name="P4">
Про це в <text:a xlink:type="simple" xlink:href="https://www.facebook.com/watch/" text:style-name="Internet_20_link" text:visited-style-name="Visited_20_Internet_20_Link">
 ефірі </text:a>
телемарафону "Єдині новини" повідомив начальник Миколаївської ОВА Віталій Кім,передає кореспондент Укрінформу.</text:p>
      <text:p text:style-name="P4">
«Щонайменше одна людина поранена», - сказав Кім.</text:p>
      <text:p text:style-name="P4">
Водночас він підтвердив, що ракетний удар відбувся до оголошення повітряноїтривоги.</text:p>
      <text:p text:style-name="P4">
<text:span text:style-name="T4">
Читайте також:</text:span>
 <text:a xlink:type="simple" xlink:href="https://www.ukrinform.ua/rubric-ato/3733632-u-mikolaevi-prolunav-vibuh-kim-kaze-so-zagarbniki-mogli-atakuvati-misto-raketou.html" text:style-name="Internet_20_link" text:visited-style-name="Visited_20_Internet_20_Link">
 У <text:span text:style-name="T4">
Миколає</text:span>
 ві пролунав вибух: Кім каже, що загарбникимогли атакувати місто ракетою </text:a>
</text:p>
      <text:p text:style-name="P4">
Як повідомлялося, російські загарбники в ніч проти 10 липня <text:a xlink:type="simple" xlink:href="https://www.ukrinform.ua/rubric-ato/3733661-vijska-rf-vnoci-vdarili-raketou-po-mikolaevu.html" text:style-name="Internet_20_link" text:visited-style-name="Visited_20_Internet_20_Link">
 завдалиракетного удару </text:a>
 по об'єкту інфраструктури у Миколаєві.</text:p>
      <text:p text:style-name="P4">
Речник командування Повітряних сил Збройних сил України Юрій <text:a xlink:type="simple" xlink:href="https://www.ukrinform.ua/rubric-ato/3733710-udar-po-mikolaevu-ignat-pidtverdiv-so-rosiani-zastosuvali-raketu-iskanderm.html" text:style-name="Internet_20_link" text:visited-style-name="Visited_20_Internet_20_Link">
 Ігнатпідствердив </text:a>
 , що удар бувзавданий балістичною ракетою "Іскандер-М".</text:p>
      <text:p text:style-name="P4">
Source: <text:a xlink:type="simple" xlink:href="https://www.ukrinform.ua/rubric-regions/3733899-unaslidok-raketnoi-ataki-na-mikolaiv-postrazdav-civilnij-kim.html" text:style-name="Internet_20_link" text:visited-style-name="Visited_20_Internet_20_Link">
https://www.ukrinform.ua/rubric-regions/3733899-unaslidok-raketnoi-ataki-na-mikolaiv-postrazdav-civilnij-kim.html</text:a>
</text:p>
      <!--NEWS-->
      <text:h text:style-name="P10" text:outline-level="1">
<text:span text:style-name="T4">
Через український експорт світові ціни на продукти впали майже на чверть – експерт</text:span>
</text:h>
      <text:p text:style-name="P4">
Authors: Ukrinform (Person)</text:p>
      <text:p text:style-name="P4">
Publisher: Укринформ (Organization)</text:p>
      <text:p text:style-name="P4">
Published Time: 2023-07-10T15:19:00+03:00</text:p>
      <text:p text:style-name="P4">
Modified Time: 2023-07-10T15:19:00+03:00</text:p>
      <text:p text:style-name="P4">
Description: Ціни на міжнародних ринках продовольства впали на майже 24% після того, як Україна відновила експорт збіжжя торік. — Укрінформ.</text:p>
      <text:p text:style-name="P4">
Images: ['<text:a xlink:type="simple" xlink:href="https://static.ukrinform.com/photos/2023_07/thumb_files/630_360_1688989961-331.jpg" text:style-name="Internet_20_link" text:visited-style-name="Visited_20_Internet_20_Link">
630_360_16889...</text:a>
']</text:p>
      <text:p text:style-name="P4">
Tags: ['Експорт', 'Продукти', 'Аграрії', 'Ринок']</text:p>
      <text:p text:style-name="P4">
Type: Article</text:p>
      <!--METADATA-->
      <text:p text:style-name="P4">
<draw:frame draw:style-name="fr1" draw:name="Image88" text:anchor-type="as-char" svg:width="6.9236in" svg:height="3.956343in" draw:z-index="0">
<draw:image xlink:href="../Images/yкринформ/2023-07-10T15-19-00-03-00/630_360_1688989961-331.jpg" xlink:type="simple" xlink:show="embed" xlink:actuate="onLoad" draw:mime-type="image/jpeg"/>
</draw:frame>
 Ціни наміжнародних ринках продовольства впали на майже 24% після того, як Українавідновила експорт збіжжя торік.</text:p>
      <text:p text:style-name="P4">
Про це розповів заступник голови Всеукраїнської аграрної ради Денис Марчук підчас брифінгу у Медіацентрі Україна - Укрінформ.</text:p>
      <text:p text:style-name="P4">
"Від моменту (відновлення - авт.) <text:a xlink:type="simple" xlink:href="https://www.ukrinform.ua/tag-eksport" text:style-name="Internet_20_link" text:visited-style-name="Visited_20_Internet_20_Link">
 експорту </text:a>
 з території України фактично ціни в світі опустились на 24%. Це сталоможливим за рахунок українського збіжжя. Якщо вчасно не буде надходитиукраїнська продовольча група товарів на міжнародні ринки, слід очікуватиздорожчання продуктів харчування", - сказав Марчук.</text:p>
      <text:p text:style-name="P4">
Він зазначив, що перебої з експортом української агропродукції матимутьособливо негативний вплив на країни Африки, Близького Сходу та Азії, які єосновними споживачами продовольства з України.</text:p>
      <text:p text:style-name="P4">
<text:span text:style-name="T4">
Читайте також:</text:span>
 <text:a xlink:type="simple" xlink:href="https://www.ukrinform.ua/rubric-economy/3732906-ukraina-moze-vtracati-do-800-miljoniv-somisaca-cerez-skorocenna-eksportu-zerna-mvf.html" text:style-name="Internet_20_link" text:visited-style-name="Visited_20_Internet_20_Link">
 <text:span text:style-name="T4">
Україна</text:span>
 <text:span text:style-name="T4">
може</text:span>
 <text:span text:style-name="T4">
втрачати</text:span>
 до $ <text:span text:style-name="T4">
800</text:span>
<text:span text:style-name="T4">
мільйонів</text:span>
 <text:span text:style-name="T4">
щомісяця</text:span>
 <text:span text:style-name="T4">
через</text:span>
 <text:span text:style-name="T4">
скорочення</text:span>
 <text:span text:style-name="T4">
експорту</text:span>
 <text:span text:style-name="T4">
зерна</text:span>
 -<text:span text:style-name="T4">
МВФ</text:span>
 </text:a>
</text:p>
      <text:p text:style-name="P4">
"Занепокоєння ООН є не безпідставними, тому що затримка з логістикою інеможливість вчасно доставити продукцію будуть породжувати нові виклики,пов'язані з голодом у цих країнах", - наголосив експерт.</text:p>
      <text:p text:style-name="P4">
Як повідомляв Укрінформ, за даними Продовольчої та сільськогосподарськоїорганізації ООН (ФАО), у червні 2023 року середнє значення індексу світовихпродовольчих цін становило 122,3 пункту, що на 23,4% менше, ніж у березні 2022року, коли був зафіксований найвищий рівень цін у світі.</text:p>
      <text:p text:style-name="P4">
Source: <text:a xlink:type="simple" xlink:href="https://www.ukrinform.ua/rubric-economy/3733896-cerez-ukrainskij-eksport-svitovi-cini-na-produkti-vpali-majze-na-cvert-espert.html" text:style-name="Internet_20_link" text:visited-style-name="Visited_20_Internet_20_Link">
https://www.ukrinform.ua/rubric-economy/3733896-cerez-ukrainskij-eksport-svitovi-cini-na-produkti-vpali-majze-na-cvert-espert.html</text:a>
</text:p>
      <!--NEWS-->
      <text:h text:style-name="P10" text:outline-level="1">
<text:span text:style-name="T4">
До зруйнованого харківського екопарку повернули верблюдів</text:span>
</text:h>
      <text:p text:style-name="P4">
Authors: Ukrinform (Person)</text:p>
      <text:p text:style-name="P4">
Publisher: Укринформ (Organization)</text:p>
      <text:p text:style-name="P4">
Published Time: 2023-07-10T15:20:00+03:00</text:p>
      <text:p text:style-name="P4">
Modified Time: 2023-07-10T15:20:00+03:00</text:p>
      <text:p text:style-name="P4">
Description: У зруйнований росіянами «Фельдман Екопарк» під Харковом повертають тварин: до альпак, кіз, поні та птаства приєдналися верблюдиця з новонародженим малюком. — Укрінформ.</text:p>
      <text:p text:style-name="P4">
Images: ['<text:a xlink:type="simple" xlink:href="https://static.ukrinform.com/photos/2016_08/thumb_files/630_360_1471833334-4346.jpg" text:style-name="Internet_20_link" text:visited-style-name="Visited_20_Internet_20_Link">
630_360_14718...</text:a>
']</text:p>
      <text:p text:style-name="P4">
Tags: ['Тварини', 'Зоопарк', 'Харків']</text:p>
      <text:p text:style-name="P4">
Type: Article</text:p>
      <!--METADATA-->
      <text:p text:style-name="P4">
<draw:frame draw:style-name="fr1" draw:name="Image89" text:anchor-type="as-char" svg:width="6.9236in" svg:height="3.956343in" draw:z-index="0">
<draw:image xlink:href="../Images/yкринформ/2023-07-10T15-20-00-03-00/630_360_1471833334-4346.jpg" xlink:type="simple" xlink:show="embed" xlink:actuate="onLoad" draw:mime-type="image/jpeg"/>
</draw:frame>
 Узруйнований росіянами «Фельдман Екопарк» під Харковом повертають тварин: доальпак, кіз, поні та птаства приєдналися верблюдиця з новонародженим малюком.</text:p>
      <text:p text:style-name="P4">
Як передає Укрінформ, про це повідомив у <text:a xlink:type="simple" xlink:href="https://www.facebook.com/pochta.feldman/posts/pfbid02KpxNmnCHBd7X3Nd495CkDq3aYRX5N73SMQfBGDwzDH3CjuCuvqppF7Mo5AjZhDFal" text:style-name="Internet_20_link" text:visited-style-name="Visited_20_Internet_20_Link">
 Фейсбуці</text:a>
засновник парку Олександр Фельдман.</text:p>
      <text:p text:style-name="P4">
«Мама-верблюдиця з верблюденям повернулися до екопарку! Малюк народивсянещодавно у вимушеній еміграції. Він уже цілком зміцнів і добре почувається,тому фахівці дали добро на переїзд. Верблюденя росте з кожним днем. Тепер мигодуємо його молоком, а незабаром воно почне вже куштувати і тверду їжу», -розповів засновник.</text:p>
      <text:p text:style-name="P4">
<text:span text:style-name="T4">
Читайте також:</text:span>
 <text:a xlink:type="simple" xlink:href="https://www.ukrinform.ua/rubric-regions/3680879-blizko-20-inozemnih-kompanij-dopomozut-u-rozminuvanni-harkivskogo-feldman-ekoparku.html" text:style-name="Internet_20_link" text:visited-style-name="Visited_20_Internet_20_Link">
 Близько 20 іноземних компаній допоможуть у розмінуванніхарківського «Фельдман <text:span text:style-name="T4">
Екопарк</text:span>
 у» </text:a>
</text:p>
      <text:p text:style-name="P4">
Як повідомляв Укрінформ, екопарк у лютому 2022-го опинився на лінії вогню,адже розташовується за харківською кільцевою дорогою. Звідти до кордону з РФ -подати рукою. Локація, яка була однією з родзинок Харкова, постраждала відобстрілів і замінована. Через руйнування вольєрів деякі тварини розбіглися,багато тварин загинули, зокрема потомство білих тигрів, пантер, ягуарів.</text:p>
      <text:p text:style-name="P4">
Під час обстрілів загинули троє співробітників екопарку, які приїжджалигодувати тварин. Також загинув 15-річний хлопець, який допомагав батькамевакуювати тварин.</text:p>
      <text:p text:style-name="P4">
19 квітня на території знайшли тіла ще двох співробітників, розстрілянихросійськими солдатами на початку березня.</text:p>
      <text:p text:style-name="P4">
<text:span text:style-name="T4">
Читайте також:</text:span>
 <text:a xlink:type="simple" xlink:href="https://www.ukrinform.ua/rubric-regions/3682580-odesiti-dopomagaut-oblastovuvati-zoopark-ta-pidtrimuut-tvarin-grosima.html" text:style-name="Internet_20_link" text:visited-style-name="Visited_20_Internet_20_Link">
 Одесити допомагають облаштовувати зоопарк та підтримуютьтварин грошима </text:a>
</text:p>
      <text:p text:style-name="P4">
Найбільше тварин із парку прийняли колеги з Ковалівки на Полтавщині, такожприхистили тварин у міському зоопарку Харкова, в Одесі та інших містахУкраїни.</text:p>
      <text:p text:style-name="P4">
Наразі парк починає відроджуватися. 1 червня відкрилася «Долина альпак» -навпроти основної території екопарку. Ця локація очищена від вибухонебезпечнихпредметів.</text:p>
      <text:p text:style-name="P4">
<text:span text:style-name="T5">
Фото ілюстративне</text:span>
</text:p>
      <text:p text:style-name="P4">
Source: <text:a xlink:type="simple" xlink:href="https://www.ukrinform.ua/rubric-regions/3733897-do-zrujnovanogo-harkivskogo-ekoparku-povernuli-verbludiv.html" text:style-name="Internet_20_link" text:visited-style-name="Visited_20_Internet_20_Link">
https://www.ukrinform.ua/rubric-regions/3733897-do-zrujnovanogo-harkivskogo-ekoparku-povernuli-verbludiv.html</text:a>
</text:p>
      <!--NEWS-->
      <text:h text:style-name="P10" text:outline-level="1">
<text:span text:style-name="T4">
Ердоган висунув нову умову для вступу Швеції до НАТО</text:span>
</text:h>
      <text:p text:style-name="P4">
Authors: Ukrinform (Person)</text:p>
      <text:p text:style-name="P4">
Publisher: Укринформ (Organization)</text:p>
      <text:p text:style-name="P4">
Published Time: 2023-07-10T15:21:00+03:00</text:p>
      <text:p text:style-name="P4">
Modified Time: 2023-07-10T15:21:00+03:00</text:p>
      <text:p text:style-name="P4">
Description: Туреччина схвалить заявку Швеції на вступ до НАТО після того, як лідери ЄС відкриють шлях для приєднання Анкари до Євроспільноти. — Укрінформ.</text:p>
      <text:p text:style-name="P4">
Images: ['<text:a xlink:type="simple" xlink:href="https://static.ukrinform.com/photos/2023_05/thumb_files/630_360_1685339211-646.jpg" text:style-name="Internet_20_link" text:visited-style-name="Visited_20_Internet_20_Link">
630_360_16853...</text:a>
']</text:p>
      <text:p text:style-name="P4">
Tags: ['Ердоган', 'НАТО', 'Швеція', 'Туреччина']</text:p>
      <text:p text:style-name="P4">
Type: Article</text:p>
      <!--METADATA-->
      <text:p text:style-name="P4">
<draw:frame draw:style-name="fr1" draw:name="Image90" text:anchor-type="as-char" svg:width="6.9236in" svg:height="3.956343in" draw:z-index="0">
<draw:image xlink:href="../Images/yкринформ/2023-07-10T15-21-00-03-00/630_360_1685339211-646.jpg" xlink:type="simple" xlink:show="embed" xlink:actuate="onLoad" draw:mime-type="image/jpeg"/>
</draw:frame>
 Туреччинасхвалить заявку Швеції на вступ до НАТО після того, як лідери ЄС відкриютьшлях для приєднання Анкари до Євроспільноти.</text:p>
      <text:p text:style-name="P4">
Як передає Укрінформ, про це повідомляє <text:a xlink:type="simple" xlink:href="https://www.france24.com/en/live-news/20230710-turkey-to-back-sweden-s-nato-bid-in-return-for-eu-membership-erdogan" text:style-name="Internet_20_link" text:visited-style-name="Visited_20_Internet_20_Link">
 AFP.</text:a>
</text:p>
      <text:p text:style-name="P4">
З цього приводу Ердоган має сьогодні, 10 липня, зустрітися у Вільнюсі зпрем'єр-міністром Швеції Ульфом Крістерссоном.</text:p>
      <text:p text:style-name="P4">
Турецький президент сказав, що ті самі лідери країн, які заблокували членствоТуреччини в ЄС, хочуть, щоб вона підтримала кандидатуру Швеції в НАТО.</text:p>
      <text:p text:style-name="P4">
"Майже всі члени НАТО є членами ЄС. Зараз я звертаюся до цих країн, якізмушують Туреччину чекати понад 50 років, і я знову звернуся до них уВільнюсі", - сказав Ердоган під час телевізійного виступу.</text:p>
      <text:p text:style-name="P4">
«Спочатку відкрийте шлях до членства <text:a xlink:type="simple" xlink:href="https://www.ukrinform.ua/tag-tureccina" text:style-name="Internet_20_link" text:visited-style-name="Visited_20_Internet_20_Link">
 Туреччини</text:a>
 в ЄС, а потім ми відкриємо його дляШвеції, як ми відкрили його для Фінляндії».</text:p>
      <text:p text:style-name="P4">
Ердоган додав, що "це те, що я сказав" президенту США Джо Байдену під частелефонної розмови двох президентів у неділю.</text:p>
      <text:p text:style-name="P4">
<text:span text:style-name="T4">
Читайте також:</text:span>
 <text:a xlink:type="simple" xlink:href="https://www.ukrinform.ua/rubric-world/3732025-bilij-dim-zaklikav-ugorsinu-j-tureccinu-akomoga-skorise-shvaliti-clenstvo-svecii-v-nato.html" text:style-name="Internet_20_link" text:visited-style-name="Visited_20_Internet_20_Link">
 Білий дім закликав Угорщину й Туреччину якомога скорішесхвалити членство <text:span text:style-name="T4">
Швеції</text:span>
 в НАТО </text:a>
</text:p>
      <text:p text:style-name="P4">
Турецький лідер раніше висловлював розчарування тим, що він називаєнеспроможністю Швеції виконати свою обіцянку впоратися з курдськимибойовиками, які нібито «блукають вулицями» Стокгольма.</text:p>
      <text:p text:style-name="P4">
Як повідомлялося, у червні генеральний секретар НАТО Єнс Столтенберг післязустрічі з президентом Туреччини Реджепом Ердоганом у Стамбулі заявив, що <text:a xlink:type="simple" xlink:href="https://www.ukrinform.ua/rubric-world/3728304-stoltenberg-pisla-rozmovi-z-erdoganom-spodivaetsa-na-progres-u-pitanni-vstupu-svecii-v-nato.html" text:style-name="Internet_20_link" text:visited-style-name="Visited_20_Internet_20_Link">
Швеція виконала свої зобов'язання для вступу в Альянс.</text:a>
</text:p>
      <text:p text:style-name="P4">
<text:span text:style-name="T5">
Фото: Getty Images</text:span>
</text:p>
      <text:p text:style-name="P4">
Source: <text:a xlink:type="simple" xlink:href="https://www.ukrinform.ua/rubric-world/3733898-erdogan-visunuv-novu-umovu-dla-vstupu-svecii-do-nato.html" text:style-name="Internet_20_link" text:visited-style-name="Visited_20_Internet_20_Link">
https://www.ukrinform.ua/rubric-world/3733898-erdogan-visunuv-novu-umovu-dla-vstupu-svecii-do-nato.html</text:a>
</text:p>
      <!--NEWS-->
      <text:h text:style-name="P10" text:outline-level="1">
<text:span text:style-name="T4">
На Миколаївщині палає сміттєзвалище – пожежу гасять з ночі</text:span>
</text:h>
      <text:p text:style-name="P4">
Authors: Ukrinform (Person)</text:p>
      <text:p text:style-name="P4">
Publisher: Укринформ (Organization)</text:p>
      <text:p text:style-name="P4">
Published Time: 2023-07-10T15:24:00+03:00</text:p>
      <text:p text:style-name="P4">
Modified Time: 2023-07-10T15:24:00+03:00</text:p>
      <text:p text:style-name="P4">
Description: У селі Лугове Миколаївської області з ночі гасять пожежу на полігоні твердих побутових відходів. — Укрінформ.</text:p>
      <text:p text:style-name="P4">
Images: ['<text:a xlink:type="simple" xlink:href="https://static.ukrinform.com/photos/2023_07/thumb_files/630_360_1688991998-524.jpg" text:style-name="Internet_20_link" text:visited-style-name="Visited_20_Internet_20_Link">
630_360_16889...</text:a>
']</text:p>
      <text:p text:style-name="P4">
Tags: ['ДСНС', 'Миколаївщина', 'Пожежа', 'Сміття']</text:p>
      <text:p text:style-name="P4">
Type: Article</text:p>
      <!--METADATA-->
      <text:p text:style-name="P4">
<draw:frame draw:style-name="fr1" draw:name="Image91" text:anchor-type="as-char" svg:width="6.9236in" svg:height="3.956343in" draw:z-index="0">
<draw:image xlink:href="../Images/yкринформ/2023-07-10T15-24-00-03-00/630_360_1688991998-524.jpg" xlink:type="simple" xlink:show="embed" xlink:actuate="onLoad" draw:mime-type="image/jpeg"/>
</draw:frame>
 У селіЛугове Миколаївської області з ночі гасять пожежу на полігоні твердихпобутових відходів.</text:p>
      <text:p text:style-name="P4">
Про це у <text:a xlink:type="simple" xlink:href="https://www.facebook.com/DSNSMYKOL/posts/pfbid0HafkZDhK58LTGxzGmBVQYQUVjP4WsZtoBeVmzbiHZuEzNGtFt8vbyV6XVf8teA2al" text:style-name="Internet_20_link" text:visited-style-name="Visited_20_Internet_20_Link">
 Фейсбуці</text:a>
повідомило обласне управління ДСНС, передає Укрінформ.</text:p>
      <text:p text:style-name="P4">
«9 липня о 21:40 на спецлінію 101 надійшло повідомлення про те, що у с. ЛуговеКоблівської територіальної громади Миколаївського району горить сміття наполігоні твердих побутових відходів КП «Коблівський сількомунгосп»... Станомна 05:45 10 липня <text:a xlink:type="simple" xlink:href="https://www.ukrinform.ua/tag-pozeza" text:style-name="Internet_20_link" text:visited-style-name="Visited_20_Internet_20_Link">
 пожежу </text:a>
 локалізованона площі 500 кв. м», - повідомили у рятувальній службі.</text:p>
      <text:p text:style-name="P4">
</text:p>
      <text:p text:style-name="P4">
На місці працюють 5 рятувальників, залучено 1 спецавтомобіль від ДСНС,особовий склад та 2 пожежні автомобілі СПО «Коблеве». Гасіння ускладнюєтьсяпоривчастим вітром, відсутністю джерела водопостачання. Воду доправляютьтехнікою фермерів.</text:p>
      <text:p text:style-name="P4">
<text:span text:style-name="T4">
Читайте також:</text:span>
 <text:a xlink:type="simple" xlink:href="https://www.ukrinform.ua/rubric-kyiv/3733536-u-kievi-likviduvali-pozezu-na-azs.html" text:style-name="Internet_20_link" text:visited-style-name="Visited_20_Internet_20_Link">
 У Києві ліквідували <text:span text:style-name="T4">
пожежу</text:span>
 на АЗС</text:a>
 </text:p>
      <text:p text:style-name="P4">
Як повідомлялося, у кількох регіонах Одеської області фіксується <text:a xlink:type="simple" xlink:href="https://www.ukrinform.ua/rubric-regions/3733540-na-odesini-palae-suha-roslinnist.html" text:style-name="Internet_20_link" text:visited-style-name="Visited_20_Internet_20_Link">
 займання уприродних екосистемах. </text:a>
</text:p>
      <text:p text:style-name="P4">
<text:span text:style-name="T5">
Фото: Головне управління ДСНС України у Миколаївській області</text:span>
</text:p>
      <text:p text:style-name="P4">
Source: <text:a xlink:type="simple" xlink:href="https://www.ukrinform.ua/rubric-regions/3733908-na-mikolaivsini-palae-smittezvalise-pozezu-gasat-z-noci.html" text:style-name="Internet_20_link" text:visited-style-name="Visited_20_Internet_20_Link">
https://www.ukrinform.ua/rubric-regions/3733908-na-mikolaivsini-palae-smittezvalise-pozezu-gasat-z-noci.html</text:a>
</text:p>
      <!--NEWS-->
      <text:h text:style-name="P10" text:outline-level="1">
<text:span text:style-name="T4">
Дискусії щодо безпекових гарантій для України тривають – Шольц</text:span>
</text:h>
      <text:p text:style-name="P4">
Authors: Ukrinform (Person)</text:p>
      <text:p text:style-name="P4">
Publisher: Укринформ (Organization)</text:p>
      <text:p text:style-name="P4">
Published Time: 2023-07-10T15:26:00+03:00</text:p>
      <text:p text:style-name="P4">
Modified Time: 2023-07-10T15:26:00+03:00</text:p>
      <text:p text:style-name="P4">
Description: Обговорення того, як виглядатимуть безпекові гарантії для України, триває. — Укрінформ.</text:p>
      <text:p text:style-name="P4">
Images: ['<text:a xlink:type="simple" xlink:href="https://static.ukrinform.com/photos/2023_07/thumb_files/630_360_1688992039-805.jpeg" text:style-name="Internet_20_link" text:visited-style-name="Visited_20_Internet_20_Link">
630_360_16889...</text:a>
']</text:p>
      <text:p text:style-name="P4">
Tags: ['Німеччина', 'Україна', 'Шольц', 'Війна з Росією', 'Гарантії безпеки']</text:p>
      <text:p text:style-name="P4">
Type: Article</text:p>
      <!--METADATA-->
      <text:p text:style-name="P4">
<draw:frame draw:style-name="fr1" draw:name="Image96" text:anchor-type="as-char" svg:width="6.9236in" svg:height="3.956343in" draw:z-index="0">
<draw:image xlink:href="../Images/yкринформ/2023-07-10T15-26-00-03-00/630_360_1688992039-805.jpeg" xlink:type="simple" xlink:show="embed" xlink:actuate="onLoad" draw:mime-type="image/jpeg"/>
</draw:frame>
Обговорення того, як виглядатимуть безпекові гарантії для України, триває.</text:p>
      <text:p text:style-name="P4">
Про це заявив канцлер ФРН Олаф Шольц на спільній пресконференції прем’єр-міністром Австралії Ентоні Албанізе у Берліні в понеділок, повідомляєкореспондент Укрінформу.</text:p>
      <text:p text:style-name="P4">
«Ми дискутуємо багато місяців щодо гарантій безпеки після досягнення миру.Дискусія дуже інтенсивна…Вона не завершена», - сказав Шольц.</text:p>
      <text:p text:style-name="P4">
Він нагадав, що <text:a xlink:type="simple" xlink:href="https://www.ukrinform.ua/tag-nimeccina" text:style-name="Internet_20_link" text:visited-style-name="Visited_20_Internet_20_Link">
 Німеччина </text:a>
 є другоюкраїною у світі за обсягами надання Україні підтримки, й у бюджеті ФРНпередбачені кошти на подальшу підтримку Києва. Канцлер також назвав важливимзапочаткування у Вільнюсі цього тижня Ради НАТО-Україна, що демонструєпоглиблення співробітництва між сторонами.</text:p>
      <text:p text:style-name="P4">
<text:span text:style-name="T4">
Читайте також:</text:span>
 <text:a xlink:type="simple" xlink:href="https://www.ukrinform.ua/rubric-ato/3731873-solc-nazvav-ukrainskij-kontrnastup-citkim-ta-dobre-organizovanim.html" text:style-name="Internet_20_link" text:visited-style-name="Visited_20_Internet_20_Link">
 Шольц назвав український контрнаступ чітким та добреорганізованим </text:a>
</text:p>
      <text:p text:style-name="P4">
При цьому Шольц відзначив роль Австралії, яка «надає Україні величезнудопомогу», зокрема військову.</text:p>
      <text:p text:style-name="P4">
Своєю чергою Албанезе зазначив, що Австралія та Німеччина є «партнерами упідтримці України».</text:p>
      <text:p text:style-name="P4">
Глави двох урядів підкреслили єдність позицій щодо необхідності наданняУкраїні допомоги для захисту суверенітету та територіальної цілісності.</text:p>
      <text:p text:style-name="P4">
<text:span text:style-name="T4">
Читайте також:</text:span>
 <text:a xlink:type="simple" xlink:href="https://www.ukrinform.ua/rubric-polytics/3733631-zelenskij-ukraina-povinna-otrimati-citki-garantii-bezpeki-poki-vona-ne-v-nato.html" text:style-name="Internet_20_link" text:visited-style-name="Visited_20_Internet_20_Link">
 Зеленський: Україна повинна отримати чіткі <text:span text:style-name="T4">
гарантії</text:span>
безпеки, поки вона не в НАТО </text:a>
</text:p>
      <text:p text:style-name="P4">
Обидва політики також зауважили, що передати Україні касетні боєприпаси булосуверенним рішенням Вашингтона. І Німеччині, й Астралія підписали Конвенцію,яка забороняє використання та передачу таких озброєнь.</text:p>
      <text:p text:style-name="P4">
Як повідомлялося, Президент України Володимир Зеленський наголосив нанеобхідності отримати на вільнюському саміті НАТО чіткі гарантії безпеки, покиУкраїна не приєдналася до Альянсу.</text:p>
      <text:p text:style-name="P4">
Source: <text:a xlink:type="simple" xlink:href="https://www.ukrinform.ua/rubric-ato/3733903-diskusii-sodo-bezpekovih-garantij-dla-ukraini-trivaut-solc.html" text:style-name="Internet_20_link" text:visited-style-name="Visited_20_Internet_20_Link">
https://www.ukrinform.ua/rubric-ato/3733903-diskusii-sodo-bezpekovih-garantij-dla-ukraini-trivaut-solc.html</text:a>
</text:p>
      <!--NEWS-->
      <text:h text:style-name="P10" text:outline-level="1">
<text:span text:style-name="T4">
В Україні наразі об'єктивно сказати, чи є людина олігархом, неможливо - ОП</text:span>
</text:h>
      <text:p text:style-name="P4">
Authors: Ukrinform (Person)</text:p>
      <text:p text:style-name="P4">
Publisher: Укринформ (Organization)</text:p>
      <text:p text:style-name="P4">
Published Time: 2023-07-10T15:27:00+03:00</text:p>
      <text:p text:style-name="P4">
Modified Time: 2023-07-10T15:27:00+03:00</text:p>
      <text:p text:style-name="P4">
Description: В Україні наразі через втрату власниками активів важко визначити, хто є олігархом, тому і складати відповідний реєстр є нерозумним. — Укрінформ.</text:p>
      <text:p text:style-name="P4">
Images: ['<text:a xlink:type="simple" xlink:href="https://static.ukrinform.com/photos/2023_02/thumb_files/630_360_1677617976-750.jpg" text:style-name="Internet_20_link" text:visited-style-name="Visited_20_Internet_20_Link">
630_360_16776...</text:a>
']</text:p>
      <text:p text:style-name="P4">
Tags: ['Олігархи', 'Війна з Росією']</text:p>
      <text:p text:style-name="P4">
Type: Article</text:p>
      <!--METADATA-->
      <text:p text:style-name="P4">
<draw:frame draw:style-name="fr1" draw:name="Image97" text:anchor-type="as-char" svg:width="6.9236in" svg:height="3.956343in" draw:z-index="0">
<draw:image xlink:href="../Images/yкринформ/2023-07-10T15-27-00-03-00/630_360_1677617976-750.jpg" xlink:type="simple" xlink:show="embed" xlink:actuate="onLoad" draw:mime-type="image/jpeg"/>
</draw:frame>
 В Українінаразі через втрату власниками активів важко визначити, хто є олігархом, томуі складати відповідний реєстр є нерозумним.</text:p>
      <text:p text:style-name="P4">
Про це зазначив заступник керівника Офісу Президента Андрій Смирнов в <text:a xlink:type="simple" xlink:href="https://www.rbc.ua/rus/news/andriy-smirnov-keys-knyazeva-dovodit-shcho-1688750808.html" text:style-name="Internet_20_link" text:visited-style-name="Visited_20_Internet_20_Link">
</text:a>
 <text:a xlink:type="simple" xlink:href="https://www.rbc.ua/rus/news/andriy-smirnov-keys-knyazeva-dovodit-shcho-1688750808.html" text:style-name="Internet_20_link" text:visited-style-name="Visited_20_Internet_20_Link">
 інтерв’ю </text:a>
 інтернет-виданню РБК-Україна, повідомляє Укрінформ.</text:p>
      <text:p text:style-name="P4">
«Давайте історично прослідкуємо з вами від моменту прийняття закону досьогоднішнього дня. Скільки публічних речей ви помітили в діях осіб, які бмогли претендувати на потрапляння в реєстр олігархів. Одні склали мандати,інші закрили телеканали для того, щоб не відповідати критеріям. Але сьогоднівійна. Сьогодні навіть великий бізнес дуже багато втратив. Сьогодні об'єктивносказати, чи є людина олігархом, неможливо, з огляду на те, що ці людивтрачають активи вартістю мільярди доларів. Зараз складати реєстри і бігати,казати: "Ми склали реєстр", ну це не є розумним», - сказав він.</text:p>
      <text:p text:style-name="P4">
Заступник очільника ОП нагадав, що Венеційська комісія наполягала на тому, щобвідкласти імплементацію закону про олігархів.</text:p>
      <text:p text:style-name="P4">
Водночас він розповів, що зараз у парламенті на розгляді в другому читанніперебуває законопроєкт про Антимонопольний комітет, який, за його словами,значно посилює можливості держави у якості регулятора, підсилює антитрастовізаходи.</text:p>
      <text:p text:style-name="P4">
<text:span text:style-name="T4">
Читайте також:</text:span>
 <text:a xlink:type="simple" xlink:href="https://www.ukrinform.ua/rubric-economy/3728909-ukraina-mae-stati-krainou-de-nikogo-ne-nazves-oligarhom-zelenskij.html" text:style-name="Internet_20_link" text:visited-style-name="Visited_20_Internet_20_Link">
 Україна має стати країною, де нікого не назвеш<text:span text:style-name="T4">
олігарх</text:span>
 ом – Зеленський </text:a>
</text:p>
      <text:p text:style-name="P4">
Смирнов зауважив, що це все є допоміжним у боротьбі з надмірною концентрацієювпливу.</text:p>
      <text:p text:style-name="P4">
Він пояснив, що, крім закону про олігархів, є інші закони, більш конкретні,точкові, які вдосконалюють можливість боротися з явищами надмірного впливу івтручання у внутрішньополітичне життя.</text:p>
      <text:p text:style-name="P4">
«В країні, в якій палає війна, в якій люди втрачають заводи, воно (реєстролігархів - ред.) не на часі. Дати об'єктивну оцінку складно. Це того невартує. Треба виграти війну, а потім сісти і подивитись на конкретну «картубою», - додав заступник керівника Офісу глави держави.</text:p>
      <text:p text:style-name="P4">
Як повідомлялося, <text:a xlink:type="simple" xlink:href="https://www.ukrinform.ua/rubric-polytics/3720619-venecijska-komisia-rekomendue-ukraini-pocekati-z-implementacieu-zakonu-pro-oligarhiv-do-kinca-vijni.html" text:style-name="Internet_20_link" text:visited-style-name="Visited_20_Internet_20_Link">
 Венеційська комісія рекомендувала</text:a>
 Україні відтермінувати імплементацію закону про олігархів черезвійну.</text:p>
      <text:p text:style-name="P4">
У листопаді 2021 року Президент Володимир Зеленський підписав Закон "Прозапобігання загрозам національній безпеці, пов'язаним із надмірним впливомосіб, які мають значну економічну або політичну вагу в суспільному житті(олігархів)".</text:p>
      <text:p text:style-name="P4">
29 червня 2022 року Президент Володимир Зеленський увів у дію рішення <text:a xlink:type="simple" xlink:href="https://www.ukrinform.ua/tag-rnbo" text:style-name="Internet_20_link" text:visited-style-name="Visited_20_Internet_20_Link">
 РНБО</text:a>
 про реєстр олігархів, порядок йогоформування та ведення, підписавши відповідний указ.</text:p>
      <text:p text:style-name="P4">
Source: <text:a xlink:type="simple" xlink:href="https://www.ukrinform.ua/rubric-economy/3733901-v-ukraini-narazi-obektivno-skazati-ci-e-ludina-oligarhom-nemozlivo-op.html" text:style-name="Internet_20_link" text:visited-style-name="Visited_20_Internet_20_Link">
https://www.ukrinform.ua/rubric-economy/3733901-v-ukraini-narazi-obektivno-skazati-ci-e-ludina-oligarhom-nemozlivo-op.html</text:a>
</text:p>
      <!--NEWS-->
      <text:h text:style-name="P10" text:outline-level="1">
<text:span text:style-name="T4">
Усик та Дюбуа провели першу битву поглядів</text:span>
</text:h>
      <text:p text:style-name="P4">
Authors: Ukrinform (Person)</text:p>
      <text:p text:style-name="P4">
Publisher: Укринформ (Organization)</text:p>
      <text:p text:style-name="P4">
Published Time: 2023-07-10T15:32:56+03:00</text:p>
      <text:p text:style-name="P4">
Modified Time: 2023-07-10T15:32:56+03:00</text:p>
      <text:p text:style-name="P4">
Description: Бій відбудеться 26 серпня. — Укрінформ.</text:p>
      <text:p text:style-name="P4">
Images: ['<text:a xlink:type="simple" xlink:href="https://static.ukrinform.com/photos/2023_07/thumb_files/630_360_1688992278-258.jpg" text:style-name="Internet_20_link" text:visited-style-name="Visited_20_Internet_20_Link">
630_360_16889...</text:a>
']</text:p>
      <text:p text:style-name="P4">
Tags: ['Бокс', 'Усик']</text:p>
      <text:p text:style-name="P4">
Type: Article</text:p>
      <!--METADATA-->
      <text:p text:style-name="P4">
<draw:frame draw:style-name="fr1" draw:name="Image98" text:anchor-type="as-char" svg:width="6.9236in" svg:height="3.956343in" draw:z-index="0">
<draw:image xlink:href="../Images/yкринформ/2023-07-10T15-32-56-03-00/630_360_1688992278-258.jpg" xlink:type="simple" xlink:show="embed" xlink:actuate="onLoad" draw:mime-type="image/jpeg"/>
</draw:frame>
 Бійвідбудеться 26 серпня.</text:p>
      <text:p text:style-name="P4">
Чемпіон WBA, WBO, IBO та IBF у надважкій вазі Олександр Усик (20-0, 13 КО) табританець Даніель Дюбуа (19-1, 18 КО) провели битву поглядів, передаєУкрінформ.</text:p>
      <text:p text:style-name="P4">
Ціна квитків на поєдинок стартує від 49 злотих - 11 євро (близько 445 гривень- прим.).</text:p>
      <text:p text:style-name="P4">
Бій Усика та Дюбуа відбудеться 26 серпня у Вроцлаві на «Тарчинськи Арена».</text:p>
      <text:p text:style-name="P4">
<text:span text:style-name="T4">
Читайте також:</text:span>
 <text:a xlink:type="simple" xlink:href="https://www.ukrinform.ua/rubric-sports/3733256-berincik-bitimetsa-v-anderkarti-poedinku-usik-dubua.html" text:style-name="Internet_20_link" text:visited-style-name="Visited_20_Internet_20_Link">
 Берінчик битиметься в андеркарті поєдинку <text:span text:style-name="T4">
Усик</text:span>
 -Дюбуа </text:a>
</text:p>
      <text:p text:style-name="P4">
Усик у своєму останньому бою повторно здолав британця Ентоні Джошуа,захистивши свої пояси. Дюбуа переміг Кевіна Лерену технічним нокаутом у грудніта зберіг статус обов’язкового претендента на пояс WBA, яким володієукраїнець.</text:p>
      <text:p text:style-name="P4">
Фото: K2 Promotions</text:p>
      <text:p text:style-name="P4">
Source: <text:a xlink:type="simple" xlink:href="https://www.ukrinform.ua/rubric-sports/3733909-usik-ta-dubua-proveli-persu-bitvu-pogladiv.html" text:style-name="Internet_20_link" text:visited-style-name="Visited_20_Internet_20_Link">
https://www.ukrinform.ua/rubric-sports/3733909-usik-ta-dubua-proveli-persu-bitvu-pogladiv.html</text:a>
</text:p>
      <!--NEWS-->
      <text:h text:style-name="P10" text:outline-level="1">
<text:span text:style-name="T4">
Клименко представив нового командувача Нацгвардії Олександра Півненка</text:span>
</text:h>
      <text:p text:style-name="P4">
Authors: Ukrinform (Person)</text:p>
      <text:p text:style-name="P4">
Publisher: Укринформ (Organization)</text:p>
      <text:p text:style-name="P4">
Published Time: 2023-07-10T15:34:00+03:00</text:p>
      <text:p text:style-name="P4">
Modified Time: 2023-07-10T15:34:00+03:00</text:p>
      <text:p text:style-name="P4">
Description: Міністр внутрішніх справ Ігор Клименко представив нового командувача Національної гвардії Олександра Півненка. — Укрінформ.</text:p>
      <text:p text:style-name="P4">
Images: ['<text:a xlink:type="simple" xlink:href="https://static.ukrinform.com/photos/2023_07/thumb_files/630_360_1688992325-941.jpg" text:style-name="Internet_20_link" text:visited-style-name="Visited_20_Internet_20_Link">
630_360_16889...</text:a>
']</text:p>
      <text:p text:style-name="P4">
Tags: ['Клименко', 'МВС', 'Нацгвардія']</text:p>
      <text:p text:style-name="P4">
Type: Article</text:p>
      <!--METADATA-->
      <text:p text:style-name="P4">
<draw:frame draw:style-name="fr1" draw:name="Image99" text:anchor-type="as-char" svg:width="6.9236in" svg:height="3.956343in" draw:z-index="0">
<draw:image xlink:href="../Images/yкринформ/2023-07-10T15-34-00-03-00/630_360_1688992325-941.jpg" xlink:type="simple" xlink:show="embed" xlink:actuate="onLoad" draw:mime-type="image/jpeg"/>
</draw:frame>
 Міністрвнутрішніх справ Ігор Клименко представив нового командувача Національноїгвардії Олександра Півненка.</text:p>
      <text:p text:style-name="P4">
Про це повідомляє <text:a xlink:type="simple" xlink:href="https://t.me/mvs_ukraine/27248" text:style-name="Internet_20_link" text:visited-style-name="Visited_20_Internet_20_Link">
 пресслужба МВС </text:a>
 , передаєУкрінформ.</text:p>
      <text:p text:style-name="P4">
Як зазначив Клименко, новий очільник Нацгвардії має сфокусуватися напідготовці бригад «Гвардії наступу» та ефективному використанні вжесформованих підрозділів. Новому командувачу він побажав наснаги та сил.</text:p>
      <text:p text:style-name="P4">
Своєю чергою Півненко заявив: «Основний напрямок роботи – це підготовка«Гвардії наступу». Наразі це головне завдання нашої країни, аби підрозділимогли виконувати завдання у повному обсязі, аби якнайшвидше деокупувати нашітериторії».</text:p>
      <text:p text:style-name="P4">
<text:span text:style-name="T4">
Читайте також:</text:span>
 <text:a xlink:type="simple" xlink:href="https://www.ukrinform.ua/rubric-polytics/3733335-miznarodni-peremovini-ta-povernenna-geroiv-zelenskij-pidbiv-pidsumki-nasicenogo-dna.html" text:style-name="Internet_20_link" text:visited-style-name="Visited_20_Internet_20_Link">
 Міжнародні перемовини та повернення героїв: Зеленськийпідбив підсумки насиченого дня </text:a>
</text:p>
      <text:p text:style-name="P4">
Водночас Клименко наголосив, що всі мають пам’ятати: зараз головне – цеперемога у війні, але всі відомства мають працювати і над майбутнімипріоритетами, які представив Президент Володимир Зеленський у своїй доктрині.</text:p>
      <text:p text:style-name="P4">
Як повідомляв Укрінформ, <text:a xlink:type="simple" xlink:href="https://www.ukrinform.ua/rubric-ato/3733326-prezident-priznaciv-oleksia-pivnenka-komanduvacem-nacgvardii.html" text:style-name="Internet_20_link" text:visited-style-name="Visited_20_Internet_20_Link">
 8 липня Президент призначив бойового офіцера ГерояУкраїни Олександра Півненка командувачем Нацгвардії</text:a>
 .</text:p>
      <text:p text:style-name="P4">
Source: <text:a xlink:type="simple" xlink:href="https://www.ukrinform.ua/rubric-ato/3733910-klimenko-predstaviv-novogo-komanduvaca-nacgvardii-oleksandra-pivnenka.html" text:style-name="Internet_20_link" text:visited-style-name="Visited_20_Internet_20_Link">
https://www.ukrinform.ua/rubric-ato/3733910-klimenko-predstaviv-novogo-komanduvaca-nacgvardii-oleksandra-pivnenka.html</text:a>
</text:p>
      <!--NEWS-->
      <text:h text:style-name="P10" text:outline-level="1">
<text:span text:style-name="T4">
Загарбники посилюють ППО в Криму застарілими зенітними гарматами - партизани</text:span>
</text:h>
      <text:p text:style-name="P4">
Authors: Ukrinform (Person)</text:p>
      <text:p text:style-name="P4">
Publisher: Укринформ (Organization)</text:p>
      <text:p text:style-name="P4">
Published Time: 2023-07-10T15:35:00+03:00</text:p>
      <text:p text:style-name="P4">
Modified Time: 2023-07-10T15:35:00+03:00</text:p>
      <text:p text:style-name="P4">
Description: Російські загарбники намагаються посилити протиповітряну оборону в тимчасово окупованому Криму застарілими 57-мм зенітними гарматами. — Укрінформ.</text:p>
      <text:p text:style-name="P4">
Images: ['<text:a xlink:type="simple" xlink:href="https://static.ukrinform.com/photos/2022_05/thumb_files/630_360_1652075100-633.jpg" text:style-name="Internet_20_link" text:visited-style-name="Visited_20_Internet_20_Link">
630_360_16520...</text:a>
']</text:p>
      <text:p text:style-name="P4">
Tags: ['Крим', 'Війна з Росією', 'ППО']</text:p>
      <text:p text:style-name="P4">
Type: Article</text:p>
      <!--METADATA-->
      <text:p text:style-name="P4">
<draw:frame draw:style-name="fr1" draw:name="Image100" text:anchor-type="as-char" svg:width="6.9236in" svg:height="3.956343in" draw:z-index="0">
<draw:image xlink:href="../Images/yкринформ/2023-07-10T15-35-00-03-00/630_360_1652075100-633.jpg" xlink:type="simple" xlink:show="embed" xlink:actuate="onLoad" draw:mime-type="image/jpeg"/>
</draw:frame>
 Російськізагарбники намагаються посилити протиповітряну оборону в тимчасово окупованомуКриму застарілими 57-мм зенітними гарматами.</text:p>
      <text:p text:style-name="P4">
Про це повідомив військовий партизанський рух «Атеш» у <text:a xlink:type="simple" xlink:href="https://t.me/atesh_ua/1216" text:style-name="Internet_20_link" text:visited-style-name="Visited_20_Internet_20_Link">
 Телеграмі</text:a>
 , передає Укрінформ.</text:p>
      <text:p text:style-name="P4">
Зазначається, що агенти «Атеш» спостерігають за російськими військовими тавиявляють засоби ППО.</text:p>
      <text:p text:style-name="P4">
«Російські військові намагаються посилити ППО в Криму за рахунок застарілих57-мм зенітних гармат С-60. Агенти «Атеш» зафіксували пересування цих системпо місту і розгортання вогневих позицій на північ від Євпаторії», - йдеться вдописі.</text:p>
      <text:p text:style-name="P4">
 <text:span text:style-name="T4">
Читайте також:</text:span>
<text:a xlink:type="simple" xlink:href="https://www.ukrinform.ua/rubric-crimea/3733828-zagarbniki-probuut-rozvantaziti-krimskij-mist-zbilsuuci-trafik-cerez-melitopol-fedorov.html" text:style-name="Internet_20_link" text:visited-style-name="Visited_20_Internet_20_Link">
 Ворог прагне розвантажити <text:span text:style-name="T4">
Крим</text:span>
 ський міст, збільшуючи трафік черезМелітополь – Федоров </text:a>
</text:p>
      <text:p text:style-name="P4">
Як повідомлялося, російські загарбники встановили на незаконно збудованомумосту через Керченську протоку кутникові відбивачі, щоб врятуватися відракетних ударів.</text:p>
      <text:p text:style-name="P4">
Source: <text:a xlink:type="simple" xlink:href="https://www.ukrinform.ua/rubric-crimea/3733911-zagarbniki-posiluut-ppo-v-krimu-zastarilimi-zenitnimi-garmatami-partizani.html" text:style-name="Internet_20_link" text:visited-style-name="Visited_20_Internet_20_Link">
https://www.ukrinform.ua/rubric-crimea/3733911-zagarbniki-posiluut-ppo-v-krimu-zastarilimi-zenitnimi-garmatami-partizani.html</text:a>
</text:p>
      <!--NEWS-->
      <text:h text:style-name="P10" text:outline-level="1">
<text:span text:style-name="T4">
Марченко пробився до основної сітки турніру ATP серії Challenger в Чикаго</text:span>
</text:h>
      <text:p text:style-name="P4">
Authors: Ukrinform (Person)</text:p>
      <text:p text:style-name="P4">
Publisher: Укринформ (Organization)</text:p>
      <text:p text:style-name="P4">
Published Time: 2023-07-10T15:35:46+03:00</text:p>
      <text:p text:style-name="P4">
Modified Time: 2023-07-10T23:35:46+03:00</text:p>
      <text:p text:style-name="P4">
Description: Українець Ілля Марченко подолав відбірковий бар'єр на турнірі Асоціації тенісистів професіоналів (АТР) серії Challenger - Chicago Men's Challenger - в Чикаго (США) із призовим фондом 80 тис. доларів. — Укрінформ.</text:p>
      <text:p text:style-name="P4">
Images: ['<text:a xlink:type="simple" xlink:href="https://static.ukrinform.com/photos/2023_06/thumb_files/630_360_1686825878-112.jpg" text:style-name="Internet_20_link" text:visited-style-name="Visited_20_Internet_20_Link">
630_360_16868...</text:a>
']</text:p>
      <text:p text:style-name="P4">
Tags: ['Теніс', 'Марченко']</text:p>
      <text:p text:style-name="P4">
Type: Article</text:p>
      <!--METADATA-->
      <text:p text:style-name="P4">
<draw:frame draw:style-name="fr1" draw:name="Image103" text:anchor-type="as-char" svg:width="6.9236in" svg:height="3.956343in" draw:z-index="0">
<draw:image xlink:href="../Images/yкринформ/2023-07-10T15-35-46-03-00/630_360_1686825878-112.jpg" xlink:type="simple" xlink:show="embed" xlink:actuate="onLoad" draw:mime-type="image/jpeg"/>
</draw:frame>
 УкраїнецьІлля Марченко подолав відбірковий бар'єр на турнірі Асоціації тенісистівпрофесіоналів (АТР) серії Challenger - Chicago Men's Challenger - в Чикаго(США) із призовим фондом 80 тис. доларів.</text:p>
      <text:p text:style-name="P4">
У фіналі кваліфікації посіяний під 7-м номером Марченко за 1 годину 50 хвилинобіграв американця Кеннона Кінгслі - 7:6 (8:6), 6:1, передає Укрінформ.</text:p>
      <text:p text:style-name="P4">
Першим суперником Марченка в основній сітці змагань стане австралієць ДейнСуїні.</text:p>
      <text:p text:style-name="P4">
<text:span text:style-name="T4">
Читайте також:</text:span>
 <text:a xlink:type="simple" xlink:href="https://www.ukrinform.ua/rubric-sports/3733616-ukrainka-svitolina-peremogla-bilorusku-azarovu-i-zigrae-u-cvertfinali-vimbldonu.html" text:style-name="Internet_20_link" text:visited-style-name="Visited_20_Internet_20_Link">
 Українка Світоліна перемогла білоруску Азаренко і зіграєу чвертьфіналі Вімблдону </text:a>
</text:p>
      <text:p text:style-name="P4">
Турнір у Чикаго триватиме до 16 липня.</text:p>
      <text:p text:style-name="P4">
Фото: Getty Images.</text:p>
      <text:p text:style-name="P4">
Source: <text:a xlink:type="simple" xlink:href="https://www.ukrinform.ua/rubric-sports/3734093-marcenko-probivsa-do-osnovnoi-sitki-turniru-atp-serii-challenger-v-cikago.html" text:style-name="Internet_20_link" text:visited-style-name="Visited_20_Internet_20_Link">
https://www.ukrinform.ua/rubric-sports/3734093-marcenko-probivsa-do-osnovnoi-sitki-turniru-atp-serii-challenger-v-cikago.html</text:a>
</text:p>
      <!--NEWS-->
      <text:h text:style-name="P10" text:outline-level="1">
<text:span text:style-name="T4">
У лікарнях Львова залишаються ще троє постраждалих від ракетного удару</text:span>
</text:h>
      <text:p text:style-name="P4">
Authors: Ukrinform (Person)</text:p>
      <text:p text:style-name="P4">
Publisher: Укринформ (Organization)</text:p>
      <text:p text:style-name="P4">
Published Time: 2023-07-10T15:42:00+03:00</text:p>
      <text:p text:style-name="P4">
Modified Time: 2023-07-10T15:42:00+03:00</text:p>
      <text:p text:style-name="P4">
Description: У двох міських лікарнях Львова перебувають троє постраждалих унаслідок ракетної атаки на місто 6 липня. Стан усіх трьох пацієнток – середньої важкості, їм продовжують надавати необхідну терапію. — Укрінформ.</text:p>
      <text:p text:style-name="P4">
Images: ['<text:a xlink:type="simple" xlink:href="https://static.ukrinform.com/photos/2020_09/thumb_files/630_360_1600090998-358.jpg" text:style-name="Internet_20_link" text:visited-style-name="Visited_20_Internet_20_Link">
630_360_16000...</text:a>
']</text:p>
      <text:p text:style-name="P4">
Tags: ['Львів', 'Війна з Росією', 'Ракетний удар']</text:p>
      <text:p text:style-name="P4">
Type: Article</text:p>
      <!--METADATA-->
      <text:p text:style-name="P4">
<draw:frame draw:style-name="fr1" draw:name="Image104" text:anchor-type="as-char" svg:width="6.9236in" svg:height="3.956343in" draw:z-index="0">
<draw:image xlink:href="../Images/yкринформ/2023-07-10T15-42-00-03-00/630_360_1600090998-358.jpg" xlink:type="simple" xlink:show="embed" xlink:actuate="onLoad" draw:mime-type="image/jpeg"/>
</draw:frame>
 У двохміських лікарнях Львова перебувають троє постраждалих унаслідок ракетної атакина місто 6 липня. Стан усіх трьох пацієнток – середньої важкості, їмпродовжують надавати необхідну терапію.</text:p>
      <text:p text:style-name="P4">
Про це повідомляє <text:a xlink:type="simple" xlink:href="https://city-adm.lviv.ua/news/science-and-health/medicine/297428-troie-postrazhdalykh-vid-raketnykh-obstriliv-shche-zalyshaiutsia-v-likarniakh-lvova" text:style-name="Internet_20_link" text:visited-style-name="Visited_20_Internet_20_Link">
 пресслужба Львівської міської ради </text:a>
 , передаєУкрінформ.</text:p>
      <text:p text:style-name="P4">
Зазначається, що у Першому медичному об’єднанні лікування продовжують: увідділенні офтальмології – 74-річна постраждала; у травматологічномувідділенні – 61-річна жінка із закритим переломом стегнової кістки тамножинними ранами м’яких тканин; у відділенні кардіотерапії – 81-річнапостраждала із гострою реакцією на стрес.</text:p>
      <text:p text:style-name="P4">
<text:span text:style-name="T4">
Читайте також:</text:span>
 <text:a xlink:type="simple" xlink:href="https://www.ukrinform.ua/rubric-regions/3733007-cerez-raketnij-udar-rf-po-lvovu-zilo-vtratili-blizko-60-simej-sadovij.html" text:style-name="Internet_20_link" text:visited-style-name="Visited_20_Internet_20_Link">
 <text:span text:style-name="T4">
Через</text:span>
 <text:span text:style-name="T4">
ракетний</text:span>
 <text:span text:style-name="T4">
удар</text:span>
 РФ по <text:span text:style-name="T4">
Львову</text:span>
<text:span text:style-name="T4">
житло</text:span>
 <text:span text:style-name="T4">
втратили</text:span>
 <text:span text:style-name="T4">
близько</text:span>
 60 <text:span text:style-name="T4">
сімей</text:span>
 - <text:span text:style-name="T4">
Садовий</text:span>
</text:a>
</text:p>
      <text:p text:style-name="P4">
За прогнозами <text:a xlink:type="simple" xlink:href="https://www.ukrinform.ua/tag-mediki" text:style-name="Internet_20_link" text:visited-style-name="Visited_20_Internet_20_Link">
 медиків </text:a>
 , стаціонарнелікування триватиме ще певний час, аби постраждалі могли відновитися післятравм.</text:p>
      <text:p text:style-name="P4">
Як повідомляв Укрінформ, унаслідок ракетного удару росіян по житловому будинку<text:a xlink:type="simple" xlink:href="https://www.ukrinform.ua/rubric-regions/3732559-kilkist-zagiblih-vnaslidok-raketnogo-udaru-po-lvovu-zrosla-do-desati-sadovij.html" text:style-name="Internet_20_link" text:visited-style-name="Visited_20_Internet_20_Link">
 у Львові 6 липня загинули 10 людей </text:a>
 , ще 48 зазнали травм та поранень різної важкості.</text:p>
      <text:p text:style-name="P4">
Source: <text:a xlink:type="simple" xlink:href="https://www.ukrinform.ua/rubric-regions/3733914-u-likarnah-lvova-zalisautsa-se-troe-postrazdalih-vid-raketnogo-udara.html" text:style-name="Internet_20_link" text:visited-style-name="Visited_20_Internet_20_Link">
https://www.ukrinform.ua/rubric-regions/3733914-u-likarnah-lvova-zalisautsa-se-troe-postrazdalih-vid-raketnogo-udara.html</text:a>
</text:p>
      <!--NEWS-->
      <text:h text:style-name="P10" text:outline-level="1">
<text:span text:style-name="T4">
Австралія направить у Німеччину спецлітак спостереження і понад 100 бронемашин</text:span>
</text:h>
      <text:p text:style-name="P4">
Authors: Ukrinform (Person)</text:p>
      <text:p text:style-name="P4">
Publisher: Укринформ (Organization)</text:p>
      <text:p text:style-name="P4">
Published Time: 2023-07-10T15:46:00+03:00</text:p>
      <text:p text:style-name="P4">
Modified Time: 2023-07-10T15:46:00+03:00</text:p>
      <text:p text:style-name="P4">
Description: Австралія направить до Німеччини спеціальний літак спостереження за повітряним простором і відповідний персонал, а також і понад бронемашин 100 Boxer.  — Укрінформ.</text:p>
      <text:p text:style-name="P4">
Images: ['<text:a xlink:type="simple" xlink:href="https://static.ukrinform.com/photos/2023_07/thumb_files/630_360_1688995927-649.jpg" text:style-name="Internet_20_link" text:visited-style-name="Visited_20_Internet_20_Link">
630_360_16889...</text:a>
']</text:p>
      <text:p text:style-name="P4">
Tags: ['Австралія', 'Літак', 'Німеччина']</text:p>
      <text:p text:style-name="P4">
Type: Article</text:p>
      <!--METADATA-->
      <text:p text:style-name="P4">
<draw:frame draw:style-name="fr1" draw:name="Image105" text:anchor-type="as-char" svg:width="6.9236in" svg:height="3.956343in" draw:z-index="0">
<draw:image xlink:href="../Images/yкринформ/2023-07-10T15-46-00-03-00/630_360_1688995927-649.jpg" xlink:type="simple" xlink:show="embed" xlink:actuate="onLoad" draw:mime-type="image/jpeg"/>
</draw:frame>
 Австраліянаправить до Німеччини спеціальний літак спостереження за повітряним просторомі відповідний персонал, а також і понад бронемашин 100 Boxer.</text:p>
      <text:p text:style-name="P4">
Про це повідомили глави урядів двох країн після їхніх переговорів у Берліні,передає кореспондент Укрінформу.</text:p>
      <text:p text:style-name="P4">
«Сьогодні я оголошую про новий внесок Австралії у підтримку безпеки у Європішляхом розміщення в <text:a xlink:type="simple" xlink:href="https://www.ukrinform.ua/tag-nimeccina" text:style-name="Internet_20_link" text:visited-style-name="Visited_20_Internet_20_Link">
 Німеччині </text:a>
літака раннього попередження E-7A Wedgetail», - сказав прем’єр-міністрАвстралії Ентоні Албанезе.</text:p>
      <text:p text:style-name="P4">
За його словами, літак Королівських повітряних сил Австралії допомагатиме узахисті логістичних хабів, через які проходить гуманітарна і військовадопомога Україні.</text:p>
      <text:p text:style-name="P4">
<text:span text:style-name="T4">
Читайте також:</text:span>
 <text:a xlink:type="simple" xlink:href="https://www.ukrinform.ua/rubric-ato/3733903-diskusii-sodo-bezpekovih-garantij-dla-ukraini-trivaut-solc.html" text:style-name="Internet_20_link" text:visited-style-name="Visited_20_Internet_20_Link">
 Дискусії щодо безпекових гарантій для України тривають –<text:span text:style-name="T4">
Шольц</text:span>
 </text:a>
</text:p>
      <text:p text:style-name="P4">
Разом з літаком у ФРН прибуде до 100 осіб - членів екіпажу та допоміжногоперсоналу. Місія розрахована на 6 місяців. Літак буде використовуватисявиключно в повітряному просторі Європи.</text:p>
      <text:p text:style-name="P4">
</text:p>
      <text:p text:style-name="P4">
Канцлер ФРН Олаф Шольц додав, що літак базуватиметься на базі ВВС «Рамштайн».За його словами, Україна потребує такої підтримки.</text:p>
      <text:p text:style-name="P4">
Сторони також уклали принципову угоду про поставку в 2025 році понад 100австралійських бронемашин Boxer для європейських збройних сил у межах однієї знайбільших експортних угод в оборонній сфері в історії Австралії (понад 1 млрддол.). Більшість цих машин буде вироблена німецьким підрядником Rheinmetall.Виробництво розпочалося в північно-східному штаті Квінсленд у березні законтрактом на поставку 211 машин для австралійських військових.</text:p>
      <text:p text:style-name="P4">
<text:span text:style-name="T4">
Читайте також:</text:span>
 <text:a xlink:type="simple" xlink:href="https://www.ukrinform.ua/rubric-ato/3732366-partneri-nadali-ukraini-trohi-bils-ak-polovinu-zaavlenogo-vazkogo-ozbroenna.html" text:style-name="Internet_20_link" text:visited-style-name="Visited_20_Internet_20_Link">
 Партнери надали Україні трохи більш як половинузаявленого важкого озброєння </text:a>
</text:p>
      <text:p text:style-name="P4">
Угода про реекспорт німецьких військових технологій з’явилася на тлі того, щовійна в Україні змусила європейські країни поповнити своє військовеобладнання.</text:p>
      <text:p text:style-name="P4">
Альбанезе здійснює візит до Берліна напередодні саміту НАТО в Вільнюсі. Увівторок він візьме участь у саміті лідерів НАТО в Литві, куди Австралія булазапрошена як партнер Індійсько-Тихоокеанської четвірки разом з Японією, НовоюЗеландією та Південною Кореєю.</text:p>
      <text:p text:style-name="P4">
Фото Ольги Танасійчук, Укрінформ</text:p>
      <text:p text:style-name="P4">
Source: <text:a xlink:type="simple" xlink:href="https://www.ukrinform.ua/rubric-world/3733916-avstralia-napravit-do-frn-specialnij-litak-sposterezenna-za-povitranim-prostorom.html" text:style-name="Internet_20_link" text:visited-style-name="Visited_20_Internet_20_Link">
https://www.ukrinform.ua/rubric-world/3733916-avstralia-napravit-do-frn-specialnij-litak-sposterezenna-za-povitranim-prostorom.html</text:a>
</text:p>
      <!--NEWS-->
      <text:h text:style-name="P10" text:outline-level="1">
<text:span text:style-name="T4">
У Криму ФСБ змушує «керівників» підприємств повідомляти про проукраїнські настрої серед працівників</text:span>
</text:h>
      <text:p text:style-name="P4">
Authors: Ukrinform (Person)</text:p>
      <text:p text:style-name="P4">
Publisher: Укринформ (Organization)</text:p>
      <text:p text:style-name="P4">
Published Time: 2023-07-10T15:46:54+03:00</text:p>
      <text:p text:style-name="P4">
Modified Time: 2023-07-10T15:46:54+03:00</text:p>
      <text:p text:style-name="P4">
Description: ФСБ у тимчасово окупованому Криму проводить розмови з «керівниками» підприємств та наголошує, аби вони повідомляли про проукраїнські настрої серед працівників.  — Укрінформ.</text:p>
      <text:p text:style-name="P4">
Images: ['<text:a xlink:type="simple" xlink:href="https://static.ukrinform.com/photos/2019_11/thumb_files/630_360_1572863645-823.jpg" text:style-name="Internet_20_link" text:visited-style-name="Visited_20_Internet_20_Link">
630_360_15728...</text:a>
']</text:p>
      <text:p text:style-name="P4">
Tags: ['ФСБ РФ', 'Крим', 'Україна']</text:p>
      <text:p text:style-name="P4">
Type: Article</text:p>
      <!--METADATA-->
      <text:p text:style-name="P4">
<draw:frame draw:style-name="fr1" draw:name="Image107" text:anchor-type="as-char" svg:width="6.9236in" svg:height="3.956343in" draw:z-index="0">
<draw:image xlink:href="../Images/yкринформ/2023-07-10T15-46-54-03-00/630_360_1572863645-823.jpg" xlink:type="simple" xlink:show="embed" xlink:actuate="onLoad" draw:mime-type="image/jpeg"/>
</draw:frame>
 ФСБ утимчасово окупованому Криму проводить розмови з «керівниками» підприємств танаголошує, аби вони повідомляли про проукраїнські настрої серед працівників.</text:p>
      <text:p text:style-name="P4">
Про це повідомив  <text:a xlink:type="simple" xlink:href="https://sprotyv.mod.gov.ua/fsb-shukaye-predstavnykiv-pidpillya-v-okupovanomu-krymu/" text:style-name="Internet_20_link" text:visited-style-name="Visited_20_Internet_20_Link">
 «Центр національного спротиву»</text:a>
 , передає Укрінформ.</text:p>
      <text:p text:style-name="P4">
Зазначається, що росіяни посилюють контррозвідувальні заходи у тимчасовоокупованому Криму.</text:p>
      <text:p text:style-name="P4">
«Співробітники <text:a xlink:type="simple" xlink:href="https://www.ukrinform.ua/tag-fsb-rf" text:style-name="Internet_20_link" text:visited-style-name="Visited_20_Internet_20_Link">
 ФСБ </text:a>
 проводять розмовиз «керівниками» найбільших підприємств, призначених окупаційною владою, інаголошують на необхідності повідомляти у спецслужби про проукраїнські настроїсеред працівників. Таким чином ФСБешники сподіваються виявити людей, якіспівпрацюють з Силами оборони України», - йдеться в дописі.</text:p>
      <text:p text:style-name="P4">
<text:span text:style-name="T4">
Читайте також:</text:span>
 <text:a xlink:type="simple" xlink:href="https://www.ukrinform.ua/rubric-crimea/3732178-na-kercenskomu-mostu-rosiani-vstanovili-kutnikovi-vidbivaci-partizani.html" text:style-name="Internet_20_link" text:visited-style-name="Visited_20_Internet_20_Link">
 На <text:span text:style-name="T4">
Керченському</text:span>
 <text:span text:style-name="T4">
мосту</text:span>
 <text:span text:style-name="T4">
росіяни</text:span>
 <text:span text:style-name="T4">
встановили</text:span>
<text:span text:style-name="T4">
кутникові</text:span>
 <text:span text:style-name="T4">
відбивачі</text:span>
 – <text:span text:style-name="T4">
партизани</text:span>
 </text:a>
</text:p>
      <text:p text:style-name="P4">
Як  <text:a xlink:type="simple" xlink:href="https://www.ukrinform.ua/rubric-crimea/3733006-ukraina-poverne-bezpeku-i-spravedlivist-usim-ludam-u-krimu-zelenskij.html" text:style-name="Internet_20_link" text:visited-style-name="Visited_20_Internet_20_Link">
 повідомлялося </text:a>
 , ПрезидентВолодимир Зеленський заявив, що <text:a xlink:type="simple" xlink:href="https://www.ukrinform.ua/rubric-crimea/3733006-ukraina-poverne-bezpeku-i-spravedlivist-usim-ludam-u-krimu-zelenskij.html" text:style-name="Internet_20_link" text:visited-style-name="Visited_20_Internet_20_Link">
 Україна відновить законний контроль надКримом </text:a>
 , поверне безпекуна півострів і справедливість усім людям в Криму.</text:p>
      <text:p text:style-name="P4">
Source: <text:a xlink:type="simple" xlink:href="https://www.ukrinform.ua/rubric-crimea/3733917-u-krimu-fsb-zmusue-kerivnikiv-pidpriemstv-povidomlati-pro-proukrainski-nastroi-sered-pracivnikiv.html" text:style-name="Internet_20_link" text:visited-style-name="Visited_20_Internet_20_Link">
https://www.ukrinform.ua/rubric-crimea/3733917-u-krimu-fsb-zmusue-kerivnikiv-pidpriemstv-povidomlati-pro-proukrainski-nastroi-sered-pracivnikiv.html</text:a>
</text:p>
      <!--NEWS-->
      <text:h text:style-name="P10" text:outline-level="1">
<text:span text:style-name="T4">
У Китаї чоловік із ножем напав на дитсадок: шестеро загиблих, троє з яких - діти</text:span>
</text:h>
      <text:p text:style-name="P4">
Authors: Ukrinform (Person)</text:p>
      <text:p text:style-name="P4">
Publisher: Укринформ (Organization)</text:p>
      <text:p text:style-name="P4">
Published Time: 2023-07-10T15:50:00+03:00</text:p>
      <text:p text:style-name="P4">
Modified Time: 2023-07-10T15:50:00+03:00</text:p>
      <text:p text:style-name="P4">
Description: У китайському місті Ляньцзян (південна провінція Гуандун) озброєний ножем 25-річний чоловік напав на відвідувачів і вихователів дитячого садка і вбив шістьох осіб, серед яких троє дітей. — Укрінформ.</text:p>
      <text:p text:style-name="P4">
Images: ['<text:a xlink:type="simple" xlink:href="https://static.ukrinform.com/photos/2023_07/thumb_files/630_360_1688993831-961.png" text:style-name="Internet_20_link" text:visited-style-name="Visited_20_Internet_20_Link">
630_360_16889...</text:a>
']</text:p>
      <text:p text:style-name="P4">
Tags: ['Діти', 'Китай', 'Напад']</text:p>
      <text:p text:style-name="P4">
Type: Article</text:p>
      <!--METADATA-->
      <text:p text:style-name="P4">
<draw:frame draw:style-name="fr1" draw:name="Image108" text:anchor-type="as-char" svg:width="6.9236in" svg:height="3.956343in" draw:z-index="0">
<draw:image xlink:href="../Images/yкринформ/2023-07-10T15-50-00-03-00/630_360_1688993831-961.png" xlink:type="simple" xlink:show="embed" xlink:actuate="onLoad" draw:mime-type="image/png"/>
</draw:frame>
 Укитайському місті Ляньцзян (південна провінція Гуандун) озброєний ножем25-річний чоловік напав на відвідувачів і вихователів дитячого садка і вбившістьох осіб, серед яких троє дітей.</text:p>
      <text:p text:style-name="P4">
Про це з посиланням на місцеву владу повідомляє <text:a xlink:type="simple" xlink:href="https://www.france24.com/en/live-news/20230710-six-killed-in-china-kindergarten-attack" text:style-name="Internet_20_link" text:visited-style-name="Visited_20_Internet_20_Link">
 AFP</text:a>
 , передає Укрінформ.</text:p>
      <text:p text:style-name="P4">
Як повідомила представниця міської влади Ляньцзяна, серед жертв є вихователь ідвоє батьків. Ще один поранений перебуває в лікарні.</text:p>
      <text:p text:style-name="P4">
Підозрюваного відразу затримали правоохоронці. Ним виявився 25-річний чоловікна прізвище Ву, йдеться в заяві місцевої поліції. Там класифікували інцидентяк «навмисний напад». Ведеться слідство.</text:p>
      <text:p text:style-name="P4">
Хоча володіння зброєю в Китаю суворо обмежене, останніми роками в країніспостерігається зростання кількості нападів із численними жертвами, зокрема нашколи та дитячі садочки.</text:p>
      <text:p text:style-name="P4">
У серпні минулого року троє людей були вбиті і шестеро зазнали пораненьунаслідок нападу з ножем на дитячий садок у південно-східній китайськійпровінції Цзянсі.</text:p>
      <text:p text:style-name="P4">
<text:span text:style-name="T4">
Читайте також:</text:span>
 <text:a xlink:type="simple" xlink:href="https://www.ukrinform.ua/rubric-world/3732050-u-kitai-patnadcatero-zagiblih-i-kilka-tisac-evakujovanih-cerez-potuzni-zlivi.html" text:style-name="Internet_20_link" text:visited-style-name="Visited_20_Internet_20_Link">
 У <text:span text:style-name="T4">
Китаї</text:span>
 п’ятнадцятеро загиблих і кілька тисячевакуйованих через потужні зливи </text:a>
</text:p>
      <text:p text:style-name="P4">
У квітні 2021 року озброєний ножем чоловік увірвався до дитсадка на півдніКитаю і вбив двох дітей, іще 16 поранив.</text:p>
      <text:p text:style-name="P4">
У червні минулого року 37 учнів і двоє дорослих були поранені нападником зножем у початковій школі на півдні Китаю, а в 2019 році в центральнійпровінції Хубей 40-річний чоловік напав на школярів, убивши вісьмох і завдавшипоранень іще двом.</text:p>
      <text:p text:style-name="P4">
Як повідомляв Укрінформ, 8 червня у французькому місті Аннесі семеро людей, утому числі шестеро маленьких дітей, <text:a xlink:type="simple" xlink:href="https://www.ukrinform.ua/rubric-world/3720015-u-francii-colovik-vlastuvav-rizaninu-na-ditacomu-majdanciku-e-poraneni.html" text:style-name="Internet_20_link" text:visited-style-name="Visited_20_Internet_20_Link">
 зазнали ножових поранень</text:a>
 унаслідок нападу чоловіка надитячому майданчику.</text:p>
      <text:p text:style-name="P4">
<text:span text:style-name="T5">
Фото: Getty Images</text:span>
</text:p>
      <text:p text:style-name="P4">
Source: <text:a xlink:type="simple" xlink:href="https://www.ukrinform.ua/rubric-world/3733920-u-kitai-colovik-iz-nozem-napav-na-ditsadok-sestero-zagiblih-troe-z-akih-diti.html" text:style-name="Internet_20_link" text:visited-style-name="Visited_20_Internet_20_Link">
https://www.ukrinform.ua/rubric-world/3733920-u-kitai-colovik-iz-nozem-napav-na-ditsadok-sestero-zagiblih-troe-z-akih-diti.html</text:a>
</text:p>
      <!--NEWS-->
      <text:h text:style-name="P10" text:outline-level="1">
<text:span text:style-name="T4">
Україна здобула перші ліцензії на Паралімпіаду-2024</text:span>
</text:h>
      <text:p text:style-name="P4">
Authors: Ukrinform (Person)</text:p>
      <text:p text:style-name="P4">
Publisher: Укринформ (Organization)</text:p>
      <text:p text:style-name="P4">
Published Time: 2023-07-10T15:53:36+03:00</text:p>
      <text:p text:style-name="P4">
Modified Time: 2023-07-10T15:53:36+03:00</text:p>
      <text:p text:style-name="P4">
Description: Відбулось це на чемпіонаті світу з параатлетики. — Укрінформ.</text:p>
      <text:p text:style-name="P4">
Images: ['<text:a xlink:type="simple" xlink:href="https://static.ukrinform.com/photos/2023_07/thumb_files/630_360_1688993137-723.jpg" text:style-name="Internet_20_link" text:visited-style-name="Visited_20_Internet_20_Link">
630_360_16889...</text:a>
']</text:p>
      <text:p text:style-name="P4">
Tags: ['Паралімпійці']</text:p>
      <text:p text:style-name="P4">
Type: Article</text:p>
      <!--METADATA-->
      <text:p text:style-name="P4">
<draw:frame draw:style-name="fr1" draw:name="Image109" text:anchor-type="as-char" svg:width="6.9236in" svg:height="3.956343in" draw:z-index="0">
<draw:image xlink:href="../Images/yкринформ/2023-07-10T15-53-36-03-00/630_360_1688993137-723.jpg" xlink:type="simple" xlink:show="embed" xlink:actuate="onLoad" draw:mime-type="image/jpeg"/>
</draw:frame>
 Відбулосьце на чемпіонаті світу з параатлетики.</text:p>
      <text:p text:style-name="P4">
Чемпіонат світу 2023 року з параатлетики розпочався у Парижі у суботу, 8липня, у межах змагань учасники мають змогу не тільки вибороти нагороди, але йздобути для своїх країн неіменні ліцензії на Паралімпіаду-2024, передаєУкрінформ.</text:p>
      <text:p text:style-name="P4">
Першу нагороду для збірної України на чемпіонаті світу у Парижі здобувВладислав Білий. Український парааетлет став бронзовим призером з результатом49.08 метра – особистим рекордом сезону. Також у четвірку найкращих увійшовОлександр Дорошенко, який у метанні списа здобув для України другу ліцензію наПаралімпіаду-2024.</text:p>
      <text:p text:style-name="P4">
Ще одну ліцензію у перший день фіналів «синьо-жовтим» приніс виступ АнастасіїМоскаленко, яка у метанні булави стала четвертою.</text:p>
      <text:p text:style-name="P4">
<text:span text:style-name="T4">
Читайте також:</text:span>
 <text:a xlink:type="simple" xlink:href="https://www.ukrinform.ua/rubric-sports/3709584-zbirna-ukraini-zdobula-15-nagorod-na-miznarodnomu-turniri-z-paraatletiki-v-italii.html" text:style-name="Internet_20_link" text:visited-style-name="Visited_20_Internet_20_Link">
 Збірна України здобула 15 нагород на міжнародному турніріз <text:span text:style-name="T4">
параатлети</text:span>
 ки в Італії </text:a>
</text:p>
      <text:p text:style-name="P4">
Натомість Микола Жабняк та Руслан Катишев не змогли увійти у топ-4 змагань,завершивши фінали у своїх дисциплінах на шостому та восьмому місці відповідно.</text:p>
      <text:p text:style-name="P4">
Фото: Grégory Picout</text:p>
      <text:p text:style-name="P4">
Source: <text:a xlink:type="simple" xlink:href="https://www.ukrinform.ua/rubric-sports/3733921-ukraina-zdobula-persi-licenzii-na-paralimpiadu2024.html" text:style-name="Internet_20_link" text:visited-style-name="Visited_20_Internet_20_Link">
https://www.ukrinform.ua/rubric-sports/3733921-ukraina-zdobula-persi-licenzii-na-paralimpiadu2024.html</text:a>
</text:p>
      <!--NEWS-->
      <text:h text:style-name="P10" text:outline-level="1">
<text:span text:style-name="T4">
МВФ слідкуватиме за реформою української митниці - Степанян</text:span>
</text:h>
      <text:p text:style-name="P4">
Authors: Ukrinform (Person)</text:p>
      <text:p text:style-name="P4">
Publisher: Укринформ (Organization)</text:p>
      <text:p text:style-name="P4">
Published Time: 2023-07-10T15:55:19+03:00</text:p>
      <text:p text:style-name="P4">
Modified Time: 2023-07-10T15:55:19+03:00</text:p>
      <text:p text:style-name="P4">
Description: Реформа української митниці та адміністрування митних платежів перебувають у центрі уваги Міжнародного валютного Фонду та включені до переліку структурних маяків. — Укрінформ.</text:p>
      <text:p text:style-name="P4">
Images: ['<text:a xlink:type="simple" xlink:href="https://static.ukrinform.com/photos/2023_07/thumb_files/630_360_1688880711-536.jpg" text:style-name="Internet_20_link" text:visited-style-name="Visited_20_Internet_20_Link">
630_360_16888...</text:a>
']</text:p>
      <text:p text:style-name="P4">
Tags: ['Митниця', 'МВФ', 'Податки', 'Реформа']</text:p>
      <text:p text:style-name="P4">
Type: Article</text:p>
      <!--METADATA-->
      <text:p text:style-name="P4">
<draw:frame draw:style-name="fr1" draw:name="Image110" text:anchor-type="as-char" svg:width="6.9236in" svg:height="3.956343in" draw:z-index="0">
<draw:image xlink:href="../Images/yкринформ/2023-07-10T15-55-19-03-00/630_360_1688880711-536.jpg" xlink:type="simple" xlink:show="embed" xlink:actuate="onLoad" draw:mime-type="image/jpeg"/>
</draw:frame>
 Реформаукраїнської митниці та адміністрування митних платежів перебувають у центріуваги Міжнародного валютного Фонду та включені до переліку структурних маяків.</text:p>
      <text:p text:style-name="P4">
Про це в  <text:a xlink:type="simple" xlink:href="https://www.ukrinform.ua/rubric-economy/3733364-vagram-stepanan-postijnij-predstavnik-miznarodnogo-valutnogo-fondu-v-ukraini.html" text:style-name="Internet_20_link" text:visited-style-name="Visited_20_Internet_20_Link">
 інтервʼю Укрінформу </text:a>
 сказав Постійний представник МВФ в Україні ВаграмСтепанян.</text:p>
      <text:p text:style-name="P4">
За його словами, останніми роками МВФ здебільшого концентрувався на податковійполітиці та адмініструванні внутрішніх податків, але зараз увага Фонду прикутатакож і до реформування митниці, як одного з органів, що відповідає занаповнення бюджету.</text:p>
      <text:p text:style-name="P4">
«Було узгоджено чотири нові структурні маяки для зміцнення короткостроковоїмакроекономічної та фінансової стабільності та збереження динаміки реформ.Вони стосуються заходів не тільки податкового, а й митного адміністрування;змін до Бюджетного кодексу для підтримки підготовки <text:a xlink:type="simple" xlink:href="https://www.ukrinform.ua/tag-budzet" text:style-name="Internet_20_link" text:visited-style-name="Visited_20_Internet_20_Link">
 бюджету</text:a>
 на 2024 рік; пропозицій щодостримування потенційних фіскальних ризиків та активізації необхідної реформикорпоративного управління в Оператора газотранспортної системи», - зазначивСтепанян.</text:p>
      <text:p text:style-name="P4">
Тож тепер, на переконання представника МВФ, не тільки податківці, а йпосадовці Державної митної служби частіше контактуватимуть із фахівцями Фонду.</text:p>
      <text:p text:style-name="P4">
<text:span text:style-name="T4">
Читайте також:</text:span>
 <text:a xlink:type="simple" xlink:href="https://www.ukrinform.ua/rubric-economy/3732879-mvf-pokrasiv-ekonomicni-prognozi-sodo-ukraini.html" text:style-name="Internet_20_link" text:visited-style-name="Visited_20_Internet_20_Link">
 <text:span text:style-name="T4">
МВФ</text:span>
 покращив економічні прогнози щодо України</text:a>
</text:p>
      <text:p text:style-name="P4">
Як  повідомлялося, <text:a xlink:type="simple" xlink:href="https://www.ukrinform.ua/rubric-economy/3732958-ukraina-zobovazalasa-vikonati-bilse-strukturnih-maakiv-za-programou-mvf.html" text:style-name="Internet_20_link" text:visited-style-name="Visited_20_Internet_20_Link">
 кількість структурних маяків за програмою розширеногофінансування МВФ </text:a>
 дляУкраїни збільшилася з 19 до 23 в оновленому Меморандумі за підсумками першогоперегляду.</text:p>
      <text:p text:style-name="P4">
При цьому зазначається, що Україна вже виконала п’ять структурних орієнтирів,визначених на початку дії програми розширеного фінансування (EFF).</text:p>
      <text:p text:style-name="P4">
Рада виконавчих директорів МВФ 31 березня 2023 року затвердила чотирирічнупрограму розширеного фінансування (The Extended Fund Facility) обсягом 15,6млрд дол. Програма входить до загального пакета підтримки України міжнароднимипартнерами на суму 115 млрд дол.</text:p>
      <text:p text:style-name="P4">
Source: <text:a xlink:type="simple" xlink:href="https://www.ukrinform.ua/rubric-economy/3733923-mvf-slidkuvatime-za-reformou-ukrainskoi-mitnici-stepanan.html" text:style-name="Internet_20_link" text:visited-style-name="Visited_20_Internet_20_Link">
https://www.ukrinform.ua/rubric-economy/3733923-mvf-slidkuvatime-za-reformou-ukrainskoi-mitnici-stepanan.html</text:a>
</text:p>
      <!--NEWS-->
      <text:h text:style-name="P10" text:outline-level="1">
<text:span text:style-name="T4">
На Київ та область суне гроза</text:span>
</text:h>
      <text:p text:style-name="P4">
Authors: Ukrinform (Person)</text:p>
      <text:p text:style-name="P4">
Publisher: Укринформ (Organization)</text:p>
      <text:p text:style-name="P4">
Published Time: 2023-07-10T15:58:00+03:00</text:p>
      <text:p text:style-name="P4">
Modified Time: 2023-07-10T15:58:00+03:00</text:p>
      <text:p text:style-name="P4">
Description: У Києві та області в найближчу годину очікуються грози. — Укрінформ.</text:p>
      <text:p text:style-name="P4">
Images: ['<text:a xlink:type="simple" xlink:href="https://static.ukrinform.com/photos/2019_06/thumb_files/630_360_1561740993-650.jpg" text:style-name="Internet_20_link" text:visited-style-name="Visited_20_Internet_20_Link">
630_360_15617...</text:a>
']</text:p>
      <text:p text:style-name="P4">
Tags: ['Гроза', 'Київ', 'Негода']</text:p>
      <text:p text:style-name="P4">
Type: Article</text:p>
      <!--METADATA-->
      <text:p text:style-name="P4">
<draw:frame draw:style-name="fr1" draw:name="Image111" text:anchor-type="as-char" svg:width="6.9236in" svg:height="3.956343in" draw:z-index="0">
<draw:image xlink:href="../Images/yкринформ/2023-07-10T15-58-00-03-00/630_360_1561740993-650.jpg" xlink:type="simple" xlink:show="embed" xlink:actuate="onLoad" draw:mime-type="image/jpeg"/>
</draw:frame>
 У Києві таобласті в найближчу годину очікуються грози.</text:p>
      <text:p text:style-name="P4">
Як передає Укрінформ, про це у <text:a xlink:type="simple" xlink:href="https://www.facebook.com/UkrHMC/posts/pfbid0221VyHw8z2GKvbFchGcPJ8FLCK8b8NMfR11Smx7DvutmrNwwTdQGeSW4Jv8CkXh8Jl" text:style-name="Internet_20_link" text:visited-style-name="Visited_20_Internet_20_Link">
 Фейсбуці</text:a>
повідомляє Український гідрометеорологічний центр.</text:p>
      <text:p text:style-name="P4">
«У найближчу годину з утриманням до кінця доби 10 липня очікуються грози.Оголошений І рівень небезпеки – жовтий», - ідеться у повідомленні.</text:p>
      <text:p text:style-name="P4">
<text:span text:style-name="T4">
Читайте також:</text:span>
 <text:a xlink:type="simple" xlink:href="https://www.ukrinform.ua/rubric-regions/3733837-zavtra-v-ukraini-do-25-tepla-perevazno-bez-opadiv.html" text:style-name="Internet_20_link" text:visited-style-name="Visited_20_Internet_20_Link">
 Завтра в Україні до 25° тепла, переважно без опадів</text:a>
</text:p>
      <text:p text:style-name="P4">
Як повідомляв Укрінформ, в Україні у вівторок, 11 липня, короткочасні <text:a xlink:type="simple" xlink:href="https://www.ukrinform.ua/rubric-regions/3733837-zavtra-v-ukraini-do-25-tepla-perevazno-bez-opadiv.html" text:style-name="Internet_20_link" text:visited-style-name="Visited_20_Internet_20_Link">
 дощі</text:a>
 та грози можливі місцями у західних,східних, Полтавській та Дніпропетровській областях, на решті території безопадів.</text:p>
      <text:p text:style-name="P4">
Source: <text:a xlink:type="simple" xlink:href="https://www.ukrinform.ua/rubric-kyiv/3733929-na-kiiv-ta-oblast-sune-groza.html" text:style-name="Internet_20_link" text:visited-style-name="Visited_20_Internet_20_Link">
https://www.ukrinform.ua/rubric-kyiv/3733929-na-kiiv-ta-oblast-sune-groza.html</text:a>
</text:p>
      <!--NEWS-->
      <text:h text:style-name="P10" text:outline-level="1">
<text:span text:style-name="T4">
У транспортній системі Вільнюса стався збій через хакерські атаки</text:span>
</text:h>
      <text:p text:style-name="P4">
Authors: Ukrinform (Person)</text:p>
      <text:p text:style-name="P4">
Publisher: Укринформ (Organization)</text:p>
      <text:p text:style-name="P4">
Published Time: 2023-07-10T16:00:00+03:00</text:p>
      <text:p text:style-name="P4">
Modified Time: 2023-07-10T16:00:00+03:00</text:p>
      <text:p text:style-name="P4">
Description: Сьогодні, 10 липня, внаслідок DDoS-атаки було порушено роботу деяких веб-сторінок та транспортного мобільного застосунку в литовській столиці - Вільнюсі, де завтра стартує саміт країн-членів НАТО. — Укрінформ.</text:p>
      <text:p text:style-name="P4">
Images: ['<text:a xlink:type="simple" xlink:href="https://static.ukrinform.com/photos/2020_08/thumb_files/630_360_1597991697-815.jpg" text:style-name="Internet_20_link" text:visited-style-name="Visited_20_Internet_20_Link">
630_360_15979...</text:a>
']</text:p>
      <text:p text:style-name="P4">
Tags: ['Литва', 'Саміт НАТО', 'Транспорт', 'Хакери']</text:p>
      <text:p text:style-name="P4">
Type: Article</text:p>
      <!--METADATA-->
      <text:p text:style-name="P4">
<draw:frame draw:style-name="fr1" draw:name="Image112" text:anchor-type="as-char" svg:width="6.9236in" svg:height="3.956343in" draw:z-index="0">
<draw:image xlink:href="../Images/yкринформ/2023-07-10T16-00-00-03-00/630_360_1597991697-815.jpg" xlink:type="simple" xlink:show="embed" xlink:actuate="onLoad" draw:mime-type="image/jpeg"/>
</draw:frame>
 Сьогодні,10 липня, внаслідок DDoS-атаки було порушено роботу деяких веб-сторінок татранспортного мобільного застосунку в литовській столиці - Вільнюсі, де завтрастартує саміт країн-членів НАТО.</text:p>
      <text:p text:style-name="P4">
Як передає Укрінформ, про це повідомляє <text:a xlink:type="simple" xlink:href="https://www.lrt.lt/ru/novosti/17/2031108/iz-za-kiberatak-vozmozhny-pereboi-v-transportnykh-uslugakh-v-vil-niuse" text:style-name="Internet_20_link" text:visited-style-name="Visited_20_Internet_20_Link">
 LRT</text:a>
 .</text:p>
      <text:p text:style-name="P4">
Унаслідок DDoS-атаки (розподілена відмова в обслуговуванні) було порушенороботу деяких сайтів та транспортного мобільного додатку в литовській столиці.</text:p>
      <text:p text:style-name="P4">
«Зараз знову відбуваються DDoS-атаки на нашу країну, цілеспрямовані DDoS-атаки», - заявив у понеділок журналістам керівник Національного центрукібербезпеки Людас Алішаускас.</text:p>
      <text:p text:style-name="P4">
Він підтвердив, що через ці атаки не працюють система m.Ticket та сайтGoVilnius.lt. Атаки були зафіксовані у той момент, коли Вільнюс готується досаміту НАТО, який почнеться у вівторок.</text:p>
      <text:p text:style-name="P4">
<text:span text:style-name="T4">
Читайте також:</text:span>
 <text:a xlink:type="simple" xlink:href="https://www.ukrinform.ua/rubric-polytics/3733859-zelenskij-vizme-ucast-u-zapusku-radi-ukrainanato-stoltenberg.html" text:style-name="Internet_20_link" text:visited-style-name="Visited_20_Internet_20_Link">
 Зеленський візьме участь у запуску Ради Україна-НАТО –Столтенберг </text:a>
</text:p>
      <text:p text:style-name="P4">
У неділю до Національного центру надійшли повідомлення ще про двакіберінциденти, коли внаслідок порушень роботи регіональної радіостанції таодного з міських торговельних центрів в ефір було запущено дезінформаційніповідомлення.</text:p>
      <text:p text:style-name="P4">
Центр не уточнює характер поширеної дезінформації. За даними BNS, вона буласпрямована проти НАТО та постачання зброї Україні.</text:p>
      <text:p text:style-name="P4">
У свою чергу, постачальник послуг мобільного зв'язку та інтернету Teliaповідомив у понеділок, що в каналах мессенджеру Telegram активно звучатьзаклики до атак на різні державні установи та компанії Литви.</text:p>
      <text:p text:style-name="P4">
<text:span text:style-name="T4">
Читайте також:</text:span>
 <text:a xlink:type="simple" xlink:href="https://www.ukrinform.ua/rubric-polytics/3733824-spikeri-sesti-parlamentiv-zaklikali-ucasnikiv-samitu-u-vilnusi-zobovazatisa-vzati-ukrainu-v-nato.html" text:style-name="Internet_20_link" text:visited-style-name="Visited_20_Internet_20_Link">
 Спікери шести парламентів закликали учасників саміту у<text:span text:style-name="T4">
Вільнюс</text:span>
 і зобов'язатися взяти Україну в НАТО</text:a>
</text:p>
      <text:p text:style-name="P4">
Фахівці компанії відслідковують сплеск DDoS-атак на найбільшу інтернет-мережуЛитви, внаслідок яких тимчасово постраждали декілька компаній та організацій,що перебувають у віданні муніципалітетів.</text:p>
      <text:p text:style-name="P4">
Як повідомлялося, 11 - 12 липня у Вільнюсі відбудеться <text:a xlink:type="simple" xlink:href="https://www.ukrinform.ua/rubric-world/3732031-vilnuskij-samit-nato-dolenosnij-dla-ukraini.html" text:style-name="Internet_20_link" text:visited-style-name="Visited_20_Internet_20_Link">
 саміт НАТО</text:a>
 , під час якого Україна хоче отримати чіткігарантії безпеки та зрозумілу перспективу членства в Альянсі.</text:p>
      <text:p text:style-name="P4">
Source: <text:a xlink:type="simple" xlink:href="https://www.ukrinform.ua/rubric-world/3733925-u-transportnij-sistemi-vilnusa-stavsa-zbij-cerez-hakerski-ataki.html" text:style-name="Internet_20_link" text:visited-style-name="Visited_20_Internet_20_Link">
https://www.ukrinform.ua/rubric-world/3733925-u-transportnij-sistemi-vilnusa-stavsa-zbij-cerez-hakerski-ataki.html</text:a>
</text:p>
      <!--NEWS-->
      <text:h text:style-name="P10" text:outline-level="1">
<text:span text:style-name="T4">
Депутати пропонують Раді відкликати Шуфрича з посади голови комітету ВР з питань свободи слова</text:span>
</text:h>
      <text:p text:style-name="P4">
Authors: Ukrinform (Person)</text:p>
      <text:p text:style-name="P4">
Publisher: Укринформ (Organization)</text:p>
      <text:p text:style-name="P4">
Published Time: 2023-07-10T16:02:45+03:00</text:p>
      <text:p text:style-name="P4">
Modified Time: 2023-07-10T16:02:45+03:00</text:p>
      <text:p text:style-name="P4">
Description: Народні депутати із парламентської фракції "Європейська солідарність" пропонують Верховній Раді відкликати Нестора Шуфрича з посади голови Комітету ВР з питань свободи слова. — Укрінформ.</text:p>
      <text:p text:style-name="P4">
Images: ['<text:a xlink:type="simple" xlink:href="https://static.ukrinform.com/photos/2019_07/thumb_files/630_360_1563732933-4325.jpeg" text:style-name="Internet_20_link" text:visited-style-name="Visited_20_Internet_20_Link">
630_360_15637...</text:a>
']</text:p>
      <text:p text:style-name="P4">
Tags: ['Депутат', 'Шуфрич', 'Верховна Рада']</text:p>
      <text:p text:style-name="P4">
Type: Article</text:p>
      <!--METADATA-->
      <text:p text:style-name="P4">
<draw:frame draw:style-name="fr1" draw:name="Image113" text:anchor-type="as-char" svg:width="6.9236in" svg:height="3.956343in" draw:z-index="0">
<draw:image xlink:href="../Images/yкринформ/2023-07-10T16-02-45-03-00/630_360_1563732933-4325.jpeg" xlink:type="simple" xlink:show="embed" xlink:actuate="onLoad" draw:mime-type="image/jpeg"/>
</draw:frame>
 Народнідепутати із парламентської фракції "Європейська солідарність" пропонуютьВерховній Раді відкликати Нестора Шуфрича з посади голови Комітету ВР з питаньсвободи слова.</text:p>
      <text:p text:style-name="P4">
Про це співголова фракції "Євросолідарність", народна депутатка ІринаГеращенко повідомила у <text:a xlink:type="simple" xlink:href="https://www.facebook.com/100002334671715/posts/pfbid034tvCEAcDwa78h6PrqvdTRQQV6irpKy1Yx4atnqSxXPgzMmrc3oyouNsCJvpXzyBil/" text:style-name="Internet_20_link" text:visited-style-name="Visited_20_Internet_20_Link">
 Фейсбуці</text:a>
, передає Укрінформ.</text:p>
      <text:p text:style-name="P4">
"Зареєстрували проєкт нашої постанови з відкликання Шуфрича з посади головиКомітету свободи слова №9469", – зазначила вона.</text:p>
      <text:p text:style-name="P4">
<text:span text:style-name="T4">
Читайте також:</text:span>
 <text:a xlink:type="simple" xlink:href="https://www.ukrinform.ua/rubric-society/3720122-nacrada-anuluvala-licenzii-semi-kanaliv-muraeva-sufrica-ta-medvedcuka.html" text:style-name="Internet_20_link" text:visited-style-name="Visited_20_Internet_20_Link">
 Нацрада анулювала ліцензії семи каналів Мураєва,<text:span text:style-name="T4">
Шуфрич</text:span>
 а та Медведчука </text:a>
</text:p>
      <text:p text:style-name="P4">
Геращенко підкреслила, що наполягатиме на терміновому винесенні відповідногопроєкту постанови на голосування в залі парламенту.</text:p>
      <text:p text:style-name="P4">
Текст проєкту та супровідні документи наразі не оприлюднені на сайтіпарламенту.</text:p>
      <text:p text:style-name="P4">
До авторства законодавчої ініціативи долучилися 13 народних депутатів ізфракції "Європейська солідарність" у Верховній Раді.</text:p>
      <text:p text:style-name="P4">
<text:span text:style-name="T4">
Читайте також:</text:span>
 <text:a xlink:type="simple" xlink:href="https://www.ukrinform.ua/rubric-polytics/3676218-kornienko-vvazae-so-sufric-mae-sklasti-povnovazenna-golovi-komitetu-vr-z-pitan-svobodi-slova.html" text:style-name="Internet_20_link" text:visited-style-name="Visited_20_Internet_20_Link">
 Корнієнко вважає, що <text:span text:style-name="T4">
Шуфрич</text:span>
 має скласти повноваженняголови комітету ВР з питань свободи слова </text:a>
</text:p>
      <text:p text:style-name="P4">
Нестор Шуфрич – народний депутат дев’ятого скликання, обраний до парламентувід забороненої проросійської політичної сили "Опозиційна платформа – Зажиття". У 2019 році очолив Комітет ВР з питань свободи слова. Колишній депутатсьомого, шостого, четвертого та третього скликань Верховної Ради. Неодноразоводемонстрував проросійські настрої.</text:p>
      <text:p text:style-name="P4">
Source: <text:a xlink:type="simple" xlink:href="https://www.ukrinform.ua/rubric-polytics/3733926-deputati-proponuut-radi-vidklikati-sufrica-z-posadi-golovi-komitetu-vr-z-pitan-svobodi-slova.html" text:style-name="Internet_20_link" text:visited-style-name="Visited_20_Internet_20_Link">
https://www.ukrinform.ua/rubric-polytics/3733926-deputati-proponuut-radi-vidklikati-sufrica-z-posadi-golovi-komitetu-vr-z-pitan-svobodi-slova.html</text:a>
</text:p>
      <!--NEWS-->
      <text:h text:style-name="P10" text:outline-level="1">
<text:span text:style-name="T4">
Хмельницька дитяча лікарня отримала обладнання від литовського міста-побратима</text:span>
</text:h>
      <text:p text:style-name="P4">
Authors: Ukrinform (Person)</text:p>
      <text:p text:style-name="P4">
Publisher: Укринформ (Organization)</text:p>
      <text:p text:style-name="P4">
Published Time: 2023-07-10T16:07:00+03:00</text:p>
      <text:p text:style-name="P4">
Modified Time: 2023-07-10T16:07:00+03:00</text:p>
      <text:p text:style-name="P4">
Description: Хмельницька міська дитяча лікарня отримала обладнання вартістю понад 2 млн грн, кошти на яке виділило місто-побратим обласного центру Шяуляй з Литви. — Укрінформ.</text:p>
      <text:p text:style-name="P4">
Images: ['<text:a xlink:type="simple" xlink:href="https://static.ukrinform.com/photos/2023_07/thumb_files/630_360_1688994239-794.jpg" text:style-name="Internet_20_link" text:visited-style-name="Visited_20_Internet_20_Link">
630_360_16889...</text:a>
']</text:p>
      <text:p text:style-name="P4">
Tags: ['Хмельниччина', 'Литва', 'Лікарня', 'допомога', 'Медобладнання']</text:p>
      <text:p text:style-name="P4">
Type: Article</text:p>
      <!--METADATA-->
      <text:p text:style-name="P4">
<draw:frame draw:style-name="fr1" draw:name="Image114" text:anchor-type="as-char" svg:width="6.9236in" svg:height="3.956343in" draw:z-index="0">
<draw:image xlink:href="../Images/yкринформ/2023-07-10T16-07-00-03-00/630_360_1688994239-794.jpg" xlink:type="simple" xlink:show="embed" xlink:actuate="onLoad" draw:mime-type="image/jpeg"/>
</draw:frame>
Хмельницька міська дитяча лікарня отримала обладнання вартістю понад 2 млнгрн, кошти на яке виділило місто-побратим обласного центру Шяуляй з Литви.</text:p>
      <text:p text:style-name="P4">
Як передає Укрінформ, про це у  <text:a xlink:type="simple" xlink:href="https://www.facebook.com/permalink.php" text:style-name="Internet_20_link" text:visited-style-name="Visited_20_Internet_20_Link">
 Фейсбуці</text:a>
повідомив заступник міського голови Хмельницького Микола Ваврищук.</text:p>
      <text:p text:style-name="P4">
«Місто-побратим Шяуляй продовжує допомагати. Обладнання для лікування <text:a xlink:type="simple" xlink:href="https://www.ukrinform.ua/tag-diti" text:style-name="Internet_20_link" text:visited-style-name="Visited_20_Internet_20_Link">
діточок </text:a>
 отримала Хмельницька міськадитяча лікарня. Кошти в сумі понад 2 млн грн на придбання виділивмуніципалітет литовського міста», - написав Ваврищук.</text:p>
      <text:p text:style-name="P4">
</text:p>
      <text:p text:style-name="P4">
За його словами, лікарня отримала апарат ШВЛ для новонароджених, операційнулампу, систему неінвазивної вентиляційної підтримки легенів у новонародженихта недоношених, світлодіодну лампу для лікування жовтяниці у новонароджених.</text:p>
      <text:p text:style-name="P4">
 <text:span text:style-name="T4">
Читайте також:</text:span>
<text:a xlink:type="simple" xlink:href="https://www.ukrinform.ua/rubric-society/3733182-ukraina-za-cas-povnomasstabnoi-vijni-otrimala-vid-partneriv-meddopomogu-na-135-milarda.html" text:style-name="Internet_20_link" text:visited-style-name="Visited_20_Internet_20_Link">
 Україна за час повномасштабної війни отримала від партнерів <text:span text:style-name="T4">
меддопомог</text:span>
 уна ₴13,5 мільярда </text:a>
</text:p>
      <text:p text:style-name="P4">
Із початку повномасштабної війни Хмельницький отримав від міста-побратимаШяуляй допомоги на 300 тис. євро. У березні делегація литовського містаповідомила, що знову виділила Хмельницькому допомогу на 80 тис. євро.</text:p>
      <text:p text:style-name="P4">
_ Фото: Микола Ваврищук  _</text:p>
      <text:p text:style-name="P4">
Source: <text:a xlink:type="simple" xlink:href="https://www.ukrinform.ua/rubric-regions/3733927-hmelnicka-ditaca-likarna-otrimala-obladnanna-vid-litovskogo-mistapobratima.html" text:style-name="Internet_20_link" text:visited-style-name="Visited_20_Internet_20_Link">
https://www.ukrinform.ua/rubric-regions/3733927-hmelnicka-ditaca-likarna-otrimala-obladnanna-vid-litovskogo-mistapobratima.html</text:a>
</text:p>
      <!--NEWS-->
      <text:h text:style-name="P10" text:outline-level="1">
<text:span text:style-name="T4">
Сербія закуповуватиме газ у Чорногорії</text:span>
</text:h>
      <text:p text:style-name="P4">
Authors: Ukrinform (Person)</text:p>
      <text:p text:style-name="P4">
Publisher: Укринформ (Organization)</text:p>
      <text:p text:style-name="P4">
Published Time: 2023-07-10T16:10:35+03:00</text:p>
      <text:p text:style-name="P4">
Modified Time: 2023-07-10T16:10:35+03:00</text:p>
      <text:p text:style-name="P4">
Description: Президент Сербії Александр Вучич заявив у понеділок, що країна готова використовувати термінал скрапленого природного газу (СПГ-термінал) в порту міста Бар у Чорногорії. — Укрінформ.</text:p>
      <text:p text:style-name="P4">
Images: ['<text:a xlink:type="simple" xlink:href="https://static.ukrinform.com/photos/2023_05/thumb_files/630_360_1683481706-228.jpg" text:style-name="Internet_20_link" text:visited-style-name="Visited_20_Internet_20_Link">
630_360_16834...</text:a>
']</text:p>
      <text:p text:style-name="P4">
Tags: ['Газ', 'Сербія', 'Чорногорія']</text:p>
      <text:p text:style-name="P4">
Type: Article</text:p>
      <!--METADATA-->
      <text:p text:style-name="P4">
<draw:frame draw:style-name="fr1" draw:name="Image117" text:anchor-type="as-char" svg:width="6.9236in" svg:height="3.956343in" draw:z-index="0">
<draw:image xlink:href="../Images/yкринформ/2023-07-10T16-10-35-03-00/630_360_1683481706-228.jpg" xlink:type="simple" xlink:show="embed" xlink:actuate="onLoad" draw:mime-type="image/jpeg"/>
</draw:frame>
 ПрезидентСербії Александр Вучич заявив у понеділок, що країна готова використовуватитермінал скрапленого природного газу (СПГ-термінал) в порту міста Бар уЧорногорії.</text:p>
      <text:p text:style-name="P4">
Як передає Укрінформ, про це повідомляє <text:a xlink:type="simple" xlink:href="https://balkaninsight.com/2023/07/10/serbia-ready-to-use-planned-gas-terminal-in-montenegro/" text:style-name="Internet_20_link" text:visited-style-name="Visited_20_Internet_20_Link">
 BalkanInsight.</text:a>
</text:p>
      <text:p text:style-name="P4">
«Сербія зацікавлена в купівлі частини скрапленого газу…Щодня можна постачатипонад 2,7 мільйонів кубометрів газу. Цього недостатньо, але це, безумовно,може нам допомогти», – сказав Вучич.</text:p>
      <text:p text:style-name="P4">
Заява Вучича пролунала на спільній пресконференції із президентом ЧорногоріїЯковом Мілатовичем під час офіційного візиту останнього до <text:a xlink:type="simple" xlink:href="https://www.ukrinform.ua/tag-serbia" text:style-name="Internet_20_link" text:visited-style-name="Visited_20_Internet_20_Link">
 Сербії</text:a>
 .</text:p>
      <text:p text:style-name="P4">
12 травня уряд Чорногорії, що йде у відставку, підписав меморандум провзаєморозуміння із американськими компаніями Enerfex Energy Systems іWethinghton Energy Innivation щодо встановлення СПГ-терміналу неподалік містаБар.</text:p>
      <text:p text:style-name="P4">
Початок роботи СПГ-терміналу, потужністю до 440 мегават, поблизу Баруочікується до кінця 2025 року.</text:p>
      <text:p text:style-name="P4">
Запланований розвантажувальний пірс дозволить обробляти 25 тисяч барелів газуна годину, тоді як сховище матиме приблизну потужність 250 тисяч барелів.</text:p>
      <text:p text:style-name="P4">
<text:span text:style-name="T4">
Читайте також:</text:span>
 <text:a xlink:type="simple" xlink:href="https://www.ukrinform.ua/rubric-economy/3733495-avstrijska-kompania-prodovzit-kupuvati-gaz-u-rf-do-2040-roku.html" text:style-name="Internet_20_link" text:visited-style-name="Visited_20_Internet_20_Link">
 Австрійська компанія продовжить купувати <text:span text:style-name="T4">
газ</text:span>
 у РФ до2040 року </text:a>
</text:p>
      <text:p text:style-name="P4">
Згідно з укладеним Меморандумом, інвестиції СПГ-терміналу становитимуть від130 до 250 мільйонів євро.</text:p>
      <text:p text:style-name="P4">
Як повідомляв Укрінформ, міністр екології та енергетики Швейцарії АльбертРесті підписав з італійськими колегами дві угоди про енергопостачання татранскордонні залізничні перевезення між країнами.</text:p>
      <text:p text:style-name="P4">
<text:span text:style-name="T5">
Фото: Getty Images</text:span>
</text:p>
      <text:p text:style-name="P4">
Source: <text:a xlink:type="simple" xlink:href="https://www.ukrinform.ua/rubric-world/3733931-serbia-zakupovuvatime-gaz-u-cornogorii.html" text:style-name="Internet_20_link" text:visited-style-name="Visited_20_Internet_20_Link">
https://www.ukrinform.ua/rubric-world/3733931-serbia-zakupovuvatime-gaz-u-cornogorii.html</text:a>
</text:p>
      <!--NEWS-->
      <text:h text:style-name="P10" text:outline-level="1">
<text:span text:style-name="T4">
До перемоги України немає сенсу обговорювати її членство в НАТО – Столтенберг</text:span>
</text:h>
      <text:p text:style-name="P4">
Authors: Ukrinform (Person)</text:p>
      <text:p text:style-name="P4">
Publisher: Укринформ (Organization)</text:p>
      <text:p text:style-name="P4">
Published Time: 2023-07-10T16:11:00+03:00</text:p>
      <text:p text:style-name="P4">
Modified Time: 2023-07-10T16:11:00+03:00</text:p>
      <text:p text:style-name="P4">
Description: Україна стане членом НАТО, але спочатку Україна має перемогти у розв’язаній проти неї Росією війні. — Укрінформ.</text:p>
      <text:p text:style-name="P4">
Images: ['<text:a xlink:type="simple" xlink:href="https://static.ukrinform.com/photos/2023_07/thumb_files/630_360_1688988638-109.jpg" text:style-name="Internet_20_link" text:visited-style-name="Visited_20_Internet_20_Link">
630_360_16889...</text:a>
']</text:p>
      <text:p text:style-name="P4">
Tags: ['НАТО', 'Столтенберг', 'Війна з Росією']</text:p>
      <text:p text:style-name="P4">
Type: Article</text:p>
      <!--METADATA-->
      <text:p text:style-name="P4">
<draw:frame draw:style-name="fr1" draw:name="Image118" text:anchor-type="as-char" svg:width="6.9236in" svg:height="3.956343in" draw:z-index="0">
<draw:image xlink:href="../Images/yкринформ/2023-07-10T16-11-00-03-00/630_360_1688988638-109.jpg" xlink:type="simple" xlink:show="embed" xlink:actuate="onLoad" draw:mime-type="image/jpeg"/>
</draw:frame>
 Українастане членом НАТО, але спочатку Україна має перемогти у розв’язаній проти неїРосією війні.</text:p>
      <text:p text:style-name="P4">
Як передає власний кореспондент Укрінформу, про це заявив генеральний секретарНАТО Єнс Столтенберг під час спільної з президентом Литви Ґітанасом Науседоюпресконференції у понеділок у Вільнюсі напередодні саміту НАТО.</text:p>
      <text:p text:style-name="P4">
"Також важливо зазначити, що усі союзники погоджуються, що Україна станечленом Альянсу. І ми також маємо згоду щодо того, що двері НАТО залишаютьсявідчиненими. І ми це продемонстрували, запросивши Фінляндію та Швецію… І хочуповторити, що це союзники та Україна мають вирішувати, коли настав той час,щоб запросити України стати повноправним членом НАТО", - сказав він.</text:p>
      <text:p text:style-name="P4">
<text:span text:style-name="T4">
Читайте також:</text:span>
 <text:a xlink:type="simple" xlink:href="https://www.ukrinform.ua/rubric-polytics/3733859-zelenskij-vizme-ucast-u-zapusku-radi-ukrainanato-stoltenberg.html" text:style-name="Internet_20_link" text:visited-style-name="Visited_20_Internet_20_Link">
 Зеленський візьме участь у запуску Ради Україна-НАТО –<text:span text:style-name="T4">
Столтенберг</text:span>
 </text:a>
</text:p>
      <text:p text:style-name="P4">
За словами Столтенберга, наразі найбільш нагальним завданням є "забезпеченнятого, щоб Україна перемогла як суверенна та незалежна держава в Європі".</text:p>
      <text:p text:style-name="P4">
"Оскільки якщо Україна не вистоїть, то ніякі питання про членство взагалі небудуть обговорюватися", - заявив він.</text:p>
      <text:p text:style-name="P4">
Генсек НАТО додав, що тому дуже важливим є те, щоб союзники продовжувалипідтримку України зброєю, боєприпасами, підготовкою військових та запаснимичастинами, "щоб вона могла звільнити більше територій, а також стримуватиРосію від подальшої агресії".</text:p>
      <text:p text:style-name="P4">
<text:span text:style-name="T4">
Читайте також:</text:span>
 <text:a xlink:type="simple" xlink:href="https://www.ukrinform.ua/rubric-diaspora/3733715-u-troh-mistah-portugalii-provela-manifestacii-na-pidtrimku-vstupu-ukraini-do-nato.html" text:style-name="Internet_20_link" text:visited-style-name="Visited_20_Internet_20_Link">
 У трьох містах Португалії провели маніфестації напідтримку вступу України до НАТО </text:a>
</text:p>
      <text:p text:style-name="P4">
Коментуючи майбутнє рішення Вільнюського саміту НАТО щодо України, Столтенбергвказав на те, що "союзники дійдуть згоди щодо дуже чіткого меседжу в питанніУкраїни", але "остаточного рішення ще не прийнято". "Я повністю переконаний,що на саміті ми будемо єдині та зробимо сильний сигнал щодо України", -наголосив він.</text:p>
      <text:p text:style-name="P4">
За словами генсека, союзники, зокрема, <text:a xlink:type="simple" xlink:href="https://www.ukrinform.ua/rubric-polytics/3733804-kraini-nato-dosagli-konsensusu-sodo-usunenna-pdc-dla-ukraini-dmitro-kuleba.html" text:style-name="Internet_20_link" text:visited-style-name="Visited_20_Internet_20_Link">
 обговорюють усунення вимоги щодо ПДЧ</text:a>
 "з тим, щобпроцес членства для України складався з одного кроку, а не з двох".</text:p>
      <text:p text:style-name="P4">
Як повідомлялося, 11-12 липня у Вільнюсі відбудеться саміт НАТО, під час якогоУкраїна хоче отримати чіткі гарантії безпеки та зрозумілу перспективу членствав Альянсі.</text:p>
      <text:p text:style-name="P4">
Source: <text:a xlink:type="simple" xlink:href="https://www.ukrinform.ua/rubric-polytics/3733932-do-peremogi-ukraini-nemae-sensu-obgovoruvati-ii-clenstvo-v-nato-stoltenberg.html" text:style-name="Internet_20_link" text:visited-style-name="Visited_20_Internet_20_Link">
https://www.ukrinform.ua/rubric-polytics/3733932-do-peremogi-ukraini-nemae-sensu-obgovoruvati-ii-clenstvo-v-nato-stoltenberg.html</text:a>
</text:p>
      <!--NEWS-->
      <text:h text:style-name="P10" text:outline-level="1">
<text:span text:style-name="T4">
Російське пальне продовжує потрапляти на український ринок – експерт</text:span>
</text:h>
      <text:p text:style-name="P4">
Authors: Ukrinform (Person)</text:p>
      <text:p text:style-name="P4">
Publisher: Укринформ (Organization)</text:p>
      <text:p text:style-name="P4">
Published Time: 2023-07-10T16:20:43+03:00</text:p>
      <text:p text:style-name="P4">
Modified Time: 2023-07-10T16:20:43+03:00</text:p>
      <text:p text:style-name="P4">
Description: Незважаючи на доповнення Постанови №1147 на український ринок продовжує потрапляти пальне російського походження. — Укрінформ.</text:p>
      <text:p text:style-name="P4">
Images: ['<text:a xlink:type="simple" xlink:href="https://static.ukrinform.com/photos/2023_07/thumb_files/630_360_1688995152-994.jpg" text:style-name="Internet_20_link" text:visited-style-name="Visited_20_Internet_20_Link">
630_360_16889...</text:a>
']</text:p>
      <text:p text:style-name="P4">
Tags: ['Ринок', 'Пальне', 'Сергій Куюн']</text:p>
      <text:p text:style-name="P4">
Type: Article</text:p>
      <!--METADATA-->
      <text:p text:style-name="P4">
<draw:frame draw:style-name="fr1" draw:name="Image119" text:anchor-type="as-char" svg:width="6.9236in" svg:height="3.956343in" draw:z-index="0">
<draw:image xlink:href="../Images/yкринформ/2023-07-10T16-20-43-03-00/630_360_1688995152-994.jpg" xlink:type="simple" xlink:show="embed" xlink:actuate="onLoad" draw:mime-type="image/jpeg"/>
</draw:frame>
 Незважаючина доповнення Постанови №1147 на український ринок продовжує потрапляти пальнеросійського походження.</text:p>
      <text:p text:style-name="P4">
Про це повідомив директор консалтингової групи «А95» Сергій Куюн під часбрифінгу в Медіацентрі Україна - Укрінформ.</text:p>
      <text:p text:style-name="P4">
«У травні Кабінет Міністрів прийняв Постанову №1147, якою посилив контроль задокументацією на нафтопродукти. Зокрема, там є вимога надавати сертифікат пропоходження продукту, відповідно цей крок мав свій результат. Наприклад, утравні постачання дизпального з Туреччини зменшилося на 50%. Але бачимо йінший результат. Постачальники газу і дизелю адаптувалися, вони почалипідкладати цілком нормальні зовні сертифікати і, відповідно, знову таки везтив Україну російські продукти», – сказав Куюн.</text:p>
      <text:p text:style-name="P4">
За його словами, основні українські постачальники, зокрема Латвія, Литва таПольща є великими імпортерами російського скрапленого газу, також Туреччина,яка купує в Росії щомісяця близько мільйона тонн дизельного <text:a xlink:type="simple" xlink:href="https://www.ukrinform.ua/tag-palne" text:style-name="Internet_20_link" text:visited-style-name="Visited_20_Internet_20_Link">
 пального</text:a>
 . Тому зараз йде мова про посиленняконтролю походження нафтопродуктів.</text:p>
      <text:p text:style-name="P4">
«Важливо, щоб митниця мала додаткові повноваження, для того, щоб не тількивимагати сертифікат про походження, а і вторинні документи, наприклад,транспортні, які покажуть, звідки газ взявся у самого постачальника», –наголосив експерт.</text:p>
      <text:p text:style-name="P4">
<text:span text:style-name="T4">
Читайте також:</text:span>
 <text:a xlink:type="simple" xlink:href="https://www.ukrinform.ua/rubric-economy/3733776-cini-na-gurtovomu-rinku-palnogo-prodovzuut-zrostati.html" text:style-name="Internet_20_link" text:visited-style-name="Visited_20_Internet_20_Link">
 Ціни на гуртовому ринку <text:span text:style-name="T4">
пально</text:span>
 го продовжуютьзростати </text:a>
</text:p>
      <text:p text:style-name="P4">
Також Міністерство енергетики зараз працює над тим, щоб запровадити в Українітехнічний регламент на скраплений газ, що може стати одночасно і бар'єром нашляху потрапляння російського пального сумнівної якості, зокрема скрапленогогазу, на український ринок.</text:p>
      <text:p text:style-name="P4">
Як повідомлялося, 9 травня 2023 року Кабінет Міністрів доповнив Постанову№1147 з метою заблокувати потрапляння російського палива, нафти танафтопродуктів в Україну. Постанова передбачає, що паливо невизначеногопоходження не зможе потрапити на український ринок.</text:p>
      <text:p text:style-name="P4">
Source: <text:a xlink:type="simple" xlink:href="https://www.ukrinform.ua/rubric-economy/3733933-rosijske-palne-prodovzue-potraplati-na-ukrainskij-rinok-ekspert.html" text:style-name="Internet_20_link" text:visited-style-name="Visited_20_Internet_20_Link">
https://www.ukrinform.ua/rubric-economy/3733933-rosijske-palne-prodovzue-potraplati-na-ukrainskij-rinok-ekspert.html</text:a>
</text:p>
      <!--NEWS-->
      <text:h text:style-name="P10" text:outline-level="1">
<text:span text:style-name="T4">
На Херсонщині Великоолександрівську громаду відбудовують 8 областей-патронатів</text:span>
</text:h>
      <text:p text:style-name="P4">
Authors: Ukrinform (Person)</text:p>
      <text:p text:style-name="P4">
Publisher: Укринформ (Organization)</text:p>
      <text:p text:style-name="P4">
Published Time: 2023-07-10T16:21:00+03:00</text:p>
      <text:p text:style-name="P4">
Modified Time: 2023-07-10T16:21:00+03:00</text:p>
      <text:p text:style-name="P4">
Description: На Херсонщині Великоолександрівську громаду відбудовують 8 областей-патронатів, роботи ведуться в 9 населених пунктах. — Укрінформ.</text:p>
      <text:p text:style-name="P4">
Images: ['<text:a xlink:type="simple" xlink:href="https://static.ukrinform.com/photos/2023_07/thumb_files/630_360_1688995176-108.jpg" text:style-name="Internet_20_link" text:visited-style-name="Visited_20_Internet_20_Link">
630_360_16889...</text:a>
']</text:p>
      <text:p text:style-name="P4">
Tags: ['Херсонщина', 'Житомирщина', 'Відбудова']</text:p>
      <text:p text:style-name="P4">
Type: Article</text:p>
      <!--METADATA-->
      <text:p text:style-name="P4">
<draw:frame draw:style-name="fr1" draw:name="Image120" text:anchor-type="as-char" svg:width="6.9236in" svg:height="3.956343in" draw:z-index="0">
<draw:image xlink:href="../Images/yкринформ/2023-07-10T16-21-00-03-00/630_360_1688995176-108.jpg" xlink:type="simple" xlink:show="embed" xlink:actuate="onLoad" draw:mime-type="image/jpeg"/>
</draw:frame>
 НаХерсонщині Великоолександрівську громаду відбудовують 8 областей-патронатів,роботи ведуться в 9 населених пунктах.</text:p>
      <text:p text:style-name="P4">
Про це у <text:a xlink:type="simple" xlink:href="https://www.facebook.com/alexandr.prokudin.7/posts/pfbid0WkNiWUZHADz7ek1tyn98t6bWmSyVgeZcoCdoKVVBcrzeQT3VURY6crhn2zU4uYaal" text:style-name="Internet_20_link" text:visited-style-name="Visited_20_Internet_20_Link">
 Фейсбуці</text:a>
повідомив начальник Херсонської ОВА Олександр Прокудін, передає Укрінформ.</text:p>
      <text:p text:style-name="P4">
«Загалом у Великоолександрівській громаді працює 8 областей-патронатів, роботиведуться в 9 населених пунктах», - йдеться у повідомленні.</text:p>
      <text:p text:style-name="P4">
<text:span text:style-name="T4">
Читайте також:</text:span>
 <text:a xlink:type="simple" xlink:href="https://www.ukrinform.ua/rubric-ato/3733757-rosiani-vdarili-z-artilerii-po-selu-na-hersonsini-postrazdali-dvi-zinki.html" text:style-name="Internet_20_link" text:visited-style-name="Visited_20_Internet_20_Link">
 Росіяни вдарили з артилерії по селу на <text:span text:style-name="T4">
Херсонщ</text:span>
 ині,постраждали дві жінки </text:a>
</text:p>
      <text:p text:style-name="P4">
Бригади з областей невтомно працюють, аби встигнути до холодів.</text:p>
      <text:p text:style-name="P4">
За словами Прокудіна, у Трифонівці працює 7 бригад із Житомирщини. Разом зоселями відбудовуватимуть сільраду, садок, школу, клуб, пошту.</text:p>
      <text:p text:style-name="P4">
16 об’єктів у с.Чкалове відновлюють будівельники Полтавщини.</text:p>
      <text:p text:style-name="P4">
Житло та будинок культури в Малій Олександрівці відбудують робітники зКіровоградщини.</text:p>
      <text:p text:style-name="P4">
<text:span text:style-name="T4">
Читайте також:</text:span>
 <text:a xlink:type="simple" xlink:href="https://www.ukrinform.ua/rubric-regions/3733663-zagarbniki-za-dobu-51-raz-obstrilali-hersonsinu-patero-poranenih.html" text:style-name="Internet_20_link" text:visited-style-name="Visited_20_Internet_20_Link">
 Загарбники за добу 51 раз обстріляли <text:span text:style-name="T4">
Херсонщ</text:span>
 ину,п'ятеро поранених </text:a>
</text:p>
      <text:p text:style-name="P4">
Але це - лише попередні обсяги робіт. Адже комісії продовжують обстежуватибудинки.</text:p>
      <text:p text:style-name="P4">
Як повідомлялося, регіони України об'єдналися, щоби відбудувати 26 населенихпунктів Херсонщини, які найбільше постраждали від агресії Росії.</text:p>
      <text:p text:style-name="P4">
Закарпаття відновлюватиме деокуповані Велику Олександрівку та НовопавлівкуБериславського району Херсонської області за програмою «Пліч-о-пліч». Цепроєкт відновлення на рівні громада - громаді або регіон - регіону. Основнийстейкхолдер відбудови в Україні - Міністерство відновлення та профільнеАгентство відновлення.</text:p>
      <text:p text:style-name="P4">
«Пліч-о-пліч» – підпроєкт ініціативи We Build Ukraine, яку презентувалоМіністерство відновлення на Лондонській конференції. Мета We Build Ukraine –об’єднати всіх міжнародних партнерів, які долучені або планують доєднатися довідновлення України.</text:p>
      <text:p text:style-name="P4">
Source: <text:a xlink:type="simple" xlink:href="https://www.ukrinform.ua/rubric-vidbudova/3733935-na-hersonsini-velikooleksandrivsku-gromadu-vidbudovuut-8-oblastejpatronativ.html" text:style-name="Internet_20_link" text:visited-style-name="Visited_20_Internet_20_Link">
https://www.ukrinform.ua/rubric-vidbudova/3733935-na-hersonsini-velikooleksandrivsku-gromadu-vidbudovuut-8-oblastejpatronativ.html</text:a>
</text:p>
      <!--NEWS-->
      <text:h text:style-name="P10" text:outline-level="1">
<text:span text:style-name="T4">
На Донеччині росіяни двічі обстріляли рятувальників, які гасили пожежу</text:span>
</text:h>
      <text:p text:style-name="P4">
Authors: Ukrinform (Person)</text:p>
      <text:p text:style-name="P4">
Publisher: Укринформ (Organization)</text:p>
      <text:p text:style-name="P4">
Published Time: 2023-07-10T16:24:20+03:00</text:p>
      <text:p text:style-name="P4">
Modified Time: 2023-07-10T16:24:20+03:00</text:p>
      <text:p text:style-name="P4">
Description: У Донецькій області рятувальники з Костянтинівки двічі потрапили під ворожий обстріл під час ліквідації пожежі. — Укрінформ.</text:p>
      <text:p text:style-name="P4">
Images: ['<text:a xlink:type="simple" xlink:href="https://static.ukrinform.com/photos/2023_07/thumb_files/630_360_1688995279-400.jpg" text:style-name="Internet_20_link" text:visited-style-name="Visited_20_Internet_20_Link">
630_360_16889...</text:a>
']</text:p>
      <text:p text:style-name="P4">
Tags: ['Донеччина', 'ДСНС', 'Обстріл', 'Рятувальники']</text:p>
      <text:p text:style-name="P4">
Type: Article</text:p>
      <!--METADATA-->
      <text:p text:style-name="P4">
<draw:frame draw:style-name="fr1" draw:name="Image121" text:anchor-type="as-char" svg:width="6.9236in" svg:height="3.956343in" draw:z-index="0">
<draw:image xlink:href="../Images/yкринформ/2023-07-10T16-24-20-03-00/630_360_1688995279-400.jpg" xlink:type="simple" xlink:show="embed" xlink:actuate="onLoad" draw:mime-type="image/jpeg"/>
</draw:frame>
 УДонецькій області рятувальники з Костянтинівки двічі потрапили під ворожийобстріл під час ліквідації пожежі.</text:p>
      <text:p text:style-name="P4">
Як передає Укрінформ, відповідне відео Державна служба з надзвичайних ситуаційоприлюднила у  <text:a xlink:type="simple" xlink:href="https://t.me/dsns_telegram/18688" text:style-name="Internet_20_link" text:visited-style-name="Visited_20_Internet_20_Link">
 Телеграмі </text:a>
 .</text:p>
      <text:p text:style-name="P4">
"Відео яскраво демонструє, в яких умовах нині працюють рятувальники наДонеччині. Черговий, здавалося б, стандартний виклик на пожежу, і як тількирятувальники приступили до її ліквідації - розпочалися прицільні ворожі“прильоти”, - зазначили в ДСНС.</text:p>
      <text:p text:style-name="P4">
Приборкуючи вогонь, надзвичайники повторно потрапили під ворожий обстріл.</text:p>
      <text:p text:style-name="P4">
Відео: <text:a xlink:type="simple" xlink:href="https://t.me/dsns_telegram/18688" text:style-name="Internet_20_link" text:visited-style-name="Visited_20_Internet_20_Link">
 ДСНС України </text:a>
</text:p>
      <text:p text:style-name="P4">
<text:span text:style-name="T4">
Читайте також:</text:span>
 <text:a xlink:type="simple" xlink:href="https://www.ukrinform.ua/rubric-regions/3733660-vorog-za-dobu-poraniv-odnogo-zitela-doneccini.html" text:style-name="Internet_20_link" text:visited-style-name="Visited_20_Internet_20_Link">
 Ворог за добу поранив одного жителя <text:span text:style-name="T4">
Донечч</text:span>
 ини</text:a>
</text:p>
      <text:p text:style-name="P4">
"На щастя, ніхто з рятувальників не постраждав. Попри все наші хлопціпрацюють! З вірою у Перемогу і мирне майбутнє!", - наголосили в ДСНС.</text:p>
      <text:p text:style-name="P4">
Як повідомляв Укрінформ, російська армія за минулу добу, 9 липня, завдалапоранень одному жителю Донецької області.</text:p>
      <text:p text:style-name="P4">
Source: <text:a xlink:type="simple" xlink:href="https://www.ukrinform.ua/rubric-regions/3733936-na-doneccini-rosiani-dvici-obstrilali-ratuvalnikiv-aki-gasili-pozezu.html" text:style-name="Internet_20_link" text:visited-style-name="Visited_20_Internet_20_Link">
https://www.ukrinform.ua/rubric-regions/3733936-na-doneccini-rosiani-dvici-obstrilali-ratuvalnikiv-aki-gasili-pozezu.html</text:a>
</text:p>
      <!--NEWS-->
      <text:h text:style-name="P10" text:outline-level="1">
<text:span text:style-name="T4">
Чілдрен Кінофест оголосив цьогорічних переможців</text:span>
</text:h>
      <text:p text:style-name="P4">
Authors: Ukrinform (Person)</text:p>
      <text:p text:style-name="P4">
Publisher: Укринформ (Organization)</text:p>
      <text:p text:style-name="P4">
Published Time: 2023-07-10T16:27:00+03:00</text:p>
      <text:p text:style-name="P4">
Modified Time: 2023-07-10T16:27:00+03:00</text:p>
      <text:p text:style-name="P4">
Description: Понад 30 000 глядачів долучилися до безкоштовних показів у кінотеатрах і онлайн та обрали найкращу дитячу стрічку 10-го міжнародного кінофестивалю для дітей і підлітків Чілдрен Кінофест. — Укрінформ.</text:p>
      <text:p text:style-name="P4">
Images: ['<text:a xlink:type="simple" xlink:href="https://static.ukrinform.com/photos/2020_06/thumb_files/630_360_1591616272-795.jpg" text:style-name="Internet_20_link" text:visited-style-name="Visited_20_Internet_20_Link">
630_360_15916...</text:a>
']</text:p>
      <text:p text:style-name="P4">
Tags: None</text:p>
      <text:p text:style-name="P4">
Type: Article</text:p>
      <!--METADATA-->
      <text:p text:style-name="P4">
<draw:frame draw:style-name="fr1" draw:name="Image122" text:anchor-type="as-char" svg:width="6.9236in" svg:height="3.956343in" draw:z-index="0">
<draw:image xlink:href="../Images/yкринформ/2023-07-10T16-27-00-03-00/630_360_1591616272-795.jpg" xlink:type="simple" xlink:show="embed" xlink:actuate="onLoad" draw:mime-type="image/jpeg"/>
</draw:frame>
 Понад 30000 глядачів долучилися до безкоштовних показів у кінотеатрах і онлайн таобрали найкращу дитячу стрічку 10-го міжнародного кінофестивалю для дітей іпідлітків Чілдрен Кінофест.</text:p>
      <text:p text:style-name="P4">
Про це Укрінформу повідомили організатори заходу - кінокомпанія «АртхаусТрафік».</text:p>
      <text:p text:style-name="P4">
«Цього року ґран-прі <text:a xlink:type="simple" xlink:href="https://www.ukrinform.ua/tag-festival" text:style-name="Internet_20_link" text:visited-style-name="Visited_20_Internet_20_Link">
 фестивалю </text:a>
 запідсумками глядацького голосування здобула іспанська комедія «Душа команди»,отримавши 4,69 бала з 5. Фільм розповідає про черницю, яка засновує у школі-інтернаті футбольну команду, щоб упоратися з бешкетними вихованцями» -розповіли організатори.</text:p>
      <text:p text:style-name="P4">
Чілдрен Кінофест відбувся за підтримки Українського культурного фонду.</text:p>
      <text:p text:style-name="P4">
</text:p>
      <text:p text:style-name="P4">
Також у межах фестивалю всьоме відбувся Дитячий кіноконкурс. Організаториотримали понад 100 заявок з усієї України, серед яких обрали 20 фіналістів.Переможців визначило професійне журі українських кінематографістів: режисеркаанімаційного фільму «Мавка. Лісова Пісня» та авторка мультсеріалу «Пес Патрон»Олександра Рубан, режисер і сценарист стрічки «Памфір» Дмитро Сухолиткий-Собчук та акторка Римма Зюбіна («Гніздо горлиці», «Люся Інтерн»). Нагородженнявідбулося на церемонії закриття Чілдрен Кінофесту в Будинку кіно.</text:p>
      <text:p text:style-name="P4">
</text:p>
      <text:p text:style-name="P4">
Так, гран-прі (нагорода в розмірі 10 тисяч грн) отримала анімаційна робота"Вниз по скелі" 13-річного Матвія Глазунова з Мукачева (Закарпатська область).Картина про небезпечну пригоду золотошукача натхненна оповіданням ДжекаЛондона "Жага до життя". Матвій Глазунов став володарем ґран-прі Дитячогокіноконкурсу Чілдрен Кінофесту вдруге.</text:p>
      <text:p text:style-name="P4">
Найкращим анімаційним фільмом у категорії 7-10 років (нагорода 5 тис. грн)стала "Казка про Галушку" — історія про пошуки свого місця у житті. Режисерка— восьмирічна Мирослава Троцька з Полтави.</text:p>
      <text:p text:style-name="P4">
</text:p>
      <text:p text:style-name="P4">
Найкращий ігровий фільм у категорії 7-10 років (5 тис. грн. нагороди) —«Червона Шапка» — сучасний погляд на класичну казку. Режисер — 10-річний ВладПотатуєв із Вінниці.</text:p>
      <text:p text:style-name="P4">
Найкращим анімаційним фільмом у категорії 11-14 років (5 тис. грн) сталафантастична стрічка про космічну експедицію до нововідкритої планети «Упошуках нового елемента». Режисер – 12-річний Михайло Білик із Дніпра.</text:p>
      <text:p text:style-name="P4">
</text:p>
      <text:p text:style-name="P4">
Найкращий ігровий фільм у категорії 11-14 років — «Біженці з моря» про веснянуриболовлю, яка обернулася неочікуваною зустріччю. Режисер - Ярослав Булгаков12-ти років із м. Фастів Київської області.</text:p>
      <text:p text:style-name="P4">
 <text:span text:style-name="T4">
Читайтетакож:</text:span>
 <text:a xlink:type="simple" xlink:href="https://www.ukrinform.ua/rubric-culture/3717922-cildren-kinofest-ogolosiv-miznarodnu-programu-i-posla-festivalu.html" text:style-name="Internet_20_link" text:visited-style-name="Visited_20_Internet_20_Link">
 <text:span text:style-name="T4">
Чілдрен</text:span>
 <text:span text:style-name="T4">
Кінофест</text:span>
 оголосив міжнародну програму і Послафестивалю </text:a>
</text:p>
      <text:p text:style-name="P4">
Приз глядацьких симпатій, який присуджується за результатом голосуванняглядачів, та нагороду у розмірі 7 тис. грн отримала анімація «Подорож доКукурудзяної країни» про сповнену небезпек мандрівку команди друзів. Режисер –13-річний Назар Крайовий із м. Черкаси.</text:p>
      <text:p text:style-name="P4">
Згодом фільми-фіналісти можна буде переглянути на YouTube-каналі ЧілдренКінофесту.</text:p>
      <text:p text:style-name="P4">
Як повідомляв Укрінформ, 10-й міжнародний кінофестиваль для дітей і підлітків<text:a xlink:type="simple" xlink:href="https://www.ukrinform.ua/rubric-culture/3723487-desatij-cildren-kinofest-vidkrie-svitova-premera-ukrainskogo-fentezi-dzurakorolevic.html" text:style-name="Internet_20_link" text:visited-style-name="Visited_20_Internet_20_Link">
 Чілдрен Кінофест відбувся </text:a>
 в гібридному форматі. Покази тривали вкінотеатрах Києва, Львова, Одеси, Дніпра, Полтави, Вінниці, Житомира, Луцька,Хмельницького та Чернігова.</text:p>
      <text:p text:style-name="P4">
Source: <text:a xlink:type="simple" xlink:href="https://www.ukrinform.ua/rubric-culture/3733938-cildren-kinofest-ogolosiv-cogoricnih-peremozciv.html" text:style-name="Internet_20_link" text:visited-style-name="Visited_20_Internet_20_Link">
https://www.ukrinform.ua/rubric-culture/3733938-cildren-kinofest-ogolosiv-cogoricnih-peremozciv.html</text:a>
</text:p>
      <!--NEWS-->
      <text:h text:style-name="P10" text:outline-level="1">
<text:span text:style-name="T4">
Дисциплінарний комітет ФІФА не визнав «Дніпро-1» правонаступником «Дніпра»</text:span>
</text:h>
      <text:p text:style-name="P4">
Authors: Ukrinform (Person)</text:p>
      <text:p text:style-name="P4">
Publisher: Укринформ (Organization)</text:p>
      <text:p text:style-name="P4">
Published Time: 2023-07-10T16:29:46+03:00</text:p>
      <text:p text:style-name="P4">
Modified Time: 2023-07-10T16:29:46+03:00</text:p>
      <text:p text:style-name="P4">
Description: «Дніпро-1» було засновано навесні 2017 року. — Укрінформ.</text:p>
      <text:p text:style-name="P4">
Images: ['<text:a xlink:type="simple" xlink:href="https://static.ukrinform.com/photos/2023_07/thumb_files/630_360_1688995642-135.jpg" text:style-name="Internet_20_link" text:visited-style-name="Visited_20_Internet_20_Link">
630_360_16889...</text:a>
']</text:p>
      <text:p text:style-name="P4">
Tags: ['ФІФА', 'Футбол', 'Дніпро-1']</text:p>
      <text:p text:style-name="P4">
Type: Article</text:p>
      <!--METADATA-->
      <text:p text:style-name="P4">
<draw:frame draw:style-name="fr1" draw:name="Image128" text:anchor-type="as-char" svg:width="6.9236in" svg:height="3.956343in" draw:z-index="0">
<draw:image xlink:href="../Images/yкринформ/2023-07-10T16-29-46-03-00/630_360_1688995642-135.jpg" xlink:type="simple" xlink:show="embed" xlink:actuate="onLoad" draw:mime-type="image/jpeg"/>
</draw:frame>
 «Дніпро-1»було засновано навесні 2017 року.</text:p>
      <text:p text:style-name="P4">
Дисциплінарний комітет ФІФА не визнав «Дніпро-1» спортивним правонаступникомФК «Дніпро», <text:a xlink:type="simple" xlink:href="https://www.scdnipro1.com.ua/%D1%84%D1%96%D1%84%D0%B0-%D0%BD%D0%B5-%D0%B2%D0%B8%D0%B7%D0%BD%D0%B0%D0%B2-%D1%81%D0%BA-%D0%B4%D0%BD%D1%96%D0%BF%D1%80%D0%BE-1-%D0%BF%D1%80%D0%B0%D0%B2%D0%BE%D0%BD%D0%B0%D1%81%D1%82%D1%83%D0%BF%D0%BD/" text:style-name="Internet_20_link" text:visited-style-name="Visited_20_Internet_20_Link">
 повідомляє</text:a>
офіційний сайт клубу, передає Укрінформ.</text:p>
      <text:p text:style-name="P4">
Також у ФІФА закрили дисциплінарне провадження проти «Дніпра-1», відкрите зазаявою бразильського футболіста Андерсона Піко, колишнього гравця «Дніпра». Улютому 2021 року аналогічне рішення було прийняте і щодо схожої заяви іншогоексфутболіста «Дніпра» Джаби Канкави.</text:p>
      <text:p text:style-name="P4">
«Дніпро» припинив існування у 2019 році.</text:p>
      <text:p text:style-name="P4">
СК «Дніпро-1» було засновано навесні 2017 року, після чого клуб зумів за двароки пройти шлях із Другої ліги до УПЛ. Президентом клубу є Юрій Береза.</text:p>
      <text:p text:style-name="P4">
<text:span text:style-name="T4">
Читайте також:</text:span>
 <text:a xlink:type="simple" xlink:href="https://www.ukrinform.ua/rubric-sports/3733332-uefa-viznaciv-najkrasogo-futbolista-molodiznogo-evro2023.html" text:style-name="Internet_20_link" text:visited-style-name="Visited_20_Internet_20_Link">
 УЄФА визначив найкращого <text:span text:style-name="T4">
футбол</text:span>
 іста молодіжногоЄвро-2023 </text:a>
</text:p>
      <text:p text:style-name="P4">
Як повідомляв Укрінформ, «Дніпро-1» минулого сезону став віце-чемпіономУкраїни та виступить у кваліфікації Ліги чемпіонів.</text:p>
      <text:p text:style-name="P4">
Фото: guardian.ng</text:p>
      <text:p text:style-name="P4">
Source: <text:a xlink:type="simple" xlink:href="https://www.ukrinform.ua/rubric-sports/3733940-disciplinarnij-komitet-fifa-ne-viznav-dnipro1-pravonastupnikom-dnipra.html" text:style-name="Internet_20_link" text:visited-style-name="Visited_20_Internet_20_Link">
https://www.ukrinform.ua/rubric-sports/3733940-disciplinarnij-komitet-fifa-ne-viznav-dnipro1-pravonastupnikom-dnipra.html</text:a>
</text:p>
      <!--NEWS-->
      <text:h text:style-name="P10" text:outline-level="1">
<text:span text:style-name="T4">
Китай сподівається, що США скасують підвищені мита на товари з КНР</text:span>
</text:h>
      <text:p text:style-name="P4">
Authors: Ukrinform (Person)</text:p>
      <text:p text:style-name="P4">
Publisher: Укринформ (Organization)</text:p>
      <text:p text:style-name="P4">
Published Time: 2023-07-10T16:36:42+03:00</text:p>
      <text:p text:style-name="P4">
Modified Time: 2023-07-10T16:36:42+03:00</text:p>
      <text:p text:style-name="P4">
Description: У Китаї назвали переговори з міністром фінансів США Джанет Єллен відвертими та конструктивними і висловили сподівання, що Сполучені Штати скасують підвищені мита на товари з КНР та послаблять експортний контроль китайської продукції. — Укрінформ.</text:p>
      <text:p text:style-name="P4">
Images: ['<text:a xlink:type="simple" xlink:href="https://static.ukrinform.com/photos/2019_06/thumb_files/630_360_1559378846-103.jpg" text:style-name="Internet_20_link" text:visited-style-name="Visited_20_Internet_20_Link">
630_360_15593...</text:a>
']</text:p>
      <text:p text:style-name="P4">
Tags: ['Економіка', 'Китай', 'Мито', 'США']</text:p>
      <text:p text:style-name="P4">
Type: Article</text:p>
      <!--METADATA-->
      <text:p text:style-name="P4">
<draw:frame draw:style-name="fr1" draw:name="Image129" text:anchor-type="as-char" svg:width="6.9236in" svg:height="3.956343in" draw:z-index="0">
<draw:image xlink:href="../Images/yкринформ/2023-07-10T16-36-42-03-00/630_360_1559378846-103.jpg" xlink:type="simple" xlink:show="embed" xlink:actuate="onLoad" draw:mime-type="image/jpeg"/>
</draw:frame>
 У Китаїназвали переговори з міністром фінансів США Джанет Єллен відвертими таконструктивними і висловили сподівання, що Сполучені Штати скасують підвищенімита на товари з КНР та послаблять експортний контроль китайської продукції.</text:p>
      <text:p text:style-name="P4">
Про це йдеться в оприлюдненій у понеділок заяві Міністерства фінансів КНР,передає Укрінформ.</text:p>
      <text:p text:style-name="P4">
Коментуючи візит Єллен, у Мінфіні зауважили, що впродовж чотирьох днів пройшлиїї зустрічі з прем’єр-міністром Китаю Лі Цяном, віцепрем’єром Хе Ліфеном,відповідальним за економічний блок уряду, та рядом китайських офіційних осіб.Ці зустрічі та переговори між Єллен і високопосадовцями Китаю у відомствіназвали «відвертими, прагматичними, глибокими та конструктивними» і висловилисподівання на «раціональну та прагматичну позицію американської сторони іспільну співпрацю для стабілізації відносин між двома країнами».</text:p>
      <text:p text:style-name="P4">
«Протягом останніх років США запровадили низку економічних санкцій тарепресивних заходів проти <text:a xlink:type="simple" xlink:href="https://www.ukrinform.ua/tag-kitaj" text:style-name="Internet_20_link" text:visited-style-name="Visited_20_Internet_20_Link">
 Китаю </text:a>
 … Підчас зустрічей та переговорів Китай ще раз підтвердив свою стурбованістьпідвищеними митами на китайські товари, несправедливим ставленням докитайських підприємств і посиленим експортним контролем китайської продукціїта висловив сподівання, що американська сторона здійснить конкретні кроки дляусунення цих перешкод», - ідеться в заяві.</text:p>
      <text:p text:style-name="P4">
Китайська сторона також запевнила Єллен, що прагне продовжувати політикувідкритості та прискорити формування ринково-орієнтованого законодавчого таінтернаціоналізованого бізнессередовища.</text:p>
      <text:p text:style-name="P4">
<text:span text:style-name="T4">
Читайте також:</text:span>
 <text:a xlink:type="simple" xlink:href="https://www.ukrinform.ua/rubric-world/3733373-glava-minfinu-ssa-zasteregla-kitaj-vid-dopomogi-rosii-u-vijni.html" text:style-name="Internet_20_link" text:visited-style-name="Visited_20_Internet_20_Link">
 Глава Мінфіну США застерегла <text:span text:style-name="T4">
Китай</text:span>
 від допомоги Росіїу війні </text:a>
</text:p>
      <text:p text:style-name="P4">
«Китай зобов’язується захищати права інтелектуальної власності, захищатизаконні права та інтереси бізнесу і ставитися до всіх суб’єктів ринку,включаючи компанії, що фінансуються з-за кордону, однаково та справедливо», -йдеться в заяві.</text:p>
      <text:p text:style-name="P4">
В китайському фінансовому відомстві закликали американську сторону докоординації та співпраці для вирішення глобальних проблем, таких як фінансовастабільність, зміна клімату та висока заборгованість окремих країн.</text:p>
      <text:p text:style-name="P4">
При цьому, як зазначається в заяві, китайська сторона наголосила, що«розвинені країни, включаючи Сполучені Штати, повинні розуміти занепокоєннякраїн, що розвиваються, (до яких належить і КНР – ред.) та докладати більшезусиль для сприяння глобальному розвитку».</text:p>
      <text:p text:style-name="P4">
Як повідомляв  Укрінформ, міністр фінансів США Джанет Єллен заявила, що в ходівізиту до Китаю провела відверті й продуктивні переговори з китайськимивисокопосадовцями, та висловила впевненість, що її поїздка допоможе <text:a xlink:type="simple" xlink:href="https://www.ukrinform.ua/rubric-world/3733355-u-ssa-zaavili-pro-progres-u-skladnih-vidnosinah-z-kitaem.html" text:style-name="Internet_20_link" text:visited-style-name="Visited_20_Internet_20_Link">
стабілізувати хиткі американсько-китайські відносини</text:a>
 .</text:p>
      <text:p text:style-name="P4">
Source: <text:a xlink:type="simple" xlink:href="https://www.ukrinform.ua/rubric-world/3733943-kitaj-spodivaetsa-so-ssa-skasuut-pidviseni-mita-na-tovari-z-knr.html" text:style-name="Internet_20_link" text:visited-style-name="Visited_20_Internet_20_Link">
https://www.ukrinform.ua/rubric-world/3733943-kitaj-spodivaetsa-so-ssa-skasuut-pidviseni-mita-na-tovari-z-knr.html</text:a>
</text:p>
      <!--NEWS-->
      <text:h text:style-name="P10" text:outline-level="1">
<text:span text:style-name="T4">
Лише перемога України поверне безпеку в Європу – Науседа</text:span>
</text:h>
      <text:p text:style-name="P4">
Authors: Ukrinform (Person)</text:p>
      <text:p text:style-name="P4">
Publisher: Укринформ (Organization)</text:p>
      <text:p text:style-name="P4">
Published Time: 2023-07-10T16:42:07+03:00</text:p>
      <text:p text:style-name="P4">
Modified Time: 2023-07-10T16:42:07+03:00</text:p>
      <text:p text:style-name="P4">
Description: Лише перемога України поверне безпеку і стабільність в Європу, тож союзники по НАТО мають допомогти визволити всю територію України. — Укрінформ.</text:p>
      <text:p text:style-name="P4">
Images: ['<text:a xlink:type="simple" xlink:href="https://static.ukrinform.com/photos/2023_07/thumb_files/630_360_1688988697-343.jpg" text:style-name="Internet_20_link" text:visited-style-name="Visited_20_Internet_20_Link">
630_360_16889...</text:a>
']</text:p>
      <text:p text:style-name="P4">
Tags: ['Литва', 'НАТО', 'Ґітанас Науседа']</text:p>
      <text:p text:style-name="P4">
Type: Article</text:p>
      <!--METADATA-->
      <text:p text:style-name="P4">
<draw:frame draw:style-name="fr1" draw:name="Image130" text:anchor-type="as-char" svg:width="6.9236in" svg:height="3.956343in" draw:z-index="0">
<draw:image xlink:href="../Images/yкринформ/2023-07-10T16-42-07-03-00/630_360_1688988697-343.jpg" xlink:type="simple" xlink:show="embed" xlink:actuate="onLoad" draw:mime-type="image/jpeg"/>
</draw:frame>
 Лишеперемога України поверне безпеку і стабільність в Європу, тож союзники по НАТОмають допомогти визволити всю територію України.</text:p>
      <text:p text:style-name="P4">
Про це заявив президент Литви Ґітанас Науседа під час спільної з генеральнимсекретарем НАТО Єнсом Столтенбергом пресконференції у Вільнюсі, передаєкореспондент Укрінформу.</text:p>
      <text:p text:style-name="P4">
"Однією з головних тем порядку денного саміту є Україна. Ми всі розуміємо, щолише її перемога поверне безпеку і стабільність в Європу. Члени Альянсу маютьдомовитись про подальшу військову підтримку України до повного визволення їїтериторій. Ми також розуміємо, що Україна має бути повністю інтегрована утрансатлантичні структури безпеки та стати членом НАТО", - сказав Науседа.</text:p>
      <text:p text:style-name="P4">
<text:span text:style-name="T4">
Читайте також:</text:span>
 <text:a xlink:type="simple" xlink:href="https://www.ukrinform.ua/rubric-polytics/3733932-do-peremogi-ukraini-nemae-sensu-obgovoruvati-ii-clenstvo-v-nato-stoltenberg.html" text:style-name="Internet_20_link" text:visited-style-name="Visited_20_Internet_20_Link">
 До перемоги України немає сенсу обговорювати її членствов НАТО – Столтенберг </text:a>
</text:p>
      <text:p text:style-name="P4">
Він наголосив, що "час повторювати обіцянки минув" - настав час "узгодитичіткий план, як ми цього досягнемо".</text:p>
      <text:p text:style-name="P4">
"У нас немає іншого вибору, окрім як дійти згоди та послати потужний сигналУкраїні. Перспектива членства є надзвичайно важливою для країни, яка героїчнобореться проти російського монстра вже майже півтора року. Вільнюс має статитим місцем, звідки хороші новини надійдуть до українського народу", - заявивпрезидент Литви.</text:p>
      <text:p text:style-name="P4">
Коментуючи повідомлення про скасування вимоги щодо виконання ПДЧ для України,Науседа заявив, що це "дуже позитивний" крок уперед, який спростить процеспросування України до НАТО. "Але нам також потрібен дуже чіткий сигнал, щочленство України в НАТО дійсно можливе, коли дозволять умови. І в цьому сенсіми повинні рухатися далі, ніж мова Бухарестського саміту, яка говорить лишепро відкриті двері НАТО", - заявив він.</text:p>
      <text:p text:style-name="P4">
<text:span text:style-name="T4">
Читайте також:</text:span>
 <text:a xlink:type="simple" xlink:href="https://www.ukrinform.ua/rubric-polytics/3733859-zelenskij-vizme-ucast-u-zapusku-radi-ukrainanato-stoltenberg.html" text:style-name="Internet_20_link" text:visited-style-name="Visited_20_Internet_20_Link">
 Зеленський візьме участь у запуску Ради Україна-НАТО –Столтенберг </text:a>
</text:p>
      <text:p text:style-name="P4">
Як повідомлялося, 11-12 липня у Вільнюсі відбудеться саміт НАТО, під час якогоУкраїна прагне отримати чіткі гарантії безпеки та зрозумілу перспективучленства в Альянсі.</text:p>
      <text:p text:style-name="P4">
Source: <text:a xlink:type="simple" xlink:href="https://www.ukrinform.ua/rubric-ato/3733944-lise-peremoga-ukraini-poverne-bezpeku-v-evropu-nauseda.html" text:style-name="Internet_20_link" text:visited-style-name="Visited_20_Internet_20_Link">
https://www.ukrinform.ua/rubric-ato/3733944-lise-peremoga-ukraini-poverne-bezpeku-v-evropu-nauseda.html</text:a>
</text:p>
      <!--NEWS-->
      <text:h text:style-name="P10" text:outline-level="1">
<text:span text:style-name="T4">
Українцям в ЄС продовжили безкоштовний роумінг ще на 12 місяців</text:span>
</text:h>
      <text:p text:style-name="P4">
Authors: Ukrinform (Person)</text:p>
      <text:p text:style-name="P4">
Publisher: Укринформ (Organization)</text:p>
      <text:p text:style-name="P4">
Published Time: 2023-07-10T16:44:00+03:00</text:p>
      <text:p text:style-name="P4">
Modified Time: 2023-07-10T23:44:00+03:00</text:p>
      <text:p text:style-name="P4">
Description: Українцям в ЄС продовжили дзвінки в роумінгу ще на 12 місяців - продовження угоди погодили 22 мобільні оператори в ЄС та 7 в Україні. — Укрінформ.</text:p>
      <text:p text:style-name="P4">
Images: ['<text:a xlink:type="simple" xlink:href="https://static.ukrinform.com/photos/2017_06/thumb_files/630_360_1497458487-7107.jpg" text:style-name="Internet_20_link" text:visited-style-name="Visited_20_Internet_20_Link">
630_360_14974...</text:a>
']</text:p>
      <text:p text:style-name="P4">
Tags: ['Євросоюз', 'Роумінг', 'Україна', "Мобільний зв'язок", "Зв'язок"]</text:p>
      <text:p text:style-name="P4">
Type: Article</text:p>
      <!--METADATA-->
      <text:p text:style-name="P4">
<draw:frame draw:style-name="fr1" draw:name="Image131" text:anchor-type="as-char" svg:width="6.9236in" svg:height="3.956343in" draw:z-index="0">
<draw:image xlink:href="../Images/yкринформ/2023-07-10T16-44-00-03-00/630_360_1497458487-7107.jpg" xlink:type="simple" xlink:show="embed" xlink:actuate="onLoad" draw:mime-type="image/jpeg"/>
</draw:frame>
 Українцямв ЄС продовжили дзвінки в роумінгу ще на 12 місяців - продовження угодипогодили 22 мобільні оператори в ЄС та 7 в Україні.</text:p>
      <text:p text:style-name="P4">
Про це передає Укрінформ із посиланням на <text:a xlink:type="simple" xlink:href="https://ec.europa.eu/commission/presscorner/detail/en/mex_23_3764" text:style-name="Internet_20_link" text:visited-style-name="Visited_20_Internet_20_Link">
 Європейську комісію.</text:a>
</text:p>
      <text:p text:style-name="P4">
«9 липня Комісія привітала продовження на дванадцять місяців угоди зоператорами, яка дозволяє переміщеним біженцям з України залишатися на зв’язкучерез кордони», – йдеться в повідомленні.</text:p>
      <text:p text:style-name="P4">
<text:span text:style-name="T4">
Читайте також:</text:span>
 <text:span text:style-name="T4">
<text:a xlink:type="simple" xlink:href="https://www.ukrinform.ua/rubric-world/3732392-evrokomisia-opriludnila-soricnij-strategicnij-prognoz.html" text:style-name="Internet_20_link" text:visited-style-name="Visited_20_Internet_20_Link">
 Єврокомісія оприлюднила щорічний стратегічний прогноз</text:a>
 </text:span>
</text:p>
      <text:p text:style-name="P4">
До того ж Єврокомісія готується до інтеграції України в роумінговий простірЄС. У комісії нагадали, що у квітні 2023 року Комітет асоціації Україна-ЄСухвалив її пропозицію про приєднання України до правил ЄС щодо роумінгу.</text:p>
      <text:p text:style-name="P4">
«Наступним кроком для України є повне приведення свого законодавства увідповідність до законодавства ЄС, а потім ухвалення остаточного рішення РадоюЄвропейського Союзу», – зазначає виконавчий орган Євросоюзу.</text:p>
      <text:p text:style-name="P4">
<text:span text:style-name="T4">
Читайте також:</text:span>
 <text:span text:style-name="T4">
<text:a xlink:type="simple" xlink:href="https://www.ukrinform.ua/rubric-technology/3697400-ukraina-nablizilas-do-mobilnogo-roumingu-z-es-mincifri.html" text:style-name="Internet_20_link" text:visited-style-name="Visited_20_Internet_20_Link">
 Україна наблизилась до мобільного роумінгу з ЄС –Мінцифри </text:a>
 </text:span>
</text:p>
      <text:p text:style-name="P4">
Як повідомлялось, європейські та українські оператори зв’язку у лютому 2023року підписали нову спільну заяву-меморандум, якою продовжили на пів рокудомовленості про доступний <text:span text:style-name="T4">
<text:a xlink:type="simple" xlink:href="https://www.ukrinform.ua/tag-rouming" text:style-name="Internet_20_link" text:visited-style-name="Visited_20_Internet_20_Link">
 роумінг </text:a>
</text:span>
 для українців, які через війну опинилися у різних країнах ЄС.</text:p>
      <text:p text:style-name="P4">
Source: <text:a xlink:type="simple" xlink:href="https://www.ukrinform.ua/rubric-technology/3734095-ukraincam-v-es-prodovzili-bezkostovnij-rouming-se-na-12-misaciv.html" text:style-name="Internet_20_link" text:visited-style-name="Visited_20_Internet_20_Link">
https://www.ukrinform.ua/rubric-technology/3734095-ukraincam-v-es-prodovzili-bezkostovnij-rouming-se-na-12-misaciv.html</text:a>
</text:p>
      <!--NEWS-->
      <text:h text:style-name="P10" text:outline-level="1">
<text:span text:style-name="T4">
МЗС просить вийти на зв'язок українського ветерана, якого Wizz Air висадила з літака</text:span>
</text:h>
      <text:p text:style-name="P4">
Authors: Ukrinform (Person)</text:p>
      <text:p text:style-name="P4">
Publisher: Укринформ (Organization)</text:p>
      <text:p text:style-name="P4">
Published Time: 2023-07-10T16:46:00+03:00</text:p>
      <text:p text:style-name="P4">
Modified Time: 2023-07-10T16:46:00+03:00</text:p>
      <text:p text:style-name="P4">
Description: Міністерство закордонних справ України просить українського ветерана, якого примусово висадили з літака в аеропорту Тель-Авіва, вийти на зв'язок, оскільки хоче з'ясувати всі обставини інциденту і захистити його права. — Укрінформ.</text:p>
      <text:p text:style-name="P4">
Images: ['<text:a xlink:type="simple" xlink:href="https://static.ukrinform.com/photos/2020_03/thumb_files/630_360_1583843935-352.jpg" text:style-name="Internet_20_link" text:visited-style-name="Visited_20_Internet_20_Link">
630_360_15838...</text:a>
']</text:p>
      <text:p text:style-name="P4">
Tags: ['Ізраїль', 'Літак', 'МЗС', 'Wizz Air', 'Ветерани війни']</text:p>
      <text:p text:style-name="P4">
Type: Article</text:p>
      <!--METADATA-->
      <text:p text:style-name="P4">
<draw:frame draw:style-name="fr1" draw:name="Image132" text:anchor-type="as-char" svg:width="6.9236in" svg:height="3.956343in" draw:z-index="0">
<draw:image xlink:href="../Images/yкринформ/2023-07-10T16-46-00-03-00/630_360_1583843935-352.jpg" xlink:type="simple" xlink:show="embed" xlink:actuate="onLoad" draw:mime-type="image/jpeg"/>
</draw:frame>
Міністерство закордонних справ України просить українського ветерана, якогопримусово висадили з літака в аеропорту Тель-Авіва, вийти на зв'язок, оскількихоче з'ясувати всі обставини інциденту і захистити його права.</text:p>
      <text:p text:style-name="P4">
Про це написав у <text:a xlink:type="simple" xlink:href="https://www.facebook.com/oleg.nikolenko.50/posts/pfbid0RyCXWsQB7mQbDRwwtrCj2ZxBFzy7rLd5ZmNegreoRp2Px2fr7UbpfaWRmhQTuUWbl" text:style-name="Internet_20_link" text:visited-style-name="Visited_20_Internet_20_Link">
 Фейсбуці</text:a>
речник МЗС Олег Ніколенко, передає Укрінформ.</text:p>
      <text:p text:style-name="P4">
"Нас дуже засмутила інформація про ситуацію в аеропорту Тель-Авіва, і михочемо в ній розібратися. Оскільки формальних звернень до нас не надходило,просимо українського <text:a xlink:type="simple" xlink:href="https://www.ukrinform.ua/tag-veterani-vijni" text:style-name="Internet_20_link" text:visited-style-name="Visited_20_Internet_20_Link">
 ветерана </text:a>
, якому було відмовлено в рейсі на Варшаву, вийти на зв'язок до МЗС абопосольства України в Ізраїлі", - зазначив Ніколенко.</text:p>
      <text:p text:style-name="P4">
Зокрема, до МЗС можна звернутися за телефоном +38 044 238 1588 абоcons_or@mfa.gov.ua</text:p>
      <text:p text:style-name="P4">
До посольства України в Ізраїлі - за телефоном +972 54 667 6782 абоconsul_il@mfa.gov.ua</text:p>
      <text:p text:style-name="P4">
"Якщо підтвердиться порушення, докладемо максимальних зусиль для відновленняправ громадянина України. Захист прав українців за кордоном – безумовнийпріоритет", - підкреслив Ніколенко.</text:p>
      <text:p text:style-name="P4">
<text:span text:style-name="T4">
Читайте також:</text:span>
 <text:a xlink:type="simple" xlink:href="https://www.ukrinform.ua/rubric-society/3727960-ukraina-vivcae-svitovij-dosvid-integracii-veteraniv-do-mirnogo-zitta-laputina.html" text:style-name="Internet_20_link" text:visited-style-name="Visited_20_Internet_20_Link">
 Україна вивчає світовий досвід інтеграції <text:span text:style-name="T4">
ветеран</text:span>
 івдо мирного життя — Лапутіна </text:a>
</text:p>
      <text:p text:style-name="P4">
Як повідомлялося, в аеропорту Тель-Авіва примусово висадили з літакаукраїнського ветерана, який втратив ногу на війні. Це зробили працівникиугорської авіакомпанії Wizz Air під час рейсу з Тель-Авіва до Варшави. Післяінциденту вони пояснили ситуацію та публічно попросили <text:a xlink:type="simple" xlink:href="https://www.ukrinform.ua/rubric-society/3733559-wizz-air-znala-z-litaka-ukrainskogo-soldata-z-protezom-aviakompania-zgodom-vibacilasa.html" text:style-name="Internet_20_link" text:visited-style-name="Visited_20_Internet_20_Link">
 вибачення наофіційній сторінці. </text:a>
</text:p>
      <text:p text:style-name="P4">
Як зазначило видання Nexta, український військовий не міг сидіти на своємумісці через протез кінцівки. За інформацією видання, під час рейсу вінпростояв у кутку літака півтори години. Згодом впав і пошкодив руки. Екіпажлітака заявив, що чоловік поводився неадекватно, і тому його висадили злітака.</text:p>
      <text:p text:style-name="P4">
Source: <text:a xlink:type="simple" xlink:href="https://www.ukrinform.ua/rubric-society/3733947-mzs-prosit-vijti-na-zvazok-ukrainskogo-veterana-akogo-wizz-air-visadili-z-litaka.html" text:style-name="Internet_20_link" text:visited-style-name="Visited_20_Internet_20_Link">
https://www.ukrinform.ua/rubric-society/3733947-mzs-prosit-vijti-na-zvazok-ukrainskogo-veterana-akogo-wizz-air-visadili-z-litaka.html</text:a>
</text:p>
      <!--NEWS-->
      <text:h text:style-name="P10" text:outline-level="1">
<text:span text:style-name="T4">
«Радянські БМП і близько не стоять»: Маляр розповіла про переваги M2 Bradley на полі бою</text:span>
</text:h>
      <text:p text:style-name="P4">
Authors: Ukrinform (Person)</text:p>
      <text:p text:style-name="P4">
Publisher: Укринформ (Organization)</text:p>
      <text:p text:style-name="P4">
Published Time: 2023-07-10T16:51:57+03:00</text:p>
      <text:p text:style-name="P4">
Modified Time: 2023-07-10T16:51:57+03:00</text:p>
      <text:p text:style-name="P4">
Description: Заступниця міністра оборони Ганна Маляр розповіла про переваги бойових машин піхоти M2 Bradley на полі бою. — Укрінформ.</text:p>
      <text:p text:style-name="P4">
Images: ['<text:a xlink:type="simple" xlink:href="https://static.ukrinform.com/photos/2023_01/thumb_files/630_360_1673028257-831.jpg" text:style-name="Internet_20_link" text:visited-style-name="Visited_20_Internet_20_Link">
630_360_16730...</text:a>
']</text:p>
      <text:p text:style-name="P4">
Tags: ['США', 'Військова техніка', 'БМП', 'Війна з Росією', 'Ганна Маляр']</text:p>
      <text:p text:style-name="P4">
Type: Article</text:p>
      <!--METADATA-->
      <text:p text:style-name="P4">
<draw:frame draw:style-name="fr1" draw:name="Image133" text:anchor-type="as-char" svg:width="6.9236in" svg:height="3.956343in" draw:z-index="0">
<draw:image xlink:href="../Images/yкринформ/2023-07-10T16-51-57-03-00/630_360_1673028257-831.jpg" xlink:type="simple" xlink:show="embed" xlink:actuate="onLoad" draw:mime-type="image/jpeg"/>
</draw:frame>
 Заступницяміністра оборони Ганна Маляр розповіла про переваги бойових машин піхоти M2Bradley на полі бою.</text:p>
      <text:p text:style-name="P4">
Як передає Укрінформ, про це Маляр написала у <text:a xlink:type="simple" xlink:href="https://t.me/annamaliar/925" text:style-name="Internet_20_link" text:visited-style-name="Visited_20_Internet_20_Link">
 Телеграмі</text:a>
 .</text:p>
      <text:p text:style-name="P4">
"Міноборони США оголосило додатковий пакет допомоги України у сфері безпеки таоборони. Серед 18 позицій, по яким наша держава отримає озброєння, військовутехніку та боєприпаси, є бойові машини піхоти американського виробництва M2Bradley", - зазначила Маляр.</text:p>
      <text:p text:style-name="P4">
За її словами, M2 Bradley оснащена 25-мм автоматичною гарматою "Бушмастер" збоєкомплектом у 900 набоїв, пусковою установкою TOW та 7,62-мм кулеметом.Бронебійний снаряд гармати здатен пробивати до 66 мм броні, чого достатньо длязнищення БМП-1/2 з дистанції до 2 кілометрів.</text:p>
      <text:p text:style-name="P4">
<text:span text:style-name="T4">
Читайте також:</text:span>
 <text:a xlink:type="simple" xlink:href="https://www.ukrinform.ua/rubric-ato/3733120-reznikov-nazvav-pat-principiv-ukraini-sodo-zastosuvanna-kasetnih-boepripasiv.html" text:style-name="Internet_20_link" text:visited-style-name="Visited_20_Internet_20_Link">
 Резніков назвав п'ять принципів України щодо застосуваннякасетних боєприпасів </text:a>
</text:p>
      <text:p text:style-name="P4">
"Першу партію машин Україна отримала взимку 2023. Основна задача БМП на полібою — це вогнева підтримка та транспортування піхоти, з якими M2 Bradlyсправляється на відмінно. Ще один важливий фактор, що робить цю бойову машинунасправді цінною для наших військових — захищеність", - підкреслила Маляр.</text:p>
      <text:p text:style-name="P4">
За її словами, відомий випадок, коли екіпаж та десант "Бредлі" залишилися ціліпісля прямого влучання ракети "Граду" по машині.</text:p>
      <text:p text:style-name="P4">
Інший випадок, де "Бредлі" підірвався на протитанковій міні та отримав прямевлучання протитанкового кумулятивного боєприпасу у башту. Екіпаж та десант непостраждали.</text:p>
      <text:p text:style-name="P4">
"Як зазначають українські захисники, радянські БМП за рівнем захисту навітьблизько не стоять з американським аналогом", - наголосила Маляр.</text:p>
      <text:p text:style-name="P4">
Як повідомляв Укрінформ, Сполучені Штати оголосили у п’ятницю про <text:a xlink:type="simple" xlink:href="https://www.ukrinform.ua/rubric-ato/3732977-pentagon-ogolosiv-pro-novij-paket-dopomogi-ukraini-z-kasetnimi-boepripasami.html" text:style-name="Internet_20_link" text:visited-style-name="Visited_20_Internet_20_Link">
 виділенняУкраїні чергового пакета військової допомоги</text:a>
 . Він включаєартилерійські снаряди, в тому числі, касетні боєприпаси, ракети для системPatriot і HIMARS, БМП Bradley, БТР Stryker, а також інше озброєння табоєприпаси.</text:p>
      <text:p text:style-name="P4">
Source: <text:a xlink:type="simple" xlink:href="https://www.ukrinform.ua/rubric-ato/3733950-radanski-bmp-i-blizko-ne-stoat-malar-rozpovila-pro-perevagi-m2-bradley-na-poli-bou.html" text:style-name="Internet_20_link" text:visited-style-name="Visited_20_Internet_20_Link">
https://www.ukrinform.ua/rubric-ato/3733950-radanski-bmp-i-blizko-ne-stoat-malar-rozpovila-pro-perevagi-m2-bradley-na-poli-bou.html</text:a>
</text:p>
      <!--NEWS-->
      <text:h text:style-name="P10" text:outline-level="1">
<text:span text:style-name="T4">
Шмигаль доручив збільшити держзамовлення у закладах освіти на медиків і соцпрацівників</text:span>
</text:h>
      <text:p text:style-name="P4">
Authors: Ukrinform (Person)</text:p>
      <text:p text:style-name="P4">
Publisher: Укринформ (Organization)</text:p>
      <text:p text:style-name="P4">
Published Time: 2023-07-10T17:00:00+03:00</text:p>
      <text:p text:style-name="P4">
Modified Time: 2023-07-10T17:00:00+03:00</text:p>
      <text:p text:style-name="P4">
Description: Прем’єр-міністр Денис Шмигаль доручив опрацювати можливість збільшення державного замовлення у закладах освіти на медиків, реабілітологів і соцпрацівників. — Укрінформ.</text:p>
      <text:p text:style-name="P4">
Images: ['<text:a xlink:type="simple" xlink:href="https://static.ukrinform.com/photos/2023_07/thumb_files/630_360_1688997419-688.jpeg" text:style-name="Internet_20_link" text:visited-style-name="Visited_20_Internet_20_Link">
630_360_16889...</text:a>
']</text:p>
      <text:p text:style-name="P4">
Tags: ['Медики', 'Міносвіти', 'Освіта', 'соцпрацівники', 'Шмигаль']</text:p>
      <text:p text:style-name="P4">
Type: Article</text:p>
      <!--METADATA-->
      <text:p text:style-name="P4">
<draw:frame draw:style-name="fr1" draw:name="Image134" text:anchor-type="as-char" svg:width="6.9236in" svg:height="3.956343in" draw:z-index="0">
<draw:image xlink:href="../Images/yкринформ/2023-07-10T17-00-00-03-00/630_360_1688997419-688.jpeg" xlink:type="simple" xlink:show="embed" xlink:actuate="onLoad" draw:mime-type="image/jpeg"/>
</draw:frame>
 Прем’єр-міністр Денис Шмигаль доручив опрацювати можливість збільшення державногозамовлення у закладах освіти на медиків, реабілітологів і соцпрацівників.</text:p>
      <text:p text:style-name="P4">
Як повідомив Шмигаль у  <text:a xlink:type="simple" xlink:href="https://t.me/Denys_Smyhal/5589" text:style-name="Internet_20_link" text:visited-style-name="Visited_20_Internet_20_Link">
 Телеграмі </text:a>
 ,про це йшлося під час наради з МОН, Мінцифри, Мінекономіки, МОЗ,Мінсоцполітики та Мінфіном, передає Укрінформ.</text:p>
      <text:p text:style-name="P4">
"Повномасштабна війна змінила ринок праці в Україні. Сьогодні наша державапотребує більше спеціальностей у медичній та соціальній сферах. Їх підготовкамає розпочатися вже зараз", - зазначив Шмигаль.</text:p>
      <text:p text:style-name="P4">
На нараді обговорили зміни до державного замовлення у закладах освіти.</text:p>
      <text:p text:style-name="P4">
"Дав завдання усім відповідальним міністерствам опрацювати можливістьзбільшення держзамовлення, зокрема, на медиків, реабілітологів ісоцпрацівників уже з цього навчального року", - наголосив Шмигаль.</text:p>
      <text:p text:style-name="P4">
</text:p>
      <text:p text:style-name="P4">
За його словами, водночас держава продовжує розвивати професійно-технічнуосвіту.</text:p>
      <text:p text:style-name="P4">
"Відновлення України стане наймасштабнішим проєктом з часів Другої світової,тож на саперів, будівельників та інші дотичні професії буде найвищий запит наринку праці", - зауважив Шмигаль.</text:p>
      <text:p text:style-name="P4">
<text:span text:style-name="T4">
Читайте також:</text:span>
 <text:a xlink:type="simple" xlink:href="https://www.ukrinform.ua/rubric-society/3732756-nmt2023-pricini-skandalu-i-perspektivi-jogo-podolanna.html" text:style-name="Internet_20_link" text:visited-style-name="Visited_20_Internet_20_Link">
 <text:span text:style-name="T4">
НМТ</text:span>
 - <text:span text:style-name="T4">
2023</text:span>
 : <text:span text:style-name="T4">
Причини</text:span>
 <text:span text:style-name="T4">
скандалу</text:span>
 і<text:span text:style-name="T4">
перспективи</text:span>
 <text:span text:style-name="T4">
його</text:span>
 <text:span text:style-name="T4">
подолання</text:span>
 </text:a>
</text:p>
      <text:p text:style-name="P4">
Віцепрем’єр-міністр Михайло Федоров також нагадав про підготовку реформиосвіти, яка ґрунтуватиметься на впровадженні інновацій.</text:p>
      <text:p text:style-name="P4">
За підсумками наради Шмигаль дав завдання підготувати й подати у вереснідержавне замовлення на наступний навчальний рік, щоб батьки та абітурієнтизавчасно змогли ознайомитися із затребуваними спеціальностями.</text:p>
      <text:p text:style-name="P4">
Як повідомляв Укрінформ, постраждалі від війни жителі трьох областей -Київської, Чернігівської та Полтавської, зможуть безоплатно опанувати новіспеціальності.</text:p>
      <text:p text:style-name="P4">
Фото: Телеграм Дениса Шмигаля</text:p>
      <text:p text:style-name="P4">
Source: <text:a xlink:type="simple" xlink:href="https://www.ukrinform.ua/rubric-society/3733953-smigal-doruciv-zbilsiti-derzzamovlenna-u-zakladah-osviti-na-medikiv-i-socpracivnikiv.html" text:style-name="Internet_20_link" text:visited-style-name="Visited_20_Internet_20_Link">
https://www.ukrinform.ua/rubric-society/3733953-smigal-doruciv-zbilsiti-derzzamovlenna-u-zakladah-osviti-na-medikiv-i-socpracivnikiv.html</text:a>
</text:p>
      <!--NEWS-->
      <text:h text:style-name="P10" text:outline-level="1">
<text:span text:style-name="T4">
Йовічевич очолив клуб у Саудівській Аравії</text:span>
</text:h>
      <text:p text:style-name="P4">
Authors: Ukrinform (Person)</text:p>
      <text:p text:style-name="P4">
Publisher: Укринформ (Organization)</text:p>
      <text:p text:style-name="P4">
Published Time: 2023-07-10T17:01:35+03:00</text:p>
      <text:p text:style-name="P4">
Modified Time: 2023-07-10T17:01:35+03:00</text:p>
      <text:p text:style-name="P4">
Description: «Аль-Раед» у минулому сезоні зайняв 10-те місце у чемпіонаті Саудівської Аравії. — Укрінформ.</text:p>
      <text:p text:style-name="P4">
Images: ['<text:a xlink:type="simple" xlink:href="https://static.ukrinform.com/photos/2023_07/thumb_files/630_360_1688997513-679.jpg" text:style-name="Internet_20_link" text:visited-style-name="Visited_20_Internet_20_Link">
630_360_16889...</text:a>
']</text:p>
      <text:p text:style-name="P4">
Tags: ['Футбол']</text:p>
      <text:p text:style-name="P4">
Type: Article</text:p>
      <!--METADATA-->
      <text:p text:style-name="P4">
<draw:frame draw:style-name="fr1" draw:name="Image136" text:anchor-type="as-char" svg:width="6.9236in" svg:height="3.956343in" draw:z-index="0">
<draw:image xlink:href="../Images/yкринформ/2023-07-10T17-01-35-03-00/630_360_1688997513-679.jpg" xlink:type="simple" xlink:show="embed" xlink:actuate="onLoad" draw:mime-type="image/jpeg"/>
</draw:frame>
 «Аль-Раед»у минулому сезоні зайняв 10-те місце у чемпіонаті Саудівської Аравії.</text:p>
      <text:p text:style-name="P4">
Колишній тренер «Шахтаря» Ігор Йовічевич очолив саудівський «Аль-Раед», <text:a xlink:type="simple" xlink:href="https://www.instagram.com/p/CufCSQ8qFMP/" text:style-name="Internet_20_link" text:visited-style-name="Visited_20_Internet_20_Link">
повідомляє </text:a>
 пресслужба клубу,передає Укрінформ.</text:p>
      <text:p text:style-name="P4">
У минулому сезоні Йовічевич очолив «Шахтар». На чолі «гірників» хорват вигравчемпіонат України, на п'ять очок випередивши дніпровців, які стали другими. Напочатку липня керівництво «Шахтаря» звільнило Йовічевича та призначило замістьнього Патріка ван Леувена.</text:p>
      <text:p text:style-name="P4">
Буквально через тиждень після відставки новим клубом Ігоря Йовічевича став«Аль-Раед». Попередній сезон національної першості клуб завершив на 10-мумісці під керівництвом румунського тренера Маріуса Сумудіки, який провів укоманді один рік.</text:p>
      <text:p text:style-name="P4">
Як <text:a xlink:type="simple" xlink:href="https://football24.ua/yovichevich_zaroblyatime_solidnu_sumu_v_saudivskiy_araviyi_n780487/" text:style-name="Internet_20_link" text:visited-style-name="Visited_20_Internet_20_Link">
 повідомляє</text:a>
Футбол 24, в новій команді фахівець отримуватиме 2 мільйони євро на рік +бонуси. Зазначається, що в УПЛ у Йовичевича була менше зарплата – у «Дніпрі-1»650 тисяч євро, у точні цифри у «Шахтарі» не розголошувалися.</text:p>
      <text:p text:style-name="P4">
<text:span text:style-name="T4">
Читайте також:</text:span>
 <text:a xlink:type="simple" xlink:href="https://www.ukrinform.ua/rubric-sports/3730254-sahtar-zvilniv-golovnogo-trenera.html" text:style-name="Internet_20_link" text:visited-style-name="Visited_20_Internet_20_Link">
 «Шахтар» звільнив головного тренера</text:a>
</text:p>
      <text:p text:style-name="P4">
Як повідомляв Укрінформ, «Аль-Раед» у минулому сезоні зайняв 10-те місце учемпіонаті Саудівської Аравії.</text:p>
      <text:p text:style-name="P4">
Фото: shakhtar.com</text:p>
      <text:p text:style-name="P4">
Source: <text:a xlink:type="simple" xlink:href="https://www.ukrinform.ua/rubric-sports/3733954-jovicevic-ocoliv-klub-u-saudivskij-aravii.html" text:style-name="Internet_20_link" text:visited-style-name="Visited_20_Internet_20_Link">
https://www.ukrinform.ua/rubric-sports/3733954-jovicevic-ocoliv-klub-u-saudivskij-aravii.html</text:a>
</text:p>
      <!--NEWS-->
      <text:h text:style-name="P10" text:outline-level="1">
<text:span text:style-name="T4">
Книга журналіста Руденка «Бій за Київ» з ілюстраціями Тітова вийде до Дня Незалежності</text:span>
</text:h>
      <text:p text:style-name="P4">
Authors: Ukrinform (Person)</text:p>
      <text:p text:style-name="P4">
Publisher: Укринформ (Organization)</text:p>
      <text:p text:style-name="P4">
Published Time: 2023-07-10T17:03:50+03:00</text:p>
      <text:p text:style-name="P4">
Modified Time: 2023-07-10T17:03:50+03:00</text:p>
      <text:p text:style-name="P4">
Description: Книга українського публіциста Сергія Руденка про події російсько-української війни, а саме - про оборону Києва з ілюстраціями харківського митця Нікіти Тітова вийде друком до Дня Незалежності України. — Укрінформ.</text:p>
      <text:p text:style-name="P4">
Images: ['<text:a xlink:type="simple" xlink:href="https://static.ukrinform.com/photos/2023_07/thumb_files/630_360_1688997788-651.jpg" text:style-name="Internet_20_link" text:visited-style-name="Visited_20_Internet_20_Link">
630_360_16889...</text:a>
']</text:p>
      <text:p text:style-name="P4">
Tags: ['Книги', 'День Незалежності', 'Війна з Росією']</text:p>
      <text:p text:style-name="P4">
Type: Article</text:p>
      <!--METADATA-->
      <text:p text:style-name="P4">
<draw:frame draw:style-name="fr1" draw:name="Image137" text:anchor-type="as-char" svg:width="6.9236in" svg:height="3.956343in" draw:z-index="0">
<draw:image xlink:href="../Images/yкринформ/2023-07-10T17-03-50-03-00/630_360_1688997788-651.jpg" xlink:type="simple" xlink:show="embed" xlink:actuate="onLoad" draw:mime-type="image/jpeg"/>
</draw:frame>
 Книгаукраїнського публіциста Сергія Руденка про події російсько-української війни,а саме - про оборону Києва з ілюстраціями харківського митця Нікіти Тітовавийде друком до Дня Незалежності України.</text:p>
      <text:p text:style-name="P4">
Про це Укрінформу повідомили у видавництві «Фабула».</text:p>
      <text:p text:style-name="P4">
«Це – книга-розповідь про тих, хто опинився у вирі російсько-української <text:a xlink:type="simple" xlink:href="https://www.ukrinform.ua/rubric-ato" text:style-name="Internet_20_link" text:visited-style-name="Visited_20_Internet_20_Link">
війни </text:a>
 в Києві та у містечках і селахпоблизу столиці. Книга про характер мільйонів людей, які стали на захистКиєва», – розповів автор Сергій Руденко.</text:p>
      <text:p text:style-name="P4">
Як зазначили у видавництві, ця журналістська робота показує події як допочатку повномасштабної війни, так і в період наступу на Київ черезперсональні історії. «Книжка складається з окремих есеїв, які розгортаютьшироку панораму захисту оборони столиці навесні 2022 року. Руденко висвітлюєне лише характер боїв за українську столицю, а й характери захисників Києва, аголовною дійовою особою кожного з есеїв є люди, що потрапили у вир війни», -додали у «Фабулі».</text:p>
      <text:p text:style-name="P4">
Зокрема, зі сторінок книги читачі дізнаються історії тих, хто не залишивсяосторонь і став на захист української столиці. Серед героїв: Ігор Лапін, АхтемСеітаблаєв, Дмитро Лінькор, Андрій Хливнюк, Тетяна Чорновол, Сергій Кривоніс,брати Клички, Євген Спірін, Роман Безсмертний, Роман Ратушний, Макс Левін таінші. Короткі епізоди оборони столиці утворюють велику панораму подій початкуповномасштабного вторгнення. Книга дає уявлення не лише про характер боїв, а йпро характер мільйонів українців.</text:p>
      <text:p text:style-name="P4">
<text:span text:style-name="T4">
Читайте також:</text:span>
 <text:a xlink:type="simple" xlink:href="https://www.ukrinform.ua/rubric-culture/3733853-u-kievi-prezentuvali-knizku-pro-geroiv-ukraini.html" text:style-name="Internet_20_link" text:visited-style-name="Visited_20_Internet_20_Link">
 У Києві презентували <text:span text:style-name="T4">
книж</text:span>
 ку про героїв України</text:a>
</text:p>
      <text:p text:style-name="P4">
17 розділів книжки охоплюють аналіз подій до повномасштабного вторгнення,перші години нападу путінської армії та реакцію в українській столиці, обличчяспротиву українського народу, свідчення учасників боїв та історії героїв.</text:p>
      <text:p text:style-name="P4">
Сергій Руденко - ведучий телеканалу «Еспресо», 2021 року в Україні вийшла йогокнига «Зеленський без гриму». У 2022 році ця робота перекладено 25 країнамисвіту. Видана у Німеччині книга увійшла у список бестселерів журналу Spiegel.</text:p>
      <text:p text:style-name="P4">
Source: <text:a xlink:type="simple" xlink:href="https://www.ukrinform.ua/rubric-culture/3733955-kniga-zurnalista-rudenka-bij-za-kiiv-z-ilustraciami-titova-vijde-do-dna-nezaleznosti.html" text:style-name="Internet_20_link" text:visited-style-name="Visited_20_Internet_20_Link">
https://www.ukrinform.ua/rubric-culture/3733955-kniga-zurnalista-rudenka-bij-za-kiiv-z-ilustraciami-titova-vijde-do-dna-nezaleznosti.html</text:a>
</text:p>
      <!--NEWS-->
      <text:h text:style-name="P10" text:outline-level="1">
<text:span text:style-name="T4">
Байден і Сунак обговорили у Лондоні підтримку України</text:span>
</text:h>
      <text:p text:style-name="P4">
Authors: Ukrinform (Person)</text:p>
      <text:p text:style-name="P4">
Publisher: Укринформ (Organization)</text:p>
      <text:p text:style-name="P4">
Published Time: 2023-07-10T17:05:00+03:00</text:p>
      <text:p text:style-name="P4">
Modified Time: 2023-07-10T17:05:00+03:00</text:p>
      <text:p text:style-name="P4">
Description: Продовження підтримки України в умовах її протистояння російській агресії стала однією з головних тем зустрічі президента США Джо Байдена і прем’єр-міністра Великої Британії Ріші Сунака у Лондоні. — Укрінформ.</text:p>
      <text:p text:style-name="P4">
Images: ['<text:a xlink:type="simple" xlink:href="https://static.ukrinform.com/photos/2023_07/thumb_files/630_360_1688997819-579.jpg" text:style-name="Internet_20_link" text:visited-style-name="Visited_20_Internet_20_Link">
630_360_16889...</text:a>
']</text:p>
      <text:p text:style-name="P4">
Tags: ['Байден', 'Саміт НАТО', 'Україна', 'Ріші Сунак']</text:p>
      <text:p text:style-name="P4">
Type: Article</text:p>
      <!--METADATA-->
      <text:p text:style-name="P4">
<draw:frame draw:style-name="fr1" draw:name="Image138" text:anchor-type="as-char" svg:width="6.9236in" svg:height="3.956343in" draw:z-index="0">
<draw:image xlink:href="../Images/yкринформ/2023-07-10T17-05-00-03-00/630_360_1688997819-579.jpg" xlink:type="simple" xlink:show="embed" xlink:actuate="onLoad" draw:mime-type="image/jpeg"/>
</draw:frame>
Продовження підтримки України в умовах її протистояння російській агресіїстала однією з головних тем зустрічі президента США Джо Байдена і прем’єр-міністра Великої Британії Ріші Сунака у Лондоні.</text:p>
      <text:p text:style-name="P4">
Про це повідомили в понеділок у Білому домі, передає Укрінформ.</text:p>
      <text:p text:style-name="P4">
«Лідери розглянули підготовку до майбутнього саміту НАТО в Вільнюсі. Вонипідтвердили свою непохитну підтримку України в умовах поточної агресії РФ»,-йдеться у повідомленні.</text:p>
      <text:p text:style-name="P4">
Крім того, зазначається, що сторони обговорили Атлантичну декларацію проекономічне партнерство, яке вони започаткували у червні, зокрема наступнікроки для досягнення ключових результатів упродовж ближчих місяців.</text:p>
      <text:p text:style-name="P4">
Під час зустрічі також ішлося про розвиток подій у Північній Ірландії тазусилля щодо забезпечення прогресу.</text:p>
      <text:p text:style-name="P4">
<text:span text:style-name="T4">
Читайте також:</text:span>
 <text:a xlink:type="simple" xlink:href="https://www.ukrinform.ua/rubric-polytics/3733633-bajden-obgovoriv-z-erdoganom-pidtrimku-ukraini.html" text:style-name="Internet_20_link" text:visited-style-name="Visited_20_Internet_20_Link">
 <text:span text:style-name="T4">
Байден</text:span>
 обговорив з Ердоганом підтримку України</text:a>
</text:p>
      <text:p text:style-name="P4">
Як повідомляє <text:a xlink:type="simple" xlink:href="https://www.theguardian.com/world/live/2023/jul/10/russia-ukraine-war-live-biden-and-sunak-set-to-discuss-ukraines-nato-bid-kyiv-claims-advance-in-bakhmut#top-of-blog" text:style-name="Internet_20_link" text:visited-style-name="Visited_20_Internet_20_Link">
 The Guardian</text:a>
 із посиланням на речника британського прем'єра, Сунакхоче попрацювати з союзниками над питанням вступу України до НАТО.</text:p>
      <text:p text:style-name="P4">
"Прем'єр-міністр Великої Британії Ріші Сунак заявив, що хоче попрацювати зсоюзниками, щоб обговорити шлях вступу України до НАТО, але точний механізмцього підлягає обговоренню", - заявив речник британського прем'єра у понеділокпісля переговорів Сунака з президентом США Джо Байденом.</text:p>
      <text:p text:style-name="P4">
Речник додав, що Україні було б недоцільно вступати в НАТО, коли триває війназ Росією, але Сунак вважає, що «законне місце» України в Альянсі.</text:p>
      <text:p text:style-name="P4">
"Ми хочемо працювати з США та нашими союзниками на шляху приєднання України",- сказав речник журналістам.</text:p>
      <text:p text:style-name="P4">
Як повідомляв Укрінформ, президент США Джо Байден у понеділок  <text:a xlink:type="simple" xlink:href="https://www.ukrinform.ua/rubric-world/3733639-bajden-naperedodni-samitu-nato-pribuv-z-vizitom-do-britanii.html" text:style-name="Internet_20_link" text:visited-style-name="Visited_20_Internet_20_Link">
 розпочаввізит до Великої Британії </text:a>
 . Програма передбачає його зустрічі з прем’єр-міністром РішіСунаком і королем Чарльзом ІІІ. У вівторок-середу президент США планує взятиучасть у саміті НАТО в Вільнюсі. Після цього він планує відвідати Фінляндію.</text:p>
      <text:p text:style-name="P4">
<text:span text:style-name="T5">
Фото: James Manning/PA</text:span>
</text:p>
      <text:p text:style-name="P4">
Source: <text:a xlink:type="simple" xlink:href="https://www.ukrinform.ua/rubric-polytics/3733956-bajden-i-sunak-obgovorili-u-londoni-pidtrimku-ukraini.html" text:style-name="Internet_20_link" text:visited-style-name="Visited_20_Internet_20_Link">
https://www.ukrinform.ua/rubric-polytics/3733956-bajden-i-sunak-obgovorili-u-londoni-pidtrimku-ukraini.html</text:a>
</text:p>
      <!--NEWS-->
      <text:h text:style-name="P10" text:outline-level="1">
<text:span text:style-name="T4">
Миколенко не поїхав на збір у Швейцарію з «Евертоном»</text:span>
</text:h>
      <text:p text:style-name="P4">
Authors: Ukrinform (Person)</text:p>
      <text:p text:style-name="P4">
Publisher: Укринформ (Organization)</text:p>
      <text:p text:style-name="P4">
Published Time: 2023-07-10T17:06:14+03:00</text:p>
      <text:p text:style-name="P4">
Modified Time: 2023-07-10T17:06:14+03:00</text:p>
      <text:p text:style-name="P4">
Description: Команда Шона Дайча розпочала підготовку до сезону. — Укрінформ.</text:p>
      <text:p text:style-name="P4">
Images: ['<text:a xlink:type="simple" xlink:href="https://static.ukrinform.com/photos/2023_07/thumb_files/630_360_1688997883-974.jpg" text:style-name="Internet_20_link" text:visited-style-name="Visited_20_Internet_20_Link">
630_360_16889...</text:a>
']</text:p>
      <text:p text:style-name="P4">
Tags: ['Футбол', 'Віталій Миколенко', 'Евертон']</text:p>
      <text:p text:style-name="P4">
Type: Article</text:p>
      <!--METADATA-->
      <text:p text:style-name="P4">
<draw:frame draw:style-name="fr1" draw:name="Image139" text:anchor-type="as-char" svg:width="6.9236in" svg:height="3.956343in" draw:z-index="0">
<draw:image xlink:href="../Images/yкринформ/2023-07-10T17-06-14-03-00/630_360_1688997883-974.jpg" xlink:type="simple" xlink:show="embed" xlink:actuate="onLoad" draw:mime-type="image/jpeg"/>
</draw:frame>
 КомандаШона Дайча розпочала підготовку до сезону.</text:p>
      <text:p text:style-name="P4">
«Евертон» полетів на передсезонний збір до Швейцарії, головний тренер «Ірисок»Шон Дайч <text:a xlink:type="simple" xlink:href="https://www.evertonfc.com/news/3579767/everton-depart-for-switzerland" text:style-name="Internet_20_link" text:visited-style-name="Visited_20_Internet_20_Link">
 взяв </text:a>
 із собою 28 гравців, серед яких не виявилося Віталія Миколенка,передає Укрінформ.</text:p>
      <text:p text:style-name="P4">
Причини відсутності українського захисника не називаються. Нагадаємо, кінцівкуминулого клубного сезону Миколенко пропустив через травму, але після цьогограв за збірну України в матчах відбору на Євро-2024.</text:p>
      <text:p text:style-name="P4">
Пресслужба клубу <text:a xlink:type="simple" xlink:href="https://www.evertonfc.com/news/3579767/everton-depart-for-switzerland" text:style-name="Internet_20_link" text:visited-style-name="Visited_20_Internet_20_Link">
 вказує </text:a>
 , що на зборі будуть майже всі гравці, крім задіяних уміжнародних матчах і тих, хто відновлюється від травм.</text:p>
      <text:p text:style-name="P4">
<text:span text:style-name="T4">
Читайте також:</text:span>
 <text:a xlink:type="simple" xlink:href="https://www.ukrinform.ua/rubric-sports/3715332-lester-i-lids-viletili-v-cempionsip-za-pidsumkami-sezonu-202223.html" text:style-name="Internet_20_link" text:visited-style-name="Visited_20_Internet_20_Link">
 «Лестер» і «Лідс» вилетіли в Чемпіоншип за підсумкамисезону 2022/23 </text:a>
</text:p>
      <text:p text:style-name="P4">
Як повідомляв Укрінформ, 24-річний українець у минулому сезоні провів 35матчів за «Евертон».</text:p>
      <text:p text:style-name="P4">
Фото: evertonfc.com</text:p>
      <text:p text:style-name="P4">
Source: <text:a xlink:type="simple" xlink:href="https://www.ukrinform.ua/rubric-sports/3733957-mikolenko-ne-poihav-na-zbir-u-svejcariu-z-evertonom.html" text:style-name="Internet_20_link" text:visited-style-name="Visited_20_Internet_20_Link">
https://www.ukrinform.ua/rubric-sports/3733957-mikolenko-ne-poihav-na-zbir-u-svejcariu-z-evertonom.html</text:a>
</text:p>
      <!--NEWS-->
      <text:h text:style-name="P10" text:outline-level="1">
<text:span text:style-name="T4">
Пальне та автогаз продовжать дорожчати – експерт</text:span>
</text:h>
      <text:p text:style-name="P4">
Authors: Ukrinform (Person)</text:p>
      <text:p text:style-name="P4">
Publisher: Укринформ (Organization)</text:p>
      <text:p text:style-name="P4">
Published Time: 2023-07-10T17:15:00+03:00</text:p>
      <text:p text:style-name="P4">
Modified Time: 2023-07-10T17:15:00+03:00</text:p>
      <text:p text:style-name="P4">
Description: За перший тиждень після повернення податків на пальне ціни у роздробі на А-95 та на дизпальне зросли в діапазоні 2-5 грн /л, залежно від мережі. Надалі ціни будуть поступово зростати вже за рахунок акцизу. — Укрінформ.</text:p>
      <text:p text:style-name="P4">
Images: ['<text:a xlink:type="simple" xlink:href="https://static.ukrinform.com/photos/2023_07/thumb_files/630_360_1688995152-994.jpg" text:style-name="Internet_20_link" text:visited-style-name="Visited_20_Internet_20_Link">
630_360_16889...</text:a>
']</text:p>
      <text:p text:style-name="P4">
Tags: ['Акциз', 'Бензин', 'Автогаз', 'Ринок', 'Пальне', 'Сергій Куюн']</text:p>
      <text:p text:style-name="P4">
Type: Article</text:p>
      <!--METADATA-->
      <text:p text:style-name="P4">
<draw:frame draw:style-name="fr1" draw:name="Image140" text:anchor-type="as-char" svg:width="6.9236in" svg:height="3.956343in" draw:z-index="0">
<draw:image xlink:href="../Images/yкринформ/2023-07-10T17-15-00-03-00/630_360_1688995152-994.jpg" xlink:type="simple" xlink:show="embed" xlink:actuate="onLoad" draw:mime-type="image/jpeg"/>
</draw:frame>
 За першийтиждень після повернення податків на пальне ціни у роздробі на А-95 та надизпальне зросли в діапазоні 2-5 грн /л, залежно від мережі. Надалі цінибудуть поступово зростати вже за рахунок акцизу.</text:p>
      <text:p text:style-name="P4">
Про це повідомив директор консалтингової групи «А95» Сергій Куюн під часбрифінгу в Медіацентрі Україна - Укрінформ.</text:p>
      <text:p text:style-name="P4">
«Бензин А-95 в роздрібі подорожчав на 3,1 грн /л в середньому до 47, 90 грн/л. Дизпальне подорожчало на 3,45 грн /л до 46, 86 грн /л. І скраплений газподорожчав на 1,47 грн /л до 23,39 грн /л. Отже, як і очікувалось, ми бачимопоступове зростання в діапазоні 2-5 грн /л, залежно від мережі», – сказавКуюн.</text:p>
      <text:p text:style-name="P4">
<text:span text:style-name="T4">
Читайте також:</text:span>
 <text:a xlink:type="simple" xlink:href="https://www.ukrinform.ua/rubric-economy/3733933-rosijske-palne-prodovzue-potraplati-na-ukrainskij-rinok-ekspert.html" text:style-name="Internet_20_link" text:visited-style-name="Visited_20_Internet_20_Link">
 <text:span text:style-name="T4">
Російське</text:span>
 <text:span text:style-name="T4">
пальне</text:span>
 <text:span text:style-name="T4">
продовжує</text:span>
 <text:span text:style-name="T4">
потрапляти</text:span>
 на<text:span text:style-name="T4">
український</text:span>
 <text:span text:style-name="T4">
ринок</text:span>
 – <text:span text:style-name="T4">
експерт</text:span>
 </text:a>
</text:p>
      <text:p text:style-name="P4">
За його словами, заправні станції так званого економсегменту, які завждиторгують у мінімальній ціновій пропозиції, були змушені підняти ціни наблизько 5 грн /л. Ті, хто торгує у «поверхній планці», підняли ціни не таксуттєво, тобто на 2,5-3 грн /л. Вплинуло на таке здорожчання повернення ПДВ.</text:p>
      <text:p text:style-name="P4">
«Далі ми очікуємо, що ціна буде поступово зростати вже за рахунок <text:a xlink:type="simple" xlink:href="https://www.ukrinform.ua/tag-akciz" text:style-name="Internet_20_link" text:visited-style-name="Visited_20_Internet_20_Link">
 акцизу</text:a>
 . Акцизний збір сплачується на моментперетину кордону, а зараз ще є запаси пального, яке було ввезене раніше.Відповідно, це говорить про те, що трейдери готувалися і привезли багатопального з низьким податком, цей запас зараз буде реалізовуватись і поступовона ринок надходитиме пальне вже з новими податками. І, відповідно, коли цяротація запасів завершиться, тоді можна буде говорити про повну інтеграціюнових податків у ціну. Думаю, що про це можна буде говорити десь на початкусерпня», – додав Куюн.</text:p>
      <text:p text:style-name="P4">
<text:span text:style-name="T4">
Читайте також:</text:span>
 <text:a xlink:type="simple" xlink:href="https://www.ukrinform.ua/rubric-presshall/3733487-pidvisenna-podatkiv-ta-cini-na-palne-ak-zminuetsa-situacia.html" text:style-name="Internet_20_link" text:visited-style-name="Visited_20_Internet_20_Link">
 Підвищення податків та ціни на <text:span text:style-name="T4">
пальне</text:span>
 – як змінюєтьсяситуація </text:a>
</text:p>
      <text:p text:style-name="P4">
Він зазначив, що у червні в Україну було ввезено рекордний обсяг дизпального -650 тисяч тонн.</text:p>
      <text:p text:style-name="P4">
Цікава ситуація і на оптовому ринку, де ціни почали зростати ще у червні. І насьогодні ціни на бензин А- 95 зросли на 7, 74 грн /л і на дизпальне майже на 7грн /л. Тобто, на цьому ринку уже повністю працюють нові податки.</text:p>
      <text:p text:style-name="P4">
«Загалом податкове навантаження на бензин з 1 липня зросло на 11 грн /л, надизпальне – на 8 грн /л, на скраплений газ – на 3 грн /л . Відповідно, ціпозначки мають протягом липня інтегруватися вже в нову ціну на пальне», -резюмував Куюн.</text:p>
      <text:p text:style-name="P4">
<text:span text:style-name="T4">
Читайте також:</text:span>
 <text:a xlink:type="simple" xlink:href="https://www.ukrinform.ua/rubric-economy/3733776-cini-na-gurtovomu-rinku-palnogo-prodovzuut-zrostati.html" text:style-name="Internet_20_link" text:visited-style-name="Visited_20_Internet_20_Link">
 <text:span text:style-name="T4">
Ціни</text:span>
 на <text:span text:style-name="T4">
гуртовому</text:span>
 <text:span text:style-name="T4">
ринку</text:span>
 <text:span text:style-name="T4">
пального</text:span>
<text:span text:style-name="T4">
продовжують</text:span>
 <text:span text:style-name="T4">
зростати</text:span>
 </text:a>
</text:p>
      <text:p text:style-name="P4">
Як повідомляв Укрінформ, з 1 липня в Україні повернули оподаткування пальногоза довоєнними правилами та нормами. Передбачена з початку повномасштабноїросійської агресії пільга – зниження ПДВ до 7% – була покликана сприятинаповненню ринку в умовах втрати логістичних ланцюжків та відмови відпродукції з РФ і РБ. Відтепер ПДВ знову повертається до 20% та підвищуютьсяакцизи.</text:p>
      <text:p text:style-name="P4">
Source: <text:a xlink:type="simple" xlink:href="https://www.ukrinform.ua/rubric-economy/3733960-palne-ta-avtogaz-prodovzat-dorozcati-ekspert.html" text:style-name="Internet_20_link" text:visited-style-name="Visited_20_Internet_20_Link">
https://www.ukrinform.ua/rubric-economy/3733960-palne-ta-avtogaz-prodovzat-dorozcati-ekspert.html</text:a>
</text:p>
      <!--NEWS-->
      <text:h text:style-name="P10" text:outline-level="1">
<text:span text:style-name="T4">
Президент України та прем’єр Японії можуть зустрітися на полях саміту НАТО в Литві – ЗМІ</text:span>
</text:h>
      <text:p text:style-name="P4">
Authors: Ukrinform (Person)</text:p>
      <text:p text:style-name="P4">
Publisher: Укринформ (Organization)</text:p>
      <text:p text:style-name="P4">
Published Time: 2023-07-10T17:19:00+03:00</text:p>
      <text:p text:style-name="P4">
Modified Time: 2023-07-10T17:19:00+03:00</text:p>
      <text:p text:style-name="P4">
Description: Київ і Токіо домовляються про зустріч Президента України Володимира Зеленського та прем’єр-міністра Японії Фуміо Кішідою у середу на полях саміту лідерів країн НАТО в Литві. — Укрінформ.</text:p>
      <text:p text:style-name="P4">
Images: ['<text:a xlink:type="simple" xlink:href="https://static.ukrinform.com/photos/2023_03/thumb_files/630_360_1679418231-6273.jpeg" text:style-name="Internet_20_link" text:visited-style-name="Visited_20_Internet_20_Link">
630_360_16794...</text:a>
']</text:p>
      <text:p text:style-name="P4">
Tags: ['Японія', 'Саміт НАТО', 'Україна', 'Зеленський', 'Фуміо Кішіда']</text:p>
      <text:p text:style-name="P4">
Type: Article</text:p>
      <!--METADATA-->
      <text:p text:style-name="P4">
<draw:frame draw:style-name="fr1" draw:name="Image141" text:anchor-type="as-char" svg:width="6.9236in" svg:height="3.956343in" draw:z-index="0">
<draw:image xlink:href="../Images/yкринформ/2023-07-10T17-19-00-03-00/630_360_1679418231-6273.jpeg" xlink:type="simple" xlink:show="embed" xlink:actuate="onLoad" draw:mime-type="image/jpeg"/>
</draw:frame>
 Київ іТокіо домовляються про зустріч Президента України Володимира Зеленського тапрем’єр-міністра Японії Фуміо Кішідою у середу на полях саміту лідерів країнНАТО в Литві.</text:p>
      <text:p text:style-name="P4">
Про це повідомляє  <text:a xlink:type="simple" xlink:href="https://english.kyodonews.net/news/2023/07/e2d80c28cdc2-japan-pm-kishida-arranging-summit-with-zelenskyy-in-lithuania-wed.html" text:style-name="Internet_20_link" text:visited-style-name="Visited_20_Internet_20_Link">
 Kyodo</text:a>
 з посиланням на джерелав японському уряді, передає Укрінформ.</text:p>
      <text:p text:style-name="P4">
Очікується, що під час переговорів із Зеленським Кішіда висловить готовністьпосилити підтримку України у відбудові інфраструктури та економіки.</text:p>
      <text:p text:style-name="P4">
Ця зустріч двох лідерів має стати першою після участі Президента України усаміті Великої сімки в Хіросімі в травні. У червні Кішіда і <text:a xlink:type="simple" xlink:href="https://www.ukrinform.ua/tag-zelenskij" text:style-name="Internet_20_link" text:visited-style-name="Visited_20_Internet_20_Link">
 Зеленський</text:a>
 провели телефонну розмову.</text:p>
      <text:p text:style-name="P4">
Раніше Київ і Токіо домовилися про створення механізму комунікації і взаємодіїдля підтримки відновлення українських територій, постраждалих унаслідокросійської агресії. Японія, зокрема, має намір поділитися з Україною досвідомі знаннями відбудови зруйнованих регіонів після потужного землетрусу тацунамі, яке уразило північно-східну частину країни у 2011 році.</text:p>
      <text:p text:style-name="P4">
<text:span text:style-name="T4">
Читайте також:</text:span>
 <text:a xlink:type="simple" xlink:href="https://www.ukrinform.ua/rubric-polytics/3733859-zelenskij-vizme-ucast-u-zapusku-radi-ukrainanato-stoltenberg.html" text:style-name="Internet_20_link" text:visited-style-name="Visited_20_Internet_20_Link">
 Зеленський візьме участь у запуску Ради Україна-НАТО –<text:span text:style-name="T4">
Столтенб</text:span>
 ерг </text:a>
</text:p>
      <text:p text:style-name="P4">
Як повідомляв  Укрінформ, Державна служба України з надзвичайних ситуаційотримала <text:a xlink:type="simple" xlink:href="https://www.ukrinform.ua/rubric-society/3733737-aponia-i-proon-peredali-pirotehnikam-dsns-14-specializovanih-avtomobiliv.html" text:style-name="Internet_20_link" text:visited-style-name="Visited_20_Internet_20_Link">
 14 спеціалізованих машин для піротехнічних підрозділів</text:a>
 від Програми розвиткуООН та уряду Японії.</text:p>
      <text:p text:style-name="P4">
<text:span text:style-name="T5">
Фото: Офіс Президента</text:span>
</text:p>
      <text:p text:style-name="P4">
Source: <text:a xlink:type="simple" xlink:href="https://www.ukrinform.ua/rubric-polytics/3733963-prezident-ukraini-ta-premer-aponii-mozut-zustritisa-na-polah-samitu-nato-v-litvi-zmi.html" text:style-name="Internet_20_link" text:visited-style-name="Visited_20_Internet_20_Link">
https://www.ukrinform.ua/rubric-polytics/3733963-prezident-ukraini-ta-premer-aponii-mozut-zustritisa-na-polah-samitu-nato-v-litvi-zmi.html</text:a>
</text:p>
      <!--NEWS-->
      <text:h text:style-name="P10" text:outline-level="1">
<text:span text:style-name="T4">
Південна Корея направила Україні партію нелетальних військових вантажів</text:span>
</text:h>
      <text:p text:style-name="P4">
Authors: Ukrinform (Person)</text:p>
      <text:p text:style-name="P4">
Publisher: Укринформ (Organization)</text:p>
      <text:p text:style-name="P4">
Published Time: 2023-07-10T17:23:01+03:00</text:p>
      <text:p text:style-name="P4">
Modified Time: 2023-07-10T17:23:01+03:00</text:p>
      <text:p text:style-name="P4">
Description: Південна Корея в понеділок направила до України черговий військово-транспортний літак із гуманітарною допомогою та нелетальними військовими матеріально-технічними засобами. — Укрінформ.</text:p>
      <text:p text:style-name="P4">
Images: ['<text:a xlink:type="simple" xlink:href="https://static.ukrinform.com/photos/2023_07/thumb_files/630_360_1688998784-499.jpg" text:style-name="Internet_20_link" text:visited-style-name="Visited_20_Internet_20_Link">
630_360_16889...</text:a>
']</text:p>
      <text:p text:style-name="P4">
Tags: ['Корея', 'допомога', 'Війна з Росією']</text:p>
      <text:p text:style-name="P4">
Type: Article</text:p>
      <!--METADATA-->
      <text:p text:style-name="P4">
<draw:frame draw:style-name="fr1" draw:name="Image142" text:anchor-type="as-char" svg:width="6.9236in" svg:height="3.956343in" draw:z-index="0">
<draw:image xlink:href="../Images/yкринформ/2023-07-10T17-23-01-03-00/630_360_1688998784-499.jpg" xlink:type="simple" xlink:show="embed" xlink:actuate="onLoad" draw:mime-type="image/jpeg"/>
</draw:frame>
 ПівденнаКорея в понеділок направила до України черговий військово-транспортний літакіз гуманітарною допомогою та нелетальними військовими матеріально-технічнимизасобами.</text:p>
      <text:p text:style-name="P4">
Про це повідомили в корейському Міністерстві оборони, передає Укрінформ ізпосиланням на <text:a xlink:type="simple" xlink:href="https://en.yna.co.kr/view/AEN20230710007100325" text:style-name="Internet_20_link" text:visited-style-name="Visited_20_Internet_20_Link">
 </text:a>
<text:a xlink:type="simple" xlink:href="https://en.yna.co.kr/view/AEN20230710007100325" text:style-name="Internet_20_link" text:visited-style-name="Visited_20_Internet_20_Link">
 Yonhap </text:a>
 <text:a xlink:type="simple" xlink:href="https://en.yna.co.kr/view/AEN20230710007100325" text:style-name="Internet_20_link" text:visited-style-name="Visited_20_Internet_20_Link">
 .</text:a>
</text:p>
      <text:p text:style-name="P4">
В оборонному відомстві зазначили, що на прохання Києва Сеул запропонувавгуманітарну та військову матеріально-технічну підтримку, щоб допомогти Українізахистити свою свободу.</text:p>
      <text:p text:style-name="P4">
«Ми вирішили надіслати додаткові військові вантажі у відповідь на запитУкраїни і направили військово-транспортний літак із відповідними матеріалами»,- розповіли в корейському Міноборони.</text:p>
      <text:p text:style-name="P4">
Характер і вміст такої допомоги традиційно не уточнюється.</text:p>
      <text:p text:style-name="P4">
Цей крок був зроблений після того, як президент Південної Кореї Юн Сук Йоль упонеділок відбув до Литви для участі в саміті <text:a xlink:type="simple" xlink:href="https://www.ukrinform.ua/tag-nato" text:style-name="Internet_20_link" text:visited-style-name="Visited_20_Internet_20_Link">
 НАТО</text:a>
 , де, як очікується, війна Росії протиУкраїни стане центральною темою порядку денного.</text:p>
      <text:p text:style-name="P4">
<text:span text:style-name="T4">
Читайте також:</text:span>
 <text:a xlink:type="simple" xlink:href="https://www.ukrinform.ua/rubric-regions/3729177-pivdenna-korea-nadast-1-miljon-dopomogi-postrazdalim-vid-pidrivu-kahovskoi-ges.html" text:style-name="Internet_20_link" text:visited-style-name="Visited_20_Internet_20_Link">
 <text:span text:style-name="T4">
Південна</text:span>
 <text:span text:style-name="T4">
Корея</text:span>
 надасть $1 мільйон допомогипостраждалим від підриву Каховської ГЕС </text:a>
</text:p>
      <text:p text:style-name="P4">
Південна Корея надіслала різні форми нелетальної допомоги Україні у їїпротистоянні російському вторгненню, проте відхилила запити Києва про наданнялетальної зброї.</text:p>
      <text:p text:style-name="P4">
Як повідомляв Укрінформ, міністр закордонних справ Франції Катрін Колонназаявила, що <text:a xlink:type="simple" xlink:href="https://www.ukrinform.ua/rubric-ato/3733513-u-francii-anonsuvali-novi-partii-vijskovoi-dopomogi-ukraini.html" text:style-name="Internet_20_link" text:visited-style-name="Visited_20_Internet_20_Link">
 Париж готує нові пакети військової допомоги для України.</text:a>
</text:p>
      <text:p text:style-name="P4">
<text:span text:style-name="T5">
Фото: Yonhap</text:span>
</text:p>
      <text:p text:style-name="P4">
Source: <text:a xlink:type="simple" xlink:href="https://www.ukrinform.ua/rubric-ato/3733964-pivdenna-korea-napravila-ukraini-partiu-neletalnih-vijskovih-vantaziv.html" text:style-name="Internet_20_link" text:visited-style-name="Visited_20_Internet_20_Link">
https://www.ukrinform.ua/rubric-ato/3733964-pivdenna-korea-napravila-ukraini-partiu-neletalnih-vijskovih-vantaziv.html</text:a>
</text:p>
      <!--NEWS-->
      <text:h text:style-name="P10" text:outline-level="1">
<text:span text:style-name="T4">
У місті Тімішоара відбувся масштабний захід, присвячений культурі українців Румунії</text:span>
</text:h>
      <text:p text:style-name="P4">
Authors: Ukrinform (Person)</text:p>
      <text:p text:style-name="P4">
Publisher: Укринформ (Organization)</text:p>
      <text:p text:style-name="P4">
Published Time: 2023-07-10T17:36:00+03:00</text:p>
      <text:p text:style-name="P4">
Modified Time: 2023-07-10T17:36:00+03:00</text:p>
      <text:p text:style-name="P4">
Description: Представники українців з шести країн зустрілися у місті Тімішоара на заході «Українці з Румунії – культура, традиції та сучасність», під час якого відбулися круглий стіл і фестиваль. — Укрінформ.</text:p>
      <text:p text:style-name="P4">
Images: ['<text:a xlink:type="simple" xlink:href="https://static.ukrinform.com/photos/2023_07/thumb_files/630_360_1688989784-277.jpg" text:style-name="Internet_20_link" text:visited-style-name="Visited_20_Internet_20_Link">
630_360_16889...</text:a>
']</text:p>
      <text:p text:style-name="P4">
Tags: ['Діаспора', 'Культура', 'Румунія']</text:p>
      <text:p text:style-name="P4">
Type: Article</text:p>
      <!--METADATA-->
      <text:p text:style-name="P4">
<draw:frame draw:style-name="fr1" draw:name="Image143" text:anchor-type="as-char" svg:width="6.9236in" svg:height="3.956343in" draw:z-index="0">
<draw:image xlink:href="../Images/yкринформ/2023-07-10T17-36-00-03-00/630_360_1688989784-277.jpg" xlink:type="simple" xlink:show="embed" xlink:actuate="onLoad" draw:mime-type="image/jpeg"/>
</draw:frame>
Представники українців з шести країн зустрілися у місті Тімішоара на заході«Українці з Румунії – культура, традиції та сучасність», під час якоговідбулися круглий стіл і фестиваль.</text:p>
      <text:p text:style-name="P4">
Як передає Укрінформ, про це у <text:a xlink:type="simple" xlink:href="https://www.facebook.com/UURCYP/posts/pfbid02XtLWFfWzTrcGqt9VTccarw6DPH9oSRQshb94SyNxZW3kFFgonJCpksKsrY1DmAnul" text:style-name="Internet_20_link" text:visited-style-name="Visited_20_Internet_20_Link">
 Фейсбуці</text:a>
повідомив Союз українців Румунії.</text:p>
      <text:p text:style-name="P4">
</text:p>
      <text:p text:style-name="P4">
«У рамках програми «Тімішоара 2023 – Культурна Столиця Європи», організованоїТімішоарською філією СУР у партнерстві з мерією Тімішоари, українськийфестиваль став потужною та згуртованою відповіддю громади на виклики татруднощі, з якими стикаються українці в сьогоднішній час», – ідеться в дописі.</text:p>
      <text:p text:style-name="P4">
На круглому столі, який був організований Мерією Тімішоари, брали участь,зокрема, голова Союзу українців з Румунії Микола-Мирослав Петрецький і мерТімішоари Домінік Фріц.</text:p>
      <text:p text:style-name="P4">
 <text:span text:style-name="T4">
Читайте також:</text:span>
<text:a xlink:type="simple" xlink:href="https://www.ukrinform.ua/rubric-diaspora/3726624-posol-v-rumunii-vidvidav-skolu-de-vivcaut-ukrainsku-movu.html" text:style-name="Internet_20_link" text:visited-style-name="Visited_20_Internet_20_Link">
 <text:span text:style-name="T4">
Посол</text:span>
 в <text:span text:style-name="T4">
Румунії</text:span>
 <text:span text:style-name="T4">
відвідав</text:span>
 <text:span text:style-name="T4">
школу</text:span>
 , де <text:span text:style-name="T4">
вивчають</text:span>
<text:span text:style-name="T4">
українську</text:span>
 <text:span text:style-name="T4">
мову</text:span>
 </text:a>
</text:p>
      <text:p text:style-name="P4">
На зустріч були також були запрошені заступник голови Європейського конгресуукраїнців (ЄКУ) з Сербії Мирослав Гончак, почесний посол Франкофонних урядівБельгії Зенон Коваль, керівник представництва Світового конгресу українців уБрюсселі та представник Світового Конгресу Українців у Бельгії Ігор Хохолак,секретар Європейського конгресу українців (ЄКУ) Віктор Бандурчин, , тачленкиня Європейського конгресу українців з Угорщини Ярослава Хортяні.</text:p>
      <text:p text:style-name="P4">
З України були представники Закарпатської та Івано-Франківської областей,представники державних адміністрацій Хуста, Ямниці, Ужгорода та Чернівців.</text:p>
      <text:p text:style-name="P4">
</text:p>
      <text:p text:style-name="P4">
«У рамках теми – багатокультурність та гармонійне співіснування у містіТімішоара, учасники акцентували увагу на роль етнічних меншин у просуваннітолерантності, єдності та солідарності. Важливим суб’єктом, який обговорювавсядетально, була війна на кордоні Румунії та багатогранна підтримка, яка наданаУкраїні та особам з сусідньої держави, які знаходяться тимчасово у західнійчастині країни», – поінформували в СУР.</text:p>
      <text:p text:style-name="P4">
</text:p>
      <text:p text:style-name="P4">
Гості з України висловили свою вдячність і вручили дипломи та нагороди на знакподяки румунській стороні за надану гуманітарну допомогу. Вони підкреслили, щоУкраїна чинить опір, але закликали до подальшої підтримки зруйнованої війноюкраїни.</text:p>
      <text:p text:style-name="P4">
<text:span text:style-name="T4">
Читайте також:</text:span>
 <text:a xlink:type="simple" xlink:href="https://www.ukrinform.ua/rubric-diaspora/3701503-u-rumunii-proveli-ukrainskij-kulinarnij-festival.html" text:style-name="Internet_20_link" text:visited-style-name="Visited_20_Internet_20_Link">
 У <text:span text:style-name="T4">
Румунії</text:span>
 <text:span text:style-name="T4">
провели</text:span>
 « <text:span text:style-name="T4">
Український</text:span>
<text:span text:style-name="T4">
кулінарний</text:span>
 <text:span text:style-name="T4">
фестиваль</text:span>
 » </text:a>
</text:p>
      <text:p text:style-name="P4">
За повідомленням, друга частина заходу була присвячена параду українськихтрадиційних костюмів і спектаклю художніх ансамблів. На сцені на Площі Оперивиступали ансамблі та групи Філії Тіміш: інструментальний колектив «Гармонія»– Бетаусен, вокальний гурт «Чедровена» – Петроаса Маре, група «Дуо Грін» –Малі Ремети, танцювальний ансамбль «Золоті Друзі» – Щука та вокальний гурт«Молода Надія» – Лугож.</text:p>
      <text:p text:style-name="P4">
</text:p>
      <text:p text:style-name="P4">
Від Філій СУР, захоплювали вокальні гуртки: «Мікулянка» з Сату Маре, «Лілея» зАрад, «Рибалка» з Тулча, «Голос Полонини» та «Веселка» з Мараморщини.Українські танці були виконані ансамблями «Весна» – Ботошані та «ЧервонаКалина» – Сучава.</text:p>
      <text:p text:style-name="P4">
</text:p>
      <text:p text:style-name="P4">
Гостями з Сербії були хорний ансамбль «Кобзар», а з України гурт «Віво» –Івано-Франківськ, солісти Леся Баженова, Михайло Васильків та Ганна Бречко.</text:p>
      <text:p text:style-name="P4">
</text:p>
      <text:p text:style-name="P4">
У СУР додали, що несподіваним гостем стала Ірина Стец, заслужена артисткаУкраїни, яка виступила з емоційним сольним концертом.</text:p>
      <text:p text:style-name="P4">
</text:p>
      <text:p text:style-name="P4">
Нагадаємо, Союз українців Румунії (СУР) у співпраці з Парламентською фракцієюнаціональних меншин у Палаті депутатів та Центром політичних наративівдемократії з Чернівців <text:a xlink:type="simple" xlink:href="https://www.ukrinform.ua/rubric-diaspora/3677635-u-rumunii-diaspora-organizuvala-kruglij-stil-do-roku-povnomasstabnoi-vijni-v-ukraini.html" text:style-name="Internet_20_link" text:visited-style-name="Visited_20_Internet_20_Link">
 організував </text:a>
 круглий стіл «Рік війни в Україні:Початки, еволюція та перспективи».</text:p>
      <text:p text:style-name="P4">
<text:span text:style-name="T5">
Фото: Cоюз українців Румунії / Фейсбук</text:span>
</text:p>
      <text:p text:style-name="P4">
Source: <text:a xlink:type="simple" xlink:href="https://www.ukrinform.ua/rubric-diaspora/3733879-u-misti-timisoara-vidbuvsa-masstabnij-zahid-prisvacenij-kulturi-ukrainciv-rumunii.html" text:style-name="Internet_20_link" text:visited-style-name="Visited_20_Internet_20_Link">
https://www.ukrinform.ua/rubric-diaspora/3733879-u-misti-timisoara-vidbuvsa-masstabnij-zahid-prisvacenij-kulturi-ukrainciv-rumunii.html</text:a>
</text:p>
      <!--NEWS-->
      <text:h text:style-name="P10" text:outline-level="1">
<text:span text:style-name="T4">
У Польщі розпочалися навчання для українських добровольців-вогнеборців</text:span>
</text:h>
      <text:p text:style-name="P4">
Authors: Ukrinform (Person)</text:p>
      <text:p text:style-name="P4">
Publisher: Укринформ (Organization)</text:p>
      <text:p text:style-name="P4">
Published Time: 2023-07-10T17:40:00+03:00</text:p>
      <text:p text:style-name="P4">
Modified Time: 2023-07-10T17:40:00+03:00</text:p>
      <text:p text:style-name="P4">
Description: У Польщі сьогодні, 10 липня, розпочалися навчання для українських добровольців-вогнеборців. — Укрінформ.</text:p>
      <text:p text:style-name="P4">
Images: ['<text:a xlink:type="simple" xlink:href="https://static.ukrinform.com/photos/2023_07/thumb_files/630_360_1688999335-689.jpg" text:style-name="Internet_20_link" text:visited-style-name="Visited_20_Internet_20_Link">
630_360_16889...</text:a>
']</text:p>
      <text:p text:style-name="P4">
Tags: ['Польща', 'Військові навчання']</text:p>
      <text:p text:style-name="P4">
Type: Article</text:p>
      <!--METADATA-->
      <text:p text:style-name="P4">
<draw:frame draw:style-name="fr1" draw:name="Image152" text:anchor-type="as-char" svg:width="6.9236in" svg:height="3.956343in" draw:z-index="0">
<draw:image xlink:href="../Images/yкринформ/2023-07-10T17-40-00-03-00/630_360_1688999335-689.jpg" xlink:type="simple" xlink:show="embed" xlink:actuate="onLoad" draw:mime-type="image/jpeg"/>
</draw:frame>
 У Польщісьогодні, 10 липня, розпочалися навчання для українських добровольців-вогнеборців.</text:p>
      <text:p text:style-name="P4">
Як передає Укрінформ, про це Державна служба з надзвичайних ситуаційповідомляє у <text:a xlink:type="simple" xlink:href="https://www.facebook.com/MNS.GOV.UA/posts/pfbid0iZT4qp1WpdnAhomsFm9Hk7eqeMPgYWumUpH3yGkDub3o6pSMfCSiD5rgVNgj9BU7l" text:style-name="Internet_20_link" text:visited-style-name="Visited_20_Internet_20_Link">
 Фейсбуці.</text:a>
</text:p>
      <text:p text:style-name="P4">
“10 липня в Навчальному центрі Воєводської команди Державної пожежної службиРеспубліки Польща в Ольштині відбулося урочисте відкриття курсу для 10добровольців-вогнеборців з Рівненської області. На заході був присутнійголовний комендант Державної пожежної служби Республіки Польща АнджейБартковяк”, - ідеться в повідомленні.</text:p>
      <text:p text:style-name="P4">
Метою курсу є надання знань та навичок, пов’язаних із протипожежним захистомта пожежною діяльністю.</text:p>
      <text:p text:style-name="P4">
<text:span text:style-name="T4">
Читайте також:</text:span>
 <text:a xlink:type="simple" xlink:href="https://www.ukrinform.ua/rubric-society/3733937-v-aponii-rozpocalisa-navcanna-ukrainskih-policejskih-z-identifikacii-zagiblih-na-vijni.html" text:style-name="Internet_20_link" text:visited-style-name="Visited_20_Internet_20_Link">
 В Японії розпочалися <text:span text:style-name="T4">
навчання</text:span>
 українськихполіцейських з ідентифікації загиблих на війні</text:a>
</text:p>
      <text:p text:style-name="P4">
У ДСНС зауважили, що завдяки таким ініціативам добровольці з України маютьможливість отримати нові знання та навички, які слугуватимуть для захистулюдей та майна. Водночас такі зустрічі дозволяють обмінюватися досвідом міжпольськими та українськими добровільними формуваннями, що сприяє підвищеннюрівня пожежної безпеки у громадах обох країн.</text:p>
      <text:p text:style-name="P4">
Як повідомляв Укрінформ, у липні <text:a xlink:type="simple" xlink:href="https://www.ukrinform.ua/rubric-society/3721431-bijci-dsns-otrimali-vid-polsi-devat-pozeznih-motopomp.html" text:style-name="Internet_20_link" text:visited-style-name="Visited_20_Internet_20_Link">
 українські рятувальники отримали відпольських колег дев'ять пожежних мотопомп високої потужності.</text:a>
</text:p>
      <text:p text:style-name="P4">
Source: <text:a xlink:type="simple" xlink:href="https://www.ukrinform.ua/rubric-ato/3733966-u-polsi-rozpocalisa-navcanna-dla-ukrainskih-dobrovolcivvogneborciv.html" text:style-name="Internet_20_link" text:visited-style-name="Visited_20_Internet_20_Link">
https://www.ukrinform.ua/rubric-ato/3733966-u-polsi-rozpocalisa-navcanna-dla-ukrainskih-dobrovolcivvogneborciv.html</text:a>
</text:p>
      <!--NEWS-->
      <text:h text:style-name="P10" text:outline-level="1">
<text:span text:style-name="T4">
У Маріуполі росіяни облаштовують склади з боєкомплектами посеред житлової забудови</text:span>
</text:h>
      <text:p text:style-name="P4">
Authors: Ukrinform (Person)</text:p>
      <text:p text:style-name="P4">
Publisher: Укринформ (Organization)</text:p>
      <text:p text:style-name="P4">
Published Time: 2023-07-10T17:43:52+03:00</text:p>
      <text:p text:style-name="P4">
Modified Time: 2023-07-10T17:43:52+03:00</text:p>
      <text:p text:style-name="P4">
Description: Загарбники почали облаштовувати склади зберігання БК просто посеред житлової багатоквартирної забудови. — Укрінформ.</text:p>
      <text:p text:style-name="P4">
Images: ['<text:a xlink:type="simple" xlink:href="https://static.ukrinform.com/photos/2023_07/thumb_files/630_360_1688999836-883.jpeg" text:style-name="Internet_20_link" text:visited-style-name="Visited_20_Internet_20_Link">
630_360_16889...</text:a>
']</text:p>
      <text:p text:style-name="P4">
Tags: ['Маріуполь', 'Російські військові', 'Війна з Росією']</text:p>
      <text:p text:style-name="P4">
Type: Article</text:p>
      <!--METADATA-->
      <text:p text:style-name="P4">
<draw:frame draw:style-name="fr1" draw:name="Image153" text:anchor-type="as-char" svg:width="6.9236in" svg:height="3.956343in" draw:z-index="0">
<draw:image xlink:href="../Images/yкринформ/2023-07-10T17-43-52-03-00/630_360_1688999836-883.jpeg" xlink:type="simple" xlink:show="embed" xlink:actuate="onLoad" draw:mime-type="image/jpeg"/>
</draw:frame>
Загарбники почали облаштовувати склади зберігання БК просто посеред житловоїбагатоквартирної забудови.</text:p>
      <text:p text:style-name="P4">
Як передає Укрінформ, про це радник міського голови Маріуполя повідомив у  <text:a xlink:type="simple" xlink:href="https://t.me/andriyshTime/11449" text:style-name="Internet_20_link" text:visited-style-name="Visited_20_Internet_20_Link">
Телеграмі </text:a>
 .</text:p>
      <text:p text:style-name="P4">
«Група «Ї» Маріупольського Спротиву повідомляє про щонайменше два подібнісклади. Один в районі бул. Шевченка та пр. Металургів. Два дні поспіль росіянизавозять вантажівками БК. Нараховано щонайменше 12 автомобілів. Другий врайоні однієї зі <text:a xlink:type="simple" xlink:href="https://www.ukrinform.ua/tag-skola" text:style-name="Internet_20_link" text:visited-style-name="Visited_20_Internet_20_Link">
 шкіл </text:a>
 Приморськогорайону», - розповів Андрющенко.</text:p>
      <text:p text:style-name="P4">
</text:p>
      <text:p text:style-name="P4">
Він зауважив, що така тактика для приморського міста нова і раніше окупантамине застосовувалась.</text:p>
      <text:p text:style-name="P4">
<text:span text:style-name="T4">
Читайте також:</text:span>
 <text:a xlink:type="simple" xlink:href="https://www.ukrinform.ua/rubric-regions/3733020-u-mariupoli-zvedeni-zagarbnikami-novobudovi-piv-roku-stoat-nezaselenimi-andrusenko.html" text:style-name="Internet_20_link" text:visited-style-name="Visited_20_Internet_20_Link">
 У <text:span text:style-name="T4">
Маріуп</text:span>
 олі зведені загарбниками новобудови пів рокустоять незаселеними - Андрющенко </text:a>
</text:p>
      <text:p text:style-name="P4">
«Переміщення БК відбувається безпосередньо з промислової зони Маріуполя. Утакий спосіб на підставі аналізу уражень «бавовною» окупанти намагаютьсямаксимально убезпечити склади, вже відверто прикриваючись мирним населенням»,- написав радник мера.</text:p>
      <text:p text:style-name="P4">
Як повідомляв Укрінформ,  <text:a xlink:type="simple" xlink:href="https://www.ukrinform.ua/rubric-regions/3733634-u-mariupoli-zagarbniki-namagautsa-stazkami-skripiti-zrujnovani-budinki.html" text:style-name="Internet_20_link" text:visited-style-name="Visited_20_Internet_20_Link">
 у тимчасово захопленому Маріуполі</text:a>
 загарбники намагаютьсястяжками скріпити зруйновані будинки.</text:p>
      <text:p text:style-name="P4">
Source: <text:a xlink:type="simple" xlink:href="https://www.ukrinform.ua/rubric-regions/3733970-u-mariupoli-rosiani-oblastovuut-skladi-z-boekomplektami-posered-zitlovoi-zabudovi.html" text:style-name="Internet_20_link" text:visited-style-name="Visited_20_Internet_20_Link">
https://www.ukrinform.ua/rubric-regions/3733970-u-mariupoli-rosiani-oblastovuut-skladi-z-boekomplektami-posered-zitlovoi-zabudovi.html</text:a>
</text:p>
      <!--NEWS-->
      <text:h text:style-name="P10" text:outline-level="1">
<text:span text:style-name="T4">
На Рівненщині сталася ДТП - одна людина загинула</text:span>
</text:h>
      <text:p text:style-name="P4">
Authors: Ukrinform (Person)</text:p>
      <text:p text:style-name="P4">
Publisher: Укринформ (Organization)</text:p>
      <text:p text:style-name="P4">
Published Time: 2023-07-10T17:49:00+03:00</text:p>
      <text:p text:style-name="P4">
Modified Time: 2023-07-10T17:49:00+03:00</text:p>
      <text:p text:style-name="P4">
Description: У Дубенському районі Рівненської області сталася смертельна ДТП за участю двох вантажівок, рух на трасі Київ-Чоп ускладнений. — Укрінформ.</text:p>
      <text:p text:style-name="P4">
Images: ['<text:a xlink:type="simple" xlink:href="https://static.ukrinform.com/photos/2023_07/thumb_files/630_360_1689000347-565.jpg" text:style-name="Internet_20_link" text:visited-style-name="Visited_20_Internet_20_Link">
630_360_16890...</text:a>
']</text:p>
      <text:p text:style-name="P4">
Tags: ['Аварія', 'ДТП', 'Рівненщина']</text:p>
      <text:p text:style-name="P4">
Type: Article</text:p>
      <!--METADATA-->
      <text:p text:style-name="P4">
<draw:frame draw:style-name="fr1" draw:name="Image155" text:anchor-type="as-char" svg:width="6.9236in" svg:height="3.956343in" draw:z-index="0">
<draw:image xlink:href="../Images/yкринформ/2023-07-10T17-49-00-03-00/630_360_1689000347-565.jpg" xlink:type="simple" xlink:show="embed" xlink:actuate="onLoad" draw:mime-type="image/jpeg"/>
</draw:frame>
 УДубенському районі Рівненської області сталася смертельна ДТП за участю двохвантажівок, рух на трасі Київ-Чоп ускладнений.</text:p>
      <text:p text:style-name="P4">
Про це повідомляє обласна поліція у <text:a xlink:type="simple" xlink:href="https://t.me/NPU_Rivne/13358" text:style-name="Internet_20_link" text:visited-style-name="Visited_20_Internet_20_Link">
 Телеграмі</text:a>
 , передає Укрінформ.</text:p>
      <text:p text:style-name="P4">
Як зазначається, аварія сталась у селі Тараканів. Попередньо встановлено, щозіткнулися дві вантажівки, які рухалися в зустрічному напрямку.</text:p>
      <text:p text:style-name="P4">
</text:p>
      <text:p text:style-name="P4">
Внаслідок <text:a xlink:type="simple" xlink:href="https://www.ukrinform.ua/tag-avaria" text:style-name="Internet_20_link" text:visited-style-name="Visited_20_Internet_20_Link">
 аварії </text:a>
 одна людиназагинула, ще одну госпіталізовано.</text:p>
      <text:p text:style-name="P4">
</text:p>
      <text:p text:style-name="P4">
На місці працює слідчо-оперативна група Дубенського райвідділу поліції,слідчий слідчого управління, а також рятувальники.</text:p>
      <text:p text:style-name="P4">
<text:span text:style-name="T4">
Читайте також:</text:span>
 <text:a xlink:type="simple" xlink:href="https://www.ukrinform.ua/rubric-regions/3733870-u-lvovi-vijskovij-na-pisohidnomu-perehodi-na-smert-zbiv-28ricnu-zinku.html" text:style-name="Internet_20_link" text:visited-style-name="Visited_20_Internet_20_Link">
 У <text:span text:style-name="T4">
Львові</text:span>
 <text:span text:style-name="T4">
військовий</text:span>
 на <text:span text:style-name="T4">
пішохідному</text:span>
<text:span text:style-name="T4">
переході</text:span>
 на <text:span text:style-name="T4">
смерть</text:span>
 <text:span text:style-name="T4">
збив</text:span>
 28- <text:span text:style-name="T4">
річну</text:span>
 <text:span text:style-name="T4">
жінку</text:span>
</text:a>
</text:p>
      <text:p text:style-name="P4">
"Рух на цій ділянці дороги ускладнений: його регулюють патрульні поліцейські",- зазначають у правоохоронному відомстві.</text:p>
      <text:p text:style-name="P4">
</text:p>
      <text:p text:style-name="P4">
Як повідомляв Укрінформ, у Бучанському районі Київської області внаслідокдорожньо-транспортної пригоди за участю нетверезого водія <text:a xlink:type="simple" xlink:href="https://www.ukrinform.ua/rubric-regions/3733469-na-kiivsini-u-dtp-zaginuv-dvoricnij-hlopcik.html" text:style-name="Internet_20_link" text:visited-style-name="Visited_20_Internet_20_Link">
 загинув дворічнийхлопчик </text:a>
 , ще двоє дітей та четверо дорослих зазналитравм.</text:p>
      <text:p text:style-name="P4">
<text:span text:style-name="T5">
Фото: Поліція Рівненщини</text:span>
</text:p>
      <text:p text:style-name="P4">
Source: <text:a xlink:type="simple" xlink:href="https://www.ukrinform.ua/rubric-regions/3733973-na-rivnensini-stalasa-dtp-odna-ludina-zaginula.html" text:style-name="Internet_20_link" text:visited-style-name="Visited_20_Internet_20_Link">
https://www.ukrinform.ua/rubric-regions/3733973-na-rivnensini-stalasa-dtp-odna-ludina-zaginula.html</text:a>
</text:p>
      <!--NEWS-->
      <text:h text:style-name="P10" text:outline-level="1">
<text:span text:style-name="T4">
Якщо Росія створить катастрофу на ЗАЕС, відповідальність для неї буде неминучою – Держдеп</text:span>
</text:h>
      <text:p text:style-name="P4">
Authors: Ukrinform (Person)</text:p>
      <text:p text:style-name="P4">
Publisher: Укринформ (Organization)</text:p>
      <text:p text:style-name="P4">
Published Time: 2023-07-10T17:57:00+03:00</text:p>
      <text:p text:style-name="P4">
Modified Time: 2023-07-10T23:57:00+03:00</text:p>
      <text:p text:style-name="P4">
Description: Сполучені Штати попередили російське керівництво про неминучу відповідальність у разі, якщо РФ створить ядерну катастрофу на Запорізькій атомній електростанції. — Укрінформ.</text:p>
      <text:p text:style-name="P4">
Images: ['<text:a xlink:type="simple" xlink:href="https://static.ukrinform.com/photos/2022_08/thumb_files/630_360_1659957283-548.jpg" text:style-name="Internet_20_link" text:visited-style-name="Visited_20_Internet_20_Link">
630_360_16599...</text:a>
']</text:p>
      <text:p text:style-name="P4">
Tags: ['США', 'Теракт', 'Україна', 'Держдеп', 'Запорізька АЕС', 'Війна з Росією']</text:p>
      <text:p text:style-name="P4">
Type: Article</text:p>
      <!--METADATA-->
      <text:p text:style-name="P4">
<draw:frame draw:style-name="fr1" draw:name="Image160" text:anchor-type="as-char" svg:width="6.9236in" svg:height="3.956343in" draw:z-index="0">
<draw:image xlink:href="../Images/yкринформ/2023-07-10T17-57-00-03-00/630_360_1659957283-548.jpg" xlink:type="simple" xlink:show="embed" xlink:actuate="onLoad" draw:mime-type="image/jpeg"/>
</draw:frame>
 СполученіШтати попередили російське керівництво про неминучу відповідальність у разі,якщо РФ створить ядерну катастрофу на Запорізькій атомній електростанції.</text:p>
      <text:p text:style-name="P4">
З такою заявою виступив у понеділок речник Державного департаменту США МеттьюМіллер, передає власний кореспондент Укрінформу.</text:p>
      <text:p text:style-name="P4">
«Російське керівництво має ретельно подумати, чи хоче воно ризикнутистворенням ядерної катастрофи, бо якщо це станеться, міжнародна спільнотаабсолютно точно притягне Росію до відповідальності», - зауважив представникзовнішньополітичного відомства США.</text:p>
      <text:p text:style-name="P4">
<text:span text:style-name="T4">
Читайте також:</text:span>
 <text:span text:style-name="T4">
<text:a xlink:type="simple" xlink:href="https://www.ukrinform.ua/rubric-ato/3733302-ostannij-energoblok-zaes-zalisaetsa-u-stani-garacogo-zupinu-rozvidka.html" text:style-name="Internet_20_link" text:visited-style-name="Visited_20_Internet_20_Link">
 Останній енергоблок ЗАЕС залишається у стані «гарячогозупину» - розвідка </text:a>
 </text:span>
</text:p>
      <text:p text:style-name="P4">
Він також підтвердив, що в Вашингтоні уважно стежать за розвитком подійнавколо <text:span text:style-name="T4">
<text:a xlink:type="simple" xlink:href="https://www.ukrinform.ua/tag-zaporizka-aes" text:style-name="Internet_20_link" text:visited-style-name="Visited_20_Internet_20_Link">
 ЗАЕС </text:a>
 </text:span>
 .</text:p>
      <text:p text:style-name="P4">
«Ми вважаємо, що Міжнародне агентство з атомної енергії (МАГАТЕ) повинно матиповний доступ до всіх частин АЕС, і Росія повинна сприяти цьому на місці»,-зазначив представник Держдепартаменту США.</text:p>
      <text:p text:style-name="P4">
<text:span text:style-name="T4">
Читайте також:</text:span>
 <text:span text:style-name="T4">
<text:a xlink:type="simple" xlink:href="https://www.ukrinform.ua/rubric-economy/3732658-magate-oglanuli-kilka-dilanok-zaporizkoi-aes-do-dahu-poki-dostupu-ne-otrimali-grossi.html" text:style-name="Internet_20_link" text:visited-style-name="Visited_20_Internet_20_Link">
 Представники МАГАТЕ оглянули кілька ділянок ЗапорізькоїАЕС, до даху поки доступу не отримали </text:a>
 </text:span>
</text:p>
      <text:p text:style-name="P4">
Як повідомляв Укрінформ, минулого тижня Головне управління розвідки МіноборониУкраїни заявило, що російські загарбники _<text:span text:style-name="T4">
<text:a xlink:type="simple" xlink:href="https://www.ukrinform.ua/rubric-ato/3733112-rosiani-dostavlaut-na-zaes-mini-ta-vibuhovi-recovini-rozvidka.html" text:style-name="Internet_20_link" text:visited-style-name="Visited_20_Internet_20_Link">
 доставляють на територіюЗапорізької атомної електростанції міни та вибухові речовини.</text:a>
 </text:span>
 _</text:p>
      <text:p text:style-name="P4">
Source: <text:a xlink:type="simple" xlink:href="https://www.ukrinform.ua/rubric-ato/3734097-akso-rosia-stvorit-katastrofu-na-zaes-vidpovidalnist-dla-nei-bude-neminucou-derzdep.html" text:style-name="Internet_20_link" text:visited-style-name="Visited_20_Internet_20_Link">
https://www.ukrinform.ua/rubric-ato/3734097-akso-rosia-stvorit-katastrofu-na-zaes-vidpovidalnist-dla-nei-bude-neminucou-derzdep.html</text:a>
</text:p>
      <!--NEWS-->
      <text:h text:style-name="P10" text:outline-level="1">
<text:span text:style-name="T4">
Більшість українських біженців та переселенців планують повернутися додому - ООН</text:span>
</text:h>
      <text:p text:style-name="P4">
Authors: Ukrinform (Person)</text:p>
      <text:p text:style-name="P4">
Publisher: Укринформ (Organization)</text:p>
      <text:p text:style-name="P4">
Published Time: 2023-07-10T17:57:36+03:00</text:p>
      <text:p text:style-name="P4">
Modified Time: 2023-07-10T17:57:36+03:00</text:p>
      <text:p text:style-name="P4">
Description: Абсолютна більшість українських біженців, які перебувають за кордоном, та внутрішньо переміщених осіб після більш як 500 днів війни планують або сподіваються повернутися додому. — Укрінформ.</text:p>
      <text:p text:style-name="P4">
Images: ['<text:a xlink:type="simple" xlink:href="https://static.ukrinform.com/photos/2023_07/thumb_files/630_360_1689000662-319.jpg" text:style-name="Internet_20_link" text:visited-style-name="Visited_20_Internet_20_Link">
630_360_16890...</text:a>
']</text:p>
      <text:p text:style-name="P4">
Tags: ['Переселенці', 'Україна', 'Біженці']</text:p>
      <text:p text:style-name="P4">
Type: Article</text:p>
      <!--METADATA-->
      <text:p text:style-name="P4">
<draw:frame draw:style-name="fr1" draw:name="Image161" text:anchor-type="as-char" svg:width="6.9236in" svg:height="3.956343in" draw:z-index="0">
<draw:image xlink:href="../Images/yкринформ/2023-07-10T17-57-36-03-00/630_360_1689000662-319.jpg" xlink:type="simple" xlink:show="embed" xlink:actuate="onLoad" draw:mime-type="image/jpeg"/>
</draw:frame>
 Абсолютнабільшість українських біженців, які перебувають за кордоном, та внутрішньопереміщених осіб після більш як 500 днів війни планують або сподіваютьсяповернутися додому.</text:p>
      <text:p text:style-name="P4">
Такі дані опитування щодо намірів та перспектив українських біженців та ВПОоприлюднила представниця Агентства ООН у справах біженців (УВКБ ООН) в УкраїніКароліна Ліндхольм Біллінг на презентації звіту в Медіацентрі Україна-Укрінформ.</text:p>
      <text:p text:style-name="P4">
"Абсолютна більшість як внутрішньо переміщених осіб, так і біженців закордоном планують або сподіваються повернутися до своїх домівок в Україні, яківони були змушені покинути", - сказала Ліндхольм Біллінг.</text:p>
      <text:p text:style-name="P4">
<text:span text:style-name="T4">
Читайте також:</text:span>
 <text:a xlink:type="simple" xlink:href="https://www.ukrinform.ua/rubric-diaspora/3732614-de-pracuut-i-skilki-zaroblaut-ukrainci-u-litvi.html" text:style-name="Internet_20_link" text:visited-style-name="Visited_20_Internet_20_Link">
 Де працюють і скільки заробляють українці у Литві?</text:a>
</text:p>
      <text:p text:style-name="P4">
Згідно з даними дослідження, 76 відсотків біженців, опитаних УВКБ ООН українах ЄС і Молдові, і 82 відсотки внутрішньо переміщених українців плануютьабо сподіваються повернутися назавжди.</text:p>
      <text:p text:style-name="P4">
Ліндхольм Біллінг зазначила, що основним чинником, який перешкоджає поверненнюукраїнців, є питання безпеки - на це вказали 90% біженців за кордоном і 95%внутрішньо переміщених осіб. Серед інших чинників вони назвали наявністьдомівок, доступ до комунальних послуг, наявність роботи та доступ до освітидля дітей.</text:p>
      <text:p text:style-name="P4">
Представниця Агентства ООН у справах біженців зазначила, що автори опитуванняставили за мету почути людей, які були змушені покинути свої домівки, про їхніплани, страхи і наміри щодо повернення.</text:p>
      <text:p text:style-name="P4">
<text:span text:style-name="T4">
Читайте також:</text:span>
 <text:a xlink:type="simple" xlink:href="https://www.ukrinform.ua/rubric-ato/3732355-kilkist-ukrainciv-ta-ih-migracia-za-kordon-cerez-vijnu.html" text:style-name="Internet_20_link" text:visited-style-name="Visited_20_Internet_20_Link">
 Кількість українців та їх міграція за кордон через війну</text:a>
</text:p>
      <text:p text:style-name="P4">
"Ми використовуємо ці показники для мобілізації підтримки України, длявідновлення програм відбудови, адже люди все ще мають надію повернутися. Ми вАгентстві ООН у справах біженців докладаємо зусиль для підтримки програмвідновлення житла, розширення доступу до робочих місць в Україні, щобвідновити економічне зростання", - зазначила вона.</text:p>
      <text:p text:style-name="P4">
Ліндхольм Біллінг поінформувала, що велика частина українців, які перебуваютьза кордоном, і близько 50% ВПО принаймні один раз поверталися додому. У цьомуконтексті вона зазначила, що Агенство також сприяє тому, щоб країни, в якихперебувають українці, були більш гнучкими у цих питаннях, адже це допомагаєзберігати сімейні зв'язки і контакти з громадою, що робить повернення умайбутньому простішим.</text:p>
      <text:p text:style-name="P4">
Як повідомлялося, УВКБ ООН підтримало ремонт понад 13 000 будинків в Україніта надало правову допомогу понад 240 000 осіб.</text:p>
      <text:p text:style-name="P4">
Source: <text:a xlink:type="simple" xlink:href="https://www.ukrinform.ua/rubric-society/3733977-bilsist-ukrainskih-bizenciv-ta-pereselenciv-planuut-povernutisa-dodomu-oon.html" text:style-name="Internet_20_link" text:visited-style-name="Visited_20_Internet_20_Link">
https://www.ukrinform.ua/rubric-society/3733977-bilsist-ukrainskih-bizenciv-ta-pereselenciv-planuut-povernutisa-dodomu-oon.html</text:a>
</text:p>
      <!--NEWS-->
      <text:h text:style-name="P10" text:outline-level="1">
<text:span text:style-name="T4">
Шмигаль провів розмову з новопризначеним прем’єром Фінляндії - говорили про відбудову</text:span>
</text:h>
      <text:p text:style-name="P4">
Authors: Ukrinform (Person)</text:p>
      <text:p text:style-name="P4">
Publisher: Укринформ (Organization)</text:p>
      <text:p text:style-name="P4">
Published Time: 2023-07-10T18:05:31+03:00</text:p>
      <text:p text:style-name="P4">
Modified Time: 2023-07-10T18:05:31+03:00</text:p>
      <text:p text:style-name="P4">
Description: Прем’єр-міністр Денис Шмигаль провів онлайн-розмову з новопризначеним Прем’єр-міністром Фінляндії Петтері Орпо. — Укрінформ.</text:p>
      <text:p text:style-name="P4">
Images: ['<text:a xlink:type="simple" xlink:href="https://static.ukrinform.com/photos/2023_07/thumb_files/630_360_1688810375-872.jpeg" text:style-name="Internet_20_link" text:visited-style-name="Visited_20_Internet_20_Link">
630_360_16888...</text:a>
']</text:p>
      <text:p text:style-name="P4">
Tags: ['Фінляндія', 'допомога', 'Шмигаль']</text:p>
      <text:p text:style-name="P4">
Type: Article</text:p>
      <!--METADATA-->
      <text:p text:style-name="P4">
<draw:frame draw:style-name="fr1" draw:name="Image162" text:anchor-type="as-char" svg:width="6.9236in" svg:height="3.956343in" draw:z-index="0">
<draw:image xlink:href="../Images/yкринформ/2023-07-10T18-05-31-03-00/630_360_1688810375-872.jpeg" xlink:type="simple" xlink:show="embed" xlink:actuate="onLoad" draw:mime-type="image/jpeg"/>
</draw:frame>
 Прем’єр-міністр Денис Шмигаль провів онлайн-розмову з новопризначеним Прем’єр-міністром Фінляндії Петтері Орпо.</text:p>
      <text:p text:style-name="P4">
Як передає Укрінформ, про це Шмигаль повідомляє у <text:a xlink:type="simple" xlink:href="https://t.me/Denys_Smyhal/5593" text:style-name="Internet_20_link" text:visited-style-name="Visited_20_Internet_20_Link">
 Телеграмі</text:a>
 .</text:p>
      <text:p text:style-name="P4">
“Обговорили підтримку європейської та євроатлантичної інтеграції України,посилення санкцій проти Росії, конфіскацію російських активів та допомогу увідновленні”, - написав він.</text:p>
      <text:p text:style-name="P4">
Також Шмигаль подякував <text:a xlink:type="simple" xlink:href="https://www.ukrinform.ua/tag-finlandia" text:style-name="Internet_20_link" text:visited-style-name="Visited_20_Internet_20_Link">
 Фінляндії </text:a>
за вагому допомогу в проходженні зими. Він зауважив, що Фінляндія надаланайбільше енергетичного обладнання серед країн Європи та заявив, що в Українінадзвичайно цінують цей внесок.</text:p>
      <text:p text:style-name="P4">
Шмигаль розраховує, що Фінляндія так само стане ключовим партнером у відбудовіта трансформації України.</text:p>
      <text:p text:style-name="P4">
Прем’єр-міністр України запропонував налагодити прямий зв’язок з цього питанняміж урядами обох країн, щоб разом із приватним сектором розробити план участіФінляндії у відновленні України.</text:p>
      <text:p text:style-name="P4">
<text:span text:style-name="T4">
Читайте також:</text:span>
 <text:a xlink:type="simple" xlink:href="https://www.ukrinform.ua/rubric-polytics/3729316-finlandia-pidtrimuvatime-ukrainu-stilki-skilki-bude-potribno-premer.html" text:style-name="Internet_20_link" text:visited-style-name="Visited_20_Internet_20_Link">
 <text:span text:style-name="T4">
Фінлянд</text:span>
 ія підтримуватиме Україну стільки, скількибуде потрібно - прем’єр </text:a>
</text:p>
      <text:p text:style-name="P4">
“Усі ці місяці повномасштабної війни Україна постійно відчуває неймовірнусолідарність народу та уряду Фінляндії. Вдячні за підтримку наших європейськихта євроатлантичних прагнень”, - додав він.</text:p>
      <text:p text:style-name="P4">
Як повідомляв Укрінформ, у липні <text:a xlink:type="simple" xlink:href="https://www.ukrinform.ua/rubric-ato/3732313-finlandia-shvalila-novij-paket-vijskovoi-dopomogi-ukraini.html" text:style-name="Internet_20_link" text:visited-style-name="Visited_20_Internet_20_Link">
 </text:a>
 <text:a xlink:type="simple" xlink:href="https://www.ukrinform.ua/rubric-ato/3732313-finlandia-shvalila-novij-paket-vijskovoi-dopomogi-ukraini.html" text:style-name="Internet_20_link" text:visited-style-name="Visited_20_Internet_20_Link">
Фінляндія </text:a>
 <text:a xlink:type="simple" xlink:href="https://www.ukrinform.ua/rubric-ato/3732313-finlandia-shvalila-novij-paket-vijskovoi-dopomogi-ukraini.html" text:style-name="Internet_20_link" text:visited-style-name="Visited_20_Internet_20_Link">
 схвалила новий пакет</text:a>
 військової допомоги Україні, який включатиме,зокрема, засоби ППО і боєприпаси.</text:p>
      <text:p text:style-name="P4">
Source: <text:a xlink:type="simple" xlink:href="https://www.ukrinform.ua/rubric-vidbudova/3733979-smigal-proviv-rozmovu-z-novopriznacenim-premerom-finlandii-govorili-pro-vidbudovu.html" text:style-name="Internet_20_link" text:visited-style-name="Visited_20_Internet_20_Link">
https://www.ukrinform.ua/rubric-vidbudova/3733979-smigal-proviv-rozmovu-z-novopriznacenim-premerom-finlandii-govorili-pro-vidbudovu.html</text:a>
</text:p>
      <!--NEWS-->
      <text:h text:style-name="P10" text:outline-level="1">
<text:span text:style-name="T4">
Соломон пройшов медогляд у «Тоттенгемі» - журналіст</text:span>
</text:h>
      <text:p text:style-name="P4">
Authors: Ukrinform (Person)</text:p>
      <text:p text:style-name="P4">
Publisher: Укринформ (Organization)</text:p>
      <text:p text:style-name="P4">
Published Time: 2023-07-10T18:13:24+03:00</text:p>
      <text:p text:style-name="P4">
Modified Time: 2023-07-10T18:13:24+03:00</text:p>
      <text:p text:style-name="P4">
Description: Офіційно про трансфер ізраїльтянина буде оголошено у вівторок, 11 липня. — Укрінформ.</text:p>
      <text:p text:style-name="P4">
Images: ['<text:a xlink:type="simple" xlink:href="https://static.ukrinform.com/photos/2023_07/thumb_files/630_360_1689001881-143.jpeg" text:style-name="Internet_20_link" text:visited-style-name="Visited_20_Internet_20_Link">
630_360_16890...</text:a>
']</text:p>
      <text:p text:style-name="P4">
Tags: ['Шахтар']</text:p>
      <text:p text:style-name="P4">
Type: Article</text:p>
      <!--METADATA-->
      <text:p text:style-name="P4">
<draw:frame draw:style-name="fr1" draw:name="Image163" text:anchor-type="as-char" svg:width="6.9236in" svg:height="3.956343in" draw:z-index="0">
<draw:image xlink:href="../Images/yкринформ/2023-07-10T18-13-24-03-00/630_360_1689001881-143.jpeg" xlink:type="simple" xlink:show="embed" xlink:actuate="onLoad" draw:mime-type="image/jpeg"/>
</draw:frame>
 Офіційнопро трансфер ізраїльтянина буде оголошено у вівторок, 11 липня.</text:p>
      <text:p text:style-name="P4">
Вінгер Манор Соломон, який належить «Шахтарю», сьогодні успішно пройшовмедогляд у «Тоттенгемі», <text:a xlink:type="simple" xlink:href="https://twitter.com/FabrizioRomano/status/1678413350865190920" text:style-name="Internet_20_link" text:visited-style-name="Visited_20_Internet_20_Link">
 повідомляє</text:a>
 інсайдерФабріціо Романо, передає Укрінформ.</text:p>
      <text:p text:style-name="P4">
Романо зазначав, що Соломон перейде в «Тоттенгем» безкоштовно. Це означає, щовін знову призупинить контракт з «Шахтарем», скориставшись правилом ФІФА.</text:p>
      <text:p text:style-name="P4">
Контракт Соломона з «Шахтарем» спливає наприкінці грудня цього року.</text:p>
      <text:p text:style-name="P4">
<text:span text:style-name="T4">
Читайте також:</text:span>
 <text:a xlink:type="simple" xlink:href="https://www.ukrinform.ua/rubric-sports/3720301-upl-spisok-33-najkrasih-futbolstiv-sezonu202223-za-versieu-wyscout.html" text:style-name="Internet_20_link" text:visited-style-name="Visited_20_Internet_20_Link">
 УПЛ. Список 33 найкращих футболістів сезону-2022/23 заверсією Wyscout </text:a>
</text:p>
      <text:p text:style-name="P4">
Як повідомляв Укрінформ, минулий сезон Соломон провів в орендах у «Ліоні» та«Фулгемі».</text:p>
      <text:p text:style-name="P4">
Фото: shakhtar.com</text:p>
      <text:p text:style-name="P4">
Source: <text:a xlink:type="simple" xlink:href="https://www.ukrinform.ua/rubric-sports/3733982-solomon-projsov-medoglad-u-tottengemi-zurnalist.html" text:style-name="Internet_20_link" text:visited-style-name="Visited_20_Internet_20_Link">
https://www.ukrinform.ua/rubric-sports/3733982-solomon-projsov-medoglad-u-tottengemi-zurnalist.html</text:a>
</text:p>
      <!--NEWS-->
      <text:h text:style-name="P10" text:outline-level="1">
<text:span text:style-name="T4">
У Туреччині покажуть українську драму «Клондайк»</text:span>
</text:h>
      <text:p text:style-name="P4">
Authors: Ukrinform (Person)</text:p>
      <text:p text:style-name="P4">
Publisher: Укринформ (Organization)</text:p>
      <text:p text:style-name="P4">
Published Time: 2023-07-10T18:15:30+03:00</text:p>
      <text:p text:style-name="P4">
Modified Time: 2023-07-10T18:15:30+03:00</text:p>
      <text:p text:style-name="P4">
Description: В рамках "Днів кіно в кінотеатрах" у Туреччині відбудеться безплатний показ української драми Марини Ер Горбач «Клондайк». — Укрінформ.</text:p>
      <text:p text:style-name="P4">
Images: ['<text:a xlink:type="simple" xlink:href="https://static.ukrinform.com/photos/2021_05/thumb_files/630_360_1620976228-194.jpg" text:style-name="Internet_20_link" text:visited-style-name="Visited_20_Internet_20_Link">
630_360_16209...</text:a>
']</text:p>
      <text:p text:style-name="P4">
Tags: ['Кіно', 'Держкіно', 'Туреччина', 'фільм']</text:p>
      <text:p text:style-name="P4">
Type: Article</text:p>
      <!--METADATA-->
      <text:p text:style-name="P4">
<draw:frame draw:style-name="fr1" draw:name="Image164" text:anchor-type="as-char" svg:width="6.9236in" svg:height="3.956343in" draw:z-index="0">
<draw:image xlink:href="../Images/yкринформ/2023-07-10T18-15-30-03-00/630_360_1620976228-194.jpg" xlink:type="simple" xlink:show="embed" xlink:actuate="onLoad" draw:mime-type="image/jpeg"/>
</draw:frame>
 В рамках"Днів кіно в кінотеатрах" у Туреччині відбудеться безплатний показ українськоїдрами Марини Ер Горбач «Клондайк».</text:p>
      <text:p text:style-name="P4">
Як передає Укрінформ, про це повідомляє  <text:a xlink:type="simple" xlink:href="https://usfa.gov.ua/press-center/strichku-klondayk-pokazhut-v-turechchyni-i13075" text:style-name="Internet_20_link" text:visited-style-name="Visited_20_Internet_20_Link">
 пресслужба</text:a>
 Державного агентства з питань кіно.</text:p>
      <text:p text:style-name="P4">
«В рамках "Днів кіно в кінотеатрах" 11 липня о 20:45 відбудеться показ фільмуМарини Ер Горбач "Клондайк" в Ташмектеп на острові Бююкада», - йдеться уповідомленні.</text:p>
      <text:p text:style-name="P4">
Український кандидат на "Оскар" у категорії "Міжнародний повнометражний фільм""Клондайк" розповідає про родину, яка потрапила в епіцентр подій початку війниу 2014 році на сході України та катастрофи літака рейсу <text:a xlink:type="simple" xlink:href="https://www.ukrinform.ua/tag-mh17" text:style-name="Internet_20_link" text:visited-style-name="Visited_20_Internet_20_Link">
 МН-17</text:a>
 .</text:p>
      <text:p text:style-name="P4">
Головні ролі у фільмі зіграли Оксана Черкашина, Сергій Шадрін та Олег Щербина.</text:p>
      <text:p text:style-name="P4">
Стрічка створена за підтримки Держкіно в копродукції з Туреччиною.</text:p>
      <text:p text:style-name="P4">
<text:span text:style-name="T4">
Читайте також:</text:span>
 <text:a xlink:type="simple" xlink:href="https://www.ukrinform.ua/rubric-culture/3726798-u-ssa-v-serpni-vijde-u-prokat-ukrainska-drama-klondajk.html" text:style-name="Internet_20_link" text:visited-style-name="Visited_20_Internet_20_Link">
 У США в серпні вийде у прокат українська драма «<text:span text:style-name="T4">
Клондайк</text:span>
 » </text:a>
</text:p>
      <text:p text:style-name="P4">
Оператор-постановник та продюсер — Святослав Булаковський (Kedr Film,Україна). Співпродюсер — Мехмет Баґадир Ер (Protim V.P., Туреччина).</text:p>
      <text:p text:style-name="P4">
Samuel Goldwyn Films – відома в США кінокомпанія, яка ліцензує, випускає тарозповсюджує артхаусне, незалежне та іноземне кіно.</text:p>
      <text:p text:style-name="P4">
Як повідомляв Укрінформ, у червні фільм "Клондайк" вийшов у кінотеатральнийпрокат в Японії.</text:p>
      <text:p text:style-name="P4">
Source: <text:a xlink:type="simple" xlink:href="https://www.ukrinform.ua/rubric-culture/3733983-u-tureccini-pokazut-ukrainsku-dramu-klondajk.html" text:style-name="Internet_20_link" text:visited-style-name="Visited_20_Internet_20_Link">
https://www.ukrinform.ua/rubric-culture/3733983-u-tureccini-pokazut-ukrainsku-dramu-klondajk.html</text:a>
</text:p>
      <!--NEWS-->
      <text:h text:style-name="P10" text:outline-level="1">
<text:span text:style-name="T4">
У Польщі не виключають провокацій під час саміту НАТО</text:span>
</text:h>
      <text:p text:style-name="P4">
Authors: Ukrinform (Person)</text:p>
      <text:p text:style-name="P4">
Publisher: Укринформ (Organization)</text:p>
      <text:p text:style-name="P4">
Published Time: 2023-07-10T18:16:40+03:00</text:p>
      <text:p text:style-name="P4">
Modified Time: 2023-07-10T18:16:40+03:00</text:p>
      <text:p text:style-name="P4">
Description: У Польщі припускають, що під час час проведення у Вільнюсі саміту НАТО можливі провокації, зокрема з повітря чи з використанням нелегальних мігрантів. — Укрінформ.</text:p>
      <text:p text:style-name="P4">
Images: ['<text:a xlink:type="simple" xlink:href="https://static.ukrinform.com/photos/2022_06/thumb_files/630_360_1655690650-459.jpg" text:style-name="Internet_20_link" text:visited-style-name="Visited_20_Internet_20_Link">
630_360_16556...</text:a>
']</text:p>
      <text:p text:style-name="P4">
Tags: ['НАТО', 'Польща', 'Україна']</text:p>
      <text:p text:style-name="P4">
Type: Article</text:p>
      <!--METADATA-->
      <text:p text:style-name="P4">
<draw:frame draw:style-name="fr1" draw:name="Image165" text:anchor-type="as-char" svg:width="6.9236in" svg:height="3.956343in" draw:z-index="0">
<draw:image xlink:href="../Images/yкринформ/2023-07-10T18-16-40-03-00/630_360_1655690650-459.jpg" xlink:type="simple" xlink:show="embed" xlink:actuate="onLoad" draw:mime-type="image/jpeg"/>
</draw:frame>
 У Польщіприпускають, що під час час проведення у Вільнюсі саміту НАТО можливіпровокації, зокрема з повітря чи з використанням нелегальних мігрантів.</text:p>
      <text:p text:style-name="P4">
Таку думку в коментарі Polsat News висловив уповноважений ряду з питаньбезпеки інформаційного простору, речник міністра – координатора з питаньспецслужб Станіслав Жарин, передає Укрінформ із посиланням на <text:a xlink:type="simple" xlink:href="https://www.pap.pl/aktualnosci/news%2C1595205%2Cstanislaw-zaryn-podczas-szczytu-nato-mozemy-sie-spodziewac-prowokacji-czy" text:style-name="Internet_20_link" text:visited-style-name="Visited_20_Internet_20_Link">
 PAP.</text:a>
</text:p>
      <text:p text:style-name="P4">
Жарин підкреслив, що Росія прагне скомпрометувати саміт НАТО, показатирозбіжності між країнами-членами.</text:p>
      <text:p text:style-name="P4">
“Посилення російської пропаганди засвідчує, що <text:a xlink:type="simple" xlink:href="https://www.ukrinform.ua/tag-rosia" text:style-name="Internet_20_link" text:visited-style-name="Visited_20_Internet_20_Link">
 Росія</text:a>
 продовжує дії щодо залякування Заходу,аби змусити його відмовитися від прийняття жорстких рішень на Вільнюськомусаміті”, - заявив Жарин.</text:p>
      <text:p text:style-name="P4">
На його переконання, під час проведення саміту НАТО можливі провокації “іззастосуванням міграційного шляху чи з повітря”.</text:p>
      <text:p text:style-name="P4">
<text:span text:style-name="T4">
Читайте також:</text:span>
 <text:a xlink:type="simple" xlink:href="https://www.ukrinform.ua/rubric-polytics/3733932-do-peremogi-ukraini-nemae-sensu-obgovoruvati-ii-clenstvo-v-nato-stoltenberg.html" text:style-name="Internet_20_link" text:visited-style-name="Visited_20_Internet_20_Link">
 До перемоги України немає сенсу обговорювати її членствов <text:span text:style-name="T4">
НАТО</text:span>
 – Столтенберг </text:a>
</text:p>
      <text:p text:style-name="P4">
“Ми повинні цьому протидіяти, показуючи, що ми об’єднані і рішуче налаштованіпідтримувати Україну в її боротьбі проти Росії”, - наголосив Жарин.</text:p>
      <text:p text:style-name="P4">
Як повідомлялося, 11-12 липня у Вільнюсі відбудеться саміт НАТО, під час якогоУкраїна прагне отримати чіткі гарантії безпеки та зрозумілу перспективучленства в Альянсі.</text:p>
      <text:p text:style-name="P4">
Source: <text:a xlink:type="simple" xlink:href="https://www.ukrinform.ua/rubric-world/3733984-u-polsi-ne-viklucaut-provokacij-pid-cas-samitu-nato.html" text:style-name="Internet_20_link" text:visited-style-name="Visited_20_Internet_20_Link">
https://www.ukrinform.ua/rubric-world/3733984-u-polsi-ne-viklucaut-provokacij-pid-cas-samitu-nato.html</text:a>
</text:p>
      <!--NEWS-->
      <text:h text:style-name="P10" text:outline-level="1">
<text:span text:style-name="T4">
Українському IP-офісу продовжили статус Міжнародного пошукового органу</text:span>
</text:h>
      <text:p text:style-name="P4">
Authors: Ukrinform (Person)</text:p>
      <text:p text:style-name="P4">
Publisher: Укринформ (Organization)</text:p>
      <text:p text:style-name="P4">
Published Time: 2023-07-10T18:18:45+03:00</text:p>
      <text:p text:style-name="P4">
Modified Time: 2023-07-10T18:18:45+03:00</text:p>
      <text:p text:style-name="P4">
Description: Генеральна асамблея Всесвітньої організації інтелектуальної власності продовжила Українському національному офісу інтелектуальної власності та інновацій статус Міжнародного пошукового органу та Органу міжнародної попередньої експертизи. — Укрінформ.</text:p>
      <text:p text:style-name="P4">
Images: ['<text:a xlink:type="simple" xlink:href="https://static.ukrinform.com/photos/2023_07/thumb_files/630_360_1689002233-279.jpg" text:style-name="Internet_20_link" text:visited-style-name="Visited_20_Internet_20_Link">
630_360_16890...</text:a>
']</text:p>
      <text:p text:style-name="P4">
Tags: ['Стартап', 'Стефанчук']</text:p>
      <text:p text:style-name="P4">
Type: Article</text:p>
      <!--METADATA-->
      <text:p text:style-name="P4">
<draw:frame draw:style-name="fr1" draw:name="Image166" text:anchor-type="as-char" svg:width="6.9236in" svg:height="3.956343in" draw:z-index="0">
<draw:image xlink:href="../Images/yкринформ/2023-07-10T18-18-45-03-00/630_360_1689002233-279.jpg" xlink:type="simple" xlink:show="embed" xlink:actuate="onLoad" draw:mime-type="image/jpeg"/>
</draw:frame>
 Генеральнаасамблея Всесвітньої організації інтелектуальної власності продовжилаУкраїнському національному офісу інтелектуальної власності та інновацій статусМіжнародного пошукового органу та Органу міжнародної попередньої експертизи.</text:p>
      <text:p text:style-name="P4">
Про це повідомив Голова Верховної Ради Руслан Стефанчук у <text:a xlink:type="simple" xlink:href="https://m.facebook.com/story.php" text:style-name="Internet_20_link" text:visited-style-name="Visited_20_Internet_20_Link">
 Фейсбуці</text:a>
, передає Укрінформ.</text:p>
      <text:p text:style-name="P4">
«Під час роботи Генеральної асамблеї Всесвітньої організації інтелектуальноївласності (ВОІВ) в Женеві Українському IP офісу продовжили статус Міжнародногопошукового органу та Органу міжнародної попередньої експертизи», -поінформував спікер українського парламенту.</text:p>
      <text:p text:style-name="P4">
Він наголосив, що це вкрай важливе рішення, адже «лише незначна часткавідомств світу виконують такі функції».</text:p>
      <text:p text:style-name="P4">
Окрім того, Стефанчук пояснив, що цей статус надає українським винахідникам таінноваторам, стартапам спрощений доступ до міжнародних сервісів у сферіінтелектуальної власності.</text:p>
      <text:p text:style-name="P4">
<text:span text:style-name="T4">
Читайте також:</text:span>
 <text:a xlink:type="simple" xlink:href="https://www.ukrinform.ua/rubric-technology/3732686-twitter-pogrozue-meta-sudom-cerez-nibito-kradizku-idei-socmerezi-threads-zmi.html" text:style-name="Internet_20_link" text:visited-style-name="Visited_20_Internet_20_Link">
 Twitter погрожує Meta судом через нібито крадіжку ідеїсоцмережі Threads - ЗМІ </text:a>
</text:p>
      <text:p text:style-name="P4">
Водночас за словами голови ВР, статус надає вищезгаданим особам захист їхніхправ за кордоном та можливості для використання глобальної системи патентноїкооперації при патентуванні своїх розробок.</text:p>
      <text:p text:style-name="P4">
Зокрема ІР офіс може також розглядати будь-які міжнародні заявки, що подаютьсявід держав-членів Договору РСТ, та проводити по них експертизи.</text:p>
      <text:p text:style-name="P4">
Спікер українського парламенту підкреслив, що Верховна Рада зробила багато дляреформи сфери інтелектуальної власності.</text:p>
      <text:p text:style-name="P4">
«Це, зокрема, і ухвалений Закон про авторське та суміжні права, закони,спрямовані на посилення прав інтелектуальної власності національних таіноземних користувачів, відповідно до норм ЄС. І, безумовно, створення IPофісу!» - резюмував Голова ВР.</text:p>
      <text:p text:style-name="P4">
Як повідомляв Укрінформ, Голова Верховної Ради Руслан Стефанчук перебуває зробочим візитом у Латвійській Республіці, де обговорив з очільникамипарламентів Латвії, Литви, Естонії, Польщі євроатлантичну інтеграцію України.</text:p>
      <text:p text:style-name="P4">
Source: <text:a xlink:type="simple" xlink:href="https://www.ukrinform.ua/rubric-technology/3733985-ukrainskomu-ipofisu-prodovzili-status-miznarodnogo-posukovogo-organu.html" text:style-name="Internet_20_link" text:visited-style-name="Visited_20_Internet_20_Link">
https://www.ukrinform.ua/rubric-technology/3733985-ukrainskomu-ipofisu-prodovzili-status-miznarodnogo-posukovogo-organu.html</text:a>
</text:p>
      <!--NEWS-->
      <text:h text:style-name="P10" text:outline-level="1">
<text:span text:style-name="T4">
В Оріхові під завалами пункту видачі гумдопомоги можуть залишатися троє людей</text:span>
</text:h>
      <text:p text:style-name="P4">
Authors: Ukrinform (Person)</text:p>
      <text:p text:style-name="P4">
Publisher: Укринформ (Organization)</text:p>
      <text:p text:style-name="P4">
Published Time: 2023-07-10T18:20:24+03:00</text:p>
      <text:p text:style-name="P4">
Modified Time: 2023-07-10T18:20:24+03:00</text:p>
      <text:p text:style-name="P4">
Description: Під завалами у місці видачі гуманітарної допомоги в Оріхові Запорізької області, куди російські військові влучили авіабомбою, можуть залишатися троє людей. — Укрінформ.</text:p>
      <text:p text:style-name="P4">
Images: ['<text:a xlink:type="simple" xlink:href="https://static.ukrinform.com/photos/2023_07/thumb_files/630_360_1688975025-645.jpg" text:style-name="Internet_20_link" text:visited-style-name="Visited_20_Internet_20_Link">
630_360_16889...</text:a>
']</text:p>
      <text:p text:style-name="P4">
Tags: ['Обстріл', 'Запоріжжя', 'Війна з Росією']</text:p>
      <text:p text:style-name="P4">
Type: Article</text:p>
      <!--METADATA-->
      <text:p text:style-name="P4">
<draw:frame draw:style-name="fr1" draw:name="Image167" text:anchor-type="as-char" svg:width="6.9236in" svg:height="3.956343in" draw:z-index="0">
<draw:image xlink:href="../Images/yкринформ/2023-07-10T18-20-24-03-00/630_360_1688975025-645.jpg" xlink:type="simple" xlink:show="embed" xlink:actuate="onLoad" draw:mime-type="image/jpeg"/>
</draw:frame>
 Підзавалами у місці видачі гуманітарної допомоги в Оріхові Запорізької області,куди російські військові влучили авіабомбою, можуть залишатися троє людей.</text:p>
      <text:p text:style-name="P4">
Про це <text:a xlink:type="simple" xlink:href="https://suspilne.media/525809-pid-zavalami-u-misci-vidaci-gumanitarnoi-dopomogi-v-orihovi-mozut-zalisatisa-troe-ludej/" text:style-name="Internet_20_link" text:visited-style-name="Visited_20_Internet_20_Link">
 Суспільному </text:a>
повідомила начальниця відділу зв'язків із ЗМІ та роботи з громадськістю ГУДСНС України у Запорізькій області Юлія Баришева, передає Укрінформ.</text:p>
      <text:p text:style-name="P4">
"За попередньою інформацією, під завалами можуть знаходитися троє цивільнихлюдей, це можуть бути волонтери. Рятувальники продовжують аварійно-рятувальніроботи, які ускладнюються постійними тривогами і постійними авіаударами", -сказала вона.</text:p>
      <text:p text:style-name="P4">
<text:span text:style-name="T4">
Читайте також:</text:span>
 <text:a xlink:type="simple" xlink:href="https://www.ukrinform.ua/rubric-regions/3733723-aviaudar-po-orihovu-cetvero-zagiblih-kilkist-postrazdalih-zrosla-do-13.html" text:style-name="Internet_20_link" text:visited-style-name="Visited_20_Internet_20_Link">
 Авіаудар по <text:span text:style-name="T4">
Оріх</text:span>
 ову: четверо загиблих, кількістьпостраждалих зросла до 13 </text:a>
</text:p>
      <text:p text:style-name="P4">
Як повідомляв Укрінформ, 9 липня <text:a xlink:type="simple" xlink:href="https://www.ukrinform.ua/rubric-ato/3733672-rosiani-skinuli-aviabombu-na-punkt-vidaci-gumanitarnoi-dopomogi-v-orihovi-cetvero-zagiblih.html" text:style-name="Internet_20_link" text:visited-style-name="Visited_20_Internet_20_Link">
 в Оріхові Запорізької області</text:a>
 росіянискинули авіабомбу на місце видачі гуманітарної допомоги.</text:p>
      <text:p text:style-name="P4">
<text:span text:style-name="T5">
Фото: ОГП</text:span>
</text:p>
      <text:p text:style-name="P4">
Source: <text:a xlink:type="simple" xlink:href="https://www.ukrinform.ua/rubric-regions/3733986-v-orihovi-pid-zavalami-punktu-vidaci-gumdopomogi-mozut-zalisatisa-troe-ludej.html" text:style-name="Internet_20_link" text:visited-style-name="Visited_20_Internet_20_Link">
https://www.ukrinform.ua/rubric-regions/3733986-v-orihovi-pid-zavalami-punktu-vidaci-gumdopomogi-mozut-zalisatisa-troe-ludej.html</text:a>
</text:p>
      <!--NEWS-->
      <text:h text:style-name="P10" text:outline-level="1">
<text:span text:style-name="T4">
Дюбуа: Поважаю Усика, але я голодний боксер, йду забирати всі пояси</text:span>
</text:h>
      <text:p text:style-name="P4">
Authors: Ukrinform (Person)</text:p>
      <text:p text:style-name="P4">
Publisher: Укринформ (Organization)</text:p>
      <text:p text:style-name="P4">
Published Time: 2023-07-10T18:24:55+03:00</text:p>
      <text:p text:style-name="P4">
Modified Time: 2023-07-10T18:24:55+03:00</text:p>
      <text:p text:style-name="P4">
Description: Сьогодні Усик та Дюбуа провели першу прес-конференцію. — Укрінформ.</text:p>
      <text:p text:style-name="P4">
Images: ['<text:a xlink:type="simple" xlink:href="https://static.ukrinform.com/photos/2023_07/thumb_files/630_360_1689002556-523.jpg" text:style-name="Internet_20_link" text:visited-style-name="Visited_20_Internet_20_Link">
630_360_16890...</text:a>
']</text:p>
      <text:p text:style-name="P4">
Tags: ['Бокс', 'Усик']</text:p>
      <text:p text:style-name="P4">
Type: Article</text:p>
      <!--METADATA-->
      <text:p text:style-name="P4">
<draw:frame draw:style-name="fr1" draw:name="Image168" text:anchor-type="as-char" svg:width="6.9236in" svg:height="3.956343in" draw:z-index="0">
<draw:image xlink:href="../Images/yкринформ/2023-07-10T18-24-55-03-00/630_360_1689002556-523.jpg" xlink:type="simple" xlink:show="embed" xlink:actuate="onLoad" draw:mime-type="image/jpeg"/>
</draw:frame>
 СьогодніУсик та Дюбуа провели першу прес-конференцію.</text:p>
      <text:p text:style-name="P4">
Чемпіон WBA World у надважкій вазі Даніель Дюбуа (19-1, 18 КО) <text:a xlink:type="simple" xlink:href="https://www.youtube.com/watch" text:style-name="Internet_20_link" text:visited-style-name="Visited_20_Internet_20_Link">
 поділився</text:a>
 очікуваннями від бою зчемпіоном WBA, WBO, IBO та IBF у надважкій вазі Олександром Усиком (20-0, 13КО), який відбудеться 26 серпня, передає Укрінформ.</text:p>
      <text:p text:style-name="P4">
«Це буде найважливіший поєдинок у моїй карʼєрі. Це бій за чотири поясинадважкої ваги. Це те, для чого боксую. Не втрачу цієї нагоди. Ви мене незупините. Чудово готовий до поєдинку. Як вже сказав на пресконференції - всемає початок та кінець.</text:p>
      <text:p text:style-name="P4">
В Усика чудові навички. Він великий чемпіон. Дуже поважаю його. Проте яголодний боксер, йду забирати всі пояси. Ось чого хочу досягти», - сказавДюбуа.</text:p>
      <text:p text:style-name="P4">
 <text:span text:style-name="T4">
Читайте також:</text:span>
<text:a xlink:type="simple" xlink:href="https://www.ukrinform.ua/rubric-sports/3733909-usik-ta-dubua-proveli-persu-bitvu-pogladiv.html" text:style-name="Internet_20_link" text:visited-style-name="Visited_20_Internet_20_Link">
 <text:span text:style-name="T4">
Усик</text:span>
 та Дюбуа провели першу битву поглядів</text:a>
</text:p>
      <text:p text:style-name="P4">
Як повідомляв Укрінформ, поєдинок Усик – Дюбуа офіційно оголошено на 26серпня. Подія відбудеться у польському Вроцлаві на «Тарчинські Арені».</text:p>
      <text:p text:style-name="P4">
Фото: k2 promotions</text:p>
      <text:p text:style-name="P4">
Source: <text:a xlink:type="simple" xlink:href="https://www.ukrinform.ua/rubric-sports/3733989-dubua-povazau-usika-ale-a-golodnij-bokser-jdu-zabirati-vsi-poasi.html" text:style-name="Internet_20_link" text:visited-style-name="Visited_20_Internet_20_Link">
https://www.ukrinform.ua/rubric-sports/3733989-dubua-povazau-usika-ale-a-golodnij-bokser-jdu-zabirati-vsi-poasi.html</text:a>
</text:p>
      <!--NEWS-->
      <text:h text:style-name="P10" text:outline-level="1">
<text:span text:style-name="T4">
Обвалення даху ТЕС на Донеччині: кількість загиблих зросла до трьох</text:span>
</text:h>
      <text:p text:style-name="P4">
Authors: Ukrinform (Person)</text:p>
      <text:p text:style-name="P4">
Publisher: Укринформ (Organization)</text:p>
      <text:p text:style-name="P4">
Published Time: 2023-07-10T18:27:38+03:00</text:p>
      <text:p text:style-name="P4">
Modified Time: 2023-07-10T18:27:38+03:00</text:p>
      <text:p text:style-name="P4">
Description: На ТЕС у Донецькій області, де пізно ввечері 7 липня обвалився дах котлотурбінного цеху, під завалами виявили тіла двох працівників, які вважалися зниклими, тож загальна кількість загиблих зросла до трьох. — Укрінформ.</text:p>
      <text:p text:style-name="P4">
Images: ['<text:a xlink:type="simple" xlink:href="https://static.ukrinform.com/photos/2023_07/thumb_files/630_360_1689002839-738.jpg" text:style-name="Internet_20_link" text:visited-style-name="Visited_20_Internet_20_Link">
630_360_16890...</text:a>
']</text:p>
      <text:p text:style-name="P4">
Tags: ['Донеччина', 'Обвалення', 'ТЕС']</text:p>
      <text:p text:style-name="P4">
Type: Article</text:p>
      <!--METADATA-->
      <text:p text:style-name="P4">
<draw:frame draw:style-name="fr1" draw:name="Image170" text:anchor-type="as-char" svg:width="6.9236in" svg:height="3.956343in" draw:z-index="0">
<draw:image xlink:href="../Images/yкринформ/2023-07-10T18-27-38-03-00/630_360_1689002839-738.jpg" xlink:type="simple" xlink:show="embed" xlink:actuate="onLoad" draw:mime-type="image/jpeg"/>
</draw:frame>
 На ТЕС уДонецькій області, де пізно ввечері 7 липня обвалився дах котлотурбінногоцеху, під завалами виявили тіла двох працівників, які вважалися зниклими, тожзагальна кількість загиблих зросла до трьох.</text:p>
      <text:p text:style-name="P4">
Про це повідомляє <text:a xlink:type="simple" xlink:href="https://mev.gov.ua/novyna/trahediya-na-tes-znaydeno-shche-dvokh-zahyblykh-pratsivnykiv-stantsiyi" text:style-name="Internet_20_link" text:visited-style-name="Visited_20_Internet_20_Link">
 </text:a>
 <text:a xlink:type="simple" xlink:href="https://mev.gov.ua/novyna/trahediya-na-tes-znaydeno-shche-dvokh-zahyblykh-pratsivnykiv-stantsiyi" text:style-name="Internet_20_link" text:visited-style-name="Visited_20_Internet_20_Link">
 Міністерство енерргетики</text:a>
 , передає Укрінформ.</text:p>
      <text:p text:style-name="P4">
"Після завершення пошуково-рятувальних робіт знайдено тіла машиністів-обхідників.., яких досі вважали зниклими безвісти", - йдеться у повідомленні.</text:p>
      <text:p text:style-name="P4">
У Міненерго зауважили, що загалом унаслідок трагедії загинуло троє людей.</text:p>
      <text:p text:style-name="P4">
Міністерство висловлює співчуття родинам і близьким загиблих.</text:p>
      <text:p text:style-name="P4">
<text:span text:style-name="T4">
Читайте також:</text:span>
 <text:a xlink:type="simple" xlink:href="https://www.ukrinform.ua/rubric-regions/3733936-na-doneccini-rosiani-dvici-obstrilali-ratuvalnikiv-aki-gasili-pozezu.html" text:style-name="Internet_20_link" text:visited-style-name="Visited_20_Internet_20_Link">
 На <text:span text:style-name="T4">
Донечч</text:span>
 ині росіяни двічі обстріляли рятувальників,які гасили пожежу </text:a>
</text:p>
      <text:p text:style-name="P4">
Як повідомлялося, близько 23:10 7 липня стався <text:a xlink:type="simple" xlink:href="https://www.ukrinform.ua/rubric-regions/3733164-pid-zavalami-tes-na-doneccini-mozut-perebuvati-dvoe-ludej.html" text:style-name="Internet_20_link" text:visited-style-name="Visited_20_Internet_20_Link">
 обвал покрівлі</text:a>
 та кількох поверхів у цеху на ТЕСу Кураховому Донецької області. Внаслідок руйнування металево-бетоннихконструкцій одна працівниця загинула, ще трьох осіб доправили до лікарні. Двоєлюдей вважалися зниклими.</text:p>
      <text:p text:style-name="P4">
За попередніми даними, дах обвалився внаслідок попередніх ворожих атак напідприємство.</text:p>
      <text:p text:style-name="P4">
<text:span text:style-name="T5">
Фото: Міненерго</text:span>
</text:p>
      <text:p text:style-name="P4">
Source: <text:a xlink:type="simple" xlink:href="https://www.ukrinform.ua/rubric-regions/3733990-obvalenna-dahu-tes-na-doneccini-kilkist-zagiblih-zrosla-do-troh.html" text:style-name="Internet_20_link" text:visited-style-name="Visited_20_Internet_20_Link">
https://www.ukrinform.ua/rubric-regions/3733990-obvalenna-dahu-tes-na-doneccini-kilkist-zagiblih-zrosla-do-troh.html</text:a>
</text:p>
      <!--NEWS-->
      <text:h text:style-name="P10" text:outline-level="1">
<text:span text:style-name="T4">
Ексочільник Промоборонекспорту судитимуть за розтрату $1,3 мільйона на ремонті вертольотів</text:span>
</text:h>
      <text:p text:style-name="P4">
Authors: Ukrinform (Person)</text:p>
      <text:p text:style-name="P4">
Publisher: Укринформ (Organization)</text:p>
      <text:p text:style-name="P4">
Published Time: 2023-07-10T18:29:00+03:00</text:p>
      <text:p text:style-name="P4">
Modified Time: 2023-07-10T18:29:00+03:00</text:p>
      <text:p text:style-name="P4">
Description: До суду направили справу стосовно колишнього очільника ДП “Промоборонекспорт” про розтрату 1,3 млн доларів під час ремонту військових вертольотів. — Укрінформ.</text:p>
      <text:p text:style-name="P4">
Images: ['<text:a xlink:type="simple" xlink:href="https://static.ukrinform.com/photos/2018_07/thumb_files/630_360_1532017869-1678.jpg" text:style-name="Internet_20_link" text:visited-style-name="Visited_20_Internet_20_Link">
630_360_15320...</text:a>
']</text:p>
      <text:p text:style-name="P4">
Tags: ['САП', 'Суд', 'Гроші', 'Вертоліт', 'Ремонт']</text:p>
      <text:p text:style-name="P4">
Type: Article</text:p>
      <!--METADATA-->
      <text:p text:style-name="P4">
<draw:frame draw:style-name="fr1" draw:name="Image171" text:anchor-type="as-char" svg:width="6.9236in" svg:height="3.956343in" draw:z-index="0">
<draw:image xlink:href="../Images/yкринформ/2023-07-10T18-29-00-03-00/630_360_1532017869-1678.jpg" xlink:type="simple" xlink:show="embed" xlink:actuate="onLoad" draw:mime-type="image/jpeg"/>
</draw:frame>
 До судунаправили справу стосовно колишнього очільника ДП “Промоборонекспорт” пророзтрату 1,3 млн доларів під час ремонту військових вертольотів.</text:p>
      <text:p text:style-name="P4">
Як передає Укрінформ, про це Спеціалізована антикорупційна прокуратураповідомляє у  <text:a xlink:type="simple" xlink:href="https://t.me/sap_gov_ua/1499" text:style-name="Internet_20_link" text:visited-style-name="Visited_20_Internet_20_Link">
 Телеграмі. </text:a>
</text:p>
      <text:p text:style-name="P4">
10 липня прокурор САП за матеріалами досудового розслідування Національногоантикорупційного бюро скерував до суду обвинувальний акт стосовно колишньоговиконувача обов'язків директора державного підприємства, що входить дооборонно-промислового комплексу держави та перебуває під управліннямДержавного концерну "Укроборонпром".</text:p>
      <text:p text:style-name="P4">
Як повідомлялось, у межах досудового розслідування встановлено, що в.о.директора державного зовнішньоторговельного та інвестиційного підприємства"Промоборонекспорт" впродовж 2016 року безпідставно та шляхом службовогопідроблення розтратив кошти держпідприємства під час виконання умовзовнішньоекономічного контракту, укладеного між Україною та однією з країнПівнічної Америки, про надання послуг з капітального <text:a xlink:type="simple" xlink:href="https://www.ukrinform.ua/tag-remont" text:style-name="Internet_20_link" text:visited-style-name="Visited_20_Internet_20_Link">
 ремонту</text:a>
 трьох військових вертольотів. Внаслідокнезаконних дій посадовця держпідприємству завдано збитків на загальну суму1,34 млн доларів.</text:p>
      <text:p text:style-name="P4">
<text:span text:style-name="T4">
Читайте також:</text:span>
 <text:a xlink:type="simple" xlink:href="https://www.ukrinform.ua/rubric-kyiv/3728094-roztrata-na-56-miljoniv-u-kievi-suditimut-topmenedzera-banku.html" text:style-name="Internet_20_link" text:visited-style-name="Visited_20_Internet_20_Link">
 <text:span text:style-name="T4">
Розтрат</text:span>
 а на ₴56 мільйонів: у Києві судитимутьтопменеджера банку </text:a>
</text:p>
      <text:p text:style-name="P4">
Дії підозрюваного кваліфіковано за ознаками злочинів, передбачених ч. 5 ст.191, ч. 1 ст. 366 Кримінального кодексу України.</text:p>
      <text:p text:style-name="P4">
Про підозру указаній особі повідомила Служба безпеки України, після чого 3лютого матеріали справи були передані за підслідністю до НАБУ.</text:p>
      <text:p text:style-name="P4">
Як повідомляв Укрінформ, <text:a xlink:type="simple" xlink:href="https://www.ukrinform.ua/rubric-society/3691750-roztrata-u-dp-antonov-vaks-obrav-zapobiznij-zahid-pidozruvanomu-advokatu.html" text:style-name="Internet_20_link" text:visited-style-name="Visited_20_Internet_20_Link">
 Вищий антикорупційний суд</text:a>
 обрав запобіжний західдиректору адвокатського обʼєднання, яку підозрюють у пособництві в розтратіпонад 18 млн грн державного підприємства “Антонов”.</text:p>
      <text:p text:style-name="P4">
Source: <text:a xlink:type="simple" xlink:href="https://www.ukrinform.ua/rubric-society/3733991-eksocilnik-promoboroneksportu-suditimut-za-roztratu-13-miljona-na-remonti-vertolotiv.html" text:style-name="Internet_20_link" text:visited-style-name="Visited_20_Internet_20_Link">
https://www.ukrinform.ua/rubric-society/3733991-eksocilnik-promoboroneksportu-suditimut-za-roztratu-13-miljona-na-remonti-vertolotiv.html</text:a>
</text:p>
      <!--NEWS-->
      <text:h text:style-name="P10" text:outline-level="1">
<text:span text:style-name="T4">
Храм у Бородянці, де за окупації було влаштовано катівню, перейшов до ПЦУ</text:span>
</text:h>
      <text:p text:style-name="P4">
Authors: Ukrinform (Person)</text:p>
      <text:p text:style-name="P4">
Publisher: Укринформ (Organization)</text:p>
      <text:p text:style-name="P4">
Published Time: 2023-07-10T18:29:46+03:00</text:p>
      <text:p text:style-name="P4">
Modified Time: 2023-07-10T18:29:46+03:00</text:p>
      <text:p text:style-name="P4">
Description: Розташована у селищі Бородянка Київської області парафія храму Святого Архістратига Михаїла у неділю, 9 липня 2023 року, перейшла від УПЦ (МП) до ПЦУ. За таке рішення проголосувало 220 парафіян. — Укрінформ.</text:p>
      <text:p text:style-name="P4">
Images: ['<text:a xlink:type="simple" xlink:href="https://static.ukrinform.com/photos/2023_07/thumb_files/630_360_1689002825-628.jpg" text:style-name="Internet_20_link" text:visited-style-name="Visited_20_Internet_20_Link">
630_360_16890...</text:a>
']</text:p>
      <text:p text:style-name="P4">
Tags: ['Православна церква України', 'Війна з Росією', 'Бородянка']</text:p>
      <text:p text:style-name="P4">
Type: Article</text:p>
      <!--METADATA-->
      <text:p text:style-name="P4">
<draw:frame draw:style-name="fr1" draw:name="Image172" text:anchor-type="as-char" svg:width="6.9236in" svg:height="3.956343in" draw:z-index="0">
<draw:image xlink:href="../Images/yкринформ/2023-07-10T18-29-46-03-00/630_360_1689002825-628.jpg" xlink:type="simple" xlink:show="embed" xlink:actuate="onLoad" draw:mime-type="image/jpeg"/>
</draw:frame>
Розташована у селищі Бородянка Київської області парафія храму СвятогоАрхістратига Михаїла у неділю, 9 липня 2023 року, перейшла від УПЦ (МП) доПЦУ. За таке рішення проголосувало 220 парафіян.</text:p>
      <text:p text:style-name="P4">
Як передає Укрінформ, про це повідомляє <text:a xlink:type="simple" xlink:href="https://ua.news/ua/ukraine/hram-v-borodyanke-gde-pri-okkupatsii-byla-ustroena-pytochnaya-pereshel-iz-upts-mp-v-ptsu" text:style-name="Internet_20_link" text:visited-style-name="Visited_20_Internet_20_Link">
 "5 канал"</text:a>
 .</text:p>
      <text:p text:style-name="P4">
Збори проходили на центральній площі, перед палацом культури. Не обійшлося безскандалів. Завадити проведенню зборів намагалася юристка УПЦ (МП). Жінкаспробувала перешкодити проведенню голосування й наполягала на його нібитонезаконності, але присутні на зборах її не послухали.</text:p>
      <text:p text:style-name="P4">
<text:span text:style-name="T4">
Читайте також:</text:span>
 <text:a xlink:type="simple" xlink:href="https://www.ukrinform.ua/rubric-regions/3732741-vidkrili-spravu-proti-nastoatela-hramu-upc-mp-akij-dopomagav-deportuvati-ukrainciv-u-bilorus.html" text:style-name="Internet_20_link" text:visited-style-name="Visited_20_Internet_20_Link">
 Відкрили справу проти настоятеля храму УПЦ МП, якийдопомагав депортувати українців у Білорусь </text:a>
</text:p>
      <text:p text:style-name="P4">
"Якщо залишиться московський патріархат - це глибоке коріння залишиться. Інавіть коли ми здобудемо перемогу, - це п'ята колона, яка буде все робити длятого, щоби людей налаштовувати, щоб вони приймали "русский мир", як свійособливий люблячий народ. І тому, поки ми не викорінимо московськийпатріархат, не буде перемоги", - зазначив священник Дмитро Кошка (Православнацерква України).</text:p>
      <text:p text:style-name="P4">
Жителі Бородянки висловлювали обурення відносно тепер вже колишньогонастоятеля храму Святого Архистратига Михаїла Віктора Талька, якийпідозрюється у співпраці з російськими військовими та пропагандистами під часокупації у березні 2022 року.</text:p>
      <text:p text:style-name="P4">
Як повідомлялося, <text:a xlink:type="simple" xlink:href="https://www.ukrinform.ua/rubric-regions/3732741-vidkrili-spravu-proti-nastoatela-hramu-upc-mp-akij-dopomagav-deportuvati-ukrainciv-u-bilorus.html" text:style-name="Internet_20_link" text:visited-style-name="Visited_20_Internet_20_Link">
 7 липня Служба безпеки України відкрила щодо Талькакримінальне провадження </text:a>
 . Наразі перевіряються дані про йогоможливе сприяння росіянам у примусовому вивезенні до Білорусі майже 100мешканців Київщини під час тимчасової окупації регіону. Крім того,співробітники СБУ розслідують обставини функціонування російської катівні натериторії храму, яким опікувався Талько. За попередньою версією слідства,клірик запропонував окупантам використовувати підвальне приміщення релігійноїустанови для ув’язнення учасників руху опору. Задокументовано, що лише з 29 по31 березня 2022 року загарбники утримували там 3-х українських волонтерів, якіпривезли гуманітарну допомогу для місцевих жителів.</text:p>
      <text:p text:style-name="P4">
<text:span text:style-name="T4">
Читайте також:</text:span>
 <text:a xlink:type="simple" xlink:href="https://www.ukrinform.ua/rubric-regions/3728208-zaocno-suditimut-pidpolkovnika-rosgvardii-akij-katuvav-ziteliv-berdanskogo-rajonu.html" text:style-name="Internet_20_link" text:visited-style-name="Visited_20_Internet_20_Link">
 Заочно судитимуть підполковника Росгвардії, який катувавжителів Бердянського району </text:a>
</text:p>
      <text:p text:style-name="P4">
Також Служба безпеки ініціювала лінгвістичну експертизу для перевіркипублічних закликів протоієрея щодо підтримки російських загарбників у війніпроти України.</text:p>
      <text:p text:style-name="P4">
Йдеться про відео інтерв'ю з Тальком, яке записав російський пропагандист Коцпід час окупації Бородянки. На запису священник розповідає, як разом змісцевими мешканцями чекав російську армію. Фільм показували усі росЗМІ якілюстрацію “звільнення” Київщини від “нацистів”.</text:p>
      <text:p text:style-name="P4">
Його інтерв’ю російським ЗМІ про нібито «нацистів» в ЗСУ стало взірцем ворожоїпропаганди з окупованих українських територій, написав у <text:a xlink:type="simple" xlink:href="https://www.facebook.com/profichok/posts/pfbid02DA8gsvvYu5R57cUJHF8v4BBbQuSpfcmJ6yHWXaqWPa9PSKNB81eikG3GezPgzXmHl" text:style-name="Internet_20_link" text:visited-style-name="Visited_20_Internet_20_Link">
 Фейсбуці</text:a>
колишній народний депутат і мешканець Бородянки Олександр Черненко.</text:p>
      <text:p text:style-name="P4">
Під час деокупації Бородянки Талько втік до Білорусі та незабаром повернувся.Він стверджував, що до інтерв'ю його примусили окупанти, а потім змонтували яквважали за потрібне. Настоятель і далі служив у храмі, спокійно пересувавсяселищем, аж поки СБУ не почала розслідування.</text:p>
      <text:p text:style-name="P4">
Source: <text:a xlink:type="simple" xlink:href="https://www.ukrinform.ua/rubric-regions/3733993-hram-u-borodanci-de-za-okupacii-bulo-vlastovano-kativnu-perejsov-do-pcu.html" text:style-name="Internet_20_link" text:visited-style-name="Visited_20_Internet_20_Link">
https://www.ukrinform.ua/rubric-regions/3733993-hram-u-borodanci-de-za-okupacii-bulo-vlastovano-kativnu-perejsov-do-pcu.html</text:a>
</text:p>
      <!--NEWS-->
      <text:h text:style-name="P10" text:outline-level="1">
<text:span text:style-name="T4">
Берлін анонсував два пакети військової допомоги Україні</text:span>
</text:h>
      <text:p text:style-name="P4">
Authors: Ukrinform (Person)</text:p>
      <text:p text:style-name="P4">
Publisher: Укринформ (Organization)</text:p>
      <text:p text:style-name="P4">
Published Time: 2023-07-10T18:31:47+03:00</text:p>
      <text:p text:style-name="P4">
Modified Time: 2023-07-10T18:31:47+03:00</text:p>
      <text:p text:style-name="P4">
Description: Міністр оборони ФРН Борис Пісторіус анонсував надання чергових пакетів військової допомоги Україні. — Укрінформ.</text:p>
      <text:p text:style-name="P4">
Images: ['<text:a xlink:type="simple" xlink:href="https://static.ukrinform.com/photos/2023_01/thumb_files/630_360_1673949561-423.jpg" text:style-name="Internet_20_link" text:visited-style-name="Visited_20_Internet_20_Link">
630_360_16739...</text:a>
']</text:p>
      <text:p text:style-name="P4">
Tags: ['Німеччина', 'Україна', 'допомога', 'Війна з Росією']</text:p>
      <text:p text:style-name="P4">
Type: Article</text:p>
      <!--METADATA-->
      <text:p text:style-name="P4">
<draw:frame draw:style-name="fr1" draw:name="Image173" text:anchor-type="as-char" svg:width="6.9236in" svg:height="3.956343in" draw:z-index="0">
<draw:image xlink:href="../Images/yкринформ/2023-07-10T18-31-47-03-00/630_360_1673949561-423.jpg" xlink:type="simple" xlink:show="embed" xlink:actuate="onLoad" draw:mime-type="image/jpeg"/>
</draw:frame>
 Міністроборони ФРН Борис Пісторіус анонсував надання чергових пакетів військовоїдопомоги Україні.</text:p>
      <text:p text:style-name="P4">
Як передає Укрінформ, про це повідомляє  <text:a xlink:type="simple" xlink:href="https://edition.cnn.com/europe/live-news/russia-ukraine-war-news-07-10-23/h_3db93baa0337c99ecf2fd587fee1cfeb" text:style-name="Internet_20_link" text:visited-style-name="Visited_20_Internet_20_Link">
 CNN</text:a>
 .</text:p>
      <text:p text:style-name="P4">
"Німеччина оголосить про нові пакети допомоги Україні під час майбутньогосаміту НАТО у Вільнюсі, заявив у понеділок міністр оборони Німеччини БорисПісторіус", - йдеться у повідомленні.</text:p>
      <text:p text:style-name="P4">
Під час спільної пресконференції зі своїм французьким колегою СебастьєномЛекорню у Берліні Пісторіус сказав, що попередня робота "практично завершена".</text:p>
      <text:p text:style-name="P4">
<text:span text:style-name="T4">
Читайте також:</text:span>
 <text:a xlink:type="simple" xlink:href="https://www.ukrinform.ua/rubric-ato/3732977-pentagon-ogolosiv-pro-novij-paket-dopomogi-ukraini-z-kasetnimi-boepripasami.html" text:style-name="Internet_20_link" text:visited-style-name="Visited_20_Internet_20_Link">
 <text:span text:style-name="T4">
Пентагон</text:span>
 оголосив про новий пакет допомоги Україні зкасетними боєприпасами </text:a>
</text:p>
      <text:p text:style-name="P4">
Пісторіус додав, що він очікує, що саміт НАТО буде "дуже об'єднаним" і що це"має бути в світлі поточної ситуації".</text:p>
      <text:p text:style-name="P4">
Як повідомлялося, 11-12 липня у Вільнюсі відбудеться саміт НАТО, під час якогоУкраїна хоче отримати чіткі гарантії безпеки та зрозумілу перспективу членствав Альянсі.</text:p>
      <text:p text:style-name="P4">
Фото: dpa</text:p>
      <text:p text:style-name="P4">
Source: <text:a xlink:type="simple" xlink:href="https://www.ukrinform.ua/rubric-ato/3733995-berlin-anonsuvav-dva-paketi-vijskovoi-dopomogi-ukraini.html" text:style-name="Internet_20_link" text:visited-style-name="Visited_20_Internet_20_Link">
https://www.ukrinform.ua/rubric-ato/3733995-berlin-anonsuvav-dva-paketi-vijskovoi-dopomogi-ukraini.html</text:a>
</text:p>
      <!--NEWS-->
      <text:h text:style-name="P10" text:outline-level="1">
<text:span text:style-name="T4">
Ворог обстріляв Донеччину – двоє загиблих і троє поранених</text:span>
</text:h>
      <text:p text:style-name="P4">
Authors: Ukrinform (Person)</text:p>
      <text:p text:style-name="P4">
Publisher: Укринформ (Organization)</text:p>
      <text:p text:style-name="P4">
Published Time: 2023-07-10T18:35:00+03:00</text:p>
      <text:p text:style-name="P4">
Modified Time: 2023-07-10T18:35:00+03:00</text:p>
      <text:p text:style-name="P4">
Description: На Донеччині порушили кримінальне провадження за фактом порушення законів та звичаїв війни. — Укрінформ.</text:p>
      <text:p text:style-name="P4">
Images: ['<text:a xlink:type="simple" xlink:href="https://static.ukrinform.com/photos/2023_07/thumb_files/630_360_1689003307-553.jpg" text:style-name="Internet_20_link" text:visited-style-name="Visited_20_Internet_20_Link">
630_360_16890...</text:a>
']</text:p>
      <text:p text:style-name="P4">
Tags: ['Донеччина', 'Обстріл', 'Війна з Росією']</text:p>
      <text:p text:style-name="P4">
Type: Article</text:p>
      <!--METADATA-->
      <text:p text:style-name="P4">
<draw:frame draw:style-name="fr1" draw:name="Image174" text:anchor-type="as-char" svg:width="6.9236in" svg:height="3.956343in" draw:z-index="0">
<draw:image xlink:href="../Images/yкринформ/2023-07-10T18-35-00-03-00/630_360_1689003307-553.jpg" xlink:type="simple" xlink:show="embed" xlink:actuate="onLoad" draw:mime-type="image/jpeg"/>
</draw:frame>
 НаДонеччині порушили кримінальне провадження за фактом порушення законів тазвичаїв війни.</text:p>
      <text:p text:style-name="P4">
Про це у <text:a xlink:type="simple" xlink:href="https://t.me/Donetsk_obl_prokuratura/1358" text:style-name="Internet_20_link" text:visited-style-name="Visited_20_Internet_20_Link">
 Телеграмі </text:a>
 повідомляєПрокуратура Донецької області, передає Укрінформ.</text:p>
      <text:p text:style-name="P4">
«За процесуального керівництва Донецької обласної прокуратури здійснюютьсядосудові розслідування у кримінальних провадженнях за фактами порушеннязаконів та звичаїв війни (ч. 2 ст. 438 КК України)», - йдеться у повідомленніобласної прокуратури.</text:p>
      <text:p text:style-name="P4">
<text:span text:style-name="T4">
Читайте також:</text:span>
 <text:a xlink:type="simple" xlink:href="https://www.ukrinform.ua/rubric-regions/3733936-na-doneccini-rosiani-dvici-obstrilali-ratuvalnikiv-aki-gasili-pozezu.html" text:style-name="Internet_20_link" text:visited-style-name="Visited_20_Internet_20_Link">
 На Донеччині росіяни двічі <text:span text:style-name="T4">
обстріл</text:span>
 яли рятувальників,які гасили пожежу </text:a>
</text:p>
      <text:p text:style-name="P4">
За її інформацією, 10 липня близько 14:40 війська рф атакували приватнийсектор селища Гостре Покровського району.</text:p>
      <text:p text:style-name="P4">
«Від снарядів загинув місцевий мешканець. Також зазнали мінно-вибухових травмтроє чоловіків віком від 40 до 65 років, серед яких батько і син. Усімпотерпілим надано кваліфіковану медичну допомогу», - додають в обласнійпрокуратурі.</text:p>
      <text:p text:style-name="P4">
Зазначається, що близько 15:00 росіяни знову обстріляли Авдіївку, де увласному будинку загинув 54-річний чоловік.</text:p>
      <text:p text:style-name="P4">
<text:span text:style-name="T4">
Читайте також:</text:span>
 <text:a xlink:type="simple" xlink:href="https://www.ukrinform.ua/rubric-ato/3733868-rosiani-obstrilali-dvoricnu-na-harkivsini-e-postrazdalij.html" text:style-name="Internet_20_link" text:visited-style-name="Visited_20_Internet_20_Link">
 Ворог <text:span text:style-name="T4">
обстріл</text:span>
 яв Дворічну на Харківщині, єпостраждалий </text:a>
</text:p>
      <text:p text:style-name="P4">
За попередніми даними, окупанти обстріляли населені пункти з артилерії. Відвибухів пошкоджено приватні домоволодіння й господарчі споруди.</text:p>
      <text:p text:style-name="P4">
Source: <text:a xlink:type="simple" xlink:href="https://www.ukrinform.ua/rubric-ato/3734001-vorog-obstrilav-doneccinu-dvoe-zagiblih-i-troe-poranenih.html" text:style-name="Internet_20_link" text:visited-style-name="Visited_20_Internet_20_Link">
https://www.ukrinform.ua/rubric-ato/3734001-vorog-obstrilav-doneccinu-dvoe-zagiblih-i-troe-poranenih.html</text:a>
</text:p>
      <!--NEWS-->
      <text:h text:style-name="P10" text:outline-level="1">
<text:span text:style-name="T4">
У Криму окупанти організували для дітей наметові військові збори</text:span>
</text:h>
      <text:p text:style-name="P4">
Authors: Ukrinform (Person)</text:p>
      <text:p text:style-name="P4">
Publisher: Укринформ (Organization)</text:p>
      <text:p text:style-name="P4">
Published Time: 2023-07-10T18:35:06+03:00</text:p>
      <text:p text:style-name="P4">
Modified Time: 2023-07-10T18:35:06+03:00</text:p>
      <text:p text:style-name="P4">
Description: У тимчасово окупованому Криму дітей долучили до наметових військових зборів, де вони проходили військову і тактико-вогневу підготовку. — Укрінформ.</text:p>
      <text:p text:style-name="P4">
Images: ['<text:a xlink:type="simple" xlink:href="https://static.ukrinform.com/photos/2017_02/thumb_files/630_360_1487838005-7132.jpg" text:style-name="Internet_20_link" text:visited-style-name="Visited_20_Internet_20_Link">
630_360_14878...</text:a>
']</text:p>
      <text:p text:style-name="P4">
Tags: ['Діти', 'Окупація Криму', 'Війна з Росією']</text:p>
      <text:p text:style-name="P4">
Type: Article</text:p>
      <!--METADATA-->
      <text:p text:style-name="P4">
<draw:frame draw:style-name="fr1" draw:name="Image175" text:anchor-type="as-char" svg:width="6.9236in" svg:height="3.956343in" draw:z-index="0">
<draw:image xlink:href="../Images/yкринформ/2023-07-10T18-35-06-03-00/630_360_1487838005-7132.jpg" xlink:type="simple" xlink:show="embed" xlink:actuate="onLoad" draw:mime-type="image/jpeg"/>
</draw:frame>
 Утимчасово окупованому Криму дітей долучили до наметових військових зборів, девони проходили військову і тактико-вогневу підготовку.</text:p>
      <text:p text:style-name="P4">
Про це повідомило <text:a xlink:type="simple" xlink:href="https://ppu.gov.ua/press-center/operatyvna-informatsiia-shchodo-sytuatsii-na-tymchasovo-okupovaniy-terytorii-avtonomnoi-respubliky-krym-ta-mista-sevastopolia-stanom-na-10-lypnia-2023-roku/" text:style-name="Internet_20_link" text:visited-style-name="Visited_20_Internet_20_Link">
 Представництво Президента України в АР Крим та м.Севастополь </text:a>
 , передає Укрінформ.</text:p>
      <text:p text:style-name="P4">
«З ініціативи "міністерства внутрішніх справ по республіці Крим" діти, якіперебувають на профобліку, взяли участь у наметових військових зборах, девивчали початкову військову підготовку, тактико-вогневу підготовку тощо. Втаких навчаннях також взяли участь неповнолітні діти з військово-патріотичногоруху “Юнармія”, - зазначають у представництві.</text:p>
      <text:p text:style-name="P4">
<text:span text:style-name="T4">
Читайте також:</text:span>
 <text:a xlink:type="simple" xlink:href="https://www.ukrinform.ua/rubric-regions/3698026-unarmia-ta-deportacia-u-hersonskij-oblradi-rozpovili-pro-situaciu-na-okupovanij-teritorii.html" text:style-name="Internet_20_link" text:visited-style-name="Visited_20_Internet_20_Link">
 « <text:span text:style-name="T4">
Юнармія</text:span>
 » та депортація: у Херсонській облрадірозповіли про ситуацію на окупованій території</text:a>
</text:p>
      <text:p text:style-name="P4">
За його інформацією, окупанти в <text:a xlink:type="simple" xlink:href="https://www.ukrinform.ua/tag-krim" text:style-name="Internet_20_link" text:visited-style-name="Visited_20_Internet_20_Link">
 Криму </text:a>
також навчають курсанток на операторів дронів-камікадзе.</text:p>
      <text:p text:style-name="P4">
Як повідомлялося, на території ТОТ АР Крим окупаційна влада проводитьмілітаризацію дітей, відкриваючи кадетські корпуси та загони "Юнармії".</text:p>
      <text:p text:style-name="P4">
Source: <text:a xlink:type="simple" xlink:href="https://www.ukrinform.ua/rubric-crimea/3733998-u-krimu-okupanti-organizuvali-dla-ditej-nametovi-vijskovi-zbori.html" text:style-name="Internet_20_link" text:visited-style-name="Visited_20_Internet_20_Link">
https://www.ukrinform.ua/rubric-crimea/3733998-u-krimu-okupanti-organizuvali-dla-ditej-nametovi-vijskovi-zbori.html</text:a>
</text:p>
      <!--NEWS-->
      <text:h text:style-name="P10" text:outline-level="1">
<text:span text:style-name="T4">
Завтра в Україні до 25° тепла, переважно без опадів</text:span>
</text:h>
      <text:p text:style-name="P4">
Authors: Ukrinform (Person)</text:p>
      <text:p text:style-name="P4">
Publisher: Укринформ (Organization)</text:p>
      <text:p text:style-name="P4">
Published Time: 2023-07-10T18:40:00+03:00</text:p>
      <text:p text:style-name="P4">
Modified Time: 2023-07-10T18:40:00+03:00</text:p>
      <text:p text:style-name="P4">
Description: В Україні у вівторок, 11 липня, короткочасні дощі та грози можливі місцями у західних, східних, Полтавській та Дніпропетровській областях, на решті території без опадів. — Укрінформ.</text:p>
      <text:p text:style-name="P4">
Images: ['<text:a xlink:type="simple" xlink:href="https://static.ukrinform.com/photos/2021_07/thumb_files/630_360_1627313257-151.jpg" text:style-name="Internet_20_link" text:visited-style-name="Visited_20_Internet_20_Link">
630_360_16273...</text:a>
']</text:p>
      <text:p text:style-name="P4">
Tags: ['Дощ', 'Погода', 'Тепло']</text:p>
      <text:p text:style-name="P4">
Type: Article</text:p>
      <!--METADATA-->
      <text:p text:style-name="P4">
<draw:frame draw:style-name="fr1" draw:name="Image176" text:anchor-type="as-char" svg:width="6.9236in" svg:height="3.956343in" draw:z-index="0">
<draw:image xlink:href="../Images/yкринформ/2023-07-10T18-40-00-03-00/630_360_1627313257-151.jpg" xlink:type="simple" xlink:show="embed" xlink:actuate="onLoad" draw:mime-type="image/jpeg"/>
</draw:frame>
 В Україніу вівторок, 11 липня, короткочасні дощі та грози можливі місцями у західних,східних, Полтавській та Дніпропетровській областях, на решті території безопадів.</text:p>
      <text:p text:style-name="P4">
Про це Укрінформу повідомили в Українському гідрометцентрі.</text:p>
      <text:p text:style-name="P4">
Вітер переважно північно-західний, 5-10 м/с.</text:p>
      <text:p text:style-name="P4">
Температура вночі становитиме 11-16°, вдень 20-25°; на півдні країни вночі15-20°, вдень 24-29°.</text:p>
      <text:p text:style-name="P4">
У Києві та Київській області 11 липня мінлива хмарність, без опадів.Температура у столиці вночі 13-15°, вдень 21-23°; в регіоні вночі 11-16°,вдень 20-25°.</text:p>
      <text:p text:style-name="P4">
В наступні два дні в Україні, за прогнозами синоптиків, переважатиме суха <text:a xlink:type="simple" xlink:href="https://www.ukrinform.ua/tag-pogoda" text:style-name="Internet_20_link" text:visited-style-name="Visited_20_Internet_20_Link">
погода </text:a>
 . Зокрема, 12 липня без опадів,лише вночі у південно-східних областях та Карпатському регіоні короткочаснідощі, місцями грози; 13 липня в західних, вдень і у Вінницькій, Одеській таМиколаївській областях короткочасні дощі, грози; на решті території безопадів.</text:p>
      <text:p text:style-name="P4">
<text:span text:style-name="T4">
Читайте також:</text:span>
 <text:a xlink:type="simple" xlink:href="https://www.ukrinform.ua/rubric-world/3731577-u-sviti-zafiksovano-najspekotnisij-den-za-vsu-istoriu-sposterezen.html" text:style-name="Internet_20_link" text:visited-style-name="Visited_20_Internet_20_Link">
 У світі зафіксували найспекотніший день за всю історіюспостережень </text:a>
</text:p>
      <text:p text:style-name="P4">
Температура у південній частині вночі 16-21°, вдень 27-32°, на Одещині 13липня до 35°; на решті території вночі 12-17°, вдень 21-26°, в західних, 13липня і у північних та центральних областях 24-29°.</text:p>
      <text:p text:style-name="P4">
У столичному регіоні 12-13 липня без опадів. Вітер північно-західний, 5-10м/с. Температура у Києві вночі 14-16°, вдень 12 липня 23-25°, 13 липня 26-28°.По області вночі 12-17°, вдень 12 липня 21-26°, 13 липня 24-29°.</text:p>
      <text:p text:style-name="P4">
Впродовж 14-15 липня в Україні очікуються місцями короткочасні дощі, місцямигрози.</text:p>
      <text:p text:style-name="P4">
Температура вночі 14-20°, на півдні до 23°, 14 липня в західних, 15 липня і впівнічних та більшості центральних областей 11-17°; вдень 23-29°, на півдні до32°.</text:p>
      <text:p text:style-name="P4">
У Києві та області 14 липня короткочасний дощ (вдень місцями), 15 липня безопадів. Температура у столиці 14 липня вночі 17-19°, вдень 23-25°; 15 липнявночі 15-17°, вдень 25-27°. У регіоні вночі 14 липня 15-20°, 15 липня 12-17°;вдень 23-28°.</text:p>
      <text:p text:style-name="P4">
Source: <text:a xlink:type="simple" xlink:href="https://www.ukrinform.ua/rubric-regions/3733837-zavtra-v-ukraini-do-25-tepla-perevazno-bez-opadiv.html" text:style-name="Internet_20_link" text:visited-style-name="Visited_20_Internet_20_Link">
https://www.ukrinform.ua/rubric-regions/3733837-zavtra-v-ukraini-do-25-tepla-perevazno-bez-opadiv.html</text:a>
</text:p>
      <!--NEWS-->
      <text:h text:style-name="P10" text:outline-level="1">
<text:span text:style-name="T4">
Споживчі ціни у червні зросли на 0,8% - Держстат</text:span>
</text:h>
      <text:p text:style-name="P4">
Authors: Ukrinform (Person)</text:p>
      <text:p text:style-name="P4">
Publisher: Укринформ (Organization)</text:p>
      <text:p text:style-name="P4">
Published Time: 2023-07-10T18:47:54+03:00</text:p>
      <text:p text:style-name="P4">
Modified Time: 2023-07-10T18:47:54+03:00</text:p>
      <text:p text:style-name="P4">
Description: У червні 2023 року інфляція на споживчому ринку трохи прискорилася - до 0,8% проти 0,5% у травні; з початку року ціни зросли на 4,6%. — Укрінформ.</text:p>
      <text:p text:style-name="P4">
Images: ['<text:a xlink:type="simple" xlink:href="https://static.ukrinform.com/photos/2021_08/thumb_files/630_360_1628392089-913.jpg" text:style-name="Internet_20_link" text:visited-style-name="Visited_20_Internet_20_Link">
630_360_16283...</text:a>
']</text:p>
      <text:p text:style-name="P4">
Tags: ['Ціни', 'Держстат']</text:p>
      <text:p text:style-name="P4">
Type: Article</text:p>
      <!--METADATA-->
      <text:p text:style-name="P4">
<draw:frame draw:style-name="fr1" draw:name="Image177" text:anchor-type="as-char" svg:width="6.9236in" svg:height="3.956343in" draw:z-index="0">
<draw:image xlink:href="../Images/yкринформ/2023-07-10T18-47-54-03-00/630_360_1628392089-913.jpg" xlink:type="simple" xlink:show="embed" xlink:actuate="onLoad" draw:mime-type="image/jpeg"/>
</draw:frame>
 У червні2023 року інфляція на споживчому ринку трохи прискорилася - до 0,8% проти 0,5%у травні; з початку року ціни зросли на 4,6%.</text:p>
      <text:p text:style-name="P4">
Про це повідомляє Державна служба статистики у  <text:a xlink:type="simple" xlink:href="https://www.facebook.com/permalink.php" text:style-name="Internet_20_link" text:visited-style-name="Visited_20_Internet_20_Link">
 Фейсбуці,</text:a>
передає Укрінформ.</text:p>
      <text:p text:style-name="P4">
"У червні 2023 року інфляція на споживчому ринку порівняно із травнем 2023року становила 0,8%, з початку року - 4,6%. Базова інфляція з початку рокустановила 3,2%", - йдеться в повідомленні.</text:p>
      <text:p text:style-name="P4">
При цьому у річному вимірі (проти червня 2022 року) ціни зросли на 12,8%.</text:p>
      <text:p text:style-name="P4">
</text:p>
      <text:p text:style-name="P4">
Як зазначають у Держстаті, на споживчому ринку в червні ціни на продуктихарчування та безалкогольні напої зросли на 0,1%. Найбільше (на 1,9%)подорожчали м'ясо та м'ясопродукти. На 1,0-0,2% зросли ціни на овочі,кисломолочну продукцію, безалкогольні напої, рибу та продукти з риби, хліб.Водночас на 4,1-0,5% знизилися ціни на яйця, рис, продукти переробки зерновихсоняшникову олію, орукти, сало, молоко, сири.</text:p>
      <text:p text:style-name="P4">
Ціни на алкогольні напої та тютюнові вироби підвищилися на 0,8%. Одяг і взуттяподешевшали на 3,0%.</text:p>
      <text:p text:style-name="P4">
 <text:span text:style-name="T4">
Читайте також:</text:span>
<text:a xlink:type="simple" xlink:href="https://www.ukrinform.ua/rubric-economy/3732745-z-pocatku-roku-agrarii-vze-otrimali-majze-308-miljoni-grantiv-na-rozvitok-sadivnictva-ta-teplic.html" text:style-name="Internet_20_link" text:visited-style-name="Visited_20_Internet_20_Link">
 <text:span text:style-name="T4">
Аграрії</text:span>
 <text:span text:style-name="T4">
цьогоріч</text:span>
 <text:span text:style-name="T4">
залучили</text:span>
 <text:span text:style-name="T4">
майже</text:span>
 ₴ <text:span text:style-name="T4">
308</text:span>
 <text:span text:style-name="T4">
мільйонів</text:span>
<text:span text:style-name="T4">
грантів</text:span>
 на <text:span text:style-name="T4">
розвиток</text:span>
 <text:span text:style-name="T4">
садівництва</text:span>
 та <text:span text:style-name="T4">
теплиць</text:span>
</text:a>
</text:p>
      <text:p text:style-name="P4">
Зростання цін (тарифів) на житло, воду, електроенергію, газ та інші видипалива на 11,9% відбулося головним чином за рахунок підвищення цін наелектроенергію на 69,7%. Ціни на транспорт знизилися на 0,8% переважно черезздешевлення палива та мастил на 2,0%. Водночас на 3,1% подорожчав проїзд узалізничному пасажирському транспорті. У сфері звʼязку ціни зросли на 0,5%, щоповʼязано з підвищенням тарифів на місцевий телефонний зв'язок на 13,8%.</text:p>
      <text:p text:style-name="P4">
Як повідомляв Укрінформ, у травні 2023 року інфляція на споживчому ринку трохиприскорилася - до 0,5% проти 0,2% у квітні; з початку року ціни зросли на3,8%.</text:p>
      <text:p text:style-name="P4">
Source: <text:a xlink:type="simple" xlink:href="https://www.ukrinform.ua/rubric-economy/3734004-spozivci-cini-u-cervni-zrosli-na-08-derzstat.html" text:style-name="Internet_20_link" text:visited-style-name="Visited_20_Internet_20_Link">
https://www.ukrinform.ua/rubric-economy/3734004-spozivci-cini-u-cervni-zrosli-na-08-derzstat.html</text:a>
</text:p>
      <!--NEWS-->
      <text:h text:style-name="P10" text:outline-level="1">
<text:span text:style-name="T4">
Зміцнення та готовність до дій: Дуда назвав очікування від саміту НАТО у Вільнюсі</text:span>
</text:h>
      <text:p text:style-name="P4">
Authors: Ukrinform (Person)</text:p>
      <text:p text:style-name="P4">
Publisher: Укринформ (Organization)</text:p>
      <text:p text:style-name="P4">
Published Time: 2023-07-10T19:00:46+03:00</text:p>
      <text:p text:style-name="P4">
Modified Time: 2023-07-10T19:00:46+03:00</text:p>
      <text:p text:style-name="P4">
Description: Під час саміту у Вільнюсі мають пролунати сигнали щодо зближення НАТО з Україною, без членства якої в Альянсі важко уявити майбутню архітектуру безпеки в Європі. — Укрінформ.</text:p>
      <text:p text:style-name="P4">
Images: ['<text:a xlink:type="simple" xlink:href="https://static.ukrinform.com/photos/2023_06/thumb_files/630_360_1687957644-863.jpg" text:style-name="Internet_20_link" text:visited-style-name="Visited_20_Internet_20_Link">
630_360_16879...</text:a>
']</text:p>
      <text:p text:style-name="P4">
Tags: None</text:p>
      <text:p text:style-name="P4">
Type: Article</text:p>
      <!--METADATA-->
      <text:p text:style-name="P4">
<draw:frame draw:style-name="fr1" draw:name="Image180" text:anchor-type="as-char" svg:width="6.9236in" svg:height="3.956343in" draw:z-index="0">
<draw:image xlink:href="../Images/yкринформ/2023-07-10T19-00-46-03-00/630_360_1687957644-863.jpg" xlink:type="simple" xlink:show="embed" xlink:actuate="onLoad" draw:mime-type="image/jpeg"/>
</draw:frame>
 Під чассаміту у Вільнюсі мають пролунати сигнали щодо зближення НАТО з Україною, безчленства якої в Альянсі важко уявити майбутню архітектуру безпеки в Європі.</text:p>
      <text:p text:style-name="P4">
Про це заявив президент Польщі Анджей Дуда на зустрічі з польськимгенералітетом у місті Легіоново, передає кореспондент Укрінформу.</text:p>
      <text:p text:style-name="P4">
“Ми повністю усвідомлюємо умови для членства України, їх розуміє й Україна. Тапопри це складно собі уявити майбутню архітектуру безпеки в Європі без Українив <text:a xlink:type="simple" xlink:href="https://www.ukrinform.ua/tag-nato" text:style-name="Internet_20_link" text:visited-style-name="Visited_20_Internet_20_Link">
 НАТО </text:a>
 , а також без членства України вЄС. І найголовніше - складно собі уявити безпеку Польщі без вільної,незалежної і стабільної України”, - підкреслив Дуда.</text:p>
      <text:p text:style-name="P4">
За його словами, це - "основа польської політики безпеки упродовж декількохдесятиліть, яку ніхто не має ставити під сумнів".</text:p>
      <text:p text:style-name="P4">
Водночас польський лідер заявив, що викликає занепокоєння ядерна ескалація збоку Росії, а також перекидання до Білорусі ПВК “Вагнер”. Тож під час самітуНАТО з польського боку прозвучить сильний сигнал: російська політика, якавикористовує погрози ядерної ескалації проти країн НАТО, не може залишитисябез відповіді.</text:p>
      <text:p text:style-name="P4">
За його словами, у Вільнюсі польська сторона очікує насамперед на зміцненнявійськового виміру Альянсу, на рішення щодо нових, більш детальних обороннихпланів, “які НАТО коли-небудь мало від періоду Холодної війни”.</text:p>
      <text:p text:style-name="P4">
“Ми очікуємо на декларації з боку НАТО про утримання в готовності сил дляшвидкого перекидання до кризових регіонів. З цим пов'язане питання прозбільшення складів з озброєнням і військовою технікою у країнах східногофлангу НАТО”, - наголосив Дуда.</text:p>
      <text:p text:style-name="P4">
Він додав, що Варшава також чекає від саміту на зміцнення ланцюгів управліннявійськами НАТО, що передбачає швидкий перехід з мирного стану у стан кризи йуправління силами аж до кількасот тисяч військових, а також на ряд рішень щодопосилення оборонного потенціалу і збільшення можливостей співпраці ОПК країнАльянсу.</text:p>
      <text:p text:style-name="P4">
Президент РП оцінив як дуже добрий процес модернізації армії, особливозвернувши увагу на зміцнення системи ППО, а також посилення флоту.</text:p>
      <text:p text:style-name="P4">
<text:span text:style-name="T4">
Читайте також:</text:span>
 <text:a xlink:type="simple" xlink:href="https://www.ukrinform.ua/rubric-world/3733984-u-polsi-ne-viklucaut-provokacij-pid-cas-samitu-nato.html" text:style-name="Internet_20_link" text:visited-style-name="Visited_20_Internet_20_Link">
 У Польщі не виключають провокацій під час саміту <text:span text:style-name="T4">
НАТО</text:span>
</text:a>
</text:p>
      <text:p text:style-name="P4">
“Я розраховую, що після введення в дію програми купівлі багатоцільовихфрегатів швидко розпочнеться процедура придбання Польщею і підводних човнів”,- заявив Дуда.</text:p>
      <text:p text:style-name="P4">
За його словами, найближчим часом до парламенту буде передано законопроєкт,який передбачає “зміцнення системи оборонного планування в Польщі”.</text:p>
      <text:p text:style-name="P4">
Як повідомлялося, 11-12 липня у Вільнюсі відбудеться саміт НАТО, під час якогоУкраїна прагне отримати чіткі гарантії безпеки та зрозумілу перспективучленства в Альянсі.</text:p>
      <text:p text:style-name="P4">
Source: <text:a xlink:type="simple" xlink:href="https://www.ukrinform.ua/rubric-world/3734010-zmicnenna-ta-gotovnist-do-dij-duda-nazvav-ocikuvanna-vid-samitu-nato-u-vilnusi.html" text:style-name="Internet_20_link" text:visited-style-name="Visited_20_Internet_20_Link">
https://www.ukrinform.ua/rubric-world/3734010-zmicnenna-ta-gotovnist-do-dij-duda-nazvav-ocikuvanna-vid-samitu-nato-u-vilnusi.html</text:a>
</text:p>
      <!--NEWS-->
      <text:h text:style-name="P10" text:outline-level="1">
<text:span text:style-name="T4">
За пів року Хотинську фортецю відвідали близько 20 тисяч туристів</text:span>
</text:h>
      <text:p text:style-name="P4">
Authors: Ukrinform (Person)</text:p>
      <text:p text:style-name="P4">
Publisher: Укринформ (Organization)</text:p>
      <text:p text:style-name="P4">
Published Time: 2023-07-10T19:09:55+03:00</text:p>
      <text:p text:style-name="P4">
Modified Time: 2023-07-10T19:09:55+03:00</text:p>
      <text:p text:style-name="P4">
Description: У Хотинській фортеці цього року відзначають збільшення кількості туристів у порівнянні із періодом карантинних обмежень. Зокрема за перші шість місяців цього року заповідник відвідали близько 20 тисяч туристів, що перевищує показники минулих років. — Укрінформ.</text:p>
      <text:p text:style-name="P4">
Images: ['<text:a xlink:type="simple" xlink:href="https://static.ukrinform.com/photos/2023_07/thumb_files/630_360_1689005206-8211.jpeg" text:style-name="Internet_20_link" text:visited-style-name="Visited_20_Internet_20_Link">
630_360_16890...</text:a>
', '<text:a xlink:type="simple" xlink:href="https://static.ukrinform.com/photos/2023_07/thumb_files/630_360_1689005206-2716.jpeg" text:style-name="Internet_20_link" text:visited-style-name="Visited_20_Internet_20_Link">
630_360_16890...</text:a>
']</text:p>
      <text:p text:style-name="P4">
Tags: ['Туризм', 'Чернівці', 'Хотинська фортеця']</text:p>
      <text:p text:style-name="P4">
Type: Article</text:p>
      <!--METADATA-->
      <text:p text:style-name="P4">
<draw:frame draw:style-name="fr1" draw:name="Image181" text:anchor-type="as-char" svg:width="6.9236in" svg:height="3.956343in" draw:z-index="0">
<draw:image xlink:href="../Images/yкринформ/2023-07-10T19-09-55-03-00/630_360_1689005206-8211.jpeg" xlink:type="simple" xlink:show="embed" xlink:actuate="onLoad" draw:mime-type="image/jpeg"/>
</draw:frame>
 УХотинській фортеці цього року відзначають збільшення кількості туристів упорівнянні із періодом карантинних обмежень. Зокрема за перші шість місяцівцього року заповідник відвідали близько 20 тисяч туристів, що перевищуєпоказники минулих років.</text:p>
      <text:p text:style-name="P4">
Про це у коментарі кореспонденту Укрінформу розповіла директорка Державногоісторико-культурного заповідника "Хотинська фортеця" Єлизавета Буйновська.</text:p>
      <text:p text:style-name="P4">
"Зараз дуже зросла активність внутрішніх туристів, які приїздять до Хотинськоїфортеці. За показниками відвідуваності за ці пів року можна зробити висновок,що ми перевищуємо навіть показники ковідних 2020-2021 років, не кажучи вже проминулий воєнний рік. Зараз маємо уже близько 20 тисяч відвідувачів від початкуцього року", - розповіла Буйновська.</text:p>
      <text:p text:style-name="P4">
<text:span text:style-name="T4">
Читайте також:</text:span>
 <text:a xlink:type="simple" xlink:href="https://www.ukrinform.ua/rubric-culture/3728933-tureccina-moze-dolucitisa-do-restavracii-akkermanskoi-forteci-na-odesini.html" text:style-name="Internet_20_link" text:visited-style-name="Visited_20_Internet_20_Link">
 Туреччина може долучитися до реставрації Аккерманської<text:span text:style-name="T4">
фортец</text:span>
 і на Одещині </text:a>
</text:p>
      <text:p text:style-name="P4">
За її словами, до фортеці найчастіше організовують візити туристичних групдітей внутрішньо переміщених осіб із прифронтових територій - Харківщини,Сумщини, Донеччини, Луганщини, Миколаївщини тощо. Також чимало туристичнихгруп приїздить із великих українських міст - Києва, Дніпра, Харкова.</text:p>
      <text:p text:style-name="P4">
<draw:frame draw:style-name="fr1" draw:name="Image182" text:anchor-type="as-char" svg:width="6.9236in" svg:height="3.956343in" draw:z-index="0">
<draw:image xlink:href="../Images/yкринформ/2023-07-10T19-09-55-03-00/630_360_1689005206-2716.jpeg" xlink:type="simple" xlink:show="embed" xlink:actuate="onLoad" draw:mime-type="image/jpeg"/>
</draw:frame>
</text:p>
      <text:p text:style-name="P4">
<text:a xlink:type="simple" xlink:href="https://static.ukrinform.com/photos/2023_07/1689005206-2716.jpeg" text:style-name="Internet_20_link" text:visited-style-name="Visited_20_Internet_20_Link">
 <draw:frame draw:style-name="fr1" draw:name="Image183" text:anchor-type="as-char" svg:width="6.9236in" svg:height="3.956343in" draw:z-index="0">
<draw:image xlink:href="../Images/yкринформ/2023-07-10T19-09-55-03-00/630_360_1689005206-2716.jpeg" xlink:type="simple" xlink:show="embed" xlink:actuate="onLoad" draw:mime-type="image/jpeg"/>
</draw:frame>
</text:a>
 <text:a xlink:type="simple" xlink:href="https://static.ukrinform.com/photos/2023_07/1689005206-8211.jpeg" text:style-name="Internet_20_link" text:visited-style-name="Visited_20_Internet_20_Link">
<draw:frame draw:style-name="fr1" draw:name="Image184" text:anchor-type="as-char" svg:width="6.9236in" svg:height="3.956343in" draw:z-index="0">
<draw:image xlink:href="../Images/yкринформ/2023-07-10T19-09-55-03-00/630_360_1689005206-8211.jpeg" xlink:type="simple" xlink:show="embed" xlink:actuate="onLoad" draw:mime-type="image/jpeg"/>
</draw:frame>
</text:a>
 <text:a xlink:type="simple" xlink:href="https://static.ukrinform.com/photos/2023_07/1689005206-7105.jpeg" text:style-name="Internet_20_link" text:visited-style-name="Visited_20_Internet_20_Link">
</text:a>
 <text:a xlink:type="simple" xlink:href="https://static.ukrinform.com/photos/2023_07/1689005206-2880.jpeg" text:style-name="Internet_20_link" text:visited-style-name="Visited_20_Internet_20_Link">
</text:a>
 <text:a xlink:type="simple" xlink:href="https://static.ukrinform.com/photos/2023_07/1689005207-5378.jpeg" text:style-name="Internet_20_link" text:visited-style-name="Visited_20_Internet_20_Link">
</text:a>
 <text:a xlink:type="simple" xlink:href="https://static.ukrinform.com/photos/2023_07/1689005207-2600.jpeg" text:style-name="Internet_20_link" text:visited-style-name="Visited_20_Internet_20_Link">
</text:a>
 <text:a xlink:type="simple" xlink:href="https://static.ukrinform.com/photos/2023_07/1689005208-5885.jpeg" text:style-name="Internet_20_link" text:visited-style-name="Visited_20_Internet_20_Link">
</text:a>
 <text:a xlink:type="simple" xlink:href="https://static.ukrinform.com/photos/2023_07/1689005208-3222.jpeg" text:style-name="Internet_20_link" text:visited-style-name="Visited_20_Internet_20_Link">
</text:a>
 <text:a xlink:type="simple" xlink:href="https://static.ukrinform.com/photos/2023_07/1689005208-4570.jpeg" text:style-name="Internet_20_link" text:visited-style-name="Visited_20_Internet_20_Link">
</text:a>
</text:p>
      <text:p text:style-name="P4">
"Останні тижні почали до нас доволі активно приїздити і поодинокі чиневеликими групами іноземні туристи. Можна помітити у нас візитерів ізРумунії, Польщі, Молдови. Якщо раніше, до війни, у нас дуже багато булопольських туристів, то зараз я помітила, що збільшилася кількість саметуристів із Румунії. Натомість поляків менше приїздить", - додала керівницязаповідника "Хотинська фортеця".</text:p>
      <text:p text:style-name="P4">
Вона сподівається, що з такими темпами відвідуваності заповідник у найближчіроки зможе вийти на показники докарантинного періоду, коли за рік фортецювідвідували 70-80 тисяч туристів.</text:p>
      <text:p text:style-name="P4">
Source: <text:a xlink:type="simple" xlink:href="https://www.ukrinform.ua/rubric-regions/3734013-za-piv-roku-hotinsku-fortecu-vidvidali-blizko-20-tisac-turistiv.html" text:style-name="Internet_20_link" text:visited-style-name="Visited_20_Internet_20_Link">
https://www.ukrinform.ua/rubric-regions/3734013-za-piv-roku-hotinsku-fortecu-vidvidali-blizko-20-tisac-turistiv.html</text:a>
</text:p>
      <!--NEWS-->
      <text:h text:style-name="P10" text:outline-level="1">
<text:span text:style-name="T4">
Канада більш як удвічі посилює військову присутність у Латвії</text:span>
</text:h>
      <text:p text:style-name="P4">
Authors: Ukrinform (Person)</text:p>
      <text:p text:style-name="P4">
Publisher: Укринформ (Organization)</text:p>
      <text:p text:style-name="P4">
Published Time: 2023-07-10T19:12:00+03:00</text:p>
      <text:p text:style-name="P4">
Modified Time: 2023-07-10T19:12:00+03:00</text:p>
      <text:p text:style-name="P4">
Description: Канада виділить 2,6 мільярда доларів на трирічне фінансування місії та збільшить кількість канадських військових у Латвії до 2 200 людей. — Укрінформ.</text:p>
      <text:p text:style-name="P4">
Images: ['<text:a xlink:type="simple" xlink:href="https://static.ukrinform.com/photos/2016_06/thumb_files/630_360_1465993890-7915.jpg" text:style-name="Internet_20_link" text:visited-style-name="Visited_20_Internet_20_Link">
630_360_14659...</text:a>
']</text:p>
      <text:p text:style-name="P4">
Tags: ['Канада', 'Латвія', 'ООН', 'Військові']</text:p>
      <text:p text:style-name="P4">
Type: Article</text:p>
      <!--METADATA-->
      <text:p text:style-name="P4">
<draw:frame draw:style-name="fr1" draw:name="Image192" text:anchor-type="as-char" svg:width="6.9236in" svg:height="3.956343in" draw:z-index="0">
<draw:image xlink:href="../Images/yкринформ/2023-07-10T19-12-00-03-00/630_360_1465993890-7915.jpg" xlink:type="simple" xlink:show="embed" xlink:actuate="onLoad" draw:mime-type="image/jpeg"/>
</draw:frame>
 Канадавиділить 2,6 мільярда доларів на трирічне фінансування місії та збільшитькількість канадських військових у Латвії до 2 200 людей.</text:p>
      <text:p text:style-name="P4">
Про це повідомили в <text:a xlink:type="simple" xlink:href="https://www.pm.gc.ca/fr/nouvelles/communiques/2023/07/10/premier-ministre-augmente-soutien-presence-importante-de-lotan" text:style-name="Internet_20_link" text:visited-style-name="Visited_20_Internet_20_Link">
 офісі прем’єр-міністра Канади Джастіна Трюдо</text:a>
 за підсумками його візиту доЛатвії, повідомляє Укрінформ.</text:p>
      <text:p text:style-name="P4">
“Починаючи з цього року <text:a xlink:type="simple" xlink:href="https://www.ukrinform.ua/tag-kanada" text:style-name="Internet_20_link" text:visited-style-name="Visited_20_Internet_20_Link">
 Канада </text:a>
виділить 2,6 млрд дол. на продовження на три роки й розширення операціїREASSURANCE. Ця операція є внеском Канади у найбільше за покоління зміцненняколективної оборони Альянсу й найчисленнішою закордонною місією, у межах якоїбуде на постійній основі розгорнуто до 2200 військовослужбовців, що більш ніжудвічі більше, ніж зараз”, - йдеться у повідомленні.</text:p>
      <text:p text:style-name="P4">
<text:span text:style-name="T4">
Читайте також:</text:span>
 <text:a xlink:type="simple" xlink:href="https://www.ukrinform.ua/rubric-world/3733333-kanada-nalastovana-poklasti-kraj-zastosuvannu-kasetnih-boepripasiv.html" text:style-name="Internet_20_link" text:visited-style-name="Visited_20_Internet_20_Link">
 <text:span text:style-name="T4">
Канада</text:span>
 <text:span text:style-name="T4">
налаштована</text:span>
 <text:span text:style-name="T4">
покласти</text:span>
 <text:span text:style-name="T4">
край</text:span>
<text:span text:style-name="T4">
застосуванню</text:span>
 <text:span text:style-name="T4">
касетних</text:span>
 <text:span text:style-name="T4">
боєприпасів</text:span>
</text:a>
</text:p>
      <text:p text:style-name="P4">
Зазначається, що Канада закупить та розгорне збройні системи та поповнитьсклади, а також активізує розвідувальну, кібернетичну та космічну діяльністьзадля посилення НАТО.</text:p>
      <text:p text:style-name="P4">
Як повідомляв Укрінформ, у межах операції Reassurance для стримування можливоїросійської агресії у Латвії в складі багатонаціонального батальйону шістьроків несуть службу 540 канадських військових, а загалом до складу батальйонувходить понад 1000 осіб.</text:p>
      <text:p text:style-name="P4">
На тлі російської агресії проти України Канада у березні 2022 року <text:a xlink:type="simple" xlink:href="https://www.ukrinform.ua/rubric-world/3424091-kanada-prodovzila-svou-vijskovu-misiu-u-latvii.html" text:style-name="Internet_20_link" text:visited-style-name="Visited_20_Internet_20_Link">
достроково продовжила свою військову місію Reassurance у Латвії</text:a>
 .</text:p>
      <text:p text:style-name="P4">
<text:span text:style-name="T5">
Фото: U.S. Army Europe Латвія кордон</text:span>
</text:p>
      <text:p text:style-name="P4">
Source: <text:a xlink:type="simple" xlink:href="https://www.ukrinform.ua/rubric-world/3734009-kanada-bilse-au-udvici-posilue-vijskovu-prisutnist-u-latvii.html" text:style-name="Internet_20_link" text:visited-style-name="Visited_20_Internet_20_Link">
https://www.ukrinform.ua/rubric-world/3734009-kanada-bilse-au-udvici-posilue-vijskovu-prisutnist-u-latvii.html</text:a>
</text:p>
      <!--NEWS-->
      <text:h text:style-name="P10" text:outline-level="1">
<text:span text:style-name="T4">
На півдні Сили оборони продовжують наступ, на сході йдуть важкі бої</text:span>
</text:h>
      <text:p text:style-name="P4">
Authors: Ukrinform (Person)</text:p>
      <text:p text:style-name="P4">
Publisher: Укринформ (Organization)</text:p>
      <text:p text:style-name="P4">
Published Time: 2023-07-10T19:21:00+03:00</text:p>
      <text:p text:style-name="P4">
Modified Time: 2023-07-10T19:21:00+03:00</text:p>
      <text:p text:style-name="P4">
Description: На Куп’янському, Лиманському, Бахмутському, Авдіївському та Мар’їнському напрямках тривають важкі бої, за добу відбулось 17 бойових зіткнень. — Укрінформ.</text:p>
      <text:p text:style-name="P4">
Images: ['<text:a xlink:type="simple" xlink:href="https://static.ukrinform.com/photos/2022_08/thumb_files/630_360_1661832290-777.jpg" text:style-name="Internet_20_link" text:visited-style-name="Visited_20_Internet_20_Link">
630_360_16618...</text:a>
']</text:p>
      <text:p text:style-name="P4">
Tags: ['Обстріл', 'ЗСУ', 'Війна з Росією']</text:p>
      <text:p text:style-name="P4">
Type: Article</text:p>
      <!--METADATA-->
      <text:p text:style-name="P4">
<draw:frame draw:style-name="fr1" draw:name="Image193" text:anchor-type="as-char" svg:width="6.9236in" svg:height="3.956343in" draw:z-index="0">
<draw:image xlink:href="../Images/yкринформ/2023-07-10T19-21-00-03-00/630_360_1661832290-777.jpg" xlink:type="simple" xlink:show="embed" xlink:actuate="onLoad" draw:mime-type="image/jpeg"/>
</draw:frame>
 НаКуп’янському, Лиманському, Бахмутському, Авдіївському та Мар’їнськомунапрямках тривають важкі бої, за добу відбулось 17 бойових зіткнень.</text:p>
      <text:p text:style-name="P4">
Як передає Укрінформ, про це Генеральний штаб Збройних сил України повідомляєу <text:a xlink:type="simple" xlink:href="https://www.facebook.com/GeneralStaff.ua/posts/pfbid036AXTfzwRW5Z5hQmXGs5n74tqFW4qWdut7mGCgonBneiLPDivsrJoJS26XM1eVx8Sl" text:style-name="Internet_20_link" text:visited-style-name="Visited_20_Internet_20_Link">
 Фейсбуці</text:a>
.</text:p>
      <text:p text:style-name="P4">
“Противник зосереджує основні зусилля на Куп’янському, Лиманському,Бахмутському, Авдіївському та Мар’їнському напрямках, тривають важкі бої.Протягом доби відбулось 17 бойових зіткнень”, - ідеться в повідомленні.</text:p>
      <text:p text:style-name="P4">
Окрім того, Російська Федерація сьогодні вночі завдала чергового ракетногоудару по території одного з інфраструктурних об'єктів Миколаєва. Також ворогзавдав 22 авіаційні удари та здійснив близько 30 <text:a xlink:type="simple" xlink:href="https://www.ukrinform.ua/tag-obstril" text:style-name="Internet_20_link" text:visited-style-name="Visited_20_Internet_20_Link">
 обстрілів</text:a>
 з реактивних систем залпового вогню.На жаль, зруйновано цивільну інфраструктуру, постраждали мирні люди.</text:p>
      <text:p text:style-name="P4">
Ймовірність завдання ракетних та авіаційних ударів по всій території Українизалишається високою.</text:p>
      <text:p text:style-name="P4">
<text:span text:style-name="T4">
Читайте також:</text:span>
 <text:a xlink:type="simple" xlink:href="https://www.ukrinform.ua/rubric-ato/3734001-vorog-obstrilav-doneccinu-dvoe-zagiblih-i-troe-poranenih.html" text:style-name="Internet_20_link" text:visited-style-name="Visited_20_Internet_20_Link">
 Ворог обстріляв <text:span text:style-name="T4">
Донечч</text:span>
 ину – двоє загиблих і троєпоранених </text:a>
</text:p>
      <text:p text:style-name="P4">
За даними Генштабу, <text:span text:style-name="T4">
на Волинському та Поліському напрямках</text:span>
 оперативнаобстановка без суттєвих змін.</text:p>
      <text:p text:style-name="P4">
<text:span text:style-name="T4">
На Сіверському та Слобожанському напрямках</text:span>
 ворог протягом доби завдававіаційних ударів в районах Басового, Одноробівки та Ветеринарного Харківськоїобласті. Також агресор здійснив мінометні та артилерійські обстріли близько 10населених пунктів, серед них - Гірськ Чернігівської області; Чуйківка Сумськоїобласті та Уди, Ветеринарне, Огірцеве, Землянки Харківської області.</text:p>
      <text:p text:style-name="P4">
<text:span text:style-name="T4">
На Куп’янському напрямку</text:span>
 українські воїни стійко тримають оборону.Артилерійських і мінометних обстрілів ворога зазнали Красне Перше,Новомлинськ, Дворічна, Западне, Масютівка та Кислівка Харківської області.</text:p>
      <text:p text:style-name="P4">
<text:span text:style-name="T4">
На Лиманському напрямку</text:span>
 протягом доби росіяни завдали авіаційних ударів врайонах населених пунктів Роздолівка та Білогорівка Донецької області.Артилерійських обстрілів зазнали понад 15 населених пунктів, зокрема Невське,Білогорівка Луганської області та Торське, Верхньокам'янське, Івано-Дар'ївка,Берестове, Веселе, Роздолівка Донецької області.</text:p>
      <text:p text:style-name="P4">
<text:span text:style-name="T4">
Читайте також:</text:span>
 <text:a xlink:type="simple" xlink:href="https://www.ukrinform.ua/rubric-ato/3733862-sili-oboroni-trimaut-pid-vognevim-kontrolem-bahmut-ta-peremisenna-rosian-v-misti-malar.html" text:style-name="Internet_20_link" text:visited-style-name="Visited_20_Internet_20_Link">
 Сили оборони тримають під вогневим контролем Бахмут тапереміщення росіян в місті - <text:span text:style-name="T4">
Маляр</text:span>
 </text:a>
</text:p>
      <text:p text:style-name="P4">
<text:span text:style-name="T4">
На Бахмутському напрямку</text:span>
 під щільним вогнем авіації та артилерії агресораСили оборони України успішно відбили атаки росіян в районі ГригорівкиДонецької області. Також ворог завдав авіаційного удару біля Торецька. Відворожих артилерійських обстрілів постраждали понад 10 населених пунктів, середних - Васюківка, Богданівка, Хромове, Часів Яр, Іванівське, Олександро-Шультине та Південне Донецької області.</text:p>
      <text:p text:style-name="P4">
<text:span text:style-name="T4">
На Авдіївському напрямку</text:span>
 Сили оборони продовжують стримувати наступросійських військ в районі Сєверного Донецької області. Ворог завдававіаційного удару в районі Авдіївки. У той же час росіяни здійснилиартилерійські обстріли понад 10 населених пунктів, зокрема, Авдіївки,Первомайського та Невельського Донецької області.</text:p>
      <text:p text:style-name="P4">
<text:span text:style-name="T4">
На Мар’їнському напрямку</text:span>
 під ворожими вогнем артилерії українськізахисники відбили усі ворожі атаки в районах населених пунктів Мар’їнка таКрасногорівка. Біля останнього противник такох завдав авіаційного удару.Здійснив обстріли понад 10 населених пунктів, серед них - Красногорівки,Мар’їнки, Георгіївки та Побєди Донецької області.</text:p>
      <text:p text:style-name="P4">
На Шахтарському напрямку агресор вів безуспішні наступальні дії в районіНовомихайлівки Донецької області. Завдав авіаційного удару біля Одрадного наДонеччині. Здійснив обстріли понад 10 населених пунктів, зокрема, Вугледара,Сторожевого і Благодатного Донецької області.</text:p>
      <text:p text:style-name="P4">
<text:span text:style-name="T4">
На Запорізькому та Херсонському напрямках</text:span>
 росіяни зосереджують основнізусилля на недопущенні подальшого просування українських військ.</text:p>
      <text:p text:style-name="P4">
<text:span text:style-name="T4">
Читайте також:</text:span>
 <text:a xlink:type="simple" xlink:href="https://www.ukrinform.ua/rubric-ato/3733869-za-tizden-rosiani-zavdali-po-ukraini-39-raketnih-i-334-aviacijni-udari-minoboroni.html" text:style-name="Internet_20_link" text:visited-style-name="Visited_20_Internet_20_Link">
 За тиждень росіяни завдали по Україні 39 ракетних і 334авіаційні удари – <text:span text:style-name="T4">
Міноборони</text:span>
 </text:a>
</text:p>
      <text:p text:style-name="P4">
Росіяни здійснили артилерійські обстріли понад 20 населених пунктів. Серед них- Новодарівки, Левадного, Малинівки, Гуляйполя, Залізничного, ОріховаЗапорізької області; Берислава, Козацького, Львового, Антонівки, Інженерного,Дніпровського Херсонської області та Херсона.</text:p>
      <text:p text:style-name="P4">
У Генштабі додали, що водночас Сили оборони України продовжують веденнянаступальної операції на Мелітопольському та Бердянському напрямках,закріплюються на досягнутих рубежах, завдають вогневого ураження артилерією повиявлених цілях противника, здійснюють заходи контрбатарейної боротьби.</text:p>
      <text:p text:style-name="P4">
Окрім того, Авіація сил оборони за добу завдала чотирьох ударів по районузосередження особового складу, озброєння та військової техніки російськихвійськ. Також українські захисники знищили три розвідувальних безпілотнихлітальних апарати оперативно-тактичного рівня.</text:p>
      <text:p text:style-name="P4">
Підрозділи ракетних військ і артилерії протягом доби уразили пункт управління,три райони зосередження живої сили, озброєння та військової техніки, складбоєприпасів, сім артилерійських засобів на вогневих позиціях та один засібпротиповітряної оборони російських військ.</text:p>
      <text:p text:style-name="P4">
<text:span text:style-name="T4">
Читайте також:</text:span>
 <text:a xlink:type="simple" xlink:href="https://www.ukrinform.ua/rubric-ato/3733671-u-genstabi-rozpovili-skilki-ukrainskoi-zemli-vze-zvilnili.html" text:style-name="Internet_20_link" text:visited-style-name="Visited_20_Internet_20_Link">
 У <text:span text:style-name="T4">
Генштабі</text:span>
 розповіли, скільки української землі вжезвільнили </text:a>
</text:p>
      <text:p text:style-name="P4">
Як повідомляв Укрінформ, <text:a xlink:type="simple" xlink:href="https://www.ukrinform.ua/rubric-ato/3733656-zsu-znisili-vze-234-480-rosijskih-zagarbnikiv.html" text:style-name="Internet_20_link" text:visited-style-name="Visited_20_Internet_20_Link">
 Сили оборони України</text:a>
 з 24 лютого 2022 року по 10 липня 2023року ліквідували близько 234 тисяч 480 російських загарбників, при цьому 440осіб - за минулу добу.</text:p>
      <text:p text:style-name="P4">
Source: <text:a xlink:type="simple" xlink:href="https://www.ukrinform.ua/rubric-ato/3734017-na-pivdni-sili-oboroni-prodovzuut-nastup-na-shodi-jdut-vazki-boi.html" text:style-name="Internet_20_link" text:visited-style-name="Visited_20_Internet_20_Link">
https://www.ukrinform.ua/rubric-ato/3734017-na-pivdni-sili-oboroni-prodovzuut-nastup-na-shodi-jdut-vazki-boi.html</text:a>
</text:p>
      <!--NEWS-->
      <text:h text:style-name="P10" text:outline-level="1">
<text:span text:style-name="T4">
Визначилися суперники Кіченок у чвертьфіналі міксту Вімблдона-2023</text:span>
</text:h>
      <text:p text:style-name="P4">
Authors: Ukrinform (Person)</text:p>
      <text:p text:style-name="P4">
Publisher: Укринформ (Organization)</text:p>
      <text:p text:style-name="P4">
Published Time: 2023-07-10T19:22:04+03:00</text:p>
      <text:p text:style-name="P4">
Modified Time: 2023-07-10T19:22:04+03:00</text:p>
      <text:p text:style-name="P4">
Description: У Лондоні (Велика Британія) триває Вімблдонський турнір - третій у сезоні із серії Grand Slam. — Укрінформ.</text:p>
      <text:p text:style-name="P4">
Images: ['<text:a xlink:type="simple" xlink:href="https://static.ukrinform.com/photos/2023_07/thumb_files/630_360_1688970456-539.jpg" text:style-name="Internet_20_link" text:visited-style-name="Visited_20_Internet_20_Link">
630_360_16889...</text:a>
']</text:p>
      <text:p text:style-name="P4">
Tags: ['Теніс', 'Вімблдон']</text:p>
      <text:p text:style-name="P4">
Type: Article</text:p>
      <!--METADATA-->
      <text:p text:style-name="P4">
<draw:frame draw:style-name="fr1" draw:name="Image194" text:anchor-type="as-char" svg:width="6.9236in" svg:height="3.956343in" draw:z-index="0">
<draw:image xlink:href="../Images/yкринформ/2023-07-10T19-22-04-03-00/630_360_1688970456-539.jpg" xlink:type="simple" xlink:show="embed" xlink:actuate="onLoad" draw:mime-type="image/jpeg"/>
</draw:frame>
 У Лондоні(Велика Британія) триває Вімблдонський турнір - третій у сезоні із серії GrandSlam.</text:p>
      <text:p text:style-name="P4">
Посіяний під 7-м номером у змішаному розряді хорватсько-український дует МатеПавич - Людмила Кіченок у чвертьфіналі зустрінеться із французько-казахстанським тандемом Ніколя Маю - Анна Даніліна, який у трьох сетах обігравіталійсько-російську пару Андреа Вавассорі - Людмила Самсонова - 7:6 (7:4),4:6, 7:6 (10:8), передає Укрінформ.</text:p>
      <text:p text:style-name="P4">
Як повідомлялося, Павич та Кіченок у другому колі змагань здобули вольовуперемогу над хорватом Ніколою Мектичем та американкою Бернардою Пера - 6:7(5:7), 7:6 (7:4), 7:6 (11:9).</text:p>
      <text:p text:style-name="P4">
Вімблдонський турнір триватиме до 16 липня.</text:p>
      <text:p text:style-name="P4">
<text:span text:style-name="T4">
Читайте також:</text:span>
 <text:a xlink:type="simple" xlink:href="https://www.ukrinform.ua/rubric-sports/3733695-kostuk-i-arevalo-vigrali-startovij-matc-zmisanogo-rozradu-vimbldona2023.html" text:style-name="Internet_20_link" text:visited-style-name="Visited_20_Internet_20_Link">
 Костюк и Аревало виграли стартовий матч змішаного розрядуВімблдона-2023 </text:a>
</text:p>
      <text:p text:style-name="P4">
Фото: btu.org.ua.</text:p>
      <text:p text:style-name="P4">
Source: <text:a xlink:type="simple" xlink:href="https://www.ukrinform.ua/rubric-sports/3734016-viznacilisa-superniki-kicenok-u-cvertfinali-mikstu-vimbldona2023.html" text:style-name="Internet_20_link" text:visited-style-name="Visited_20_Internet_20_Link">
https://www.ukrinform.ua/rubric-sports/3734016-viznacilisa-superniki-kicenok-u-cvertfinali-mikstu-vimbldona2023.html</text:a>
</text:p>
      <!--NEWS-->
      <text:h text:style-name="P10" text:outline-level="1">
<text:span text:style-name="T4">
На Кіровоградщині побудують завод з виробництва графітового концентрату</text:span>
</text:h>
      <text:p text:style-name="P4">
Authors: Ukrinform (Person)</text:p>
      <text:p text:style-name="P4">
Publisher: Укринформ (Organization)</text:p>
      <text:p text:style-name="P4">
Published Time: 2023-07-10T19:28:06+03:00</text:p>
      <text:p text:style-name="P4">
Modified Time: 2023-07-10T19:28:06+03:00</text:p>
      <text:p text:style-name="P4">
Description: У Кіровоградській області на території Петрівської громади у 2024 році почнуть будувати завод з виробництва графітового концентрату. — Укрінформ.</text:p>
      <text:p text:style-name="P4">
Images: ['<text:a xlink:type="simple" xlink:href="https://static.ukrinform.com/photos/2023_07/thumb_files/630_360_1689006440-708.png" text:style-name="Internet_20_link" text:visited-style-name="Visited_20_Internet_20_Link">
630_360_16890...</text:a>
']</text:p>
      <text:p text:style-name="P4">
Tags: ['Будівництво', 'Завод', 'Кіровоградщина']</text:p>
      <text:p text:style-name="P4">
Type: Article</text:p>
      <!--METADATA-->
      <text:p text:style-name="P4">
<draw:frame draw:style-name="fr1" draw:name="Image195" text:anchor-type="as-char" svg:width="6.9236in" svg:height="3.956343in" draw:z-index="0">
<draw:image xlink:href="../Images/yкринформ/2023-07-10T19-28-06-03-00/630_360_1689006440-708.png" xlink:type="simple" xlink:show="embed" xlink:actuate="onLoad" draw:mime-type="image/png"/>
</draw:frame>
 УКіровоградській області на території Петрівської громади у 2024 році почнутьбудувати завод з виробництва графітового концентрату.</text:p>
      <text:p text:style-name="P4">
Про це повідомляє Кіровоградська ОВА у  <text:a xlink:type="simple" xlink:href="https://t.me/kirovohradskaODA/10428" text:style-name="Internet_20_link" text:visited-style-name="Visited_20_Internet_20_Link">
 Телеграмі,</text:a>
 передає Укрінформ.</text:p>
      <text:p text:style-name="P4">
Будівництво заводу - інвестиційний проєкт компанії BGV Group. Його реалізаціюзабезпечує ТОВ «Розвиток Побужжя».</text:p>
      <text:p text:style-name="P4">
«Графіт на сьогодні набуває дуже серйозного інвестиційного приваблення. Впершу чергу, це пов’язано зі зростанням попиту на акумуляторні батареї, як длявеликої <text:a xlink:type="simple" xlink:href="https://www.ukrinform.ua/tag-energetika" text:style-name="Internet_20_link" text:visited-style-name="Visited_20_Internet_20_Link">
 енергетики </text:a>
 , так і дляавтомобільної промисловості», - йдеться у повідомленні.</text:p>
      <text:p text:style-name="P4">
Зазначається, що потужності заводу збудують на технічних рішеннях проєктантаMezzo Швеція. Саме ж будівництво здійснюватиметься двома чергами.</text:p>
      <text:p text:style-name="P4">
<text:span text:style-name="T4">
Читайте також:</text:span>
 <text:a xlink:type="simple" xlink:href="https://www.ukrinform.ua/rubric-economy/3733842-v-ukraini-pocali-buduvati-zavod-z-virobnictva-bezpilotnikiv-bayraktar.html" text:style-name="Internet_20_link" text:visited-style-name="Visited_20_Internet_20_Link">
 В Україні почали будувати <text:span text:style-name="T4">
завод</text:span>
 з виробництвабезпілотників Bayraktar </text:a>
</text:p>
      <text:p text:style-name="P4">
Перша черга – побудова кар’єру і місця для концентрації графітної руди. Друга– зведення заводу з виробництва пластинчатого графіту, який будеекспортуватись. Завод будуватиметься протягом п’яти років, починаючи з 2024року. Загалом інвестиційний проєкт передбачає створення 750 робочих місць.</text:p>
      <text:p text:style-name="P4">
Графіт зазначеного типу видобувається у Японії, Китаї та Республіці Корея.Будівництво заводу дасть можливість бути у Європі першопрохідцями звиробництва такої концентрованої руди.</text:p>
      <text:p text:style-name="P4">
Як повідомляв Укрінформ, на Закарпатті триває <text:a xlink:type="simple" xlink:href="https://www.ukrinform.ua/rubric-regions/3720254-na-zakarpatti-buduut-persij-smittepererobnij-zavod-na-27-gromad.html" text:style-name="Internet_20_link" text:visited-style-name="Visited_20_Internet_20_Link">
 будівництво сміттєпереробногозаводу </text:a>
 , що обслуговуватиме 27громад у Берегівському районі.</text:p>
      <text:p text:style-name="P4">
Source: <text:a xlink:type="simple" xlink:href="https://www.ukrinform.ua/rubric-regions/3734020-na-kirovogradsini-pobuduut-zavod-z-virobnictva-grafitovogo-koncentratu.html" text:style-name="Internet_20_link" text:visited-style-name="Visited_20_Internet_20_Link">
https://www.ukrinform.ua/rubric-regions/3734020-na-kirovogradsini-pobuduut-zavod-z-virobnictva-grafitovogo-koncentratu.html</text:a>
</text:p>
      <!--NEWS-->
      <text:h text:style-name="P10" text:outline-level="1">
<text:span text:style-name="T4">
Став відомий перший суперник збірної України у волейбольному Кубку претенденток</text:span>
</text:h>
      <text:p text:style-name="P4">
Authors: Ukrinform (Person)</text:p>
      <text:p text:style-name="P4">
Publisher: Укринформ (Organization)</text:p>
      <text:p text:style-name="P4">
Published Time: 2023-07-10T19:35:19+03:00</text:p>
      <text:p text:style-name="P4">
Modified Time: 2023-07-10T19:35:19+03:00</text:p>
      <text:p text:style-name="P4">
Description: Жіноча збірна України з волейболу отримала суперників у першому раунді Кубка претенденток за вихід до Ліги націй. — Укрінформ.</text:p>
      <text:p text:style-name="P4">
Images: ['<text:a xlink:type="simple" xlink:href="https://static.ukrinform.com/photos/2023_07/thumb_files/630_360_1689006443-465.jpg" text:style-name="Internet_20_link" text:visited-style-name="Visited_20_Internet_20_Link">
630_360_16890...</text:a>
']</text:p>
      <text:p text:style-name="P4">
Tags: ['Волейбол', 'Збірна України', 'Жінки']</text:p>
      <text:p text:style-name="P4">
Type: Article</text:p>
      <!--METADATA-->
      <text:p text:style-name="P4">
<draw:frame draw:style-name="fr1" draw:name="Image196" text:anchor-type="as-char" svg:width="6.9236in" svg:height="3.956343in" draw:z-index="0">
<draw:image xlink:href="../Images/yкринформ/2023-07-10T19-35-19-03-00/630_360_1689006443-465.jpg" xlink:type="simple" xlink:show="embed" xlink:actuate="onLoad" draw:mime-type="image/jpeg"/>
</draw:frame>
 Жіночазбірна України з волейболу отримала суперників у першому раунді Кубкапретенденток за вихід до Ліги націй.</text:p>
      <text:p text:style-name="P4">
Як інформує <text:a xlink:type="simple" xlink:href="https://suspilne.media/525795-viznacilasa-persa-supernica-zbirnoi-ukraini-z-volejbolu-u-kubku-pretendentok/" text:style-name="Internet_20_link" text:visited-style-name="Visited_20_Internet_20_Link">
 Суспільне Спорт </text:a>
 , цесталося після оновлення рейтингу Міжнародної федерації волейболу (FIVB),передає Укрінформ.</text:p>
      <text:p text:style-name="P4">
Турнірну сітку Кубка претенденток з волейболу визначило положення учасниць урейтингу FIVB станом на 10 липня. Україна у цьому заліку посідає 20-е місце,відтак, стала однією із сіяних команд.</text:p>
      <text:p text:style-name="P4">
Згідно регламенту змагань, Франція отримала у суперники команду з найменшимрейтингом - В'єтнам. Натомість збірна України зіграє проти найрейтинговішихсуперниць із переліку несіяних - команди Хорватії.</text:p>
      <text:p text:style-name="P4">
Нагадаємо, у Кубку претенденток зіграють вісім команд, які визначилися ще напочатку липня. Серед них - господар турніру Франція, остання команда Лігинацій нинішнього сезону Хорватія, а також Україна, Швеція, Кенія, Мексика,В'єтнам та Колумбія.</text:p>
      <text:p text:style-name="P4">
<text:span text:style-name="T4">
Читайте також:</text:span>
 <text:a xlink:type="simple" xlink:href="https://www.ukrinform.ua/rubric-sports/3733578-zinoca-zbirna-ukraini-z-volejbolu-vdruge-zdolala-sveciu-i-stala-peremozniceu-zolotoi-evroligi.html" text:style-name="Internet_20_link" text:visited-style-name="Visited_20_Internet_20_Link">
 Жіноча збірна України з <text:span text:style-name="T4">
волейбол</text:span>
 у вдруге здолалаШвецію і стала переможницею Золотої Євроліги</text:a>
</text:p>
      <text:p text:style-name="P4">
У разі перемоги 27 липня, коли стартують змагання, «синьо-жовті» зіграють упівфіналі турніру проти сильнішої збірної у парі Франція - В'єтнам.Півфінальні матчі будуть зіграні 29 липня, а поєдинок за третє місце та фінал- 30 липня.</text:p>
      <text:p text:style-name="P4">
Переможець змагань вийде до Ліги націй 2024 року.</text:p>
      <text:p text:style-name="P4">
Зазначимо, що збірна України вперше у своїй історії пройшла до Кубкапретенденток, кваліфікаційного турніру до Ліги націй, після того, яквітчизняні волейболістки пробилися у фінал «Золотої Євроліги», де двічіобіграли команду Швеції (3:0, 3:0).</text:p>
      <text:p text:style-name="P4">
Фото: CEV.</text:p>
      <text:p text:style-name="P4">
Source: <text:a xlink:type="simple" xlink:href="https://www.ukrinform.ua/rubric-sports/3734022-stav-vidomij-persij-supernik-zbirnoi-ukraini-u-volejbolnomu-kubku-pretendentok.html" text:style-name="Internet_20_link" text:visited-style-name="Visited_20_Internet_20_Link">
https://www.ukrinform.ua/rubric-sports/3734022-stav-vidomij-persij-supernik-zbirnoi-ukraini-u-volejbolnomu-kubku-pretendentok.html</text:a>
</text:p>
      <!--NEWS-->
      <text:h text:style-name="P10" text:outline-level="1">
<text:span text:style-name="T4">
Будемо підтримувати Україну стільки, скільки потрібно - Мецола</text:span>
</text:h>
      <text:p text:style-name="P4">
Authors: Ukrinform (Person)</text:p>
      <text:p text:style-name="P4">
Publisher: Укринформ (Organization)</text:p>
      <text:p text:style-name="P4">
Published Time: 2023-07-10T19:36:00+03:00</text:p>
      <text:p text:style-name="P4">
Modified Time: 2023-07-10T19:36:00+03:00</text:p>
      <text:p text:style-name="P4">
Description: Президентка Європейського парламенту Роберта Мецола наголосила, що ЄП підтримував Україну від першого дня повномасштабного вторгнення і надаватиме допомогу стільки, скільки потрібно. — Укрінформ.</text:p>
      <text:p text:style-name="P4">
Images: ['<text:a xlink:type="simple" xlink:href="https://static.ukrinform.com/photos/2022_09/thumb_files/630_360_1663364616-556.jpg" text:style-name="Internet_20_link" text:visited-style-name="Visited_20_Internet_20_Link">
630_360_16633...</text:a>
']</text:p>
      <text:p text:style-name="P4">
Tags: ['Європа', 'Європарламент', 'Мецола']</text:p>
      <text:p text:style-name="P4">
Type: Article</text:p>
      <!--METADATA-->
      <text:p text:style-name="P4">
<draw:frame draw:style-name="fr1" draw:name="Image197" text:anchor-type="as-char" svg:width="6.9236in" svg:height="3.956343in" draw:z-index="0">
<draw:image xlink:href="../Images/yкринформ/2023-07-10T19-36-00-03-00/630_360_1663364616-556.jpg" xlink:type="simple" xlink:show="embed" xlink:actuate="onLoad" draw:mime-type="image/jpeg"/>
</draw:frame>
Президентка Європейського парламенту Роберта Мецола наголосила, що ЄПпідтримував Україну від першого дня повномасштабного вторгнення і надаватимедопомогу стільки, скільки потрібно.</text:p>
      <text:p text:style-name="P4">
Про це вона заявила під час пленарного засідання Європарламенту, повідомляєкореспондент Укрінформу.</text:p>
      <text:p text:style-name="P4">
“500 днів, як Україна протистоїть ворогу. 500 днів, як українці надихаютьсвіт. 500 днів, відколи Європа і весь демократичний світ об'єднані як ніколи вісторії. ...Я пишаюся тим, що наш Європейський парламент підтримував Українута її народ з першого дня, що ця палата парламенту почула заклики України ідозволила їй подати заявку на статус кандидата, що наш парламент надавполітичного імпульсу для надання Україні гуманітарної, військової тафінансової підтримки”, - сказала Мецола.</text:p>
      <text:p text:style-name="P4">
<text:span text:style-name="T4">
Читайте також:</text:span>
 <text:a xlink:type="simple" xlink:href="https://www.ukrinform.ua/rubric-polytics/3729617-mecola-pro-zakolot-prigozina-putin-oslablenij-a-ukraina-potrebue-se-bilse-dopomogi.html" text:style-name="Internet_20_link" text:visited-style-name="Visited_20_Internet_20_Link">
 <text:span text:style-name="T4">
Мецол</text:span>
 а - про заколот Пригожина: Путін ослаблений, аУкраїна потребує ще більше допомоги </text:a>
</text:p>
      <text:p text:style-name="P4">
Вона також нагадала про допомогу Україні у закупівлі генераторів у межахзагальноєвропейської кампанії “Генератори надії”.</text:p>
      <text:p text:style-name="P4">
“Цей парламент і наш Європейський Союз буде продовжувати стояти пліч-о-пліч змужнім народом України так довго, як це буде потрібно. Заради України, зарадиЄвропи, заради демократії, заради свободи”, - заявила президент ЄП.</text:p>
      <text:p text:style-name="P4">
Як повідомлялося, 24 лютого 2022 року Російська Федерація розпочала новий етапвійни проти України, яка триває з 2014 року, - повномасштабне вторгнення.</text:p>
      <text:p text:style-name="P4">
Source: <text:a xlink:type="simple" xlink:href="https://www.ukrinform.ua/rubric-polytics/3734023-budemo-pidtrimuvati-ukrainu-stilki-skilki-potribno-mecola.html" text:style-name="Internet_20_link" text:visited-style-name="Visited_20_Internet_20_Link">
https://www.ukrinform.ua/rubric-polytics/3734023-budemo-pidtrimuvati-ukrainu-stilki-skilki-potribno-mecola.html</text:a>
</text:p>
      <!--NEWS-->
      <text:h text:style-name="P10" text:outline-level="1">
<text:span text:style-name="T4">
Польща отримала від Південної Кореї перші винищувачі FA-50</text:span>
</text:h>
      <text:p text:style-name="P4">
Authors: Ukrinform (Person)</text:p>
      <text:p text:style-name="P4">
Publisher: Укринформ (Organization)</text:p>
      <text:p text:style-name="P4">
Published Time: 2023-07-10T19:39:19+03:00</text:p>
      <text:p text:style-name="P4">
Modified Time: 2023-07-10T19:39:19+03:00</text:p>
      <text:p text:style-name="P4">
Description: У Польщу прибули перші два південнокорейські легкі винищувачі FA-50. — Укрінформ.</text:p>
      <text:p text:style-name="P4">
Images: ['<text:a xlink:type="simple" xlink:href="https://static.ukrinform.com/photos/2023_06/thumb_files/630_360_1686128925-835.jpg" text:style-name="Internet_20_link" text:visited-style-name="Visited_20_Internet_20_Link">
630_360_16861...</text:a>
']</text:p>
      <text:p text:style-name="P4">
Tags: ['Корея', 'Літак', 'Польща', 'Зброя']</text:p>
      <text:p text:style-name="P4">
Type: Article</text:p>
      <!--METADATA-->
      <text:p text:style-name="P4">
<draw:frame draw:style-name="fr1" draw:name="Image198" text:anchor-type="as-char" svg:width="6.9236in" svg:height="3.956343in" draw:z-index="0">
<draw:image xlink:href="../Images/yкринформ/2023-07-10T19-39-19-03-00/630_360_1686128925-835.jpg" xlink:type="simple" xlink:show="embed" xlink:actuate="onLoad" draw:mime-type="image/jpeg"/>
</draw:frame>
 У Польщуприбули перші два південнокорейські легкі винищувачі FA-50.</text:p>
      <text:p text:style-name="P4">
Про це повідомив у <text:a xlink:type="simple" xlink:href="https://twitter.com/mblaszczak/status/1678415961433546756" text:style-name="Internet_20_link" text:visited-style-name="Visited_20_Internet_20_Link">
 Твіттері</text:a>
 міністрнаціональної оборони Маріуш Блащак, передає Укрінформ.</text:p>
      <text:p text:style-name="P4">
“Перші два літаки FA-50 для армії РП вже в <text:a xlink:type="simple" xlink:href="https://www.ukrinform.ua/tag-polsa" text:style-name="Internet_20_link" text:visited-style-name="Visited_20_Internet_20_Link">
 Польщі</text:a>
 ! Замовлені в Південній Кореї легкібойові літаки, які замінюють пострадянську техніку, посилять потенціалПовітряних сил”,- написав Блащак.</text:p>
      <text:p text:style-name="P4">
 <text:span text:style-name="T4">
Читайтетакож:</text:span>
 <text:a xlink:type="simple" xlink:href="https://www.ukrinform.ua/rubric-ato/3733964-pivdenna-korea-napravila-ukraini-partiu-neletalnih-vijskovih-vantaziv.html" text:style-name="Internet_20_link" text:visited-style-name="Visited_20_Internet_20_Link">
 Південна Корея направила Україні партію нелетальних військовихвантажів </text:a>
</text:p>
      <text:p text:style-name="P4">
Як повідомлялося, <text:a xlink:type="simple" xlink:href="https://www.ukrinform.ua/rubric-world/3685803-do-polsi-dostavili-cergovi-tanki-ta-gaubici-z-pivdennoi-korei.html" text:style-name="Internet_20_link" text:visited-style-name="Visited_20_Internet_20_Link">
 Польща замовила у Південної Кореї загалом 48 літаків цьоготипу </text:a>
 . Крім того, Варшава закупилав Сеула близько тисячі танків K2, понад 600 самохідних артилерійськихустановок K9 і близько 300 САУ K239.</text:p>
      <text:p text:style-name="P4">
<text:span text:style-name="T5">
Фото: Mariusz Błaszczak/Твіттер</text:span>
</text:p>
      <text:p text:style-name="P4">
Source: <text:a xlink:type="simple" xlink:href="https://www.ukrinform.ua/rubric-world/3734024-polsa-otrimala-vid-pivdennoi-korei-persi-vinisuvaci-fa50.html" text:style-name="Internet_20_link" text:visited-style-name="Visited_20_Internet_20_Link">
https://www.ukrinform.ua/rubric-world/3734024-polsa-otrimala-vid-pivdennoi-korei-persi-vinisuvaci-fa50.html</text:a>
</text:p>
      <!--NEWS-->
      <text:h text:style-name="P10" text:outline-level="1">
<text:span text:style-name="T4">
Індія збільшила закупівлі зброї у США, щоб менше залежати від Росії - Reuters</text:span>
</text:h>
      <text:p text:style-name="P4">
Authors: Ukrinform (Person)</text:p>
      <text:p text:style-name="P4">
Publisher: Укринформ (Organization)</text:p>
      <text:p text:style-name="P4">
Published Time: 2023-07-10T19:45:00+03:00</text:p>
      <text:p text:style-name="P4">
Modified Time: 2023-07-10T19:45:00+03:00</text:p>
      <text:p text:style-name="P4">
Description: Індія закуповує зброю у США на мільярди доларів. Країна хоче позбутися залежності від російського оборонного обладнання та рухатися в бік країн Заходу. — Укрінформ.</text:p>
      <text:p text:style-name="P4">
Images: ['<text:a xlink:type="simple" xlink:href="https://static.ukrinform.com/photos/2021_09/thumb_files/630_360_1632609559-195.jpeg" text:style-name="Internet_20_link" text:visited-style-name="Visited_20_Internet_20_Link">
630_360_16326...</text:a>
']</text:p>
      <text:p text:style-name="P4">
Tags: ['Індія', 'США', 'Технології', 'Зброя', 'Reuters']</text:p>
      <text:p text:style-name="P4">
Type: Article</text:p>
      <!--METADATA-->
      <text:p text:style-name="P4">
<draw:frame draw:style-name="fr1" draw:name="Image200" text:anchor-type="as-char" svg:width="6.9236in" svg:height="3.956343in" draw:z-index="0">
<draw:image xlink:href="../Images/yкринформ/2023-07-10T19-45-00-03-00/630_360_1632609559-195.jpeg" xlink:type="simple" xlink:show="embed" xlink:actuate="onLoad" draw:mime-type="image/jpeg"/>
</draw:frame>
 Індіязакуповує зброю у США на мільярди доларів. Країна хоче позбутися залежностівід російського оборонного обладнання та рухатися в бік країн Заходу.</text:p>
      <text:p text:style-name="P4">
Як передає Укрінформ, про це повідомляє агенція <text:a xlink:type="simple" xlink:href="https://www.reuters.com/world/us-military-deals-not-enough-wean-india-off-russian-arms-yet-2023-07-10/" text:style-name="Internet_20_link" text:visited-style-name="Visited_20_Internet_20_Link">
 Reuters</text:a>
 .</text:p>
      <text:p text:style-name="P4">
Як зазначається, <text:a xlink:type="simple" xlink:href="https://www.ukrinform.ua/tag-india" text:style-name="Internet_20_link" text:visited-style-name="Visited_20_Internet_20_Link">
 Індія </text:a>
 є найбільшимімпортером зброї у світі, але майже всі її основні закупівлі зброї тепервключають положення про спільне виробництво або передачу технологій.</text:p>
      <text:p text:style-name="P4">
Війна Москви проти України призвела до зриву певних військових поставок доІндії, що посилило давнє прагнення Нью-Делі диверсифікувати імпорт абозамінити його власним виробництвом.</text:p>
      <text:p text:style-name="P4">
<text:span text:style-name="T4">
Читайте також:</text:span>
 <text:a xlink:type="simple" xlink:href="https://www.ukrinform.ua/rubric-vidbudova/3726549-ssa-ta-india-pogodilisa-sodo-vazlivosti-postvoennogo-vidnovlenna-ukraini.html" text:style-name="Internet_20_link" text:visited-style-name="Visited_20_Internet_20_Link">
 <text:span text:style-name="T4">
США</text:span>
 та <text:span text:style-name="T4">
Індія</text:span>
 <text:span text:style-name="T4">
погодилися</text:span>
 <text:span text:style-name="T4">
щодо</text:span>
<text:span text:style-name="T4">
важливості</text:span>
 <text:span text:style-name="T4">
поствоєнного</text:span>
 <text:span text:style-name="T4">
відновлення</text:span>
 <text:span text:style-name="T4">
України</text:span>
</text:a>
</text:p>
      <text:p text:style-name="P4">
Згідно з даними Стокгольмського міжнародного інституту дослідження проблеммиру, протягом останніх 20 років Індія закупила зброї на суму понад 60мільярдів доларів, з яких 65%, тобто майже 39 мільярдів доларів, припало наРФ.</text:p>
      <text:p text:style-name="P4">
Як повідомляв Укрінформ, президент США Джо Байден та прем’єр-міністр ІндіїНарендра Моді <text:a xlink:type="simple" xlink:href="https://www.ukrinform.ua/rubric-world/3726575-bajden-i-modi-domovilisa-zmicniti-oboronnu-spivpracu-spolucenih-stativ-ta-indii.html" text:style-name="Internet_20_link" text:visited-style-name="Visited_20_Internet_20_Link">
 домовилися значно наростити та зміцнити двостороннє обороннеспівробітництво </text:a>
 таспівпрацювати в галузі передових технологій.</text:p>
      <text:p text:style-name="P4">
Source: <text:a xlink:type="simple" xlink:href="https://www.ukrinform.ua/rubric-world/3734025-india-zbilsila-zakupivli-zbroi-u-ssa-sob-mense-zalezati-vid-rosii-reuters.html" text:style-name="Internet_20_link" text:visited-style-name="Visited_20_Internet_20_Link">
https://www.ukrinform.ua/rubric-world/3734025-india-zbilsila-zakupivli-zbroi-u-ssa-sob-mense-zalezati-vid-rosii-reuters.html</text:a>
</text:p>
      <!--NEWS-->
      <text:h text:style-name="P10" text:outline-level="1">
<text:span text:style-name="T4">
Підрив Каховської ГЕС: у населених пунктах відновлюють водопостачання</text:span>
</text:h>
      <text:p text:style-name="P4">
Authors: Ukrinform (Person)</text:p>
      <text:p text:style-name="P4">
Publisher: Укринформ (Organization)</text:p>
      <text:p text:style-name="P4">
Published Time: 2023-07-10T19:47:18+03:00</text:p>
      <text:p text:style-name="P4">
Modified Time: 2023-07-10T19:47:18+03:00</text:p>
      <text:p text:style-name="P4">
Description: Процес відновлення водопостачання в постраждалих від підриву російськими військами Каховської ГЕС населених пунктах наразі триває. — Укрінформ.</text:p>
      <text:p text:style-name="P4">
Images: ['<text:a xlink:type="simple" xlink:href="https://static.ukrinform.com/photos/2023_06/thumb_files/630_360_1686481734-425.jpg" text:style-name="Internet_20_link" text:visited-style-name="Visited_20_Internet_20_Link">
630_360_16864...</text:a>
']</text:p>
      <text:p text:style-name="P4">
Tags: ['Вода', 'Каховська ГЕС', 'Війна з Росією']</text:p>
      <text:p text:style-name="P4">
Type: Article</text:p>
      <!--METADATA-->
      <text:p text:style-name="P4">
<draw:frame draw:style-name="fr1" draw:name="Image201" text:anchor-type="as-char" svg:width="6.9236in" svg:height="3.956343in" draw:z-index="0">
<draw:image xlink:href="../Images/yкринформ/2023-07-10T19-47-18-03-00/630_360_1686481734-425.jpg" xlink:type="simple" xlink:show="embed" xlink:actuate="onLoad" draw:mime-type="image/jpeg"/>
</draw:frame>
 Процесвідновлення водопостачання в постраждалих від підриву російськими військамиКаховської ГЕС населених пунктах наразі триває.</text:p>
      <text:p text:style-name="P4">
Про це заступник керівника Офісу Президента Олексій Кулеба повідомив <text:a xlink:type="simple" xlink:href="https://t.me/OP_UA/9928" text:style-name="Internet_20_link" text:visited-style-name="Visited_20_Internet_20_Link">
 під часбрифінгу </text:a>
 , передає кореспондент Укрінформ.</text:p>
      <text:p text:style-name="P4">
“Продовжується ліквідація наслідків підриву російськими окупантами КаховськоїГЕС. Особлива увага - населеним пунктам, які постраждали через обмілінняводосховища”, - сказав він.</text:p>
      <text:p text:style-name="P4">
<text:span text:style-name="T4">
Читайте також:</text:span>
 <text:a xlink:type="simple" xlink:href="https://www.ukrinform.ua/rubric-other_news/3723441-pidriv-rosianami-kahovskoi-ges-usi-novini.html" text:style-name="Internet_20_link" text:visited-style-name="Visited_20_Internet_20_Link">
 ПІДРИВ РОСІЯНАМИ КАХОВСЬКОЇ ГЕС. УСІ НОВИНИ</text:a>
</text:p>
      <text:p text:style-name="P4">
Кулеба зазначив, що в Нікопольському і Криворізькому районах спеціалістинамагаються повернути централізоване водопостачання. За його словами,паралельно з масштабним проєктом будівництва водогону втілюються локальніпроєкти.</text:p>
      <text:p text:style-name="P4">
Щодо ситуації в Нікополі заступник керівника ОП поінформував, що на деякий часу частині міста вдавалося відновити водопостачання, але зараз мешканці зновубез води. Кулеба пояснив, що через обміління Каховського моря ґрунт посунувсяі обірвав мережі. “Зараз їх ремонтують. Паралельно модернізують стару системуводопостачання. Роботи ускладнені постійними ворожими обстрілами”, -підкреслив він.</text:p>
      <text:p text:style-name="P4">
У місті Покров Нікопольського району Дніпропетровської області, за словамипредставника Офісу Президента, уже тиждень, як відновили водопостачання.Кулеба уточнив, що наступний етап - це модернізація фільтрувальної станції абоустановка нових очисних споруд у Покрові. Він зауважив, що до цих проєктівзалучатимуть міжнародних партнерів.</text:p>
      <text:p text:style-name="P4">
<text:span text:style-name="T4">
Читайте також:</text:span>
 <text:a xlink:type="simple" xlink:href="https://www.ukrinform.ua/rubric-society/3728697-eksperti-oon-ocinat-naslidki-dla-dovkilla-vid-pidrivu-kahovskoi-ges.html" text:style-name="Internet_20_link" text:visited-style-name="Visited_20_Internet_20_Link">
 Експерти ООН оцінять наслідки для довкілля від підривуКаховської ГЕС </text:a>
</text:p>
      <text:p text:style-name="P4">
“Марганець (місто в Нікопольському районі Дніпропетровської області - ред.) -там також зводять новий водогін та ставлять насосну станцію. Завершити роботипланують у серпні. Кривий Ріг на 100% із водопостачанням, але подача водиздійснюється за графіком. Там продовжується будівництво магістральноговодогону Інгулець-Південне за державним проєктом. Втілюють у місті ще одинвласний проєкт. Доки працюють будівельники, людям воду підвозять. Усюди, де ценеобхідно”, - додав Кулеба.</text:p>
      <text:p text:style-name="P4">
Водночас заступник голови ОП розповів про ситуацію у Херсонській області. Вінконстатував, що на сьогодні напружена ситуація з постачанням води уМилівській, Нововоронцовській громадах та місті Берислав. “Тривають роботи зякнайшвидшого відновлення повноцінного водопостачання в районі. Людям щодняроздається бутельована вода. У місті Херсон уже є питна вода в кранах, кріммікрорайону Острів. Централізоване водопостачання підключене для технічнихпотреб”, - резюмував Кулеба.</text:p>
      <text:p text:style-name="P4">
Як повідомляв Укрінформ, уночі 6 червня російські війська підірвали греблюКаховської ГЕС, спричинивши масштабне затоплення. Під водою опинилася низканаселених пунктів Херсонської області. Від підтоплення постраждали такожтериторії Миколаївської області.</text:p>
      <text:p text:style-name="P4">
Фото: United 24 Media</text:p>
      <text:p text:style-name="P4">
Source: <text:a xlink:type="simple" xlink:href="https://www.ukrinform.ua/rubric-regions/3734029-pidriv-kahovskoi-ges-u-naselenih-punktah-vidnovluut-vodopostacanna.html" text:style-name="Internet_20_link" text:visited-style-name="Visited_20_Internet_20_Link">
https://www.ukrinform.ua/rubric-regions/3734029-pidriv-kahovskoi-ges-u-naselenih-punktah-vidnovluut-vodopostacanna.html</text:a>
</text:p>
      <!--NEWS-->
      <text:h text:style-name="P10" text:outline-level="1">
<text:span text:style-name="T4">
У країнах Європи фіксують температурні рекорди на тлі аномальної спеки</text:span>
</text:h>
      <text:p text:style-name="P4">
Authors: Ukrinform (Person)</text:p>
      <text:p text:style-name="P4">
Publisher: Укринформ (Organization)</text:p>
      <text:p text:style-name="P4">
Published Time: 2023-07-10T19:52:00+03:00</text:p>
      <text:p text:style-name="P4">
Modified Time: 2023-07-10T19:52:00+03:00</text:p>
      <text:p text:style-name="P4">
Description: У низці європейських країн фіксують температурні рекорди на тлі хвилі спеки, що охопила континент. — Укрінформ.</text:p>
      <text:p text:style-name="P4">
Images: ['<text:a xlink:type="simple" xlink:href="https://static.ukrinform.com/photos/2023_06/thumb_files/630_360_1686994563-358.jpg" text:style-name="Internet_20_link" text:visited-style-name="Visited_20_Internet_20_Link">
630_360_16869...</text:a>
']</text:p>
      <text:p text:style-name="P4">
Tags: ['Погода', 'Рекорд', 'Спека']</text:p>
      <text:p text:style-name="P4">
Type: Article</text:p>
      <!--METADATA-->
      <text:p text:style-name="P4">
<draw:frame draw:style-name="fr1" draw:name="Image202" text:anchor-type="as-char" svg:width="6.9236in" svg:height="3.956343in" draw:z-index="0">
<draw:image xlink:href="../Images/yкринформ/2023-07-10T19-52-00-03-00/630_360_1686994563-358.jpg" xlink:type="simple" xlink:show="embed" xlink:actuate="onLoad" draw:mime-type="image/jpeg"/>
</draw:frame>
 У низцієвропейських країн фіксують температурні рекорди на тлі хвилі спеки, щоохопила континент.</text:p>
      <text:p text:style-name="P4">
Як передає Укрінформ, про це повідомляє <text:a xlink:type="simple" xlink:href="https://www.euronews.com/2023/07/10/europeans-seek-shade-as-heatwave-grips-much-of-the-continent" text:style-name="Internet_20_link" text:visited-style-name="Visited_20_Internet_20_Link">
 Euronews.</text:a>
</text:p>
      <text:p text:style-name="P4">
Температура повітря зростає у Франції, Іспанії, Італії, Польщі та Німеччині натлі того, що експерти називають інтенсивним та тривалим періодом спеки.</text:p>
      <text:p text:style-name="P4">
У Ліоні на південному сході Франції в неділю була зареєстрована максимальнатемпература 37°C-38°C. За оцінками експертів Meteo France, хоча ця тепловахвиля не є винятковою для літнього сезону, її тривалість у декілька днівпотребує особливої уваги.</text:p>
      <text:p text:style-name="P4">
У <text:a xlink:type="simple" xlink:href="https://www.ukrinform.ua/tag-nimeccina" text:style-name="Internet_20_link" text:visited-style-name="Visited_20_Internet_20_Link">
 Німеччині </text:a>
 також було зафіксованотемпературу 38°C.</text:p>
      <text:p text:style-name="P4">
У Польщі температура піднялася до 30 градусів. Лікарі закликають громадянутримуватися від виходу на вулицю під час пікової сонячної активності та питибагато рідини.</text:p>
      <text:p text:style-name="P4">
Спека також посилилася в Італії. В Іспанії та Португалії температура повітрятакож очікується понад 40 градусів за Цельсієм вже найближчими днями.</text:p>
      <text:p text:style-name="P4">
<text:span text:style-name="T4">
Читайте також:</text:span>
 <text:a xlink:type="simple" xlink:href="https://www.ukrinform.ua/rubric-world/3720696-na-pivdni-francii-cerez-posuhu-obmezili-vikoristanna-vodi.html" text:style-name="Internet_20_link" text:visited-style-name="Visited_20_Internet_20_Link">
 На півдні Франції через посуху обмежили використання води</text:a>
</text:p>
      <text:p text:style-name="P4">
Ця хвиля екстремальних температур, що пояснюється надходженням гарячого сухогоповітря з півдня, приходить у той час, коли більша частина Європи вже булаохоплена хвилею спеки.</text:p>
      <text:p text:style-name="P4">
Як повідомляв Укрінформ, червень 2023 року став <text:a xlink:type="simple" xlink:href="https://www.ukrinform.ua/rubric-world/3732306-cerven-2023-roku-viznali-najteplisim-v-istorii.html" text:style-name="Internet_20_link" text:visited-style-name="Visited_20_Internet_20_Link">
 найспекотнішим за всюісторію </text:a>
 спостережень у світі.</text:p>
      <text:p text:style-name="P4">
Source: <text:a xlink:type="simple" xlink:href="https://www.ukrinform.ua/rubric-world/3733951-u-krainah-evropi-fiksuut-temperaturni-rekordi-na-tli-anomalnoi-speki.html" text:style-name="Internet_20_link" text:visited-style-name="Visited_20_Internet_20_Link">
https://www.ukrinform.ua/rubric-world/3733951-u-krainah-evropi-fiksuut-temperaturni-rekordi-na-tli-anomalnoi-speki.html</text:a>
</text:p>
      <!--NEWS-->
      <text:h text:style-name="P10" text:outline-level="1">
<text:span text:style-name="T4">
У Харкові під час зливи дерева попадали на автомобілі</text:span>
</text:h>
      <text:p text:style-name="P4">
Authors: Ukrinform (Person)</text:p>
      <text:p text:style-name="P4">
Publisher: Укринформ (Organization)</text:p>
      <text:p text:style-name="P4">
Published Time: 2023-07-10T19:52:21+03:00</text:p>
      <text:p text:style-name="P4">
Modified Time: 2023-07-10T19:52:21+03:00</text:p>
      <text:p text:style-name="P4">
Description: У Харкові внаслідок падіння дерев під час зливи пошкоджено автомобілі. — Укрінформ.</text:p>
      <text:p text:style-name="P4">
Images: ['<text:a xlink:type="simple" xlink:href="https://static.ukrinform.com/photos/2023_07/thumb_files/630_360_1689007675-258.jpg" text:style-name="Internet_20_link" text:visited-style-name="Visited_20_Internet_20_Link">
630_360_16890...</text:a>
', '<text:a xlink:type="simple" xlink:href="https://static.ukrinform.com/photos/2023_07/1689007676-492.jpg" text:style-name="Internet_20_link" text:visited-style-name="Visited_20_Internet_20_Link">
1689007676-49...</text:a>
', '<text:a xlink:type="simple" xlink:href="https://static.ukrinform.com/photos/2023_07/1689007676-218.jpg" text:style-name="Internet_20_link" text:visited-style-name="Visited_20_Internet_20_Link">
1689007676-21...</text:a>
']</text:p>
      <text:p text:style-name="P4">
Tags: ['Дощ', 'Харків', 'Негода', 'Дерева']</text:p>
      <text:p text:style-name="P4">
Type: Article</text:p>
      <!--METADATA-->
      <text:p text:style-name="P4">
<draw:frame draw:style-name="fr1" draw:name="Image203" text:anchor-type="as-char" svg:width="6.9236in" svg:height="3.956343in" draw:z-index="0">
<draw:image xlink:href="../Images/yкринформ/2023-07-10T19-52-21-03-00/630_360_1689007675-258.jpg" xlink:type="simple" xlink:show="embed" xlink:actuate="onLoad" draw:mime-type="image/jpeg"/>
</draw:frame>
 У Харковівнаслідок падіння дерев під час зливи пошкоджено автомобілі.</text:p>
      <text:p text:style-name="P4">
Про це повідомив журналістам речник ГУ ДСНС у Харківській області ЄвгенВасиленко, передає Укрінформ.</text:p>
      <text:p text:style-name="P4">
“Рятувальники на ліквідацію наслідків зливи сьогодні виїздили двічі. УШевченківському районі Харкова на проспекті Перемоги дерево впало наавтомобілі (пошкоджено три транспортних засоби), також дерево впало натрамвайні колії на кільці”, - поінформував Василенко.</text:p>
      <text:p text:style-name="P4">
<draw:frame draw:style-name="fr1" draw:name="Image204" text:anchor-type="as-char" svg:width="6.9236in" svg:height="9.231467in" draw:z-index="0">
<draw:image xlink:href="../Images/yкринформ/2023-07-10T19-52-21-03-00/1689007676-492.jpg" xlink:type="simple" xlink:show="embed" xlink:actuate="onLoad" draw:mime-type="image/jpeg"/>
</draw:frame>
</text:p>
      <text:p text:style-name="P4">
<text:span text:style-name="T4">
Читайте також:</text:span>
 <text:a xlink:type="simple" xlink:href="https://www.ukrinform.ua/rubric-regions/3733837-zavtra-v-ukraini-do-25-tepla-perevazno-bez-opadiv.html" text:style-name="Internet_20_link" text:visited-style-name="Visited_20_Internet_20_Link">
 <text:span text:style-name="T4">
Завтра</text:span>
 в <text:span text:style-name="T4">
Україні</text:span>
 до 25° <text:span text:style-name="T4">
тепла</text:span>
 , <text:span text:style-name="T4">
переважно</text:span>
<text:span text:style-name="T4">
без</text:span>
 <text:span text:style-name="T4">
опадів</text:span>
 </text:a>
</text:p>
      <text:p text:style-name="P4">
<draw:frame draw:style-name="fr1" draw:name="Image205" text:anchor-type="as-char" svg:width="6.9236in" svg:height="9.231467in" draw:z-index="0">
<draw:image xlink:href="../Images/yкринформ/2023-07-10T19-52-21-03-00/1689007676-218.jpg" xlink:type="simple" xlink:show="embed" xlink:actuate="onLoad" draw:mime-type="image/jpeg"/>
</draw:frame>
</text:p>
      <text:p text:style-name="P4">
За його даними, люди не постраждали.</text:p>
      <text:p text:style-name="P4">
У міській раді про наслідки зливи поки не повідомляють.</text:p>
      <text:p text:style-name="P4">
У соціальних мережах харків’яни почали публікувати відео із затопленимидорогами.</text:p>
      <text:p text:style-name="P4">
Як повідомляв Укрінформ, у Харкові на прибудинкових територіях та у парках підчас негоди ввечері 8 липня  <text:a xlink:type="simple" xlink:href="https://www.ukrinform.ua/rubric-regions/3733460-u-harkovi-pid-cas-negodi-vpalo-bils-ak-130-derev.html" text:style-name="Internet_20_link" text:visited-style-name="Visited_20_Internet_20_Link">
 впало </text:a>
 більшяк 130 дерев і сотні гілок. Обійшлося без постраждалих.</text:p>
      <text:p text:style-name="P4">
<text:span text:style-name="T5">
Фото: ДСНС у Харківській області</text:span>
</text:p>
      <text:p text:style-name="P4">
Source: <text:a xlink:type="simple" xlink:href="https://www.ukrinform.ua/rubric-regions/3734031-u-harkovi-pid-cas-zlivi-dereva-popadali-na-avtomobili.html" text:style-name="Internet_20_link" text:visited-style-name="Visited_20_Internet_20_Link">
https://www.ukrinform.ua/rubric-regions/3734031-u-harkovi-pid-cas-zlivi-dereva-popadali-na-avtomobili.html</text:a>
</text:p>
      <!--NEWS-->
      <text:h text:style-name="P10" text:outline-level="1">
<text:span text:style-name="T4">
Подачу води з Карлівського водосховища планують відновити до середини липня – ОП</text:span>
</text:h>
      <text:p text:style-name="P4">
Authors: Ukrinform (Person)</text:p>
      <text:p text:style-name="P4">
Publisher: Укринформ (Organization)</text:p>
      <text:p text:style-name="P4">
Published Time: 2023-07-10T1:58:00+03:00</text:p>
      <text:p text:style-name="P4">
Modified Time: 2023-07-10T21:58:00+03:00</text:p>
      <text:p text:style-name="P4">
Description: Повноцінну подачу води з Карлівського водосховища для мешканців Донецької області планують відновити до середини липня. — Укрінформ.</text:p>
      <text:p text:style-name="P4">
Images: ['<text:a xlink:type="simple" xlink:href="https://static.ukrinform.com/photos/2023_06/thumb_files/630_360_1686577220-981.jpg" text:style-name="Internet_20_link" text:visited-style-name="Visited_20_Internet_20_Link">
630_360_16865...</text:a>
']</text:p>
      <text:p text:style-name="P4">
Tags: ['Донеччина', 'Вода', 'Гребля', 'Офіс Президента', 'Війна з Росією']</text:p>
      <text:p text:style-name="P4">
Type: Article</text:p>
      <!--METADATA-->
      <text:p text:style-name="P4">
<draw:frame draw:style-name="fr1" draw:name="Image206" text:anchor-type="as-char" svg:width="6.9236in" svg:height="3.956343in" draw:z-index="0">
<draw:image xlink:href="../Images/yкринформ/2023-07-10T1-58-00-03-00/630_360_1686577220-981.jpg" xlink:type="simple" xlink:show="embed" xlink:actuate="onLoad" draw:mime-type="image/jpeg"/>
</draw:frame>
 Повноціннуподачу води з Карлівського водосховища для мешканців Донецької областіпланують відновити до середини липня.</text:p>
      <text:p text:style-name="P4">
Про це заступник керівника Офісу Президента Олексій Кулеба повідомив під часбрифінгу, передає Укрінформ.</text:p>
      <text:p text:style-name="P4">
Високопосадовець нагадав, що внаслідок російських обстрілів Донеччини у травнібула зруйнована дамба Карлівського водосховища. За словами Кулеби,відновлювальні роботи наразі тривають.</text:p>
      <text:p text:style-name="P4">
"Сьогодні (10 липня – ред.) запускаємо пробне включення насоса із закачуваннямводи в систему. Паралельно триває ремонт греблі. Води буде більше. Відновитиповноцінну подачу водопостачання з Карлівського водосховища планується досередини липня", – уточнив заступник керівника ОП.</text:p>
      <text:p text:style-name="P4">
<text:span text:style-name="T4">
Читайте також:</text:span>
 <text:span text:style-name="T4">
<text:a xlink:type="simple" xlink:href="https://www.ukrinform.ua/rubric-regions/3714227-rosiani-zrujnuvali-greblu-karlivskogo-vodoshovisa.html" text:style-name="Internet_20_link" text:visited-style-name="Visited_20_Internet_20_Link">
 Росіяни зруйнували греблю Карлівського водосховища</text:a>
 </text:span>
</text:p>
      <text:p text:style-name="P4">
Він поінформував, що станом на зараз вдалося відновити централізованеводопостачання двом містам – Покровську і Мирнограду. Однак Кулеба зазначив,що вода технічна та подається за графіком.</text:p>
      <text:p text:style-name="P4">
<text:span text:style-name="T4">
Читайте також:</text:span>
 <text:span text:style-name="T4">
<text:a xlink:type="simple" xlink:href="https://www.ukrinform.ua/rubric-regions/3714386-cerez-zrujnovanu-vorogom-greblu-karlivskogo-vodoshovisa-evakuuvali-26-osib.html" text:style-name="Internet_20_link" text:visited-style-name="Visited_20_Internet_20_Link">
 Через зруйновану ворогом греблю Карлівськоговодосховища евакуювали 26 осіб </text:a>
 </text:span>
</text:p>
      <text:p text:style-name="P4">
Як повідомлялося, 25 травня російські загарбники зруйнували греблюКарлівського водосховища, внаслідок чого під загрозою підтоплення опинилисятри селища.</text:p>
      <text:p text:style-name="P4">
Source: <text:a xlink:type="simple" xlink:href="https://www.ukrinform.ua/rubric-vidbudova/3734077-podacu-vodi-z-karlivskogo-vodoshovisa-planuut-vidnoviti-do-seredini-lipna-op.html" text:style-name="Internet_20_link" text:visited-style-name="Visited_20_Internet_20_Link">
https://www.ukrinform.ua/rubric-vidbudova/3734077-podacu-vodi-z-karlivskogo-vodoshovisa-planuut-vidnoviti-do-seredini-lipna-op.html</text:a>
</text:p>
      <!--NEWS-->
      <text:h text:style-name="P10" text:outline-level="1">
<text:span text:style-name="T4">
Вражаючі фото роботи українських захисників показало ОК «Схід»</text:span>
</text:h>
      <text:p text:style-name="P4">
Author: ['АРМІЯINFORM']</text:p>
      <text:p text:style-name="P4">
Time: 2023-07-10T20:00:00-04:00</text:p>
      <text:p text:style-name="P4">
Description: Про це повідомляється на Facebook-сторінці оперативного командування «Схід».    «Гар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98656_293771143175283_2997127512189881450_n.jpg" text:style-name="Internet_20_link" text:visited-style-name="Visited_20_Internet_20_Link">
358098656_293771143175283_2997127512189881450_n.jpg</text:a>
', '<text:a xlink:type="simple" xlink:href="https://armyinform.com.ua/wp-content/uploads/2023/07/358117203_293771606508570_4881559065234792508_n-150x150.jpg" text:style-name="Internet_20_link" text:visited-style-name="Visited_20_Internet_20_Link">
358117203_293771606508570_4881559065234792508_n-150x150.jpg</text:a>
', '<text:a xlink:type="simple" xlink:href="https://armyinform.com.ua/wp-content/uploads/2023/07/358606566_293771583175239_7250901087736981376_n-150x150.jpg" text:style-name="Internet_20_link" text:visited-style-name="Visited_20_Internet_20_Link">
358606566_293771583175239_7250901087736981376_n-150x150.jpg</text:a>
', '<text:a xlink:type="simple" xlink:href="https://armyinform.com.ua/wp-content/uploads/2023/07/358036642_293771529841911_2317860722754877095_n-150x150.jpg" text:style-name="Internet_20_link" text:visited-style-name="Visited_20_Internet_20_Link">
358036642_293771529841911_2317860722754877095_n-150x150.jpg</text:a>
', '<text:a xlink:type="simple" xlink:href="https://armyinform.com.ua/wp-content/uploads/2023/07/358588820_293771479841916_9032702023003570973_n-150x150.jpg" text:style-name="Internet_20_link" text:visited-style-name="Visited_20_Internet_20_Link">
358588820_293771479841916_9032702023003570973_n-150x150.jpg</text:a>
', '<text:a xlink:type="simple" xlink:href="https://armyinform.com.ua/wp-content/uploads/2023/07/358370979_293771443175253_50589411621966681_n-150x150.jpg" text:style-name="Internet_20_link" text:visited-style-name="Visited_20_Internet_20_Link">
358370979_293771443175253_50589411621966681_n-150x150.jpg</text:a>
', '<text:a xlink:type="simple" xlink:href="https://armyinform.com.ua/wp-content/uploads/2023/07/358686640_293771419841922_7203868426952910711_n-150x150.jpg" text:style-name="Internet_20_link" text:visited-style-name="Visited_20_Internet_20_Link">
358686640_293771419841922_7203868426952910711_n-150x150.jpg</text:a>
', '<text:a xlink:type="simple" xlink:href="https://armyinform.com.ua/wp-content/uploads/2023/07/358072526_293771396508591_7015703816384868081_n-150x150.jpg" text:style-name="Internet_20_link" text:visited-style-name="Visited_20_Internet_20_Link">
358072526_293771396508591_7015703816384868081_n-150x150.jpg</text:a>
', '<text:a xlink:type="simple" xlink:href="https://armyinform.com.ua/wp-content/uploads/2023/07/358630763_293771386508592_7675216822921916053_n-150x150.jpg" text:style-name="Internet_20_link" text:visited-style-name="Visited_20_Internet_20_Link">
358630763_293771386508592_7675216822921916053_n-150x150.jpg</text:a>
', '<text:a xlink:type="simple" xlink:href="https://armyinform.com.ua/wp-content/uploads/2023/07/359190193_293771366508594_6621600570787458219_n-150x150.jpg" text:style-name="Internet_20_link" text:visited-style-name="Visited_20_Internet_20_Link">
359190193_293771366508594_6621600570787458219_n-150x150.jpg</text:a>
', '<text:a xlink:type="simple" xlink:href="https://armyinform.com.ua/wp-content/uploads/2023/07/358107532_293771346508596_1465377916723634151_n-150x150.jpg" text:style-name="Internet_20_link" text:visited-style-name="Visited_20_Internet_20_Link">
358107532_293771346508596_1465377916723634151_n-150x150.jpg</text:a>
', '<text:a xlink:type="simple" xlink:href="https://armyinform.com.ua/wp-content/uploads/2023/07/358095420_293771236508607_474117266359384456_n-150x150.jpg" text:style-name="Internet_20_link" text:visited-style-name="Visited_20_Internet_20_Link">
358095420_293771236508607_474117266359384456_n-150x150.jpg</text:a>
', '<text:a xlink:type="simple" xlink:href="https://armyinform.com.ua/wp-content/uploads/2023/07/359493011_293771126508618_560507805300156394_n-150x150.jpg" text:style-name="Internet_20_link" text:visited-style-name="Visited_20_Internet_20_Link">
359493011_293771126508618_560507805300156394_n-150x150.jpg</text:a>
']</text:p>
      <text:p text:style-name="P4">
Tags: ['STOPRUSSIA', 'АГРЕСІЯ РФ']</text:p>
      <text:p text:style-name="P4">
Category: News</text:p>
      <!--METADATA-->
      <text:p text:style-name="P4">
<draw:frame draw:style-name="fr1" draw:name="Image207" text:anchor-type="as-char" svg:width="6.9236in" svg:height="4.615733in" draw:z-index="0">
<draw:image xlink:href="../Images/AРМІЯINFORM/2023-07-10T20-00-00-04-00/358098656_293771143175283_2997127512189881450_n.jpg" xlink:type="simple" xlink:show="embed" xlink:actuate="onLoad" draw:mime-type="image/jpeg"/>
</draw:frame>
</text:p>
      <text:p text:style-name="P4">
Про це<text:a xlink:type="simple" xlink:href="https://www.facebook.com/EastOC/posts/pfbid03398jTHCGhjiCni3ZUJ61iTKzcsdJBSDpk5bjzisanRz4NM9Me2ra3yk2XCEvY31Bl" text:style-name="Internet_20_link" text:visited-style-name="Visited_20_Internet_20_Link">
повідомляється</text:a>
на Facebook-сторінці оперативного командування «Схід».</text:p>
      <text:p text:style-name="P4">
«Гарного дня, Україно! Мирного, сімейного вихідного, а ми й надалі будемоборонити ваш спокій.</text:p>
      <text:p text:style-name="P4">
Тримаємо стрій!» кому прибрати — йдеться у повідомленні.</text:p>
      <text:p text:style-name="P4">
<text:a xlink:type="simple" xlink:href="https://armyinform.com.ua/wp-content/uploads/2023/07/358117203_293771606508570_4881559065234792508_n.jpg" text:style-name="Internet_20_link" text:visited-style-name="Visited_20_Internet_20_Link">
<draw:frame draw:style-name="fr1" draw:name="Image208" text:anchor-type="as-char" svg:width="6.9236in" svg:height="6.9236in" draw:z-index="0">
<draw:image xlink:href="../Images/AРМІЯINFORM/2023-07-10T20-00-00-04-00/358117203_293771606508570_4881559065234792508_n-150x150.jpg" xlink:type="simple" xlink:show="embed" xlink:actuate="onLoad" draw:mime-type="image/jpeg"/>
</draw:frame>
</text:a>
</text:p>
      <text:p text:style-name="P4">
<text:a xlink:type="simple" xlink:href="https://armyinform.com.ua/wp-content/uploads/2023/07/358606566_293771583175239_7250901087736981376_n.jpg" text:style-name="Internet_20_link" text:visited-style-name="Visited_20_Internet_20_Link">
<draw:frame draw:style-name="fr1" draw:name="Image209" text:anchor-type="as-char" svg:width="6.9236in" svg:height="6.9236in" draw:z-index="0">
<draw:image xlink:href="../Images/AРМІЯINFORM/2023-07-10T20-00-00-04-00/358606566_293771583175239_7250901087736981376_n-150x150.jpg" xlink:type="simple" xlink:show="embed" xlink:actuate="onLoad" draw:mime-type="image/jpeg"/>
</draw:frame>
</text:a>
</text:p>
      <text:p text:style-name="P4">
<text:a xlink:type="simple" xlink:href="https://armyinform.com.ua/wp-content/uploads/2023/07/358036642_293771529841911_2317860722754877095_n.jpg" text:style-name="Internet_20_link" text:visited-style-name="Visited_20_Internet_20_Link">
<draw:frame draw:style-name="fr1" draw:name="Image210" text:anchor-type="as-char" svg:width="6.9236in" svg:height="6.9236in" draw:z-index="0">
<draw:image xlink:href="../Images/AРМІЯINFORM/2023-07-10T20-00-00-04-00/358036642_293771529841911_2317860722754877095_n-150x150.jpg" xlink:type="simple" xlink:show="embed" xlink:actuate="onLoad" draw:mime-type="image/jpeg"/>
</draw:frame>
</text:a>
</text:p>
      <text:p text:style-name="P4">
<text:a xlink:type="simple" xlink:href="https://armyinform.com.ua/wp-content/uploads/2023/07/358588820_293771479841916_9032702023003570973_n.jpg" text:style-name="Internet_20_link" text:visited-style-name="Visited_20_Internet_20_Link">
<draw:frame draw:style-name="fr1" draw:name="Image211" text:anchor-type="as-char" svg:width="6.9236in" svg:height="6.9236in" draw:z-index="0">
<draw:image xlink:href="../Images/AРМІЯINFORM/2023-07-10T20-00-00-04-00/358588820_293771479841916_9032702023003570973_n-150x150.jpg" xlink:type="simple" xlink:show="embed" xlink:actuate="onLoad" draw:mime-type="image/jpeg"/>
</draw:frame>
</text:a>
</text:p>
      <text:p text:style-name="P4">
<text:a xlink:type="simple" xlink:href="https://armyinform.com.ua/wp-content/uploads/2023/07/358370979_293771443175253_50589411621966681_n.jpg" text:style-name="Internet_20_link" text:visited-style-name="Visited_20_Internet_20_Link">
<draw:frame draw:style-name="fr1" draw:name="Image212" text:anchor-type="as-char" svg:width="6.9236in" svg:height="6.9236in" draw:z-index="0">
<draw:image xlink:href="../Images/AРМІЯINFORM/2023-07-10T20-00-00-04-00/358370979_293771443175253_50589411621966681_n-150x150.jpg" xlink:type="simple" xlink:show="embed" xlink:actuate="onLoad" draw:mime-type="image/jpeg"/>
</draw:frame>
</text:a>
</text:p>
      <text:p text:style-name="P4">
<text:a xlink:type="simple" xlink:href="https://armyinform.com.ua/wp-content/uploads/2023/07/358686640_293771419841922_7203868426952910711_n.jpg" text:style-name="Internet_20_link" text:visited-style-name="Visited_20_Internet_20_Link">
<draw:frame draw:style-name="fr1" draw:name="Image213" text:anchor-type="as-char" svg:width="6.9236in" svg:height="6.9236in" draw:z-index="0">
<draw:image xlink:href="../Images/AРМІЯINFORM/2023-07-10T20-00-00-04-00/358686640_293771419841922_7203868426952910711_n-150x150.jpg" xlink:type="simple" xlink:show="embed" xlink:actuate="onLoad" draw:mime-type="image/jpeg"/>
</draw:frame>
</text:a>
</text:p>
      <text:p text:style-name="P4">
<text:a xlink:type="simple" xlink:href="https://armyinform.com.ua/wp-content/uploads/2023/07/358072526_293771396508591_7015703816384868081_n.jpg" text:style-name="Internet_20_link" text:visited-style-name="Visited_20_Internet_20_Link">
<draw:frame draw:style-name="fr1" draw:name="Image214" text:anchor-type="as-char" svg:width="6.9236in" svg:height="6.9236in" draw:z-index="0">
<draw:image xlink:href="../Images/AРМІЯINFORM/2023-07-10T20-00-00-04-00/358072526_293771396508591_7015703816384868081_n-150x150.jpg" xlink:type="simple" xlink:show="embed" xlink:actuate="onLoad" draw:mime-type="image/jpeg"/>
</draw:frame>
</text:a>
</text:p>
      <text:p text:style-name="P4">
<text:a xlink:type="simple" xlink:href="https://armyinform.com.ua/wp-content/uploads/2023/07/358630763_293771386508592_7675216822921916053_n.jpg" text:style-name="Internet_20_link" text:visited-style-name="Visited_20_Internet_20_Link">
<draw:frame draw:style-name="fr1" draw:name="Image215" text:anchor-type="as-char" svg:width="6.9236in" svg:height="6.9236in" draw:z-index="0">
<draw:image xlink:href="../Images/AРМІЯINFORM/2023-07-10T20-00-00-04-00/358630763_293771386508592_7675216822921916053_n-150x150.jpg" xlink:type="simple" xlink:show="embed" xlink:actuate="onLoad" draw:mime-type="image/jpeg"/>
</draw:frame>
</text:a>
</text:p>
      <text:p text:style-name="P4">
<text:a xlink:type="simple" xlink:href="https://armyinform.com.ua/wp-content/uploads/2023/07/359190193_293771366508594_6621600570787458219_n.jpg" text:style-name="Internet_20_link" text:visited-style-name="Visited_20_Internet_20_Link">
<draw:frame draw:style-name="fr1" draw:name="Image216" text:anchor-type="as-char" svg:width="6.9236in" svg:height="6.9236in" draw:z-index="0">
<draw:image xlink:href="../Images/AРМІЯINFORM/2023-07-10T20-00-00-04-00/359190193_293771366508594_6621600570787458219_n-150x150.jpg" xlink:type="simple" xlink:show="embed" xlink:actuate="onLoad" draw:mime-type="image/jpeg"/>
</draw:frame>
</text:a>
</text:p>
      <text:p text:style-name="P4">
<text:a xlink:type="simple" xlink:href="https://armyinform.com.ua/wp-content/uploads/2023/07/358107532_293771346508596_1465377916723634151_n.jpg" text:style-name="Internet_20_link" text:visited-style-name="Visited_20_Internet_20_Link">
<draw:frame draw:style-name="fr1" draw:name="Image217" text:anchor-type="as-char" svg:width="6.9236in" svg:height="6.9236in" draw:z-index="0">
<draw:image xlink:href="../Images/AРМІЯINFORM/2023-07-10T20-00-00-04-00/358107532_293771346508596_1465377916723634151_n-150x150.jpg" xlink:type="simple" xlink:show="embed" xlink:actuate="onLoad" draw:mime-type="image/jpeg"/>
</draw:frame>
</text:a>
</text:p>
      <text:p text:style-name="P4">
<text:a xlink:type="simple" xlink:href="https://armyinform.com.ua/wp-content/uploads/2023/07/358095420_293771236508607_474117266359384456_n.jpg" text:style-name="Internet_20_link" text:visited-style-name="Visited_20_Internet_20_Link">
<draw:frame draw:style-name="fr1" draw:name="Image218" text:anchor-type="as-char" svg:width="6.9236in" svg:height="6.9236in" draw:z-index="0">
<draw:image xlink:href="../Images/AРМІЯINFORM/2023-07-10T20-00-00-04-00/358095420_293771236508607_474117266359384456_n-150x150.jpg" xlink:type="simple" xlink:show="embed" xlink:actuate="onLoad" draw:mime-type="image/jpeg"/>
</draw:frame>
</text:a>
</text:p>
      <text:p text:style-name="P4">
<text:a xlink:type="simple" xlink:href="https://armyinform.com.ua/wp-content/uploads/2023/07/359493011_293771126508618_560507805300156394_n.jpg" text:style-name="Internet_20_link" text:visited-style-name="Visited_20_Internet_20_Link">
<draw:frame draw:style-name="fr1" draw:name="Image219" text:anchor-type="as-char" svg:width="6.9236in" svg:height="6.9236in" draw:z-index="0">
<draw:image xlink:href="../Images/AРМІЯINFORM/2023-07-10T20-00-00-04-00/359493011_293771126508618_560507805300156394_n-150x150.jpg" xlink:type="simple" xlink:show="embed" xlink:actuate="onLoad" draw:mime-type="image/jpeg"/>
</draw:frame>
</text:a>
</text:p>
      <text:p text:style-name="P4">
Source: <text:a xlink:type="simple" xlink:href="https://armyinform.com.ua/2023/07/10/vrazhayuchi-foto-roboty-ukrayinskyh-zahysnykiv-pokazalo-ok-shid/" text:style-name="Internet_20_link" text:visited-style-name="Visited_20_Internet_20_Link">
https://armyinform.com.ua/2023/07/10/vrazhayuchi-foto-roboty-ukrayinskyh-zahysnykiv-pokazalo-ok-shid/</text:a>
</text:p>
      <!--NEWS-->
      <text:h text:style-name="P10" text:outline-level="1">
<text:span text:style-name="T4">
У Херсоні внаслідок обстрілу поранений мирний житель</text:span>
</text:h>
      <text:p text:style-name="P4">
Authors: Ukrinform (Person)</text:p>
      <text:p text:style-name="P4">
Publisher: Укринформ (Organization)</text:p>
      <text:p text:style-name="P4">
Published Time: 2023-07-10T20:09:00+03:00</text:p>
      <text:p text:style-name="P4">
Modified Time: 2023-07-10T20:09:00+03:00</text:p>
      <text:p text:style-name="P4">
Description: У Херсоні внаслідок обстрілу дістав поранення мирний житель.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 'Обстріл', 'Поранені', 'Війна з Росією']</text:p>
      <text:p text:style-name="P4">
Type: Article</text:p>
      <!--METADATA-->
      <text:p text:style-name="P4">
<draw:frame draw:style-name="fr1" draw:name="Image220" text:anchor-type="as-char" svg:width="6.9236in" svg:height="3.956343in" draw:z-index="0">
<draw:image xlink:href="../Images/yкринформ/2023-07-10T20-09-00-03-00/630_360_1654768443-794.jpg" xlink:type="simple" xlink:show="embed" xlink:actuate="onLoad" draw:mime-type="image/jpeg"/>
</draw:frame>
 У Херсонівнаслідок обстрілу дістав поранення мирний житель.</text:p>
      <text:p text:style-name="P4">
Про це повідомляє Херсонська ОВА у  <text:a xlink:type="simple" xlink:href="https://www.facebook.com/khoda.gov.ua/posts/pfbid02VMZMmH9tjTNJDAUrdCieHcceSc1GGUJZrYtk95FuZ3iEGmjiAV8jeKfh7PiKSGLdl" text:style-name="Internet_20_link" text:visited-style-name="Visited_20_Internet_20_Link">
 Фейсбуці</text:a>
, передає Укрінформ.</text:p>
      <text:p text:style-name="P4">
"Через російський обстріл <text:a xlink:type="simple" xlink:href="https://www.ukrinform.ua/tag-herson" text:style-name="Internet_20_link" text:visited-style-name="Visited_20_Internet_20_Link">
 Херсона </text:a>
постраждав мирний містянин", - йдеться у повідомленні.</text:p>
      <text:p text:style-name="P4">
В ОВА додали, що потерпілого з пораненням живота доправили до медзакладу, дейому надають необхідну допомогу.</text:p>
      <text:p text:style-name="P4">
<text:span text:style-name="T4">
Читайте також:</text:span>
 <text:a xlink:type="simple" xlink:href="https://www.ukrinform.ua/rubric-regions/3733663-zagarbniki-za-dobu-51-raz-obstrilali-hersonsinu-patero-poranenih.html" text:style-name="Internet_20_link" text:visited-style-name="Visited_20_Internet_20_Link">
 Загарбники за добу 51 раз обстріляли <text:span text:style-name="T4">
Херсон</text:span>
 щину,п'ятеро поранених </text:a>
</text:p>
      <text:p text:style-name="P4">
Як повідомлялося, війська РФ завдали удару з артилерії по селу Інженерне наХерсонщині,  <text:a xlink:type="simple" xlink:href="https://www.ukrinform.ua/rubric-ato/3733757-rosiani-vdarili-z-artilerii-po-selu-na-hersonsini-postrazdali-dvi-zinki.html" text:style-name="Internet_20_link" text:visited-style-name="Visited_20_Internet_20_Link">
 постраждали дві 79-річні жінки</text:a>
 .</text:p>
      <text:p text:style-name="P4">
Source: <text:a xlink:type="simple" xlink:href="https://www.ukrinform.ua/rubric-regions/3734037-u-hersoni-vnaslidok-obstrilu-poranenij-mirnij-zitel.html" text:style-name="Internet_20_link" text:visited-style-name="Visited_20_Internet_20_Link">
https://www.ukrinform.ua/rubric-regions/3734037-u-hersoni-vnaslidok-obstrilu-poranenij-mirnij-zitel.html</text:a>
</text:p>
      <!--NEWS-->
      <text:h text:style-name="P10" text:outline-level="1">
<text:span text:style-name="T4">
Війська РФ обстріляли з гелікоптерів і артилерії прикордонне село на Харківщині</text:span>
</text:h>
      <text:p text:style-name="P4">
Authors: Ukrinform (Person)</text:p>
      <text:p text:style-name="P4">
Publisher: Укринформ (Organization)</text:p>
      <text:p text:style-name="P4">
Published Time: 2023-07-10T20:12:56+03:00</text:p>
      <text:p text:style-name="P4">
Modified Time: 2023-07-10T20:12:56+03:00</text:p>
      <text:p text:style-name="P4">
Description: Війська РФ обстріляли з гелікоптерів і артилерії прикордонне село Одноробівка у Богодухівському районі Харківської області, внаслідок чого зруйновано кілька будинків. — Укрінформ.</text:p>
      <text:p text:style-name="P4">
Images: ['<text:a xlink:type="simple" xlink:href="https://static.ukrinform.com/photos/2023_07/thumb_files/630_360_1689008963-583.jpg" text:style-name="Internet_20_link" text:visited-style-name="Visited_20_Internet_20_Link">
630_360_16890...</text:a>
']</text:p>
      <text:p text:style-name="P4">
Tags: ['Обстріл', 'Харківщина']</text:p>
      <text:p text:style-name="P4">
Type: Article</text:p>
      <!--METADATA-->
      <text:p text:style-name="P4">
<draw:frame draw:style-name="fr1" draw:name="Image221" text:anchor-type="as-char" svg:width="6.9236in" svg:height="3.956343in" draw:z-index="0">
<draw:image xlink:href="../Images/yкринформ/2023-07-10T20-12-56-03-00/630_360_1689008963-583.jpg" xlink:type="simple" xlink:show="embed" xlink:actuate="onLoad" draw:mime-type="image/jpeg"/>
</draw:frame>
 Війська РФобстріляли з гелікоптерів і артилерії прикордонне село Одноробівка уБогодухівському районі Харківської області, внаслідок чого зруйновано кількабудинків.</text:p>
      <text:p text:style-name="P4">
Про це повідомила у <text:a xlink:type="simple" xlink:href="https://www.facebook.com/groups/193819574318728/" text:style-name="Internet_20_link" text:visited-style-name="Visited_20_Internet_20_Link">
 Фейсбуці</text:a>
міжрайонна газета “Зоря” з посиланням на голову громади Віктора Коваленка,передає Укрінформ.</text:p>
      <text:p text:style-name="P4">
</text:p>
      <text:p text:style-name="P4">
“За інформацією начальника Золочівської селищної військової адміністраціїВіктора Коваленка, сьогодні о 17.45 російські війська потужно вдарили зартилерії по ст. Одноробівка. Цьому передував ракетний обстріл з ворожихгелікоптерів”, - йдеться у повідомленні.</text:p>
      <text:p text:style-name="P4">
</text:p>
      <text:p text:style-name="P4">
За даними Коваленка, значно пошкоджено п‘ять приватних будинків, господарчіспоруди та автомобіль, у населеному пункті відсутнє енергопостачання. Жертвнемає.</text:p>
      <text:p text:style-name="P4">
Як повідомляв Укрінформ, 6 липня загарбники ймовірно з артилерії обстрілялистанцію Одноробівка Богодухівського району, внаслідок чого повністю знищенобудівлю вокзалу.</text:p>
      <text:p text:style-name="P4">
Source: <text:a xlink:type="simple" xlink:href="https://www.ukrinform.ua/rubric-ato/3734039-vijska-rf-obstrilali-z-gelikopteriv-i-artilerii-prikordonne-selo-na-harkivsini.html" text:style-name="Internet_20_link" text:visited-style-name="Visited_20_Internet_20_Link">
https://www.ukrinform.ua/rubric-ato/3734039-vijska-rf-obstrilali-z-gelikopteriv-i-artilerii-prikordonne-selo-na-harkivsini.html</text:a>
</text:p>
      <!--NEWS-->
      <text:h text:style-name="P10" text:outline-level="1">
<text:span text:style-name="T4">
У Польщі сподіваються на чіткий сигнал від НАТО щодо підтримки України</text:span>
</text:h>
      <text:p text:style-name="P4">
Authors: Ukrinform (Person)</text:p>
      <text:p text:style-name="P4">
Publisher: Укринформ (Organization)</text:p>
      <text:p text:style-name="P4">
Published Time: 2023-07-10T20:22:18+03:00</text:p>
      <text:p text:style-name="P4">
Modified Time: 2023-07-10T20:22:18+03:00</text:p>
      <text:p text:style-name="P4">
Description: Польща робить "усе можливе" задля посилення України у військовому плані, і саміт НАТО має дати чіткий сигнал щодо підтримки Києва. — Укрінформ.</text:p>
      <text:p text:style-name="P4">
Images: ['<text:a xlink:type="simple" xlink:href="https://static.ukrinform.com/photos/2023_03/thumb_files/630_360_1678962074-903.jpg" text:style-name="Internet_20_link" text:visited-style-name="Visited_20_Internet_20_Link">
630_360_16789...</text:a>
']</text:p>
      <text:p text:style-name="P4">
Tags: ['Польща', 'Саміт НАТО', 'Україна', 'Маріуш Блащак']</text:p>
      <text:p text:style-name="P4">
Type: Article</text:p>
      <!--METADATA-->
      <text:p text:style-name="P4">
<draw:frame draw:style-name="fr1" draw:name="Image225" text:anchor-type="as-char" svg:width="6.9236in" svg:height="3.956343in" draw:z-index="0">
<draw:image xlink:href="../Images/yкринформ/2023-07-10T20-22-18-03-00/630_360_1678962074-903.jpg" xlink:type="simple" xlink:show="embed" xlink:actuate="onLoad" draw:mime-type="image/jpeg"/>
</draw:frame>
 Польщаробить "усе можливе" задля посилення України у військовому плані, і саміт НАТОмає дати чіткий сигнал щодо підтримки Києва.</text:p>
      <text:p text:style-name="P4">
Про це заявив міністр національної оборони РП Маріуш Блащак на зустрічі згенералітетом у місті Легіоново, передає кореспондент Укрінформу.</text:p>
      <text:p text:style-name="P4">
Як підкреслив міністр, мета <text:a xlink:type="simple" xlink:href="https://www.ukrinform.ua/tag-polsa" text:style-name="Internet_20_link" text:visited-style-name="Visited_20_Internet_20_Link">
 Польщі </text:a>
 -мати кордон з незалежною Україною, а не "частиною Росії”.</text:p>
      <text:p text:style-name="P4">
“Саме тому ми підтримуємо Україну... Ми усвідомлюємо, що будь-яка спробавідбудувати імперію є злом, що на собі відчули жителі Ірпеня чи Бучі, вбитіросійськими найманцями”, - наголосив польський міністр.</text:p>
      <text:p text:style-name="P4">
За його словами, Польща "робить усе можливе, щоб зміцнити Україну і відлякатиагресора”.</text:p>
      <text:p text:style-name="P4">
<text:span text:style-name="T4">
Читайте також:</text:span>
 <text:a xlink:type="simple" xlink:href="https://www.ukrinform.ua/rubric-world/3733984-u-polsi-ne-viklucaut-provokacij-pid-cas-samitu-nato.html" text:style-name="Internet_20_link" text:visited-style-name="Visited_20_Internet_20_Link">
 У Польщі не виключають провокацій під час саміту <text:span text:style-name="T4">
НАТО</text:span>
</text:a>
</text:p>
      <text:p text:style-name="P4">
“Ми розраховуємо на те, що НАТО розшириться – Швеція приєднається до Альянсу -і що НАТО дасть чіткий сигнал щодо підтримки України”, - наголосив Блащак.</text:p>
      <text:p text:style-name="P4">
Він висловив сподівання, що за активної участі Польщі політика "відлякування"й оборони НАТО буде “ще більш чіткою”.</text:p>
      <text:p text:style-name="P4">
Як повідомлялося, 11-12 липня у Вільнюсі відбудеться саміт НАТО.</text:p>
      <text:p text:style-name="P4">
_ Фото: РАР  _</text:p>
      <text:p text:style-name="P4">
Source: <text:a xlink:type="simple" xlink:href="https://www.ukrinform.ua/rubric-polytics/3734042-u-polsi-spodivautsa-na-citkij-signal-vid-nato-sodo-pidtrimki-ukraini.html" text:style-name="Internet_20_link" text:visited-style-name="Visited_20_Internet_20_Link">
https://www.ukrinform.ua/rubric-polytics/3734042-u-polsi-spodivautsa-na-citkij-signal-vid-nato-sodo-pidtrimki-ukraini.html</text:a>
</text:p>
      <!--NEWS-->
      <text:h text:style-name="P10" text:outline-level="1">
<text:span text:style-name="T4">
Армія РФ обстріляла з «Торнадо-С» Дніпропетровщину, є поранений</text:span>
</text:h>
      <text:p text:style-name="P4">
Authors: Ukrinform (Person)</text:p>
      <text:p text:style-name="P4">
Publisher: Укринформ (Organization)</text:p>
      <text:p text:style-name="P4">
Published Time: 2023-07-10T20:32:00+03:00</text:p>
      <text:p text:style-name="P4">
Modified Time: 2023-07-10T20:32:00+03:00</text:p>
      <text:p text:style-name="P4">
Description: Російська армія обстріляла з РСЗВ "Торнадо-С" громаду у Дніпропетровській області, поранення зазнав мирний житель. — Укрінформ.</text:p>
      <text:p text:style-name="P4">
Images: ['<text:a xlink:type="simple" xlink:href="https://static.ukrinform.com/photos/2023_07/thumb_files/630_360_1689010271-988.jpg" text:style-name="Internet_20_link" text:visited-style-name="Visited_20_Internet_20_Link">
630_360_16890...</text:a>
']</text:p>
      <text:p text:style-name="P4">
Tags: ['Дніпропетровщина', 'Війна з Росією', 'Артилерія']</text:p>
      <text:p text:style-name="P4">
Type: Article</text:p>
      <!--METADATA-->
      <text:p text:style-name="P4">
<draw:frame draw:style-name="fr1" draw:name="Image226" text:anchor-type="as-char" svg:width="6.9236in" svg:height="3.942213in" draw:z-index="0">
<draw:image xlink:href="../Images/yкринформ/2023-07-10T20-32-00-03-00/630_360_1689010271-988.jpg" xlink:type="simple" xlink:show="embed" xlink:actuate="onLoad" draw:mime-type="image/jpeg"/>
</draw:frame>
 Російськаармія обстріляла з РСЗВ "Торнадо-С" громаду у Дніпропетровській області,поранення зазнав мирний житель.</text:p>
      <text:p text:style-name="P4">
Про це в <text:a xlink:type="simple" xlink:href="https://t.me/dnipropetrovskaODA/5874" text:style-name="Internet_20_link" text:visited-style-name="Visited_20_Internet_20_Link">
 Телеграмі </text:a>
 повідомивначальник Дніпропетровської ОВА Сергій Лисак, передає Укрінформ.</text:p>
      <text:p text:style-name="P4">
"Сьогодні під ворожий удар потрапила Межівська громада Синельниківськогорайону. Туди прилетіло з РСЗВ "Торнадо-С". Поранення дістав 58-річний чоловік.Пошкоджені 12 житлових будинків, господарська споруда і 3 авто", - зазначивЛисак.</text:p>
      <text:p text:style-name="P4">
<text:span text:style-name="T4">
Читайте також:</text:span>
 <text:a xlink:type="simple" xlink:href="https://www.ukrinform.ua/rubric-ato/3734039-vijska-rf-obstrilali-z-gelikopteriv-i-artilerii-prikordonne-selo-na-harkivsini.html" text:style-name="Internet_20_link" text:visited-style-name="Visited_20_Internet_20_Link">
 Війська РФ <text:span text:style-name="T4">
обстріл</text:span>
 яли з гелікоптерів і артилеріїприкордонне село на Харківщині </text:a>
</text:p>
      <text:p text:style-name="P4">
Крім того, за його словами, обстрілу з важкої артилерії зазнала Марганецькагромада на Нікопольщині. Люди не постраждали.</text:p>
      <text:p text:style-name="P4">
Як повідомлялося, у Херсоні внаслідок обстрілу поранено чоловіка.</text:p>
      <text:p text:style-name="P4">
Source: <text:a xlink:type="simple" xlink:href="https://www.ukrinform.ua/rubric-ato/3734045-armia-rf-obstrilala-z-tornados-dnipropetrovsinu-e-poranenij.html" text:style-name="Internet_20_link" text:visited-style-name="Visited_20_Internet_20_Link">
https://www.ukrinform.ua/rubric-ato/3734045-armia-rf-obstrilala-z-tornados-dnipropetrovsinu-e-poranenij.html</text:a>
</text:p>
      <!--NEWS-->
      <text:h text:style-name="P10" text:outline-level="1">
<text:span text:style-name="T4">
У Москві пролунав вибух, що спричинив сильну пожежу</text:span>
</text:h>
      <text:p text:style-name="P4">
Authors: Ukrinform (Person)</text:p>
      <text:p text:style-name="P4">
Publisher: Укринформ (Organization)</text:p>
      <text:p text:style-name="P4">
Published Time: 2023-07-10T20:36:18+03:00</text:p>
      <text:p text:style-name="P4">
Modified Time: 2023-07-10T20:36:18+03:00</text:p>
      <text:p text:style-name="P4">
Description: У Москві в автосервісі внаслідок загоряння здетонував газовий балон. Після цього там почалася сильна пожежа. — Укрінформ.</text:p>
      <text:p text:style-name="P4">
Images: ['<text:a xlink:type="simple" xlink:href="https://static.ukrinform.com/photos/2023_06/thumb_files/630_360_1685868348-538.jpg" text:style-name="Internet_20_link" text:visited-style-name="Visited_20_Internet_20_Link">
630_360_16858...</text:a>
']</text:p>
      <text:p text:style-name="P4">
Tags: ['Москва', 'Пожежа', 'Вибух']</text:p>
      <text:p text:style-name="P4">
Type: Article</text:p>
      <!--METADATA-->
      <text:p text:style-name="P4">
<draw:frame draw:style-name="fr1" draw:name="Image227" text:anchor-type="as-char" svg:width="6.9236in" svg:height="3.956343in" draw:z-index="0">
<draw:image xlink:href="../Images/yкринформ/2023-07-10T20-36-18-03-00/630_360_1685868348-538.jpg" xlink:type="simple" xlink:show="embed" xlink:actuate="onLoad" draw:mime-type="image/jpeg"/>
</draw:frame>
 У Москві вавтосервісі внаслідок загоряння здетонував газовий балон. Після цього тампочалася сильна пожежа.</text:p>
      <text:p text:style-name="P4">
Як передає Укрінформ, про це повідомляє Telegram-канал  <text:a xlink:type="simple" xlink:href="https://t.me/breakingmash/45835" text:style-name="Internet_20_link" text:visited-style-name="Visited_20_Internet_20_Link">
 Mash</text:a>
 .</text:p>
      <text:p text:style-name="P4">
Вибух стався на півдні <text:a xlink:type="simple" xlink:href="https://www.ukrinform.ua/tag-moskva" text:style-name="Internet_20_link" text:visited-style-name="Visited_20_Internet_20_Link">
 Москви </text:a>
 , вавтосервісі здетонував газовий балон унаслідок загоряння. Зараз там можнапобачити густий дим.</text:p>
      <text:p text:style-name="P4">
Площа пожежі – 120 метрів. За інформацією каналу, всередині можуть бути щедекілька газових балонів. На місці працюють усі служби міста.</text:p>
      <text:p text:style-name="P4">
<text:span text:style-name="T4">
Читайте також:</text:span>
 <text:a xlink:type="simple" xlink:href="https://www.ukrinform.ua/rubric-world/3731527-u-velikomu-novgorodi-stalasa-velika-pozeza-u-virobnicij-budivli.html" text:style-name="Internet_20_link" text:visited-style-name="Visited_20_Internet_20_Link">
 У Великому Новгороді сталася велика <text:span text:style-name="T4">
пожеж</text:span>
 а увиробничій будівлі </text:a>
</text:p>
      <text:p text:style-name="P4">
Як повідомлялося, вранці 30 травня кілька десятків безпілотників атакувалиМоскву та Підмосков'я.</text:p>
      <text:p text:style-name="P4">
Source: <text:a xlink:type="simple" xlink:href="https://www.ukrinform.ua/rubric-world/3734047-u-moskvi-prolunav-vibuh-so-spriciniv-silnu-pozezu.html" text:style-name="Internet_20_link" text:visited-style-name="Visited_20_Internet_20_Link">
https://www.ukrinform.ua/rubric-world/3734047-u-moskvi-prolunav-vibuh-so-spriciniv-silnu-pozezu.html</text:a>
</text:p>
      <!--NEWS-->
      <text:h text:style-name="P10" text:outline-level="1">
<text:span text:style-name="T4">
Зеленський: Україні потрібен чіткий сигнал щодо майбутнього членства в НАТО — саме зараз</text:span>
</text:h>
      <text:p text:style-name="P4">
Authors: Ukrinform (Person)</text:p>
      <text:p text:style-name="P4">
Publisher: Укринформ (Organization)</text:p>
      <text:p text:style-name="P4">
Published Time: 2023-07-10T21:03:00+03:00</text:p>
      <text:p text:style-name="P4">
Modified Time: 2023-07-10T21:03:00+03:00</text:p>
      <text:p text:style-name="P4">
Description: Україні саме зараз потрібен чіткий сигнал щодо майбутнього членства в Північноатлантичному Альянсі. — Укрінформ.</text:p>
      <text:p text:style-name="P4">
Images: ['<text:a xlink:type="simple" xlink:href="https://static.ukrinform.com/photos/2023_07/thumb_files/630_360_1688740816-953.jpg" text:style-name="Internet_20_link" text:visited-style-name="Visited_20_Internet_20_Link">
630_360_16887...</text:a>
']</text:p>
      <text:p text:style-name="P4">
Tags: ['Литва', 'НАТО', 'Зеленський']</text:p>
      <text:p text:style-name="P4">
Type: Article</text:p>
      <!--METADATA-->
      <text:p text:style-name="P4">
<draw:frame draw:style-name="fr1" draw:name="Image228" text:anchor-type="as-char" svg:width="6.9236in" svg:height="3.956343in" draw:z-index="0">
<draw:image xlink:href="../Images/yкринформ/2023-07-10T21-03-00-03-00/630_360_1688740816-953.jpg" xlink:type="simple" xlink:show="embed" xlink:actuate="onLoad" draw:mime-type="image/jpeg"/>
</draw:frame>
 Українісаме зараз потрібен чіткий сигнал щодо майбутнього членства вПівнічноатлантичному Альянсі.</text:p>
      <text:p text:style-name="P4">
Про це Президент України Володимир Зеленський заявив у <text:a xlink:type="simple" xlink:href="https://t.me/V_Zelenskiy_official/6924" text:style-name="Internet_20_link" text:visited-style-name="Visited_20_Internet_20_Link">
 відеозверненні</text:a>
 , повідомляє кореспондентУкрінформу.</text:p>
      <text:p text:style-name="P4">
"Україна напередодні Вільнюсу. Саміту НАТО, який може стати саме таким, якийпотрібен і нашій державі, і всьому Альянсу, і глобальній безпеці. Надзвичайноактивно працюємо. Цими днями ще активніше, ніж будь-коли. Хоч ця робота заразмайже на 100% за лаштунками, її значення не менш важливе, ніж будь-якоїпублічної роботи. Усі все розуміють. Кожен лідер, кожна держава. Навіть якщоозвучуються різні позиції, очевидно, що Україна заслуговує бути в Альянсі. Незараз. Зараз війна. Але нам потрібен чіткий сигнал. І сигнал потрібен самезараз", – сказав глава держави.</text:p>
      <text:p text:style-name="P4">
<text:span text:style-name="T4">
Читайте також:</text:span>
 <text:a xlink:type="simple" xlink:href="https://www.ukrinform.ua/rubric-ato/3734060-zelenskij-ukraina-bude-v-nato-pracuemo-nad-algoritmom-nabutta-clenstva.html" text:style-name="Internet_20_link" text:visited-style-name="Visited_20_Internet_20_Link">
 <text:span text:style-name="T4">
Зеленський</text:span>
 : Україна буде в НАТО, працюємо надалгоритмом набуття членства </text:a>
</text:p>
      <text:p text:style-name="P4">
Він подякував усім лідерам, які висловили підтримку членства України вАльянсі, зауваживши, що "більшість Альянсу чітко за нас".</text:p>
      <text:p text:style-name="P4">
"Сміливість українських героїв відтерла від пилу історії всі цінності, зарадизахисту яких і було створене НАТО. Саме український східний кордон, кордоннашої держави й позиції наших воїнів – це та межа, яку більше ніколи неперейти російській диктатурі, що в різних формах, але завжди, завждинамагалася підкорити народи Європи", – заявив Президент.</text:p>
      <text:p text:style-name="P4">
Він наголосив, що від України зараз залежить безпекова реальність на східномуфланзі НАТО.</text:p>
      <text:p text:style-name="P4">
<text:span text:style-name="T4">
Читайте також:</text:span>
 <text:a xlink:type="simple" xlink:href="https://www.ukrinform.ua/rubric-polytics/3733963-prezident-ukraini-ta-premer-aponii-mozut-zustritisa-na-polah-samitu-nato-v-litvi-zmi.html" text:style-name="Internet_20_link" text:visited-style-name="Visited_20_Internet_20_Link">
 Президент України та прем’єр Японії можуть зустрітися наполях саміту НАТО в Литві – ЗМІ </text:a>
</text:p>
      <text:p text:style-name="P4">
"Коли ми подавали заявку на вступ у НАТО, ми говорили відверто: де-фактоУкраїна вже в Альянсі. Наша зброя – це зброя Альянсу. Наші цінності – це те, ущо вірить Альянс. Наш захист – це саме той елемент формули Європи, який робитьїї об’єднаною, вільною та в мирі. Вільнюс має все це підтвердити", –підкреслив Зеленський.</text:p>
      <text:p text:style-name="P4">
За його словами, вже зрозуміло, що Україна буде в Альянсі, і влада працює надтим, щоб алгоритм набуття членства став максимально ясним та швидким.</text:p>
      <text:p text:style-name="P4">
Як повідомляв Укрінформ, саміт НАТО 11-12 липня відбудеться у столиці ЛитвиВільнюсі.</text:p>
      <text:p text:style-name="P4">
Фото: ОП</text:p>
      <text:p text:style-name="P4">
Source: <text:a xlink:type="simple" xlink:href="https://www.ukrinform.ua/rubric-polytics/3734055-zelenskij-ukraini-potriben-citkij-signal-sodo-majbutnogo-clenstva-v-nato-same-zaraz.html" text:style-name="Internet_20_link" text:visited-style-name="Visited_20_Internet_20_Link">
https://www.ukrinform.ua/rubric-polytics/3734055-zelenskij-ukraini-potriben-citkij-signal-sodo-majbutnogo-clenstva-v-nato-same-zaraz.html</text:a>
</text:p>
      <!--NEWS-->
      <text:h text:style-name="P10" text:outline-level="1">
<text:span text:style-name="T4">
Нобелівська лауреатка Матвійчук закликала президента ПАР зайняти чітку позицію щодо Путіна</text:span>
</text:h>
      <text:p text:style-name="P4">
Authors: Ukrinform (Person)</text:p>
      <text:p text:style-name="P4">
Publisher: Укринформ (Organization)</text:p>
      <text:p text:style-name="P4">
Published Time: 2023-07-10T21:07:07+03:00</text:p>
      <text:p text:style-name="P4">
Modified Time: 2023-07-10T21:07:07+03:00</text:p>
      <text:p text:style-name="P4">
Description: Нобелівська лауреатка миру Олександра Матвійчук закликала президента Південно-Африканської Республіки Сиріла Рамафоса зайняти чітку позицію щодо президента Російської Федерації Володимира Путіна. — Укрінформ.</text:p>
      <text:p text:style-name="P4">
Images: ['<text:a xlink:type="simple" xlink:href="https://static.ukrinform.com/photos/2019_08/thumb_files/630_360_1564752561-692.jpg" text:style-name="Internet_20_link" text:visited-style-name="Visited_20_Internet_20_Link">
630_360_15647...</text:a>
']</text:p>
      <text:p text:style-name="P4">
Tags: ['Африка', 'Нобелівські лауреати', 'Путін']</text:p>
      <text:p text:style-name="P4">
Type: Article</text:p>
      <!--METADATA-->
      <text:p text:style-name="P4">
<draw:frame draw:style-name="fr1" draw:name="Image229" text:anchor-type="as-char" svg:width="6.9236in" svg:height="3.956343in" draw:z-index="0">
<draw:image xlink:href="../Images/yкринформ/2023-07-10T21-07-07-03-00/630_360_1564752561-692.jpg" xlink:type="simple" xlink:show="embed" xlink:actuate="onLoad" draw:mime-type="image/jpeg"/>
</draw:frame>
Нобелівська лауреатка миру Олександра Матвійчук закликала президента Південно-Африканської Республіки Сиріла Рамафоса зайняти чітку позицію щодо президентаРосійської Федерації Володимира Путіна.</text:p>
      <text:p text:style-name="P4">
Про це вона повідомила у <text:a xlink:type="simple" xlink:href="https://m.facebook.com/story.php" text:style-name="Internet_20_link" text:visited-style-name="Visited_20_Internet_20_Link">
 Фейсбуці</text:a>
, передає Укрінформ.</text:p>
      <text:p text:style-name="P4">
«Статус Нобелівського лауреата дає можливість звертатися до президентів країннапряму. Я скористалася цією можливістю та закликала президента СирілаРамафоса зайняти чітку позицію щодо дитячого кіднепера (викрадача дітей -ред.) Володимира Путіна», - зазначила вона.</text:p>
      <text:p text:style-name="P4">
<text:span text:style-name="T4">
Читайте також:</text:span>
 <text:a xlink:type="simple" xlink:href="https://www.ukrinform.ua/rubric-world/3733856-afrikanski-lideri-zaklikali-putina-pokazati-pragnenna-do-miru-prezident-senegalu.html" text:style-name="Internet_20_link" text:visited-style-name="Visited_20_Internet_20_Link">
 Африканські лідери закликали <text:span text:style-name="T4">
Путін</text:span>
 а показати«прагнення до миру» – президент Сенегалу </text:a>
</text:p>
      <text:p text:style-name="P4">
Матвійчук нагадала, що в серпні в Південно-Африканській Республіці відбудетьсясаміт БРІКС. За її словами, наразі у Республіці та загалом на міжнародномурівні тривають дискусії, чи виконає керівництво ПАР ордер на арешт, якщопрезидент Росії візьме фізичну участь у заході.</text:p>
      <text:p text:style-name="P4">
На думку Нобелівської лауреатки, офіційні обвинувачення Міжнародногокримінального суду у незаконній депортації українських дітей поставилопрезидента ПАР у «незручну розтяжку».</text:p>
      <text:p text:style-name="P4">
«Не дивно, що лідери країн Африки під час свого візиту до Києва та Москвипропонували призупинити дію ордера на арешт Путіна в якості одного із пунктівїхньої мирної ініціативи», - підкреслила вона.</text:p>
      <text:p text:style-name="P4">
<text:span text:style-name="T4">
Читайте також:</text:span>
 <text:a xlink:type="simple" xlink:href="https://www.ukrinform.ua/rubric-ato/3733615-koli-zsu-dijdut-do-krimu-putin-zahoce-peregovoriv-zelenskij.html" text:style-name="Internet_20_link" text:visited-style-name="Visited_20_Internet_20_Link">
 Коли ЗСУ дійдуть до Криму, <text:span text:style-name="T4">
Путін</text:span>
 захоче переговорів -Зеленський </text:a>
</text:p>
      <text:p text:style-name="P4">
Водночас Матвійчук зазначила, що тепер у ПАР поставили банери із закликамиарештувати воєнного злочинця Путіна.</text:p>
      <text:p text:style-name="P4">
«Там десь банер із моїм закликом до лідерів Південно-Африканської Республікибути на боці правди, а не гнобителів», - додала лауреатка.</text:p>
      <text:p text:style-name="P4">
Окрім того, вона зауважила, що після публікації її статті у газеті до неїнадійшли десятки звернень від жителів ПАР із пропозицією допомогти, «бо колити не можеш покластися на правові інструменти, ти все одно завжди можешпокластися на людей».</text:p>
      <text:p text:style-name="P4">
«Солідарність не має державних кордонів та не залежить від соціальногостатусу, політичних поглядів, громадянства, кольору шкіри, віросповідання іт.п. Перш за все ми - люди», - резюмувала Матвійчук.</text:p>
      <text:p text:style-name="P4">
Як повідомляв Укрінформ, Президент Південної Африки Сиріл Рамафоса заявив, щонаступного місяця саміт БРІКС, на який був запрошений президент ВолодимирПутін, відбудеться, незважаючи на ордер на арешт російського лідера.</text:p>
      <text:p text:style-name="P4">
Source: <text:a xlink:type="simple" xlink:href="https://www.ukrinform.ua/rubric-polytics/3734056-nobelivska-laureatka-matvijcuk-zaklikala-prezidenta-par-zajnati-citku-poziciu-sodo-putina.html" text:style-name="Internet_20_link" text:visited-style-name="Visited_20_Internet_20_Link">
https://www.ukrinform.ua/rubric-polytics/3734056-nobelivska-laureatka-matvijcuk-zaklikala-prezidenta-par-zajnati-citku-poziciu-sodo-putina.html</text:a>
</text:p>
      <!--NEWS-->
      <text:h text:style-name="P10" text:outline-level="1">
<text:span text:style-name="T4">
В Оріхові завершили пошукові роботи - кількість жертв зросла до семи</text:span>
</text:h>
      <text:p text:style-name="P4">
Authors: Ukrinform (Person)</text:p>
      <text:p text:style-name="P4">
Publisher: Укринформ (Organization)</text:p>
      <text:p text:style-name="P4">
Published Time: 2023-07-10T21:10:00+03:00</text:p>
      <text:p text:style-name="P4">
Modified Time: 2023-07-10T21:10:00+03:00</text:p>
      <text:p text:style-name="P4">
Description: В Оріхові Запорізької області кількість загиблих унаслідок російського авіаудару зросла до семи, пошукові роботи завершені. — Укрінформ.</text:p>
      <text:p text:style-name="P4">
Images: ['<text:a xlink:type="simple" xlink:href="https://static.ukrinform.com/photos/2023_07/thumb_files/630_360_1688975024-199.jpg" text:style-name="Internet_20_link" text:visited-style-name="Visited_20_Internet_20_Link">
630_360_16889...</text:a>
']</text:p>
      <text:p text:style-name="P4">
Tags: ['ДСНС', 'Обстріл', 'Війна з Росією']</text:p>
      <text:p text:style-name="P4">
Type: Article</text:p>
      <!--METADATA-->
      <text:p text:style-name="P4">
<draw:frame draw:style-name="fr1" draw:name="Image230" text:anchor-type="as-char" svg:width="6.9236in" svg:height="3.956343in" draw:z-index="0">
<draw:image xlink:href="../Images/yкринформ/2023-07-10T21-10-00-03-00/630_360_1688975024-199.jpg" xlink:type="simple" xlink:show="embed" xlink:actuate="onLoad" draw:mime-type="image/jpeg"/>
</draw:frame>
 В ОріховіЗапорізької області кількість загиблих унаслідок російського авіаудару зросладо семи, пошукові роботи завершені.</text:p>
      <text:p text:style-name="P4">
Про це у <text:a xlink:type="simple" xlink:href="https://t.me/dsns_telegram/18704" text:style-name="Internet_20_link" text:visited-style-name="Visited_20_Internet_20_Link">
 Телеграмі </text:a>
 повідомляє ДСНСУкраїни, передає Укрінформ.</text:p>
      <text:p text:style-name="P4">
«10 липня рятувальники деблокували з-під завалів тіла трьох людей без ознакжиття. Число загиблих зросло до 7 людей», - поінформували у ДСНС.</text:p>
      <text:p text:style-name="P4">
Зазначається, що пошукові роботи завершено.</text:p>
      <text:p text:style-name="P4">
<text:span text:style-name="T4">
Читайте також:</text:span>
 <text:a xlink:type="simple" xlink:href="https://www.ukrinform.ua/rubric-regions/3731608-vorog-za-dobu-60-raziv-obstrilav-zaporizku-oblast.html" text:style-name="Internet_20_link" text:visited-style-name="Visited_20_Internet_20_Link">
 Ворог за добу 60 разів обстріляв Запорізьку область</text:a>
</text:p>
      <text:p text:style-name="P4">
Як повідомлялось, <text:a xlink:type="simple" xlink:href="https://www.ukrinform.ua/rubric-ato/3733672-rosiani-skinuli-aviabombu-na-punkt-vidaci-gumanitarnoi-dopomogi-v-orihovi-cetvero-zagiblih.html" text:style-name="Internet_20_link" text:visited-style-name="Visited_20_Internet_20_Link">
 армія РФ скинула керовану авіабомбу на школу в Оріхові</text:a>
 , де людиотримували гуманітарну допомогу.</text:p>
      <text:p text:style-name="P4">
Раніше було відомо про п’ятьох загиблих і 11 поранених.</text:p>
      <text:p text:style-name="P4">
Source: <text:a xlink:type="simple" xlink:href="https://www.ukrinform.ua/rubric-regions/3734062-v-orihovi-zaversili-posukovi-roboti-kilkist-zertv-zrosla-do-semi.html" text:style-name="Internet_20_link" text:visited-style-name="Visited_20_Internet_20_Link">
https://www.ukrinform.ua/rubric-regions/3734062-v-orihovi-zaversili-posukovi-roboti-kilkist-zertv-zrosla-do-semi.html</text:a>
</text:p>
      <!--NEWS-->
      <text:h text:style-name="P10" text:outline-level="1">
<text:span text:style-name="T4">
Костюк пробилася до 1/4 фіналу змішаного розряду Вімблдона-2023</text:span>
</text:h>
      <text:p text:style-name="P4">
Authors: Ukrinform (Person)</text:p>
      <text:p text:style-name="P4">
Publisher: Укринформ (Organization)</text:p>
      <text:p text:style-name="P4">
Published Time: 2023-07-10T21:10:08+03:00</text:p>
      <text:p text:style-name="P4">
Modified Time: 2023-07-10T21:10:08+03:00</text:p>
      <text:p text:style-name="P4">
Description: Сальвадорсько-український дует Марсело Аревало - Марта Костюк вийшов до чвертьфіналу змішаного розряду на Вімблдонському тенісному турнірі, який триває у Лондоні (Велика Британія). — Укрінформ.</text:p>
      <text:p text:style-name="P4">
Images: ['<text:a xlink:type="simple" xlink:href="https://static.ukrinform.com/photos/2023_07/thumb_files/630_360_1688728174-837.jpg" text:style-name="Internet_20_link" text:visited-style-name="Visited_20_Internet_20_Link">
630_360_16887...</text:a>
']</text:p>
      <text:p text:style-name="P4">
Tags: ['Теніс', 'Марта Костюк', 'Вімблдон']</text:p>
      <text:p text:style-name="P4">
Type: Article</text:p>
      <!--METADATA-->
      <text:p text:style-name="P4">
<draw:frame draw:style-name="fr1" draw:name="Image231" text:anchor-type="as-char" svg:width="6.9236in" svg:height="3.956343in" draw:z-index="0">
<draw:image xlink:href="../Images/yкринформ/2023-07-10T21-10-08-03-00/630_360_1688728174-837.jpg" xlink:type="simple" xlink:show="embed" xlink:actuate="onLoad" draw:mime-type="image/jpeg"/>
</draw:frame>
Сальвадорсько-український дует Марсело Аревало - Марта Костюк вийшов дочвертьфіналу змішаного розряду на Вімблдонському тенісному турнірі, якийтриває у Лондоні (Велика Британія).</text:p>
      <text:p text:style-name="P4">
У другому колі змагань мікст Аревало - Костюк за майже 2 години обігравбритансько-австралійський тандем Джеймі Маррей - Тейлор Таунсенд - 6:4, 3:6,6:3, передає Укрінформ.</text:p>
      <text:p text:style-name="P4">
Путівку до півфіналу Аревало та Костюк розіграють з переможцями протистоянняміж посіяним під 8-м номером дуетом Жан-Жульєн Роєр (Нідерланди) - ЕнаШибахара (Японія) та тандемом Матве Мідделкооп (Нідерланди) - АльділаСутджіаді (Індонезія).</text:p>
      <text:p text:style-name="P4">
<text:span text:style-name="T4">
Читайте також:</text:span>
 <text:a xlink:type="simple" xlink:href="https://www.ukrinform.ua/rubric-sports/3733687-ludmila-kicenok-vijsla-do-cvertfinalu-vimbldona-u-miksti.html" text:style-name="Internet_20_link" text:visited-style-name="Visited_20_Internet_20_Link">
 Людмила Кіченок вийшла до чвертьфіналу Вімблдона у міксті</text:a>
</text:p>
      <text:p text:style-name="P4">
Костюк та Аревало виступають разом на другому поспіль турнірі Grand Slam. Учервні тенісисти виграли стартовий матч на «Ролан Гаррос» у Парижі (Франція).</text:p>
      <text:p text:style-name="P4">
Фото: btu.org.</text:p>
      <text:p text:style-name="P4">
Source: <text:a xlink:type="simple" xlink:href="https://www.ukrinform.ua/rubric-sports/3734059-kostuk-probilasa-do-14-finalu-zmisanogo-rozradu-vimbldona2023.html" text:style-name="Internet_20_link" text:visited-style-name="Visited_20_Internet_20_Link">
https://www.ukrinform.ua/rubric-sports/3734059-kostuk-probilasa-do-14-finalu-zmisanogo-rozradu-vimbldona2023.html</text:a>
</text:p>
      <!--NEWS-->
      <text:h text:style-name="P10" text:outline-level="1">
<text:span text:style-name="T4">
Зеленський фактично підтвердив особисту участь у саміті НАТО</text:span>
</text:h>
      <text:p text:style-name="P4">
Authors: Ukrinform (Person)</text:p>
      <text:p text:style-name="P4">
Publisher: Укринформ (Organization)</text:p>
      <text:p text:style-name="P4">
Published Time: 2023-07-10T21:13:00+03:00</text:p>
      <text:p text:style-name="P4">
Modified Time: 2023-07-10T21:13:00+03:00</text:p>
      <text:p text:style-name="P4">
Description: Президент України Володимир Зеленський фактично підтвердив особисту участь у саміті НАТО, який відбудеться впродовж 11-12 липня у столиці Литви Вільнюсі. — Укрінформ.</text:p>
      <text:p text:style-name="P4">
Images: ['<text:a xlink:type="simple" xlink:href="https://static.ukrinform.com/photos/2023_07/thumb_files/630_360_1688722821-533.jpg" text:style-name="Internet_20_link" text:visited-style-name="Visited_20_Internet_20_Link">
630_360_16887...</text:a>
']</text:p>
      <text:p text:style-name="P4">
Tags: ['Литва', 'НАТО', 'Зеленський']</text:p>
      <text:p text:style-name="P4">
Type: Article</text:p>
      <!--METADATA-->
      <text:p text:style-name="P4">
<draw:frame draw:style-name="fr1" draw:name="Image232" text:anchor-type="as-char" svg:width="6.9236in" svg:height="3.956343in" draw:z-index="0">
<draw:image xlink:href="../Images/yкринформ/2023-07-10T21-13-00-03-00/630_360_1688722821-533.jpg" xlink:type="simple" xlink:show="embed" xlink:actuate="onLoad" draw:mime-type="image/jpeg"/>
</draw:frame>
 ПрезидентУкраїни Володимир Зеленський фактично підтвердив особисту участь у самітіНАТО, який відбудеться впродовж 11-12 липня у столиці Литви Вільнюсі.</text:p>
      <text:p text:style-name="P4">
Про це він повідомив у <text:a xlink:type="simple" xlink:href="https://t.me/OP_UA/9930" text:style-name="Internet_20_link" text:visited-style-name="Visited_20_Internet_20_Link">
 відеозверненні </text:a>
 , передаєкореспондент Укрінформу.</text:p>
      <text:p text:style-name="P4">
Зеленський розповів, що під час роботи у Вільнюсі заплановані двостороннізустрічі різного рівня – з представниками країн Європи, Америки, Канади,Японії.</text:p>
      <text:p text:style-name="P4">
<text:span text:style-name="T4">
Читайте також:</text:span>
 <text:a xlink:type="simple" xlink:href="https://www.ukrinform.ua/rubric-polytics/3734055-zelenskij-ukraini-potriben-citkij-signal-sodo-majbutnogo-clenstva-v-nato-same-zaraz.html" text:style-name="Internet_20_link" text:visited-style-name="Visited_20_Internet_20_Link">
 <text:span text:style-name="T4">
Зелен</text:span>
 ський: Україні потрібен чіткий сигнал щодомайбутнього членства в НАТО — саме зараз </text:a>
</text:p>
      <text:p text:style-name="P4">
"Пріоритети абсолютно очевидні – це протиповітряна оборона для наших міст, длявсіх громад на всій території країни, ми працюємо над створенням повноцінногоповітряного щита. Це також зброя для фронту – будуть у Вільнюсі переговори йщодо цього. Звичайно, ми будемо говорити й про інші аспекти захисту життя танашої спільної безпеки", – підкреслив глава Української держави.</text:p>
      <text:p text:style-name="P4">
Він висловив упевненість у тому, що для українських військових можуть бутихороші збройні новини з Вільнюса.</text:p>
      <text:p text:style-name="P4">
"Окремо – передова. Завтра, у день початку саміту, який тепер немислимий безУкраїни, буде вже 503-й день повномасштабної війни. Це багато говорить пронашу силу – силу українського народу, який в умовах такої війни, післястількох битв і днів має силу, без якої безпеку Європи просто вже не уявити",– додав Президент.</text:p>
      <text:p text:style-name="P4">
<text:span text:style-name="T4">
Читайте також:</text:span>
 <text:a xlink:type="simple" xlink:href="https://www.ukrinform.ua/rubric-ato/3734060-zelenskij-ukraina-bude-v-nato-pracuemo-nad-algoritmom-nabutta-clenstva.html" text:style-name="Internet_20_link" text:visited-style-name="Visited_20_Internet_20_Link">
 <text:span text:style-name="T4">
Зеленс</text:span>
 ький: Україна буде в НАТО, працюємо надалгоритмом набуття членства </text:a>
</text:p>
      <text:p text:style-name="P4">
Він подякував українським воїнам, усім, хто їх тренує, волонтерам, лікарям,всім українцям, які працюють заради української сили та перемоги.</text:p>
      <text:p text:style-name="P4">
"Це честь для мене – представляти таких людей і таку Україну!" – підсумувавглава Української держави.</text:p>
      <text:p text:style-name="P4">
Як повідомляв Укрінформ, саміт НАТО 11-12 липня відбудеться у столиці ЛитвиВільнюсі.</text:p>
      <text:p text:style-name="P4">
Фото: ОП</text:p>
      <text:p text:style-name="P4">
Source: <text:a xlink:type="simple" xlink:href="https://www.ukrinform.ua/rubric-polytics/3734061-zelenskij-pidtverdiv-osobistu-ucast-u-samiti-nato.html" text:style-name="Internet_20_link" text:visited-style-name="Visited_20_Internet_20_Link">
https://www.ukrinform.ua/rubric-polytics/3734061-zelenskij-pidtverdiv-osobistu-ucast-u-samiti-nato.html</text:a>
</text:p>
      <!--NEWS-->
      <text:h text:style-name="P10" text:outline-level="1">
<text:span text:style-name="T4">
Президент США і король Британії обговорили подолання кліматичної кризи – Білий дім</text:span>
</text:h>
      <text:p text:style-name="P4">
Authors: Ukrinform (Person)</text:p>
      <text:p text:style-name="P4">
Publisher: Укринформ (Organization)</text:p>
      <text:p text:style-name="P4">
Published Time: 2023-07-10T21:17:19+03:00</text:p>
      <text:p text:style-name="P4">
Modified Time: 2023-07-10T21:17:19+03:00</text:p>
      <text:p text:style-name="P4">
Description: Президент США Джо Байден і король Великої Британії Чарльз ІІІ на зустрічі у Віндзорському замку зосередилися переважно на питаннях протидії глобальним кліматичним змінам. — Укрінформ.</text:p>
      <text:p text:style-name="P4">
Images: ['<text:a xlink:type="simple" xlink:href="https://static.ukrinform.com/photos/2023_07/thumb_files/630_360_1689012676-805.jpg" text:style-name="Internet_20_link" text:visited-style-name="Visited_20_Internet_20_Link">
630_360_16890...</text:a>
']</text:p>
      <text:p text:style-name="P4">
Tags: ['Байден', 'Британія', 'принц Чарльз', 'США']</text:p>
      <text:p text:style-name="P4">
Type: Article</text:p>
      <!--METADATA-->
      <text:p text:style-name="P4">
<draw:frame draw:style-name="fr1" draw:name="Image233" text:anchor-type="as-char" svg:width="6.9236in" svg:height="3.956343in" draw:z-index="0">
<draw:image xlink:href="../Images/yкринформ/2023-07-10T21-17-19-03-00/630_360_1689012676-805.jpg" xlink:type="simple" xlink:show="embed" xlink:actuate="onLoad" draw:mime-type="image/jpeg"/>
</draw:frame>
 ПрезидентСША Джо Байден і король Великої Британії Чарльз ІІІ на зустрічі уВіндзорському замку зосередилися переважно на питаннях протидії глобальнимкліматичним змінам.</text:p>
      <text:p text:style-name="P4">
Про це йдеться в <text:a xlink:type="simple" xlink:href="https://www.whitehouse.gov/briefing-room/statements-releases/2023/07/10/readout-of-president-joe-bidens-meeting-with-king-charles-iii/" text:style-name="Internet_20_link" text:visited-style-name="Visited_20_Internet_20_Link">
 офіційному повідомленні Білого дому</text:a>
 за результатами переговорів, передає Укрінформ.</text:p>
      <text:p text:style-name="P4">
Зазначається, що сторони попрацювали з групою провідних філантропів таінвесторів, «які зосередилися на мобілізації фінансування для подоланнякліматичної кризи».</text:p>
      <text:p text:style-name="P4">
<text:span text:style-name="T4">
Читайте також:</text:span>
 <text:a xlink:type="simple" xlink:href="https://www.ukrinform.ua/rubric-polytics/3733956-bajden-i-sunak-obgovorili-u-londoni-pidtrimku-ukraini.html" text:style-name="Internet_20_link" text:visited-style-name="Visited_20_Internet_20_Link">
 <text:span text:style-name="T4">
Байден</text:span>
 і Сунак обговорили у Лондоні підтримку України</text:a>
</text:p>
      <text:p text:style-name="P4">
Крім того, лідери відзначили міцні відносини між Сполученими Штатами й ВеликоюБританією і дружбу між двома народами.</text:p>
      <text:p text:style-name="P4">
Як повідомляв Укрінформ, у понеділок президент США Джо Байден відвідав звізитом Велику Британію. Він зустрівся в Лондоні з прем’єр-міністром РішіСунаком, з яким обговорив питання підтримки України.</text:p>
      <text:p text:style-name="P4">
Фото: Twitter POTUS</text:p>
      <text:p text:style-name="P4">
Source: <text:a xlink:type="simple" xlink:href="https://www.ukrinform.ua/rubric-world/3734063-prezident-ssa-i-korol-britanii-obgovorili-podolanna-klimaticnoi-krizi-bilij-dim.html" text:style-name="Internet_20_link" text:visited-style-name="Visited_20_Internet_20_Link">
https://www.ukrinform.ua/rubric-world/3734063-prezident-ssa-i-korol-britanii-obgovorili-podolanna-klimaticnoi-krizi-bilij-dim.html</text:a>
</text:p>
      <!--NEWS-->
      <text:h text:style-name="P10" text:outline-level="1">
<text:span text:style-name="T4">
Вступ Києва до НАТО можливий лише після війни - МЗС Італії</text:span>
</text:h>
      <text:p text:style-name="P4">
Authors: Ukrinform (Person)</text:p>
      <text:p text:style-name="P4">
Publisher: Укринформ (Organization)</text:p>
      <text:p text:style-name="P4">
Published Time: 2023-07-10T21:26:00+03:00</text:p>
      <text:p text:style-name="P4">
Modified Time: 2023-07-10T21:26:00+03:00</text:p>
      <text:p text:style-name="P4">
Description: Міністр закордонних справ Італії Антоніо Таяні заявив, що Україна вступить до НАТО лише після закінчення війни з Москвою. — Укрінформ.</text:p>
      <text:p text:style-name="P4">
Images: ['<text:a xlink:type="simple" xlink:href="https://static.ukrinform.com/photos/2017_01/thumb_files/630_360_1484820684-8338-foto-european-external-action-service-followflickr.jpg" text:style-name="Internet_20_link" text:visited-style-name="Visited_20_Internet_20_Link">
630_360_14848...</text:a>
']</text:p>
      <text:p text:style-name="P4">
Tags: ['Італія', 'НАТО', 'Саміт НАТО', 'Україна', 'Комісія Україна-НАТО', 'Війна з Росією']</text:p>
      <text:p text:style-name="P4">
Type: Article</text:p>
      <!--METADATA-->
      <text:p text:style-name="P4">
<draw:frame draw:style-name="fr1" draw:name="Image234" text:anchor-type="as-char" svg:width="6.9236in" svg:height="3.956343in" draw:z-index="0">
<draw:image xlink:href="../Images/yкринформ/2023-07-10T21-26-00-03-00/630_360_1484820684-8338-foto-european-external-action-service-followflickr.jpg" xlink:type="simple" xlink:show="embed" xlink:actuate="onLoad" draw:mime-type="image/jpeg"/>
</draw:frame>
 Міністр закордонних справ ІталіїАнтоніо Таяні заявив, що Україна вступить до НАТО лише після закінчення війниз Москвою.</text:p>
      <text:p text:style-name="P4">
Як передає Укрінформ, про це повідомляє <text:a xlink:type="simple" xlink:href="https://www.repubblica.it/esteri/2023/07/10/diretta/guerra_ucraina_russia_news_oggi-407211023/" text:style-name="Internet_20_link" text:visited-style-name="Visited_20_Internet_20_Link">
 La Repubblica.</text:a>
</text:p>
      <text:p text:style-name="P4">
«Я вважаю, що правильний вибір – дати почати працювати Раді Україна - НАТО,щоб підготувати ґрунт для майбутнього членства (України - ред.), якеобов’язково має відбутися після війни», - заявив міністр закордонних справІталії напередодні саміту НАТО у Вільнюсі.</text:p>
      <text:p text:style-name="P4">
<text:span text:style-name="T4">
Читайте також:</text:span>
 <text:span text:style-name="T4">
<text:a xlink:type="simple" xlink:href="https://www.ukrinform.ua/rubric-polytics/3734055-zelenskij-ukraini-potriben-citkij-signal-sodo-majbutnogo-clenstva-v-nato-same-zaraz.html" text:style-name="Internet_20_link" text:visited-style-name="Visited_20_Internet_20_Link">
 Зеленський: Україні потрібен чіткий сигнал щодомайбутнього членства в НАТО — саме зараз </text:a>
 </text:span>
</text:p>
      <text:p text:style-name="P4">
Як повідомлялося, 11-12 липня у Вільнюсі відбудеться <text:span text:style-name="T4">
<text:a xlink:type="simple" xlink:href="https://www.ukrinform.ua/tag-samit-nato" text:style-name="Internet_20_link" text:visited-style-name="Visited_20_Internet_20_Link">
 саміт НАТО</text:a>
 </text:span>
 , під час якого Україна хочеотримати чіткі гарантії безпеки та зрозумілу перспективу членства в Альянсі.</text:p>
      <text:p text:style-name="P4">
<text:span text:style-name="T5">
Фото: European External Action Service Follow/Flickr</text:span>
</text:p>
      <text:p text:style-name="P4">
Source: <text:a xlink:type="simple" xlink:href="https://www.ukrinform.ua/rubric-polytics/3734064-vstup-kieva-do-nato-mozlivij-lise-pisla-vijni-mzs-italii.html" text:style-name="Internet_20_link" text:visited-style-name="Visited_20_Internet_20_Link">
https://www.ukrinform.ua/rubric-polytics/3734064-vstup-kieva-do-nato-mozlivij-lise-pisla-vijni-mzs-italii.html</text:a>
</text:p>
      <!--NEWS-->
      <text:h text:style-name="P10" text:outline-level="1">
<text:span text:style-name="T4">
Неподалік столиці Ісландії почалося виверження вулкана</text:span>
</text:h>
      <text:p text:style-name="P4">
Authors: Ukrinform (Person)</text:p>
      <text:p text:style-name="P4">
Publisher: Укринформ (Organization)</text:p>
      <text:p text:style-name="P4">
Published Time: 2023-07-10T21:37:00+03:00</text:p>
      <text:p text:style-name="P4">
Modified Time: 2023-07-10T21:37:00+03:00</text:p>
      <text:p text:style-name="P4">
Description: Неподалік від столиці Ісландії Рейк’явіка після декількох днів сейсмічної активності почалося виверження вулкана. — Укрінформ.</text:p>
      <text:p text:style-name="P4">
Images: ['<text:a xlink:type="simple" xlink:href="https://static.ukrinform.com/photos/2023_07/thumb_files/630_360_1689014138-724.jpg" text:style-name="Internet_20_link" text:visited-style-name="Visited_20_Internet_20_Link">
630_360_16890...</text:a>
']</text:p>
      <text:p text:style-name="P4">
Tags: ['Ісландія', 'Вулкан', 'Землетрус']</text:p>
      <text:p text:style-name="P4">
Type: Article</text:p>
      <!--METADATA-->
      <text:p text:style-name="P4">
<draw:frame draw:style-name="fr1" draw:name="Image235" text:anchor-type="as-char" svg:width="6.9236in" svg:height="3.956343in" draw:z-index="0">
<draw:image xlink:href="../Images/yкринформ/2023-07-10T21-37-00-03-00/630_360_1689014138-724.jpg" xlink:type="simple" xlink:show="embed" xlink:actuate="onLoad" draw:mime-type="image/jpeg"/>
</draw:frame>
 Неподаліквід столиці Ісландії Рейк’явіка після декількох днів сейсмічної активностіпочалося виверження вулкана.</text:p>
      <text:p text:style-name="P4">
Як передає Укрінформ, про це повідомляє <text:a xlink:type="simple" xlink:href="https://icelandmonitor.mbl.is/news/news/2023/07/10/breaking_news_volcanic_eruption_has_started_near_li/" text:style-name="Internet_20_link" text:visited-style-name="Visited_20_Internet_20_Link">
 Iceland Monitor</text:a>
.</text:p>
      <text:p text:style-name="P4">
Зазначається, що на півострові Рейкьянес почалося нове виверження вулкана.</text:p>
      <text:p text:style-name="P4">
Тиждень тому з району виверження надійшли повідомлення про значний підйомґрунту у багатьох місцях.</text:p>
      <text:p text:style-name="P4">
<text:span text:style-name="T4">
Читайте також:</text:span>
 <text:a xlink:type="simple" xlink:href="https://www.ukrinform.ua/rubric-world/3722249-vulkan-na-filippinah-pocav-vivergati-lavu.html" text:style-name="Internet_20_link" text:visited-style-name="Visited_20_Internet_20_Link">
 <text:span text:style-name="T4">
Вулкан</text:span>
 на Філіппінах почав вивергати лаву</text:a>
</text:p>
      <text:p text:style-name="P4">
Наступного дня, 4 липня, в регіоні відбулася низка землетрусів. Відтодікількість підземних поштовхів зросла до тисяч, багато з яких перевищували 4бали за шкалою Ріхтера, а деякі перевищували 5 балів.</text:p>
      <text:p text:style-name="P4">
Про значні структурні пошкодження не повідомляли.</text:p>
      <text:p text:style-name="P4">
Вулкан розташований неподалік від місця попередніх вивержень, що відбулися у2021 та 2022 роках.</text:p>
      <text:p text:style-name="P4">
Фото: Скріншот</text:p>
      <text:p text:style-name="P4">
Source: <text:a xlink:type="simple" xlink:href="https://www.ukrinform.ua/rubric-world/3734066-nepodalik-stolici-islandii-pocalosa-viverzenna-vulkana.html" text:style-name="Internet_20_link" text:visited-style-name="Visited_20_Internet_20_Link">
https://www.ukrinform.ua/rubric-world/3734066-nepodalik-stolici-islandii-pocalosa-viverzenna-vulkana.html</text:a>
</text:p>
      <!--NEWS-->
      <text:h text:style-name="P10" text:outline-level="1">
<text:span text:style-name="T4">
У РФ розстріляли командира підводного човна, який рік тому обстріляв Вінницю «Калібрами»</text:span>
</text:h>
      <text:p text:style-name="P4">
Authors: Ukrinform (Person)</text:p>
      <text:p text:style-name="P4">
Publisher: Укринформ (Organization)</text:p>
      <text:p text:style-name="P4">
Published Time: 2023-07-10T21:45:00+03:00</text:p>
      <text:p text:style-name="P4">
Modified Time: 2023-07-10T21:45:00+03:00</text:p>
      <text:p text:style-name="P4">
Description: У Росії невідомий розстріляв командира підводного човна "Краснодар" Станіслава Ржицького, який причетний до ракетних обстрілів України, зокрема терористичного удару по Вінниці 14 липня 2022 року. — Укрінформ.</text:p>
      <text:p text:style-name="P4">
Images: ['<text:a xlink:type="simple" xlink:href="https://static.ukrinform.com/photos/2023_07/thumb_files/630_360_1689015401-889.jpg" text:style-name="Internet_20_link" text:visited-style-name="Visited_20_Internet_20_Link">
630_360_16890...</text:a>
']</text:p>
      <text:p text:style-name="P4">
Tags: ['Обстріл', 'Ракета', 'Смерть', 'Вінниця', 'Вбивство', 'Підводний човен', 'Війна з Росією']</text:p>
      <text:p text:style-name="P4">
Type: Article</text:p>
      <!--METADATA-->
      <text:p text:style-name="P4">
<draw:frame draw:style-name="fr1" draw:name="Image236" text:anchor-type="as-char" svg:width="6.9236in" svg:height="3.956343in" draw:z-index="0">
<draw:image xlink:href="../Images/yкринформ/2023-07-10T21-45-00-03-00/630_360_1689015401-889.jpg" xlink:type="simple" xlink:show="embed" xlink:actuate="onLoad" draw:mime-type="image/jpeg"/>
</draw:frame>
 У Росіїневідомий розстріляв командира підводного човна "Краснодар" СтаніславаРжицького, який причетний до ракетних обстрілів України, зокрематерористичного удару по Вінниці 14 липня 2022 року.</text:p>
      <text:p text:style-name="P4">
Про це передає Укрінформ із посиланням на <text:a xlink:type="simple" xlink:href="https://tsn.ua/ato/u-rosiyi-rozstrilyali-komandira-pidvodnogo-chovna-yakiy-raketami-obstrilyuvav-ukrayinu-podrobici-2367457.html" text:style-name="Internet_20_link" text:visited-style-name="Visited_20_Internet_20_Link">
 ТСН </text:a>
 .</text:p>
      <text:p text:style-name="P4">
42-річного Ржицького застрелили 10 липня під час пробіжки. Невідомий випустиву нього 5 куль.</text:p>
      <text:p text:style-name="P4">
Врятувати російського терориста не вдалося. Він загинув на місці. Попередньоневідомого, який ліквідував окупанта, не знайшли.</text:p>
      <text:p text:style-name="P4">
Російські пропагандисти заявили, що за Ржицьким нібито стежив "кілер", якийдобре знав його маршрути. Він ліквідував окупанта 10 липня о 7:00 у парку,куди той вийшов на ранкову пробіжку.</text:p>
      <text:p text:style-name="P4">
У Краснодарі Ржицький займався "мобілізаційною роботою". Відомо, що перед тимзагарбник мешкав в окупованому Севастополі.</text:p>
      <text:p text:style-name="P4">
<text:span text:style-name="T4">
Читайте також:</text:span>
 <text:span text:style-name="T4">
<text:a xlink:type="simple" xlink:href="https://www.ukrinform.ua/rubric-ato/3733656-zsu-znisili-vze-234-480-rosijskih-zagarbnikiv.html" text:style-name="Internet_20_link" text:visited-style-name="Visited_20_Internet_20_Link">
 ЗСУ знищили вже 234 480 російських загарбників</text:a>
 </text:span>
</text:p>
      <text:p text:style-name="P4">
Нагадаємо: 14 липня 2022 року ворог ударив по Вінниці двома ракетами «Калібр».Ракети влучили у Будинок офіцерів, розташований на площі Перемоги. Унаслідокворожого обстрілу зруйноване приміщення Будинку офіцерів, ущент згорівмедичний центр, розташований у будинку побуту «Ювілейний», були знищені тапошкоджені близько пів сотні автівок.</text:p>
      <text:p text:style-name="P4">
Від влучання ворожих ракет загинули 29 осіб, у тому числі діти. Постраждалипонад 200 людей.</text:p>
      <text:p text:style-name="P4">
<text:span text:style-name="T4">
Читайте також:</text:span>
 <text:span text:style-name="T4">
<text:a xlink:type="simple" xlink:href="https://www.ukrinform.ua/rubric-regions/3732909-u-vinnici-visadili-sakuri-v-pamat-pro-zagiblih-vid-raketnogo-obstrilu.html" text:style-name="Internet_20_link" text:visited-style-name="Visited_20_Internet_20_Link">
 У Вінниці висадили сакури в пам'ять про загиблих відракетного обстрілу </text:a>
 </text:span>
</text:p>
      <text:p text:style-name="P4">
Вінницька міська рада до роковин трагедії оголосила 14 липня днем жалоби зазагиблими унаслідок ворожого ракетного обстрілу. Цього дня їх пам'ять вшануютьмеморіальним заходом «Янголи пам'яті».</text:p>
      <text:p text:style-name="P4">
Source: <text:a xlink:type="simple" xlink:href="https://www.ukrinform.ua/rubric-ato/3734071-u-rf-rozstrilali-komandira-pidvodnogo-covna-akij-rik-tomu-obstrilav-vinnicu-kalibrami.html" text:style-name="Internet_20_link" text:visited-style-name="Visited_20_Internet_20_Link">
https://www.ukrinform.ua/rubric-ato/3734071-u-rf-rozstrilali-komandira-pidvodnogo-covna-akij-rik-tomu-obstrilav-vinnicu-kalibrami.html</text:a>
</text:p>
      <!--NEWS-->
      <text:h text:style-name="P10" text:outline-level="1">
<text:span text:style-name="T4">
Океанія заповнить останню вакансію на чемпіонаті світу з пляжного футболу</text:span>
</text:h>
      <text:p text:style-name="P4">
Authors: Ukrinform (Person)</text:p>
      <text:p text:style-name="P4">
Publisher: Укринформ (Organization)</text:p>
      <text:p text:style-name="P4">
Published Time: 2023-07-10T21:53:00+03:00</text:p>
      <text:p text:style-name="P4">
Modified Time: 2023-07-10T21:53:00+03:00</text:p>
      <text:p text:style-name="P4">
Description: Визначилися 15 з 16-ти учасників чемпіонату світу-2024 з пляжного футболу. — Укрінформ.</text:p>
      <text:p text:style-name="P4">
Images: ['<text:a xlink:type="simple" xlink:href="https://static.ukrinform.com/photos/2023_07/thumb_files/630_360_1689014290-488.jpg" text:style-name="Internet_20_link" text:visited-style-name="Visited_20_Internet_20_Link">
630_360_16890...</text:a>
']</text:p>
      <text:p text:style-name="P4">
Tags: ['Чемпіонат світу', 'пляжний футбол']</text:p>
      <text:p text:style-name="P4">
Type: Article</text:p>
      <!--METADATA-->
      <text:p text:style-name="P4">
<draw:frame draw:style-name="fr1" draw:name="Image237" text:anchor-type="as-char" svg:width="6.9236in" svg:height="3.956343in" draw:z-index="0">
<draw:image xlink:href="../Images/yкринформ/2023-07-10T21-53-00-03-00/630_360_1689014290-488.jpg" xlink:type="simple" xlink:show="embed" xlink:actuate="onLoad" draw:mime-type="image/jpeg"/>
</draw:frame>
Визначилися 15 з 16-ти учасників чемпіонату світу-2024 з пляжного футболу.</text:p>
      <text:p text:style-name="P4">
Як повідомляв Укрінформ, збірна України з пляжного футболу після успішноговиступу у відбірковому турнірі ЧС-2024 кваліфікувалася у фінальну частинузмагань.</text:p>
      <text:p text:style-name="P4">
Підопічні Миколи Костенка й Олександра Корнійчука в європейській кваліфікаціїЧС-2024 з пляжного футболу, яка проходила в Баку (Азербайджан) 5-9 липня,посіли перше місце у групі В, перегравши Іспанію (4:3 ОТ), Польщу (3:2) таЛитву (4:1). Після цього «синьо-жовті» у стиковому матчі здолали Молдову (5:2)й отримали перепустку у фінальну частину світової першості 2024 року.</text:p>
      <text:p text:style-name="P4">
Загалом вже відомі 15 із 16 учасників ЧС-2024, інформує офіційний <text:a xlink:type="simple" xlink:href="https://www.fifa.com" text:style-name="Internet_20_link" text:visited-style-name="Visited_20_Internet_20_Link">
 сайт</text:a>
 ФІФА.</text:p>
      <text:p text:style-name="P4">
<text:span text:style-name="T5">
Учасники ЧС-2024 з пляжного футболу:</text:span>
</text:p>
      <text:p text:style-name="P4">
УЄФА (Європа) - Україна, Італія, Португалія, Білорусь.</text:p>
      <text:p text:style-name="P4">
АФК (Азія) - ОАЕ (господар), Іран, Японія, Оман.</text:p>
      <text:p text:style-name="P4">
КОНМЕБОЛ (Південна Америка) - Аргентина, Бразилія, Колумбія.</text:p>
      <text:p text:style-name="P4">
КОНКАКАФ (Північна і Центральна Америка) - США, Мексика.</text:p>
      <text:p text:style-name="P4">
КАФ (Африка) - Єгипет, Сенегал.</text:p>
      <text:p text:style-name="P4">
Останній учасник турніру визначиться під час кваліфікаційного турніру ОФК(Океанія), що пройде 21-26 серпня на Таїті. На єдину путівку в ОАЕпретендуватимуть Фіджі, Соломонові острови, Таїті та Тонга.</text:p>
      <text:p text:style-name="P4">
<text:span text:style-name="T4">
Читайте також:</text:span>
 <text:a xlink:type="simple" xlink:href="https://www.ukrinform.ua/rubric-sports/3733575-zbirna-ukraini-z-plaznogo-futbolu-vijsla-na-cs2024.html" text:style-name="Internet_20_link" text:visited-style-name="Visited_20_Internet_20_Link">
 Збірна України з <text:span text:style-name="T4">
пляж</text:span>
 ного футболу вийшла на ЧС-2024</text:a>
</text:p>
      <text:p text:style-name="P4">
Жеребкування фінальної частини світової першості 2024 року з пляжного футболуза даними ФІФА відбудеться в липні (дату не затверджено). 16 збірних будутьрозподілені на чотири групи. З кожного квартету дві кращі команди вийдуть до1/4 фіналу. Далі учасники боротимуться за вихід до півфіналу, а після цьогозіграють у матчі за 3-є місце та фіналі.</text:p>
      <text:p text:style-name="P4">
Нагадаємо, ЧС-2024 в ОАЕ проходитиме з 15-25 лютого наступного року.</text:p>
      <text:p text:style-name="P4">
Фото: beachsoccer.com.</text:p>
      <text:p text:style-name="P4">
Source: <text:a xlink:type="simple" xlink:href="https://www.ukrinform.ua/rubric-sports/3734070-okeania-zapovnit-ostannu-vakansiu-na-cempionati-svitu-z-plaznogo-futbolu.html" text:style-name="Internet_20_link" text:visited-style-name="Visited_20_Internet_20_Link">
https://www.ukrinform.ua/rubric-sports/3734070-okeania-zapovnit-ostannu-vakansiu-na-cempionati-svitu-z-plaznogo-futbolu.html</text:a>
</text:p>
      <!--NEWS-->
      <text:h text:style-name="P10" text:outline-level="1">
<text:span text:style-name="T4">
Подачу води з Карлівського водосховища планують відновити до середини липня – ОП</text:span>
</text:h>
      <text:p text:style-name="P4">
Authors: Ukrinform (Person)</text:p>
      <text:p text:style-name="P4">
Publisher: Укринформ (Organization)</text:p>
      <text:p text:style-name="P4">
Published Time: 2023-07-10T21:58:00+03:00</text:p>
      <text:p text:style-name="P4">
Modified Time: 2023-07-10T21:58:00+03:00</text:p>
      <text:p text:style-name="P4">
Description: Повноцінну подачу води з Карлівського водосховища для мешканців Донецької області планують відновити до середини липня. — Укрінформ.</text:p>
      <text:p text:style-name="P4">
Images: ['<text:a xlink:type="simple" xlink:href="https://static.ukrinform.com/photos/2023_06/thumb_files/630_360_1686577220-981.jpg" text:style-name="Internet_20_link" text:visited-style-name="Visited_20_Internet_20_Link">
630_360_16865...</text:a>
']</text:p>
      <text:p text:style-name="P4">
Tags: ['Донеччина', 'Вода', 'Гребля', 'Офіс Президента', 'Війна з Росією']</text:p>
      <text:p text:style-name="P4">
Type: Article</text:p>
      <!--METADATA-->
      <text:p text:style-name="P4">
<draw:frame draw:style-name="fr1" draw:name="Image238" text:anchor-type="as-char" svg:width="6.9236in" svg:height="3.956343in" draw:z-index="0">
<draw:image xlink:href="../Images/yкринформ/2023-07-10T21-58-00-03-00/630_360_1686577220-981.jpg" xlink:type="simple" xlink:show="embed" xlink:actuate="onLoad" draw:mime-type="image/jpeg"/>
</draw:frame>
 Повноціннуподачу води з Карлівського водосховища для мешканців Донецької областіпланують відновити до середини липня.</text:p>
      <text:p text:style-name="P4">
Про це заступник керівника Офісу Президента Олексій Кулеба повідомив під часбрифінгу, передає Укрінформ.</text:p>
      <text:p text:style-name="P4">
Високопосадовець нагадав, що внаслідок російських обстрілів Донеччини у травнібула зруйнована дамба Карлівського водосховища. За словами Кулеби,відновлювальні роботи наразі тривають.</text:p>
      <text:p text:style-name="P4">
"Сьогодні (10 липня – ред.) запускаємо пробне включення насоса із закачуваннямводи в систему. Паралельно триває ремонт греблі. Води буде більше. Відновитиповноцінну подачу водопостачання з Карлівського водосховища планується досередини липня", – уточнив заступник керівника ОП.</text:p>
      <text:p text:style-name="P4">
<text:span text:style-name="T4">
Читайте також:</text:span>
 <text:span text:style-name="T4">
<text:a xlink:type="simple" xlink:href="https://www.ukrinform.ua/rubric-regions/3714227-rosiani-zrujnuvali-greblu-karlivskogo-vodoshovisa.html" text:style-name="Internet_20_link" text:visited-style-name="Visited_20_Internet_20_Link">
 Росіяни зруйнували греблю Карлівського водосховища</text:a>
 </text:span>
</text:p>
      <text:p text:style-name="P4">
Він поінформував, що станом на зараз вдалося відновити централізованеводопостачання двом містам – Покровську і Мирнограду. Однак Кулеба зазначив,що вода технічна та подається за графіком.</text:p>
      <text:p text:style-name="P4">
<text:span text:style-name="T4">
Читайте також:</text:span>
 <text:span text:style-name="T4">
<text:a xlink:type="simple" xlink:href="https://www.ukrinform.ua/rubric-regions/3714386-cerez-zrujnovanu-vorogom-greblu-karlivskogo-vodoshovisa-evakuuvali-26-osib.html" text:style-name="Internet_20_link" text:visited-style-name="Visited_20_Internet_20_Link">
 Через зруйновану ворогом греблю Карлівськоговодосховища евакуювали 26 осіб </text:a>
 </text:span>
</text:p>
      <text:p text:style-name="P4">
Як повідомлялося, 25 травня російські загарбники зруйнували греблюКарлівського водосховища, внаслідок чого під загрозою підтоплення опинилисятри селища.</text:p>
      <text:p text:style-name="P4">
Source: <text:a xlink:type="simple" xlink:href="https://www.ukrinform.ua/rubric-vidbudova/3734077-podacu-vodi-z-karlivskogo-vodoshovisa-planuut-vidnoviti-do-seredini-lipna-op.html" text:style-name="Internet_20_link" text:visited-style-name="Visited_20_Internet_20_Link">
https://www.ukrinform.ua/rubric-vidbudova/3734077-podacu-vodi-z-karlivskogo-vodoshovisa-planuut-vidnoviti-do-seredini-lipna-op.html</text:a>
</text:p>
      <!--NEWS-->
      <text:h text:style-name="P10" text:outline-level="1">
<text:span text:style-name="T4">
Болгарія продовжила програму підтримки шукачів притулку з України</text:span>
</text:h>
      <text:p text:style-name="P4">
Author: ['АРМІЯINFORM']</text:p>
      <text:p text:style-name="P4">
Time: 2023-07-10T22:00:00-04:00</text:p>
      <text:p text:style-name="P4">
Description: Про це повідомляє Міністерство з питань реінтеграції тимчасово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454974_579797627661947_7425041274384026704_n.jpg" text:style-name="Internet_20_link" text:visited-style-name="Visited_20_Internet_20_Link">
358454974_579797627661947_7425041274384026704_n.jpg</text:a>
']</text:p>
      <text:p text:style-name="P4">
Tags: ['STOPRUSSIA', 'АГРЕСІЯ РФ']</text:p>
      <text:p text:style-name="P4">
Category: News</text:p>
      <!--METADATA-->
      <text:p text:style-name="P4">
<draw:frame draw:style-name="fr1" draw:name="Image239" text:anchor-type="as-char" svg:width="6.9236in" svg:height="4.61393in" draw:z-index="0">
<draw:image xlink:href="../Images/AРМІЯINFORM/2023-07-10T22-00-00-04-00/358454974_579797627661947_7425041274384026704_n.jpg" xlink:type="simple" xlink:show="embed" xlink:actuate="onLoad" draw:mime-type="image/jpeg"/>
</draw:frame>
</text:p>
      <text:p text:style-name="P4">
Про це<text:a xlink:type="simple" xlink:href="https://www.facebook.com/photo/" text:style-name="Internet_20_link" text:visited-style-name="Visited_20_Internet_20_Link">
повідомляє</text:a>
Міністерство з питань реінтеграції тимчасово окупованих територій України:</text:p>
      <text:p text:style-name="P4">
«Болгарія до кінця вересня цього року продовжила програму державної підтримкиз розміщення українських шукачів притулку.</text:p>
      <text:p text:style-name="P4">
Згідно з рішенням, власники готелів і надалі будуть отримувати по 15 левів(близько 310 гривень) на день за кожного українця зі статусом тимчасовогозахисту, який у них проживає.</text:p>
      <text:p text:style-name="P4">
Крім того, Уряд Болгарії доручив міністрам праці та соціальної політики йосвіти впродовж 2 місяців розробити пропозиції, які сприятимуть інтеграціїосіб із тимчасовим захистом у суспільство країни.</text:p>
      <text:p text:style-name="P4">
Нагадаємо, нещодавно Уряд Латвії ухвалив рішення продовжити тимчасовий захистдля українських шукачів притулку до кінця 2023 року».</text:p>
      <text:p text:style-name="P4">
Source: <text:a xlink:type="simple" xlink:href="https://armyinform.com.ua/2023/07/10/bolgariya-prodovzhyla-programu-pidtrymky-shukachiv-prytulku-z-ukrayiny/" text:style-name="Internet_20_link" text:visited-style-name="Visited_20_Internet_20_Link">
https://armyinform.com.ua/2023/07/10/bolgariya-prodovzhyla-programu-pidtrymky-shukachiv-prytulku-z-ukrayiny/</text:a>
</text:p>
      <!--NEWS-->
      <text:h text:style-name="P10" text:outline-level="1">
<text:span text:style-name="T4">
Росії не вдалися «фокуси» у межах зернової угоди – експерт</text:span>
</text:h>
      <text:p text:style-name="P4">
Authors: Ukrinform (Person)</text:p>
      <text:p text:style-name="P4">
Publisher: Укринформ (Organization)</text:p>
      <text:p text:style-name="P4">
Published Time: 2023-07-10T22:07:37+03:00</text:p>
      <text:p text:style-name="P4">
Modified Time: 2023-07-10T22:07:37+03:00</text:p>
      <text:p text:style-name="P4">
Description: У разі виходу Росії із зернової угоди безпеку суден у Чорному морі має гарантувати або Туреччина, або інша країна, яку залучить до такої операції турецька сторона чи ООН. — Укрінформ.</text:p>
      <text:p text:style-name="P4">
Images: ['<text:a xlink:type="simple" xlink:href="https://static.ukrinform.com/photos/2023_07/thumb_files/630_360_1689015962-155.jpg" text:style-name="Internet_20_link" text:visited-style-name="Visited_20_Internet_20_Link">
630_360_16890...</text:a>
']</text:p>
      <text:p text:style-name="P4">
Tags: ['Зерно', 'Війна з Росією', 'зерновий коридор']</text:p>
      <text:p text:style-name="P4">
Type: Article</text:p>
      <!--METADATA-->
      <text:p text:style-name="P4">
<draw:frame draw:style-name="fr1" draw:name="Image240" text:anchor-type="as-char" svg:width="6.9236in" svg:height="3.956343in" draw:z-index="0">
<draw:image xlink:href="../Images/yкринформ/2023-07-10T22-07-37-03-00/630_360_1689015962-155.jpg" xlink:type="simple" xlink:show="embed" xlink:actuate="onLoad" draw:mime-type="image/jpeg"/>
</draw:frame>
 У разівиходу Росії із зернової угоди безпеку суден у Чорному морі має гарантуватиабо Туреччина, або інша країна, яку залучить до такої операції турецькасторона чи ООН.</text:p>
      <text:p text:style-name="P4">
Про це заявив у <text:a xlink:type="simple" xlink:href="https://ukr.radio/news.html" text:style-name="Internet_20_link" text:visited-style-name="Visited_20_Internet_20_Link">
 ефірі Українського Радіо</text:a>
 керівник безпекових проєктівЦентру глобалістики "Стратегія 21" Павло Лакійчук, передає Укрінформ.</text:p>
      <text:p text:style-name="P4">
Експерт зауважив, що метою Росії під час підписання цієї угоди було, формальнодозволивши постачання українського зерна державам Африки, отримати політичніта економічні дивіденди.</text:p>
      <text:p text:style-name="P4">
<text:span text:style-name="T4">
Читайте також:</text:span>
 <text:a xlink:type="simple" xlink:href="https://www.ukrinform.ua/rubric-ato/3733880-robota-zernovogo-koridoru-fakticno-zablokovana-z-kinca-cervna-ekspert.html" text:style-name="Internet_20_link" text:visited-style-name="Visited_20_Internet_20_Link">
 Робота « <text:span text:style-name="T4">
зерн</text:span>
 ового коридору» фактично заблокована зкінця червня - експерт </text:a>
</text:p>
      <text:p text:style-name="P4">
"Вони (РФ - ред.) хотіли, щоб в обмін на підписання зернової угоди Туреччинавирішила з Україною питання експорту російського аміаку аміакопроводомТольятті-Одеса-Чорне море, коли завантажуються судна на Одеському припортовомузаводі. Також РФ хотіла, аби зняли санкції з експорту російських мінеральнихдобрив. Але всі ці фокуси Росії не вдалися, і Путін та його команда зрозуміли,що так, як вони хотіли, угода не працює. Вона працює, але не працюють тімеханізми, які вони заклали туди як додаткові "міни", – зазначив Лакійчук.</text:p>
      <text:p text:style-name="P4">
За його словами, якщо Росія вийде з угоди, то гарантії транзиту морськоготрафіку суден в українські порти мають забезпечити Військово-Морські силиТуреччини або інших держав, які готова залучити до цієї операції як турецькасторона, так і ООН. "Вони можуть прийняти рішення про використаннямиротворчого контингенту, наприклад зі складу постійного операційногоз'єднання НАТО в Середземному морі", - зауважив Лакійчук.</text:p>
      <text:p text:style-name="P4">
На його думку, ВМС Туреччини значно потужніші за російські, тож Анкара має всіможливості забезпечити спокій в акваторії Чорного моря при перевезенніукраїнського зерна до держав Африки та Азії.</text:p>
      <text:p text:style-name="P4">
<text:span text:style-name="T4">
Читайте також:</text:span>
 <text:a xlink:type="simple" xlink:href="https://www.ukrinform.ua/rubric-crimea/3733843-kapitanu-rosijskogo-sudna-ogolosili-pidozru-v-perevezenni-kradenogo-ukrainskogo-zerna.html" text:style-name="Internet_20_link" text:visited-style-name="Visited_20_Internet_20_Link">
 Капітану російського судна оголосили підозру вперевезенні краденого українського <text:span text:style-name="T4">
зерн</text:span>
 а</text:a>
</text:p>
      <text:p text:style-name="P4">
"Військово-Морські сили Туреччини за останні 30 років дуже зміцніли. Зараз,хоча турки не концентрують військові кораблі на постійній основі в Чорномуморі, вони мають потужні ВМС, які ... значно перевищують можливостіЧорноморського флоту РФ", – сказав експерт.</text:p>
      <text:p text:style-name="P4">
За його словами, головна турецька військово-морська база розташована уГельджуку, в Ізмірській затоці, практично біля протоки Босфор: "Кораблі зГельджуку можуть вийти в Чорне море в будь-який момент, це займе годину,максимум 2-3 - і вони вже будуть там. Для дій ВМС у Чорному морі турки маютьцілу низку законсервованих баз".</text:p>
      <text:p text:style-name="P4">
З іншого боку, зауважив фахівець, турецька сторона контролює чорноморськіпротоки, спираючись на Конвенцію Монтре про хід військових кораблів у Чорномуморі. "Й тут від турків багато залежить, якщо ООН чи якась інша міжнароднаорганізація вирішить запустити в чорноморську ініціативу конвоювання суден ВМСінших держав", – зазначив експерт.</text:p>
      <text:p text:style-name="P4">
<text:span text:style-name="T4">
Читайте також:</text:span>
 <text:a xlink:type="simple" xlink:href="https://www.ukrinform.ua/rubric-economy/3733831-prizupinenna-zernovogo-koridoru-ne-zagrozue-stabilnosti-grivni-ekspertka.html" text:style-name="Internet_20_link" text:visited-style-name="Visited_20_Internet_20_Link">
 Призупинення « <text:span text:style-name="T4">
зерн</text:span>
 ового коридору» не загрожуєстабільності гривні - експертка </text:a>
</text:p>
      <text:p text:style-name="P4">
На його думку, малоймовірно, що росіяни наважаться атакувати цивільні суднапід неукраїнськими прапорами в нейтральних водах, оскільки це означатимепоширення конфлікту на тих гравців, з якими Росія стикатися не збиралася.</text:p>
      <text:p text:style-name="P4">
"Якщо Туреччина надасть гарантії для зернового коридору, то це буде жорсткийкрок. Турки вміють діяти жорстко, зокрема і щодо РФ", - наголосив експерт.</text:p>
      <text:p text:style-name="P4">
У цьому зв'язку він нагадав ситуацію в Сирії 2018 року, коли турецьківійськові збили російський бомбардувальник: "Це був сигнал для Путіна, і вінйого зрозумів. Місяць чи два росіяни волали, що не купуватимуть турецькіапельсини та помідори, але все завершилося так, як розраховувала Анкара", -зауважив Лакійчук.</text:p>
      <text:p text:style-name="P4">
<text:span text:style-name="T4">
Читайте також:</text:span>
 <text:a xlink:type="simple" xlink:href="https://www.ukrinform.ua/rubric-economy/3733718-glavi-mzs-tureccini-ta-rosii-obgovorili-zernovu-ugodu-ta-povernenna-komandiriv-azovu.html" text:style-name="Internet_20_link" text:visited-style-name="Visited_20_Internet_20_Link">
 Глави МЗС Туреччини та Росії обговорили « <text:span text:style-name="T4">
зерн</text:span>
 овуугоду» та повернення командирів «Азову» </text:a>
</text:p>
      <text:p text:style-name="P4">
Він додав, що крім Туреччини у територіальних водах України безпеку суденможуть "гарантувати" і протикорабельні ракетні комплекси "Нептун", "Гарпун",які є на озброєнні України і які вже продемонстрували свою спроможність "утому числі російському крейсеру "Москва".</text:p>
      <text:p text:style-name="P4">
Як повідомлялося, зернову угоду було укладено в липні минулого року за участюУкраїни, Туреччини та ООН, а також окремо – Туреччини, ООН та Росії.Домовленості гарантують безпечний прохід суден з українським зерном, їхдотримання забезпечує Спільний координаційний центр у Стамбулі, до якоговходять представники всіх сторін.</text:p>
      <text:p text:style-name="P4">
Росія погрожує вийти із зернової угоди, якщо їй не вдасться відновитипрокачування аміаку трубопроводом «Тольятті – Одеса» та частково знятиобмеження на власний експорт.</text:p>
      <text:p text:style-name="P4">
<text:span text:style-name="T4">
Читайте також:</text:span>
 <text:a xlink:type="simple" xlink:href="https://www.ukrinform.ua/rubric-economy/3733001-zelenskij-zernovij-koridor-i-zitta-ludej-ne-mozut-zalezati-vid-nastrou-z-akim-prokinuvsa-putin.html" text:style-name="Internet_20_link" text:visited-style-name="Visited_20_Internet_20_Link">
 Зеленський: « <text:span text:style-name="T4">
Зерн</text:span>
 овий коридор» і життя людей неможуть залежати від настрою, з яким прокинувся Путін</text:a>
</text:p>
      <text:p text:style-name="P4">
В уряді України заявили про фактичне блокування російською стороною зерновоїініціативи. РФ відкрито саботує інспекцію суден, що зменшило пропускнуспроможність коридору до менш ніж 20% від можливої.</text:p>
      <text:p text:style-name="P4">
Свою участь в угоді Росія підтвердила наприкінці травня, продовживши її дію на60 днів – до 17 липня.</text:p>
      <text:p text:style-name="P4">
Фото: ФБ</text:p>
      <text:p text:style-name="P4">
Source: <text:a xlink:type="simple" xlink:href="https://www.ukrinform.ua/rubric-economy/3734075-rosii-ne-vdalisa-fokusi-u-mezah-zernovoi-ugodi-ekspert.html" text:style-name="Internet_20_link" text:visited-style-name="Visited_20_Internet_20_Link">
https://www.ukrinform.ua/rubric-economy/3734075-rosii-ne-vdalisa-fokusi-u-mezah-zernovoi-ugodi-ekspert.html</text:a>
</text:p>
      <!--NEWS-->
      <text:h text:style-name="P10" text:outline-level="1">
<text:span text:style-name="T4">
«Гине цвіт молоді в окопах»: Маск висловився щодо українського контрнаступу</text:span>
</text:h>
      <text:p text:style-name="P4">
Authors: Ukrinform (Person)</text:p>
      <text:p text:style-name="P4">
Publisher: Укринформ (Organization)</text:p>
      <text:p text:style-name="P4">
Published Time: 2023-07-10T22:09:00+03:00</text:p>
      <text:p text:style-name="P4">
Modified Time: 2023-07-10T22:09:00+03:00</text:p>
      <text:p text:style-name="P4">
Description: Маск пошкодував "цвіт української та російської молоді в окопах" і передрік великі втрати під час контрнаступу України. — Укрінформ.</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Росія', 'Війна з Росією']</text:p>
      <text:p text:style-name="P4">
Type: Article</text:p>
      <!--METADATA-->
      <text:p text:style-name="P4">
<draw:frame draw:style-name="fr1" draw:name="Image241" text:anchor-type="as-char" svg:width="6.9236in" svg:height="3.956343in" draw:z-index="0">
<draw:image xlink:href="../Images/yкринформ/2023-07-10T22-09-00-03-00/630_360_1620987964-731.jpg" xlink:type="simple" xlink:show="embed" xlink:actuate="onLoad" draw:mime-type="image/jpeg"/>
</draw:frame>
 Маскпошкодував "цвіт української та російської молоді в окопах" і передрік великівтрати під час контрнаступу України.</text:p>
      <text:p text:style-name="P4">
Як передає Укрінформ, про це він написав у своєму <text:a xlink:type="simple" xlink:href="https://twitter.com/elonmusk/status/1678215642858569729" text:style-name="Internet_20_link" text:visited-style-name="Visited_20_Internet_20_Link">
 Твіттері</text:a>
 .</text:p>
      <text:p text:style-name="P4">
«Цвіт української та російської молоді вже давно гине в окопах практично безжодних територіальних досягнень. Яка б зі сторін не перейшла в наступ насильно укріплені позиції, вона втратить набагато більше солдатів. Ба більше,Росія перевершує Україну за чисельністю ~4:1, тому навіть за рівних втратвиграє війну на виснаження», — стверджує мільярдер.</text:p>
      <text:p text:style-name="P4">
<text:span text:style-name="T4">
Читайте також:</text:span>
 <text:a xlink:type="simple" xlink:href="https://www.ukrinform.ua/rubric-technology/3733530-koristuvaci-twitter-iz-sinimi-galockami-posiruut-fejki-pro-vijnu-rf-v-ukraini-bbc.html" text:style-name="Internet_20_link" text:visited-style-name="Visited_20_Internet_20_Link">
 Користувачі Twitter із синіми галочками поширюють фейкипро війну РФ в Україні - BBC </text:a>
</text:p>
      <text:p text:style-name="P4">
За його словами, «у разі провалу українського наступу з великими втратамиРосія під час контратаки захопить набагато більше території».</text:p>
      <text:p text:style-name="P4">
Нібито тому «масштабного наступу не було», - написав він.</text:p>
      <text:p text:style-name="P4">
Як повідомляв Укрінформ, раніше у Міноборони <text:a xlink:type="simple" xlink:href="https://www.ukrinform.ua/rubric-ato/3733036-u-minoboroni-pidbili-pidsumki-500-dniv-povnomasstabnoi-vijni.html" text:style-name="Internet_20_link" text:visited-style-name="Visited_20_Internet_20_Link">
 підбили підсумки 500 днівповномасштабної війни </text:a>
.</text:p>
      <text:p text:style-name="P4">
Source: <text:a xlink:type="simple" xlink:href="https://www.ukrinform.ua/rubric-world/3734073-gine-cvit-molodi-v-okopah-mask-vislovivsa-sodo-ukrainskogo-kontrnastupu.html" text:style-name="Internet_20_link" text:visited-style-name="Visited_20_Internet_20_Link">
https://www.ukrinform.ua/rubric-world/3734073-gine-cvit-molodi-v-okopah-mask-vislovivsa-sodo-ukrainskogo-kontrnastupu.html</text:a>
</text:p>
      <!--NEWS-->
      <text:h text:style-name="P10" text:outline-level="1">
<text:span text:style-name="T4">
Держдеп про 500 днів масштабної війни: Штати й надалі міцно стоятимуть з Україною</text:span>
</text:h>
      <text:p text:style-name="P4">
Authors: Ukrinform (Person)</text:p>
      <text:p text:style-name="P4">
Publisher: Укринформ (Organization)</text:p>
      <text:p text:style-name="P4">
Published Time: 2023-07-10T22:13:00+03:00</text:p>
      <text:p text:style-name="P4">
Modified Time: 2023-07-10T22:13:00+03:00</text:p>
      <text:p text:style-name="P4">
Description: Державний департамент США виступив із заявою щодо 500 днів від початку повномасштабної агресії РФ, наголосивши, що Сполучені Штати продовжать об’єднувати союзників і партнерів для досягнення справедливого миру в Україні. — Укрінформ.</text:p>
      <text:p text:style-name="P4">
Images: ['<text:a xlink:type="simple" xlink:href="https://static.ukrinform.com/photos/2018_03/thumb_files/630_360_1521097272-9495.jpg" text:style-name="Internet_20_link" text:visited-style-name="Visited_20_Internet_20_Link">
630_360_15210...</text:a>
']</text:p>
      <text:p text:style-name="P4">
Tags: ['США', 'Україна', 'Агресія РФ', 'Війна з Росією']</text:p>
      <text:p text:style-name="P4">
Type: Article</text:p>
      <!--METADATA-->
      <text:p text:style-name="P4">
<draw:frame draw:style-name="fr1" draw:name="Image242" text:anchor-type="as-char" svg:width="6.9236in" svg:height="3.956343in" draw:z-index="0">
<draw:image xlink:href="../Images/yкринформ/2023-07-10T22-13-00-03-00/630_360_1521097272-9495.jpg" xlink:type="simple" xlink:show="embed" xlink:actuate="onLoad" draw:mime-type="image/jpeg"/>
</draw:frame>
 Державнийдепартамент США виступив із заявою щодо 500 днів від початку повномасштабноїагресії РФ, наголосивши, що Сполучені Штати продовжать об’єднувати союзників іпартнерів для досягнення справедливого миру в Україні.</text:p>
      <text:p text:style-name="P4">
Про це сказав у понеділок під час брифінгу в Вашингтоні речник Держдепу МеттьюМіллер, передає власний кореспондент Укрінформу.</text:p>
      <text:p text:style-name="P4">
«Упродовж наступних тижнів та місяці Сполучені Штати продовжать взаємодіяти зУкраїною, нашими союзниками й партнерами, а також з усіма зацікавленимисторонами, які прагнуть підтримати справедливий і стійкий мир», - зауваживпредставник Держдепу.</text:p>
      <text:p text:style-name="P4">
<text:span text:style-name="T4">
Читайте також:</text:span>
 <text:span text:style-name="T4">
<text:a xlink:type="simple" xlink:href="https://www.ukrinform.ua/rubric-polytics/3733956-bajden-i-sunak-obgovorili-u-londoni-pidtrimku-ukraini.html" text:style-name="Internet_20_link" text:visited-style-name="Visited_20_Internet_20_Link">
 Байден і Сунак обговорили у Лондоні підтримку України</text:a>
 </text:span>
</text:p>
      <text:p text:style-name="P4">
Він нагадав, як від початку масштабного вторгнення росіяни атакували будинки,школи, дитячі майданчики, лікарні, торговельні центри, ядерні об’єкти та іншуінфраструктуру.</text:p>
      <text:p text:style-name="P4">
«Представники російських військ та їхні поплічники вчиняли міжнародні злочини,такі як незаконне переміщення українських цивільних осіб, у тому числі дітей,до Росії в межах так званих «фільтраційних операцій»,- підкреслив Міллер.</text:p>
      <text:p text:style-name="P4">
Речник також зазначив, що Росія цілеспрямовано нищила енергетичнуінфраструктуру України, безвідповідально бряцала ядерною зброєю, знищувалаорні землі та перешкоджала експорту українського зерна.</text:p>
      <text:p text:style-name="P4">
<text:span text:style-name="T4">
Читайте також:</text:span>
 <text:span text:style-name="T4">
<text:a xlink:type="simple" xlink:href="https://www.ukrinform.ua/rubric-society/3732701-voenni-zlocini-rf-dania-gotuetsa-napraviti-v-ukrainu-grupu-slidcih.html" text:style-name="Internet_20_link" text:visited-style-name="Visited_20_Internet_20_Link">
 Воєнні злочини РФ: Данія готується направити в Українугрупу слідчих </text:a>
 </text:span>
</text:p>
      <text:p text:style-name="P4">
Міллер вкотре підкреслив, що Росія «зазнала стратегічного провалу» в Україні йпонесла величезні втрати як військового персоналу й техніки, так і в планіекономіки.</text:p>
      <text:p text:style-name="P4">
«Ми не можемо піддатися російській агресії чи змиритися з її нахабнимиспробами змінити кордони силою. Упродовж 500 днів ми міцно стояли єдинимфронтом з Україною і продовжуватимемо так надалі стільки, скількизнадобиться»,- зауважив представник Держдепу.</text:p>
      <text:p text:style-name="P4">
<text:span text:style-name="T4">
Читайте також:</text:span>
 <text:span text:style-name="T4">
<text:a xlink:type="simple" xlink:href="https://www.ukrinform.ua/rubric-ato/3734060-zelenskij-ukraina-bude-v-nato-pracuemo-nad-algoritmom-nabutta-clenstva.html" text:style-name="Internet_20_link" text:visited-style-name="Visited_20_Internet_20_Link">
 Зеленський: Україна буде в НАТО, працюємо надалгоритмом набуття членства </text:a>
 </text:span>
</text:p>
      <text:p text:style-name="P4">
Як повідомляв Укрінформ, у неділю в Національному соборі Вашингтона(Washington National Cathedral) відбулася екуменічна служба, приурочена до 500днів боротьби України проти повномасштабної війни РФ.</text:p>
      <text:p text:style-name="P4">
<text:span text:style-name="T4">
Читайте також:</text:span>
 <text:span text:style-name="T4">
<text:a xlink:type="simple" xlink:href="https://www.ukrinform.ua/rubric-ato/3733110-500-dniv-velikoi-vijni-aki-zlocini-zalisila-po-sobi-rosia.html" text:style-name="Internet_20_link" text:visited-style-name="Visited_20_Internet_20_Link">
 500 днів Великої війни: які злочини залишила по собіРосія </text:a>
 </text:span>
</text:p>
      <text:p text:style-name="P4">
Захід, організований за ініціативи Посольства України в США зібравпредставників української громади, американських посадовців, представниківдипломатичного корпусу, українське та американське духовенство, а такожпростих американців - друзів і прихильників України.</text:p>
      <text:p text:style-name="P4">
Source: <text:a xlink:type="simple" xlink:href="https://www.ukrinform.ua/rubric-ato/3734080-derzdep-pro-500-dniv-masstabnoi-vijni-stati-j-nadali-micno-stoatimut-z-ukrainou.html" text:style-name="Internet_20_link" text:visited-style-name="Visited_20_Internet_20_Link">
https://www.ukrinform.ua/rubric-ato/3734080-derzdep-pro-500-dniv-masstabnoi-vijni-stati-j-nadali-micno-stoatimut-z-ukrainou.html</text:a>
</text:p>
      <!--NEWS-->
      <text:h text:style-name="P10" text:outline-level="1">
<text:span text:style-name="T4">
Рішення США надати Україні касетні боєприпаси не порушить єдності між союзниками – Держдеп</text:span>
</text:h>
      <text:p text:style-name="P4">
Authors: Ukrinform (Person)</text:p>
      <text:p text:style-name="P4">
Publisher: Укринформ (Organization)</text:p>
      <text:p text:style-name="P4">
Published Time: 2023-07-10T22:23:00+03:00</text:p>
      <text:p text:style-name="P4">
Modified Time: 2023-07-10T22:23:00+03:00</text:p>
      <text:p text:style-name="P4">
Description: Офіційний Вашингтон упевнений, що попри неоднозначну реакцію західних країн щодо надання Україні касетних боєприпасів, це питання не спричинить жодних «тріщин» серед країн цивілізованого світу. — Укрінформ.</text:p>
      <text:p text:style-name="P4">
Images: ['<text:a xlink:type="simple" xlink:href="https://static.ukrinform.com/photos/2023_07/thumb_files/630_360_1688821993-772.jpg" text:style-name="Internet_20_link" text:visited-style-name="Visited_20_Internet_20_Link">
630_360_16888...</text:a>
']</text:p>
      <text:p text:style-name="P4">
Tags: ['США', 'Україна', 'ЗСУ', 'Боєприпаси', 'Війна з Росією', 'Контрнаступ']</text:p>
      <text:p text:style-name="P4">
Type: Article</text:p>
      <!--METADATA-->
      <text:p text:style-name="P4">
<draw:frame draw:style-name="fr1" draw:name="Image243" text:anchor-type="as-char" svg:width="6.9236in" svg:height="3.956343in" draw:z-index="0">
<draw:image xlink:href="../Images/yкринформ/2023-07-10T22-23-00-03-00/630_360_1688821993-772.jpg" xlink:type="simple" xlink:show="embed" xlink:actuate="onLoad" draw:mime-type="image/jpeg"/>
</draw:frame>
 ОфіційнийВашингтон упевнений, що попри неоднозначну реакцію західних країн щодо наданняУкраїні касетних боєприпасів, це питання не спричинить жодних «тріщин» середкраїн цивілізованого світу.</text:p>
      <text:p text:style-name="P4">
Про це заявив у понеділок під час брифінгу в Вашингтоні речник Державногодепартаменту США Меттью Міллер, передає власний кореспондент Укрінформу.</text:p>
      <text:p text:style-name="P4">
«Ми не вважаємо це питання таким, що може створити тріщини у єдності, яку мимаємо з нашими союзниками й партнерами», - відповів представник Держдепу назапитання про занепокоєння окремих країн щодо передачі Україні касетнихбоєприпасів.</text:p>
      <text:p text:style-name="P4">
<text:span text:style-name="T4">
Читайте також:</text:span>
 <text:span text:style-name="T4">
<text:a xlink:type="simple" xlink:href="https://www.ukrinform.ua/rubric-ato/3733722-u-povitranih-silah-nazvali-logicnim-risenna-ssa-nadati-ukraini-kasetni-boepripasi.html" text:style-name="Internet_20_link" text:visited-style-name="Visited_20_Internet_20_Link">
 У Повітряних силах назвали логічним рішення США надатиУкраїні касетні боєприпаси </text:a>
 </text:span>
</text:p>
      <text:p text:style-name="P4">
Він також поінформував, що Сполучені Штати спілкувалися із союзниками йпартнерами з цього питання перед тим, як прийняти остаточне рішення.</text:p>
      <text:p text:style-name="P4">
Крім того, Міллер уточнив, що це рішення було складним, однак необхідним длязабезпечення України можливості відбити російську агресію. За його словами, уцьому зв’язку США отримали запевнення від української сторони, що касетнібоєприпаси застосовуватимуться виключно по військових цілях, а також що післяцього обов’язково буде проведена масштабна операція з розмінування.</text:p>
      <text:p text:style-name="P4">
<text:span text:style-name="T4">
Читайте також:</text:span>
 <text:span text:style-name="T4">
<text:a xlink:type="simple" xlink:href="https://www.ukrinform.ua/rubric-ato/3733309-nimeccina-strimano-vidreaguvala-na-risenna-ssa-peredati-ukraini-kasetni-boepripasi.html" text:style-name="Internet_20_link" text:visited-style-name="Visited_20_Internet_20_Link">
 Німеччина стримано відреагувала на рішення США передатиУкраїні касетні боєприпаси </text:a>
 </text:span>
</text:p>
      <text:p text:style-name="P4">
Як повідомляв Укрінформ, у п’ятницю США оголосили, що постачатимуть Українікасетні боєприпаси, аби допомогти ЗСУ в <text:span text:style-name="T4">
<text:a xlink:type="simple" xlink:href="https://www.ukrinform.ua/tag-kontrnastup" text:style-name="Internet_20_link" text:visited-style-name="Visited_20_Internet_20_Link">
 контрнаступі</text:a>
 </text:span>
 . Використання цієї зброївикликає суперечки, перш за все, через те, що певний відсоток вибуховихпристроїв не детонує, а залишається на місцевості й в майбутньому створюєсерйозну загрозу для населення навіть багато років по завершенні бойових дій.У Вашингтоні у цьому зв’язку запевнили, що відсоток відмови боєприпасів, яківони передають Україні, не перевищує 2,5% - у порівнянні з 30-40% тих, щозастосовують в Україні російські війська.</text:p>
      <text:p text:style-name="P4">
<text:span text:style-name="T4">
Читайте також:</text:span>
 <text:span text:style-name="T4">
<text:a xlink:type="simple" xlink:href="https://www.ukrinform.ua/rubric-ato/3733785-kitaj-zaklikae-stavitisa-strimano-do-peredaci-ukraini-kasetnih-boepripasiv.html" text:style-name="Internet_20_link" text:visited-style-name="Visited_20_Internet_20_Link">
 Китай закликає ставитися стримано до передачі Українікасетних боєприпасів </text:a>
 </text:span>
</text:p>
      <text:p text:style-name="P4">
Понад 100 країн приєдналася до договору про заборону касетних боєприпасів, такзваної Конвенції Осло. США, Росія й Україна цю угоду не підписали.</text:p>
      <text:p text:style-name="P4">
Source: <text:a xlink:type="simple" xlink:href="https://www.ukrinform.ua/rubric-ato/3734084-risenna-ssa-nadati-ukraini-kasetni-boepripasi-ne-porusit-ednosti-miz-souznikami-derzdep.html" text:style-name="Internet_20_link" text:visited-style-name="Visited_20_Internet_20_Link">
https://www.ukrinform.ua/rubric-ato/3734084-risenna-ssa-nadati-ukraini-kasetni-boepripasi-ne-porusit-ednosti-miz-souznikami-derzdep.html</text:a>
</text:p>
      <!--NEWS-->
      <text:h text:style-name="P10" text:outline-level="1">
<text:span text:style-name="T4">
На Таврійському напрямку Сили оборони України просуваються вперед - Тарнавський</text:span>
</text:h>
      <text:p text:style-name="P4">
Authors: Ukrinform (Person)</text:p>
      <text:p text:style-name="P4">
Publisher: Укринформ (Organization)</text:p>
      <text:p text:style-name="P4">
Published Time: 2023-07-10T22:35:00+03:00</text:p>
      <text:p text:style-name="P4">
Modified Time: 2023-07-10T22:35:00+03:00</text:p>
      <text:p text:style-name="P4">
Description: На Таврійському напрямку Сили оборони України просуваються вперед, за добу втрати росіян склали понад дві роти. — Укрінформ.</text:p>
      <text:p text:style-name="P4">
Images: ['<text:a xlink:type="simple" xlink:href="https://static.ukrinform.com/photos/2023_07/thumb_files/630_360_1689016452-247.jpg" text:style-name="Internet_20_link" text:visited-style-name="Visited_20_Internet_20_Link">
630_360_16890...</text:a>
']</text:p>
      <text:p text:style-name="P4">
Tags: ['Танк', 'Війна з Росією', 'Артилерія']</text:p>
      <text:p text:style-name="P4">
Type: Article</text:p>
      <!--METADATA-->
      <text:p text:style-name="P4">
<draw:frame draw:style-name="fr1" draw:name="Image244" text:anchor-type="as-char" svg:width="6.9236in" svg:height="3.956343in" draw:z-index="0">
<draw:image xlink:href="../Images/yкринформ/2023-07-10T22-35-00-03-00/630_360_1689016452-247.jpg" xlink:type="simple" xlink:show="embed" xlink:actuate="onLoad" draw:mime-type="image/jpeg"/>
</draw:frame>
 НаТаврійському напрямку Сили оборони України просуваються вперед, за добу втратиросіян склали понад дві роти.</text:p>
      <text:p text:style-name="P4">
Як передає Укрінформ, про це командувач оперативно-стратегічного угрупованнявійськ "Таврія" генерал Олександр Тарнавський повідомляє у <text:a xlink:type="simple" xlink:href="https://t.me/otarnavskiy/157" text:style-name="Internet_20_link" text:visited-style-name="Visited_20_Internet_20_Link">
 Телеграмі</text:a>
 .</text:p>
      <text:p text:style-name="P4">
“Йдемо вперед. На Таврійському напрямку рух Сил оборони триває. Ворогзнищується”, - написав він.</text:p>
      <text:p text:style-name="P4">
<text:span text:style-name="T4">
Читайте також:</text:span>
 <text:a xlink:type="simple" xlink:href="https://www.ukrinform.ua/rubric-ato/3733429-na-tavrijskomu-napramku-za-dobu-rosiani-vtratili-ponad-dvi-roti.html" text:style-name="Internet_20_link" text:visited-style-name="Visited_20_Internet_20_Link">
 На Таврійському напрямку за добу росіяни втратили понаддві роти </text:a>
</text:p>
      <text:p text:style-name="P4">
За його словами, артилерійські підрозділи Сил оборони протягом доби виконали1179 вогневих завдань. А втрати ворога за останню добу вбитими та пораненимисклали понад дві роти.</text:p>
      <text:p text:style-name="P4">
Також знищено 17 одиниць військової техніки російської армії. Зокрема, танк,бойову машину піхоти, два безпілотні літальні апарати Zala, БПЛА Supercam,самохідну артилерійську установку “Акація”, станцію радіоелектронної боротьби,комплекс дальнього візуального спостереження “Муром-М” та автомобільнутехніку.</text:p>
      <text:p text:style-name="P4">
Окрім цього, Сили оборони знищили 9 складів боєприпасів росіян.</text:p>
      <text:p text:style-name="P4">
<text:span text:style-name="T4">
Читайте також:</text:span>
 <text:a xlink:type="simple" xlink:href="https://www.ukrinform.ua/rubric-ato/3734017-na-pivdni-sili-oboroni-prodovzuut-nastup-na-shodi-jdut-vazki-boi.html" text:style-name="Internet_20_link" text:visited-style-name="Visited_20_Internet_20_Link">
 На півдні Сили оборони продовжують наступ, на сході йдутьважкі бої </text:a>
</text:p>
      <text:p text:style-name="P4">
Як повідомляв Укрінформ, на Куп’янському, Лиманському, Бахмутському,Авдіївському та Мар’їнському напрямках тривають важкі бої, за добу відбулось17 бойових зіткнень.</text:p>
      <text:p text:style-name="P4">
Фото: Генштаб ЗСУ, Фейсбук</text:p>
      <text:p text:style-name="P4">
Source: <text:a xlink:type="simple" xlink:href="https://www.ukrinform.ua/rubric-ato/3734076-na-tavrijskomu-napramku-sili-oboroni-ukraini-prosuvautsa-vpered-tarnavskij.html" text:style-name="Internet_20_link" text:visited-style-name="Visited_20_Internet_20_Link">
https://www.ukrinform.ua/rubric-ato/3734076-na-tavrijskomu-napramku-sili-oboroni-ukraini-prosuvautsa-vpered-tarnavskij.html</text:a>
</text:p>
      <!--NEWS-->
      <text:h text:style-name="P10" text:outline-level="1">
<text:span text:style-name="T4">
Росіяни за день 26 разів обстріляли прикордоння Сумщини</text:span>
</text:h>
      <text:p text:style-name="P4">
Authors: Ukrinform (Person)</text:p>
      <text:p text:style-name="P4">
Publisher: Укринформ (Organization)</text:p>
      <text:p text:style-name="P4">
Published Time: 2023-07-10T22:40:00+03:00</text:p>
      <text:p text:style-name="P4">
Modified Time: 2023-07-10T22:40:00+03:00</text:p>
      <text:p text:style-name="P4">
Description: Російські війська протягом 10 липня 26 разів обстріляли прикордонні громади Сумської області, зафіксовано 180 вибухів.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245" text:anchor-type="as-char" svg:width="6.9236in" svg:height="3.956343in" draw:z-index="0">
<draw:image xlink:href="../Images/yкринформ/2023-07-10T22-40-00-03-00/630_360_1686425057-568.jpg" xlink:type="simple" xlink:show="embed" xlink:actuate="onLoad" draw:mime-type="image/jpeg"/>
</draw:frame>
 Російськівійська протягом 10 липня 26 разів обстріляли прикордонні громади Сумськоїобласті, зафіксовано 180 вибухів.</text:p>
      <text:p text:style-name="P4">
Як передає Укрінформ, про це Сумська обласна військова адміністраціяповідомляє у <text:a xlink:type="simple" xlink:href="https://t.me/Sumy_news_ODA/17679" text:style-name="Internet_20_link" text:visited-style-name="Visited_20_Internet_20_Link">
 Телеграмі </text:a>
 .</text:p>
      <text:p text:style-name="P4">
“Протягом дня росіяни здійснили 26 обстрілів прикордоння. Зафіксовано 180вибухів. Обстрілів зазнали Білопільська, Глухівська, Дружбівська, Есманська,Краснопільська, Юнаківська, Середино-Будська, Хотінська громади”, - ідеться вповідомленні.</text:p>
      <text:p text:style-name="P4">
<text:span text:style-name="T4">
Читайте також:</text:span>
 <text:a xlink:type="simple" xlink:href="https://www.ukrinform.ua/rubric-ato/3734045-armia-rf-obstrilala-z-tornados-dnipropetrovsinu-e-poranenij.html" text:style-name="Internet_20_link" text:visited-style-name="Visited_20_Internet_20_Link">
 Армія РФ <text:span text:style-name="T4">
обстріл</text:span>
 яла з «Торнадо-С» Дніпропетровщину,є поранений </text:a>
</text:p>
      <text:p text:style-name="P4">
Краснопільську громаду росіяни обстріляли з мінометів, випустивши шість мін,та артилерії, зафіксовано п`ять вибухів.</text:p>
      <text:p text:style-name="P4">
Хотінську громаду ворог обстріляв з гелікоптера некерованими авіаційнимиракетами, зафіксовано 14 вибухів. Також громаду росіяни обстріляли з артилерії(РСЗВ), зафіксовано 17 вибухів.</text:p>
      <text:p text:style-name="P4">
Білопільську громаду агресор обстрілював з міномета, випустивши 36 мін. Данугромаду росіяни обстрілювали з гранатометів АГС, зафіксовано 11 вибухів, атакож артилерії - чотири вибухи, та реактивних систем залпового вогню,випустивши 5 снарядів.</text:p>
      <text:p text:style-name="P4">
<text:span text:style-name="T4">
Читайте також:</text:span>
 <text:a xlink:type="simple" xlink:href="https://www.ukrinform.ua/rubric-ato/3734039-vijska-rf-obstrilali-z-gelikopteriv-i-artilerii-prikordonne-selo-na-harkivsini.html" text:style-name="Internet_20_link" text:visited-style-name="Visited_20_Internet_20_Link">
 Війська РФ <text:span text:style-name="T4">
обстріл</text:span>
 яли з гелікоптерів і артилеріїприкордонне село на Харківщині </text:a>
</text:p>
      <text:p text:style-name="P4">
На Юнаківську громаду росіяни скинули чотири міни.</text:p>
      <text:p text:style-name="P4">
Глухівську громаду ворог обстріляв з гранатомета АГС, зафіксовано 50 вибухів.</text:p>
      <text:p text:style-name="P4">
Дружбівську громаду агресор обстріляв з міномета, випустивши сім мін.</text:p>
      <text:p text:style-name="P4">
На Есманську громаду росіяни скинули з безпілотників 9 вибухових пристроїв.</text:p>
      <text:p text:style-name="P4">
Середино-Будську громаду російські війська обстріляли з артилерії, зафіксовано6 вибухів.</text:p>
      <text:p text:style-name="P4">
<text:span text:style-name="T4">
Читайте також:</text:span>
 <text:a xlink:type="simple" xlink:href="https://www.ukrinform.ua/rubric-regions/3734037-u-hersoni-vnaslidok-obstrilu-poranenij-mirnij-zitel.html" text:style-name="Internet_20_link" text:visited-style-name="Visited_20_Internet_20_Link">
 У Херсоні внаслідок <text:span text:style-name="T4">
обстріл</text:span>
 у поранений мирний житель</text:a>
</text:p>
      <text:p text:style-name="P4">
За попередньою інформацією, обійшлося без втрат серед мирних жителів таруйнувань цивільної інфраструктури.</text:p>
      <text:p text:style-name="P4">
Як повідомляв Укрінформ, за рішенням Ради оборони області на Сумщині евакуюютьвсіх жителів п'ятикілометрової зони в прикордонних з Росією громадах.</text:p>
      <text:p text:style-name="P4">
Source: <text:a xlink:type="simple" xlink:href="https://www.ukrinform.ua/rubric-ato/3734083-rosiani-za-den-26-raziv-obstrilali-prikordonna-sumsini.html" text:style-name="Internet_20_link" text:visited-style-name="Visited_20_Internet_20_Link">
https://www.ukrinform.ua/rubric-ato/3734083-rosiani-za-den-26-raziv-obstrilali-prikordonna-sumsini.html</text:a>
</text:p>
      <!--NEWS-->
      <text:h text:style-name="P10" text:outline-level="1">
<text:span text:style-name="T4">
Держдеп про «умови» Ердогана: членство Швеції в НАТО не пов’язане з прагненням Туреччини до ЄС</text:span>
</text:h>
      <text:p text:style-name="P4">
Authors: Ukrinform (Person)</text:p>
      <text:p text:style-name="P4">
Publisher: Укринформ (Organization)</text:p>
      <text:p text:style-name="P4">
Published Time: 2023-07-10T22:54:00+03:00</text:p>
      <text:p text:style-name="P4">
Modified Time: 2023-07-10T22:54:00+03:00</text:p>
      <text:p text:style-name="P4">
Description: Сполучені Штати наголошують, що умови турецького президента щодо ухвалення Анкарою заявки Швеції на членство в НАТО взамін на сприяння вступу Туреччини до Євросоюзу, є питаннями, які не можуть бути взаємопов’язаними. — Укрінформ.</text:p>
      <text:p text:style-name="P4">
Images: ['<text:a xlink:type="simple" xlink:href="https://static.ukrinform.com/photos/2023_07/thumb_files/630_360_1689018967-577.jpg" text:style-name="Internet_20_link" text:visited-style-name="Visited_20_Internet_20_Link">
630_360_16890...</text:a>
']</text:p>
      <text:p text:style-name="P4">
Tags: ['Ердоган', 'Євросоюз', 'НАТО', 'Швеція', 'Держдеп']</text:p>
      <text:p text:style-name="P4">
Type: Article</text:p>
      <!--METADATA-->
      <text:p text:style-name="P4">
<draw:frame draw:style-name="fr1" draw:name="Image246" text:anchor-type="as-char" svg:width="6.9236in" svg:height="3.956343in" draw:z-index="0">
<draw:image xlink:href="../Images/yкринформ/2023-07-10T22-54-00-03-00/630_360_1689018967-577.jpg" xlink:type="simple" xlink:show="embed" xlink:actuate="onLoad" draw:mime-type="image/jpeg"/>
</draw:frame>
 СполученіШтати наголошують, що умови турецького президента щодо ухвалення Анкароюзаявки Швеції на членство в НАТО взамін на сприяння вступу Туреччини доЄвросоюзу, є питаннями, які не можуть бути взаємопов’язаними.</text:p>
      <text:p text:style-name="P4">
Це підкреслив у понеділок під час пресбрифінгу в Вашингтоні речникДерждепартаменту США Меттью Міллер, передає власний кореспондент Укрінформу.</text:p>
      <text:p text:style-name="P4">
«Ми вважаємо, що це – окремі питання. Ми підтримуємо давні прагнення Туреччиниприєднатися до ЄС, але це є окремим питанням, ніж вступ Швеції до НАТО», -зауважив представник зовнішньополітичного відомства США.</text:p>
      <text:p text:style-name="P4">
<text:span text:style-name="T4">
Читайте також:</text:span>
 <text:span text:style-name="T4">
<text:a xlink:type="simple" xlink:href="https://www.ukrinform.ua/rubric-world/3733898-erdogan-visunuv-novu-umovu-dla-vstupu-svecii-do-nato.html" text:style-name="Internet_20_link" text:visited-style-name="Visited_20_Internet_20_Link">
 Ердоган висунув нову умову для вступу Швеції до НАТО</text:a>
 </text:span>
</text:p>
      <text:p text:style-name="P4">
Він підкреслив, що Швеція виконала необхідні вимоги для того, щоби статичленом Північноатлантичного альянсу.</text:p>
      <text:p text:style-name="P4">
«Ми вважаємо, що настав час для Швеції приєднатися до <text:span text:style-name="T4">
<text:a xlink:type="simple" xlink:href="https://www.ukrinform.ua/tag-nato" text:style-name="Internet_20_link" text:visited-style-name="Visited_20_Internet_20_Link">
 НАТО</text:a>
 </text:span>
 , і ми сподіваємося, що Туреччина цепідтримає»,- зазначив Міллер.</text:p>
      <text:p text:style-name="P4">
<text:span text:style-name="T4">
Читайте також:</text:span>
 <text:span text:style-name="T4">
<text:a xlink:type="simple" xlink:href="https://www.ukrinform.ua/rubric-world/3732025-bilij-dim-zaklikav-ugorsinu-j-tureccinu-akomoga-skorise-shvaliti-clenstvo-svecii-v-nato.html" text:style-name="Internet_20_link" text:visited-style-name="Visited_20_Internet_20_Link">
 Білий дім закликав Угорщину й Туреччину якомога скорішесхвалити членство Швеції в НАТО </text:a>
 </text:span>
</text:p>
      <text:p text:style-name="P4">
Він також поінформував, що Держсекретар США Ентоні Блінкен роз’яснив цюпозицію у недавній розмові з міністром закордонних справ Туреччини ХаканомФіданом.</text:p>
      <text:p text:style-name="P4">
Як повідомляв Укрінформ, турецький президент Реджеп Таїп Ердоган у понеділоквисунув умову, що його країна схвалить заявку Швеції щодо приєднання до НАТОпісля того, як лідери ЄС _<text:span text:style-name="T4">
<text:a xlink:type="simple" xlink:href="https://www.ukrinform.ua/rubric-world/3733898-erdogan-visunuv-novu-umovu-dla-vstupu-svecii-do-nato.html" text:style-name="Internet_20_link" text:visited-style-name="Visited_20_Internet_20_Link">
 відкриють шлях для вступу Туреччини доЄвропейського Союзу. </text:a>
 </text:span>
 _</text:p>
      <text:p text:style-name="P4">
Source: <text:a xlink:type="simple" xlink:href="https://www.ukrinform.ua/rubric-world/3734087-derzdep-pro-umovi-erdogana-clenstvo-svecii-v-nato-ne-povazane-z-pragnennam-tureccini-do-es.html" text:style-name="Internet_20_link" text:visited-style-name="Visited_20_Internet_20_Link">
https://www.ukrinform.ua/rubric-world/3734087-derzdep-pro-umovi-erdogana-clenstvo-svecii-v-nato-ne-povazane-z-pragnennam-tureccini-do-es.html</text:a>
</text:p>
      <!--NEWS-->
      <text:h text:style-name="P10" text:outline-level="1">
<text:span text:style-name="T4">
Укрзалізниця погасила заборгованість перед Крюківським вагонобудівним заводом</text:span>
</text:h>
      <text:p text:style-name="P4">
Authors: Ukrinform (Person)</text:p>
      <text:p text:style-name="P4">
Publisher: Укринформ (Organization)</text:p>
      <text:p text:style-name="P4">
Published Time: 2023-07-10T23:05:00+03:00</text:p>
      <text:p text:style-name="P4">
Modified Time: 2023-07-10T23:05:00+03:00</text:p>
      <text:p text:style-name="P4">
Description: Заборгованість перед Крюківським вагонобудівним заводом погашена. «Укрзалізниця» у повному обсязі розрахувалася з підприємством за поставлені у межах держзамовлення 100 пасажирських вагонів. — Укрінформ.</text:p>
      <text:p text:style-name="P4">
Images: ['<text:a xlink:type="simple" xlink:href="https://static.ukrinform.com/photos/2023_07/thumb_files/630_360_1689019021-943.jpg" text:style-name="Internet_20_link" text:visited-style-name="Visited_20_Internet_20_Link">
630_360_16890...</text:a>
']</text:p>
      <text:p text:style-name="P4">
Tags: ['Полтавщина', 'Укрзалізниця', 'Вагони']</text:p>
      <text:p text:style-name="P4">
Type: Article</text:p>
      <!--METADATA-->
      <text:p text:style-name="P4">
<draw:frame draw:style-name="fr1" draw:name="Image247" text:anchor-type="as-char" svg:width="6.9236in" svg:height="3.956343in" draw:z-index="0">
<draw:image xlink:href="../Images/yкринформ/2023-07-10T23-05-00-03-00/630_360_1689019021-943.jpg" xlink:type="simple" xlink:show="embed" xlink:actuate="onLoad" draw:mime-type="image/jpeg"/>
</draw:frame>
Заборгованість перед Крюківським вагонобудівним заводом погашена.«Укрзалізниця» у повному обсязі розрахувалася з підприємством за поставлені умежах держзамовлення 100 пасажирських вагонів.</text:p>
      <text:p text:style-name="P4">
Як передає Укрінформ, про це повідомив начальник ОВА Дмитро Лунін <text:a xlink:type="simple" xlink:href="https://poda.gov.ua/news/155301" text:style-name="Internet_20_link" text:visited-style-name="Visited_20_Internet_20_Link">
 на сайтіПолтавської обласної військової адміністрації</text:a>
 .</text:p>
      <text:p text:style-name="P4">
«Співпраця триває. У перспективі – нові замовлення на виготовленняпасажирських вагонів та дизель-поїздів, – сказав Дмитро Лунін. – Стратегічноважливі підприємства Полтавщини щоденно працюють на перемогу», - зазначаєтьсяв повідомленні.</text:p>
      <text:p text:style-name="P4">
<text:span text:style-name="T4">
Читайте також:</text:span>
 <text:a xlink:type="simple" xlink:href="https://www.ukrinform.ua/rubric-regions/3732838-ukrzaliznica-dodae-spolucenna-miz-kievom-ta-slovanskom.html" text:style-name="Internet_20_link" text:visited-style-name="Visited_20_Internet_20_Link">
 <text:span text:style-name="T4">
Укрзалізниц</text:span>
 я додає сполучення між Києвом таСлов'янськом </text:a>
</text:p>
      <text:p text:style-name="P4">
КВБЗ поставив Укрзалізниці 100 нових пасажирських вагонів в рамках дорученняПрезидента Володимира Зеленського. Частина поставлених вагонів успішно працюєна маршрутах, прокладених до країн Європи. Останні 15 вагонів, поставлені 1березня 2023 року, мають інклюзивну вбиральню та одне безбар'єрне купе, де єспеціальні спальні місця, місце для інвалідного візка та ремені для йогозакріплення, пульт із регулюванням освітлення, кнопкою виклику провідника,пристроєм гучномовного зв’язку з провідником. За інформацією Укрзалізниці,курсуватимуть вони у складах поїздів як на вітчизняних, так і міжнароднихмаршрутах.</text:p>
      <text:p text:style-name="P4">
На початку 2023 року повідомлялося про чималий борг перед КВБЗ.</text:p>
      <text:p text:style-name="P4">
Фото: Полтавська ОВА</text:p>
      <text:p text:style-name="P4">
Source: <text:a xlink:type="simple" xlink:href="https://www.ukrinform.ua/rubric-economy/3734086-ukrzaliznica-pogasila-zaborgovanist-pered-krukivskim-vagonobudivnim-zavodom.html" text:style-name="Internet_20_link" text:visited-style-name="Visited_20_Internet_20_Link">
https://www.ukrinform.ua/rubric-economy/3734086-ukrzaliznica-pogasila-zaborgovanist-pered-krukivskim-vagonobudivnim-zavodom.html</text:a>
</text:p>
      <!--NEWS-->
      <text:h text:style-name="P10" text:outline-level="1">
<text:span text:style-name="T4">
Стали відомі пари 1/4 фіналу чоловічого одиночного розряду Вімблдонського турніру</text:span>
</text:h>
      <text:p text:style-name="P4">
Authors: Ukrinform (Person)</text:p>
      <text:p text:style-name="P4">
Publisher: Укринформ (Organization)</text:p>
      <text:p text:style-name="P4">
Published Time: 2023-07-10T23:16:00+03:00</text:p>
      <text:p text:style-name="P4">
Modified Time: 2023-07-10T23:16:00+03:00</text:p>
      <text:p text:style-name="P4">
Description: У Лондоні (Велика Британія) триває Вімблдонський турнір - третій у сезоні-2023 із серії Grand Slam. — Укрінформ.</text:p>
      <text:p text:style-name="P4">
Images: ['<text:a xlink:type="simple" xlink:href="https://static.ukrinform.com/photos/2023_07/thumb_files/630_360_1689019277-498.jpeg" text:style-name="Internet_20_link" text:visited-style-name="Visited_20_Internet_20_Link">
630_360_16890...</text:a>
']</text:p>
      <text:p text:style-name="P4">
Tags: ['Теніс']</text:p>
      <text:p text:style-name="P4">
Type: Article</text:p>
      <!--METADATA-->
      <text:p text:style-name="P4">
<draw:frame draw:style-name="fr1" draw:name="Image248" text:anchor-type="as-char" svg:width="6.9236in" svg:height="3.956343in" draw:z-index="0">
<draw:image xlink:href="../Images/yкринформ/2023-07-10T23-16-00-03-00/630_360_1689019277-498.jpeg" xlink:type="simple" xlink:show="embed" xlink:actuate="onLoad" draw:mime-type="image/jpeg"/>
</draw:frame>
 У Лондоні(Велика Британія) триває Вімблдонський турнір - третій у сезоні-2023 із серіїGrand Slam.</text:p>
      <text:p text:style-name="P4">
Чвертьфінали змагань у чоловічому одиночному розряді відбудуться 11-12 липня,передає Укрінформ.</text:p>
      <text:p text:style-name="P4">
У матчах за вихід до 1/2 фіналу зійдуться серб Новак Джокович (2-й номер«посіву») та росіянин Андрій Рубльов (7), італієць Яннік Сіннер (8) таросіянин Роман Сафіуллін, американець Кристофер Юбенкс та росіянин ДанилоМедведєв (8), норвежець Хольгер Руне (6) та іспанець Карлос Алькарас Гарфія(1).</text:p>
      <text:p text:style-name="P4">
<text:span text:style-name="T4">
Читайте також:</text:span>
 <text:a xlink:type="simple" xlink:href="https://www.ukrinform.ua/rubric-sports/3733616-ukrainka-svitolina-peremogla-bilorusku-azarovu-i-zigrae-u-cvertfinali-vimbldonu.html" text:style-name="Internet_20_link" text:visited-style-name="Visited_20_Internet_20_Link">
 Українка Світоліна перемогла білоруску Азаренко і зіграєу чвертьфіналі Вімблдону </text:a>
</text:p>
      <text:p text:style-name="P4">
Вімблдонський турнір триватиме до 16 липня.</text:p>
      <text:p text:style-name="P4">
На фото: Новак Джокович (btu.org).</text:p>
      <text:p text:style-name="P4">
Source: <text:a xlink:type="simple" xlink:href="https://www.ukrinform.ua/rubric-sports/3734088-stali-vidomi-pari-14-finalu-colovicogo-odinocnogo-rozradu-vimbldonskogo-turniru.html" text:style-name="Internet_20_link" text:visited-style-name="Visited_20_Internet_20_Link">
https://www.ukrinform.ua/rubric-sports/3734088-stali-vidomi-pari-14-finalu-colovicogo-odinocnogo-rozradu-vimbldonskogo-turniru.html</text:a>
</text:p>
      <!--NEWS-->
      <text:h text:style-name="P10" text:outline-level="1">
<text:span text:style-name="T4">
Ердоган погодився розблокувати вступ Швеції в НАТО — Столтенберг</text:span>
</text:h>
      <text:p text:style-name="P4">
Authors: Ukrinform (Person)</text:p>
      <text:p text:style-name="P4">
Publisher: Укринформ (Organization)</text:p>
      <text:p text:style-name="P4">
Published Time: 2023-07-10T23:23:00+03:00</text:p>
      <text:p text:style-name="P4">
Modified Time: 2023-07-10T23:23:00+03:00</text:p>
      <text:p text:style-name="P4">
Description: Президент Туреччини Реджеп Таїп Ердоган погодився передати турецькому парламенту протокол про приєднання Швеції до НАТО. Раніше Туреччина гальмувала вступ Швеції, оскільки Стокгольм давав притулок курдським бойовикам і дозволяв спалення в себе Корану. — Укрінформ.</text:p>
      <text:p text:style-name="P4">
Images: ['<text:a xlink:type="simple" xlink:href="https://static.ukrinform.com/photos/2023_07/thumb_files/630_360_1689020866-516.jpg" text:style-name="Internet_20_link" text:visited-style-name="Visited_20_Internet_20_Link">
630_360_16890...</text:a>
']</text:p>
      <text:p text:style-name="P4">
Tags: ['Ердоган', 'НАТО', 'Столтенберг', 'Швеція', 'Туреччина']</text:p>
      <text:p text:style-name="P4">
Type: Article</text:p>
      <!--METADATA-->
      <text:p text:style-name="P4">
<draw:frame draw:style-name="fr1" draw:name="Image249" text:anchor-type="as-char" svg:width="6.9236in" svg:height="3.956343in" draw:z-index="0">
<draw:image xlink:href="../Images/yкринформ/2023-07-10T23-23-00-03-00/630_360_1689020866-516.jpg" xlink:type="simple" xlink:show="embed" xlink:actuate="onLoad" draw:mime-type="image/jpeg"/>
</draw:frame>
 ПрезидентТуреччини Реджеп Таїп Ердоган погодився передати турецькому парламентупротокол про приєднання Швеції до НАТО. Раніше Туреччина гальмувала вступШвеції, оскільки Стокгольм давав притулок курдським бойовикам і дозволявспалення в себе Корану.</text:p>
      <text:p text:style-name="P4">
Про це у <text:a xlink:type="simple" xlink:href="https://twitter.com/jensstoltenberg/status/1678484703060324359" text:style-name="Internet_20_link" text:visited-style-name="Visited_20_Internet_20_Link">
 твіттері</text:a>
 написавгенеральний секретар НАТО Єнс Столтенберг, передає Укрінформ.</text:p>
      <text:p text:style-name="P4">
Він розповів, що напередодні саміту НАТО у Вільнюсі організував зустріч ізпрезидентом Туреччини та премʼєр-міністром Швеції Ульфом Крістерссоном.Зрештою, Ердоган погодився передати до Великих національних зборів Туреччинипротокол про приєднання Швеції до Альянсу.</text:p>
      <text:p text:style-name="P4">
«Це історичний крок, який робить усіх членів Альянсу сильнішими табезпечнішими», — наголосив Столтенберг.</text:p>
      <text:p text:style-name="Quotations">

<text:p text:style-name="P4">
Glad to announce that after the meeting I hosted with <text:a xlink:type="simple" xlink:href="https://twitter.com/RTErdogan" text:style-name="Internet_20_link" text:visited-style-name="Visited_20_Internet_20_Link">
 @RTErdogan&gt;
 </text:a>
 &amp; <text:a xlink:type="simple" xlink:href="https://twitter.com/SwedishPM" text:style-name="Internet_20_link" text:visited-style-name="Visited_20_Internet_20_Link">
 @SwedishPM&gt;
 </text:a>
 , President Erdogan has&gt;
 agreed to forward <text:a xlink:type="simple" xlink:href="https://twitter.com/hashtag/Sweden" text:style-name="Internet_20_link" text:visited-style-name="Visited_20_Internet_20_Link">
 #Sweden&gt;
 </text:a>
 's&gt;
 accession protocol to the Grand National Assembly ASAP &amp; ensure&gt;
 ratification. This is an historic step which makes all <text:a xlink:type="simple" xlink:href="https://twitter.com/hashtag/NATO" text:style-name="Internet_20_link" text:visited-style-name="Visited_20_Internet_20_Link">
 #NATO&gt;
 </text:a>
 Allies&gt;
 stronger &amp; safer. <text:a xlink:type="simple" xlink:href="https://t.co/D7OeR5Vgba" text:style-name="Internet_20_link" text:visited-style-name="Visited_20_Internet_20_Link">
 pic.twitter.com/D7OeR5Vgba </text:a>
&gt;
&gt;
 — Jens Stoltenberg (@jensstoltenberg) <text:a xlink:type="simple" xlink:href="https://twitter.com/jensstoltenberg/status/1678484703060324359" text:style-name="Internet_20_link" text:visited-style-name="Visited_20_Internet_20_Link">
 July 10, 2023&gt;
 </text:a>
</text:p>

</text:p>
      <text:p text:style-name="P4">
<text:span text:style-name="T4">
Читайте також:</text:span>
 <text:span text:style-name="T4">
<text:a xlink:type="simple" xlink:href="https://www.ukrinform.ua/rubric-world/3734087-derzdep-pro-umovi-erdogana-clenstvo-svecii-v-nato-ne-povazane-z-pragnennam-tureccini-do-es.html" text:style-name="Internet_20_link" text:visited-style-name="Visited_20_Internet_20_Link">
 Держдеп про «умови» Ердогана: членство Швеції в НАТО непов’язане з прагненням Туреччини до ЄС </text:a>
 </text:span>
</text:p>
      <text:p text:style-name="P4">
Як повідомлялося, Туреччина заблокувала заяву Швеції на вступ до <text:span text:style-name="T4">
<text:a xlink:type="simple" xlink:href="https://www.ukrinform.ua/tag-nato" text:style-name="Internet_20_link" text:visited-style-name="Visited_20_Internet_20_Link">
 НАТО</text:a>
 </text:span>
 , яку Стокгольм подав ще в травні 2022року, після повномасштабного вторгнення РФ в Україну.</text:p>
      <text:p text:style-name="P4">
Анкара звинувачувала Швецію в недостатній боротьбі з тероризмом. ПрезидентРеджеп Ердоган закликав Стокгольм видати людей, яких він вважає терористами,включно з курдами та іншими, хто підтримав спробу державного перевороту протинього у 2016 році.</text:p>
      <text:p text:style-name="P4">
У червні генеральний секретар НАТО Єнс Столтенберг після зустрічі зпрезидентом Туреччини Реджепом Ердоганом у Стамбулі заявив, що _<text:span text:style-name="T4">
<text:a xlink:type="simple" xlink:href="https://www.ukrinform.ua/rubric-world/3728304-stoltenberg-pisla-rozmovi-z-erdoganom-spodivaetsa-na-progres-u-pitanni-vstupu-svecii-v-nato.html" text:style-name="Internet_20_link" text:visited-style-name="Visited_20_Internet_20_Link">
 Швеціявиконала свої зобов'язання для вступу в Альянс.</text:a>
 </text:span>
 _</text:p>
      <text:p text:style-name="P4">
<text:span text:style-name="T5">
Фото: twitter.com/jensstoltenberg</text:span>
</text:p>
      <text:p text:style-name="P4">
Source: <text:a xlink:type="simple" xlink:href="https://www.ukrinform.ua/rubric-world/3734091-erdogan-pogodivsa-rozblokuvati-vstup-svecii-v-nato-stoltenberg.html" text:style-name="Internet_20_link" text:visited-style-name="Visited_20_Internet_20_Link">
https://www.ukrinform.ua/rubric-world/3734091-erdogan-pogodivsa-rozblokuvati-vstup-svecii-v-nato-stoltenberg.html</text:a>
</text:p>
      <!--NEWS-->
      <text:h text:style-name="P10" text:outline-level="1">
<text:span text:style-name="T4">
У низці областей України повітряна тривога - повідомляють про ракетну небезпеку</text:span>
</text:h>
      <text:p text:style-name="P4">
Authors: Ukrinform (Person)</text:p>
      <text:p text:style-name="P4">
Publisher: Укринформ (Organization)</text:p>
      <text:p text:style-name="P4">
Published Time: 2023-07-10T23:32:00+03:00</text:p>
      <text:p text:style-name="P4">
Modified Time: 2023-07-10T23:32:00+03:00</text:p>
      <text:p text:style-name="P4">
Description: У Чернігівській, Сумській та Київській областях пізно ввечері оголосили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7/1689021369-567.png" text:style-name="Internet_20_link" text:visited-style-name="Visited_20_Internet_20_Link">
1689021369-56...</text:a>
']</text:p>
      <text:p text:style-name="P4">
Tags: ['Агресія РФ', 'Повітряна куля', 'Війна з Росією']</text:p>
      <text:p text:style-name="P4">
Type: Article</text:p>
      <!--METADATA-->
      <text:p text:style-name="P4">
<draw:frame draw:style-name="fr1" draw:name="Image250" text:anchor-type="as-char" svg:width="6.9236in" svg:height="3.956343in" draw:z-index="0">
<draw:image xlink:href="../Images/yкринформ/2023-07-10T23-32-00-03-00/630_360_1645871571-868.jpg" xlink:type="simple" xlink:show="embed" xlink:actuate="onLoad" draw:mime-type="image/jpeg"/>
</draw:frame>
 УЧернігівській, Сумській та Київській областях пізно ввечері оголосилиповітряну тривогу.</text:p>
      <text:p text:style-name="P4">
Про це передає Укрінформ із посиланням на Повітряні Сили ЗС України.</text:p>
      <text:p text:style-name="P4">
Військові кажуть про ракетну небезпеку для мешканців цих областей тазакликають їх прямувати в укриття.</text:p>
      <text:p text:style-name="P4">
Наразі мапа повітряних тривог виглядає наступним чином:</text:p>
      <text:p text:style-name="P4">
<draw:frame draw:style-name="fr1" draw:name="Image251" text:anchor-type="as-char" svg:width="6.9236in" svg:height="4.615733in" draw:z-index="0">
<draw:image xlink:href="../Images/yкринформ/2023-07-10T23-32-00-03-00/1689021369-567.png" xlink:type="simple" xlink:show="embed" xlink:actuate="onLoad" draw:mime-type="image/png"/>
</draw:frame>
</text:p>
      <text:p text:style-name="P4">
Тим часом у Запорізькій області повідомляють про загрозу застосуваннябалістичного озброєння.</text:p>
      <text:p text:style-name="P4">
Source: <text:a xlink:type="simple" xlink:href="https://www.ukrinform.ua/rubric-ato/3734092-na-pivnoci-ukraini-povitrana-trivoga-povidomlaut-pro-raketnu-nebezpeku.html" text:style-name="Internet_20_link" text:visited-style-name="Visited_20_Internet_20_Link">
https://www.ukrinform.ua/rubric-ato/3734092-na-pivnoci-ukraini-povitrana-trivoga-povidomlaut-pro-raketnu-nebezpeku.html</text:a>
</text:p>
      <!--NEWS-->
      <text:h text:style-name="P10" text:outline-level="1">
<text:span text:style-name="T4">
Марченко пробився до основної сітки турніру ATP серії Challenger в Чикаго</text:span>
</text:h>
      <text:p text:style-name="P4">
Authors: Ukrinform (Person)</text:p>
      <text:p text:style-name="P4">
Publisher: Укринформ (Organization)</text:p>
      <text:p text:style-name="P4">
Published Time: 2023-07-10T23:35:46+03:00</text:p>
      <text:p text:style-name="P4">
Modified Time: 2023-07-10T23:35:46+03:00</text:p>
      <text:p text:style-name="P4">
Description: Українець Ілля Марченко подолав відбірковий бар'єр на турнірі Асоціації тенісистів професіоналів (АТР) серії Challenger - Chicago Men's Challenger - в Чикаго (США) із призовим фондом 80 тис. доларів. — Укрінформ.</text:p>
      <text:p text:style-name="P4">
Images: ['<text:a xlink:type="simple" xlink:href="https://static.ukrinform.com/photos/2023_06/thumb_files/630_360_1686825878-112.jpg" text:style-name="Internet_20_link" text:visited-style-name="Visited_20_Internet_20_Link">
630_360_16868...</text:a>
']</text:p>
      <text:p text:style-name="P4">
Tags: ['Теніс', 'Марченко']</text:p>
      <text:p text:style-name="P4">
Type: Article</text:p>
      <!--METADATA-->
      <text:p text:style-name="P4">
<draw:frame draw:style-name="fr1" draw:name="Image252" text:anchor-type="as-char" svg:width="6.9236in" svg:height="3.956343in" draw:z-index="0">
<draw:image xlink:href="../Images/yкринформ/2023-07-10T23-35-46-03-00/630_360_1686825878-112.jpg" xlink:type="simple" xlink:show="embed" xlink:actuate="onLoad" draw:mime-type="image/jpeg"/>
</draw:frame>
 УкраїнецьІлля Марченко подолав відбірковий бар'єр на турнірі Асоціації тенісистівпрофесіоналів (АТР) серії Challenger - Chicago Men's Challenger - в Чикаго(США) із призовим фондом 80 тис. доларів.</text:p>
      <text:p text:style-name="P4">
У фіналі кваліфікації посіяний під 7-м номером Марченко за 1 годину 50 хвилинобіграв американця Кеннона Кінгслі - 7:6 (8:6), 6:1, передає Укрінформ.</text:p>
      <text:p text:style-name="P4">
Першим суперником Марченка в основній сітці змагань стане австралієць ДейнСуїні.</text:p>
      <text:p text:style-name="P4">
<text:span text:style-name="T4">
Читайте також:</text:span>
 <text:a xlink:type="simple" xlink:href="https://www.ukrinform.ua/rubric-sports/3733616-ukrainka-svitolina-peremogla-bilorusku-azarovu-i-zigrae-u-cvertfinali-vimbldonu.html" text:style-name="Internet_20_link" text:visited-style-name="Visited_20_Internet_20_Link">
 Українка Світоліна перемогла білоруску Азаренко і зіграєу чвертьфіналі Вімблдону </text:a>
</text:p>
      <text:p text:style-name="P4">
Турнір у Чикаго триватиме до 16 липня.</text:p>
      <text:p text:style-name="P4">
Фото: Getty Images.</text:p>
      <text:p text:style-name="P4">
Source: <text:a xlink:type="simple" xlink:href="https://www.ukrinform.ua/rubric-sports/3734093-marcenko-probivsa-do-osnovnoi-sitki-turniru-atp-serii-challenger-v-cikago.html" text:style-name="Internet_20_link" text:visited-style-name="Visited_20_Internet_20_Link">
https://www.ukrinform.ua/rubric-sports/3734093-marcenko-probivsa-do-osnovnoi-sitki-turniru-atp-serii-challenger-v-cikago.html</text:a>
</text:p>
      <!--NEWS-->
      <text:h text:style-name="P10" text:outline-level="1">
<text:span text:style-name="T4">
Українцям в ЄС продовжили безкоштовний роумінг ще на 12 місяців</text:span>
</text:h>
      <text:p text:style-name="P4">
Authors: Ukrinform (Person)</text:p>
      <text:p text:style-name="P4">
Publisher: Укринформ (Organization)</text:p>
      <text:p text:style-name="P4">
Published Time: 2023-07-10T23:44:00+03:00</text:p>
      <text:p text:style-name="P4">
Modified Time: 2023-07-10T23:44:00+03:00</text:p>
      <text:p text:style-name="P4">
Description: Українцям в ЄС продовжили дзвінки в роумінгу ще на 12 місяців - продовження угоди погодили 22 мобільні оператори в ЄС та 7 в Україні. — Укрінформ.</text:p>
      <text:p text:style-name="P4">
Images: ['<text:a xlink:type="simple" xlink:href="https://static.ukrinform.com/photos/2017_06/thumb_files/630_360_1497458487-7107.jpg" text:style-name="Internet_20_link" text:visited-style-name="Visited_20_Internet_20_Link">
630_360_14974...</text:a>
']</text:p>
      <text:p text:style-name="P4">
Tags: ['Євросоюз', 'Роумінг', 'Україна', "Мобільний зв'язок", "Зв'язок"]</text:p>
      <text:p text:style-name="P4">
Type: Article</text:p>
      <!--METADATA-->
      <text:p text:style-name="P4">
<draw:frame draw:style-name="fr1" draw:name="Image253" text:anchor-type="as-char" svg:width="6.9236in" svg:height="3.956343in" draw:z-index="0">
<draw:image xlink:href="../Images/yкринформ/2023-07-10T23-44-00-03-00/630_360_1497458487-7107.jpg" xlink:type="simple" xlink:show="embed" xlink:actuate="onLoad" draw:mime-type="image/jpeg"/>
</draw:frame>
 Українцямв ЄС продовжили дзвінки в роумінгу ще на 12 місяців - продовження угодипогодили 22 мобільні оператори в ЄС та 7 в Україні.</text:p>
      <text:p text:style-name="P4">
Про це передає Укрінформ із посиланням на <text:a xlink:type="simple" xlink:href="https://ec.europa.eu/commission/presscorner/detail/en/mex_23_3764" text:style-name="Internet_20_link" text:visited-style-name="Visited_20_Internet_20_Link">
 Європейську комісію.</text:a>
</text:p>
      <text:p text:style-name="P4">
«9 липня Комісія привітала продовження на дванадцять місяців угоди зоператорами, яка дозволяє переміщеним біженцям з України залишатися на зв’язкучерез кордони», – йдеться в повідомленні.</text:p>
      <text:p text:style-name="P4">
<text:span text:style-name="T4">
Читайте також:</text:span>
 <text:span text:style-name="T4">
<text:a xlink:type="simple" xlink:href="https://www.ukrinform.ua/rubric-world/3732392-evrokomisia-opriludnila-soricnij-strategicnij-prognoz.html" text:style-name="Internet_20_link" text:visited-style-name="Visited_20_Internet_20_Link">
 Єврокомісія оприлюднила щорічний стратегічний прогноз</text:a>
 </text:span>
</text:p>
      <text:p text:style-name="P4">
До того ж Єврокомісія готується до інтеграції України в роумінговий простірЄС. У комісії нагадали, що у квітні 2023 року Комітет асоціації Україна-ЄСухвалив її пропозицію про приєднання України до правил ЄС щодо роумінгу.</text:p>
      <text:p text:style-name="P4">
«Наступним кроком для України є повне приведення свого законодавства увідповідність до законодавства ЄС, а потім ухвалення остаточного рішення РадоюЄвропейського Союзу», – зазначає виконавчий орган Євросоюзу.</text:p>
      <text:p text:style-name="P4">
<text:span text:style-name="T4">
Читайте також:</text:span>
 <text:span text:style-name="T4">
<text:a xlink:type="simple" xlink:href="https://www.ukrinform.ua/rubric-technology/3697400-ukraina-nablizilas-do-mobilnogo-roumingu-z-es-mincifri.html" text:style-name="Internet_20_link" text:visited-style-name="Visited_20_Internet_20_Link">
 Україна наблизилась до мобільного роумінгу з ЄС –Мінцифри </text:a>
 </text:span>
</text:p>
      <text:p text:style-name="P4">
Як повідомлялось, європейські та українські оператори зв’язку у лютому 2023року підписали нову спільну заяву-меморандум, якою продовжили на пів рокудомовленості про доступний <text:span text:style-name="T4">
<text:a xlink:type="simple" xlink:href="https://www.ukrinform.ua/tag-rouming" text:style-name="Internet_20_link" text:visited-style-name="Visited_20_Internet_20_Link">
 роумінг </text:a>
</text:span>
 для українців, які через війну опинилися у різних країнах ЄС.</text:p>
      <text:p text:style-name="P4">
Source: <text:a xlink:type="simple" xlink:href="https://www.ukrinform.ua/rubric-technology/3734095-ukraincam-v-es-prodovzili-bezkostovnij-rouming-se-na-12-misaciv.html" text:style-name="Internet_20_link" text:visited-style-name="Visited_20_Internet_20_Link">
https://www.ukrinform.ua/rubric-technology/3734095-ukraincam-v-es-prodovzili-bezkostovnij-rouming-se-na-12-misaciv.html</text:a>
</text:p>
      <!--NEWS-->
      <text:h text:style-name="P10" text:outline-level="1">
<text:span text:style-name="T4">
Якщо Росія створить катастрофу на ЗАЕС, відповідальність для неї буде неминучою – Держдеп</text:span>
</text:h>
      <text:p text:style-name="P4">
Authors: Ukrinform (Person)</text:p>
      <text:p text:style-name="P4">
Publisher: Укринформ (Organization)</text:p>
      <text:p text:style-name="P4">
Published Time: 2023-07-10T23:57:00+03:00</text:p>
      <text:p text:style-name="P4">
Modified Time: 2023-07-10T23:57:00+03:00</text:p>
      <text:p text:style-name="P4">
Description: Сполучені Штати попередили російське керівництво про неминучу відповідальність у разі, якщо РФ створить ядерну катастрофу на Запорізькій атомній електростанції. — Укрінформ.</text:p>
      <text:p text:style-name="P4">
Images: ['<text:a xlink:type="simple" xlink:href="https://static.ukrinform.com/photos/2022_08/thumb_files/630_360_1659957283-548.jpg" text:style-name="Internet_20_link" text:visited-style-name="Visited_20_Internet_20_Link">
630_360_16599...</text:a>
']</text:p>
      <text:p text:style-name="P4">
Tags: ['США', 'Теракт', 'Україна', 'Держдеп', 'Запорізька АЕС', 'Війна з Росією']</text:p>
      <text:p text:style-name="P4">
Type: Article</text:p>
      <!--METADATA-->
      <text:p text:style-name="P4">
<draw:frame draw:style-name="fr1" draw:name="Image254" text:anchor-type="as-char" svg:width="6.9236in" svg:height="3.956343in" draw:z-index="0">
<draw:image xlink:href="../Images/yкринформ/2023-07-10T23-57-00-03-00/630_360_1659957283-548.jpg" xlink:type="simple" xlink:show="embed" xlink:actuate="onLoad" draw:mime-type="image/jpeg"/>
</draw:frame>
 СполученіШтати попередили російське керівництво про неминучу відповідальність у разі,якщо РФ створить ядерну катастрофу на Запорізькій атомній електростанції.</text:p>
      <text:p text:style-name="P4">
З такою заявою виступив у понеділок речник Державного департаменту США МеттьюМіллер, передає власний кореспондент Укрінформу.</text:p>
      <text:p text:style-name="P4">
«Російське керівництво має ретельно подумати, чи хоче воно ризикнутистворенням ядерної катастрофи, бо якщо це станеться, міжнародна спільнотаабсолютно точно притягне Росію до відповідальності», - зауважив представникзовнішньополітичного відомства США.</text:p>
      <text:p text:style-name="P4">
<text:span text:style-name="T4">
Читайте також:</text:span>
 <text:span text:style-name="T4">
<text:a xlink:type="simple" xlink:href="https://www.ukrinform.ua/rubric-ato/3733302-ostannij-energoblok-zaes-zalisaetsa-u-stani-garacogo-zupinu-rozvidka.html" text:style-name="Internet_20_link" text:visited-style-name="Visited_20_Internet_20_Link">
 Останній енергоблок ЗАЕС залишається у стані «гарячогозупину» - розвідка </text:a>
 </text:span>
</text:p>
      <text:p text:style-name="P4">
Він також підтвердив, що в Вашингтоні уважно стежать за розвитком подійнавколо <text:span text:style-name="T4">
<text:a xlink:type="simple" xlink:href="https://www.ukrinform.ua/tag-zaporizka-aes" text:style-name="Internet_20_link" text:visited-style-name="Visited_20_Internet_20_Link">
 ЗАЕС </text:a>
 </text:span>
 .</text:p>
      <text:p text:style-name="P4">
«Ми вважаємо, що Міжнародне агентство з атомної енергії (МАГАТЕ) повинно матиповний доступ до всіх частин АЕС, і Росія повинна сприяти цьому на місці»,-зазначив представник Держдепартаменту США.</text:p>
      <text:p text:style-name="P4">
<text:span text:style-name="T4">
Читайте також:</text:span>
 <text:span text:style-name="T4">
<text:a xlink:type="simple" xlink:href="https://www.ukrinform.ua/rubric-economy/3732658-magate-oglanuli-kilka-dilanok-zaporizkoi-aes-do-dahu-poki-dostupu-ne-otrimali-grossi.html" text:style-name="Internet_20_link" text:visited-style-name="Visited_20_Internet_20_Link">
 Представники МАГАТЕ оглянули кілька ділянок ЗапорізькоїАЕС, до даху поки доступу не отримали </text:a>
 </text:span>
</text:p>
      <text:p text:style-name="P4">
Як повідомляв Укрінформ, минулого тижня Головне управління розвідки МіноборониУкраїни заявило, що російські загарбники _<text:span text:style-name="T4">
<text:a xlink:type="simple" xlink:href="https://www.ukrinform.ua/rubric-ato/3733112-rosiani-dostavlaut-na-zaes-mini-ta-vibuhovi-recovini-rozvidka.html" text:style-name="Internet_20_link" text:visited-style-name="Visited_20_Internet_20_Link">
 доставляють на територіюЗапорізької атомної електростанції міни та вибухові речовини.</text:a>
 </text:span>
 _</text:p>
      <text:p text:style-name="P4">
Source: <text:a xlink:type="simple" xlink:href="https://www.ukrinform.ua/rubric-ato/3734097-akso-rosia-stvorit-katastrofu-na-zaes-vidpovidalnist-dla-nei-bude-neminucou-derzdep.html" text:style-name="Internet_20_link" text:visited-style-name="Visited_20_Internet_20_Link">
https://www.ukrinform.ua/rubric-ato/3734097-akso-rosia-stvorit-katastrofu-na-zaes-vidpovidalnist-dla-nei-bude-neminucou-derzdep.html</text:a>
</text:p>
      <!--NEWS-->
      <text:h text:style-name="P10" text:outline-level="1">
<text:span text:style-name="T4">
Бригади «Гвардії наступу» продовжують інтенсивно тренуватися</text:span>
</text:h>
      <text:p text:style-name="P4">
Author: ['АРМІЯINFORM']</text:p>
      <text:p text:style-name="P4">
Time: 2023-07-10T24:00:00-04:00</text:p>
      <text:p text:style-name="P4">
Description: Бригади «Гвардії наступу» продовжують інтенсивно тренуватися, щоб якнайшвидше відвою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1688894161.jpeg" text:style-name="Internet_20_link" text:visited-style-name="Visited_20_Internet_20_Link">
photo1688894161.jpeg</text:a>
']</text:p>
      <text:p text:style-name="P4">
Tags: ['STOPRUSSIA', 'АГРЕСІЯ РФ']</text:p>
      <text:p text:style-name="P4">
Category: News</text:p>
      <!--METADATA-->
      <text:p text:style-name="P4">
<draw:frame draw:style-name="fr1" draw:name="Image255" text:anchor-type="as-char" svg:width="6.9236in" svg:height="4.615733in" draw:z-index="0">
<draw:image xlink:href="../Images/AРМІЯINFORM/2023-07-10T24-00-00-04-00/photo1688894161.jpeg" xlink:type="simple" xlink:show="embed" xlink:actuate="onLoad" draw:mime-type="image/jpeg"/>
</draw:frame>
</text:p>
      <text:p text:style-name="P4">
Бригади «Гвардії наступу» продовжують інтенсивно тренуватися, щоб якнайшвидшевідвоювати наші території у ворога.</text:p>
      <text:p text:style-name="P4">
Про це <text:a xlink:type="simple" xlink:href="https://t.me/kyivoda/10521" text:style-name="Internet_20_link" text:visited-style-name="Visited_20_Internet_20_Link">
повідомляє</text:a>
 Київська обласна військоваадміністрація.</text:p>
      <text:p text:style-name="P4">
Як відбуваються тренування у бійців штурмової бригади «Спартан»:</text:p>
      <ul>
        <li>
перенесення із напарником великого ящика з боєкомплектом, який важить близько 50-60 кілограмів;  * ндивідуальною вправою є перенесення двох ящиків вагою 10-15 кілограмів кожен;  * перевертання колеса від вантажівки та рух лежачи.</li>
      </ul>
      <text:p text:style-name="P4">
До речі, до складу бригад Гвардії входять не лише чоловіки, а й жінки, які нехочуть бути осторонь під час визвольної боротьби.</text:p>
      <text:p text:style-name="P4">
Source: <text:a xlink:type="simple" xlink:href="https://armyinform.com.ua/2023/07/10/brygady-gvardiyi-nastupu-prodovzhuyut-intensyvno-trenuvatysya/" text:style-name="Internet_20_link" text:visited-style-name="Visited_20_Internet_20_Link">
https://armyinform.com.ua/2023/07/10/brygady-gvardiyi-nastupu-prodovzhuyut-intensyvno-trenuvatysya/</text:a>
</text:p>
      <!--NEWS-->
      <text:h text:style-name="P10" text:outline-level="1">
<text:span text:style-name="T4">
Як використовувати трофейний «Сонцепек», продемонстрували наші захисники</text:span>
</text:h>
      <text:p text:style-name="P4">
Author: ['АРМІЯINFORM']</text:p>
      <text:p text:style-name="P4">
Time: 2023-07-10T26:00:00-04:00</text:p>
      <text:p text:style-name="P4">
Description:      «Робота трофейного ТОС 1А «Сонцепек» — так підписали відео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СОНЦЕПЕК']</text:p>
      <text:p text:style-name="P4">
Category: News</text:p>
      <!--METADATA-->
      <text:p text:style-name="P4">
«Робота трофейного ТОС 1А «Сонцепек» — так<text:a xlink:type="simple" xlink:href="https://www.facebook.com/watch/" text:style-name="Internet_20_link" text:visited-style-name="Visited_20_Internet_20_Link">
підписали</text:a>
 відео наFacebook-сторінці Сухопутних військ ЗС України.</text:p>
      <text:p text:style-name="P4">
Source: <text:a xlink:type="simple" xlink:href="https://armyinform.com.ua/2023/07/10/yak-vykorystovuvaty-trofejnyj-sonczepek-pokazaly-nashi-zahysnyky/" text:style-name="Internet_20_link" text:visited-style-name="Visited_20_Internet_20_Link">
https://armyinform.com.ua/2023/07/10/yak-vykorystovuvaty-trofejnyj-sonczepek-pokazaly-nashi-zahysnyky/</text:a>
</text:p>
      <!--NEWS-->
      <text:h text:style-name="P10" text:outline-level="1">
<text:span text:style-name="T4">
ОК «Північ» показало, як наші підрозділи виконують завдання</text:span>
</text:h>
      <text:p text:style-name="P4">
Author: ['АРМІЯINFORM']</text:p>
      <text:p text:style-name="P4">
Time: 2023-07-10T28:00:00-04:00</text:p>
      <text:p text:style-name="P4">
Description: Ефектне відео оперативне командування «Північ» розмістило у Facebook.    «М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Ефектне відео оперативне командування «Північ»<text:a xlink:type="simple" xlink:href="https://www.facebook.com/watch/" text:style-name="Internet_20_link" text:visited-style-name="Visited_20_Internet_20_Link">
розмістило</text:a>
 у Facebook.</text:p>
      <text:p text:style-name="P4">
«Ми з України!</text:p>
      <text:p text:style-name="P4">
Вільні. Справжні. Незламні», — йдеться в описі до ролика.</text:p>
      <text:p text:style-name="P4">
Source: <text:a xlink:type="simple" xlink:href="https://armyinform.com.ua/2023/07/10/ok-pivnich-pokazalo-yak-vykonuyut-zadachi-nashi-pidrozdily/" text:style-name="Internet_20_link" text:visited-style-name="Visited_20_Internet_20_Link">
https://armyinform.com.ua/2023/07/10/ok-pivnich-pokazalo-yak-vykonuyut-zadachi-nashi-pidrozdily/</text:a>
</text:p>
      <!--NEWS-->
      <text:h text:style-name="P10" text:outline-level="1">
<text:span text:style-name="T4">
Підрозділи ракетних військ та артилерії уразили два райони зосередження ворога</text:span>
</text:h>
      <text:p text:style-name="P4">
Author: ['АРМІЯINFORM']</text:p>
      <text:p text:style-name="P4">
Time: 2023-07-10T30:00:00-04:00</text:p>
      <text:p text:style-name="P4">
Description: Авіація сил оборони за минулу добу завдала 1 удару по району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text:p>
      <text:p text:style-name="P4">
Category: News</text:p>
      <!--METADATA-->
      <text:p text:style-name="P4">
<draw:frame draw:style-name="fr1" draw:name="Image256" text:anchor-type="as-char" svg:width="6.9236in" svg:height="4.615733in" draw:z-index="0">
<draw:image xlink:href="../Images/AРМІЯINFORM/2023-07-10T30-00-00-04-00/artyler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минулу добу завдала 1 удару по району зосередженняособового складу противника.</text:p>
      <text:p text:style-name="P4">
Про це у Facebook<text:a xlink:type="simple" xlink:href="https://www.facebook.com/GeneralStaff.ua/posts/pfbid02iNrbEvuDLVjuW7xnyhjL55CbAbE3cZuTshjvkenJ69ZG53FdyFMWh1aoy6gwDiPxl" text:style-name="Internet_20_link" text:visited-style-name="Visited_20_Internet_20_Link">
повідомляє</text:a>
Генеральний штаб ЗСУ.</text:p>
      <text:p text:style-name="P4">
Підрозділи ракетних військ та артилерії протягом минулої доби уразили 2 районизосередження живої сили, озброєння та військової техніки, 2 артилерійськізасоби на вогневих позиціях та 2 станції радіоелектронної боротьби ворога.</text:p>
      <text:p text:style-name="P4">
Source: <text:a xlink:type="simple" xlink:href="https://armyinform.com.ua/2023/07/10/pidrozdily-raketnyh-vijsk-i-artyleriyi-urazyly-2-rajony-zoseredzhennya-voroga-2/" text:style-name="Internet_20_link" text:visited-style-name="Visited_20_Internet_20_Link">
https://armyinform.com.ua/2023/07/10/pidrozdily-raketnyh-vijsk-i-artyleriyi-urazyly-2-rajony-zoseredzhennya-voroga-2/</text:a>
</text:p>
      <!--NEWS-->
      <text:h text:style-name="P10" text:outline-level="1">
<text:span text:style-name="T4">
На Донеччині відбулось близько 30 бойових зіткнень</text:span>
</text:h>
      <text:p text:style-name="P4">
Author: ['АРМІЯINFORM']</text:p>
      <text:p text:style-name="P4">
Time: 2023-07-10T32:00:00-04:00</text:p>
      <text:p text:style-name="P4">
Description: Про це у Facebook повідомляє Генеральний штаб ЗСУ.    Противник і надалі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ХРОНІКА ОБОРОНИ']</text:p>
      <text:p text:style-name="P4">
Category: News</text:p>
      <!--METADATA-->
      <text:p text:style-name="P4">
<draw:frame draw:style-name="fr1" draw:name="Image257" text:anchor-type="as-char" svg:width="6.9236in" svg:height="4.615733in" draw:z-index="0">
<draw:image xlink:href="../Images/AРМІЯINFORM/2023-07-10T32-00-00-04-00/artylerys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iNrbEvuDLVjuW7xnyhjL55CbAbE3cZuTshjvkenJ69ZG53FdyFMWh1aoy6gwDiPxl" text:style-name="Internet_20_link" text:visited-style-name="Visited_20_Internet_20_Link">
повідомляє</text:a>
Генеральний штаб ЗСУ.</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близько 30 бойових зіткнень.</text:p>
      <text:p text:style-name="P4">
Source: <text:a xlink:type="simple" xlink:href="https://armyinform.com.ua/2023/07/10/na-donechchyni-vidbulos-blyzko-30-bojovyh-zitknen/" text:style-name="Internet_20_link" text:visited-style-name="Visited_20_Internet_20_Link">
https://armyinform.com.ua/2023/07/10/na-donechchyni-vidbulos-blyzko-30-bojovyh-zitknen/</text:a>
</text:p>
      <!--NEWS-->
      <text:h text:style-name="P10" text:outline-level="1">
<text:span text:style-name="T4">
Добові втрати ворога: мінус 440 окупантів, 7 танків та 5 артсистем</text:span>
</text:h>
      <text:p text:style-name="P4">
Author: ['АРМІЯINFORM']</text:p>
      <text:p text:style-name="P4">
Time: 2023-07-10T34:00:00-04:00</text:p>
      <text:p text:style-name="P4">
Description: Загальні бойові втрати противника з 24.02.22 по 10.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85013788543798563_y.jpg" text:style-name="Internet_20_link" text:visited-style-name="Visited_20_Internet_20_Link">
photo_5285013788543798563_y.jpg</text:a>
']</text:p>
      <text:p text:style-name="P4">
Tags: ['STOPRUSSIA', 'АГРЕСІЯ РФ', 'ВІЙНА', 'ВТОРГНЕННЯ РФ', 'ВТРАТИ ВОРОГА']</text:p>
      <text:p text:style-name="P4">
Category: News</text:p>
      <!--METADATA-->
      <text:p text:style-name="P4">
<draw:frame draw:style-name="fr1" draw:name="Image258" text:anchor-type="as-char" svg:width="6.9236in" svg:height="6.969757in" draw:z-index="0">
<draw:image xlink:href="../Images/AРМІЯINFORM/2023-07-10T34-00-00-04-00/photo_5285013788543798563_y.jpg" xlink:type="simple" xlink:show="embed" xlink:actuate="onLoad" draw:mime-type="image/jpeg"/>
</draw:frame>
</text:p>
      <text:p text:style-name="P4">
Загальні бойові втрати противника з 24.02.22 по 10.07.23 орієнтовностановлять:</text:p>
      <ul>
        <li>
<text:span text:style-name="T4">
особового складу ‒</text:span>
 234480 (+440) осіб ліквідовано  * <text:span text:style-name="T4">
танків ‒</text:span>
 4085 (+7)  * <text:span text:style-name="T4">
бойових броньованих машин ‒</text:span>
 7966 (+2)  * <text:span text:style-name="T4">
артилерійських систем ‒</text:span>
 4371 (+5)  * <text:span text:style-name="T4">
РСЗВ ‒</text:span>
 668 (0)  * <text:span text:style-name="T4">
засоби ППО ‒</text:span>
 414 (+1)  * <text:span text:style-name="T4">
літаків ‒</text:span>
 315 (0)  * <text:span text:style-name="T4">
гелікоптерів ‒</text:span>
 309 (0)  * <text:span text:style-name="T4">
БПЛА оперативно-тактичного рівня ‒</text:span>
 3686 (+1)  * <text:span text:style-name="T4">
крилаті ракети ‒</text:span>
 1271 (0)  * <text:span text:style-name="T4">
кораблі / катери ‒</text:span>
 18 (0)  * <text:span text:style-name="T4">
автомобільної техніки та автоцистерн ‒</text:span>
 6937 (+8)  * <text:span text:style-name="T4">
спеціальна техніка ‒</text:span>
 632 (+4)</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0.07.23.</text:p>
      <text:p text:style-name="P4">
Source: <text:a xlink:type="simple" xlink:href="https://armyinform.com.ua/2023/07/10/dobovi-vtraty-voroga-minus-440-okupantiv-7-tankiv-ta-5-artsystem/" text:style-name="Internet_20_link" text:visited-style-name="Visited_20_Internet_20_Link">
https://armyinform.com.ua/2023/07/10/dobovi-vtraty-voroga-minus-440-okupantiv-7-tankiv-ta-5-artsystem/</text:a>
</text:p>
      <!--NEWS-->
      <text:h text:style-name="P10" text:outline-level="1">
<text:span text:style-name="T4">
Генсек НАТО оприлюднив деталі саміту Альянсу</text:span>
</text:h>
      <text:p text:style-name="P4">
Author: ['АРМІЯINFORM']</text:p>
      <text:p text:style-name="P4">
Time: 2023-07-10T36:00:00-04:00</text:p>
      <text:p text:style-name="P4">
Description: Генеральний секретар НАТО Єнс Столтенберг виклав порядок денний саміту НАТО у Вільню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toltenberg.jpg" text:style-name="Internet_20_link" text:visited-style-name="Visited_20_Internet_20_Link">
stoltenberg.jpg</text:a>
']</text:p>
      <text:p text:style-name="P4">
Tags: ['САМІТ НАТО']</text:p>
      <text:p text:style-name="P4">
Category: News</text:p>
      <!--METADATA-->
      <text:p text:style-name="P4">
<draw:frame draw:style-name="fr1" draw:name="Image259" text:anchor-type="as-char" svg:width="6.9236in" svg:height="3.894525in" draw:z-index="0">
<draw:image xlink:href="../Images/AРМІЯINFORM/2023-07-10T36-00-00-04-00/stoltenberg.jpg" xlink:type="simple" xlink:show="embed" xlink:actuate="onLoad" draw:mime-type="image/jpeg"/>
</draw:frame>
</text:p>
      <text:p text:style-name="P4">
Генеральний секретар НАТО Єнс Столтенберг виклав порядок денний <text:a xlink:type="simple" xlink:href="https://armyinform.com.ua/2022/11/09/nastupnyj-samit-nato-vidbudetsya-vlitku-2023-roku-v-lytvi/" text:style-name="Internet_20_link" text:visited-style-name="Visited_20_Internet_20_Link">
саміту НАТО уВільнюсі</text:a>
, який відбудеться 11-12 липня,заявивши, що зібрання продемонструє єдність Альянсу.</text:p>
      <text:p text:style-name="P4">
Про це <text:a xlink:type="simple" xlink:href="https://www.defense.gov/News/News-Stories/Article/Article/3451329/nato-chief-details-plans-for-summit/" text:style-name="Internet_20_link" text:visited-style-name="Visited_20_Internet_20_Link">
повідомляє</text:a>
пресслужба Пентагону.</text:p>
      <text:p text:style-name="P4">
Президент Джо Байден<text:a xlink:type="simple" xlink:href="https://armyinform.com.ua/2023/07/03/prezydent-ssha-dzho-bajden-prybude-na-samit-nato-u-vilnyusi/" text:style-name="Internet_20_link" text:visited-style-name="Visited_20_Internet_20_Link">
приєднається</text:a>
 до глав держав і урядів Альянсу вкритичний момент трансатлантичної безпеки.</text:p>
      <text:p text:style-name="P4">
«Агресивна війна росії проти України продовжує вирувати. Протягом 500 днівмосква несла смерть і руйнування в серце Європи, прагнучи знищити Україну ірозділити НАТО», — сказав Єнс Столтенберг.</text:p>
      <text:p text:style-name="P4">
Саміт надсилає повідомлення москві та російському президенту володимиру путінупро те, що Альянс єдиний, і його агресія «<text:a xlink:type="simple" xlink:href="https://armyinform.com.ua/2023/07/07/vilnyuskyj-samit-nato-zrobyt-ukrayinu-sylnishoyu-gensek-alyansu/" text:style-name="Internet_20_link" text:visited-style-name="Visited_20_Internet_20_Link">
неокупиться</text:a>
».</text:p>
      <text:p text:style-name="P4">
Єнс Столтенберг зазначив, що союзники по НАТО вже пообіцяли виділити 500мільйонів євро на критичні потреби в Україні, включаючи пальне, медичнезабезпечення, обладнання для розмінування та понтонні мости.</text:p>
      <text:p text:style-name="P4">
Лідери Альянсу також намагатимуться зміцнити захист і стримування за допомогоютрьох нових регіональних планів оборони, які протистоять головним загрозамНАТО — росії та тероризму.</text:p>
      <text:p text:style-name="P4">
Єнс Столтенберг також сказав, що плани саміту стосуватимуться Атлантики таЄвропейської Арктики; Балтійського регіону і Центральної Європи; а такожСередземного і Чорного морів.</text:p>
      <text:p text:style-name="P4">
Лідери Альянсу також розглянуть План дій оборонного виробництва дляагрегування попиту, підвищення потужності та підвищення оперативноїсумісності.</text:p>
      <text:p text:style-name="P4">
Союзники по НАТО також візьмуть більш амбіційну обіцянку щодо інвестицій воборону — щорічно витрачати на оборону мінімум 2 відсотки валовоговнутрішнього продукту.</text:p>
      <text:p text:style-name="P4">
Це стало можливим після реального збільшення витрат на оборону серед 31союзника.</text:p>
      <text:p text:style-name="P4">
«У 2023 році у європейських союзників і Канади буде реальне зростання на 8,3відсотка. Це найбільший показник за десятиліття і дев’ятий рік поспільзбільшення наших витрат на оборону», — сказав Єнс Столтенберг.</text:p>
      <text:p text:style-name="P4">
Загалом європейські союзники та Канада додатково інвестували понад 450мільярдів доларів після обіцянки оборонних інвестицій у 2014 році. Генсек НАТОзазначив, що у 2014 році лише три союзники витратили на оборону 2 відсоткиВВП.</text:p>
      <text:p text:style-name="P4">
«Цього року 11 союзників досягнуть або перевищать мету. Ми очікуємо, щонаступного року ця кількість суттєво зросте», — сказав глава Альянсу.</text:p>
      <text:p text:style-name="P4">
Лідери Австралії, Нової Зеландії, Японії та Південної Кореї візьмуть участь усаміті, оскільки безпека Альянсу є не регіональною, а глобальною.</text:p>
      <text:p text:style-name="P4">
«Ми тісніше співпрацюємо над такими питаннями, як кібербезпека, безпека наморі та нові технології», — наголосив Єнс Столтенберг.</text:p>
      <text:p text:style-name="P4">
Він також зазначив, що це буде перший саміт Альянсу, у якому Фінляндія братимеучасть як союзник НАТО, також триватиме робота із якнайшвидшого приєднанняШвеції.</text:p>
      <text:p text:style-name="P4">
Цей саміт мав бути останнім для Єнса Столтенберга на посаді Генеральногосекретаря, однак союзники<text:a xlink:type="simple" xlink:href="https://armyinform.com.ua/2023/07/04/pivnichnoatlantychna-rada-prodovzhyla-povnovazhennya-yensa-stoltenberga-na-posadi-genseka-nato/" text:style-name="Internet_20_link" text:visited-style-name="Visited_20_Internet_20_Link">
попросили</text:a>
 йогозалишитися на цій посаді принаймні ще на рік. Колишній прем’єр-міністрНорвегії став генсеком НАТО в жовтні 2014 року.</text:p>
      <text:p text:style-name="P4">
Source: <text:a xlink:type="simple" xlink:href="https://armyinform.com.ua/2023/07/10/gensek-nato-oprylyudnyv-detali-samitu-alyansu/" text:style-name="Internet_20_link" text:visited-style-name="Visited_20_Internet_20_Link">
https://armyinform.com.ua/2023/07/10/gensek-nato-oprylyudnyv-detali-samitu-alyansu/</text:a>
</text:p>
      <!--NEWS-->
      <text:h text:style-name="P10" text:outline-level="1">
<text:span text:style-name="T4">
В Україні хвилина мовчання</text:span>
</text:h>
      <text:p text:style-name="P4">
Author: ['АРМІЯINFORM']</text:p>
      <text:p text:style-name="P4">
Time: 2023-07-10T38: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0" text:anchor-type="as-char" svg:width="6.9236in" svg:height="3.895992in" draw:z-index="0">
<draw:image xlink:href="../Images/AРМІЯINFORM/2023-07-10T38-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7/10/v-ukrayini-hvylyna-movchannya/" text:style-name="Internet_20_link" text:visited-style-name="Visited_20_Internet_20_Link">
https://armyinform.com.ua/2023/07/10/v-ukrayini-hvylyna-movchannya/</text:a>
</text:p>
      <!--NEWS-->
      <text:h text:style-name="P10" text:outline-level="1">
<text:span text:style-name="T4">
Росії не вдалися «фокуси» у межах зернової угоди – експерт</text:span>
</text:h>
      <text:p text:style-name="P4">
Authors: Ukrinform (Person)</text:p>
      <text:p text:style-name="P4">
Publisher: Укринформ (Organization)</text:p>
      <text:p text:style-name="P4">
Published Time: 2023-07-10T3:07:37+03:00</text:p>
      <text:p text:style-name="P4">
Modified Time: 2023-07-10T22:07:37+03:00</text:p>
      <text:p text:style-name="P4">
Description: У разі виходу Росії із зернової угоди безпеку суден у Чорному морі має гарантувати або Туреччина, або інша країна, яку залучить до такої операції турецька сторона чи ООН. — Укрінформ.</text:p>
      <text:p text:style-name="P4">
Images: ['<text:a xlink:type="simple" xlink:href="https://static.ukrinform.com/photos/2023_07/thumb_files/630_360_1689015962-155.jpg" text:style-name="Internet_20_link" text:visited-style-name="Visited_20_Internet_20_Link">
630_360_16890...</text:a>
']</text:p>
      <text:p text:style-name="P4">
Tags: ['Зерно', 'Війна з Росією', 'зерновий коридор']</text:p>
      <text:p text:style-name="P4">
Type: Article</text:p>
      <!--METADATA-->
      <text:p text:style-name="P4">
<draw:frame draw:style-name="fr1" draw:name="Image261" text:anchor-type="as-char" svg:width="6.9236in" svg:height="3.956343in" draw:z-index="0">
<draw:image xlink:href="../Images/yкринформ/2023-07-10T3-07-37-03-00/630_360_1689015962-155.jpg" xlink:type="simple" xlink:show="embed" xlink:actuate="onLoad" draw:mime-type="image/jpeg"/>
</draw:frame>
 У разівиходу Росії із зернової угоди безпеку суден у Чорному морі має гарантуватиабо Туреччина, або інша країна, яку залучить до такої операції турецькасторона чи ООН.</text:p>
      <text:p text:style-name="P4">
Про це заявив у <text:a xlink:type="simple" xlink:href="https://ukr.radio/news.html" text:style-name="Internet_20_link" text:visited-style-name="Visited_20_Internet_20_Link">
 ефірі Українського Радіо</text:a>
 керівник безпекових проєктівЦентру глобалістики "Стратегія 21" Павло Лакійчук, передає Укрінформ.</text:p>
      <text:p text:style-name="P4">
Експерт зауважив, що метою Росії під час підписання цієї угоди було, формальнодозволивши постачання українського зерна державам Африки, отримати політичніта економічні дивіденди.</text:p>
      <text:p text:style-name="P4">
<text:span text:style-name="T4">
Читайте також:</text:span>
 <text:a xlink:type="simple" xlink:href="https://www.ukrinform.ua/rubric-ato/3733880-robota-zernovogo-koridoru-fakticno-zablokovana-z-kinca-cervna-ekspert.html" text:style-name="Internet_20_link" text:visited-style-name="Visited_20_Internet_20_Link">
 Робота « <text:span text:style-name="T4">
зерн</text:span>
 ового коридору» фактично заблокована зкінця червня - експерт </text:a>
</text:p>
      <text:p text:style-name="P4">
"Вони (РФ - ред.) хотіли, щоб в обмін на підписання зернової угоди Туреччинавирішила з Україною питання експорту російського аміаку аміакопроводомТольятті-Одеса-Чорне море, коли завантажуються судна на Одеському припортовомузаводі. Також РФ хотіла, аби зняли санкції з експорту російських мінеральнихдобрив. Але всі ці фокуси Росії не вдалися, і Путін та його команда зрозуміли,що так, як вони хотіли, угода не працює. Вона працює, але не працюють тімеханізми, які вони заклали туди як додаткові "міни", – зазначив Лакійчук.</text:p>
      <text:p text:style-name="P4">
За його словами, якщо Росія вийде з угоди, то гарантії транзиту морськоготрафіку суден в українські порти мають забезпечити Військово-Морські силиТуреччини або інших держав, які готова залучити до цієї операції як турецькасторона, так і ООН. "Вони можуть прийняти рішення про використаннямиротворчого контингенту, наприклад зі складу постійного операційногоз'єднання НАТО в Середземному морі", - зауважив Лакійчук.</text:p>
      <text:p text:style-name="P4">
На його думку, ВМС Туреччини значно потужніші за російські, тож Анкара має всіможливості забезпечити спокій в акваторії Чорного моря при перевезенніукраїнського зерна до держав Африки та Азії.</text:p>
      <text:p text:style-name="P4">
<text:span text:style-name="T4">
Читайте також:</text:span>
 <text:a xlink:type="simple" xlink:href="https://www.ukrinform.ua/rubric-crimea/3733843-kapitanu-rosijskogo-sudna-ogolosili-pidozru-v-perevezenni-kradenogo-ukrainskogo-zerna.html" text:style-name="Internet_20_link" text:visited-style-name="Visited_20_Internet_20_Link">
 Капітану російського судна оголосили підозру вперевезенні краденого українського <text:span text:style-name="T4">
зерн</text:span>
 а</text:a>
</text:p>
      <text:p text:style-name="P4">
"Військово-Морські сили Туреччини за останні 30 років дуже зміцніли. Зараз,хоча турки не концентрують військові кораблі на постійній основі в Чорномуморі, вони мають потужні ВМС, які ... значно перевищують можливостіЧорноморського флоту РФ", – сказав експерт.</text:p>
      <text:p text:style-name="P4">
За його словами, головна турецька військово-морська база розташована уГельджуку, в Ізмірській затоці, практично біля протоки Босфор: "Кораблі зГельджуку можуть вийти в Чорне море в будь-який момент, це займе годину,максимум 2-3 - і вони вже будуть там. Для дій ВМС у Чорному морі турки маютьцілу низку законсервованих баз".</text:p>
      <text:p text:style-name="P4">
З іншого боку, зауважив фахівець, турецька сторона контролює чорноморськіпротоки, спираючись на Конвенцію Монтре про хід військових кораблів у Чорномуморі. "Й тут від турків багато залежить, якщо ООН чи якась інша міжнароднаорганізація вирішить запустити в чорноморську ініціативу конвоювання суден ВМСінших держав", – зазначив експерт.</text:p>
      <text:p text:style-name="P4">
<text:span text:style-name="T4">
Читайте також:</text:span>
 <text:a xlink:type="simple" xlink:href="https://www.ukrinform.ua/rubric-economy/3733831-prizupinenna-zernovogo-koridoru-ne-zagrozue-stabilnosti-grivni-ekspertka.html" text:style-name="Internet_20_link" text:visited-style-name="Visited_20_Internet_20_Link">
 Призупинення « <text:span text:style-name="T4">
зерн</text:span>
 ового коридору» не загрожуєстабільності гривні - експертка </text:a>
</text:p>
      <text:p text:style-name="P4">
На його думку, малоймовірно, що росіяни наважаться атакувати цивільні суднапід неукраїнськими прапорами в нейтральних водах, оскільки це означатимепоширення конфлікту на тих гравців, з якими Росія стикатися не збиралася.</text:p>
      <text:p text:style-name="P4">
"Якщо Туреччина надасть гарантії для зернового коридору, то це буде жорсткийкрок. Турки вміють діяти жорстко, зокрема і щодо РФ", - наголосив експерт.</text:p>
      <text:p text:style-name="P4">
У цьому зв'язку він нагадав ситуацію в Сирії 2018 року, коли турецьківійськові збили російський бомбардувальник: "Це був сигнал для Путіна, і вінйого зрозумів. Місяць чи два росіяни волали, що не купуватимуть турецькіапельсини та помідори, але все завершилося так, як розраховувала Анкара", -зауважив Лакійчук.</text:p>
      <text:p text:style-name="P4">
<text:span text:style-name="T4">
Читайте також:</text:span>
 <text:a xlink:type="simple" xlink:href="https://www.ukrinform.ua/rubric-economy/3733718-glavi-mzs-tureccini-ta-rosii-obgovorili-zernovu-ugodu-ta-povernenna-komandiriv-azovu.html" text:style-name="Internet_20_link" text:visited-style-name="Visited_20_Internet_20_Link">
 Глави МЗС Туреччини та Росії обговорили « <text:span text:style-name="T4">
зерн</text:span>
 овуугоду» та повернення командирів «Азову» </text:a>
</text:p>
      <text:p text:style-name="P4">
Він додав, що крім Туреччини у територіальних водах України безпеку суденможуть "гарантувати" і протикорабельні ракетні комплекси "Нептун", "Гарпун",які є на озброєнні України і які вже продемонстрували свою спроможність "утому числі російському крейсеру "Москва".</text:p>
      <text:p text:style-name="P4">
Як повідомлялося, зернову угоду було укладено в липні минулого року за участюУкраїни, Туреччини та ООН, а також окремо – Туреччини, ООН та Росії.Домовленості гарантують безпечний прохід суден з українським зерном, їхдотримання забезпечує Спільний координаційний центр у Стамбулі, до якоговходять представники всіх сторін.</text:p>
      <text:p text:style-name="P4">
Росія погрожує вийти із зернової угоди, якщо їй не вдасться відновитипрокачування аміаку трубопроводом «Тольятті – Одеса» та частково знятиобмеження на власний експорт.</text:p>
      <text:p text:style-name="P4">
<text:span text:style-name="T4">
Читайте також:</text:span>
 <text:a xlink:type="simple" xlink:href="https://www.ukrinform.ua/rubric-economy/3733001-zelenskij-zernovij-koridor-i-zitta-ludej-ne-mozut-zalezati-vid-nastrou-z-akim-prokinuvsa-putin.html" text:style-name="Internet_20_link" text:visited-style-name="Visited_20_Internet_20_Link">
 Зеленський: « <text:span text:style-name="T4">
Зерн</text:span>
 овий коридор» і життя людей неможуть залежати від настрою, з яким прокинувся Путін</text:a>
</text:p>
      <text:p text:style-name="P4">
В уряді України заявили про фактичне блокування російською стороною зерновоїініціативи. РФ відкрито саботує інспекцію суден, що зменшило пропускнуспроможність коридору до менш ніж 20% від можливої.</text:p>
      <text:p text:style-name="P4">
Свою участь в угоді Росія підтвердила наприкінці травня, продовживши її дію на60 днів – до 17 липня.</text:p>
      <text:p text:style-name="P4">
Фото: ФБ</text:p>
      <text:p text:style-name="P4">
Source: <text:a xlink:type="simple" xlink:href="https://www.ukrinform.ua/rubric-economy/3734075-rosii-ne-vdalisa-fokusi-u-mezah-zernovoi-ugodi-ekspert.html" text:style-name="Internet_20_link" text:visited-style-name="Visited_20_Internet_20_Link">
https://www.ukrinform.ua/rubric-economy/3734075-rosii-ne-vdalisa-fokusi-u-mezah-zernovoi-ugodi-ekspert.html</text:a>
</text:p>
      <!--NEWS-->
      <text:h text:style-name="P10" text:outline-level="1">
<text:span text:style-name="T4">
З території росії продовжують обстрілювати прикордонні громади Чернігівської й Сумської областей</text:span>
</text:h>
      <text:p text:style-name="P4">
Author: ['АРМІЯINFORM']</text:p>
      <text:p text:style-name="P4">
Time: 2023-07-10T40:00:00-04:00</text:p>
      <text:p text:style-name="P4">
Description: російські загарбники продовжують обстрілювати прикордонні території Чернігів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288c83632f69.jpeg" text:style-name="Internet_20_link" text:visited-style-name="Visited_20_Internet_20_Link">
6288c83632f69.jpeg</text:a>
']</text:p>
      <text:p text:style-name="P4">
Tags: ['STOPRUSSIA', 'АГРЕСІЯ РФ', 'ВТОРГНЕННЯ РФ', 'СУМЩИНА', 'ХАРКІВСЬКИЙ ТРИБУНАЛ', 'ЧЕРНІГІВЩИНА']</text:p>
      <text:p text:style-name="P4">
Category: News</text:p>
      <!--METADATA-->
      <text:p text:style-name="P4">
<draw:frame draw:style-name="fr1" draw:name="Image262" text:anchor-type="as-char" svg:width="6.9236in" svg:height="4.32725in" draw:z-index="0">
<draw:image xlink:href="../Images/AРМІЯINFORM/2023-07-10T40-00-00-04-00/6288c83632f69.jpeg" xlink:type="simple" xlink:show="embed" xlink:actuate="onLoad" draw:mime-type="image/jpeg"/>
</draw:frame>
</text:p>
      <text:p text:style-name="P4">
російські загарбники продовжують обстрілювати прикордонні територіїЧернігівської та Сумської областей. Так, протягом доби нараховано 5 обстрілів(37 вибухів) із різних видів озброєння.</text:p>
      <text:p text:style-name="P4">
Про це <text:a xlink:type="simple" xlink:href="https://t.me/ok_pivnich1/3788" text:style-name="Internet_20_link" text:visited-style-name="Visited_20_Internet_20_Link">
інформує</text:a>
 ОК «Північ».</text:p>
      <text:p text:style-name="P4">
<text:span text:style-name="T4">
У</text:span>
 <text:span text:style-name="T4">
Чернігівській області</text:span>
 були обстріляні Семенівська та Новгород-Сіверська громади:</text:p>
      <ul>
        <li>
Костобобрів — 8 приходів, ймовірно міномет 120 мм.  * Миколаївка — 3 приходи, ймовірно ствольна артилерія.  * Карповичі — 8 приходів, ймовірно міномет 82 мм.  * Михальчина-Слобода — 12 приходів, ймовірно ствольна артилерія.</li>
      </ul>
      <text:p text:style-name="P4">
<text:span text:style-name="T4">
У Сумській області</text:span>
 під російськими обстрілами опинилась Шосткінськагромада:</text:p>
      <ul>
        <li>
Винторівка — 6 приходів, ймовірно міномет 82 мм.</li>
      </ul>
      <text:p text:style-name="P4">
Інформації про загиблих або поранених серед місцевого населення незафіксовано.</text:p>
      <text:p text:style-name="P4">
Source: <text:a xlink:type="simple" xlink:href="https://armyinform.com.ua/2023/07/10/z-terytoriyi-rosiyi-prodovzhuyut-obstrilyuvaty-prykordonni-gromady-chernigivskoyi-j-sumskoyi-oblastej/" text:style-name="Internet_20_link" text:visited-style-name="Visited_20_Internet_20_Link">
https://armyinform.com.ua/2023/07/10/z-terytoriyi-rosiyi-prodovzhuyut-obstrilyuvaty-prykordonni-gromady-chernigivskoyi-j-sumskoyi-oblastej/</text:a>
</text:p>
      <!--NEWS-->
      <text:h text:style-name="P10" text:outline-level="1">
<text:span text:style-name="T4">
Співмірно з площею Одеси: У ЗСУ повідомили, скільки кілометрів звільнили з початку наступу</text:span>
</text:h>
      <text:p text:style-name="P4">
Author: ['АРМІЯINFORM']</text:p>
      <text:p text:style-name="P4">
Time: 2023-07-10T42:00:00-04:00</text:p>
      <text:p text:style-name="P4">
Description: Як повідомив речник Генерального штабу Збройних Сил України Андрій Ковальов, за минул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86488514-765.jpg" text:style-name="Internet_20_link" text:visited-style-name="Visited_20_Internet_20_Link">
630_360_1686488514-765.jpg</text:a>
']</text:p>
      <text:p text:style-name="P4">
Tags: ['MILITARY MEDIA CENTER', 'STOPRUSSIA', 'АГРЕСІЯ РФ', 'ВТОРГНЕННЯ РФ']</text:p>
      <text:p text:style-name="P4">
Category: News</text:p>
      <!--METADATA-->
      <text:p text:style-name="P4">
<draw:frame draw:style-name="fr1" draw:name="Image263" text:anchor-type="as-char" svg:width="6.9236in" svg:height="3.956343in" draw:z-index="0">
<draw:image xlink:href="../Images/AРМІЯINFORM/2023-07-10T42-00-00-04-00/630_360_1686488514-765.jpg" xlink:type="simple" xlink:show="embed" xlink:actuate="onLoad" draw:mime-type="image/jpeg"/>
</draw:frame>
 Ілюстративне фото</text:p>
      <text:p text:style-name="P4">
Як повідомив речник Генерального штабу Збройних Сил України Андрій Ковальов,за минулий тиждень внаслідок наступу на Мелітопольському та Бердянськомунапрямках Збройні Сили України просунулися на <text:span text:style-name="T4">
понад один кілометр</text:span>
.</text:p>
      <text:p text:style-name="P4">
Загалом просування на цих напрямках від початку наступу становить <text:span text:style-name="T4">
8,6кілометр</text:span>
 <text:span text:style-name="T4">
а</text:span>
.</text:p>
      <text:p text:style-name="P4">
За минулий тиждень на півдні України звільнено <text:span text:style-name="T4">
понад 10 квадратнихкілометрів</text:span>
 української землі, а від початку наступу на Мелітопольському таБердянському напрямках Сили оборони України звільнили від російських окупантів<text:span text:style-name="T4">
169 квадратних кілометрів.</text:span>
</text:p>
      <text:p text:style-name="P4">
«Це приблизно співмірно з площею міста Одеса. На цих територіях триваютьзаходи з розмінування місцевості», — сказав Андрій Ковальов.</text:p>
      <text:p text:style-name="P4">
<text:span text:style-name="T5">
За<text:a xlink:type="simple" xlink:href="https://t.me/militarymediacenter/2479" text:style-name="Internet_20_link" text:visited-style-name="Visited_20_Internet_20_Link">
інформацією</text:a>
 Military Media Center</text:span>
</text:p>
      <text:p text:style-name="P4">
Source: <text:a xlink:type="simple" xlink:href="https://armyinform.com.ua/2023/07/10/spivmirno-z-ploshheyu-odesy-u-zsu-povidomyly-skilky-kilometriv-zvilnyly-z-pochatku-nastupu/" text:style-name="Internet_20_link" text:visited-style-name="Visited_20_Internet_20_Link">
https://armyinform.com.ua/2023/07/10/spivmirno-z-ploshheyu-odesy-u-zsu-povidomyly-skilky-kilometriv-zvilnyly-z-pochatku-nastupu/</text:a>
</text:p>
      <!--NEWS-->
      <text:h text:style-name="P10" text:outline-level="1">
<text:span text:style-name="T4">
У Польщі відзначили 20-ту річницю започаткування цивільно-військового співробітництва</text:span>
</text:h>
      <text:p text:style-name="P4">
Author: ['АРМІЯINFORM']</text:p>
      <text:p text:style-name="P4">
Time: 2023-07-10T44:00:00-04:00</text:p>
      <text:p text:style-name="P4">
Description: У польському місті Кельці відбулася урочиста церемонія, присвячена відзначенню 20-річч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47550584_620516566928092_3669974983096771224_n.jpg" text:style-name="Internet_20_link" text:visited-style-name="Visited_20_Internet_20_Link">
347550584_620516566928092_3669974983096771224_n.jpg</text:a>
', '<text:a xlink:type="simple" xlink:href="https://armyinform.com.ua/wp-content/uploads/2023/07/cimic-150x150.jpg" text:style-name="Internet_20_link" text:visited-style-name="Visited_20_Internet_20_Link">
cimic-150x150.jpg</text:a>
', '<text:a xlink:type="simple" xlink:href="https://armyinform.com.ua/wp-content/uploads/2023/07/czymik02-150x150.jpg" text:style-name="Internet_20_link" text:visited-style-name="Visited_20_Internet_20_Link">
czymik02-150x150.jpg</text:a>
', '<text:a xlink:type="simple" xlink:href="https://armyinform.com.ua/wp-content/uploads/2023/07/347427691_620516770261405_8902131187808674085_n-150x150.jpg" text:style-name="Internet_20_link" text:visited-style-name="Visited_20_Internet_20_Link">
347427691_620516770261405_8902131187808674085_n-150x150.jpg</text:a>
', '<text:a xlink:type="simple" xlink:href="https://armyinform.com.ua/wp-content/uploads/2023/07/347634295_620516443594771_3315563931550517348_n-150x150.jpg" text:style-name="Internet_20_link" text:visited-style-name="Visited_20_Internet_20_Link">
347634295_620516443594771_3315563931550517348_n-150x150.jpg</text:a>
']</text:p>
      <text:p text:style-name="P4">
Tags: ['ГРУПИ ЦИВІЛЬНОГО-ВІЙСЬКОВОГО СПІВРОБІТНИЦТВА', 'ПОЛЬЩА']</text:p>
      <text:p text:style-name="P4">
Category: News</text:p>
      <!--METADATA-->
      <text:p text:style-name="P4">
<draw:frame draw:style-name="fr1" draw:name="Image264" text:anchor-type="as-char" svg:width="6.9236in" svg:height="4.615733in" draw:z-index="0">
<draw:image xlink:href="../Images/AРМІЯINFORM/2023-07-10T44-00-00-04-00/347550584_620516566928092_3669974983096771224_n.jpg" xlink:type="simple" xlink:show="embed" xlink:actuate="onLoad" draw:mime-type="image/jpeg"/>
</draw:frame>
</text:p>
      <text:p text:style-name="P4">
У польському місті Кельці відбулася урочиста церемонія, присвячена відзначенню20-річчя цивільно-військового співробітництва (ЦВС) у Збройних силах Польщі.</text:p>
      <text:p text:style-name="P4">
Про це<text:a xlink:type="simple" xlink:href="https://www.facebook.com/GeneralStaff.ua/posts/pfbid0PNviDEXPXEc8Uu7zBH2hpR2w5qeoCJkzFYhzghQVv7HhzQvQs9UGizg4AEx4RKhjl" text:style-name="Internet_20_link" text:visited-style-name="Visited_20_Internet_20_Link">
повідомляє</text:a>
Генеральний штаб ЗСУ.</text:p>
      <text:p text:style-name="P4">
Урочисті заходи було організовано військовим центром підготовки до іноземнихоперацій — підрозділом, який, окрім підготовки військовослужбовців довиконання завдань у складі міжнародних миротворчих місій, є також колискоюзапочаткування та розвитку цивільно-військового співробітництва в Збройнихсилах Польщі.</text:p>
      <text:p text:style-name="P4">
Церемонія з нагоди ювілею відбулась за участі представників державної влади,командирів окремих родів військ, представників військових частин і установ, атакож підрозділів ЦВС Збройних сил країн-партнерів.</text:p>
      <text:p text:style-name="P4">
<text:a xlink:type="simple" xlink:href="https://armyinform.com.ua/wp-content/uploads/2023/07/cimic.jpg" text:style-name="Internet_20_link" text:visited-style-name="Visited_20_Internet_20_Link">
<draw:frame draw:style-name="fr1" draw:name="Image265" text:anchor-type="as-char" svg:width="6.9236in" svg:height="6.9236in" draw:z-index="0">
<draw:image xlink:href="../Images/AРМІЯINFORM/2023-07-10T44-00-00-04-00/cimic-150x150.jpg" xlink:type="simple" xlink:show="embed" xlink:actuate="onLoad" draw:mime-type="image/jpeg"/>
</draw:frame>
</text:a>
</text:p>
      <text:p text:style-name="P4">
<text:a xlink:type="simple" xlink:href="https://armyinform.com.ua/wp-content/uploads/2023/07/czymik02.jpg" text:style-name="Internet_20_link" text:visited-style-name="Visited_20_Internet_20_Link">
<draw:frame draw:style-name="fr1" draw:name="Image266" text:anchor-type="as-char" svg:width="6.9236in" svg:height="6.9236in" draw:z-index="0">
<draw:image xlink:href="../Images/AРМІЯINFORM/2023-07-10T44-00-00-04-00/czymik02-150x150.jpg" xlink:type="simple" xlink:show="embed" xlink:actuate="onLoad" draw:mime-type="image/jpeg"/>
</draw:frame>
</text:a>
</text:p>
      <text:p text:style-name="P4">
Представники центрального управління ЦВС Генерального штабу ЗСУ на чолі зкерівником відвідали захід та від імені Генерального штабу, структурнихпідрозділів ЦВС ЗСУ привітали польських колег з ювілеєм та особисто подякувалипартнерам за надану підтримку та допомогу.</text:p>
      <text:p text:style-name="P4">
«Ми щиро вдячні польським Збройним силам за довгі роки підтримки та значнийвнесок у підготовку військовослужбовців ЗСУ, зокрема за напрямком ЦВС, а такожза надану допомогу та прихисток цивільного населення у скрутний для нас час»,— зазначив начальник центрального управління ЦВС ГШ ЗС України полковникВолодимир Лямзін.</text:p>
      <text:p text:style-name="P4">
На знак вдячності та з нагоди ювілею очільнику центру було вручено почеснийзнак Генерального штабу ЗСУ, а також пам’ятний коін цивільно-військовогоспівробітництва. Вкрай символічним також став подарунок від Вінницької громади— «ключ від Вінниці», міста, яке вже понад 60 років є побратимом м. Кельці.</text:p>
      <text:p text:style-name="P4">
Під час урочистої частини було представлено фільм про історію становлення тарозвитку цивільно-військового співробітництва у Збройних силах Польщі. Ювілейстав приводом для вшанування всіх тих, хто своєю службою і відданістю зробиввагомий внесок у розвиток польського CIMIC — як у країні, так і за її межами.</text:p>
      <text:p text:style-name="P4">
<text:a xlink:type="simple" xlink:href="https://armyinform.com.ua/wp-content/uploads/2023/07/347427691_620516770261405_8902131187808674085_n.jpg" text:style-name="Internet_20_link" text:visited-style-name="Visited_20_Internet_20_Link">
<draw:frame draw:style-name="fr1" draw:name="Image267" text:anchor-type="as-char" svg:width="6.9236in" svg:height="6.9236in" draw:z-index="0">
<draw:image xlink:href="../Images/AРМІЯINFORM/2023-07-10T44-00-00-04-00/347427691_620516770261405_8902131187808674085_n-150x150.jpg" xlink:type="simple" xlink:show="embed" xlink:actuate="onLoad" draw:mime-type="image/jpeg"/>
</draw:frame>
</text:a>
</text:p>
      <text:p text:style-name="P4">
<text:a xlink:type="simple" xlink:href="https://armyinform.com.ua/wp-content/uploads/2023/07/347634295_620516443594771_3315563931550517348_n.jpg" text:style-name="Internet_20_link" text:visited-style-name="Visited_20_Internet_20_Link">
<draw:frame draw:style-name="fr1" draw:name="Image268" text:anchor-type="as-char" svg:width="6.9236in" svg:height="6.9236in" draw:z-index="0">
<draw:image xlink:href="../Images/AРМІЯINFORM/2023-07-10T44-00-00-04-00/347634295_620516443594771_3315563931550517348_n-150x150.jpg" xlink:type="simple" xlink:show="embed" xlink:actuate="onLoad" draw:mime-type="image/jpeg"/>
</draw:frame>
</text:a>
</text:p>
      <text:p text:style-name="P4">
«Сучасні виклики та загрози продемонстрували нам, що налагодженнявзаємопорозуміння з суспільством і його прихильне ставлення до військових дійвизначає успіх усієї операції», — наголосив під час виступу комендантвійськового центру підготовки до іноземних операцій ЗС Польщі полковник АдамВлочевський.</text:p>
      <text:p text:style-name="P4">
Відповідно до рішення міністра Національної оборони Польщі Маріуша Блащакапоточного року у Збройних силах країни <text:span text:style-name="T4">
6 липня відтепер офіційно встановленоДнем цивільно-військового співробітництва.</text:span>
</text:p>
      <text:p text:style-name="P4">
Source: <text:a xlink:type="simple" xlink:href="https://armyinform.com.ua/2023/07/10/u-polshhi-vidznachyly-20-tu-richnyczyu-zapochatkuvannya-czyvilno-vijskovogo-spivrobitnycztva/" text:style-name="Internet_20_link" text:visited-style-name="Visited_20_Internet_20_Link">
https://armyinform.com.ua/2023/07/10/u-polshhi-vidznachyly-20-tu-richnyczyu-zapochatkuvannya-czyvilno-vijskovogo-spivrobitnycztva/</text:a>
</text:p>
      <!--NEWS-->
      <text:h text:style-name="P10" text:outline-level="1">
<text:span text:style-name="T4">
Сили оборони просуваються на Бахмутському напрямку, подекуди ворог у пастці</text:span>
</text:h>
      <text:p text:style-name="P4">
Author: ['АРМІЯINFORM']</text:p>
      <text:p text:style-name="P4">
Time: 2023-07-10T46:00:00-04:00</text:p>
      <text:p text:style-name="P4">
Description: На Бахмутському напрямку Сили оборони України мають успіхи.    Про це повідом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ettyimages_1433973645_1300x820.jpg" text:style-name="Internet_20_link" text:visited-style-name="Visited_20_Internet_20_Link">
gettyimages_1433973645_1300x820.jpg</text:a>
']</text:p>
      <text:p text:style-name="P4">
Tags: ['STOPRUSSIA', 'АГРЕСІЯ РФ', 'БАХМУТСЬКИЙ НАПРЯМОК', 'ВТОРГНЕННЯ РФ', 'ОЛЕКСАНДР СИРСЬКИЙ']</text:p>
      <text:p text:style-name="P4">
Category: News</text:p>
      <!--METADATA-->
      <text:p text:style-name="P4">
<draw:frame draw:style-name="fr1" draw:name="Image269" text:anchor-type="as-char" svg:width="6.9236in" svg:height="4.367638in" draw:z-index="0">
<draw:image xlink:href="../Images/AРМІЯINFORM/2023-07-10T46-00-00-04-00/gettyimages_1433973645_1300x820.jpg" xlink:type="simple" xlink:show="embed" xlink:actuate="onLoad" draw:mime-type="image/jpeg"/>
</draw:frame>
</text:p>
      <text:p text:style-name="P4">
На Бахмутському напрямку Сили оборони України мають успіхи.</text:p>
      <text:p text:style-name="P4">
Про це <text:a xlink:type="simple" xlink:href="https://t.me/osirskiy/179" text:style-name="Internet_20_link" text:visited-style-name="Visited_20_Internet_20_Link">
повідомив</text:a>
 командувач Сухопутних військЗбройних Сил України генерал-полковник Олександр Сирський.</text:p>
      <text:p text:style-name="P4">
«Сили оборони продовжують просуватися вперед, а ворог місцями опиняється впастці», — зазначив він.</text:p>
      <text:p text:style-name="P4">
У відео, доданому до повідомлення командувача Сухопутних військ ЗСУ,відображено роботу групи «Привид» окремої Президентської бригади іменігетьмана Богдана Хмельницького.</text:p>
      <text:p text:style-name="P4">
«Працює снайпер з позивним Альфа. З 1200 метрів він одним пострілом знищивворога. Під час роботи снайпера за групою полював ворожий БПЛА, який такожвдалося збити», — наголосив генерал-полковник Олександр Сирський.</text:p>
      <text:p text:style-name="P4">
Source: <text:a xlink:type="simple" xlink:href="https://armyinform.com.ua/2023/07/10/syly-oborony-prosuvayutsya-na-bahmutskomu-napryamku-podekudy-vorog-u-pastczi/" text:style-name="Internet_20_link" text:visited-style-name="Visited_20_Internet_20_Link">
https://armyinform.com.ua/2023/07/10/syly-oborony-prosuvayutsya-na-bahmutskomu-napryamku-podekudy-vorog-u-pastczi/</text:a>
</text:p>
      <!--NEWS-->
      <text:h text:style-name="P10" text:outline-level="1">
<text:span text:style-name="T4">
Щоб захиститися від російських балістичних ракет, нам потрібно більше систем протиповітряної оборони Patriot — Юрій Ігнат</text:span>
</text:h>
      <text:p text:style-name="P4">
Author: ['Григорій Мазур']</text:p>
      <text:p text:style-name="P4">
Time: 2023-07-10T48:00:00-04:00</text:p>
      <text:p text:style-name="P4">
Description: Сьогодні вночі російські окупанти, імовірно, балістичною ракетою «Іскандер-М» вдарили 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БАЛІСТИЧНІ РАКЕТИ', 'ЄДИНІ НОВИНИ', 'ЗРК PATRIOT', 'ЮРІЙ ІГНАТ']</text:p>
      <text:p text:style-name="P4">
Category: News</text:p>
      <!--METADATA-->
      <text:p text:style-name="P4">
<draw:frame draw:style-name="fr1" draw:name="Image270" text:anchor-type="as-char" svg:width="6.9236in" svg:height="4.361868in" draw:z-index="0">
<draw:image xlink:href="../Images/AРМІЯINFORM/2023-07-10T48-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Сьогодні вночі російські окупанти, імовірно, балістичною ракетою «Іскандер-М»вдарили по об’єкту інфраструктури в Миколаєві. Щоб протидіяти таким ворожимударам, Україні потрібно більше систем протиповітряної оборони Patriot. Такудумку в ефірі телемарафону «Єдині новини» висловив речник КомандуванняПовітряних Сил ЗСУ полковник Юрій Ігнат.  — Нам необхідно багато такого озброєння, а також високоточні крилаті ракети такеровані авіабомби, — наголосив офіцер. — Також нам потрібні сучасні зенітно-ракетні комплекси, щоб протидіяти військам рф, які щодня випускають дужевелику кількість різних ракет по Україні. Про це свідчить статистика збитихповітряних цілей у травні—червні цього року. Саме 80% із них знищено зенітно-ракетними підрозділами.  Він також вкотре зазначив, що без літаків F-16 нашим Збройним силам невпоратися. Цей літак дозволить швидко реагувати на загрози та знищуватиповітряні цілі супротивника над всією територією країни.</text:p>
      <text:p text:style-name="P4">
Source: <text:a xlink:type="simple" xlink:href="https://armyinform.com.ua/2023/07/10/shhob-zahystytysya-vid-rosijskyh-balistychnyh-raket-nam-potribno-bilshe-system-protypovitryanoyi-oborony-patriot-yurij-ignat/" text:style-name="Internet_20_link" text:visited-style-name="Visited_20_Internet_20_Link">
https://armyinform.com.ua/2023/07/10/shhob-zahystytysya-vid-rosijskyh-balistychnyh-raket-nam-potribno-bilshe-system-protypovitryanoyi-oborony-patriot-yurij-ignat/</text:a>
</text:p>
      <!--NEWS-->
      <text:h text:style-name="P10" text:outline-level="1">
<text:span text:style-name="T4">
«Гине цвіт молоді в окопах»: Маск висловився щодо українського контрнаступу</text:span>
</text:h>
      <text:p text:style-name="P4">
Authors: Ukrinform (Person)</text:p>
      <text:p text:style-name="P4">
Publisher: Укринформ (Organization)</text:p>
      <text:p text:style-name="P4">
Published Time: 2023-07-10T4:09:00+03:00</text:p>
      <text:p text:style-name="P4">
Modified Time: 2023-07-10T22:09:00+03:00</text:p>
      <text:p text:style-name="P4">
Description: Маск пошкодував "цвіт української та російської молоді в окопах" і передрік великі втрати під час контрнаступу України. — Укрінформ.</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Росія', 'Війна з Росією']</text:p>
      <text:p text:style-name="P4">
Type: Article</text:p>
      <!--METADATA-->
      <text:p text:style-name="P4">
<draw:frame draw:style-name="fr1" draw:name="Image271" text:anchor-type="as-char" svg:width="6.9236in" svg:height="3.956343in" draw:z-index="0">
<draw:image xlink:href="../Images/yкринформ/2023-07-10T4-09-00-03-00/630_360_1620987964-731.jpg" xlink:type="simple" xlink:show="embed" xlink:actuate="onLoad" draw:mime-type="image/jpeg"/>
</draw:frame>
 Маскпошкодував "цвіт української та російської молоді в окопах" і передрік великівтрати під час контрнаступу України.</text:p>
      <text:p text:style-name="P4">
Як передає Укрінформ, про це він написав у своєму <text:a xlink:type="simple" xlink:href="https://twitter.com/elonmusk/status/1678215642858569729" text:style-name="Internet_20_link" text:visited-style-name="Visited_20_Internet_20_Link">
 Твіттері</text:a>
 .</text:p>
      <text:p text:style-name="P4">
«Цвіт української та російської молоді вже давно гине в окопах практично безжодних територіальних досягнень. Яка б зі сторін не перейшла в наступ насильно укріплені позиції, вона втратить набагато більше солдатів. Ба більше,Росія перевершує Україну за чисельністю ~4:1, тому навіть за рівних втратвиграє війну на виснаження», — стверджує мільярдер.</text:p>
      <text:p text:style-name="P4">
<text:span text:style-name="T4">
Читайте також:</text:span>
 <text:a xlink:type="simple" xlink:href="https://www.ukrinform.ua/rubric-technology/3733530-koristuvaci-twitter-iz-sinimi-galockami-posiruut-fejki-pro-vijnu-rf-v-ukraini-bbc.html" text:style-name="Internet_20_link" text:visited-style-name="Visited_20_Internet_20_Link">
 Користувачі Twitter із синіми галочками поширюють фейкипро війну РФ в Україні - BBC </text:a>
</text:p>
      <text:p text:style-name="P4">
За його словами, «у разі провалу українського наступу з великими втратамиРосія під час контратаки захопить набагато більше території».</text:p>
      <text:p text:style-name="P4">
Нібито тому «масштабного наступу не було», - написав він.</text:p>
      <text:p text:style-name="P4">
Як повідомляв Укрінформ, раніше у Міноборони <text:a xlink:type="simple" xlink:href="https://www.ukrinform.ua/rubric-ato/3733036-u-minoboroni-pidbili-pidsumki-500-dniv-povnomasstabnoi-vijni.html" text:style-name="Internet_20_link" text:visited-style-name="Visited_20_Internet_20_Link">
 підбили підсумки 500 днівповномасштабної війни </text:a>
.</text:p>
      <text:p text:style-name="P4">
Source: <text:a xlink:type="simple" xlink:href="https://www.ukrinform.ua/rubric-world/3734073-gine-cvit-molodi-v-okopah-mask-vislovivsa-sodo-ukrainskogo-kontrnastupu.html" text:style-name="Internet_20_link" text:visited-style-name="Visited_20_Internet_20_Link">
https://www.ukrinform.ua/rubric-world/3734073-gine-cvit-molodi-v-okopah-mask-vislovivsa-sodo-ukrainskogo-kontrnastupu.html</text:a>
</text:p>
      <!--NEWS-->
      <text:h text:style-name="P10" text:outline-level="1">
<text:span text:style-name="T4">
На Миколаївщині затримано інформатора окупантів, який допомагав готувати ракетний удар по військовому шпиталю</text:span>
</text:h>
      <text:p text:style-name="P4">
Author: ['АРМІЯINFORM']</text:p>
      <text:p text:style-name="P4">
Time: 2023-07-10T50:00:00-04:00</text:p>
      <text:p text:style-name="P4">
Description: Викрито ще одного інформатора російських спецслужб, який займався підготовкою н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kupant.jpg" text:style-name="Internet_20_link" text:visited-style-name="Visited_20_Internet_20_Link">
okupant.jpg</text:a>
']</text:p>
      <text:p text:style-name="P4">
Tags: ['STOPRUSSIA', 'АГРЕСІЯ РФ', 'ВТОРГНЕННЯ РФ', 'КОЛАБОРАНТ', 'СБУ']</text:p>
      <text:p text:style-name="P4">
Category: News</text:p>
      <!--METADATA-->
      <text:p text:style-name="P4">
<draw:frame draw:style-name="fr1" draw:name="Image272" text:anchor-type="as-char" svg:width="6.9236in" svg:height="3.894525in" draw:z-index="0">
<draw:image xlink:href="../Images/AРМІЯINFORM/2023-07-10T50-00-00-04-00/okupant.jpg" xlink:type="simple" xlink:show="embed" xlink:actuate="onLoad" draw:mime-type="image/jpeg"/>
</draw:frame>
</text:p>
      <text:p text:style-name="P4">
Викрито ще одного інформатора російських спецслужб, який займався підготовкоюнових повітряних атак рф по Миколаївській області.</text:p>
      <text:p text:style-name="P4">
Про це <text:a xlink:type="simple" xlink:href="https://ssu.gov.ua/novyny/sbu-zatrymala-informatora-rf-yakyi-hotuvav-raketnyi-udar-po-viiskovomu-shpytaliu-na-mykolaivshchyni" text:style-name="Internet_20_link" text:visited-style-name="Visited_20_Internet_20_Link">
повідомляє</text:a>
пресслужба СБУ.</text:p>
      <text:p text:style-name="P4">
Для виконання ворожого завдання зловмисник об’їжджав місцевість і прихованофотографував місця дислокації підрозділів Сил оборони. Також він фіксував наелектронній мапі точні координати виявлених військових об’єктів та звітувавпро рівень їх охорони.</text:p>
      <text:p text:style-name="P4">
Особливу увагу приділяв локаціям, де помічав найбільшу концентрацію особовогоскладу та військової техніки українських захисників.</text:p>
      <text:p text:style-name="P4">
Фігуранта затримано на гарячому під час фотографування шпиталю та однієї збойових частин ЗСУ. У затриманого вилучено мобільний телефон з фото, готовимидо відправки. За матеріалами слідства, рашисти планували використати цюінформацію для здійснення прицільних повітряних ударів по території регіону.</text:p>
      <text:p text:style-name="P4">
Зловмисником виявився місцевий житель, який підтримував проведення фейковогореферендуму щодо приєднання Миколаївщини до рф. Про це він неодноразово писаву проросійських телеграм-каналах. Таким чином він привернув до себе увагуросійської спецслужби, представники якої навесні 2022 року дистанційнозапропонували йому співпрацю. Подальшу комунікацію здійснювали через один ізмесенджерів.</text:p>
      <text:p text:style-name="P4">
Наразі чоловікові повідомлено про підозру у несанкціонованому поширенніінформації про направлення, переміщення зброї, озброєння та бойових припасів вУкраїну, рух, переміщення або розміщення ЗСУ.</text:p>
      <text:p text:style-name="P4">
Суд обрав йому запобіжний захід у вигляді тримання під вартою. Зловмисниковізагрожує до 12 років тюрми.</text:p>
      <text:p text:style-name="P4">
Source: <text:a xlink:type="simple" xlink:href="https://armyinform.com.ua/2023/07/10/na-mykolayivshhyni-zatrymano-informatora-okupantiv-yakyj-dopomagav-gotuvaty-raketnyj-udar-po-vijskovomu-shpytalyu/" text:style-name="Internet_20_link" text:visited-style-name="Visited_20_Internet_20_Link">
https://armyinform.com.ua/2023/07/10/na-mykolayivshhyni-zatrymano-informatora-okupantiv-yakyj-dopomagav-gotuvaty-raketnyj-udar-po-vijskovomu-shpytalyu/</text:a>
</text:p>
      <!--NEWS-->
      <text:h text:style-name="P10" text:outline-level="1">
<text:span text:style-name="T4">
Завершено перевірку оборонних спроможностей у трьох північних областях України — Сергій Наєв</text:span>
</text:h>
      <text:p text:style-name="P4">
Author: ['АРМІЯINFORM']</text:p>
      <text:p text:style-name="P4">
Time: 2023-07-10T52:00:00-04:00</text:p>
      <text:p text:style-name="P4">
Description: Житомирський, Рівненський та Волинський напрямки будуть більш міцно прикриті відповід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yev.jpg" text:style-name="Internet_20_link" text:visited-style-name="Visited_20_Internet_20_Link">
nayev.jpg</text:a>
']</text:p>
      <text:p text:style-name="P4">
Tags: ['STOPRUSSIA', 'АГРЕСІЯ РФ', 'ВІЙСЬКОВІ ТРЕНУВАННЯ', 'ВТОРГНЕННЯ РФ', 'СЕРГІЙ НАЄВ']</text:p>
      <text:p text:style-name="P4">
Category: News</text:p>
      <!--METADATA-->
      <text:p text:style-name="P4">
<draw:frame draw:style-name="fr1" draw:name="Image273" text:anchor-type="as-char" svg:width="6.9236in" svg:height="3.894525in" draw:z-index="0">
<draw:image xlink:href="../Images/AРМІЯINFORM/2023-07-10T52-00-00-04-00/nayev.jpg" xlink:type="simple" xlink:show="embed" xlink:actuate="onLoad" draw:mime-type="image/jpeg"/>
</draw:frame>
</text:p>
      <text:p text:style-name="P4">
Житомирський, Рівненський та Волинський напрямки будуть більш міцно прикритівідповідними інженерними загородженнями.</text:p>
      <text:p text:style-name="P4">
Про це після проведення перевірки оборонних спроможностей на півночі України<text:a xlink:type="simple" xlink:href="https://t.me/SerhiyNaiev/75" text:style-name="Internet_20_link" text:visited-style-name="Visited_20_Internet_20_Link">
заявив</text:a>
 командувач Об’єднаних Сил Збройних СилУкраїни генерал-лейтенант Сергій Наєв.</text:p>
      <text:p text:style-name="P4">
«Адміністраціям та нашим воїнам визначені завдання щодо покращення обороннихрубежів та позицій. Незабаром загрозливі напрямки будуть більш міцно прикритівідповідними інженерними загородженнями», — повідомив Сергій Наєв.</text:p>
      <text:p text:style-name="P4">
За його словами, розпочато тренування українських воїнів у різних ситуаціях.</text:p>
      <text:p text:style-name="P4">
«Ця робота буде планово тривати й надалі. Будуть посилені озброєнням івійськовою технікою ті підрозділи, які виконують завдання безпосередньо вздовждержавного кордону. Оборона буде зміцнена», — резюмував генерал-лейтенантСергій Наєв.</text:p>
      <text:p text:style-name="P4">
Source: <text:a xlink:type="simple" xlink:href="https://armyinform.com.ua/2023/07/10/zaversheno-perevirku-oboronnyh-spromozhnostej-u-troh-pivnichnyh-oblastyah-ukrayiny-sergij-nayev/" text:style-name="Internet_20_link" text:visited-style-name="Visited_20_Internet_20_Link">
https://armyinform.com.ua/2023/07/10/zaversheno-perevirku-oboronnyh-spromozhnostej-u-troh-pivnichnyh-oblastyah-ukrayiny-sergij-nayev/</text:a>
</text:p>
      <!--NEWS-->
      <text:h text:style-name="P10" text:outline-level="1">
<text:span text:style-name="T4">
Фахівці Міноборони та Збройних Сил України з питань кібербезпеки відвідали структури НАТО</text:span>
</text:h>
      <text:p text:style-name="P4">
Author: ['АРМІЯINFORM']</text:p>
      <text:p text:style-name="P4">
Time: 2023-07-10T54:00:00-04:00</text:p>
      <text:p text:style-name="P4">
Description: Делегація представників основних суб’єктів забезпечення кібербезпеки України відвід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b4577ecb3a430ede661e7eab60266f2224d581d-150x150.jpeg" text:style-name="Internet_20_link" text:visited-style-name="Visited_20_Internet_20_Link">
bb4577ecb3a430ede661e7eab60266f2224d581d-150x150.jpeg</text:a>
', '<text:a xlink:type="simple" xlink:href="https://armyinform.com.ua/wp-content/uploads/2023/07/977712507063d08cbf39850cf1cfdf1accb422dd-150x150.jpeg" text:style-name="Internet_20_link" text:visited-style-name="Visited_20_Internet_20_Link">
977712507063d08cbf39850cf1cfdf1accb422dd-150x150.jpeg</text:a>
']</text:p>
      <text:p text:style-name="P4">
Tags: ['КІБЕРБЕЗПЕКА', 'МОУ', 'НАТО']</text:p>
      <text:p text:style-name="P4">
Category: News</text:p>
      <!--METADATA-->
      <text:p text:style-name="P4">
<text:a xlink:type="simple" xlink:href="https://armyinform.com.ua/wp-content/uploads/2023/07/bb4577ecb3a430ede661e7eab60266f2224d581d.jpeg" text:style-name="Internet_20_link" text:visited-style-name="Visited_20_Internet_20_Link">
<draw:frame draw:style-name="fr1" draw:name="Image274" text:anchor-type="as-char" svg:width="6.9236in" svg:height="6.9236in" draw:z-index="0">
<draw:image xlink:href="../Images/AРМІЯINFORM/2023-07-10T54-00-00-04-00/bb4577ecb3a430ede661e7eab60266f2224d581d-150x150.jpeg" xlink:type="simple" xlink:show="embed" xlink:actuate="onLoad" draw:mime-type="image/jpeg"/>
</draw:frame>
</text:a>
</text:p>
      <text:p text:style-name="P4">
<text:a xlink:type="simple" xlink:href="https://armyinform.com.ua/wp-content/uploads/2023/07/977712507063d08cbf39850cf1cfdf1accb422dd.jpeg" text:style-name="Internet_20_link" text:visited-style-name="Visited_20_Internet_20_Link">
<draw:frame draw:style-name="fr1" draw:name="Image275" text:anchor-type="as-char" svg:width="6.9236in" svg:height="6.9236in" draw:z-index="0">
<draw:image xlink:href="../Images/AРМІЯINFORM/2023-07-10T54-00-00-04-00/977712507063d08cbf39850cf1cfdf1accb422dd-150x150.jpeg" xlink:type="simple" xlink:show="embed" xlink:actuate="onLoad" draw:mime-type="image/jpeg"/>
</draw:frame>
</text:a>
</text:p>
      <text:p text:style-name="P4">
Делегація представників основних суб’єктів забезпечення кібербезпеки Українивідвідала штаб-квартиру НАТО, Командування НАТО з операцій та Агенцію НАТО зізв’язку та інформації у рамках проєкту з обміну знаннями С4 Трастового фондуКомплексного пакету допомоги НАТО-Україна.</text:p>
      <text:p text:style-name="P4">
Про це <text:a xlink:type="simple" xlink:href="https://www.mil.gov.ua/news/2023/07/10/fahivczi-minoboroni-ta-zbrojnih-sil-ukraini-z-pitan-kiberbezpeki-vidvidali-strukturi-nato/" text:style-name="Internet_20_link" text:visited-style-name="Visited_20_Internet_20_Link">
інформує</text:a>
Міністерство оборони України.</text:p>
      <text:p text:style-name="P4">
У рамках загальної презентації української делегації про систему кібербезпекипредставники Міноборони та Збройних Сил розповіли про роль структур Міноборонита ЗСУ у забезпеченні кібербезпеки, представили уроки кібервійни, що триває, атакож потреби та пропозиції щодо майбутньої співпраці з НАТО у сферікібербезпеки, зокрема щодо матеріально-технічної та дорадчої допомоги у рамкахКомплексного пакету допомоги.</text:p>
      <text:p text:style-name="P4">
У заході взяли участь представники Національного координаційного центрукібербезпеки, Служби безпеки України, Державної служби спеціального зв’язку тазахисту інформації, Міністерства оборони України, Збройних Сил України,Департаменту кіберполіції Національної поліції України та Офісу Генеральногопрокурора. За сприяння Управління нових викликів безпеці штаб-квартири НАТО таМісії України при НАТО учасники мали нагоду ознайомитися зі структурамиАльянсу, залученими до забезпечення кібербезпеки.</text:p>
      <text:p text:style-name="P4">
Зокрема, у рамках програми візиту брифінги для учасників провели Центркібероперацій (CyOC) та Управління J6 Штабу Верховного головнокомандувача ОЗСНАТО в Європі, Агенція НАТО зі зв’язку та інформації, а саме — Центркібербезпеки НАТО (NCSC), Центр управління корпоративними сервісами (ESOC), атакож структури штаб-квартири НАТО — Офіс головного інформаційного директораНАТО (OCIO), Управління нових викликів безпеці, Секретаріат С3, Управлінняоб’єднаної розвідки та безпеки, зокрема Офіс безпеки НАТО, а також Управлінняоперацій.</text:p>
      <text:p text:style-name="P4">
З боку НАТО зустрічі відкривали заступник помічника Генерального секретаряНАТО з політичних питань та політики безпеки та заступник начальника штабу зпитань кіберпростору Штабу Верховного головнокомандувача ОЗС НАТО в Європі.Українську делегацію очолила секретар Національного координаційного центрукібербезпеки Наталія Ткачук. Модерували обговорення Директор Центрукібероперацій НАТО та заступник помічника Генерального секретаря НАТО з питаньнових викликів безпеки.</text:p>
      <text:p text:style-name="P4">
Source: <text:a xlink:type="simple" xlink:href="https://armyinform.com.ua/2023/07/10/fahivczi-minoborony-ta-zbrojnyh-syl-ukrayiny-z-pytan-kiberbezpeky-vidvidaly-struktury-nato/" text:style-name="Internet_20_link" text:visited-style-name="Visited_20_Internet_20_Link">
https://armyinform.com.ua/2023/07/10/fahivczi-minoborony-ta-zbrojnyh-syl-ukrayiny-z-pytan-kiberbezpeky-vidvidaly-struktury-nato/</text:a>
</text:p>
      <!--NEWS-->
      <text:h text:style-name="P10" text:outline-level="1">
<text:span text:style-name="T4">
Ситуація з рівнем життям на тимчасово окупованих територіях нагадує Кубу — ГУР</text:span>
</text:h>
      <text:p text:style-name="P4">
Author: ['АРМІЯINFORM']</text:p>
      <text:p text:style-name="P4">
Time: 2023-07-10T56:00:00-04:00</text:p>
      <text:p text:style-name="P4">
Description: «руський мір» несе з собою лише деградацію, руйнування та архаїку, відкидає людей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710-02-1.jpg" text:style-name="Internet_20_link" text:visited-style-name="Visited_20_Internet_20_Link">
20230710-02-1.jpg</text:a>
']</text:p>
      <text:p text:style-name="P4">
Tags: ['STOPRUSSIA', 'АГРЕСІЯ РФ', 'ВТОРГНЕННЯ РФ', 'ГУР МІНОБОРОНИ УКРАЇНИ']</text:p>
      <text:p text:style-name="P4">
Category: News</text:p>
      <!--METADATA-->
      <text:p text:style-name="P4">
<draw:frame draw:style-name="fr1" draw:name="Image276" text:anchor-type="as-char" svg:width="6.9236in" svg:height="3.894525in" draw:z-index="0">
<draw:image xlink:href="../Images/AРМІЯINFORM/2023-07-10T56-00-00-04-00/20230710-02-1.jpg" xlink:type="simple" xlink:show="embed" xlink:actuate="onLoad" draw:mime-type="image/jpeg"/>
</draw:frame>
</text:p>
      <text:p text:style-name="P4">
«руський мір» несе з собою лише деградацію, руйнування та архаїку, відкидаєлюдей в доіндустріальну епоху. Це спостерігаємо у ОРДЛО та в Криму, делюдський розвиток зупинився ще в далекому 2014 році, коли туди припхалисяокупанти.</text:p>
      <text:p text:style-name="P4">
Як слушно зауважує керівник воєнної розвідки України генерал-майор КирилоБуданов, «українські тимчасово окуповані території за неповне людське життястрімко перетворилися в Кубу, де з приходом комуністів до влади почаласятотальна деградація та ізоляція країни, згорнулися політичні та економічнісвободи, а саме кубинське суспільство перетворилося в гетто-заповідникдрімучої стагнації». Старі американські автомобілі на Кубі нагадують, що до1953 року і заколоту комуністів, там було бурхливе економічне життя. А теперні інновацій, ні інвестицій, ні сучасної техніки, ні важливих інфраструктурнихпроєктів.</text:p>
      <text:p text:style-name="P4">
Порівняння тимчасово окупованих українських територій із Кубою — дужепромовисте. Потрібно негайно визволити ці території, щоб дати шанс українськимгромадянам в окупації на майбутнє. Інакше ці території перетворяться убезпросвітне Дике поле ХХІ століття, а люди і їхні долі — в заручниківімперських амбіцій кремлівських недоумків.</text:p>
      <text:p text:style-name="P4">
Подальше руйнування застарілої інфраструктури, падіння соціального капіталу,тотальна деградація освіти, культури, науки, відсутність можливостей будь-якого розвитку – ось насправді ціна так званого визволення, про яке брехавкремль під час окупації українських територій ще у 2014 році. Таку ж «кубу»путінський режим вирощує в гетто Придністров’я.</text:p>
      <text:p text:style-name="P4">
А тим часом Україна запустила декілька важливих реформ — від децентралізації,коли громади на місцях отримали ресурси та повноваження для розвитку, а такожадміністративних послуг. Українці отримали можливість без перешкод відвідуватиінші країни світу, зокрема Європейського Союзу. Країна в соціальному планіінтегрувалася до відкритого демократичного світу.</text:p>
      <text:p text:style-name="P4">
<text:span text:style-name="T4">
Джерело:</text:span>
 <text:a xlink:type="simple" xlink:href="https://gur.gov.ua/content/sytuatsiia-z-rivnem-zhyttiam-na-okupovanykh-terytoriiakh-nahaduie-kubu.html" text:style-name="Internet_20_link" text:visited-style-name="Visited_20_Internet_20_Link">
<text:span text:style-name="T5">
Головне управління розвідки МОУкраїни</text:span>
</text:a>
</text:p>
      <text:p text:style-name="P4">
Source: <text:a xlink:type="simple" xlink:href="https://armyinform.com.ua/2023/07/10/sytuacziya-z-rivnem-zhyttyam-na-tymchasovo-okupovanyh-terytoriyah-nagaduye-kubu-gur/" text:style-name="Internet_20_link" text:visited-style-name="Visited_20_Internet_20_Link">
https://armyinform.com.ua/2023/07/10/sytuacziya-z-rivnem-zhyttyam-na-tymchasovo-okupovanyh-terytoriyah-nagaduye-kubu-gur/</text:a>
</text:p>
      <!--NEWS-->
      <text:h text:style-name="P10" text:outline-level="1">
<text:span text:style-name="T4">
У НАТО домовилися спростити Україні шлях вступу до Альянсу — Дмитро Кулеба</text:span>
</text:h>
      <text:p text:style-name="P4">
Author: ['АРМІЯINFORM']</text:p>
      <text:p text:style-name="P4">
Time: 2023-07-10T58:00:00-04:00</text:p>
      <text:p text:style-name="P4">
Description: Країни-члени НАТО досягли консенсусу щодо усунення плану дій щодо членства на шлях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13576-1_large.jpg" text:style-name="Internet_20_link" text:visited-style-name="Visited_20_Internet_20_Link">
113576-1_large.jpg</text:a>
']</text:p>
      <text:p text:style-name="P4">
Tags: []</text:p>
      <text:p text:style-name="P4">
Category: News</text:p>
      <!--METADATA-->
      <text:p text:style-name="P4">
<draw:frame draw:style-name="fr1" draw:name="Image277" text:anchor-type="as-char" svg:width="6.9236in" svg:height="4.615733in" draw:z-index="0">
<draw:image xlink:href="../Images/AРМІЯINFORM/2023-07-10T58-00-00-04-00/113576-1_large.jpg" xlink:type="simple" xlink:show="embed" xlink:actuate="onLoad" draw:mime-type="image/jpeg"/>
</draw:frame>
</text:p>
      <text:p text:style-name="P4">
Країни-члени НАТО досягли консенсусу щодо усунення плану дій щодо членства нашляху України до вступу в Альянс.</text:p>
      <text:p text:style-name="P4">
Про це повідомив міністр закордонних справ України Дмитро Кулеба у<text:a xlink:type="simple" xlink:href="%22https://twitter.com/DmytroKuleba/status/1678334279397388288" text:style-name="Internet_20_link" text:visited-style-name="Visited_20_Internet_20_Link">
Твіттері</text:a>
.</text:p>
      <text:p text:style-name="P4">
«Після інтенсивних переговорів союзники по НАТО досягли консенсусу щодоусунення ПДЧ зі шляху України до членства. Я вітаю це довгоочікуване рішення,яке скорочує наш шлях до НАТО. Це також найкращий момент, щоб прояснитизапрошення Україні стати членом», — зазначив він.</text:p>
      <text:p text:style-name="P4">
Source: <text:a xlink:type="simple" xlink:href="https://armyinform.com.ua/2023/07/10/u-nato-domovylysya-sprostyty-ukrayini-shlyah-vstupu-do-alyansu-dmytro-kuleba/" text:style-name="Internet_20_link" text:visited-style-name="Visited_20_Internet_20_Link">
https://armyinform.com.ua/2023/07/10/u-nato-domovylysya-sprostyty-ukrayini-shlyah-vstupu-do-alyansu-dmytro-kuleba/</text:a>
</text:p>
      <!--NEWS-->
      <text:h text:style-name="P10" text:outline-level="1">
<text:span text:style-name="T4">
Держдеп про 500 днів масштабної війни: Штати й надалі міцно стоятимуть з Україною</text:span>
</text:h>
      <text:p text:style-name="P4">
Authors: Ukrinform (Person)</text:p>
      <text:p text:style-name="P4">
Publisher: Укринформ (Organization)</text:p>
      <text:p text:style-name="P4">
Published Time: 2023-07-10T5:13:00+03:00</text:p>
      <text:p text:style-name="P4">
Modified Time: 2023-07-10T22:13:00+03:00</text:p>
      <text:p text:style-name="P4">
Description: Державний департамент США виступив із заявою щодо 500 днів від початку повномасштабної агресії РФ, наголосивши, що Сполучені Штати продовжать об’єднувати союзників і партнерів для досягнення справедливого миру в Україні. — Укрінформ.</text:p>
      <text:p text:style-name="P4">
Images: ['<text:a xlink:type="simple" xlink:href="https://static.ukrinform.com/photos/2018_03/thumb_files/630_360_1521097272-9495.jpg" text:style-name="Internet_20_link" text:visited-style-name="Visited_20_Internet_20_Link">
630_360_15210...</text:a>
']</text:p>
      <text:p text:style-name="P4">
Tags: ['США', 'Україна', 'Агресія РФ', 'Війна з Росією']</text:p>
      <text:p text:style-name="P4">
Type: Article</text:p>
      <!--METADATA-->
      <text:p text:style-name="P4">
<draw:frame draw:style-name="fr1" draw:name="Image278" text:anchor-type="as-char" svg:width="6.9236in" svg:height="3.956343in" draw:z-index="0">
<draw:image xlink:href="../Images/yкринформ/2023-07-10T5-13-00-03-00/630_360_1521097272-9495.jpg" xlink:type="simple" xlink:show="embed" xlink:actuate="onLoad" draw:mime-type="image/jpeg"/>
</draw:frame>
 Державнийдепартамент США виступив із заявою щодо 500 днів від початку повномасштабноїагресії РФ, наголосивши, що Сполучені Штати продовжать об’єднувати союзників іпартнерів для досягнення справедливого миру в Україні.</text:p>
      <text:p text:style-name="P4">
Про це сказав у понеділок під час брифінгу в Вашингтоні речник Держдепу МеттьюМіллер, передає власний кореспондент Укрінформу.</text:p>
      <text:p text:style-name="P4">
«Упродовж наступних тижнів та місяці Сполучені Штати продовжать взаємодіяти зУкраїною, нашими союзниками й партнерами, а також з усіма зацікавленимисторонами, які прагнуть підтримати справедливий і стійкий мир», - зауваживпредставник Держдепу.</text:p>
      <text:p text:style-name="P4">
<text:span text:style-name="T4">
Читайте також:</text:span>
 <text:span text:style-name="T4">
<text:a xlink:type="simple" xlink:href="https://www.ukrinform.ua/rubric-polytics/3733956-bajden-i-sunak-obgovorili-u-londoni-pidtrimku-ukraini.html" text:style-name="Internet_20_link" text:visited-style-name="Visited_20_Internet_20_Link">
 Байден і Сунак обговорили у Лондоні підтримку України</text:a>
 </text:span>
</text:p>
      <text:p text:style-name="P4">
Він нагадав, як від початку масштабного вторгнення росіяни атакували будинки,школи, дитячі майданчики, лікарні, торговельні центри, ядерні об’єкти та іншуінфраструктуру.</text:p>
      <text:p text:style-name="P4">
«Представники російських військ та їхні поплічники вчиняли міжнародні злочини,такі як незаконне переміщення українських цивільних осіб, у тому числі дітей,до Росії в межах так званих «фільтраційних операцій»,- підкреслив Міллер.</text:p>
      <text:p text:style-name="P4">
Речник також зазначив, що Росія цілеспрямовано нищила енергетичнуінфраструктуру України, безвідповідально бряцала ядерною зброєю, знищувалаорні землі та перешкоджала експорту українського зерна.</text:p>
      <text:p text:style-name="P4">
<text:span text:style-name="T4">
Читайте також:</text:span>
 <text:span text:style-name="T4">
<text:a xlink:type="simple" xlink:href="https://www.ukrinform.ua/rubric-society/3732701-voenni-zlocini-rf-dania-gotuetsa-napraviti-v-ukrainu-grupu-slidcih.html" text:style-name="Internet_20_link" text:visited-style-name="Visited_20_Internet_20_Link">
 Воєнні злочини РФ: Данія готується направити в Українугрупу слідчих </text:a>
 </text:span>
</text:p>
      <text:p text:style-name="P4">
Міллер вкотре підкреслив, що Росія «зазнала стратегічного провалу» в Україні йпонесла величезні втрати як військового персоналу й техніки, так і в планіекономіки.</text:p>
      <text:p text:style-name="P4">
«Ми не можемо піддатися російській агресії чи змиритися з її нахабнимиспробами змінити кордони силою. Упродовж 500 днів ми міцно стояли єдинимфронтом з Україною і продовжуватимемо так надалі стільки, скількизнадобиться»,- зауважив представник Держдепу.</text:p>
      <text:p text:style-name="P4">
<text:span text:style-name="T4">
Читайте також:</text:span>
 <text:span text:style-name="T4">
<text:a xlink:type="simple" xlink:href="https://www.ukrinform.ua/rubric-ato/3734060-zelenskij-ukraina-bude-v-nato-pracuemo-nad-algoritmom-nabutta-clenstva.html" text:style-name="Internet_20_link" text:visited-style-name="Visited_20_Internet_20_Link">
 Зеленський: Україна буде в НАТО, працюємо надалгоритмом набуття членства </text:a>
 </text:span>
</text:p>
      <text:p text:style-name="P4">
Як повідомляв Укрінформ, у неділю в Національному соборі Вашингтона(Washington National Cathedral) відбулася екуменічна служба, приурочена до 500днів боротьби України проти повномасштабної війни РФ.</text:p>
      <text:p text:style-name="P4">
<text:span text:style-name="T4">
Читайте також:</text:span>
 <text:span text:style-name="T4">
<text:a xlink:type="simple" xlink:href="https://www.ukrinform.ua/rubric-ato/3733110-500-dniv-velikoi-vijni-aki-zlocini-zalisila-po-sobi-rosia.html" text:style-name="Internet_20_link" text:visited-style-name="Visited_20_Internet_20_Link">
 500 днів Великої війни: які злочини залишила по собіРосія </text:a>
 </text:span>
</text:p>
      <text:p text:style-name="P4">
Захід, організований за ініціативи Посольства України в США зібравпредставників української громади, американських посадовців, представниківдипломатичного корпусу, українське та американське духовенство, а такожпростих американців - друзів і прихильників України.</text:p>
      <text:p text:style-name="P4">
Source: <text:a xlink:type="simple" xlink:href="https://www.ukrinform.ua/rubric-ato/3734080-derzdep-pro-500-dniv-masstabnoi-vijni-stati-j-nadali-micno-stoatimut-z-ukrainou.html" text:style-name="Internet_20_link" text:visited-style-name="Visited_20_Internet_20_Link">
https://www.ukrinform.ua/rubric-ato/3734080-derzdep-pro-500-dniv-masstabnoi-vijni-stati-j-nadali-micno-stoatimut-z-ukrainou.html</text:a>
</text:p>
      <!--NEWS-->
      <text:h text:style-name="P10" text:outline-level="1">
<text:span text:style-name="T4">
За тиждень у звільнених регіонах українські сапери знешкодили понад 2,5 тисячі вибухонебезпечних предметів</text:span>
</text:h>
      <text:p text:style-name="P4">
Author: ['АРМІЯINFORM']</text:p>
      <text:p text:style-name="P4">
Time: 2023-07-10T60:00:00-04:00</text:p>
      <text:p text:style-name="P4">
Description: Саперні підрозділи Держспецтрансслужби Міноборони та Командування Сил підтримки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87357934449316618_y.jpg" text:style-name="Internet_20_link" text:visited-style-name="Visited_20_Internet_20_Link">
photo_5287357934449316618_y.jpg</text:a>
']</text:p>
      <text:p text:style-name="P4">
Tags: ['ДССТ МО УКРАЇНИ', 'КСП ЗСУ', 'РОЗМІНУВАННЯ', 'САПЕРИ']</text:p>
      <text:p text:style-name="P4">
Category: News</text:p>
      <!--METADATA-->
      <text:p text:style-name="P4">
<draw:frame draw:style-name="fr1" draw:name="Image279" text:anchor-type="as-char" svg:width="6.9236in" svg:height="4.615733in" draw:z-index="0">
<draw:image xlink:href="../Images/AРМІЯINFORM/2023-07-10T60-00-00-04-00/photo_5287357934449316618_y.jpg" xlink:type="simple" xlink:show="embed" xlink:actuate="onLoad" draw:mime-type="image/jpeg"/>
</draw:frame>
</text:p>
      <text:p text:style-name="P4">
Саперні підрозділи Держспецтрансслужби Міноборони та Командування Силпідтримки ЗСУ продовжують працювати у громадах звільнених регіонів України,зокрема у Миколаївській, Херсонській, Харківській, Київській та іншихобластях. За минулий тиждень вилучено та знешкоджено 2 516 вибухонебезпечнихпредметів.</text:p>
      <text:p text:style-name="P4">
Про це інформує Міністерство оборони України у<text:a xlink:type="simple" xlink:href="https://t.me/ministry_of_defense_ua/7756" text:style-name="Internet_20_link" text:visited-style-name="Visited_20_Internet_20_Link">
Телеграм</text:a>
.</text:p>
      <text:p text:style-name="P4">
Так, фахівцями КСП ЗСУ та ДССТ обстежено та очищено:</text:p>
      <ul>
        <li>
260,7 га місцевості;  * 227,8 га сільгоспугідь;  * 2,57 га лісових масивів;  * 2,39 км автодоріг;  * 12,2 км залізниць;  * понад 150 м ЛЕП.</li>
      </ul>
      <text:p text:style-name="P4">
Також триває обстеження споруд та житлових будівель.</text:p>
      <text:p text:style-name="P4">
Українські сапери активно працюють, аби розчистити територію держави віднебезпечних ворожих «сюрпризів» та знову зробити її безпечною.</text:p>
      <text:p text:style-name="P4">
Source: <text:a xlink:type="simple" xlink:href="https://armyinform.com.ua/2023/07/10/za-tyzhden-u-zvilnenyh-regionah-ukrayinski-sapery-zneshkodyly-ponad-25-tysyachi-vybuhonebezpechnyh-predmetiv/" text:style-name="Internet_20_link" text:visited-style-name="Visited_20_Internet_20_Link">
https://armyinform.com.ua/2023/07/10/za-tyzhden-u-zvilnenyh-regionah-ukrayinski-sapery-zneshkodyly-ponad-25-tysyachi-vybuhonebezpechnyh-predmetiv/</text:a>
</text:p>
      <!--NEWS-->
      <text:h text:style-name="P10" text:outline-level="1">
<text:span text:style-name="T4">
Центр протидії дезінформації розповів, як українці втирали носа росіянам протягом історії</text:span>
</text:h>
      <text:p text:style-name="P4">
Author: ['АРМІЯINFORM']</text:p>
      <text:p text:style-name="P4">
Time: 2023-07-10T61:00:00-04:00</text:p>
      <text:p text:style-name="P4">
Description: Про це повідомляє Центр протидії дезінформації:    «Історія нашої нації багата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watch/" text:style-name="Internet_20_link" text:visited-style-name="Visited_20_Internet_20_Link">
повідомляє</text:a>
 Центрпротидії дезінформації:</text:p>
      <text:p text:style-name="P4">
«Історія нашої нації багата на подвиги та війни, а український народ — цесимвол незламності та вольової сили, яка невтомно протистоїть агресору. Улихолітті війни наша країна проявляє надзвичайну витримку та героїзм,витісняючи ворога та визволяючи окуповані території.</text:p>
      <text:p text:style-name="P4">
Про те, як українці втирали носа росіянам протягом своєї історії, — дивіться увідео Центру протидії дезінформації».</text:p>
      <text:p text:style-name="P4">
Source: <text:a xlink:type="simple" xlink:href="https://armyinform.com.ua/2023/07/10/yak-ukrayinczi-vtyraly-nosa-rosiyanam-protyagom-istoriyi-pokazav-czentr-protydiyi-dezinformacziyi/" text:style-name="Internet_20_link" text:visited-style-name="Visited_20_Internet_20_Link">
https://armyinform.com.ua/2023/07/10/yak-ukrayinczi-vtyraly-nosa-rosiyanam-protyagom-istoriyi-pokazav-czentr-protydiyi-dezinformacziyi/</text:a>
</text:p>
      <!--NEWS-->
      <text:h text:style-name="P10" text:outline-level="1">
<text:span text:style-name="T4">
Викрили колишнього нардепа-комуніста, який підписав звернення до путіна щодо визнання «л/днр»</text:span>
</text:h>
      <text:p text:style-name="P4">
Author: ['АРМІЯINFORM']</text:p>
      <text:p text:style-name="P4">
Time: 2023-07-10T62:00:00-04:00</text:p>
      <text:p text:style-name="P4">
Description: Служба безпеки України зібрала доказову базу на колишнього народного депутата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ss-photo.jpg" text:style-name="Internet_20_link" text:visited-style-name="Visited_20_Internet_20_Link">
rss-photo.jpg</text:a>
']</text:p>
      <text:p text:style-name="P4">
Tags: ['STOPRUSSIA', 'АГРЕСІЯ РФ', 'ВТОРГНЕННЯ РФ', 'НАРДЕП-КОМУНІСТ', 'СБУ']</text:p>
      <text:p text:style-name="P4">
Category: News</text:p>
      <!--METADATA-->
      <text:p text:style-name="P4">
<draw:frame draw:style-name="fr1" draw:name="Image280" text:anchor-type="as-char" svg:width="6.9236in" svg:height="4.793262in" draw:z-index="0">
<draw:image xlink:href="../Images/AРМІЯINFORM/2023-07-10T62-00-00-04-00/rss-photo.jpg" xlink:type="simple" xlink:show="embed" xlink:actuate="onLoad" draw:mime-type="image/jpeg"/>
</draw:frame>
</text:p>
      <text:p text:style-name="P4">
Служба безпеки України зібрала доказову базу на колишнього народного депутатавід забороненої «комуністичної партії України», який підтримав збройну агресіюрф проти нашої держави.</text:p>
      <text:p text:style-name="P4">
Про це <text:a xlink:type="simple" xlink:href="https://ssu.gov.ua/novyny/sbu-vykryla-u-kyievi-kolyshnoho-nardepakomunista-yakyi-pidpysav-zvernennia-do-putina-shchodo-vyznannia-ldnr" text:style-name="Internet_20_link" text:visited-style-name="Visited_20_Internet_20_Link">
повідомляє</text:a>
СБУ.</text:p>
      <text:p text:style-name="P4">
— Напередодні широкомасштабного вторгнення росії він був одним з організаторівзвернення так званої міжнародної спілки радянських офіцерів до президентакраїни-агресора. У цьому «листі» його підписанти просили очільника кремлявизнати «суверенітет» тимчасово окупованих районів Донецької та Луганськоїобластей, — йдеться в повідомленні.</text:p>
      <text:p text:style-name="P4">
Крім того, протягом 2017–2019 років колишній нардеп брав активну участь умасових антиукраїнських заходах у москві та агітував за «приєднання»захопленої частини сходу України до рф. Також він виступав за офіційневведення на територію нашої держави військ рф.</text:p>
      <text:p text:style-name="P4">
Зазначається, що після 24 лютого 2022 року фігурант очікував на «бліцкриг»рашистів і швидку окупацію Києва, про що неодноразово розповідав середоточуючих. Також він підбурював своїх знайомих допомагати російським окупантаму разі захоплення столичного регіону.</text:p>
      <text:p text:style-name="P4">
Водночас під час обшуків за місцем проживання зловмисника виявлено забороненукомуністичну літературу і прокремлівські друковані видання.</text:p>
      <text:p text:style-name="P4">
Наразі вирішується питання щодо обрання йому запобіжного заходу у виглядітримання під вартою. Зловмиснику загрожує тюремне ув’язнення з конфіскацієюмайна.</text:p>
      <text:p text:style-name="P4">
Source: <text:a xlink:type="simple" xlink:href="https://armyinform.com.ua/2023/07/10/vykryly-kolyshnogo-nardepa-komunista-yakyj-pidpysav-zvernennya-do-putina-shhodo-vyznannya-l-dnr/" text:style-name="Internet_20_link" text:visited-style-name="Visited_20_Internet_20_Link">
https://armyinform.com.ua/2023/07/10/vykryly-kolyshnogo-nardepa-komunista-yakyj-pidpysav-zvernennya-do-putina-shhodo-vyznannya-l-dnr/</text:a>
</text:p>
      <!--NEWS-->
      <text:h text:style-name="P10" text:outline-level="1">
<text:span text:style-name="T4">
Голова Верховної Ради України зустрівся з експрезидентом Латвійської Республіки</text:span>
</text:h>
      <text:p text:style-name="P4">
Author: ['АРМІЯINFORM']</text:p>
      <text:p text:style-name="P4">
Time: 2023-07-10T63:00:00-04:00</text:p>
      <text:p text:style-name="P4">
Description: Про це повідомляє Голова Верховної Ради України Руслан Стефанчук:    «Завжди важли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47561099_672671534898899_2319174837579882182_n.jpg" text:style-name="Internet_20_link" text:visited-style-name="Visited_20_Internet_20_Link">
347561099_672671534898899_2319174837579882182_n.jpg</text:a>
']</text:p>
      <text:p text:style-name="P4">
Tags: ['STOPRUSSIA', 'АГРЕСІЯ РФ', 'РУСЛАН СТЕФАНЧУК']</text:p>
      <text:p text:style-name="P4">
Category: News</text:p>
      <!--METADATA-->
      <text:p text:style-name="P4">
<draw:frame draw:style-name="fr1" draw:name="Image281" text:anchor-type="as-char" svg:width="6.9236in" svg:height="4.615733in" draw:z-index="0">
<draw:image xlink:href="../Images/AРМІЯINFORM/2023-07-10T63-00-00-04-00/347561099_672671534898899_2319174837579882182_n.jpg" xlink:type="simple" xlink:show="embed" xlink:actuate="onLoad" draw:mime-type="image/jpeg"/>
</draw:frame>
</text:p>
      <text:p text:style-name="P4">
Про це<text:a xlink:type="simple" xlink:href="https://www.facebook.com/stefanchuk.official/posts/pfbid0DTcAj7JTC6Y46o5qd6menUYb1G2qUfMJ7zjRJdFKnWbv1gsHXNTZk1p7EDyJpw3ml" text:style-name="Internet_20_link" text:visited-style-name="Visited_20_Internet_20_Link">
повідомляє</text:a>
Голова Верховної Ради України Руслан Стефанчук:</text:p>
      <text:p text:style-name="P4">
«Завжди важливо цінувати підтримку тих країн, які з перших днівширокомасштабного вторгнення надали неоціненну допомогу Україні.</text:p>
      <text:p text:style-name="P4">
Хто підтримав нас у боротьбі за незалежність та суверенітет.</text:p>
      <text:p text:style-name="P4">
Зустрівся з експрезидентом Латвійської Республіки Егілсом Левітсом, якийбуквально кілька днів тому покинув посаду Глави держави.</text:p>
      <text:p text:style-name="P4">
Окрім військової, фінансової та гуманітарної допомоги подякував за послідовнупідтримку Латвією членства України в ЄС. Наголосив, що цього року ми прагнемопочати переговори про повноцінне членство.</text:p>
      <text:p text:style-name="P4">
Подякував за навчання українських військових у Латвії за стандартами НАТО у2022 році та плани продовжити й значно розширити відповідні програми цьогороку!</text:p>
      <text:p text:style-name="P4">
Обговорили питання притягнення росії до відповідальності за скоєні злочини,якому Егілс Левітс має наміри і далі приділяти особливу увагу як правник.</text:p>
      <text:p text:style-name="P4">
Егілс Левітс запевнив, що політика підтримки, яку сповідує Латвія щодоУкраїни, буде продовжена і триватиме до повної нашої перемоги».</text:p>
      <text:p text:style-name="P4">
Source: <text:a xlink:type="simple" xlink:href="https://armyinform.com.ua/2023/07/10/golova-verhovnoyi-rady-ukrayiny-zustrivsya-z-eksprezydentom-latvijskoyi-respubliky/" text:style-name="Internet_20_link" text:visited-style-name="Visited_20_Internet_20_Link">
https://armyinform.com.ua/2023/07/10/golova-verhovnoyi-rady-ukrayiny-zustrivsya-z-eksprezydentom-latvijskoyi-respubliky/</text:a>
</text:p>
      <!--NEWS-->
      <text:h text:style-name="P10" text:outline-level="1">
<text:span text:style-name="T4">
За тиждень росармія завдала по Україні 39 ракетних та 334 авіаційних ударів — Ганна Маляр</text:span>
</text:h>
      <text:p text:style-name="P4">
Author: ['АРМІЯINFORM']</text:p>
      <text:p text:style-name="P4">
Time: 2023-07-10T64:00:00-04:00</text:p>
      <text:p text:style-name="P4">
Description: Протягом минулого тижня зафіксовано збільшення кількості обстрілів. Так, за цей періо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ВТОРГНЕННЯ РФ', 'ГАННА МАЛЯР']</text:p>
      <text:p text:style-name="P4">
Category: News</text:p>
      <!--METADATA-->
      <text:p text:style-name="P4">
<draw:frame draw:style-name="fr1" draw:name="Image282" text:anchor-type="as-char" svg:width="6.9236in" svg:height="3.890725in" draw:z-index="0">
<draw:image xlink:href="../Images/AРМІЯINFORM/2023-07-10T64-00-00-04-00/sili-oboroni-ukraini-prodovzhuyut-vedennya-nastupalnoi-operacii.jpg" xlink:type="simple" xlink:show="embed" xlink:actuate="onLoad" draw:mime-type="image/jpeg"/>
</draw:frame>
</text:p>
      <text:p text:style-name="P4">
Протягом минулого тижня зафіксовано збільшення кількості обстрілів. Так, зацей період противник завдав по Україні 39 ракетних та 334 авіаційних ударів.</text:p>
      <text:p text:style-name="P4">
Про це <text:a xlink:type="simple" xlink:href="https://t.me/annamaliar/923" text:style-name="Internet_20_link" text:visited-style-name="Visited_20_Internet_20_Link">
повідомила</text:a>
 заступник Міністра оборониУкраїни Ганна Маляр.</text:p>
      <text:p text:style-name="P4">
<text:span text:style-name="T4">
На сході</text:span>
 за тиждень у результаті покращення оперативного (тактичного)положення, вирівнювання лінії фронту звільнена площа становить 24 кв.км.Збільшено за тиждень на 4 кв.км.</text:p>
      <text:p text:style-name="P4">
«Загалом на Східному напрямку за минулий тиждень зафіксовано збільшеннякількості обстрілів до 7184. Противник використав по нас 343 402артилерійських та реактивних снарядів», — зазначила вона.</text:p>
      <text:p text:style-name="P4">
<text:span text:style-name="T4">
На півдні</text:span>
 за тиждень у результаті наступальних дій на певних ділянках єпросування у глиб противника від лінії нашої оборони.</text:p>
      <ul>
        <li>
Звільнена площа становить 168,6 кв.км;  * збільшено за тиждень на 10,2 кв.км.</li>
      </ul>
      <text:p text:style-name="P4">
«Загалом на Таврійському напрямку за минулий тиждень зафіксовано 4318 ворожихобстрілів», — повідомила Ганна Маляр.</text:p>
      <text:p text:style-name="P4">
Source: <text:a xlink:type="simple" xlink:href="https://armyinform.com.ua/2023/07/10/za-tyzhden-rosarmiya-zavdala-po-ukrayini-39-raketnyh-ta-334-aviaczijnyh-udariv-ganna-malyar/" text:style-name="Internet_20_link" text:visited-style-name="Visited_20_Internet_20_Link">
https://armyinform.com.ua/2023/07/10/za-tyzhden-rosarmiya-zavdala-po-ukrayini-39-raketnyh-ta-334-aviaczijnyh-udariv-ganna-malyar/</text:a>
</text:p>
      <!--NEWS-->
      <text:h text:style-name="P10" text:outline-level="1">
<text:span text:style-name="T4">
Серед новобранців в армії рф є наркозалежні та хворі на гепатит</text:span>
</text:h>
      <text:p text:style-name="P4">
Author: ['АРМІЯINFORM']</text:p>
      <text:p text:style-name="P4">
Time: 2023-07-10T65:00:00-04:00</text:p>
      <text:p text:style-name="P4">
Description: Про це у Facebook повідомляє Генеральний штаб ЗСУ.    На одному з полігонів схі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283" text:anchor-type="as-char" svg:width="6.9236in" svg:height="4.615733in" draw:z-index="0">
<draw:image xlink:href="../Images/AРМІЯINFORM/2023-07-10T65-00-00-04-00/poraneni-okupan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iNrbEvuDLVjuW7xnyhjL55CbAbE3cZuTshjvkenJ69ZG53FdyFMWh1aoy6gwDiPxl" text:style-name="Internet_20_link" text:visited-style-name="Visited_20_Internet_20_Link">
повідомляє</text:a>
Генеральний штаб ЗСУ.</text:p>
      <text:p text:style-name="P4">
На одному з полігонів східного воєнного округу алтайського краю проходятьпідготовку понад 300 осіб, які підписали контракт зі збройними силамиросійської федерації. Серед новобранців є особи з-поміж колишніх ув’язнених,чоловіки низького соціального статусу без особистих документів, наркозалежніта хворі на гепатит. Більшість вказаних осіб уже звернулися до медичнихзакладів, аби спробувати відтермінувати свою відправку в райони бойових дій натериторії України.</text:p>
      <text:p text:style-name="P4">
Source: <text:a xlink:type="simple" xlink:href="https://armyinform.com.ua/2023/07/10/sered-novobrancziv-v-armiyi-rf-ye-narkozalezhni-ta-hvori-na-gepatyt/" text:style-name="Internet_20_link" text:visited-style-name="Visited_20_Internet_20_Link">
https://armyinform.com.ua/2023/07/10/sered-novobrancziv-v-armiyi-rf-ye-narkozalezhni-ta-hvori-na-gepatyt/</text:a>
</text:p>
      <!--NEWS-->
      <text:h text:style-name="P10" text:outline-level="1">
<text:span text:style-name="T4">
Абсолютна підтримка: українці бачать країну в складі НАТО</text:span>
</text:h>
      <text:p text:style-name="P4">
Author: ['АРМІЯINFORM']</text:p>
      <text:p text:style-name="P4">
Time: 2023-07-10T66:00:00-04:00</text:p>
      <text:p text:style-name="P4">
Description: 89% українців хочуть бачити Україну в складі НАТО.    Про це свідчать результ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ukrayinv.jpg" text:style-name="Internet_20_link" text:visited-style-name="Visited_20_Internet_20_Link">
ukrayinv.jpg</text:a>
']</text:p>
      <text:p text:style-name="P4">
Tags: ['НАТО', 'СОЦОПИТУВАННЯ']</text:p>
      <text:p text:style-name="P4">
Category: News</text:p>
      <!--METADATA-->
      <text:p text:style-name="P4">
<draw:frame draw:style-name="fr1" draw:name="Image284" text:anchor-type="as-char" svg:width="6.9236in" svg:height="3.89773in" draw:z-index="0">
<draw:image xlink:href="../Images/AРМІЯINFORM/2023-07-10T66-00-00-04-00/ukrayinv.jpg" xlink:type="simple" xlink:show="embed" xlink:actuate="onLoad" draw:mime-type="image/jpeg"/>
</draw:frame>
</text:p>
      <text:p text:style-name="P4">
89% українців хочуть бачити Україну в складі НАТО.</text:p>
      <text:p text:style-name="P4">
Про це <text:a xlink:type="simple" xlink:href="https://kiis.com.ua/" text:style-name="Internet_20_link" text:visited-style-name="Visited_20_Internet_20_Link">
свідчать</text:a>
результати соціологічного дослідження, проведеного Київським міжнароднимінститутом соціології (КМІС).</text:p>
      <text:p text:style-name="P4">
В усіх регіонах абсолютна більшість підтримують такий крок: від 79% на сходікраїни до 93% на заході.</text:p>
      <text:p text:style-name="P4">
«Тобто наразі суспільство нарешті консолідувалося з цього питання тадемонструє єдиний погляд», — наголосили в КМІС.</text:p>
      <text:p text:style-name="P4">
Лише 18% опитаних прийнятно буде відмовитися від вступу до НАТО зарадивстановлення миру, а для 76% така ціна є неприйнятною.</text:p>
      <text:p text:style-name="P4">
Також більшість українців перестала підтримувати заміну «гарантіями безпеки»повноцінного членства в НАТО.</text:p>
      <text:p text:style-name="P4">
«У травні 2022 року думки розділилися майже порівну: 39% наполягали на лишевступі до НАТО, а 42% вважали прийнятним отримати замість цього «безпековігарантії». До травня 2023 року громадська думка помітно змінилася — до 58%зросла частка тих, хто наполягає саме на членстві в НАТО. Водночас до 29%знизилася частка тих, для кого прийнятними будуть «безпекові гарантії», —зазначили соціологи.</text:p>
      <text:p text:style-name="P4">
Source: <text:a xlink:type="simple" xlink:href="https://armyinform.com.ua/2023/07/10/absolyutna-pidtrymka-ukrayinczi-bachat-krayinu-v-skladi-nato/" text:style-name="Internet_20_link" text:visited-style-name="Visited_20_Internet_20_Link">
https://armyinform.com.ua/2023/07/10/absolyutna-pidtrymka-ukrayinczi-bachat-krayinu-v-skladi-nato/</text:a>
</text:p>
      <!--NEWS-->
      <text:h text:style-name="P10" text:outline-level="1">
<text:span text:style-name="T4">
Дмитро Кулеба в розмові з Ентоні Блінкеном: Працюємо над тим, щоб рішення саміту НАТО були виграшними для всіх</text:span>
</text:h>
      <text:p text:style-name="P4">
Author: ['АРМІЯINFORM']</text:p>
      <text:p text:style-name="P4">
Time: 2023-07-10T67:00:00-04:00</text:p>
      <text:p text:style-name="P4">
Description: Міністр закордонних справ України Дмитро Кулеба провів телефонну розмову з держав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kuleba.jpeg" text:style-name="Internet_20_link" text:visited-style-name="Visited_20_Internet_20_Link">
kuleba.jpeg</text:a>
']</text:p>
      <text:p text:style-name="P4">
Tags: ['ДМИТРО КУЛЕБА', 'ЕНТОНІ БЛІНКЕН', 'НАТО', 'САМІТ', 'США']</text:p>
      <text:p text:style-name="P4">
Category: News</text:p>
      <!--METADATA-->
      <text:p text:style-name="P4">
<draw:frame draw:style-name="fr1" draw:name="Image285" text:anchor-type="as-char" svg:width="6.9236in" svg:height="4.330592in" draw:z-index="0">
<draw:image xlink:href="../Images/AРМІЯINFORM/2023-07-10T67-00-00-04-00/kuleba.jpeg" xlink:type="simple" xlink:show="embed" xlink:actuate="onLoad" draw:mime-type="image/jpeg"/>
</draw:frame>
</text:p>
      <text:p text:style-name="P4">
Міністр закордонних справ України Дмитро Кулеба провів телефонну розмову здержавним секретарем США Ентоні Блінкеном напередодні саміту НАТО у Вільнюсі.</text:p>
      <text:p text:style-name="P4">
Про це він повідомив у<text:a xlink:type="simple" xlink:href="http://twitter.com/DmytroKuleba/status/1678083553886609409" text:style-name="Internet_20_link" text:visited-style-name="Visited_20_Internet_20_Link">
Твітері</text:a>
.</text:p>
      <text:p text:style-name="P4">
«У мене була продуктивна розмова з Ентоні Блінкеном перед Вільнюсом… Мипрацюємо над тим, щоб остаточні рішення були виграшними для всіх: України,НАТО та глобальної безпеки», — написав Дмитро Кулеба.</text:p>
      <text:p text:style-name="P4">
Очільник МЗС України також подякував США за ще один новаторський обороннийпакет, який включає такі необхідні боєприпаси.</text:p>
      <text:p text:style-name="P4">
Нагадаємо, нещодавно на Раді міністрів ЄС Дмитро Кулеба<text:a xlink:type="simple" xlink:href="https://armyinform.com.ua/2023/06/26/dmytro-kuleba-na-radi-ministriv-yes-nazvav-try-umovy-dlya-porazky-rosiyi/" text:style-name="Internet_20_link" text:visited-style-name="Visited_20_Internet_20_Link">
назвав</text:a>
 три умови для поразки росії.</text:p>
      <text:p text:style-name="P4">
Source: <text:a xlink:type="simple" xlink:href="https://armyinform.com.ua/2023/07/10/dmytro-kuleba-u-rozmovi-z-entoni-blinkenom-praczyuyemo-nad-tym-shhob-rishennya-samitu-nato-buly-vygrashnymy-dlya-vsih/" text:style-name="Internet_20_link" text:visited-style-name="Visited_20_Internet_20_Link">
https://armyinform.com.ua/2023/07/10/dmytro-kuleba-u-rozmovi-z-entoni-blinkenom-praczyuyemo-nad-tym-shhob-rishennya-samitu-nato-buly-vygrashnymy-dlya-vsih/</text:a>
</text:p>
      <!--NEWS-->
      <text:h text:style-name="P10" text:outline-level="1">
<text:span text:style-name="T4">
На Сумщині проведуть евакуацію жителів прикордоння</text:span>
</text:h>
      <text:p text:style-name="P4">
Author: ['АРМІЯINFORM']</text:p>
      <text:p text:style-name="P4">
Time: 2023-07-10T68:00:00-04:00</text:p>
      <text:p text:style-name="P4">
Description: Евакуація жителів Сумщини із п’ятикілометрової зони — це необхідність, яка назріла в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5-1.jpg" text:style-name="Internet_20_link" text:visited-style-name="Visited_20_Internet_20_Link">
1-5-1.jpg</text:a>
']</text:p>
      <text:p text:style-name="P4">
Tags: ['ВОРОЖІ ОБСТРИЛИ', 'ВТОРГНЕННЯ РФ', 'ЕВАКУАЦІЯ', 'СУМЩИНА']</text:p>
      <text:p text:style-name="P4">
Category: News</text:p>
      <!--METADATA-->
      <text:p text:style-name="P4">
<draw:frame draw:style-name="fr1" draw:name="Image286" text:anchor-type="as-char" svg:width="6.9236in" svg:height="3.894525in" draw:z-index="0">
<draw:image xlink:href="../Images/AРМІЯINFORM/2023-07-10T68-00-00-04-00/1-5-1.jpg" xlink:type="simple" xlink:show="embed" xlink:actuate="onLoad" draw:mime-type="image/jpeg"/>
</draw:frame>
</text:p>
      <text:p text:style-name="P4">
Евакуація жителів Сумщини із п’ятикілометрової зони — це необхідність, яканазріла вже давно.</text:p>
      <text:p text:style-name="P4">
На цьому наголосив голова Сумської ОВА Володимир Артюх за підсумками Радиоборони Сумщини, <text:a xlink:type="simple" xlink:href="https://sm.gov.ua/ru/arkhiv1/31776-evakuatsiya-zhyteliv-sumshchyny-iz-pyatykilometrovoyi-zony-tse-neobkhidnist-yaka-nazrila-vzhe-davno.html" text:style-name="Internet_20_link" text:visited-style-name="Visited_20_Internet_20_Link">
повідомили</text:a>
 в обласній військовій адміністрації.</text:p>
      <text:p text:style-name="P4">
«Після ґрунтовного аналізу оперативної обстановки на прикордонні Сумськоїобласті, за результатами доповідей військових, керівників районів татериторіальних громад ухвалено рішення про необхідність підготовки тапроведення евакуації місцевих жителів населених пунктів області, щоперебувають у п’ятикілометровій прикордонній зоні», — йдеться в повідомленні.</text:p>
      <text:p text:style-name="P4">
Нагадаємо, російські загарбники<text:a xlink:type="simple" xlink:href="https://armyinform.com.ua/2023/07/10/z-terytoriyi-rosiyi-prodovzhuyut-obstrilyuvaty-prykordonni-gromady-chernigivskoyi-j-sumskoyi-oblastej/" text:style-name="Internet_20_link" text:visited-style-name="Visited_20_Internet_20_Link">
продовжують</text:a>
 обстрілювати прикордонні території Чернігівської та Сумськоїобластей. Так, протягом доби нараховано 5 обстрілів (37 вибухів) із різнихвидів озброєння.</text:p>
      <text:p text:style-name="P4">
Source: <text:a xlink:type="simple" xlink:href="https://armyinform.com.ua/2023/07/10/na-sumshhyni-provedut-evakuacziyu-zhyteliv-prykordonnya/" text:style-name="Internet_20_link" text:visited-style-name="Visited_20_Internet_20_Link">
https://armyinform.com.ua/2023/07/10/na-sumshhyni-provedut-evakuacziyu-zhyteliv-prykordonnya/</text:a>
</text:p>
      <!--NEWS-->
      <text:h text:style-name="P10" text:outline-level="1">
<text:span text:style-name="T4">
Франція посилить військову підтримку України та готуватиме українських пілотів — глава МЗС країни</text:span>
</text:h>
      <text:p text:style-name="P4">
Author: ['АРМІЯINFORM']</text:p>
      <text:p text:style-name="P4">
Time: 2023-07-10T69:00:00-04:00</text:p>
      <text:p text:style-name="P4">
Description: Франція надає Україні військову підтримку, спрямовану на те, аби у взаємодії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rancziya_ukrayina.jpg" text:style-name="Internet_20_link" text:visited-style-name="Visited_20_Internet_20_Link">
francziya_ukrayina.jpg</text:a>
']</text:p>
      <text:p text:style-name="P4">
Tags: ['ДОПОМОГА ПАРТНЕРІВ', 'КАТРІН КОЛОННА', 'МЗС ФРАНЦІЇ', 'СВІТ ПІДТРИМУЄ УКРАЇНУ']</text:p>
      <text:p text:style-name="P4">
Category: News</text:p>
      <!--METADATA-->
      <text:p text:style-name="P4">
<draw:frame draw:style-name="fr1" draw:name="Image287" text:anchor-type="as-char" svg:width="6.9236in" svg:height="3.894525in" draw:z-index="0">
<draw:image xlink:href="../Images/AРМІЯINFORM/2023-07-10T69-00-00-04-00/francziya_ukrayina.jpg" xlink:type="simple" xlink:show="embed" xlink:actuate="onLoad" draw:mime-type="image/jpeg"/>
</draw:frame>
</text:p>
      <text:p text:style-name="P4">
Франція надає Україні військову підтримку, спрямовану на те, аби у взаємодіїіз союзниками і партнерами забезпечувати потреби, висловлені українськоювладою. Насамперед йдеться про те, щоб у дуже короткостроковій перспективідопомогти Україні захистити себе від агресії, жертвою якої вона стала,зосереджуючи особливу увагу на протиповітряній обороні й артилерії. Цяпідтримка продовжуватиметься та посилюватиметься.</text:p>
      <text:p text:style-name="P4">
Про це<text:a xlink:type="simple" xlink:href="https://twitter.com/francediplo/status/1678083982557151232" text:style-name="Internet_20_link" text:visited-style-name="Visited_20_Internet_20_Link">
повідомила</text:a>
міністр Європи та закордонних справ Франції Катрін Колонна.</text:p>
      <text:p text:style-name="P4">
«Підтримуватимемо Україну стільки, скільки необхідно. Ніхто не повиненсумніватися в нашій рішучості дотримуватися цього зобов’язання», — підкреслилаглава французької дипломатії.</text:p>
      <text:p text:style-name="P4">
Катрін Колонна також анонсувала постачання військової техніки Українінайближчим часом.</text:p>
      <text:p text:style-name="P4">
«Готуються нові поставки військової допомоги з метою постійного врахуваннянайнагальніших потреб, висловлених Україною. Але йдеться про зміцненняпотенціалу України в довгостроковій перспективі і надання їй достатньопотужних можливостей, щоб відвернути росію від будь-яких нових спроб агресії вмайбутньому. Саме з цією метою президент Республіки ( <text:span text:style-name="T5">
Емманюель Макрон. —Ред.</text:span>
 ) запропонував Україні, щоб Франція разом із кількома європейськимипартнерами здійснювала підготовку пілотів винищувачів», — повідомила КатрінКолонна.</text:p>
      <text:p text:style-name="P4">
Крім того, глава МЗС Франції висловила захоплення рішучістю та мужністюукраїнського народу та Збройних Сил України.</text:p>
      <text:p text:style-name="P4">
«Їхній спротив не лише дозволяє Україні вистояти в ситуації, коли багато хтовважав, що вона впаде за лічені тижні в умовах російської агресії, а йдопомагає забезпечити безпеку всього європейського континенту», — зазначилаКатрін Колонна.</text:p>
      <text:p text:style-name="P4">
Source: <text:a xlink:type="simple" xlink:href="https://armyinform.com.ua/2023/07/10/francziya-posylyt-vijskovu-pidtrymku-ukrayiny-ta-gotuvatyme-ukrayinskyh-pilotiv-glava-mzs-krayiny/" text:style-name="Internet_20_link" text:visited-style-name="Visited_20_Internet_20_Link">
https://armyinform.com.ua/2023/07/10/francziya-posylyt-vijskovu-pidtrymku-ukrayiny-ta-gotuvatyme-ukrayinskyh-pilotiv-glava-mzs-krayiny/</text:a>
</text:p>
      <!--NEWS-->
      <text:h text:style-name="P10" text:outline-level="1">
<text:span text:style-name="T4">
Рішення США надати Україні касетні боєприпаси не порушить єдності між союзниками – Держдеп</text:span>
</text:h>
      <text:p text:style-name="P4">
Authors: Ukrinform (Person)</text:p>
      <text:p text:style-name="P4">
Publisher: Укринформ (Organization)</text:p>
      <text:p text:style-name="P4">
Published Time: 2023-07-10T6:23:00+03:00</text:p>
      <text:p text:style-name="P4">
Modified Time: 2023-07-10T22:23:00+03:00</text:p>
      <text:p text:style-name="P4">
Description: Офіційний Вашингтон упевнений, що попри неоднозначну реакцію західних країн щодо надання Україні касетних боєприпасів, це питання не спричинить жодних «тріщин» серед країн цивілізованого світу. — Укрінформ.</text:p>
      <text:p text:style-name="P4">
Images: ['<text:a xlink:type="simple" xlink:href="https://static.ukrinform.com/photos/2023_07/thumb_files/630_360_1688821993-772.jpg" text:style-name="Internet_20_link" text:visited-style-name="Visited_20_Internet_20_Link">
630_360_16888...</text:a>
']</text:p>
      <text:p text:style-name="P4">
Tags: ['США', 'Україна', 'ЗСУ', 'Боєприпаси', 'Війна з Росією', 'Контрнаступ']</text:p>
      <text:p text:style-name="P4">
Type: Article</text:p>
      <!--METADATA-->
      <text:p text:style-name="P4">
<draw:frame draw:style-name="fr1" draw:name="Image288" text:anchor-type="as-char" svg:width="6.9236in" svg:height="3.956343in" draw:z-index="0">
<draw:image xlink:href="../Images/yкринформ/2023-07-10T6-23-00-03-00/630_360_1688821993-772.jpg" xlink:type="simple" xlink:show="embed" xlink:actuate="onLoad" draw:mime-type="image/jpeg"/>
</draw:frame>
 ОфіційнийВашингтон упевнений, що попри неоднозначну реакцію західних країн щодо наданняУкраїні касетних боєприпасів, це питання не спричинить жодних «тріщин» середкраїн цивілізованого світу.</text:p>
      <text:p text:style-name="P4">
Про це заявив у понеділок під час брифінгу в Вашингтоні речник Державногодепартаменту США Меттью Міллер, передає власний кореспондент Укрінформу.</text:p>
      <text:p text:style-name="P4">
«Ми не вважаємо це питання таким, що може створити тріщини у єдності, яку мимаємо з нашими союзниками й партнерами», - відповів представник Держдепу назапитання про занепокоєння окремих країн щодо передачі Україні касетнихбоєприпасів.</text:p>
      <text:p text:style-name="P4">
<text:span text:style-name="T4">
Читайте також:</text:span>
 <text:span text:style-name="T4">
<text:a xlink:type="simple" xlink:href="https://www.ukrinform.ua/rubric-ato/3733722-u-povitranih-silah-nazvali-logicnim-risenna-ssa-nadati-ukraini-kasetni-boepripasi.html" text:style-name="Internet_20_link" text:visited-style-name="Visited_20_Internet_20_Link">
 У Повітряних силах назвали логічним рішення США надатиУкраїні касетні боєприпаси </text:a>
 </text:span>
</text:p>
      <text:p text:style-name="P4">
Він також поінформував, що Сполучені Штати спілкувалися із союзниками йпартнерами з цього питання перед тим, як прийняти остаточне рішення.</text:p>
      <text:p text:style-name="P4">
Крім того, Міллер уточнив, що це рішення було складним, однак необхідним длязабезпечення України можливості відбити російську агресію. За його словами, уцьому зв’язку США отримали запевнення від української сторони, що касетнібоєприпаси застосовуватимуться виключно по військових цілях, а також що післяцього обов’язково буде проведена масштабна операція з розмінування.</text:p>
      <text:p text:style-name="P4">
<text:span text:style-name="T4">
Читайте також:</text:span>
 <text:span text:style-name="T4">
<text:a xlink:type="simple" xlink:href="https://www.ukrinform.ua/rubric-ato/3733309-nimeccina-strimano-vidreaguvala-na-risenna-ssa-peredati-ukraini-kasetni-boepripasi.html" text:style-name="Internet_20_link" text:visited-style-name="Visited_20_Internet_20_Link">
 Німеччина стримано відреагувала на рішення США передатиУкраїні касетні боєприпаси </text:a>
 </text:span>
</text:p>
      <text:p text:style-name="P4">
Як повідомляв Укрінформ, у п’ятницю США оголосили, що постачатимуть Українікасетні боєприпаси, аби допомогти ЗСУ в <text:span text:style-name="T4">
<text:a xlink:type="simple" xlink:href="https://www.ukrinform.ua/tag-kontrnastup" text:style-name="Internet_20_link" text:visited-style-name="Visited_20_Internet_20_Link">
 контрнаступі</text:a>
 </text:span>
 . Використання цієї зброївикликає суперечки, перш за все, через те, що певний відсоток вибуховихпристроїв не детонує, а залишається на місцевості й в майбутньому створюєсерйозну загрозу для населення навіть багато років по завершенні бойових дій.У Вашингтоні у цьому зв’язку запевнили, що відсоток відмови боєприпасів, яківони передають Україні, не перевищує 2,5% - у порівнянні з 30-40% тих, щозастосовують в Україні російські війська.</text:p>
      <text:p text:style-name="P4">
<text:span text:style-name="T4">
Читайте також:</text:span>
 <text:span text:style-name="T4">
<text:a xlink:type="simple" xlink:href="https://www.ukrinform.ua/rubric-ato/3733785-kitaj-zaklikae-stavitisa-strimano-do-peredaci-ukraini-kasetnih-boepripasiv.html" text:style-name="Internet_20_link" text:visited-style-name="Visited_20_Internet_20_Link">
 Китай закликає ставитися стримано до передачі Українікасетних боєприпасів </text:a>
 </text:span>
</text:p>
      <text:p text:style-name="P4">
Понад 100 країн приєдналася до договору про заборону касетних боєприпасів, такзваної Конвенції Осло. США, Росія й Україна цю угоду не підписали.</text:p>
      <text:p text:style-name="P4">
Source: <text:a xlink:type="simple" xlink:href="https://www.ukrinform.ua/rubric-ato/3734084-risenna-ssa-nadati-ukraini-kasetni-boepripasi-ne-porusit-ednosti-miz-souznikami-derzdep.html" text:style-name="Internet_20_link" text:visited-style-name="Visited_20_Internet_20_Link">
https://www.ukrinform.ua/rubric-ato/3734084-risenna-ssa-nadati-ukraini-kasetni-boepripasi-ne-porusit-ednosti-miz-souznikami-derzdep.html</text:a>
</text:p>
      <!--NEWS-->
      <text:h text:style-name="P10" text:outline-level="1">
<text:span text:style-name="T4">
Голови парламентів шести європейських країн закликали учасників саміту НАТО зобов’язатися взяти Україну до Альянсу</text:span>
</text:h>
      <text:p text:style-name="P4">
Author: ['АРМІЯINFORM']</text:p>
      <text:p text:style-name="P4">
Time: 2023-07-10T70:00:00-04:00</text:p>
      <text:p text:style-name="P4">
Description: У Ризі голови парламентів України, Естонії, Латвії, Литви, Німеччини та Польщі заклик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amit-nato-1.jpg" text:style-name="Internet_20_link" text:visited-style-name="Visited_20_Internet_20_Link">
samit-nato-1.jpg</text:a>
']</text:p>
      <text:p text:style-name="P4">
Tags: ['ВІЛЬНЮСЬКИЙ САМІТ', 'ДОПОМОГА ПАРТНЕРІВ', 'НАТО', 'РУСЛАН СТЕФАНЧУК', 'СВІТ ПІДТРИМУЄ УКРАЇНУ']</text:p>
      <text:p text:style-name="P4">
Category: News</text:p>
      <!--METADATA-->
      <text:p text:style-name="P4">
<draw:frame draw:style-name="fr1" draw:name="Image289" text:anchor-type="as-char" svg:width="6.9236in" svg:height="3.894525in" draw:z-index="0">
<draw:image xlink:href="../Images/AРМІЯINFORM/2023-07-10T70-00-00-04-00/samit-nato-1.jpg" xlink:type="simple" xlink:show="embed" xlink:actuate="onLoad" draw:mime-type="image/jpeg"/>
</draw:frame>
</text:p>
      <text:p text:style-name="P4">
У Ризі голови парламентів України, Естонії, Латвії, Литви, Німеччини та Польщізакликали учасників саміту Північноатлантичного альянсу включити Україну доНАТО.</text:p>
      <text:p text:style-name="P4">
Про це<text:a xlink:type="simple" xlink:href="https://www.facebook.com/100058105416952/posts/pfbid0eAZ5NnTY1Lyr1N9J8McaHk6U84UzCZPHx9tnn4K54kv3yhUDWwMmEyouTjRVZY7xl/" text:style-name="Internet_20_link" text:visited-style-name="Visited_20_Internet_20_Link">
повідомив</text:a>
спікер українського парламенту Руслан Стефанчук.</text:p>
      <text:p text:style-name="P4">
Зокрема, спікери парламентів закликали учасників Вільнюського саміту:</text:p>
      <ul>
        <li>
взяти на себе зобов'язання щодо того, що Україна стане членом НАТО, а Альянс визначить шлях для приєднання України до НАТО;  * тісно співпрацювати для розробки зобов’язань щодо безпеки для України, які жодним чином не будуть альтернативою членству України в НАТО та не повинні уповільнювати прогрес України на цьому шляху;  * підтримати формулу миру Президента України Володимира Зеленського;  * продовжити вжиття скоординованих заходів щодо забезпечення нагальних потреб України у військовому та оборонному обладнанні, зосереджуючись безпосередньо на системах ППО, далекобійній артилерії та необхідних боєприпасах, танках і бойових літаках;  * сприяти Україні у зміцненні її обороноздатності та потенціалу, включно з сухопутним, морським та повітряним компонентами, до повного відновлення Україною своєї територіальної цілісності та суверенітету в міжнародно визнаних кордонах 1991 року.</li>
      </ul>
      <text:p text:style-name="P4">
Нагадаємо, саміт Північноатлантичного альянсу<text:a xlink:type="simple" xlink:href="https://armyinform.com.ua/2022/11/09/nastupnyj-samit-nato-vidbudetsya-vlitku-2023-roku-v-lytvi/" text:style-name="Internet_20_link" text:visited-style-name="Visited_20_Internet_20_Link">
відбудеться</text:a>
 11-12 липня у литовському Вільнюсі.</text:p>
      <text:p text:style-name="P4">
Як <text:a xlink:type="simple" xlink:href="https://armyinform.com.ua/2023/07/07/vilnyuskyj-samit-nato-zrobyt-ukrayinu-sylnishoyu-gensek-alyansu/" text:style-name="Internet_20_link" text:visited-style-name="Visited_20_Internet_20_Link">
зазначив</text:a>
 напередодні Генеральний секретарАльянсу Єнс Столтенберг, вільнюський саміт НАТО зробить Україну сильнішою.</text:p>
      <text:p text:style-name="P4">
Source: <text:a xlink:type="simple" xlink:href="https://armyinform.com.ua/2023/07/10/golovy-parlamentiv-shesty-yevropejskyh-krayin-zaklykaly-uchasnykiv-samitu-nato-zobovyazatysya-vzyaty-ukrayinu-do-alyansu/" text:style-name="Internet_20_link" text:visited-style-name="Visited_20_Internet_20_Link">
https://armyinform.com.ua/2023/07/10/golovy-parlamentiv-shesty-yevropejskyh-krayin-zaklykaly-uchasnykiv-samitu-nato-zobovyazatysya-vzyaty-ukrayinu-do-alyansu/</text:a>
</text:p>
      <!--NEWS-->
      <text:h text:style-name="P10" text:outline-level="1">
<text:span text:style-name="T4">
11 липня відбудеться круглий стіл на тему: «Психологічна підтримка воїнів у районах бойових дій»</text:span>
</text:h>
      <text:p text:style-name="P4">
Author: ['АРМІЯINFORM']</text:p>
      <text:p text:style-name="P4">
Time: 2023-07-10T71:00:00-04:00</text:p>
      <text:p text:style-name="P4">
Description: 11 липня, о 10:00, у Military Media Center розпочнеться круглий стіл на т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5-10-21.42.06.jpg" text:style-name="Internet_20_link" text:visited-style-name="Visited_20_Internet_20_Link">
2023-05-10-21.42.06.jpg</text:a>
']</text:p>
      <text:p text:style-name="P4">
Tags: ['MILITARY MEDIA CENTER', 'КРУГЛИЙ СТІЛ', 'ПСИХОЛОГІЧНА ПІДТРИМКА']</text:p>
      <text:p text:style-name="P4">
Category: News</text:p>
      <!--METADATA-->
      <text:p text:style-name="P4">
<draw:frame draw:style-name="fr1" draw:name="Image290" text:anchor-type="as-char" svg:width="6.9236in" svg:height="4.615733in" draw:z-index="0">
<draw:image xlink:href="../Images/AРМІЯINFORM/2023-07-10T71-00-00-04-00/2023-05-10-21.42.06.jpg" xlink:type="simple" xlink:show="embed" xlink:actuate="onLoad" draw:mime-type="image/jpeg"/>
</draw:frame>
 Ілюстративне фото</text:p>
      <text:p text:style-name="P4">
<text:span text:style-name="T4">
11 липня, о 10:00,</text:span>
 у <text:a xlink:type="simple" xlink:href="https://t.me/militarymediacenter/2482" text:style-name="Internet_20_link" text:visited-style-name="Visited_20_Internet_20_Link">
Military MediaCenter</text:a>
 розпочнеться круглий стіл натему «Психологічна підтримка воїнів у районах бойових дій: як гартуватиморальний дух і долати бойовий стрес».</text:p>
      <text:p text:style-name="P4">
<text:span text:style-name="T4">
Теми до обговорення:</text:span>
</text:p>
      <ul>
        <li>
Як організовано діяльність військових психологів, групи контролю бойового стресу, групи супроводу відновлення.  * Яку психологічну підготовку до участі в бойових діях проходять військовослужбовці у навчальних центрах та на полігонах.  * Робота з бойовим стресом на передовій.  * Відновлення після психологічного навантаження боєм, алгоритм дій.</li>
      </ul>
      <text:p text:style-name="P4">
<text:span text:style-name="T4">
Учасники:</text:span>
</text:p>
      <ul>
        <li>
<text:span text:style-name="T4">
Олексій Лесюк</text:span>
 , начальник відділу психологічного супроводу — заступник начальника управління психологічного забезпечення ГУ МПЗ ЗСУ.  * <text:span text:style-name="T4">
Наталія Мельник</text:span>
 , начальниця відділу оперативної психологічної роботи у військах (силах) Центру МПЗ ЗСУ.  * <text:span text:style-name="T4">
Владислав Синяговський</text:span>
 , начальник відділення оперативної психологічної роботи 77-го Центру МПЗ ОК «Північ».  * <text:span text:style-name="T4">
Андрій Карачевський</text:span>
 , начальник відділення оперативної психологічної роботи 72-го Центру МПЗ ТРО.  * <text:span text:style-name="T4">
Сергій Дорошенко</text:span>
 , заступник командира з морально-психологічного забезпечення 68-ї окремої єгерської бригади.</li>
      </ul>
      <text:p text:style-name="P4">
Акредитація представників ЗМІ обов’язкова і триватиме до 09:00 11 липня!Заявки на акредитацію надсилайте на електронну адресу:</text:p>
      <text:p text:style-name="P4">
<text:a xlink:type="simple" xlink:href="mailto:psmodu@post.mil.gov.ua" text:style-name="Internet_20_link" text:visited-style-name="Visited_20_Internet_20_Link">
psmodu@post.mil.gov.ua</text:a>
 із зазначеннямпрізвища, імені та по батькові журналіста, назви видання, контактноготелефону.</text:p>
      <text:p text:style-name="P4">
Source: <text:a xlink:type="simple" xlink:href="https://armyinform.com.ua/2023/07/10/11-lypnya-vidbudetsya-kruglyj-stil-na-temu-psyhologichna-pidtrymka-voyiniv-u-rajonah-bojovyh-dij/" text:style-name="Internet_20_link" text:visited-style-name="Visited_20_Internet_20_Link">
https://armyinform.com.ua/2023/07/10/11-lypnya-vidbudetsya-kruglyj-stil-na-temu-psyhologichna-pidtrymka-voyiniv-u-rajonah-bojovyh-dij/</text:a>
</text:p>
      <!--NEWS-->
      <text:h text:style-name="P10" text:outline-level="1">
<text:span text:style-name="T4">
Бахмут береться під вогневий контроль Сил оборони — Олександр Сирський</text:span>
</text:h>
      <text:p text:style-name="P4">
Author: ['АРМІЯINFORM']</text:p>
      <text:p text:style-name="P4">
Time: 2023-07-10T72:00:00-04:00</text:p>
      <text:p text:style-name="P4">
Description: Ворог у Бахмут перебуває в пастці, а саме місто береться під вогневий контроль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stup-1.jpg" text:style-name="Internet_20_link" text:visited-style-name="Visited_20_Internet_20_Link">
nastup-1.jpg</text:a>
']</text:p>
      <text:p text:style-name="P4">
Tags: ['STOPRUSSIA', 'АГРЕСІЯ РФ', 'БАХМУТСЬКИЙ НАПРЯМОК', 'ВТОРГНЕННЯ РФ', 'ОЛЕКСАНДР СИРСЬКИЙ']</text:p>
      <text:p text:style-name="P4">
Category: News</text:p>
      <!--METADATA-->
      <text:p text:style-name="P4">
<draw:frame draw:style-name="fr1" draw:name="Image291" text:anchor-type="as-char" svg:width="6.9236in" svg:height="3.894525in" draw:z-index="0">
<draw:image xlink:href="../Images/AРМІЯINFORM/2023-07-10T72-00-00-04-00/nastup-1.jpg" xlink:type="simple" xlink:show="embed" xlink:actuate="onLoad" draw:mime-type="image/jpeg"/>
</draw:frame>
</text:p>
      <text:p text:style-name="P4">
Ворог у Бахмут перебуває в пастці, а саме місто береться під вогневий контрольСил оборони.</text:p>
      <text:p text:style-name="P4">
Про це <text:a xlink:type="simple" xlink:href="https://t.me/osirskiy/181" text:style-name="Internet_20_link" text:visited-style-name="Visited_20_Internet_20_Link">
повідомив</text:a>
 командувач Сухопутних військЗбройних Сил України генерал-полковник Олександр Сирський.</text:p>
      <text:p text:style-name="P4">
«Аеророзвідкою виявлена позиція росіян з ПТУРом. Воїни 77-ї окремоїаеромобільної бригади ефективно відпрацювали та знищили росіян. Роботапродовжується. На Бахмутському напрямку ворог вибивається з позицій», —повідомив Олександр Сирський.</text:p>
      <text:p text:style-name="P4">
Нагадаємо, раніше Олександр Сирський<text:a xlink:type="simple" xlink:href="https://armyinform.com.ua/2023/07/10/syly-oborony-prosuvayutsya-na-bahmutskomu-napryamku-podekudy-vorog-u-pastczi/" text:style-name="Internet_20_link" text:visited-style-name="Visited_20_Internet_20_Link">
повідомляв</text:a>
, що Сили оборонипросуваються на Бахмутському напрямку.</text:p>
      <text:p text:style-name="P4">
Source: <text:a xlink:type="simple" xlink:href="https://armyinform.com.ua/2023/07/10/bahmut-beretsya-pid-vognevyj-kontrol-syl-oborony-oleksandr-syrskyj/" text:style-name="Internet_20_link" text:visited-style-name="Visited_20_Internet_20_Link">
https://armyinform.com.ua/2023/07/10/bahmut-beretsya-pid-vognevyj-kontrol-syl-oborony-oleksandr-syrskyj/</text:a>
</text:p>
      <!--NEWS-->
      <text:h text:style-name="P10" text:outline-level="1">
<text:span text:style-name="T4">
В Україну приїхав спецпосланник Франції з питань відбудови</text:span>
</text:h>
      <text:p text:style-name="P4">
Author: ['АРМІЯINFORM']</text:p>
      <text:p text:style-name="P4">
Time: 2023-07-10T73:00:00-04:00</text:p>
      <text:p text:style-name="P4">
Description: В Україну прибув спеціальний посланник Франції з питань допомоги та відбудови П’є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uildingflowers1140x500.jpg.webp" text:style-name="Internet_20_link" text:visited-style-name="Visited_20_Internet_20_Link">
buildingflowers1140x500.jpg.webp</text:a>
']</text:p>
      <text:p text:style-name="P4">
Tags: ['STOPRUSSIA', 'АГРЕСІЯ РФ', 'ВТОРГНЕННЯ РФ', 'ДОПОМОГА ПАРТНЕРІВ', 'П’ЄР ХАЙЛЬБРОНН', 'ФРАНЦІЯ']</text:p>
      <text:p text:style-name="P4">
Category: News</text:p>
      <!--METADATA-->
      <text:p text:style-name="P4">
<draw:frame draw:style-name="fr1" draw:name="Image292" text:anchor-type="as-char" svg:width="6.9236in" svg:height="3.036667in" draw:z-index="0">
<draw:image xlink:href="../ConvertedIMGs/AРМІЯINFORM/2023-07-10T73-00-00-04-00/buildingflowers1140x500.jpg.png" xlink:type="simple" xlink:show="embed" xlink:actuate="onLoad" draw:mime-type="image/png"/>
</draw:frame>
</text:p>
      <text:p text:style-name="P4">
В Україну прибув спеціальний посланник Франції з питань допомоги та відбудовиП’єр Хайльбронн.</text:p>
      <text:p text:style-name="P4">
Про це він повідомив у своєму<text:a xlink:type="simple" xlink:href="https://twitter.com/HeilbronnPierre/status/1678074097694064640" text:style-name="Internet_20_link" text:visited-style-name="Visited_20_Internet_20_Link">
Twitter</text:a>
.</text:p>
      <text:p text:style-name="P4">
П’єр Хайльбронн наголосив, що знову приїхав в Україну, аби бути з «її народомпісля 500 днів систематичних руйнувань».</text:p>
      <text:p text:style-name="P4">
Спеціальний посланник Франції розповів, що разом із партнерами у ЄС та Групісеми обговорить трансформацію та реформи України, а також численні проєкти утаких сферах, як охорона здоров’я, критична інфраструктура, сучасні технологіїтощо.</text:p>
      <text:p text:style-name="P4">
Нагадаємо, що президент Франції<text:a xlink:type="simple" xlink:href="https://armyinform.com.ua/2023/03/10/prezydent-francziyi-pryznachyv-speczposlannyka-z-pytan-dopomogy-i-vidbudovy-ukrayiny/" text:style-name="Internet_20_link" text:visited-style-name="Visited_20_Internet_20_Link">
призначив</text:a>
 П’єраХайльбронна спецпосланником з питань допомоги та відбудови України в березні2023 року.</text:p>
      <text:p text:style-name="P4">
Source: <text:a xlink:type="simple" xlink:href="https://armyinform.com.ua/2023/07/10/v-ukrayinu-pryyihav-speczposlannyk-francziyi-z-pytan-vidbudovy/" text:style-name="Internet_20_link" text:visited-style-name="Visited_20_Internet_20_Link">
https://armyinform.com.ua/2023/07/10/v-ukrayinu-pryyihav-speczposlannyk-francziyi-z-pytan-vidbudovy/</text:a>
</text:p>
      <!--NEWS-->
      <text:h text:style-name="P10" text:outline-level="1">
<text:span text:style-name="T4">
На конкурсний відбір у «помічники ветерана» вже подано 133 заявки</text:span>
</text:h>
      <text:p text:style-name="P4">
Author: ['АРМІЯINFORM']</text:p>
      <text:p text:style-name="P4">
Time: 2023-07-10T74:00:00-04:00</text:p>
      <text:p text:style-name="P4">
Description: Станом на сьогодні, 10 липня, вже подано 133 заявки бажаючих взяти участь у «піло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33_zayavi-e1688993992171.jpg" text:style-name="Internet_20_link" text:visited-style-name="Visited_20_Internet_20_Link">
133_zayavi-e1688993992171.jpg</text:a>
']</text:p>
      <text:p text:style-name="P4">
Tags: ['МІНВЕТЕРАНІВ', 'ПОМІЧНИК ВЕТЕРАНА']</text:p>
      <text:p text:style-name="P4">
Category: News</text:p>
      <!--METADATA-->
      <text:p text:style-name="P4">
<draw:frame draw:style-name="fr1" draw:name="Image293" text:anchor-type="as-char" svg:width="6.9236in" svg:height="3.27822in" draw:z-index="0">
<draw:image xlink:href="../Images/AРМІЯINFORM/2023-07-10T74-00-00-04-00/133_zayavi-e1688993992171.jpg" xlink:type="simple" xlink:show="embed" xlink:actuate="onLoad" draw:mime-type="image/jpeg"/>
</draw:frame>
</text:p>
      <text:p text:style-name="P4">
Станом на сьогодні, 10 липня, вже подано 133 заявки бажаючих взяти участь у«пілоті» Мінветеранів. Найбільше прийшло кандидатур на Львівщині таДніпропетровщині — майже по 40.</text:p>
      <text:p text:style-name="P4">
Про це <text:a xlink:type="simple" xlink:href="https://mva.gov.ua/ua/news/133-zayavki-vzhe-podano-na-konkursnij-vidbir-u-pomichniki-veterana" text:style-name="Internet_20_link" text:visited-style-name="Visited_20_Internet_20_Link">
повідомляє </text:a>
пресслужба Міністерства у справахветеранів.</text:p>
      <text:p text:style-name="P4">
Пілотний проєкт Мінветеранів з відбору кандидатів на посади «помічникиветерана» триває у Вінницькій, Дніпропетровській, Львівській та Миколаївськійобластях.</text:p>
      <text:p text:style-name="P4">
Середній вік майбутніх помічників ветерана наразі становить 43,5 років. Щодостаті, то вони практично однаково представлені серед учасників проєкту. Протеє свої особливості. Так, на Миколаївщині й на Львівщині відповідно понад 70 і54 відсотки кандидатів є жінками.</text:p>
      <text:p text:style-name="P4">
Більшість учасників відбірного конкурсу мають вищу освіту, приблизно кожендесятий — молодший бакалавр, а кожен четвертий — магістр. Переважно, цефахівці зі сфери публічного управління та адміністрування, інженерії,виробничих технологій та ІТ, права, педагогіки і соціальної роботи.</text:p>
      <text:p text:style-name="P4">
Нагадаємо, що кандидати на посаду помічника ветерана можуть подати заяву велектронній формі на участь у конкурсі винятково через інформаційний порталЕ-ветеран (https://eveteran.gov.ua).</text:p>
      <text:p text:style-name="P4">
Активно працюють канали інформаційної підтримки процесу набору помічниківветеранів. На ваші запитання очікують телефонні лінії інформаційної підтримкипроєкту:</text:p>
      <ul>
        <li>
Вінницька область – Інна – 063-230-27-58  * Дніпропетровська область – Наталія – 063-688-94-10  * Львівська область – Наталія – 063-230-25-60  * Миколаївська область – Валерій – 097-441-61-04</li>
      </ul>
      <text:p text:style-name="P4">
А також у форматі листування працює електронна пошта інформаційної підтримки:asistantsupport@mva.gov.ua</text:p>
      <text:p text:style-name="P4">
Source: <text:a xlink:type="simple" xlink:href="https://armyinform.com.ua/2023/07/10/na-konkursnyj-vidbir-u-pomichnyky-veterana-vzhe-podano-133-zayavky/" text:style-name="Internet_20_link" text:visited-style-name="Visited_20_Internet_20_Link">
https://armyinform.com.ua/2023/07/10/na-konkursnyj-vidbir-u-pomichnyky-veterana-vzhe-podano-133-zayavky/</text:a>
</text:p>
      <!--NEWS-->
      <text:h text:style-name="P10" text:outline-level="1">
<text:span text:style-name="T4">
У Чорному, Азовському та Середземному морях немає жодного носія «Калібрів»</text:span>
</text:h>
      <text:p text:style-name="P4">
Author: ['АРМІЯINFORM']</text:p>
      <text:p text:style-name="P4">
Time: 2023-07-10T75:00:00-04:00</text:p>
      <text:p text:style-name="P4">
Description: Станом на ранок 10 липня у Чорному, Азовському та Середземному морях немає жодного нос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155205-1_large.jpg" text:style-name="Internet_20_link" text:visited-style-name="Visited_20_Internet_20_Link">
155205-1_large.jpg</text:a>
']</text:p>
      <text:p text:style-name="P4">
Tags: ['STOPRUSSIA', 'АГРЕСІЯ РФ', 'ВМС ЗС УКРАЇНИ', 'ВТОРГНЕННЯ РФ']</text:p>
      <text:p text:style-name="P4">
Category: News</text:p>
      <!--METADATA-->
      <text:p text:style-name="P4">
<draw:frame draw:style-name="fr1" draw:name="Image294" text:anchor-type="as-char" svg:width="6.9236in" svg:height="3.95374in" draw:z-index="0">
<draw:image xlink:href="../Images/AРМІЯINFORM/2023-07-10T75-00-00-04-00/155205-1_large.jpg" xlink:type="simple" xlink:show="embed" xlink:actuate="onLoad" draw:mime-type="image/jpeg"/>
</draw:frame>
Ілюстративне фото</text:p>
      <text:p text:style-name="P4">
Станом на ранок 10 липня у Чорному, Азовському та Середземному морях немаєжодного носія «Калібрів».</text:p>
      <text:p text:style-name="P4">
Про це<text:a xlink:type="simple" xlink:href="https://www.facebook.com/navy.mil.gov.ua/posts/pfbid02sv7Z6QkNcnEGFkr9w45x4RmQk5P5vFyDSRPb3o8rrwnKSrDjyUjaFaF2Ycxa1Kozl" text:style-name="Internet_20_link" text:visited-style-name="Visited_20_Internet_20_Link">
інформує</text:a>
ВМС ЗС України.</text:p>
      <text:p text:style-name="P4">
У Чорному морі на бойовому чергуванні перебувають 6 ворожих кораблів, вАзовському морі — 1 ворожий корабель; у Середземному — до 8 ворожих кораблів.</text:p>
      <text:p text:style-name="P4">
За добу в інтересах рф прохід Керч-Єнікальською протокою здійснили:</text:p>
      <ul>
        <li>
до Азовського моря — 17 суден, із них 5 рухалися в напрямку протоки Босфор;  * до Чорного моря — 13 суден, із них 2 рухалися в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7/10/u-chornomu-azovskomu-ta-seredzemnomu-moryah-nemaye-zhodnogo-nosiya-kalibriv/" text:style-name="Internet_20_link" text:visited-style-name="Visited_20_Internet_20_Link">
https://armyinform.com.ua/2023/07/10/u-chornomu-azovskomu-ta-seredzemnomu-moryah-nemaye-zhodnogo-nosiya-kalibriv/</text:a>
</text:p>
      <!--NEWS-->
      <text:h text:style-name="P10" text:outline-level="1">
<text:span text:style-name="T4">
Україна має стати членом НАТО, настав час надати чіткий план, як ми цього досягнемо — Президент Литви</text:span>
</text:h>
      <text:p text:style-name="P4">
Author: ['Ольга Мосьондз']</text:p>
      <text:p text:style-name="P4">
Time: 2023-07-10T76:00:00-04:00</text:p>
      <text:p text:style-name="P4">
Description: Президент Литви Гітанас Науседа, сьогодні, у понеділок у Вільнюсі, перед початк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useda.jpg" text:style-name="Internet_20_link" text:visited-style-name="Visited_20_Internet_20_Link">
nauseda.jpg</text:a>
']</text:p>
      <text:p text:style-name="P4">
Tags: ['UARENATO', 'ДОПОМОГА ПАРТНЕРІВ', 'НАТО']</text:p>
      <text:p text:style-name="P4">
Category: News</text:p>
      <!--METADATA-->
      <text:p text:style-name="P4">
<draw:frame draw:style-name="fr1" draw:name="Image295" text:anchor-type="as-char" svg:width="6.9236in" svg:height="4.615733in" draw:z-index="0">
<draw:image xlink:href="../Images/AРМІЯINFORM/2023-07-10T76-00-00-04-00/nauseda.jpg" xlink:type="simple" xlink:show="embed" xlink:actuate="onLoad" draw:mime-type="image/jpeg"/>
</draw:frame>
</text:p>
      <text:p text:style-name="P4">
Президент Литви Гітанас Науседа, сьогодні, у понеділок у Вільнюсі, передпочатком дводенного саміту лідерів НАТО, який відбудеться 11-12 липня, напресконференції з генсеком НАТО Єнсом Столтенбергом заявив, що Україна маєстати членом НАТО і настав час для надання їй чіткого плану, як це має бутидосягнуто. Про це повідомляє кореспондент АрміяInform з Вільнюса.</text:p>
      <text:p text:style-name="P4">
— Одна з головних тем саміту — Україна. Ми всі розуміємо, що тільки їїперемога поверне безпеку і стабільність у Європу. Союзники повинні узгодитиподальшу військову допомогу Україні до повного звільнення її території. Митакож розуміємо, що Україна має бути повністю інтегрована в трансатлантичнусистему безпеки і стати членом НАТО. Час минув для повторення обіцянок. Часприйшов для чіткого плану про те, як ми досягнемо цього. У нас немає вибору,окрім як погодитися і надіслати сильний сигнал Україні, — сказав ГітанасНауседа</text:p>
      <text:p text:style-name="P4">
Президент Литви зазначив, що Вільнюс має «стати місцем, звідки до українцівприходять хороші новини». Та нагадав, що українці мужньо і самовідданоборонять не лише свою землю, а й усю Європу.</text:p>
      <text:p text:style-name="P4">
Гітанас Науседа також підкреслив, що Литва від самого початку зазначила, щосаміт має характеризуватися не обговореннями, а важливими рішеннями для всьогоАльянсу.</text:p>
      <text:p text:style-name="P4">
— Наша об'єднаність і рішучість мають відображатися не тільки в деклараціях,але також і в рішеннях, які ми ухвалимо тут, у Вільнюсі, в майбутні дні, —заявив Гітанас Науседа.</text:p>
      <text:p text:style-name="P4">
Бо, як він зазначив, ситуація в Європі «не залишає місця для бездіяльності». —Ми повинні рухатися вперед рішуче і швидко, — сказав Науседа.</text:p>
      <text:p text:style-name="P4">
Президент Литви додав, що ситуація в регіоні стає складнішою через новічинники, на які слід зважати, як-от потенційне прибуття найманців пвк«вагнера» до білорусі та розгортання там тактичної ядерної зброї.</text:p>
      <text:p text:style-name="P4">
Він також повідомив, що пріоритетом для Альянсу має бути саме безпека східногофлангу НАТО.</text:p>
      <text:p text:style-name="P4">
— Ми повинні імплементувати рішення, ухвалені в Мадриді, і схвалити нові планиз оборони тут, у Вільнюсі, — сказав президент Литви.</text:p>
      <text:p text:style-name="P4">
Також Гітанас Науседа підтвердив, що країни-члени Альянсу планують спроститишлях України до НАТО, зокрема, відійшовши від етапу ПДЧ для України.</text:p>
      <text:p text:style-name="P4">
Нагадаємо, саміт НАТО відбудеться 11-12 липня у Вільнюсі, ЛитовськаРеспубліка.</text:p>
      <text:p text:style-name="P4">
<text:span text:style-name="T5">
Фото автора</text:span>
</text:p>
      <text:p text:style-name="P4">
Source: <text:a xlink:type="simple" xlink:href="https://armyinform.com.ua/2023/07/10/ukrayina-maye-staty-chlenom-nato-nastav-chas-nadaty-chitkyj-plan-yak-my-czogo-dosyagnemo-prezydent-lytvy/" text:style-name="Internet_20_link" text:visited-style-name="Visited_20_Internet_20_Link">
https://armyinform.com.ua/2023/07/10/ukrayina-maye-staty-chlenom-nato-nastav-chas-nadaty-chitkyj-plan-yak-my-czogo-dosyagnemo-prezydent-lytvy/</text:a>
</text:p>
      <!--NEWS-->
      <text:h text:style-name="P10" text:outline-level="1">
<text:span text:style-name="T4">
За добу росія обстріляла 93 населені пункти України, серед цивільних є загиблі та поранені</text:span>
</text:h>
      <text:p text:style-name="P4">
Author: ['АРМІЯINFORM']</text:p>
      <text:p text:style-name="P4">
Time: 2023-07-10T77: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87448614093834766_y.jpg" text:style-name="Internet_20_link" text:visited-style-name="Visited_20_Internet_20_Link">
photo_5287448614093834766_y.jpg</text:a>
']</text:p>
      <text:p text:style-name="P4">
Tags: ['STOPRUSSIA', 'АГРЕСІЯ РФ', 'ВОРОЖІ ОБСТРІЛИ', 'ВТОРГНЕННЯ РФ', 'ХАРКІВСЬКИЙ ТРИБУНАЛ']</text:p>
      <text:p text:style-name="P4">
Category: News</text:p>
      <!--METADATA-->
      <text:p text:style-name="P4">
<draw:frame draw:style-name="fr1" draw:name="Image296" text:anchor-type="as-char" svg:width="6.9236in" svg:height="4.947417in" draw:z-index="0">
<draw:image xlink:href="../Images/AРМІЯINFORM/2023-07-10T77-00-00-04-00/photo_5287448614093834766_y.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у Telegram <text:a xlink:type="simple" xlink:href="https://t.me/militarymediacenter/2483" text:style-name="Internet_20_link" text:visited-style-name="Visited_20_Internet_20_Link">
інформує</text:a>
 MilitaryMedia Center.</text:p>
      <text:p text:style-name="P4">
Із різних видів озброєння — міномети, ствольна та реактивна артилерія, танки,ЗРК, БПЛА, тактична авіація — були атаковані 93 населені пункти та 36 об’єктівінфраструктури.</text:p>
      <text:p text:style-name="P4">
Є загиблі та поранені серед цивільних, кількість жертв уточнюється.</text:p>
      <text:p text:style-name="P4">
Source: <text:a xlink:type="simple" xlink:href="https://armyinform.com.ua/2023/07/10/za-dobu-rosiya-obstrilyala-93-naseleni-punkty-ukrayiny-sered-czyvilnyh-ye-zagybli-ta-poraneni/" text:style-name="Internet_20_link" text:visited-style-name="Visited_20_Internet_20_Link">
https://armyinform.com.ua/2023/07/10/za-dobu-rosiya-obstrilyala-93-naseleni-punkty-ukrayiny-sered-czyvilnyh-ye-zagybli-ta-poraneni/</text:a>
</text:p>
      <!--NEWS-->
      <text:h text:style-name="P10" text:outline-level="1">
<text:span text:style-name="T4">
Британія надає Україні спеціалізовані пожежні машини та провела підготовку українських рятувальників</text:span>
</text:h>
      <text:p text:style-name="P4">
Author: ['АРМІЯINFORM']</text:p>
      <text:p text:style-name="P4">
Time: 2023-07-10T78:00:00-04:00</text:p>
      <text:p text:style-name="P4">
Description: Велика Британія надає 15 автомобілів швидкого реагування та два автомобілі Major Foam...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ukrayinski-dsns.jpg" text:style-name="Internet_20_link" text:visited-style-name="Visited_20_Internet_20_Link">
ukrayinski-dsns.jpg</text:a>
']</text:p>
      <text:p text:style-name="P4">
Tags: ['ВЕЛИКА БРИТАНІЯ', 'ДОПОМОГА ПАРТНЕРІВ', 'ПОЖЕЖНИКИ', 'СВІТ ПІДТРИМУЄ УКРАЇНУ']</text:p>
      <text:p text:style-name="P4">
Category: News</text:p>
      <!--METADATA-->
      <text:p text:style-name="P4">
<draw:frame draw:style-name="fr1" draw:name="Image297" text:anchor-type="as-char" svg:width="6.9236in" svg:height="3.894525in" draw:z-index="0">
<draw:image xlink:href="../Images/AРМІЯINFORM/2023-07-10T78-00-00-04-00/ukrayinski-dsns.jpg" xlink:type="simple" xlink:show="embed" xlink:actuate="onLoad" draw:mime-type="image/jpeg"/>
</draw:frame>
</text:p>
      <text:p text:style-name="P4">
Велика Британія надає 15 автомобілів швидкого реагування та два автомобіліMajor Foam Vehicles для посилення протипожежних можливостей України.</text:p>
      <text:p text:style-name="P4">
Про це <text:a xlink:type="simple" xlink:href="https://www.gov.uk/government/news/raf-to-provide-specialist-firefighting-vehicles-and-training-to-ukraines-firefighters-ahead-of-500-days-of-war" text:style-name="Internet_20_link" text:visited-style-name="Visited_20_Internet_20_Link">
йдеться</text:a>
 у повідомленні британського уряду.</text:p>
      <text:p text:style-name="P4">
Пожежні автомобілі в основному надаються пожежно-рятувальною службоюКоролівських військово-повітряних сил і оборони, один надасть уряд Уельсу.</text:p>
      <text:p text:style-name="P4">
«Ці спеціалізовані пожежні машини посилять здатність України захищати своюінфраструктуру від російської кампанії ракетних і безпілотних атак іпродовжуватимуть нашу підтримку Україні стільки, скільки буде потрібно», —сказав міністр оборони Великої Британії Бен Воллес.</text:p>
      <text:p text:style-name="P4">
Минулого тижня персонал 5001-ї ескадрильї оглянув і підготував транспортнізасоби, щоб переконатися, що вони готові виконувати свою місію. Післязавершення підготовки 2-га механічна транспортна ескадрилья завантажилатранспортні засоби перед їх поїздкою до визначеного пункту доставки.</text:p>
      <text:p text:style-name="P4">
Готуючись до прибуття техніки в Україну, українські пожежники провели тижневітренування на базі Королівських ВПС у Віттерінгу. Українці ознайомилися зтранспортними засобами, перш ніж вони почнуть ними керувати.</text:p>
      <text:p text:style-name="P4">
Source: <text:a xlink:type="simple" xlink:href="https://armyinform.com.ua/2023/07/10/brytaniya-nadaye-ukrayini-speczializovani-pozhezhni-mashyny-ta-provela-pidgotovku-ukrayinskyh-ryatuvalnykiv/" text:style-name="Internet_20_link" text:visited-style-name="Visited_20_Internet_20_Link">
https://armyinform.com.ua/2023/07/10/brytaniya-nadaye-ukrayini-speczializovani-pozhezhni-mashyny-ta-provela-pidgotovku-ukrayinskyh-ryatuvalnykiv/</text:a>
</text:p>
      <!--NEWS-->
      <text:h text:style-name="P10" text:outline-level="1">
<text:span text:style-name="T4">
Понад 97 тисяч воєнних злочинів задокументував Офіс Генпрокурора України</text:span>
</text:h>
      <text:p text:style-name="P4">
Author: ['АРМІЯINFORM']</text:p>
      <text:p text:style-name="P4">
Time: 2023-07-10T7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arcrime-10072023ua.jpg" text:style-name="Internet_20_link" text:visited-style-name="Visited_20_Internet_20_Link">
warcrime-10072023ua.jpg</text:a>
', '<text:a xlink:type="simple" xlink:href="https://armyinform.com.ua/wp-content/uploads/2023/07/warcrime-10072023en.jpg" text:style-name="Internet_20_link" text:visited-style-name="Visited_20_Internet_20_Link">
warcrime-10072023en.jpg</text:a>
']</text:p>
      <text:p text:style-name="P4">
Tags: ['ОФІС ГЕНЕРАЛЬНОГО ПРОКУРОРА УКРАЇНИ']</text:p>
      <text:p text:style-name="P4">
Category: News</text:p>
      <!--METADATA-->
      <text:p text:style-name="P4">
<draw:frame draw:style-name="fr1" draw:name="Image298" text:anchor-type="as-char" svg:width="6.9236in" svg:height="4.448413in" draw:z-index="0">
<draw:image xlink:href="../Images/AРМІЯINFORM/2023-07-10T79-00-00-04-00/warcrime-10072023ua.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10 липня зареєстровано:</text:p>
      <ul>
        <li>
97 358 воєнних злочинів,  * 17 047 злочинів проти національної безпеки України.</li>
      </ul>
      <text:p text:style-name="P4">
Крім того, за офіційними даними ювенальних прокурорів, 1545 дітей постраждаливнаслідок агресії рф, з них:</text:p>
      <ul>
        <li>
494 — дитини загинули,  * 1051 — дитина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99" text:anchor-type="as-char" svg:width="6.9236in" svg:height="4.448413in" draw:z-index="0">
<draw:image xlink:href="../Images/AРМІЯINFORM/2023-07-10T79-00-00-04-00/warcrime-10072023en.jpg" xlink:type="simple" xlink:show="embed" xlink:actuate="onLoad" draw:mime-type="image/jpeg"/>
</draw:frame>
</text:p>
      <text:p text:style-name="P4">
Source: <text:a xlink:type="simple" xlink:href="https://armyinform.com.ua/2023/07/10/ponad-97-tysyach-voyennyh-zlochyniv-zadokumentuvav-ofis-genprokurora-ukrayiny/" text:style-name="Internet_20_link" text:visited-style-name="Visited_20_Internet_20_Link">
https://armyinform.com.ua/2023/07/10/ponad-97-tysyach-voyennyh-zlochyniv-zadokumentuvav-ofis-genprokurora-ukrayiny/</text:a>
</text:p>
      <!--NEWS-->
      <text:h text:style-name="P10" text:outline-level="1">
<text:span text:style-name="T4">
На Таврійському напрямку Сили оборони України просуваються вперед - Тарнавський</text:span>
</text:h>
      <text:p text:style-name="P4">
Authors: Ukrinform (Person)</text:p>
      <text:p text:style-name="P4">
Publisher: Укринформ (Organization)</text:p>
      <text:p text:style-name="P4">
Published Time: 2023-07-10T7:35:00+03:00</text:p>
      <text:p text:style-name="P4">
Modified Time: 2023-07-10T22:35:00+03:00</text:p>
      <text:p text:style-name="P4">
Description: На Таврійському напрямку Сили оборони України просуваються вперед, за добу втрати росіян склали понад дві роти. — Укрінформ.</text:p>
      <text:p text:style-name="P4">
Images: ['<text:a xlink:type="simple" xlink:href="https://static.ukrinform.com/photos/2023_07/thumb_files/630_360_1689016452-247.jpg" text:style-name="Internet_20_link" text:visited-style-name="Visited_20_Internet_20_Link">
630_360_16890...</text:a>
']</text:p>
      <text:p text:style-name="P4">
Tags: ['Танк', 'Війна з Росією', 'Артилерія']</text:p>
      <text:p text:style-name="P4">
Type: Article</text:p>
      <!--METADATA-->
      <text:p text:style-name="P4">
<draw:frame draw:style-name="fr1" draw:name="Image300" text:anchor-type="as-char" svg:width="6.9236in" svg:height="3.956343in" draw:z-index="0">
<draw:image xlink:href="../Images/yкринформ/2023-07-10T7-35-00-03-00/630_360_1689016452-247.jpg" xlink:type="simple" xlink:show="embed" xlink:actuate="onLoad" draw:mime-type="image/jpeg"/>
</draw:frame>
 НаТаврійському напрямку Сили оборони України просуваються вперед, за добу втратиросіян склали понад дві роти.</text:p>
      <text:p text:style-name="P4">
Як передає Укрінформ, про це командувач оперативно-стратегічного угрупованнявійськ "Таврія" генерал Олександр Тарнавський повідомляє у <text:a xlink:type="simple" xlink:href="https://t.me/otarnavskiy/157" text:style-name="Internet_20_link" text:visited-style-name="Visited_20_Internet_20_Link">
 Телеграмі</text:a>
 .</text:p>
      <text:p text:style-name="P4">
“Йдемо вперед. На Таврійському напрямку рух Сил оборони триває. Ворогзнищується”, - написав він.</text:p>
      <text:p text:style-name="P4">
<text:span text:style-name="T4">
Читайте також:</text:span>
 <text:a xlink:type="simple" xlink:href="https://www.ukrinform.ua/rubric-ato/3733429-na-tavrijskomu-napramku-za-dobu-rosiani-vtratili-ponad-dvi-roti.html" text:style-name="Internet_20_link" text:visited-style-name="Visited_20_Internet_20_Link">
 На Таврійському напрямку за добу росіяни втратили понаддві роти </text:a>
</text:p>
      <text:p text:style-name="P4">
За його словами, артилерійські підрозділи Сил оборони протягом доби виконали1179 вогневих завдань. А втрати ворога за останню добу вбитими та пораненимисклали понад дві роти.</text:p>
      <text:p text:style-name="P4">
Також знищено 17 одиниць військової техніки російської армії. Зокрема, танк,бойову машину піхоти, два безпілотні літальні апарати Zala, БПЛА Supercam,самохідну артилерійську установку “Акація”, станцію радіоелектронної боротьби,комплекс дальнього візуального спостереження “Муром-М” та автомобільнутехніку.</text:p>
      <text:p text:style-name="P4">
Окрім цього, Сили оборони знищили 9 складів боєприпасів росіян.</text:p>
      <text:p text:style-name="P4">
<text:span text:style-name="T4">
Читайте також:</text:span>
 <text:a xlink:type="simple" xlink:href="https://www.ukrinform.ua/rubric-ato/3734017-na-pivdni-sili-oboroni-prodovzuut-nastup-na-shodi-jdut-vazki-boi.html" text:style-name="Internet_20_link" text:visited-style-name="Visited_20_Internet_20_Link">
 На півдні Сили оборони продовжують наступ, на сході йдутьважкі бої </text:a>
</text:p>
      <text:p text:style-name="P4">
Як повідомляв Укрінформ, на Куп’янському, Лиманському, Бахмутському,Авдіївському та Мар’їнському напрямках тривають важкі бої, за добу відбулось17 бойових зіткнень.</text:p>
      <text:p text:style-name="P4">
Фото: Генштаб ЗСУ, Фейсбук</text:p>
      <text:p text:style-name="P4">
Source: <text:a xlink:type="simple" xlink:href="https://www.ukrinform.ua/rubric-ato/3734076-na-tavrijskomu-napramku-sili-oboroni-ukraini-prosuvautsa-vpered-tarnavskij.html" text:style-name="Internet_20_link" text:visited-style-name="Visited_20_Internet_20_Link">
https://www.ukrinform.ua/rubric-ato/3734076-na-tavrijskomu-napramku-sili-oboroni-ukraini-prosuvautsa-vpered-tarnavskij.html</text:a>
</text:p>
      <!--NEWS-->
      <text:h text:style-name="P10" text:outline-level="1">
<text:span text:style-name="T4">
Відбулася ротація експертів МАГАТЕ на трьох українських АЕС</text:span>
</text:h>
      <text:p text:style-name="P4">
Author: ['АРМІЯINFORM']</text:p>
      <text:p text:style-name="P4">
Time: 2023-07-10T80:00:00-04:00</text:p>
      <text:p text:style-name="P4">
Description: На трьох українських атомних електростанціях відбулися ротації місій Міжнар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agate_3.jpg" text:style-name="Internet_20_link" text:visited-style-name="Visited_20_Internet_20_Link">
magate_3.jpg</text:a>
']</text:p>
      <text:p text:style-name="P4">
Tags: ['STOPRUSSIA', 'АГРЕСІЯ РФ', 'ВТОРГНЕННЯ РФ', 'ЕНЕРГОАТОМ', 'МАГАЕ']</text:p>
      <text:p text:style-name="P4">
Category: News</text:p>
      <!--METADATA-->
      <text:p text:style-name="P4">
<draw:frame draw:style-name="fr1" draw:name="Image301" text:anchor-type="as-char" svg:width="6.9236in" svg:height="3.894525in" draw:z-index="0">
<draw:image xlink:href="../Images/AРМІЯINFORM/2023-07-10T80-00-00-04-00/magate_3.jpg" xlink:type="simple" xlink:show="embed" xlink:actuate="onLoad" draw:mime-type="image/jpeg"/>
</draw:frame>
</text:p>
      <text:p text:style-name="P4">
На трьох українських атомних електростанціях відбулися ротації місійМіжнародного агентства з атомної енергії (МАГАТЕ). Це вже дев'ята групаекспертів, які розпочали роботу на наших електростанціях.</text:p>
      <text:p text:style-name="P4">
Про це йдеться у <text:a xlink:type="simple" xlink:href="https://t.me/energoatom_ua/13903" text:style-name="Internet_20_link" text:visited-style-name="Visited_20_Internet_20_Link">
Telegram</text:a>
 Енергоатома.</text:p>
      <text:p text:style-name="P4">
Згідно з повідомленням, минулого тижня на Рівненській, Хмельницькій таПівденноукраїнській атомних електростанціях були успішно проведені ротаціїекспертів постійних моніторингових місій Міжнародного агентства з атомноїенергії. Розпочали роботу вже дев’яті групи експертів.</text:p>
      <text:p text:style-name="P4">
Нагадаємо, експерти працюють на станціях у відповідь на офіційний запит УрядуУкраїни. На тимчасово окупованій Запорізькій АЕС місія МАГАТЕ працює з вересня2022 року.</text:p>
      <text:p text:style-name="P4">
Source: <text:a xlink:type="simple" xlink:href="https://armyinform.com.ua/2023/07/10/vidbulasya-rotacziya-ekspertiv-magate-na-troh-ukrayinskyh-aes/" text:style-name="Internet_20_link" text:visited-style-name="Visited_20_Internet_20_Link">
https://armyinform.com.ua/2023/07/10/vidbulasya-rotacziya-ekspertiv-magate-na-troh-ukrayinskyh-aes/</text:a>
</text:p>
      <!--NEWS-->
      <text:h text:style-name="P10" text:outline-level="1">
<text:span text:style-name="T4">
Перевозив награбоване українське зерно — капітану російського судна повідомлено про підозру</text:span>
</text:h>
      <text:p text:style-name="P4">
Author: ['АРМІЯINFORM']</text:p>
      <text:p text:style-name="P4">
Time: 2023-07-10T81:00:00-04:00</text:p>
      <text:p text:style-name="P4">
Description: За процесуального керівництва прокуратури автономії російському капітану судна «А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erno.jpg" text:style-name="Internet_20_link" text:visited-style-name="Visited_20_Internet_20_Link">
zerno.jpg</text:a>
']</text:p>
      <text:p text:style-name="P4">
Tags: ['STOPRUSSIA', 'АГРЕСІЯ РФ', 'ВТОРГНЕННЯ РФ']</text:p>
      <text:p text:style-name="P4">
Category: News</text:p>
      <!--METADATA-->
      <text:p text:style-name="P4">
<draw:frame draw:style-name="fr1" draw:name="Image302" text:anchor-type="as-char" svg:width="6.9236in" svg:height="4.60966in" draw:z-index="0">
<draw:image xlink:href="../Images/AРМІЯINFORM/2023-07-10T81-00-00-04-00/zerno.jpg" xlink:type="simple" xlink:show="embed" xlink:actuate="onLoad" draw:mime-type="image/jpeg"/>
</draw:frame>
Ілюстративне фото</text:p>
      <text:p text:style-name="P4">
За процесуального керівництва прокуратури автономії російському капітану судна«АНТ» повідомлено про підозру у порушенні порядку в’їзду на тимчасовоокуповану територію півострова та виїзду з неї.</text:p>
      <text:p text:style-name="P4">
Про це <text:a xlink:type="simple" xlink:href="https://gp.gov.ua/ua/posts/perevezennya-nagrabovanogo-ukrayinskogo-zerna-povidomleno-pro-pidozru-kapitanu-rosiiskogo-sudna" text:style-name="Internet_20_link" text:visited-style-name="Visited_20_Internet_20_Link">
повідомляє</text:a>
 ОфісГенпрокурора України.</text:p>
      <text:p text:style-name="P4">
— Усвідомлюючи протиправність своїх дій, капітан періодично вимикавАвтоматичну ідентифікаційна систему «AIS» та вносив до неї фіктивні відомостіщодо курсу судна, яке прямувало нібито в порти рф, а не в закриті морськіпорти окупованого півострова, — йдеться у повідомленні.</text:p>
      <text:p text:style-name="P4">
Як зазначається, за даними слідства, капітан судна «АНТ» здійснив 7 заходів дозакритих морських торговельних портів міст Севастополя та Керчі длязавантаження награбованим українським зерном.</text:p>
      <text:p text:style-name="P4">
Спеціальне досудове розслідування здійснюється ГУ СБУ в АР Крим.</text:p>
      <text:p text:style-name="P4">
Source: <text:a xlink:type="simple" xlink:href="https://armyinform.com.ua/2023/07/10/perevozyv-nagrabovane-ukrayinske-zerno-kapitanu-rosijskogo-sudna-povidomleno-pro-pidozru/" text:style-name="Internet_20_link" text:visited-style-name="Visited_20_Internet_20_Link">
https://armyinform.com.ua/2023/07/10/perevozyv-nagrabovane-ukrayinske-zerno-kapitanu-rosijskogo-sudna-povidomleno-pro-pidozru/</text:a>
</text:p>
      <!--NEWS-->
      <text:h text:style-name="P10" text:outline-level="1">
<text:span text:style-name="T4">
Українські воїни за тиждень знищили 11 ворожих складів з боєприпасами</text:span>
</text:h>
      <text:p text:style-name="P4">
Author: ['АРМІЯINFORM']</text:p>
      <text:p text:style-name="P4">
Time: 2023-07-10T82:00:00-04:00</text:p>
      <text:p text:style-name="P4">
Description: Наші оборонці протягом минулого тижня завдали понад 79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ijna.jpg" text:style-name="Internet_20_link" text:visited-style-name="Visited_20_Internet_20_Link">
vijna.jpg</text:a>
']</text:p>
      <text:p text:style-name="P4">
Tags: ['STOPRUSSIA', 'АГРЕСІЯ РФ', 'ВТОРГНЕННЯ РФ', 'ВТРАТИ ВОРОГА', 'ГАННА МАЛЯР', 'ХРОНІКА ОБОРОНИ']</text:p>
      <text:p text:style-name="P4">
Category: News</text:p>
      <!--METADATA-->
      <text:p text:style-name="P4">
<draw:frame draw:style-name="fr1" draw:name="Image303" text:anchor-type="as-char" svg:width="6.9236in" svg:height="4.615733in" draw:z-index="0">
<draw:image xlink:href="../Images/AРМІЯINFORM/2023-07-10T82-00-00-04-00/vijna.jpg" xlink:type="simple" xlink:show="embed" xlink:actuate="onLoad" draw:mime-type="image/jpeg"/>
</draw:frame>
</text:p>
      <text:p text:style-name="P4">
Наші оборонці протягом минулого тижня завдали понад 79 ударів по районахзосередження особового складу противника.</text:p>
      <text:p text:style-name="P4">
Про це <text:a xlink:type="simple" xlink:href="https://t.me/annamaliar/923" text:style-name="Internet_20_link" text:visited-style-name="Visited_20_Internet_20_Link">
повідомила</text:a>
 заступник Міністра оборониУкраїни Ганна Маляр.</text:p>
      <text:p text:style-name="P4">
Крім того, за її словами, українські воїни завдали ударів:</text:p>
      <ul>
        <li>
по 8 пунктам управління;  * по 17 станціям РЕБ;  * по 11 складам боєприпасів ворога;  * знищили 24 зенітно-ракетних комплексів ворога;  * знищили 39 із 67 іранських ударних БПЛА типу Shahed-131/136.</li>
      </ul>
      <text:p text:style-name="P4">
Source: <text:a xlink:type="simple" xlink:href="https://armyinform.com.ua/2023/07/10/ukrayinski-voyiny-za-tyzhden-znyshhyly-11-vorozhyh-skladiv-z-boyeprypasamy/" text:style-name="Internet_20_link" text:visited-style-name="Visited_20_Internet_20_Link">
https://armyinform.com.ua/2023/07/10/ukrayinski-voyiny-za-tyzhden-znyshhyly-11-vorozhyh-skladiv-z-boyeprypasamy/</text:a>
</text:p>
      <!--NEWS-->
      <text:h text:style-name="P10" text:outline-level="1">
<text:span text:style-name="T4">
Українські військові взяли під контроль основні панівні висоти довкола Бахмута — Ганна Маляр</text:span>
</text:h>
      <text:p text:style-name="P4">
Author: ['АРМІЯINFORM']</text:p>
      <text:p text:style-name="P4">
Time: 2023-07-10T83:00:00-04:00</text:p>
      <text:p text:style-name="P4">
Description: У Бахмуті вже декілька днів українські оборонці тримають під вогневим контролем вхо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665275_211675611842704_262687850012868193_n.jpg" text:style-name="Internet_20_link" text:visited-style-name="Visited_20_Internet_20_Link">
358665275_211675611842704_262687850012868193_n.jpg</text:a>
']</text:p>
      <text:p text:style-name="P4">
Tags: ['STOPRUSSIA', 'АГРЕСІЯ РФ', 'БАХМУТСЬКИЙ НАПРЯМОК', 'ВТОРГНЕННЯ РФ', 'ГАННА МАЛЯР']</text:p>
      <text:p text:style-name="P4">
Category: News</text:p>
      <!--METADATA-->
      <text:p text:style-name="P4">
<draw:frame draw:style-name="fr1" draw:name="Image304" text:anchor-type="as-char" svg:width="6.9236in" svg:height="5.1927in" draw:z-index="0">
<draw:image xlink:href="../Images/AРМІЯINFORM/2023-07-10T83-00-00-04-00/358665275_211675611842704_262687850012868193_n.jpg" xlink:type="simple" xlink:show="embed" xlink:actuate="onLoad" draw:mime-type="image/jpeg"/>
</draw:frame>
Ілюстративне фото</text:p>
      <text:p text:style-name="P4">
У Бахмуті вже декілька днів українські оборонці тримають під вогневимконтролем входи, виходи та переміщення ворога містом.</text:p>
      <text:p text:style-name="P4">
Про це <text:a xlink:type="simple" xlink:href="https://t.me/annamaliar/924" text:style-name="Internet_20_link" text:visited-style-name="Visited_20_Internet_20_Link">
повідомила</text:a>
 заступник Міністра оборониУкраїни Ганна Маляр.</text:p>
      <text:p text:style-name="P4">
«Це стало можливо завдяки тому, що в процесі просування вперед наші військавзяли під контроль основні панівні висоти довкола Бахмута», — зазначила ГаннаМаляр.</text:p>
      <text:p text:style-name="P4">
Нагадаємо, раніше про просування на Бахмутському напрямку Сил оборони<text:a xlink:type="simple" xlink:href="https://armyinform.com.ua/2023/07/10/syly-oborony-prosuvayutsya-na-bahmutskomu-napryamku-podekudy-vorog-u-pastczi/" text:style-name="Internet_20_link" text:visited-style-name="Visited_20_Internet_20_Link">
повідомляв</text:a>
 командувач Сухопутнихвійськ Збройних Сил України генерал-полковник Олександр Сирський.</text:p>
      <text:p text:style-name="P4">
Source: <text:a xlink:type="simple" xlink:href="https://armyinform.com.ua/2023/07/10/ukrayinski-vijskovi-vzyaly-pid-kontrol-osnovni-panivni-vysoty-dovkola-bahmuta-ganna-malyar/" text:style-name="Internet_20_link" text:visited-style-name="Visited_20_Internet_20_Link">
https://armyinform.com.ua/2023/07/10/ukrayinski-vijskovi-vzyaly-pid-kontrol-osnovni-panivni-vysoty-dovkola-bahmuta-ganna-malyar/</text:a>
</text:p>
      <!--NEWS-->
      <text:h text:style-name="P10" text:outline-level="1">
<text:span text:style-name="T4">
Сили оборони продовжують наступ на Мелітопольському та Бердянському напрямках</text:span>
</text:h>
      <text:p text:style-name="P4">
Author: ['АРМІЯINFORM']</text:p>
      <text:p text:style-name="P4">
Time: 2023-07-10T84:00:00-04:00</text:p>
      <text:p text:style-name="P4">
Description: Генеральний штаб ЗСУ повідомляє, що Сили оборони України продовжують ве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5_news_big-v1684556819.webp" text:style-name="Internet_20_link" text:visited-style-name="Visited_20_Internet_20_Link">
65_news_big-v1684556819.webp</text:a>
']</text:p>
      <text:p text:style-name="P4">
Tags: ['STOPRUSSIA', 'АГРЕСІЯ РФ', 'ВТОРГНЕННЯ РФ', 'ГШ ЗСУ']</text:p>
      <text:p text:style-name="P4">
Category: News</text:p>
      <!--METADATA-->
      <text:p text:style-name="P4">
<draw:frame draw:style-name="fr1" draw:name="Image305" text:anchor-type="as-char" svg:width="6.9236in" svg:height="3.615658in" draw:z-index="0">
<draw:image xlink:href="../ConvertedIMGs/AРМІЯINFORM/2023-07-10T84-00-00-04-00/65_news_big-v1684556819.png" xlink:type="simple" xlink:show="embed" xlink:actuate="onLoad" draw:mime-type="image/png"/>
</draw:frame>
 Фото ілюстративне <text:span text:style-name="T4">
🔥Ситуація щодо російського вторгнення</text:span>
</text:p>
      <text:p text:style-name="P4">
Генеральний штаб ЗСУ<text:a xlink:type="simple" xlink:href="https://www.facebook.com/GeneralStaff.ua/posts/pfbid036AXTfzwRW5Z5hQmXGs5n74tqFW4qWdut7mGCgonBneiLPDivsrJoJS26XM1eVx8Sl" text:style-name="Internet_20_link" text:visited-style-name="Visited_20_Internet_20_Link">
повідомляє</text:a>
,що Сили оборони України продовжують ведення наступальної операції наМелітопольському та Бердянському напрямках. Вони закріплюються на досягнутихрубежах, завдають вогневого ураження артилерією по виявлених цілях противника,здійснюють заходи контрбатарейної боротьби.</text:p>
      <text:p text:style-name="P4">
Водночас на Запорізькому та Херсонському напрямках противник зосереджуєосновні зусилля на недопущенні подальшого просування наших військ. Здійснивартилерійські обстріли понад 20 населених пунктів, серед них Новодарівка,Левадне, Малинівка, Гуляйполе, Залізничне, Оріхів Запорізької області;Берислав, Козацьке, Львове, Антонівка, Інженерне, Дніпровське Херсонськоїобласті та місто Херсон.</text:p>
      <text:p text:style-name="P4">
Source: <text:a xlink:type="simple" xlink:href="https://armyinform.com.ua/2023/07/10/syly-oborony-prodovzhuyut-nastup-na-melitopolskomu-ta-berdyanskomu-napryamkah/" text:style-name="Internet_20_link" text:visited-style-name="Visited_20_Internet_20_Link">
https://armyinform.com.ua/2023/07/10/syly-oborony-prodovzhuyut-nastup-na-melitopolskomu-ta-berdyanskomu-napryamkah/</text:a>
</text:p>
      <!--NEWS-->
      <text:h text:style-name="P10" text:outline-level="1">
<text:span text:style-name="T4">
Сили оборони за тиждень знищили 2 танкові роти, 2 мотострілецьких батальйони і 7 артдивізіонів</text:span>
</text:h>
      <text:p text:style-name="P4">
Author: ['АРМІЯINFORM']</text:p>
      <text:p text:style-name="P4">
Time: 2023-07-10T85:00:00-04:00</text:p>
      <text:p text:style-name="P4">
Description: Сили оборони України за минулий тиждень з 3 липня по 9 липня знищили:      особ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9802255_212411675102431_8630559213824084239_n.jpg" text:style-name="Internet_20_link" text:visited-style-name="Visited_20_Internet_20_Link">
359802255_212411675102431_8630559213824084239_n.jpg</text:a>
']</text:p>
      <text:p text:style-name="P4">
Tags: ['STOPRUSSIA', 'АГРЕСІЯ РФ', 'БОЙОВІ ВТРАТИ РФ', 'ВТОРГНЕННЯ РФ', 'ВТРАТИ ВОРОГА']</text:p>
      <text:p text:style-name="P4">
Category: News</text:p>
      <!--METADATA-->
      <text:p text:style-name="P4">
<draw:frame draw:style-name="fr1" draw:name="Image306" text:anchor-type="as-char" svg:width="6.9236in" svg:height="4.045249in" draw:z-index="0">
<draw:image xlink:href="../Images/AРМІЯINFORM/2023-07-10T85-00-00-04-00/359802255_212411675102431_8630559213824084239_n.jpg" xlink:type="simple" xlink:show="embed" xlink:actuate="onLoad" draw:mime-type="image/jpeg"/>
</draw:frame>
</text:p>
      <text:p text:style-name="P4">
<text:span text:style-name="T4">
<text:span text:style-name="T5">
*</text:span>
*Сили оборони України за минулий тиждень з 3 липня по 9 липня знищили:</text:span>
</text:p>
      <ul>
        <li>
особовий склад — 4450 (умовно 9 батальйонів<text:span text:style-name="T5">
);  * танки — 26 (умовно 2 танкові роти</text:span>
);  * бойові броньовані машини — 58 (умовно 2 мотострілецьких батальйони<text:span text:style-name="T5">
);  * артилерійські системи — 119 (умовно 7 артилерійських дивізіонів</text:span>
);  * ракети — 7.</li>
      </ul>
      <text:p text:style-name="P4">
<text:span text:style-name="T5">
*З розрахунку, що:</text:span>
</text:p>
      <ul>
        <li>
          <text:p text:style-name="P4">
1 батальйон приблизно 500 осіб;  * 1 танкова рота приблизно 10 танків;</text:p>
        </li>
        <li>
          <text:p text:style-name="P4">
1 мотострілецький батальйон приблизно 34 машини;  * 1 артилерійський дивізіон — 18 гармат.</text:p>
        </li>
      </ul>
      <text:p text:style-name="P4">
<text:span text:style-name="T4">
Джерело:</text:span>
 <text:a xlink:type="simple" xlink:href="https://www.facebook.com/permalink.php" text:style-name="Internet_20_link" text:visited-style-name="Visited_20_Internet_20_Link">
<text:span text:style-name="T5">
Military MediaCenter</text:span>
</text:a>
</text:p>
      <text:p text:style-name="P4">
Source: <text:a xlink:type="simple" xlink:href="https://armyinform.com.ua/2023/07/10/syly-oborony-za-tyzhden-znyshhyly-2-tankovi-roty-2-motostrileczkyh-bataljony-i-7-artdyvizioniv/" text:style-name="Internet_20_link" text:visited-style-name="Visited_20_Internet_20_Link">
https://armyinform.com.ua/2023/07/10/syly-oborony-za-tyzhden-znyshhyly-2-tankovi-roty-2-motostrileczkyh-bataljony-i-7-artdyvizioniv/</text:a>
</text:p>
      <!--NEWS-->
      <text:h text:style-name="P10" text:outline-level="1">
<text:span text:style-name="T4">
Противник завдав 22 авіаудари та здійснив близько 30 обстрілів з РСЗВ</text:span>
</text:h>
      <text:p text:style-name="P4">
Author: ['АРМІЯINFORM']</text:p>
      <text:p text:style-name="P4">
Time: 2023-07-10T86:00:00-04:00</text:p>
      <text:p text:style-name="P4">
Description: Про це повідомляє Генеральний штаб ЗС України.    — Сьогодні вночі росій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84_big-e1675746523219-400x300-1.jpg" text:style-name="Internet_20_link" text:visited-style-name="Visited_20_Internet_20_Link">
84_big-e1675746523219-400x300-1.jpg</text:a>
']</text:p>
      <text:p text:style-name="P4">
Tags: ['STOPRUSSIA', 'АГРЕСІЯ РФ', 'ВТОРГНЕННЯ РФ', 'ГШ ЗСУ']</text:p>
      <text:p text:style-name="P4">
Category: News</text:p>
      <!--METADATA-->
      <text:p text:style-name="P4">
<draw:frame draw:style-name="fr1" draw:name="Image307" text:anchor-type="as-char" svg:width="6.9236in" svg:height="5.1927in" draw:z-index="0">
<draw:image xlink:href="../Images/AРМІЯINFORM/2023-07-10T86-00-00-04-00/84_big-e1675746523219-400x300-1.jpg" xlink:type="simple" xlink:show="embed" xlink:actuate="onLoad" draw:mime-type="image/jpeg"/>
</draw:frame>
 Ілюстративне фото<text:span text:style-name="T4">
🔥 Ситуація щодо російського вторгнення</text:span>
</text:p>
      <text:p text:style-name="P4">
Про це<text:a xlink:type="simple" xlink:href="https://www.facebook.com/GeneralStaff.ua/posts/pfbid036AXTfzwRW5Z5hQmXGs5n74tqFW4qWdut7mGCgonBneiLPDivsrJoJS26XM1eVx8Sl" text:style-name="Internet_20_link" text:visited-style-name="Visited_20_Internet_20_Link">
повідомляє</text:a>
Генеральний штаб ЗС України.</text:p>
      <text:p text:style-name="P4">
— Сьогодні вночі російська федерація завдала чергового ракетного удару потериторії одного з інфраструктурних об’єктів Миколаєва. Також, ворог завдав 22авіаційних удари та здійснив близько 30 обстрілів з реактивних системзалпового вогню. На жаль, зруйновано цивільну інфраструктуру, постраждалимирні люди, — йдеться у зведенні.</text:p>
      <text:p text:style-name="P4">
Ймовірність завдавання ракетних та авіаційних ударів по всій території Українизалишається високою.</text:p>
      <text:p text:style-name="P4">
Source: <text:a xlink:type="simple" xlink:href="https://armyinform.com.ua/2023/07/10/protyvnyk-zavdav-22-aviaudary-ta-zdijsnyv-blyzko-30-obstriliv-z-rszv/" text:style-name="Internet_20_link" text:visited-style-name="Visited_20_Internet_20_Link">
https://armyinform.com.ua/2023/07/10/protyvnyk-zavdav-22-aviaudary-ta-zdijsnyv-blyzko-30-obstriliv-z-rszv/</text:a>
</text:p>
      <!--NEWS-->
      <text:h text:style-name="P10" text:outline-level="1">
<text:span text:style-name="T4">
Ми посилимо нашу підтримку України і наблизимо Україну до НАТО — Єнс Столтенберг</text:span>
</text:h>
      <text:p text:style-name="P4">
Author: ['Ольга Мосьондз']</text:p>
      <text:p text:style-name="P4">
Time: 2023-07-10T87:00:00-04:00</text:p>
      <text:p text:style-name="P4">
Description: Про це Генеральний секретар НАТО сказав під час спільної пресконференції з президен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oto_stolt_golovna.jpg" text:style-name="Internet_20_link" text:visited-style-name="Visited_20_Internet_20_Link">
foto_stolt_golovna.jpg</text:a>
', '<text:a xlink:type="simple" xlink:href="https://armyinform.com.ua/wp-content/uploads/2023/07/foto1.jpg" text:style-name="Internet_20_link" text:visited-style-name="Visited_20_Internet_20_Link">
foto1.jpg</text:a>
']</text:p>
      <text:p text:style-name="P4">
Tags: ['UARENATO', 'ЄНС СТОЛТЕНБЕРГ', 'УКРАЇНА – НАТО']</text:p>
      <text:p text:style-name="P4">
Category: News</text:p>
      <!--METADATA-->
      <text:p text:style-name="P4">
<draw:frame draw:style-name="fr1" draw:name="Image308" text:anchor-type="as-char" svg:width="6.9236in" svg:height="4.615733in" draw:z-index="0">
<draw:image xlink:href="../Images/AРМІЯINFORM/2023-07-10T87-00-00-04-00/foto_stolt_golovna.jpg" xlink:type="simple" xlink:show="embed" xlink:actuate="onLoad" draw:mime-type="image/jpeg"/>
</draw:frame>
</text:p>
      <text:p text:style-name="P4">
Про це Генеральний секретар НАТО сказав під час спільної пресконференції зпрезидентом Литви Гітанасом Науседою у Вільнюсі, повідомляє кореспондентАрміяInform з місця події.</text:p>
      <text:p text:style-name="P4">
Єнс Столтенберг заявив, що цей саміт має наблизити Україну до НАТО.</text:p>
      <text:p text:style-name="P4">
— Цього тижня на саміті НАТО ми зміцнимо наше стримування і оборону, зокремашляхом збільшення інвестицій. Ми посилимо нашу підтримку України і наблизимоУкраїну до НАТО. І ми будемо ще тісніше співпрацювати з партнерами напідтримку міжнародного порядку, заснованого на правилах, — сказав ЄнсСтолтенберг.</text:p>
      <text:p text:style-name="P4">
Він заявив, що завтра, у перший день саміту, учасники обговорять майбутнєчленство України в Альянсі та питання підтримки України в боротьбі зросійським агресором.</text:p>
      <text:p text:style-name="P4">
— Завтра члени Альянсу обговорять шлях України до членства в НАТО. Щобпродовжувати підтримувати Україну і зміцнювати наші власні сили, нам потрібнобільше інвестувати в оборону. Тому члени Альянсу візьмуть на себе більшамбітні зобов’язання щодо інвестицій в оборону, спираючись на збільшеннявидатків на оборону, яке триває вже дев’ять років поспіль в європейськихкраїнах-учасницях Альянсу і Канаді. Це включає зростання на 8,3% вже цьогороку — найбільше зростання оборонних видатків за останні десятиріччя.</text:p>
      <text:p text:style-name="P4">
Він також зазначив, що під час саміту буде ухвалене рішення щодо підтримкиУкраїни.</text:p>
      <text:p text:style-name="P4">
— Ми ухвалимо рішення щодо України. Це передбачає багаторічний пакет допомоги.Перехід від обладнання і стандартів радянських часів до обладнання істандартів НАТО, що забезпечить повну оперативну сумісність українськихЗбройних Сил з військами країн-учасниць Альянсу. Забезпечення критичноважливих потреб, таких як обладнання для розмінування, паливо і медикаменти, —сказав Єнс Столтенберг.</text:p>
      <text:p text:style-name="P4">
Він також зазначив, що очікує президента Володимира Зеленського на самітілідерів країн НАТО, аби покращити політичні зв’язки з Україною. Та анонсував,що Президент України візьме участь у інавгураційному засіданні нової РадиУкраїна — НАТО.</text:p>
      <text:p text:style-name="P4">
<draw:frame draw:style-name="fr1" draw:name="Image309" text:anchor-type="as-char" svg:width="6.9236in" svg:height="4.615733in" draw:z-index="0">
<draw:image xlink:href="../Images/AРМІЯINFORM/2023-07-10T87-00-00-04-00/foto1.jpg" xlink:type="simple" xlink:show="embed" xlink:actuate="onLoad" draw:mime-type="image/jpeg"/>
</draw:frame>
</text:p>
      <text:p text:style-name="P4">
— Ми також покращимо наші політичні зв’язки.Президент Зеленський приєднаєтьсядо нас на інавгураційному засіданні нової Ради Україна — НАТО, — сказав ЄнсСтолтенберг.</text:p>
      <text:p text:style-name="P4">
Столтенберг також зазначив, що у Вільнюсі очікує на зустрічі зпартнерами НАТОв Європейському союзі, а також з лідерами Австралії, Нової Зеландії, Японії іПівденної Кореї. Та нагадав, що цього року вперше в саміті візьме участьФінляндія як повноправний член НАТО.</text:p>
      <text:p text:style-name="P4">
— Це буде перший саміт Фінляндії як члена НАТО. І ми з нетерпінням чекаємо наякнайшвидше приєднання Швеції. Наступним кроком у цьому процесі буде моязустріч із президентом Ердоганом і прем’єр-міністром Крістерссоном, — сказавСтолтенберг.</text:p>
      <text:p text:style-name="P4">
Також під час пресконференції Генсек Альянсу розповів, що два тижні томувідвідував Литву, де вони разом з президентом Науседою зустрічалися злитовськими і німецькими військовослужбовцями, які брали участь у навчаннях«Грифон шторм». Як зазначив пан Столтенберг, щоб «продемонструвати здатністьНАТО посилити свою присутність у Литві до рівня бригади».</text:p>
      <text:p text:style-name="P4">
— На саміті ми зробимо подальші важливі кроки з посилення нашого стримування іоборони, включаючи три нові регіональні плани за підтримки 300 тисячвійськовослужбовців у стані високої бойової готовності. Це чіткий сигнал проте, що ми будемо захищати кожен сантиметр Литви і кожен дюйм територіїАльянсу, — сказав Єнс Столтенберг.</text:p>
      <text:p text:style-name="P4">
<text:span text:style-name="T4">
Нагадаємо, у вівторок, 11 липня, у Вільнюсі (Литовська Республіка)розпочинається дводенний саміт НАТО, на якому очікуються важливі рішення щодонаближення України до членства в Альянсі. Литовці роблять все для того, щоб цірішення були максимально позитивними для нашої країни, створивши у Вільнюсівідповідну атмосферу, завдяки українським прапорам і символіці навколо тощо.</text:span>
</text:p>
      <text:p text:style-name="P4">
<text:span text:style-name="T4">
Про перебіг саміту лідерів держав та урядів НАТО читайте в наступнихматеріалах Армія</text:span>
 <text:span text:style-name="T4">
Inform</text:span>
 <text:span text:style-name="T4">
, ексклюзивно з Вільнюса, ЛитовськаРеспубліка.</text:span>
</text:p>
      <text:p text:style-name="P4">
<text:span text:style-name="T5">
Фото автора</text:span>
</text:p>
      <text:p text:style-name="P4">
Source: <text:a xlink:type="simple" xlink:href="https://armyinform.com.ua/2023/07/10/my-posylymo-nashu-pidtrymku-ukrayiny-i-nablyzymo-ukrayinu-do-nato-yens-stoltenberg/" text:style-name="Internet_20_link" text:visited-style-name="Visited_20_Internet_20_Link">
https://armyinform.com.ua/2023/07/10/my-posylymo-nashu-pidtrymku-ukrayiny-i-nablyzymo-ukrayinu-do-nato-yens-stoltenberg/</text:a>
</text:p>
      <!--NEWS-->
      <text:h text:style-name="P10" text:outline-level="1">
<text:span text:style-name="T4">
У боях під Бахмутом знищено 64 окупанти — Сергій Череватий</text:span>
</text:h>
      <text:p text:style-name="P4">
Author: ['Григорій Мазур']</text:p>
      <text:p text:style-name="P4">
Time: 2023-07-10T88:00:00-04:00</text:p>
      <text:p text:style-name="P4">
Description: Про це в ефірі телемарафону «Єдині новини» повідомив речник Східного угруповання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cherevatyj.jpg" text:style-name="Internet_20_link" text:visited-style-name="Visited_20_Internet_20_Link">
cherevatyj.jpg</text:a>
']</text:p>
      <text:p text:style-name="P4">
Tags: ['STOPRUSSIA', 'АГРЕСІЯ РФ', 'ВТОРГНЕННЯ РФ', 'СЕРГІЙ ЧЕРЕВАТИЙ', 'ТЕЛЕМАРАФОН "ЄДИНІ НОВИНИ"']</text:p>
      <text:p text:style-name="P4">
Category: News</text:p>
      <!--METADATA-->
      <text:p text:style-name="P4">
<draw:frame draw:style-name="fr1" draw:name="Image310" text:anchor-type="as-char" svg:width="6.9236in" svg:height="5.1927in" draw:z-index="0">
<draw:image xlink:href="../Images/AРМІЯINFORM/2023-07-10T88-00-00-04-00/cherevatyj.jpg" xlink:type="simple" xlink:show="embed" xlink:actuate="onLoad" draw:mime-type="image/jpeg"/>
</draw:frame>
</text:p>
      <text:p text:style-name="P4">
Про це в ефірі телемарафону «Єдині новини» повідомив речник Східногоугруповання військ ЗС України полковник Сергій Череватий. Сили оборонипродовжують наступ, поєднуючи штурмові дії з вогневим ураженням військокупантів. У результаті таких дій Збройні Сили України контролюють висотинавколо Бахмута.</text:p>
      <text:p text:style-name="P4">
Під Бахмутом ворог чинить шалений опір. Офіцер повідомив, що за минулу добуворог 313 разів завдавав ударів зі ствольної та реактивної артилерії по нашихпозиціях, відбулось 7 бойових зіткнень, 7 авіанальотів. У боях знищено 64окупанти, 102 зазнали поранень, один потрапив до полону. Також знищенорозрахунок протитанкового ракетного комплексу, три польових склади ізбоєприпасами та два автомобілі, що підвозили ці ресурси ворожим підрозділам.</text:p>
      <text:p text:style-name="P4">
Source: <text:a xlink:type="simple" xlink:href="https://armyinform.com.ua/2023/07/10/u-boyah-pid-bahmutom-znyshheno-64-okupanty-sergij-cherevatyj/" text:style-name="Internet_20_link" text:visited-style-name="Visited_20_Internet_20_Link">
https://armyinform.com.ua/2023/07/10/u-boyah-pid-bahmutom-znyshheno-64-okupanty-sergij-cherevatyj/</text:a>
</text:p>
      <!--NEWS-->
      <text:h text:style-name="P10" text:outline-level="1">
<text:span text:style-name="T4">
Ігор Клименко представив нового командувача Національної гвардії України Олександра Півненка</text:span>
</text:h>
      <text:p text:style-name="P4">
Author: ['АРМІЯINFORM']</text:p>
      <text:p text:style-name="P4">
Time: 2023-07-10T89:00:00-04:00</text:p>
      <text:p text:style-name="P4">
Description: Сьогодні, 10 липня, міністр внутрішніх справ України Ігор Клименко представив Олександ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age-1.webp" text:style-name="Internet_20_link" text:visited-style-name="Visited_20_Internet_20_Link">
image-1.webp</text:a>
']</text:p>
      <text:p text:style-name="P4">
Tags: ['КОМАНДУВАЧ НАЦІОНАЛЬНОЇ ГВАРДІЇ УКРАЇНИ', 'ОЛЕКСАНДР ПІВНЕНКО']</text:p>
      <text:p text:style-name="P4">
Category: News</text:p>
      <!--METADATA-->
      <text:p text:style-name="P4">
<draw:frame draw:style-name="fr1" draw:name="Image311" text:anchor-type="as-char" svg:width="6.9236in" svg:height="3.890404in" draw:z-index="0">
<draw:image xlink:href="../ConvertedIMGs/AРМІЯINFORM/2023-07-10T89-00-00-04-00/image-1.png" xlink:type="simple" xlink:show="embed" xlink:actuate="onLoad" draw:mime-type="image/png"/>
</draw:frame>
</text:p>
      <text:p text:style-name="P4">
Сьогодні, 10 липня, міністр внутрішніх справ України Ігор Клименко<text:a xlink:type="simple" xlink:href="https://mvs.gov.ua/uk/news/igor-klimenko-predstaviv-novogo-komanduvaca-nacionalnoyi-gvardiyi-ukrayini-oleksandra-pivnenka" text:style-name="Internet_20_link" text:visited-style-name="Visited_20_Internet_20_Link">
представив</text:a>
 ОлександраПівненка, який Указом Президента України призначений командувачем Національноїгвардії України.</text:p>
      <text:p text:style-name="P4">
Як <text:a xlink:type="simple" xlink:href="https://www.kmu.gov.ua/news/ihor-klymenko-predstavyv-novoho-komanduvacha-natsionalnoi-hvardii-ukrainy-oleksandra-pivnenka" text:style-name="Internet_20_link" text:visited-style-name="Visited_20_Internet_20_Link">
повідомляє</text:a>
 Урядовийпортал, на початку заходу присутні вшанували пам‘ять загиблихвійськовослужбовців Національної гвардії та виконали Гімн України.</text:p>
      <text:p text:style-name="P4">
Міністр внутрішніх справ Ігор Клименко подякував попередньому командувачуНаціональної гвардії Юрію Лебідю за віддану службу та керівництво в умовахширокомасштабної війни.</text:p>
      <text:p text:style-name="P4">
«Хочу подякувати за те, що з перших днів війни ви керували величезним таефективним підрозділом Сил безпеки та оборони Національної гвардії України.Підрозділи Нацгвардії є гідними на полі бою і щодоби дають відсіч ворогу, вчому є ваша заслуга», – заявив глава МВС України.</text:p>
      <text:p text:style-name="P4">
Новому командувачу Олександру Півненку міністр внутрішніх справ України ІгорКлименко побажав наснаги та сил. Він зазначив, що очільник Нацгвардії, як іпопередній командувач, має сфокусуватися на підготовці бригад «Гвардіїнаступу» та ефективному використанні вже сформованих підрозділів.</text:p>
      <text:p text:style-name="P4">
«Основний напрямок роботи – це підготовка «Гвардій наступу». Наразі це головназадача нашої країни, аби підрозділи могли виконувати завдання у повномуобсязі, аби якнайшвидше деокупувати наші території», – заявив новий командувачНаціональної гвардії України Олександр Півненко.</text:p>
      <text:p text:style-name="P4">
Наприкінці заходу Ігор Клименко наголосив, що всі мають пам’ятати, що наразіголовне – це перемога у війні, втім усі відомства мають працювати і надмайбутніми пріоритетами, які представив Президент України Володимир Зеленськийу своїй доктрині, зокрема, щодо внутрішнього порядку у державі.</text:p>
      <text:p text:style-name="P4">
Source: <text:a xlink:type="simple" xlink:href="https://armyinform.com.ua/2023/07/10/igor-klymenko-predstavyv-novogo-komanduvacha-naczionalnoyi-gvardiyi-ukrayiny-oleksandra-pivnenka/" text:style-name="Internet_20_link" text:visited-style-name="Visited_20_Internet_20_Link">
https://armyinform.com.ua/2023/07/10/igor-klymenko-predstavyv-novogo-komanduvacha-naczionalnoyi-gvardiyi-ukrayiny-oleksandra-pivnenka/</text:a>
</text:p>
      <!--NEWS-->
      <text:h text:style-name="P10" text:outline-level="1">
<text:span text:style-name="T4">
Росіяни за день 26 разів обстріляли прикордоння Сумщини</text:span>
</text:h>
      <text:p text:style-name="P4">
Authors: Ukrinform (Person)</text:p>
      <text:p text:style-name="P4">
Publisher: Укринформ (Organization)</text:p>
      <text:p text:style-name="P4">
Published Time: 2023-07-10T8:40:00+03:00</text:p>
      <text:p text:style-name="P4">
Modified Time: 2023-07-10T22:40:00+03:00</text:p>
      <text:p text:style-name="P4">
Description: Російські війська протягом 10 липня 26 разів обстріляли прикордонні громади Сумської області, зафіксовано 180 вибухів.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312" text:anchor-type="as-char" svg:width="6.9236in" svg:height="3.956343in" draw:z-index="0">
<draw:image xlink:href="../Images/yкринформ/2023-07-10T8-40-00-03-00/630_360_1686425057-568.jpg" xlink:type="simple" xlink:show="embed" xlink:actuate="onLoad" draw:mime-type="image/jpeg"/>
</draw:frame>
 Російськівійська протягом 10 липня 26 разів обстріляли прикордонні громади Сумськоїобласті, зафіксовано 180 вибухів.</text:p>
      <text:p text:style-name="P4">
Як передає Укрінформ, про це Сумська обласна військова адміністраціяповідомляє у <text:a xlink:type="simple" xlink:href="https://t.me/Sumy_news_ODA/17679" text:style-name="Internet_20_link" text:visited-style-name="Visited_20_Internet_20_Link">
 Телеграмі </text:a>
 .</text:p>
      <text:p text:style-name="P4">
“Протягом дня росіяни здійснили 26 обстрілів прикордоння. Зафіксовано 180вибухів. Обстрілів зазнали Білопільська, Глухівська, Дружбівська, Есманська,Краснопільська, Юнаківська, Середино-Будська, Хотінська громади”, - ідеться вповідомленні.</text:p>
      <text:p text:style-name="P4">
<text:span text:style-name="T4">
Читайте також:</text:span>
 <text:a xlink:type="simple" xlink:href="https://www.ukrinform.ua/rubric-ato/3734045-armia-rf-obstrilala-z-tornados-dnipropetrovsinu-e-poranenij.html" text:style-name="Internet_20_link" text:visited-style-name="Visited_20_Internet_20_Link">
 Армія РФ <text:span text:style-name="T4">
обстріл</text:span>
 яла з «Торнадо-С» Дніпропетровщину,є поранений </text:a>
</text:p>
      <text:p text:style-name="P4">
Краснопільську громаду росіяни обстріляли з мінометів, випустивши шість мін,та артилерії, зафіксовано п`ять вибухів.</text:p>
      <text:p text:style-name="P4">
Хотінську громаду ворог обстріляв з гелікоптера некерованими авіаційнимиракетами, зафіксовано 14 вибухів. Також громаду росіяни обстріляли з артилерії(РСЗВ), зафіксовано 17 вибухів.</text:p>
      <text:p text:style-name="P4">
Білопільську громаду агресор обстрілював з міномета, випустивши 36 мін. Данугромаду росіяни обстрілювали з гранатометів АГС, зафіксовано 11 вибухів, атакож артилерії - чотири вибухи, та реактивних систем залпового вогню,випустивши 5 снарядів.</text:p>
      <text:p text:style-name="P4">
<text:span text:style-name="T4">
Читайте також:</text:span>
 <text:a xlink:type="simple" xlink:href="https://www.ukrinform.ua/rubric-ato/3734039-vijska-rf-obstrilali-z-gelikopteriv-i-artilerii-prikordonne-selo-na-harkivsini.html" text:style-name="Internet_20_link" text:visited-style-name="Visited_20_Internet_20_Link">
 Війська РФ <text:span text:style-name="T4">
обстріл</text:span>
 яли з гелікоптерів і артилеріїприкордонне село на Харківщині </text:a>
</text:p>
      <text:p text:style-name="P4">
На Юнаківську громаду росіяни скинули чотири міни.</text:p>
      <text:p text:style-name="P4">
Глухівську громаду ворог обстріляв з гранатомета АГС, зафіксовано 50 вибухів.</text:p>
      <text:p text:style-name="P4">
Дружбівську громаду агресор обстріляв з міномета, випустивши сім мін.</text:p>
      <text:p text:style-name="P4">
На Есманську громаду росіяни скинули з безпілотників 9 вибухових пристроїв.</text:p>
      <text:p text:style-name="P4">
Середино-Будську громаду російські війська обстріляли з артилерії, зафіксовано6 вибухів.</text:p>
      <text:p text:style-name="P4">
<text:span text:style-name="T4">
Читайте також:</text:span>
 <text:a xlink:type="simple" xlink:href="https://www.ukrinform.ua/rubric-regions/3734037-u-hersoni-vnaslidok-obstrilu-poranenij-mirnij-zitel.html" text:style-name="Internet_20_link" text:visited-style-name="Visited_20_Internet_20_Link">
 У Херсоні внаслідок <text:span text:style-name="T4">
обстріл</text:span>
 у поранений мирний житель</text:a>
</text:p>
      <text:p text:style-name="P4">
За попередньою інформацією, обійшлося без втрат серед мирних жителів таруйнувань цивільної інфраструктури.</text:p>
      <text:p text:style-name="P4">
Як повідомляв Укрінформ, за рішенням Ради оборони області на Сумщині евакуюютьвсіх жителів п'ятикілометрової зони в прикордонних з Росією громадах.</text:p>
      <text:p text:style-name="P4">
Source: <text:a xlink:type="simple" xlink:href="https://www.ukrinform.ua/rubric-ato/3734083-rosiani-za-den-26-raziv-obstrilali-prikordonna-sumsini.html" text:style-name="Internet_20_link" text:visited-style-name="Visited_20_Internet_20_Link">
https://www.ukrinform.ua/rubric-ato/3734083-rosiani-za-den-26-raziv-obstrilali-prikordonna-sumsini.html</text:a>
</text:p>
      <!--NEWS-->
      <text:h text:style-name="P10" text:outline-level="1">
<text:span text:style-name="T4">
В Ірпені реабілітація з етнічними мотивами об’єднала українців та гостей з Литви</text:span>
</text:h>
      <text:p text:style-name="P4">
Author: ['Анатолій Бальчос']</text:p>
      <text:p text:style-name="P4">
Time: 2023-07-10T90:00:00-04:00</text:p>
      <text:p text:style-name="P4">
Description: Днями у місті-герої Ірпінь на березі мальовничого озера відбулось святкове купальськ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2-stijka-nacziya-sczena-scaled.jpg" text:style-name="Internet_20_link" text:visited-style-name="Visited_20_Internet_20_Link">
02-stijka-nacziya-sczena-scaled.jpg</text:a>
', '<text:a xlink:type="simple" xlink:href="https://armyinform.com.ua/wp-content/uploads/2023/07/02-stijka-nacziya-sczena-1-150x150.jpg" text:style-name="Internet_20_link" text:visited-style-name="Visited_20_Internet_20_Link">
02-stijka-nacziya-sczena-1-150x150.jpg</text:a>
', '<text:a xlink:type="simple" xlink:href="https://armyinform.com.ua/wp-content/uploads/2023/07/03-stijka-nacziya-glyadachi-150x150.jpg" text:style-name="Internet_20_link" text:visited-style-name="Visited_20_Internet_20_Link">
03-stijka-nacziya-glyadachi-150x150.jpg</text:a>
', '<text:a xlink:type="simple" xlink:href="https://armyinform.com.ua/wp-content/uploads/2023/07/04-stijka-nacziya-gurt-korolivna-150x150.jpg" text:style-name="Internet_20_link" text:visited-style-name="Visited_20_Internet_20_Link">
04-stijka-nacziya-gurt-korolivna-150x150.jpg</text:a>
', '<text:a xlink:type="simple" xlink:href="https://armyinform.com.ua/wp-content/uploads/2023/07/05-stijka-nacziya-strichky-150x150.jpg" text:style-name="Internet_20_link" text:visited-style-name="Visited_20_Internet_20_Link">
05-stijka-nacziya-strichky-150x150.jpg</text:a>
', '<text:a xlink:type="simple" xlink:href="https://armyinform.com.ua/wp-content/uploads/2023/07/06-stijka-nacziya-bazhannya-peremogy-150x150.jpg" text:style-name="Internet_20_link" text:visited-style-name="Visited_20_Internet_20_Link">
06-stijka-nacziya-bazhannya-peremogy-150x150.jpg</text:a>
', '<text:a xlink:type="simple" xlink:href="https://armyinform.com.ua/wp-content/uploads/2023/07/07-stijka-nacziya-vinochky-150x150.jpg" text:style-name="Internet_20_link" text:visited-style-name="Visited_20_Internet_20_Link">
07-stijka-nacziya-vinochky-150x150.jpg</text:a>
', '<text:a xlink:type="simple" xlink:href="https://armyinform.com.ua/wp-content/uploads/2023/07/08-stijka-nacziya-terasa-150x150.jpg" text:style-name="Internet_20_link" text:visited-style-name="Visited_20_Internet_20_Link">
08-stijka-nacziya-terasa-150x150.jpg</text:a>
', '<text:a xlink:type="simple" xlink:href="https://armyinform.com.ua/wp-content/uploads/2023/07/09-stijka-nacziya-gumanitarna-dopomoga-150x150.jpg" text:style-name="Internet_20_link" text:visited-style-name="Visited_20_Internet_20_Link">
09-stijka-nacziya-gumanitarna-dopomoga-150x150.jpg</text:a>
', '<text:a xlink:type="simple" xlink:href="https://armyinform.com.ua/wp-content/uploads/2023/07/10-stijka-nacziya-fotozona-finalna-150x150.jpg" text:style-name="Internet_20_link" text:visited-style-name="Visited_20_Internet_20_Link">
10-stijka-nacziya-fotozona-finalna-150x150.jpg</text:a>
']</text:p>
      <text:p text:style-name="P4">
Tags: ['РЕАБІЛІТАЦІЯ ВІЙСЬКОВИХ']</text:p>
      <text:p text:style-name="P4">
Category: News</text:p>
      <!--METADATA-->
      <text:p text:style-name="P4">
<draw:frame draw:style-name="fr1" draw:name="Image313" text:anchor-type="as-char" svg:width="6.9236in" svg:height="5.1927in" draw:z-index="0">
<draw:image xlink:href="../Images/AРМІЯINFORM/2023-07-10T90-00-00-04-00/02-stijka-nacziya-sczena-scaled.jpg" xlink:type="simple" xlink:show="embed" xlink:actuate="onLoad" draw:mime-type="image/jpeg"/>
</draw:frame>
</text:p>
      <text:p text:style-name="P4">
<text:span text:style-name="T4">
Днями у місті-герої Ірпінь на березі мальовничого озера відбулось святковекупальське дійство. Захід став складовою частиною реабілітації для військовихСил ТрО Збройних Сил України, які, перебуваючи на короткому перепочинку відбоїв, проходять психологічну декомпресію у рідному місті. До них доєдналисьмісцеві мешканці та гості з дружньої Литви. Кореспондент</text:span>
<text:a xlink:type="simple" xlink:href="https://armyinform.com.ua/army-authors/anatolij-balchos/" text:style-name="Internet_20_link" text:visited-style-name="Visited_20_Internet_20_Link">
<text:span text:style-name="T4">
АрміяІnform</text:span>
</text:a>
<text:span text:style-name="T4">
відвідав захід та поспілкувався з його учасниками.</text:span>
</text:p>
      <text:p text:style-name="P4">
Українська етнічна музика наче магнітом затягувала мешканців Ірпеня на терасублагодійного фонду «Стійка нація», розташованого на мальовничому березівеликого озера. У самої кромки води, на затишному дерев’яному пірсі,посіченому скалками від рашистських обстрілів, співали, танцювали тавідтворювали традиційні народні купальські обряди артисти гурту «Королівна».Українські захисники, ірпінські родини з дітьми, представники дипломатичногокорпусу Литви та волонтери литовського благодійного фонду жваво реагували насвяткове купальське дійство, що панувало на імпровізованій сцені на воді.</text:p>
      <text:p text:style-name="P4">
<text:a xlink:type="simple" xlink:href="https://armyinform.com.ua/wp-content/uploads/2023/07/02-stijka-nacziya-sczena-1-scaled.jpg" text:style-name="Internet_20_link" text:visited-style-name="Visited_20_Internet_20_Link">
<draw:frame draw:style-name="fr1" draw:name="Image314" text:anchor-type="as-char" svg:width="6.9236in" svg:height="6.9236in" draw:z-index="0">
<draw:image xlink:href="../Images/AРМІЯINFORM/2023-07-10T90-00-00-04-00/02-stijka-nacziya-sczena-1-150x150.jpg" xlink:type="simple" xlink:show="embed" xlink:actuate="onLoad" draw:mime-type="image/jpeg"/>
</draw:frame>
</text:a>
</text:p>
      <text:p text:style-name="P4">
<text:a xlink:type="simple" xlink:href="https://armyinform.com.ua/wp-content/uploads/2023/07/03-stijka-nacziya-glyadachi.jpg" text:style-name="Internet_20_link" text:visited-style-name="Visited_20_Internet_20_Link">
<draw:frame draw:style-name="fr1" draw:name="Image315" text:anchor-type="as-char" svg:width="6.9236in" svg:height="6.9236in" draw:z-index="0">
<draw:image xlink:href="../Images/AРМІЯINFORM/2023-07-10T90-00-00-04-00/03-stijka-nacziya-glyadachi-150x150.jpg" xlink:type="simple" xlink:show="embed" xlink:actuate="onLoad" draw:mime-type="image/jpeg"/>
</draw:frame>
</text:a>
</text:p>
      <text:p text:style-name="P4">
<text:a xlink:type="simple" xlink:href="https://armyinform.com.ua/wp-content/uploads/2023/07/04-stijka-nacziya-gurt-korolivna.jpg" text:style-name="Internet_20_link" text:visited-style-name="Visited_20_Internet_20_Link">
<draw:frame draw:style-name="fr1" draw:name="Image316" text:anchor-type="as-char" svg:width="6.9236in" svg:height="6.9236in" draw:z-index="0">
<draw:image xlink:href="../Images/AРМІЯINFORM/2023-07-10T90-00-00-04-00/04-stijka-nacziya-gurt-korolivna-150x150.jpg" xlink:type="simple" xlink:show="embed" xlink:actuate="onLoad" draw:mime-type="image/jpeg"/>
</draw:frame>
</text:a>
</text:p>
      <text:p text:style-name="P4">
Вони разом плели вінки, натхненно співали українські народні пісні, із запаломграли у купальські ігри, прив’язували кольорові стрічки до деревця, пошепкипромовляючи заповідне бажання, мабуть, кожного українця та литовця про скоруперемогу над російським агресором. Відчувалось, що випробовування, які їмразом довелося пережити взимку й навесні минулого року та щире поринання ветнічну самосвідомість, до знань про культуру, традиції, етнічні ідеализгуртували учасників цієї колективної психотерапії. Вони стали, мов єдинародина, що впевнена у своїх силах і бажає збудувати власне щасливе майбутнє натрадиційних цінностях, які марно намагались стерти з народної пам’ятіпутінські «денаціфікатори».</text:p>
      <text:p text:style-name="P4">
<text:a xlink:type="simple" xlink:href="https://armyinform.com.ua/wp-content/uploads/2023/07/05-stijka-nacziya-strichky.jpg" text:style-name="Internet_20_link" text:visited-style-name="Visited_20_Internet_20_Link">
<draw:frame draw:style-name="fr1" draw:name="Image317" text:anchor-type="as-char" svg:width="6.9236in" svg:height="6.9236in" draw:z-index="0">
<draw:image xlink:href="../Images/AРМІЯINFORM/2023-07-10T90-00-00-04-00/05-stijka-nacziya-strichky-150x150.jpg" xlink:type="simple" xlink:show="embed" xlink:actuate="onLoad" draw:mime-type="image/jpeg"/>
</draw:frame>
</text:a>
</text:p>
      <text:p text:style-name="P4">
<text:a xlink:type="simple" xlink:href="https://armyinform.com.ua/wp-content/uploads/2023/07/06-stijka-nacziya-bazhannya-peremogy.jpg" text:style-name="Internet_20_link" text:visited-style-name="Visited_20_Internet_20_Link">
<draw:frame draw:style-name="fr1" draw:name="Image318" text:anchor-type="as-char" svg:width="6.9236in" svg:height="6.9236in" draw:z-index="0">
<draw:image xlink:href="../Images/AРМІЯINFORM/2023-07-10T90-00-00-04-00/06-stijka-nacziya-bazhannya-peremogy-150x150.jpg" xlink:type="simple" xlink:show="embed" xlink:actuate="onLoad" draw:mime-type="image/jpeg"/>
</draw:frame>
</text:a>
</text:p>
      <text:p text:style-name="P4">
<text:a xlink:type="simple" xlink:href="https://armyinform.com.ua/wp-content/uploads/2023/07/07-stijka-nacziya-vinochky.jpg" text:style-name="Internet_20_link" text:visited-style-name="Visited_20_Internet_20_Link">
<draw:frame draw:style-name="fr1" draw:name="Image319" text:anchor-type="as-char" svg:width="6.9236in" svg:height="6.9236in" draw:z-index="0">
<draw:image xlink:href="../Images/AРМІЯINFORM/2023-07-10T90-00-00-04-00/07-stijka-nacziya-vinochky-150x150.jpg" xlink:type="simple" xlink:show="embed" xlink:actuate="onLoad" draw:mime-type="image/jpeg"/>
</draw:frame>
</text:a>
</text:p>
      <text:p text:style-name="P4">
— Мене особисто дуже вразили аутентичні українські пісні з глибоким змістом,стародавні звичаї. Мені та моїм дітям було надзвичайно цікаво дізнатись провитоки стійкості української нації, — поділилась своїми враженнями ГульнараПожєрєнє, волонтерка литовського міжнародного благодійного фонду «Крилодопомоги» (Pagalbos sparnas). — Це надихає на подальшу співпрацю, на допомогу,надає сил. Ми показуємо у Литві всі ці руйнування, те, що пережили мужніукраїнці під час російської навали, як вони згуртувались та як завзятовідновлюють свою країну. Литовці історично дуже близькі Україні, тонковідчувають цей зв'язок, тому сильно переймаються її долею та допомагають.</text:p>
      <text:p text:style-name="P4">
**</text:p>
      <text:p text:style-name="P4">
читайте також:</text:p>
      <text:p text:style-name="P4">
<text:span text:style-name="T4">
 <text:a xlink:type="simple" xlink:href="https://armyinform.com.ua/2023/01/26/pryirpinnya-chekaye-na-novyj-reabilitaczijnyj-czentr-dlya-ukrayinskyh-zahysnykiv/" text:style-name="Internet_20_link" text:visited-style-name="Visited_20_Internet_20_Link">
Приірпіння чекає на новий реабілітаційний центр для українськихзахисників</text:a>
 </text:span>
</text:p>
      <text:p text:style-name="P4">
**</text:p>
      <text:p text:style-name="P4">
Зі слів Гульнари, вона була у захопленні, коли дізналася, що замістьзруйнованого закладу відпочинку «Тераса» ірпінчанка Людмила Руденко вирішиластворити центр психологічної та психосоціальної підтримки для містян,внутрішньо переміщених осіб та українських захисників. Доки її чоловік Сергій,український військовий на псевдо «Депутат», нищить ворогів на Сході України,пані Людмила разом з литовськими колегами та іншими партнерами надають фаховудопомогу за психологічними програмами Всесвітньої організації охорониздоров’я. Крім того, очолюваний нею БФ «Стійка нація» передає гуманітарнудопомогу всім нужденним, зокрема для регіонів, які постраждали внаслідокекоциду з боку рф на Каховській ГЕС.</text:p>
      <text:p text:style-name="P4">
**</text:p>
      <text:p text:style-name="P4">
читайте також:</text:p>
      <text:p text:style-name="P4">
<text:span text:style-name="T4">
<text:a xlink:type="simple" xlink:href="https://armyinform.com.ua/2023/02/21/vid-irpinskyh-krasot-u-rashystiv-zryvalo-bashty-molodshyj-serzhant-deputat/" text:style-name="Internet_20_link" text:visited-style-name="Visited_20_Internet_20_Link">
«Від ірпінських красот у рашистів зривало башти» — молодший сержант«Депутат»</text:a>
 </text:span>
</text:p>
      <text:p text:style-name="P4">
**</text:p>
      <text:p text:style-name="P4">
Під час святкового заходу учасники доєднались до цільового збору коштіввійськовим 71-ї окремої єгерської бригади ДШВ Збройних Сил України. Дівчата тажінки із задоволенням фотографувались у автентичному українському вбранні,який підготували організатори святкувань. І ще довго у вечірньому повітріміста-героя Ірпінь, сповненому ароматів квітів, лунали інструментальнікомпозиції та пісні українського ренесансу 90-х років минулого століття.</text:p>
      <text:p text:style-name="P4">
<text:a xlink:type="simple" xlink:href="https://armyinform.com.ua/wp-content/uploads/2023/07/08-stijka-nacziya-terasa.jpg" text:style-name="Internet_20_link" text:visited-style-name="Visited_20_Internet_20_Link">
<draw:frame draw:style-name="fr1" draw:name="Image320" text:anchor-type="as-char" svg:width="6.9236in" svg:height="6.9236in" draw:z-index="0">
<draw:image xlink:href="../Images/AРМІЯINFORM/2023-07-10T90-00-00-04-00/08-stijka-nacziya-terasa-150x150.jpg" xlink:type="simple" xlink:show="embed" xlink:actuate="onLoad" draw:mime-type="image/jpeg"/>
</draw:frame>
</text:a>
</text:p>
      <text:p text:style-name="P4">
<text:a xlink:type="simple" xlink:href="https://armyinform.com.ua/wp-content/uploads/2023/07/09-stijka-nacziya-gumanitarna-dopomoga.jpg" text:style-name="Internet_20_link" text:visited-style-name="Visited_20_Internet_20_Link">
<draw:frame draw:style-name="fr1" draw:name="Image321" text:anchor-type="as-char" svg:width="6.9236in" svg:height="6.9236in" draw:z-index="0">
<draw:image xlink:href="../Images/AРМІЯINFORM/2023-07-10T90-00-00-04-00/09-stijka-nacziya-gumanitarna-dopomoga-150x150.jpg" xlink:type="simple" xlink:show="embed" xlink:actuate="onLoad" draw:mime-type="image/jpeg"/>
</draw:frame>
</text:a>
</text:p>
      <text:p text:style-name="P4">
<text:a xlink:type="simple" xlink:href="https://armyinform.com.ua/wp-content/uploads/2023/07/10-stijka-nacziya-fotozona-finalna.jpg" text:style-name="Internet_20_link" text:visited-style-name="Visited_20_Internet_20_Link">
<draw:frame draw:style-name="fr1" draw:name="Image322" text:anchor-type="as-char" svg:width="6.9236in" svg:height="6.9236in" draw:z-index="0">
<draw:image xlink:href="../Images/AРМІЯINFORM/2023-07-10T90-00-00-04-00/10-stijka-nacziya-fotozona-finalna-150x150.jpg" xlink:type="simple" xlink:show="embed" xlink:actuate="onLoad" draw:mime-type="image/jpeg"/>
</draw:frame>
</text:a>
</text:p>
      <text:p text:style-name="P4">
<text:span text:style-name="T5">
Фото автора</text:span>
</text:p>
      <text:p text:style-name="P4">
Source: <text:a xlink:type="simple" xlink:href="https://armyinform.com.ua/2023/07/10/v-irpeni-reabilitacziya-z-etnichnymy-motyvamy-obyednala-ukrayincziv-ta-gostej-z-lytvy/" text:style-name="Internet_20_link" text:visited-style-name="Visited_20_Internet_20_Link">
https://armyinform.com.ua/2023/07/10/v-irpeni-reabilitacziya-z-etnichnymy-motyvamy-obyednala-ukrayincziv-ta-gostej-z-lytvy/</text:a>
</text:p>
      <!--NEWS-->
      <text:h text:style-name="P10" text:outline-level="1">
<text:span text:style-name="T4">
Наша арта знищила 3 райони зосередження та 7 артзасобів ворога</text:span>
</text:h>
      <text:p text:style-name="P4">
Author: ['АРМІЯINFORM']</text:p>
      <text:p text:style-name="P4">
Time: 2023-07-10T91:00:00-04:00</text:p>
      <text:p text:style-name="P4">
Description: Як зазначається у зведенні Генерального штабу, авіація Сил оборони за добу завдала 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a-3.jpg" text:style-name="Internet_20_link" text:visited-style-name="Visited_20_Internet_20_Link">
arta-3.jpg</text:a>
']</text:p>
      <text:p text:style-name="P4">
Tags: ['STOPRUSSIA', 'АГРЕСІЯ РФ', 'ВТОРГНЕННЯ РФ', 'ГШ ЗСУ', 'ОБОРОНА УКРАЇНИ', 'ХРОНІКА ОБОРОНИ']</text:p>
      <text:p text:style-name="P4">
Category: News</text:p>
      <!--METADATA-->
      <text:p text:style-name="P4">
<draw:frame draw:style-name="fr1" draw:name="Image323" text:anchor-type="as-char" svg:width="6.9236in" svg:height="2.993015in" draw:z-index="0">
<draw:image xlink:href="../Images/AРМІЯINFORM/2023-07-10T91-00-00-04-00/arta-3.jpg" xlink:type="simple" xlink:show="embed" xlink:actuate="onLoad" draw:mime-type="image/jpeg"/>
</draw:frame>
 <text:span text:style-name="T4">
🔥Ситуація щодо російського вторгнення</text:span>
</text:p>
      <text:p text:style-name="P4">
Як<text:a xlink:type="simple" xlink:href="https://www.facebook.com/GeneralStaff.ua/posts/pfbid036AXTfzwRW5Z5hQmXGs5n74tqFW4qWdut7mGCgonBneiLPDivsrJoJS26XM1eVx8Sl" text:style-name="Internet_20_link" text:visited-style-name="Visited_20_Internet_20_Link">
зазначається</text:a>
у зведенні Генерального штабу, авіація Сил оборони за добу завдала 4 удари порайону зосередження особового складу, озброєння та військової технікипротивника. Також наші захисники знищили 3 розвідувальних БПЛА оперативно-тактичного рівня.</text:p>
      <text:p text:style-name="P4">
Водночас підрозділи ракетних військ і артилерії протягом доби уразили пунктуправління, 3 райони зосередження живої сили, озброєння та військової техніки,склад боєприпасів, 7 артилерійських засобів на вогневих позиціях та один засібпротиповітряної оборони окупантів.</text:p>
      <text:p text:style-name="P4">
Source: <text:a xlink:type="simple" xlink:href="https://armyinform.com.ua/2023/07/10/nasha-arta-znyshhyla-3-rajony-zoseredzhennya-ta-7-artzasobiv-voroga/" text:style-name="Internet_20_link" text:visited-style-name="Visited_20_Internet_20_Link">
https://armyinform.com.ua/2023/07/10/nasha-arta-znyshhyla-3-rajony-zoseredzhennya-ta-7-artzasobiv-voroga/</text:a>
</text:p>
      <!--NEWS-->
      <text:h text:style-name="P10" text:outline-level="1">
<text:span text:style-name="T4">
Україна буде в НАТО, працюємо над алгоритмом набуття членства — Володимир Зеленський</text:span>
</text:h>
      <text:p text:style-name="P4">
Author: ['АРМІЯINFORM']</text:p>
      <text:p text:style-name="P4">
Time: 2023-07-10T92:00:00-04:00</text:p>
      <text:p text:style-name="P4">
Description: Бажаю здоровʼя, шановні українці, українки!    Отже, Україна — напередодні Вільнюс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c198ab99801767cf7e65a816deaa859_1689012346_extra_large.png" text:style-name="Internet_20_link" text:visited-style-name="Visited_20_Internet_20_Link">
7c198ab99801767cf7e65a816deaa859_1689012346_extra_large.png</text:a>
']</text:p>
      <text:p text:style-name="P4">
Tags: ['STOPRUSSIA', 'АГРЕСІЯ РФ', 'ВОЛОДИМИР ЗЕЛЕНСЬКИЙ', 'ВТОРГНЕННЯ РФ', 'УКРАЇНА – НАТО']</text:p>
      <text:p text:style-name="P4">
Category: News</text:p>
      <!--METADATA-->
      <text:p text:style-name="P4">
<draw:frame draw:style-name="fr1" draw:name="Image324" text:anchor-type="as-char" svg:width="6.9236in" svg:height="3.877216in" draw:z-index="0">
<draw:image xlink:href="../Images/AРМІЯINFORM/2023-07-10T92-00-00-04-00/7c198ab99801767cf7e65a816deaa859_1689012346_extra_large.png" xlink:type="simple" xlink:show="embed" xlink:actuate="onLoad" draw:mime-type="image/png"/>
</draw:frame>
</text:p>
      <text:p text:style-name="P4">
<text:span text:style-name="T5">
<text:span text:style-name="T4">
Бажаю здоров</text:span>
</text:span>
 _ <text:span text:style-name="T4">
ʼ</text:span>
<text:span text:style-name="T5">
 _ <text:span text:style-name="T4">
я</text:span>
</text:span>
 _ <text:span text:style-name="T4">
,</text:span>
<text:span text:style-name="T5">
 _ <text:span text:style-name="T4">
шановні</text:span>
</text:span>
 <text:span text:style-name="T5">
<text:span text:style-name="T4">
українці</text:span>
</text:span>
 <text:span text:style-name="T5">
<text:span text:style-name="T4">
,</text:span>
</text:span>
 _ <text:span text:style-name="T4">
українки</text:span>
<text:span text:style-name="T5">
 _ <text:span text:style-name="T4">
!</text:span>
</text:span>
</text:p>
      <text:p text:style-name="P4">
Отже, Україна — напередодні Вільнюса. Саміту НАТО, який може стати саме таким,який потрібен і нашій державі, і всьому Альянсу, глобальній безпеці.</text:p>
      <text:p text:style-name="P4">
Надзвичайно активно працюємо цими днями! Ще активніше, ніж будь-коли. І хоч цяробота майже на сто відсотків зараз — за лаштунками, її значення не менше, ніжбудь-якої публічної роботи.</text:p>
      <text:p text:style-name="P4">
Всі все розуміють. Кожен лідер, кожна держава. Навіть якщо озвучуються різніпозиції, все ж очевидно, що Україна заслуговує бути в Альянсі. Не зараз —зараз війна, але нам потрібен чіткий сигнал. І сигнал потрібен саме зараз.</text:p>
      <text:p text:style-name="P4">
Я вдячний усім лідерам, кожній країні, які саме так і говорять і які ухвалиливідповідні спільні декларації та заяви з Україною щодо нашої інтеграції.Більшість Альянсу — чітко «за» нас.</text:p>
      <text:p text:style-name="P4">
Сміливість українських героїв відтерла від пилу історії всі цінності, зарадизахисту яких і було створене НАТО.</text:p>
      <text:p text:style-name="P4">
Саме український східний кордон, кордон нашої держави й позиції наших воїнів —це та межа, яку більше ніколи не перейти російській диктатурі, що в різнихформах, але завжди, завжди намагалася підкорити народи Європи.</text:p>
      <text:p text:style-name="P4">
Від України залежить безпекова реальність тут, на східному фланзі НАТО. Колими подавали заявку на вступ у НАТО, ми говорили відверто: де-факто Україна вжев Альянсі. Наша зброя — це зброя Альянсу. Наші цінності — це те, у що віритьАльянс. Наш захист — це саме той елемент формули Європи, який робить їїоб’єднаною, вільною та в мирі.</text:p>
      <text:p text:style-name="P4">
Вільнюс має все це підтвердити.</text:p>
      <text:p text:style-name="P4">
Зараз ще триває робота над вордингом, тобто над конкретними словами такогопідтвердження, але ми вже розуміємо факт — Україна буде в Альянсі, ми працюємонад тим, щоб алгоритм набуття членства став максимально ясним та швидким. Нашаробота заради цього — робота всієї команди України — триватиме щохвилинипротягом цих днів.</text:p>
      <text:p text:style-name="P4">
Також дуже важливо, що у Вільнюсі заплановані двосторонні зустрічі різногорівня — країни Європи, Америка, Канада, Японія… Пріоритети абсолютно очевидні— це протиповітряна оборона для наших міст, для всіх громад на всій територіїкраїни, ми працюємо над створенням повноцінного повітряного щита. Це такожзброя для фронту — будуть у Вільнюсі переговори й щодо цього. Звичайно, мибудемо говорити й про інші аспекти захисту життя та нашої спільної безпеки.</text:p>
      <text:p text:style-name="P4">
Я впевнений, що для наших воїнів можуть бути хороші збройні новини з Вільнюса.</text:p>
      <text:p text:style-name="P4">
Окремо — передова.</text:p>
      <text:p text:style-name="P4">
Завтра, у день початку саміту, який тепер немислимий без України, буде вже503-й день повномасштабної війни. Це багато говорить про нашу силу — силуукраїнського народу, який в умовах такої війни, після стількох битв і днів маєсилу, без якої безпеку Європи — просто її вже не уявити.</text:p>
      <text:p text:style-name="P4">
Я дякую вам, українські воїни, за цю силу! Дякую кожному солдату, матросу,кожному сержанту, кожному старшині, кожному офіцеру, кожному генералу! Я дякуювсім, хто тренує наших воїнів! Дякую кожному волонтеру! Лікарям, якідопомагають після поранень! Дякую всім нашим людям, які працюють зарадиукраїнської сили, української перемоги!</text:p>
      <text:p text:style-name="P4">
Це честь для мене — представляти таких людей і таку Україну!</text:p>
      <text:p text:style-name="P4">
<text:span text:style-name="T5">
<text:span text:style-name="T4">
Слава Україні!</text:span>
</text:span>
</text:p>
      <text:p text:style-name="P4">
Source: <text:a xlink:type="simple" xlink:href="https://armyinform.com.ua/2023/07/10/ukrayina-bude-v-nato-praczyuyemo-nad-algorytmom-nabuttya-chlenstva-volodymyr-zelenskyj/" text:style-name="Internet_20_link" text:visited-style-name="Visited_20_Internet_20_Link">
https://armyinform.com.ua/2023/07/10/ukrayina-bude-v-nato-praczyuyemo-nad-algorytmom-nabuttya-chlenstva-volodymyr-zelenskyj/</text:a>
</text:p>
      <!--NEWS-->
      <text:h text:style-name="P10" text:outline-level="1">
<text:span text:style-name="T4">
Протягом доби відбулося 17 бойових зіткнень – Генштаб</text:span>
</text:h>
      <text:p text:style-name="P4">
Author: ['АРМІЯINFORM']</text:p>
      <text:p text:style-name="P4">
Time: 2023-07-10T93:00:00-04:00</text:p>
      <text:p text:style-name="P4">
Description: Противник зосереджує основні зусилля на Куп’янському,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su-1-830x500-1.jpg" text:style-name="Internet_20_link" text:visited-style-name="Visited_20_Internet_20_Link">
zsu-1-830x500-1.jpg</text:a>
']</text:p>
      <text:p text:style-name="P4">
Tags: ['STOPRUSSIA', 'АГРЕСІЯ РФ', 'ВТОРГНЕННЯ РФ', 'ГШ ЗСУ']</text:p>
      <text:p text:style-name="P4">
Category: News</text:p>
      <!--METADATA-->
      <text:p text:style-name="P4">
<draw:frame draw:style-name="fr1" draw:name="Image325" text:anchor-type="as-char" svg:width="6.9236in" svg:height="4.170843in" draw:z-index="0">
<draw:image xlink:href="../Images/AРМІЯINFORM/2023-07-10T93-00-00-04-00/zsu-1-830x500-1.jpg" xlink:type="simple" xlink:show="embed" xlink:actuate="onLoad" draw:mime-type="image/jpeg"/>
</draw:frame>
Ілюстративне фото <text:span text:style-name="T4">
🔥 Ситуація щодо російського вторгнення</text:span>
</text:p>
      <text:p text:style-name="P4">
Противник зосереджує основні зусилля на Куп’янському, Лиманському,Бахмутському, Авдіївському та Мар’їнському напрямках, тривають важкі бої <text:span text:style-name="T4">
.</text:span>
Протягом доби відбулось 17 бойових зіткнень.</text:p>
      <text:p text:style-name="P4">
Про це<text:a xlink:type="simple" xlink:href="https://www.facebook.com/GeneralStaff.ua/posts/pfbid036AXTfzwRW5Z5hQmXGs5n74tqFW4qWdut7mGCgonBneiLPDivsrJoJS26XM1eVx8Sl" text:style-name="Internet_20_link" text:visited-style-name="Visited_20_Internet_20_Link">
повідомляє</text:a>
Генеральний штаб ЗС України.</text:p>
      <text:p text:style-name="P4">
<text:span text:style-name="T4">
На Куп’янському напрямку</text:span>
 наші воїни стійко тримають оборону.</text:p>
      <text:p text:style-name="P4">
<text:span text:style-name="T4">
На Бахмутському напрямку</text:span>
 , під щільним вогнем авіації та артилеріїпротивника, наші захисники успішно відбили атаки в районі населеного пунктуГригорівка Донецької області.</text:p>
      <text:p text:style-name="P4">
<text:span text:style-name="T4">
На Авдіївському напрямку</text:span>
 сили оборони продовжують стримувати наступросійських військ в районі Сєверного Донецької області.</text:p>
      <text:p text:style-name="P4">
<text:span text:style-name="T4">
На Мар’їнському напрямку</text:span>
 , під ворожими вогнем артилерії, наші захисникивідбили усі ворожі атаки в районах населених пунктів Мар’їнка таКрасногорівка.</text:p>
      <text:p text:style-name="P4">
<text:span text:style-name="T4">
На Шахтарському напрямку</text:span>
 противник вів безуспішні наступальні дії в районіНовомихайлівки Донецької області.</text:p>
      <text:p text:style-name="P4">
Source: <text:a xlink:type="simple" xlink:href="https://armyinform.com.ua/2023/07/10/protyagom-doby-vidbulosya-17-bojovyh-zitknen-genshtab/" text:style-name="Internet_20_link" text:visited-style-name="Visited_20_Internet_20_Link">
https://armyinform.com.ua/2023/07/10/protyagom-doby-vidbulosya-17-bojovyh-zitknen-genshtab/</text:a>
</text:p>
      <!--NEWS-->
      <text:h text:style-name="P10" text:outline-level="1">
<text:span text:style-name="T4">
На Таврійському напрямку Сили оборони системно знищують ворога — Олександр Тарнавський</text:span>
</text:h>
      <text:p text:style-name="P4">
Author: ['АРМІЯINFORM']</text:p>
      <text:p text:style-name="P4">
Time: 2023-07-10T94:00:00-04:00</text:p>
      <text:p text:style-name="P4">
Description: Підрозділи ракетних військ та артилерії протягом доби виконали 1179 вогневих зав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arnavskyj.jpg" text:style-name="Internet_20_link" text:visited-style-name="Visited_20_Internet_20_Link">
tarnavskyj.jpg</text:a>
']</text:p>
      <text:p text:style-name="P4">
Tags: ['STOPRUSSIA', 'АГРЕСІЯ РФ', 'ВТОРГНЕННЯ РФ', 'ОЛЕКСАНДР ТАРНАВСЬКИЙ']</text:p>
      <text:p text:style-name="P4">
Category: News</text:p>
      <!--METADATA-->
      <text:p text:style-name="P4">
<draw:frame draw:style-name="fr1" draw:name="Image326" text:anchor-type="as-char" svg:width="6.9236in" svg:height="4.32725in" draw:z-index="0">
<draw:image xlink:href="../Images/AРМІЯINFORM/2023-07-10T94-00-00-04-00/tarnavskyj.jpg" xlink:type="simple" xlink:show="embed" xlink:actuate="onLoad" draw:mime-type="image/jpeg"/>
</draw:frame>
</text:p>
      <text:p text:style-name="P4">
Підрозділи ракетних військ та артилерії протягом доби виконали 1179 вогневихзавдання. За останню добу втрати ворога вбитими та пораненими склали більшедвох рот.</text:p>
      <text:p text:style-name="P4">
Про це у своєму Telegram <text:a xlink:type="simple" xlink:href="https://t.me/otarnavskiy/157" text:style-name="Internet_20_link" text:visited-style-name="Visited_20_Internet_20_Link">
написав </text:a>
командувачоперативно-стратегічного угруповання військ «Таврія» бригадний генералОлександр Тарнавський.</text:p>
      <text:p text:style-name="P4">
— Знищено 17 одиниць військової техніки противника. Зокрема, танк, БМП, 2 БПЛА«Zala», БПЛА «Supercam», самохідна артилерійська установка 2С3 «Акація»,станція РЕБ, комплекс дальнього візуального спостереження «Муром-М» таавтомобільна техніка. Також було знищено 9 складів боєприпасів ворога, —повідомив Олександр Тарнавський.</text:p>
      <text:p text:style-name="P4">
Source: <text:a xlink:type="simple" xlink:href="https://armyinform.com.ua/2023/07/10/na-tavrijskomu-napryamku-syly-oborony-systemno-znyshhuyut-voroga-oleksandr-tarnavskyj-2/" text:style-name="Internet_20_link" text:visited-style-name="Visited_20_Internet_20_Link">
https://armyinform.com.ua/2023/07/10/na-tavrijskomu-napryamku-syly-oborony-systemno-znyshhuyut-voroga-oleksandr-tarnavskyj-2/</text:a>
</text:p>
      <!--NEWS-->
      <text:h text:style-name="P10" text:outline-level="1">
<text:span text:style-name="T4">
«Командир кричить: «Поранених не чіпати, кидаємо всіх!» — ГУР перехоплення</text:span>
</text:h>
      <text:p text:style-name="P4">
Author: ['АРМІЯINFORM']</text:p>
      <text:p text:style-name="P4">
Time: 2023-07-10T95:00:00-04:00</text:p>
      <text:p text:style-name="P4">
Description: Військовослужбовець рф розповідає дружині про професійну аеророзвідку українськ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r-perehoplennya.jpg" text:style-name="Internet_20_link" text:visited-style-name="Visited_20_Internet_20_Link">
gur-perehoplennya.jpg</text:a>
']</text:p>
      <text:p text:style-name="P4">
Tags: ['STOPRUSSIA', 'АГРЕСІЯ РФ', 'ВТОРГНЕННЯ РФ', 'ГУР ПЕРЕХОПЛЕННЯ']</text:p>
      <text:p text:style-name="P4">
Category: News</text:p>
      <!--METADATA-->
      <text:p text:style-name="P4">
<draw:frame draw:style-name="fr1" draw:name="Image327" text:anchor-type="as-char" svg:width="6.9236in" svg:height="4.615733in" draw:z-index="0">
<draw:image xlink:href="../Images/AРМІЯINFORM/2023-07-10T95-00-00-04-00/gur-perehoplennya.jpg" xlink:type="simple" xlink:show="embed" xlink:actuate="onLoad" draw:mime-type="image/jpeg"/>
</draw:frame>
 Ілюстративне фото</text:p>
      <text:p text:style-name="P4">
Військовослужбовець рф розповідає дружині про професійну аеророзвідкуукраїнських військ та ставлення свого командування до особового складу.</text:p>
      <text:p text:style-name="P4">
<text:span text:style-name="T4">
Джерело:</text:span>
 <text:span text:style-name="T5">
<text:a xlink:type="simple" xlink:href="https://gur.gov.ua/content/komandyr-oryot-ranenykh-ne-trohat-brosaem-vsekh.html" text:style-name="Internet_20_link" text:visited-style-name="Visited_20_Internet_20_Link">
ГУР</text:a>
</text:span>
</text:p>
      <text:p text:style-name="P4">
Source: <text:a xlink:type="simple" xlink:href="https://armyinform.com.ua/2023/07/10/komandyr-krychyt-poranenyh-ne-chipaty-kydayemo-vsih-gur-perehoplennya/" text:style-name="Internet_20_link" text:visited-style-name="Visited_20_Internet_20_Link">
https://armyinform.com.ua/2023/07/10/komandyr-krychyt-poranenyh-ne-chipaty-kydayemo-vsih-gur-perehoplennya/</text:a>
</text:p>
      <!--NEWS-->
      <text:h text:style-name="P10" text:outline-level="1">
<text:span text:style-name="T4">
Двоє загиблих та троє поранених внаслідок артобстрілів окупантами на Донеччині — розпочато розслідування</text:span>
</text:h>
      <text:p text:style-name="P4">
Author: ['АРМІЯINFORM']</text:p>
      <text:p text:style-name="P4">
Time: 2023-07-10T96:00:00-04:00</text:p>
      <text:p text:style-name="P4">
Description: За процесуального керівництва Донецької обласної прокуратури здійснюється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hatsapp-image-2023-07-10-at-175816.jpeg" text:style-name="Internet_20_link" text:visited-style-name="Visited_20_Internet_20_Link">
whatsapp-image-2023-07-10-at-175816.jpeg</text:a>
']</text:p>
      <text:p text:style-name="P4">
Tags: ['STOPRUSSIA', 'АГРЕСІЯ РФ', 'ВТОРГНЕННЯ РФ', 'ДОНЕЧЧИНА', 'ОФІС ГЕНПРОКУРОРА УКРАЇНИ']</text:p>
      <text:p text:style-name="P4">
Category: News</text:p>
      <!--METADATA-->
      <text:p text:style-name="P4">
<draw:frame draw:style-name="fr1" draw:name="Image328" text:anchor-type="as-char" svg:width="6.9236in" svg:height="4.717749in" draw:z-index="0">
<draw:image xlink:href="../Images/AРМІЯINFORM/2023-07-10T96-00-00-04-00/whatsapp-image-2023-07-10-at-175816.jpeg" xlink:type="simple" xlink:show="embed" xlink:actuate="onLoad" draw:mime-type="image/jpeg"/>
</draw:frame>
</text:p>
      <text:p text:style-name="P4">
За процесуального керівництва Донецької обласної прокуратури здійснюєтьсядосудове розслідування у кримінальних провадженнях за фактом порушення законівта звичаїв війни.</text:p>
      <text:p text:style-name="P4">
Про це <text:a xlink:type="simple" xlink:href="https://www.gp.gov.ua/ua/posts/dvoje-zagiblix-ta-troje-poranenix-vnaslidok-artobstriliv-okupantami-avdiyivki-ta-gostrogo-na-doneccini-rozpocato-rozsliduvannya" text:style-name="Internet_20_link" text:visited-style-name="Visited_20_Internet_20_Link">
повідомляє</text:a>
 Офіс Генпрокурора України.</text:p>
      <text:p text:style-name="P4">
— За даними слідства, 10 липня 2023 року близько 14:40 війська рф відкриливогонь по приватному сектору смт Гостре Покровського району. Внаслідокобстрілу загинув місцевий мешканець. Зазнали мінно-вибухових травм троєчоловіків віком, серед них — батько та син. Усім потерпілим наданокваліфіковану медичну допомогу, — йдеться у повідомленні.</text:p>
      <text:p text:style-name="P4">
Також близько 15:00 росіяни вчергове обстріляли м. Авдіївка, де у власномубудинку загинув чоловік.</text:p>
      <text:p text:style-name="P4">
За попередніми даними, окупанти атакували населені пункти з артилерії.Пошкоджено приватні домоволодіння й господарчі споруди.</text:p>
      <text:p text:style-name="P4">
Досудове розслідування триває.</text:p>
      <text:p text:style-name="P4">
Source: <text:a xlink:type="simple" xlink:href="https://armyinform.com.ua/2023/07/10/dvoye-zagyblyh-ta-troye-poranenyh-vnaslidok-artobstriliv-okupantamy-na-donechchyni-rozpochato-rozsliduvannya/" text:style-name="Internet_20_link" text:visited-style-name="Visited_20_Internet_20_Link">
https://armyinform.com.ua/2023/07/10/dvoye-zagyblyh-ta-troye-poranenyh-vnaslidok-artobstriliv-okupantamy-na-donechchyni-rozpochato-rozsliduvannya/</text:a>
</text:p>
      <!--NEWS-->
      <text:h text:style-name="P10" text:outline-level="1">
<text:span text:style-name="T4">
Україна постійно відчуває солідарність народу та Уряду Фінляндії — Денис Шмигаль</text:span>
</text:h>
      <text:p text:style-name="P4">
Author: ['АРМІЯINFORM']</text:p>
      <text:p text:style-name="P4">
Time: 2023-07-10T97:00:00-04:00</text:p>
      <text:p text:style-name="P4">
Description: Прем’єр-міністр України Денис Шмигаль провів онлайн-розмову з Прем’єр-міністром Фінлян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humb_205526_820_360_0_0_auto.jpg" text:style-name="Internet_20_link" text:visited-style-name="Visited_20_Internet_20_Link">
thumb_205526_820_360_0_0_auto.jpg</text:a>
', '<text:a xlink:type="simple" xlink:href="https://armyinform.com.ua/wp-content/uploads/2023/07/thumb_205527_820_360_0_0_auto.jpg" text:style-name="Internet_20_link" text:visited-style-name="Visited_20_Internet_20_Link">
thumb_205527_820_360_0_0_auto.jpg</text:a>
']</text:p>
      <text:p text:style-name="P4">
Tags: ['STOPRUSSIA', 'АГРЕСІЯ РФ', 'ВТОРГНЕННЯ РФ', 'ДЕНИС ШМИГАЛЬ', 'ФІНЛЯНДІЯ']</text:p>
      <text:p text:style-name="P4">
Category: News</text:p>
      <!--METADATA-->
      <text:p text:style-name="P4">
<draw:frame draw:style-name="fr1" draw:name="Image329" text:anchor-type="as-char" svg:width="6.9236in" svg:height="4.610104in" draw:z-index="0">
<draw:image xlink:href="../Images/AРМІЯINFORM/2023-07-10T97-00-00-04-00/thumb_205526_820_360_0_0_auto.jpg" xlink:type="simple" xlink:show="embed" xlink:actuate="onLoad" draw:mime-type="image/jpeg"/>
</draw:frame>
</text:p>
      <text:p text:style-name="P4">
Прем’єр-міністр України Денис Шмигаль провів онлайн-розмову з Прем’єр-міністром Фінляндії Петтері Орпо. Сторони обговорили підтримку європейської таєвроатлантичної інтеграції України, посилення санкцій проти росії, конфіскаціюросійських активів та допомогу у відновленні.</text:p>
      <text:p text:style-name="P4">
Про це <text:a xlink:type="simple" xlink:href="https://www.kmu.gov.ua/news/denys-shmyhal-ukraina-postiino-vidchuvaie-solidarnist-narodu-ta-uriadu-finliandii" text:style-name="Internet_20_link" text:visited-style-name="Visited_20_Internet_20_Link">
повідомляє</text:a>
 Урядовий портал.</text:p>
      <text:p text:style-name="P4">
— Усі ці місяці повномасштабної війни Україна постійно відчуває неймовірнусолідарність народу та Уряду Фінляндії. Вдячний за Ваше особисте лідерство тавнесок у формування потужної підтримки України з боку Фінляндії. Розраховуємона нашу подальшу тісну співпрацю, — зазначив Денис Шмигаль.</text:p>
      <text:p text:style-name="P4">
Прем’єр-міністр України подякував за вагому допомогу в проходженні зими. Вінзауважив, що Фінляндія надала найбільше енергетичного обладнання серед країнЄвропи.</text:p>
      <text:p text:style-name="P4">
<draw:frame draw:style-name="fr1" draw:name="Image330" text:anchor-type="as-char" svg:width="6.9236in" svg:height="3.875527in" draw:z-index="0">
<draw:image xlink:href="../Images/AРМІЯINFORM/2023-07-10T97-00-00-04-00/thumb_205527_820_360_0_0_auto.jpg" xlink:type="simple" xlink:show="embed" xlink:actuate="onLoad" draw:mime-type="image/jpeg"/>
</draw:frame>
</text:p>
      <text:p text:style-name="P4">
Очільник українського Уряду висловив сподівання, що Фінляндія так само станеключовим партнером у відбудові та трансформації України. Денис Шмигальзапропонував налагодити прямий зв’язок з цього питання між урядами, аби разоміз приватним сектором розробити план участі Фінляндії у відновленні України.</text:p>
      <text:p text:style-name="P4">
Прем’єр-міністр України подякував фінським партнерам за системну підтримкуініціативи «Зерно з України», а також за готовність Фінляндії створитинеобхідні умови для спрямування російських конфіскованих активів на відбудовуУкраїни.</text:p>
      <text:p text:style-name="P4">
Зі свого боку Прем’єр-міністр Фінляндії зазначив, що його Уряд буде й надаліпідтримувати Україну, зокрема допомагати у відновленні та послідовнодотримуватися санкційної політики проти агресора.</text:p>
      <text:p text:style-name="P4">
Source: <text:a xlink:type="simple" xlink:href="https://armyinform.com.ua/2023/07/10/ukrayina-postijno-vidchuvaye-solidarnist-narodu-ta-uryadu-finlyandiyi-denys-shmygal/" text:style-name="Internet_20_link" text:visited-style-name="Visited_20_Internet_20_Link">
https://armyinform.com.ua/2023/07/10/ukrayina-postijno-vidchuvaye-solidarnist-narodu-ta-uryadu-finlyandiyi-denys-shmygal/</text:a>
</text:p>
      <!--NEWS-->
      <text:h text:style-name="P10" text:outline-level="1">
<text:span text:style-name="T4">
Туреччина погодилася якнайшвидше передати протокол про прийняття Швеції до НАТО — Єнс Столтенберг</text:span>
</text:h>
      <text:p text:style-name="P4">
Author: ['АРМІЯINFORM']</text:p>
      <text:p text:style-name="P4">
Time: 2023-07-10T98:00:00-04:00</text:p>
      <text:p text:style-name="P4">
Description: Генеральний секретар НАТО Єнс Столтенберг , який брав участь у тристоронній зустріч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0ss8cmwca4l64v.jpg" text:style-name="Internet_20_link" text:visited-style-name="Visited_20_Internet_20_Link">
f0ss8cmwca4l64v.jpg</text:a>
']</text:p>
      <text:p text:style-name="P4">
Tags: ['STOPRUSSIA', 'ЄНС СТОЛТЕНБЕРГ', 'НАТО']</text:p>
      <text:p text:style-name="P4">
Category: News</text:p>
      <!--METADATA-->
      <text:p text:style-name="P4">
<draw:frame draw:style-name="fr1" draw:name="Image331" text:anchor-type="as-char" svg:width="6.9236in" svg:height="4.615733in" draw:z-index="0">
<draw:image xlink:href="../Images/AРМІЯINFORM/2023-07-10T98-00-00-04-00/f0ss8cmwca4l64v.jpg" xlink:type="simple" xlink:show="embed" xlink:actuate="onLoad" draw:mime-type="image/jpeg"/>
</draw:frame>
</text:p>
      <text:p text:style-name="P4">
Генеральний секретар НАТО Єнс Столтенберг , який брав участь у тристороннійзустрічі з турецьким президентом Реджепом Таїпом Ердоганом і шведськимпрем’єром Ульфом Крістерссоном, оголосив про рішення Анкари «якнайшвидше»ратифікувати протокол про вступ Швеції.</text:p>
      <text:p text:style-name="P4">
Про це Генеральний секретар НАТО Єнс Столтенберг <text:a xlink:type="simple" xlink:href="https://twitter.com/jensstoltenberg/status/1678484703060324359" text:style-name="Internet_20_link" text:visited-style-name="Visited_20_Internet_20_Link">
повідомив</text:a>
утвіттері.</text:p>
      <text:p text:style-name="P4">
— Радий повідомити, що після зустрічі, яку я провів з Ердоганом і прем'єр-міністром Швеції, президент Ердоган погодився якнайшвидше надіслати протоколпро приєднання Швеції до Великої національної асамблеї і забезпечитиратифікацію, — написав Єнс Столтенберг.</text:p>
      <text:p text:style-name="P4">
Генсек також додав, що це історичний крок, який робить сильнішими табезпечнішими усіх членів Північноатлантичного Альянсу .</text:p>
      <text:p text:style-name="P4">
Source: <text:a xlink:type="simple" xlink:href="https://armyinform.com.ua/2023/07/10/turechchyna-pogodylasya-yaknajshvydshe-peredaty-protokol-pro-pryjnyattya-shvecziyi-do-nato-yens-stoltenberg/" text:style-name="Internet_20_link" text:visited-style-name="Visited_20_Internet_20_Link">
https://armyinform.com.ua/2023/07/10/turechchyna-pogodylasya-yaknajshvydshe-peredaty-protokol-pro-pryjnyattya-shvecziyi-do-nato-yens-stoltenberg/</text:a>
</text:p>
      <!--NEWS-->
      <text:h text:style-name="P10" text:outline-level="1">
<text:span text:style-name="T4">
Коротко. Війна. День 502</text:span>
</text:h>
      <text:p text:style-name="P4">
Author: ['АРМІЯINFORM']</text:p>
      <text:p text:style-name="P4">
Time: 2023-07-10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1-6.jpg" text:style-name="Internet_20_link" text:visited-style-name="Visited_20_Internet_20_Link">
1-1-6.jpg</text:a>
']</text:p>
      <text:p text:style-name="P4">
Tags: ['STOPRUSSIA', 'АГРЕСІЯ РФ', 'ВІДЕОДАЙДЖЕСТ', 'ВТОРГНЕННЯ РФ', 'ГШ ЗСУ']</text:p>
      <text:p text:style-name="P4">
Category: News</text:p>
      <!--METADATA-->
      <text:p text:style-name="P4">
<draw:frame draw:style-name="fr1" draw:name="Image332" text:anchor-type="as-char" svg:width="6.9236in" svg:height="3.894525in" draw:z-index="0">
<draw:image xlink:href="../Images/AРМІЯINFORM/2023-07-10T99-00-00-04-00/1-1-6.jpg" xlink:type="simple" xlink:show="embed" xlink:actuate="onLoad" draw:mime-type="image/jpeg"/>
</draw:frame>
</text:p>
      <text:p text:style-name="P4">
Source: <text:a xlink:type="simple" xlink:href="https://armyinform.com.ua/2023/07/10/korotko-vijna-den-502/" text:style-name="Internet_20_link" text:visited-style-name="Visited_20_Internet_20_Link">
https://armyinform.com.ua/2023/07/10/korotko-vijna-den-502/</text:a>
</text:p>
      <!--NEWS-->
      <text:h text:style-name="P10" text:outline-level="1">
<text:span text:style-name="T4">
Держдеп про «умови» Ердогана: членство Швеції в НАТО не пов’язане з прагненням Туреччини до ЄС</text:span>
</text:h>
      <text:p text:style-name="P4">
Authors: Ukrinform (Person)</text:p>
      <text:p text:style-name="P4">
Publisher: Укринформ (Organization)</text:p>
      <text:p text:style-name="P4">
Published Time: 2023-07-10T9:54:00+03:00</text:p>
      <text:p text:style-name="P4">
Modified Time: 2023-07-10T22:54:00+03:00</text:p>
      <text:p text:style-name="P4">
Description: Сполучені Штати наголошують, що умови турецького президента щодо ухвалення Анкарою заявки Швеції на членство в НАТО взамін на сприяння вступу Туреччини до Євросоюзу, є питаннями, які не можуть бути взаємопов’язаними. — Укрінформ.</text:p>
      <text:p text:style-name="P4">
Images: ['<text:a xlink:type="simple" xlink:href="https://static.ukrinform.com/photos/2023_07/thumb_files/630_360_1689018967-577.jpg" text:style-name="Internet_20_link" text:visited-style-name="Visited_20_Internet_20_Link">
630_360_16890...</text:a>
']</text:p>
      <text:p text:style-name="P4">
Tags: ['Ердоган', 'Євросоюз', 'НАТО', 'Швеція', 'Держдеп']</text:p>
      <text:p text:style-name="P4">
Type: Article</text:p>
      <!--METADATA-->
      <text:p text:style-name="P4">
<draw:frame draw:style-name="fr1" draw:name="Image333" text:anchor-type="as-char" svg:width="6.9236in" svg:height="3.956343in" draw:z-index="0">
<draw:image xlink:href="../Images/yкринформ/2023-07-10T9-54-00-03-00/630_360_1689018967-577.jpg" xlink:type="simple" xlink:show="embed" xlink:actuate="onLoad" draw:mime-type="image/jpeg"/>
</draw:frame>
 СполученіШтати наголошують, що умови турецького президента щодо ухвалення Анкароюзаявки Швеції на членство в НАТО взамін на сприяння вступу Туреччини доЄвросоюзу, є питаннями, які не можуть бути взаємопов’язаними.</text:p>
      <text:p text:style-name="P4">
Це підкреслив у понеділок під час пресбрифінгу в Вашингтоні речникДерждепартаменту США Меттью Міллер, передає власний кореспондент Укрінформу.</text:p>
      <text:p text:style-name="P4">
«Ми вважаємо, що це – окремі питання. Ми підтримуємо давні прагнення Туреччиниприєднатися до ЄС, але це є окремим питанням, ніж вступ Швеції до НАТО», -зауважив представник зовнішньополітичного відомства США.</text:p>
      <text:p text:style-name="P4">
<text:span text:style-name="T4">
Читайте також:</text:span>
 <text:span text:style-name="T4">
<text:a xlink:type="simple" xlink:href="https://www.ukrinform.ua/rubric-world/3733898-erdogan-visunuv-novu-umovu-dla-vstupu-svecii-do-nato.html" text:style-name="Internet_20_link" text:visited-style-name="Visited_20_Internet_20_Link">
 Ердоган висунув нову умову для вступу Швеції до НАТО</text:a>
 </text:span>
</text:p>
      <text:p text:style-name="P4">
Він підкреслив, що Швеція виконала необхідні вимоги для того, щоби статичленом Північноатлантичного альянсу.</text:p>
      <text:p text:style-name="P4">
«Ми вважаємо, що настав час для Швеції приєднатися до <text:span text:style-name="T4">
<text:a xlink:type="simple" xlink:href="https://www.ukrinform.ua/tag-nato" text:style-name="Internet_20_link" text:visited-style-name="Visited_20_Internet_20_Link">
 НАТО</text:a>
 </text:span>
 , і ми сподіваємося, що Туреччина цепідтримає»,- зазначив Міллер.</text:p>
      <text:p text:style-name="P4">
<text:span text:style-name="T4">
Читайте також:</text:span>
 <text:span text:style-name="T4">
<text:a xlink:type="simple" xlink:href="https://www.ukrinform.ua/rubric-world/3732025-bilij-dim-zaklikav-ugorsinu-j-tureccinu-akomoga-skorise-shvaliti-clenstvo-svecii-v-nato.html" text:style-name="Internet_20_link" text:visited-style-name="Visited_20_Internet_20_Link">
 Білий дім закликав Угорщину й Туреччину якомога скорішесхвалити членство Швеції в НАТО </text:a>
 </text:span>
</text:p>
      <text:p text:style-name="P4">
Він також поінформував, що Держсекретар США Ентоні Блінкен роз’яснив цюпозицію у недавній розмові з міністром закордонних справ Туреччини ХаканомФіданом.</text:p>
      <text:p text:style-name="P4">
Як повідомляв Укрінформ, турецький президент Реджеп Таїп Ердоган у понеділоквисунув умову, що його країна схвалить заявку Швеції щодо приєднання до НАТОпісля того, як лідери ЄС _<text:span text:style-name="T4">
<text:a xlink:type="simple" xlink:href="https://www.ukrinform.ua/rubric-world/3733898-erdogan-visunuv-novu-umovu-dla-vstupu-svecii-do-nato.html" text:style-name="Internet_20_link" text:visited-style-name="Visited_20_Internet_20_Link">
 відкриють шлях для вступу Туреччини доЄвропейського Союзу. </text:a>
 </text:span>
 _</text:p>
      <text:p text:style-name="P4">
Source: <text:a xlink:type="simple" xlink:href="https://www.ukrinform.ua/rubric-world/3734087-derzdep-pro-umovi-erdogana-clenstvo-svecii-v-nato-ne-povazane-z-pragnennam-tureccini-do-es.html" text:style-name="Internet_20_link" text:visited-style-name="Visited_20_Internet_20_Link">
https://www.ukrinform.ua/rubric-world/3734087-derzdep-pro-umovi-erdogana-clenstvo-svecii-v-nato-ne-povazane-z-pragnennam-tureccini-do-es.html</text:a>
</text:p>
      <!--NEWS-->
      <text:h text:style-name="P10" text:outline-level="1">
<text:span text:style-name="T4">
На Черкащині оголосили підозру представнику УПЦ МП, який закликав Росію захопити всю Україну</text:span>
</text:h>
      <text:p text:style-name="P4">
Authors: Ukrinform (Person)</text:p>
      <text:p text:style-name="P4">
Publisher: Укринформ (Organization)</text:p>
      <text:p text:style-name="P4">
Published Time: 2023-07-11T-1:57:00+03:00</text:p>
      <text:p text:style-name="P4">
Modified Time: 2023-07-11T00:57:00+03:00</text:p>
      <text:p text:style-name="P4">
Description: У Черкаській області Служба безпеки України викрила священнослужителя Української православної церкви Московського патріархату, який закликав до захоплення росіянами всієї території України. — Укрінформ.</text:p>
      <text:p text:style-name="P4">
Images: ['<text:a xlink:type="simple" xlink:href="https://static.ukrinform.com/photos/2022_06/thumb_files/630_360_1655121940-321.png" text:style-name="Internet_20_link" text:visited-style-name="Visited_20_Internet_20_Link">
630_360_16551...</text:a>
']</text:p>
      <text:p text:style-name="P4">
Tags: ['Підозра', 'СБУ', 'УПЦ МП']</text:p>
      <text:p text:style-name="P4">
Type: Article</text:p>
      <!--METADATA-->
      <text:p text:style-name="P4">
<draw:frame draw:style-name="fr1" draw:name="Image334" text:anchor-type="as-char" svg:width="6.9236in" svg:height="3.956343in" draw:z-index="0">
<draw:image xlink:href="../Images/yкринформ/2023-07-11T-1-57-00-03-00/630_360_1655121940-321.png" xlink:type="simple" xlink:show="embed" xlink:actuate="onLoad" draw:mime-type="image/png"/>
</draw:frame>
 УЧеркаській області Служба безпеки України викрила священнослужителяУкраїнської православної церкви Московського патріархату, який закликав дозахоплення росіянами всієї території України.</text:p>
      <text:p text:style-name="P4">
Як передає Укрінформ, про це СБУ повідомляє у <text:a xlink:type="simple" xlink:href="https://t.me/SBUkr/8924" text:style-name="Internet_20_link" text:visited-style-name="Visited_20_Internet_20_Link">
 Телеграмі</text:a>
 .</text:p>
      <text:p text:style-name="P4">
Священнослужитель УПЦ МП при спілкуванні з парафіянами і своїми знайомиминеодноразово вихваляв вище військово-політичне керівництво РФ і президентаВолодимира Путіна.</text:p>
      <text:p text:style-name="P4">
<text:span text:style-name="T4">
Читайте також:</text:span>
 <text:span text:style-name="T4">
<text:a xlink:type="simple" xlink:href="https://www.ukrinform.ua/rubric-crimea/3733843-kapitanu-rosijskogo-sudna-ogolosili-pidozru-v-perevezenni-kradenogo-ukrainskogo-zerna.html" text:style-name="Internet_20_link" text:visited-style-name="Visited_20_Internet_20_Link">
 Капітану російського судна оголосили підозру вперевезенні краденого українського зерна </text:a>
 </text:span>
</text:p>
      <text:p text:style-name="P4">
Також він героїзував голову Чечні Рамзана Кадирова та виправдовував воєннізлочини росіян.</text:p>
      <text:p text:style-name="P4">
Як виявилося у ході розслідування, іподиякон був прихильником нацизму іводночас пропагував ідеї “поновлення” Радянського Союзу та закликав дозахоплення росіянами всієї території України.</text:p>
      <text:p text:style-name="P4">
Правоохоронці під час обшуків за місцями проживання фігуранта виявиликомп’ютерну техніку з матеріалами ворожої пропаганди та заборонену символіку,друковані видання з нацистською та комуністичною символікою.</text:p>
      <text:p text:style-name="P4">
<text:span text:style-name="T4">
Читайте також:</text:span>
 <text:span text:style-name="T4">
<text:a xlink:type="simple" xlink:href="https://www.ukrinform.ua/rubric-regions/3733232-na-odesini-biznesmenu-ogolosili-pidozru-za-namaganna-pidkupiti-spivrobitnikiv-sbu.html" text:style-name="Internet_20_link" text:visited-style-name="Visited_20_Internet_20_Link">
 На Одещині бізнесмену оголосили підозру за намаганняпідкупити співробітників СБУ </text:a>
 </text:span>
</text:p>
      <text:p text:style-name="P4">
На підставі зібраних доказів слідчі СБУ повідомили клірику про підозру за ч. 1та ч. 3 ст. 436-2 Кримінального кодексу України (виправдовування, визнанняправомірною, заперечення збройної агресії РФ проти України, глорифікація їїучасників).</text:p>
      <text:p text:style-name="P4">
Зловмиснику загрожує до 8 років тюрми.</text:p>
      <text:p text:style-name="P4">
Як повідомляв Укрінформ, СБУ відкрила кримінальне провадження щодо настоятеляхраму УПЦ МП, який допомагав росіянам депортувати українців у Білорусь.</text:p>
      <text:p text:style-name="P4">
Source: <text:a xlink:type="simple" xlink:href="https://www.ukrinform.ua/rubric-society/3733883-na-cerkasini-ogolosili-pidozru-predstavniku-upc-mp-akij-zaklikav-rosiu-zahopiti-vsu-ukrainu.html" text:style-name="Internet_20_link" text:visited-style-name="Visited_20_Internet_20_Link">
https://www.ukrinform.ua/rubric-society/3733883-na-cerkasini-ogolosili-pidozru-predstavniku-upc-mp-akij-zaklikav-rosiu-zahopiti-vsu-ukrainu.html</text:a>
</text:p>
      <!--NEWS-->
      <text:h text:style-name="P10" text:outline-level="1">
<text:span text:style-name="T4">
Іран обурився позовом чотирьох країн до Міжнародного суду ООН щодо збитого літака МАУ</text:span>
</text:h>
      <text:p text:style-name="P4">
Authors: Ukrinform (Person)</text:p>
      <text:p text:style-name="P4">
Publisher: Укринформ (Organization)</text:p>
      <text:p text:style-name="P4">
Published Time: 2023-07-11T-2:43:00+03:00</text:p>
      <text:p text:style-name="P4">
Modified Time: 2023-07-11T00:43:00+03:00</text:p>
      <text:p text:style-name="P4">
Description: Іран обурився позовом Канади, Швеції, України та Великої Британії до Міжнародного суду ООН щодо збиття в січні 2020 року рейсу PS752 Міжнародних авіаліній України, внаслідок якого загинуло 176 осіб. — Укрінформ.</text:p>
      <text:p text:style-name="P4">
Images: ['<text:a xlink:type="simple" xlink:href="https://static.ukrinform.com/photos/2020_01/thumb_files/630_360_1578665229-831.jpg" text:style-name="Internet_20_link" text:visited-style-name="Visited_20_Internet_20_Link">
630_360_15786...</text:a>
']</text:p>
      <text:p text:style-name="P4">
Tags: ['Іран', 'МАУ', 'Україна', 'Авіакатастрофа в Ірані']</text:p>
      <text:p text:style-name="P4">
Type: Article</text:p>
      <!--METADATA-->
      <text:p text:style-name="P4">
<draw:frame draw:style-name="fr1" draw:name="Image335" text:anchor-type="as-char" svg:width="6.9236in" svg:height="3.956343in" draw:z-index="0">
<draw:image xlink:href="../Images/yкринформ/2023-07-11T-2-43-00-03-00/630_360_1578665229-831.jpg" xlink:type="simple" xlink:show="embed" xlink:actuate="onLoad" draw:mime-type="image/jpeg"/>
</draw:frame>
 Іранобурився позовом Канади, Швеції, України та Великої Британії до Міжнародногосуду ООН щодо збиття в січні 2020 року рейсу PS752 Міжнародних авіалінійУкраїни, внаслідок якого загинуло 176 осіб.</text:p>
      <text:p text:style-name="P4">
Як передає Укрінформ, згідно з повідомленням іранського інформагентства IRNA,уряд країни вважає, що чотири західні держави таким чином переслідують свої«політичні цілі та інтереси».</text:p>
      <text:p text:style-name="P4">
У заяві до Міжнародного суду ООН, поданій у середу ці країни зазначили, щоІран порушив «низку зобов'язань» за Монреальською конвенцією про безпекуцивільних повітряних перевезень. Відповідно до позову, Тегеран не вжив усіхможливих заходів для запобігання збиттю літака, а також не здійснив«неупереджене, прозоре і справедливе кримінальне розслідування тапереслідування».</text:p>
      <text:p text:style-name="P4">
<text:span text:style-name="T4">
Читайте також:</text:span>
 <text:span text:style-name="T4">
<text:a xlink:type="simple" xlink:href="https://www.ukrinform.ua/rubric-polytics/3731790-ukraina-podala-pozov-do-miznarodnogo-sudu-oon-proti-iranu-za-zbitta-litaka-mau.html" text:style-name="Internet_20_link" text:visited-style-name="Visited_20_Internet_20_Link">
 Україна подала позов до Міжнародного суду ООН протиІрану за збиття літака МАУ </text:a>
 </text:span>
</text:p>
      <text:p text:style-name="P4">
У своїй заяві МЗС країни вказало, що Іран сформував «незалежну технічну групу»відразу після інциденту і вжив необхідних заходів «з доброю волею, прозорістюі максимальною серйозністю» для розслідування і з'ясування різних аспектівтрагічного випадку.</text:p>
      <text:p text:style-name="P4">
«Ісламська Республіка <text:span text:style-name="T4">
<text:a xlink:type="simple" xlink:href="https://www.ukrinform.ua/tag-iran" text:style-name="Internet_20_link" text:visited-style-name="Visited_20_Internet_20_Link">
 Іран </text:a>
 </text:span>
 сприялай надала допомогу, включаючи негайне оформлення віз, понад п'ятдесяти фахівцямі експертам з України й Канади для відвідування місця інциденту», – ідеться взаяві.</text:p>
      <text:p text:style-name="P4">
За словами її авторів, після завершення розслідування у визначені терміни булопідготовлено технічний звіт за участю експертів із Франції, США, України,Канади та Великої Британії.</text:p>
      <text:p text:style-name="P4">
Військова прокуратура Тегерана нібито провела ретельне і всебічнерозслідування. У лютому 2023 року суд ухвалив відповідні вироки обвинуваченим,які нині оскаржуються.</text:p>
      <text:p text:style-name="P4">
Зазначається, що Іран висловлював свою готовність до переговорів звідповідними країнами і вже провів три раунди таких переговорів з українськимурядом у Києві й Тегерані.</text:p>
      <text:p text:style-name="P4">
«Іран все ще очікує на їхню відповідь, щоб продовжити переговори у визначенийчас і у визначеному місці», – ідеться в заяві МЗС.</text:p>
      <text:p text:style-name="P4">
<text:span text:style-name="T4">
Читайте також:</text:span>
 <text:span text:style-name="T4">
<text:a xlink:type="simple" xlink:href="https://www.ukrinform.ua/rubric-polytics/3732411-radbez-oon-progolosuvav-za-ucast-ukraini-v-zasidanni-sodo-iranu.html" text:style-name="Internet_20_link" text:visited-style-name="Visited_20_Internet_20_Link">
 Радбез ООН проголосував за участь України в засіданніщодо Ірану </text:a>
 </text:span>
</text:p>
      <text:p text:style-name="P4">
8 січня 2020 року літак Міжнародних авіаліній України рейсу PS752, що прямувавдо Києва, розбився через кілька хвилин після зльоту поблизу іранської столиці.</text:p>
      <text:p text:style-name="P4">
Літак був збитий силами іранської протиповітряної оборони, які, за твердженнямвлади Ірану, прийняли літак за військову ціль на тлі напруженості у відносинахміж Тегераном і Вашингтоном.</text:p>
      <text:p text:style-name="P4">
Іран визнав, що причиною стала людська помилка, допущена оператором управліннярадіолокаційною системою ППО.</text:p>
      <text:p text:style-name="P4">
Source: <text:a xlink:type="simple" xlink:href="https://www.ukrinform.ua/rubric-world/3734103-iran-oburivsa-pozovom-cotiroh-krain-do-miznarodnogo-sudu-oon-sodo-zbitogo-litaka-mau.html" text:style-name="Internet_20_link" text:visited-style-name="Visited_20_Internet_20_Link">
https://www.ukrinform.ua/rubric-world/3734103-iran-oburivsa-pozovom-cotiroh-krain-do-miznarodnogo-sudu-oon-sodo-zbitogo-litaka-mau.html</text:a>
</text:p>
      <!--NEWS-->
      <text:h text:style-name="P10" text:outline-level="1">
<text:span text:style-name="T4">
Штати про зустріч Путіна та Пригожина: Вони обидва – злочинці</text:span>
</text:h>
      <text:p text:style-name="P4">
Authors: Ukrinform (Person)</text:p>
      <text:p text:style-name="P4">
Publisher: Укринформ (Organization)</text:p>
      <text:p text:style-name="P4">
Published Time: 2023-07-11T-3:26:00+03:00</text:p>
      <text:p text:style-name="P4">
Modified Time: 2023-07-11T00:26:00+03:00</text:p>
      <text:p text:style-name="P4">
Description: У Вашингтоні вважають, що останній розвиток подій навколо зустрічі глави ПВК «Вагнер» Євгена Пригожина з президентом РФ Володимиром Путіним свідчить лише про те, що в цій історії немає героїв – вони обидва віддавали злочині накази. — Укрінформ.</text:p>
      <text:p text:style-name="P4">
Images: ['<text:a xlink:type="simple" xlink:href="https://static.ukrinform.com/photos/2018_03/thumb_files/630_360_1519900781-1927.jpg" text:style-name="Internet_20_link" text:visited-style-name="Visited_20_Internet_20_Link">
630_360_15199...</text:a>
']</text:p>
      <text:p text:style-name="P4">
Tags: ['Путін', 'США', 'Держдеп', 'Пригожин', 'Війна з Росією']</text:p>
      <text:p text:style-name="P4">
Type: Article</text:p>
      <!--METADATA-->
      <text:p text:style-name="P4">
<draw:frame draw:style-name="fr1" draw:name="Image336" text:anchor-type="as-char" svg:width="6.9236in" svg:height="3.956343in" draw:z-index="0">
<draw:image xlink:href="../Images/yкринформ/2023-07-11T-3-26-00-03-00/630_360_1519900781-1927.jpg" xlink:type="simple" xlink:show="embed" xlink:actuate="onLoad" draw:mime-type="image/jpeg"/>
</draw:frame>
 УВашингтоні вважають, що останній розвиток подій навколо зустрічі глави ПВК«Вагнер» Євгена Пригожина з президентом РФ Володимиром Путіним свідчить лишепро те, що в цій історії немає героїв – вони обидва віддавали злочині накази.</text:p>
      <text:p text:style-name="P4">
Такий коментар озвучив у понеділок під час брифінгу в Вашингтоні речникДержавного департаменту США Меттью Міллер, передає власний кореспондентУкрінформу.</text:p>
      <text:p text:style-name="P4">
«Щодо повідомлень (у ЗМІ – ред.), як скажу, що вочевидь Євген Пригожин іВолодимир Путін не ладнали між собою, зараз ми бачимо, що вони зустрічалися»,-зазначив представник зовнішньополітичного відомства США.</text:p>
      <text:p text:style-name="P4">
<text:span text:style-name="T4">
Читайте також:</text:span>
 <text:span text:style-name="T4">
<text:a xlink:type="simple" xlink:href="https://www.ukrinform.ua/rubric-polytics/3733626-prezident-ne-viklucae-so-v-rosii-moze-statisa-se-odin-zakolot.html" text:style-name="Internet_20_link" text:visited-style-name="Visited_20_Internet_20_Link">
 Президент не виключає, що в Росії може статися ще одинзаколот </text:a>
 </text:span>
</text:p>
      <text:p text:style-name="P4">
Він підкреслив, що оцінки американської сторони залишаються такими ж, як і напочатку ситуації із заколотом в Росії: «У цьому протистоянні між ними немаєгероїв. Ці обоє – особи, які чинили безчинства та віддавали накази на вчиненнязлочинів в Україні».</text:p>
      <text:p text:style-name="P4">
Міллер також висловив переконання, що це вочевидь не останній розвиток історіїз Пригожиним.</text:p>
      <text:p text:style-name="P4">
<text:span text:style-name="T4">
Читайте також:</text:span>
 <text:span text:style-name="T4">
<text:a xlink:type="simple" xlink:href="https://www.ukrinform.ua/rubric-world/3733388-pisla-zakolotu-pvk-vagner-putin-namagavsa-prodemonstruvati-silu-britanska-rozvidka.html" text:style-name="Internet_20_link" text:visited-style-name="Visited_20_Internet_20_Link">
 Після заколоту ПВК «Вагнер» Путін намагавсяпродемонструвати силу – британська розвідка </text:a>
 </text:span>
</text:p>
      <text:p text:style-name="P4">
Як повідомлялося, у понеділок речник російського президента Дмитро Пєсковпідтвердив, що Путін мав зустріч із Пригожиним 29 червня в Кремлі. Заофіційною версією, Путін дав оцінку дій ПВК «Вагнер» на фронті, а також щодозаколоту, «вислухав пояснення» командирів ПВК і запропонував їм «варіантипрацевлаштування та бойового застосування».</text:p>
      <text:p text:style-name="P4">
Source: <text:a xlink:type="simple" xlink:href="https://www.ukrinform.ua/rubric-ato/3734101-stati-pro-zustric-putina-ta-prigozina-voni-obidva-zlocinci.html" text:style-name="Internet_20_link" text:visited-style-name="Visited_20_Internet_20_Link">
https://www.ukrinform.ua/rubric-ato/3734101-stati-pro-zustric-putina-ta-prigozina-voni-obidva-zlocinci.html</text:a>
</text:p>
      <!--NEWS-->
      <text:h text:style-name="P10" text:outline-level="1">
<text:span text:style-name="T4">
Китай став суперником волейболістів збірної України у турнірі Челленджер Кап-2023</text:span>
</text:h>
      <text:p text:style-name="P4">
Authors: Ukrinform (Person)</text:p>
      <text:p text:style-name="P4">
Publisher: Укринформ (Organization)</text:p>
      <text:p text:style-name="P4">
Published Time: 2023-07-11T-4:17:18+03:00</text:p>
      <text:p text:style-name="P4">
Modified Time: 2023-07-11T00:17:18+03:00</text:p>
      <text:p text:style-name="P4">
Description: Із 27 до 30 липня у катарському місті Доха 8 збірних команд проведуть турнір за єдину путівку до Ліги націй-2024 з волейболу. — Укрінформ.</text:p>
      <text:p text:style-name="P4">
Images: ['<text:a xlink:type="simple" xlink:href="https://static.ukrinform.com/photos/2023_07/thumb_files/630_360_1689023789-513.jpg" text:style-name="Internet_20_link" text:visited-style-name="Visited_20_Internet_20_Link">
630_360_16890...</text:a>
']</text:p>
      <text:p text:style-name="P4">
Tags: ['Волейбол']</text:p>
      <text:p text:style-name="P4">
Type: Article</text:p>
      <!--METADATA-->
      <text:p text:style-name="P4">
<draw:frame draw:style-name="fr1" draw:name="Image337" text:anchor-type="as-char" svg:width="6.9236in" svg:height="3.956343in" draw:z-index="0">
<draw:image xlink:href="../Images/yкринформ/2023-07-11T-4-17-18-03-00/630_360_1689023789-513.jpg" xlink:type="simple" xlink:show="embed" xlink:actuate="onLoad" draw:mime-type="image/jpeg"/>
</draw:frame>
 Із 27 до30 липня у катарському місті Доха 8 збірних команд проведуть турнір за єдинупутівку до Ліги націй-2024 з волейболу.</text:p>
      <text:p text:style-name="P4">
Як інформує <text:a xlink:type="simple" xlink:href="https://sport.ua/uk/news/633424-viznacheno-supernika-cholovichoi-zbirnoi-ukraini-v-14-finalu-chellendzher-kap" text:style-name="Internet_20_link" text:visited-style-name="Visited_20_Internet_20_Link">
 Sport.ua </text:a>
 , вже відома сіткатурніру, передає Укрінформ.</text:p>
      <text:p text:style-name="P4">
Суперником збірної України в 1/4 фіналу стане команда Китаю, яка невдаловиступала у Лізі націй-2023.</text:p>
      <text:p text:style-name="P4">
Переможець пари Китай - Україна у півфіналі зіграє проти Туреччини абоДомініканської Республіки.</text:p>
      <text:p text:style-name="P4">
<text:span text:style-name="T4">
Читайте також:</text:span>
 <text:a xlink:type="simple" xlink:href="https://www.ukrinform.ua/rubric-sports/3733578-zinoca-zbirna-ukraini-z-volejbolu-vdruge-zdolala-sveciu-i-stala-peremozniceu-zolotoi-evroligi.html" text:style-name="Internet_20_link" text:visited-style-name="Visited_20_Internet_20_Link">
 Жіноча збірна України з <text:span text:style-name="T4">
волейбол</text:span>
 у вдруге здолалаШвецію і стала переможницею Золотої Євроліги</text:a>
</text:p>
      <text:p text:style-name="P4">
Нагадаємо, чоловіча збірна України посіла друге місце у Євролізі-2023,програвши у фіналі команді Туреччини (2:3).</text:p>
      <text:p text:style-name="P4">
Фото: CEV.</text:p>
      <text:p text:style-name="P4">
Source: <text:a xlink:type="simple" xlink:href="https://www.ukrinform.ua/rubric-sports/3734100-kitaj-stav-supernikom-volejbolistiv-zbirnoi-ukraini-u-turniri-cellendzer-kap2023.html" text:style-name="Internet_20_link" text:visited-style-name="Visited_20_Internet_20_Link">
https://www.ukrinform.ua/rubric-sports/3734100-kitaj-stav-supernikom-volejbolistiv-zbirnoi-ukraini-u-turniri-cellendzer-kap2023.html</text:a>
</text:p>
      <!--NEWS-->
      <text:h text:style-name="P10" text:outline-level="1">
<text:span text:style-name="T4">
Україна прагне гарантій безпеки, поки не стане повноправним членом НАТО - Стефанчук</text:span>
</text:h>
      <text:p text:style-name="P4">
Authors: Ukrinform (Person)</text:p>
      <text:p text:style-name="P4">
Publisher: Укринформ (Organization)</text:p>
      <text:p text:style-name="P4">
Published Time: 2023-07-11T-5:13:00+03:00</text:p>
      <text:p text:style-name="P4">
Modified Time: 2023-07-11T00:13:00+03:00</text:p>
      <text:p text:style-name="P4">
Description: Україна прагне отримати гарантії безпеки допоки не стане повноправним членом Організації Північноатлантичного договору. — Укрінформ.</text:p>
      <text:p text:style-name="P4">
Images: ['<text:a xlink:type="simple" xlink:href="https://static.ukrinform.com/photos/2023_06/thumb_files/630_360_1687497729-428.jpg" text:style-name="Internet_20_link" text:visited-style-name="Visited_20_Internet_20_Link">
630_360_16874...</text:a>
']</text:p>
      <text:p text:style-name="P4">
Tags: ['НАТО', 'Україна', 'Стефанчук', 'Війна з Росією']</text:p>
      <text:p text:style-name="P4">
Type: Article</text:p>
      <!--METADATA-->
      <text:p text:style-name="P4">
<draw:frame draw:style-name="fr1" draw:name="Image338" text:anchor-type="as-char" svg:width="6.9236in" svg:height="3.956343in" draw:z-index="0">
<draw:image xlink:href="../Images/yкринформ/2023-07-11T-5-13-00-03-00/630_360_1687497729-428.jpg" xlink:type="simple" xlink:show="embed" xlink:actuate="onLoad" draw:mime-type="image/jpeg"/>
</draw:frame>
 Українапрагне отримати гарантії безпеки допоки не стане повноправним членомОрганізації Північноатлантичного договору.</text:p>
      <text:p text:style-name="P4">
Як передає Укрінформ, про це Голова Верховної Ради України Руслан Стефанчукповідомляє у <text:a xlink:type="simple" xlink:href="https://www.facebook.com/stefanchuk.official/posts/pfbid02uDoAp6RHpPAhZJfzGSepuUJNoUzfRct5kwQGGEUdLH2PcfnRWqKapBnRV6jH41QSl" text:style-name="Internet_20_link" text:visited-style-name="Visited_20_Internet_20_Link">
 Фейсбуці</text:a>
.</text:p>
      <text:p text:style-name="P4">
“Я дуже сподіваюся, що саміт НАТО у Вільнюсі буде історичним. Історичним дляУкраїни. Ми прагнемо, аби Україну запросили до НАТО. І прагнемо отриматигарантії безпеки допоки Україна не стане повноправним членом Альянсу”, -заявив він.</text:p>
      <text:p text:style-name="P4">
<text:span text:style-name="T4">
Читайте також:</text:span>
 <text:span text:style-name="T4">
<text:a xlink:type="simple" xlink:href="https://www.ukrinform.ua/rubric-polytics/3734055-zelenskij-ukraini-potriben-citkij-signal-sodo-majbutnogo-clenstva-v-nato-same-zaraz.html" text:style-name="Internet_20_link" text:visited-style-name="Visited_20_Internet_20_Link">
 Зеленський: Україні потрібен чіткий сигнал щодомайбутнього членства в НАТО — саме зараз </text:a>
 </text:span>
</text:p>
      <text:p text:style-name="P4">
Також Стефанчук нагадав, що 30 вересня минулого року Україна подала заявку наприскорений вступ до НАТО. Заявку підписали Голова ВРУ разом з ПрезидентомУкраїни Володимиром Зеленським і Премʼєр-міністром Денисом Шмигалем.</text:p>
      <text:p text:style-name="P4">
За словами спікера, з того часу проведено величезну дипломатичну роботу навсіх рівнях: президентському, парламентському та урядовому.</text:p>
      <text:p text:style-name="P4">
<text:span text:style-name="T4">
Читайте також:</text:span>
 <text:span text:style-name="T4">
<text:a xlink:type="simple" xlink:href="https://www.ukrinform.ua/rubric-polytics/3734042-u-polsi-spodivautsa-na-citkij-signal-vid-nato-sodo-pidtrimki-ukraini.html" text:style-name="Internet_20_link" text:visited-style-name="Visited_20_Internet_20_Link">
 У Польщі сподіваються на чіткий сигнал від НАТО щодопідтримки України </text:a>
 </text:span>
</text:p>
      <text:p text:style-name="P4">
10 квітня цього року український Парламент звернувся до парламентів країн-членів НАТО із закликом підтримати наше членство в Альянсі.</text:p>
      <text:p text:style-name="P4">
“І я дякую Сеймасу Литви, Сенату Польщі, Сейму Польщі, Рійґікогу Естонії, ПАНАТО, Сенату Чехії, Саеймі Латвії, Європейському Парламенту, ПАРЄ, Народнимзборам Болгарії за прийняття відповідних заяв”, - заявив Стефанчук.</text:p>
      <text:p text:style-name="P4">
<text:span text:style-name="T4">
Читайте також:</text:span>
 <text:span text:style-name="T4">
<text:a xlink:type="simple" xlink:href="https://www.ukrinform.ua/rubric-ato/3734060-zelenskij-ukraina-bude-v-nato-pracuemo-nad-algoritmom-nabutta-clenstva.html" text:style-name="Internet_20_link" text:visited-style-name="Visited_20_Internet_20_Link">
 Зеленський: Україна буде в НАТО, працюємо надалгоритмом набуття членства </text:a>
 </text:span>
</text:p>
      <text:p text:style-name="P4">
За словами Стефанчука, починаючи з 10 квітня цього року, він провів 90двосторонніх зустрічей на різних майданчиках та 15 телефонних розмов із єдинимзакликом - підтримати поступ України в <text:span text:style-name="T4">
<text:a xlink:type="simple" xlink:href="https://www.ukrinform.ua/tag-nato" text:style-name="Internet_20_link" text:visited-style-name="Visited_20_Internet_20_Link">
 НАТО</text:a>
 </text:span>
 .</text:p>
      <text:p text:style-name="P4">
Також велику роботу провели заступники Голови Верховної Ради, головикомітетів, українські делегації та багато депутатів.</text:p>
      <text:p text:style-name="P4">
“Це парламентський трек, міжпарламентська дипломатія. Але це тільки частинанашої спільної роботи. Яка неодмінно призведе до спільного успіху”, - додаввін.</text:p>
      <text:p text:style-name="P4">
<text:span text:style-name="T4">
Читайте також:</text:span>
 <text:span text:style-name="T4">
<text:a xlink:type="simple" xlink:href="https://www.ukrinform.ua/rubric-polytics/3734064-vstup-kieva-do-nato-mozlivij-lise-pisla-vijni-mzs-italii.html" text:style-name="Internet_20_link" text:visited-style-name="Visited_20_Internet_20_Link">
 Вступ Києва до НАТО можливий лише після війни - МЗСІталії </text:a>
 </text:span>
</text:p>
      <text:p text:style-name="P4">
Як повідомлялося, 11-12 липня у Вільнюсі відбудеться саміт НАТО, під час якогоУкраїна хоче отримати чіткі гарантії безпеки та зрозумілу перспективу членствав Альянсі.</text:p>
      <text:p text:style-name="P4">
Наразі вже 23 країни підписали спільну з Україною заяву про підтримку вступудо НАТО. Україну підтримали Болгарія, Бельгія, Данія, Естонія, Італія,Ісландія, Іспанія, Канада, Латвія, Литва, Нідерланди, Німеччина, Норвегія,Польща, Португалія, Румунія, Словаччина, Словенія, Фінляндія, Франція, Чехія,Чорногорія та Швеція.</text:p>
      <text:p text:style-name="P4">
Source: <text:a xlink:type="simple" xlink:href="https://www.ukrinform.ua/rubric-polytics/3734099-ukraina-pragne-garantij-bezpeki-poki-ne-stane-povnopravnim-clenom-nato-stefancuk.html" text:style-name="Internet_20_link" text:visited-style-name="Visited_20_Internet_20_Link">
https://www.ukrinform.ua/rubric-polytics/3734099-ukraina-pragne-garantij-bezpeki-poki-ne-stane-povnopravnim-clenom-nato-stefancuk.html</text:a>
</text:p>
      <!--NEWS-->
      <text:h text:style-name="P10" text:outline-level="1">
<text:span text:style-name="T4">
Україна прагне гарантій безпеки, поки не стане повноправним членом НАТО - Стефанчук</text:span>
</text:h>
      <text:p text:style-name="P4">
Authors: Ukrinform (Person)</text:p>
      <text:p text:style-name="P4">
Publisher: Укринформ (Organization)</text:p>
      <text:p text:style-name="P4">
Published Time: 2023-07-11T00:13:00+03:00</text:p>
      <text:p text:style-name="P4">
Modified Time: 2023-07-11T00:13:00+03:00</text:p>
      <text:p text:style-name="P4">
Description: Україна прагне отримати гарантії безпеки допоки не стане повноправним членом Організації Північноатлантичного договору. — Укрінформ.</text:p>
      <text:p text:style-name="P4">
Images: ['<text:a xlink:type="simple" xlink:href="https://static.ukrinform.com/photos/2023_06/thumb_files/630_360_1687497729-428.jpg" text:style-name="Internet_20_link" text:visited-style-name="Visited_20_Internet_20_Link">
630_360_16874...</text:a>
']</text:p>
      <text:p text:style-name="P4">
Tags: ['НАТО', 'Україна', 'Стефанчук', 'Війна з Росією']</text:p>
      <text:p text:style-name="P4">
Type: Article</text:p>
      <!--METADATA-->
      <text:p text:style-name="P4">
<draw:frame draw:style-name="fr1" draw:name="Image339" text:anchor-type="as-char" svg:width="6.9236in" svg:height="3.956343in" draw:z-index="0">
<draw:image xlink:href="../Images/yкринформ/2023-07-11T00-13-00-03-00/630_360_1687497729-428.jpg" xlink:type="simple" xlink:show="embed" xlink:actuate="onLoad" draw:mime-type="image/jpeg"/>
</draw:frame>
 Українапрагне отримати гарантії безпеки допоки не стане повноправним членомОрганізації Північноатлантичного договору.</text:p>
      <text:p text:style-name="P4">
Як передає Укрінформ, про це Голова Верховної Ради України Руслан Стефанчукповідомляє у <text:a xlink:type="simple" xlink:href="https://www.facebook.com/stefanchuk.official/posts/pfbid02uDoAp6RHpPAhZJfzGSepuUJNoUzfRct5kwQGGEUdLH2PcfnRWqKapBnRV6jH41QSl" text:style-name="Internet_20_link" text:visited-style-name="Visited_20_Internet_20_Link">
 Фейсбуці</text:a>
.</text:p>
      <text:p text:style-name="P4">
“Я дуже сподіваюся, що саміт НАТО у Вільнюсі буде історичним. Історичним дляУкраїни. Ми прагнемо, аби Україну запросили до НАТО. І прагнемо отриматигарантії безпеки допоки Україна не стане повноправним членом Альянсу”, -заявив він.</text:p>
      <text:p text:style-name="P4">
<text:span text:style-name="T4">
Читайте також:</text:span>
 <text:span text:style-name="T4">
<text:a xlink:type="simple" xlink:href="https://www.ukrinform.ua/rubric-polytics/3734055-zelenskij-ukraini-potriben-citkij-signal-sodo-majbutnogo-clenstva-v-nato-same-zaraz.html" text:style-name="Internet_20_link" text:visited-style-name="Visited_20_Internet_20_Link">
 Зеленський: Україні потрібен чіткий сигнал щодомайбутнього членства в НАТО — саме зараз </text:a>
 </text:span>
</text:p>
      <text:p text:style-name="P4">
Також Стефанчук нагадав, що 30 вересня минулого року Україна подала заявку наприскорений вступ до НАТО. Заявку підписали Голова ВРУ разом з ПрезидентомУкраїни Володимиром Зеленським і Премʼєр-міністром Денисом Шмигалем.</text:p>
      <text:p text:style-name="P4">
За словами спікера, з того часу проведено величезну дипломатичну роботу навсіх рівнях: президентському, парламентському та урядовому.</text:p>
      <text:p text:style-name="P4">
<text:span text:style-name="T4">
Читайте також:</text:span>
 <text:span text:style-name="T4">
<text:a xlink:type="simple" xlink:href="https://www.ukrinform.ua/rubric-polytics/3734042-u-polsi-spodivautsa-na-citkij-signal-vid-nato-sodo-pidtrimki-ukraini.html" text:style-name="Internet_20_link" text:visited-style-name="Visited_20_Internet_20_Link">
 У Польщі сподіваються на чіткий сигнал від НАТО щодопідтримки України </text:a>
 </text:span>
</text:p>
      <text:p text:style-name="P4">
10 квітня цього року український Парламент звернувся до парламентів країн-членів НАТО із закликом підтримати наше членство в Альянсі.</text:p>
      <text:p text:style-name="P4">
“І я дякую Сеймасу Литви, Сенату Польщі, Сейму Польщі, Рійґікогу Естонії, ПАНАТО, Сенату Чехії, Саеймі Латвії, Європейському Парламенту, ПАРЄ, Народнимзборам Болгарії за прийняття відповідних заяв”, - заявив Стефанчук.</text:p>
      <text:p text:style-name="P4">
<text:span text:style-name="T4">
Читайте також:</text:span>
 <text:span text:style-name="T4">
<text:a xlink:type="simple" xlink:href="https://www.ukrinform.ua/rubric-ato/3734060-zelenskij-ukraina-bude-v-nato-pracuemo-nad-algoritmom-nabutta-clenstva.html" text:style-name="Internet_20_link" text:visited-style-name="Visited_20_Internet_20_Link">
 Зеленський: Україна буде в НАТО, працюємо надалгоритмом набуття членства </text:a>
 </text:span>
</text:p>
      <text:p text:style-name="P4">
За словами Стефанчука, починаючи з 10 квітня цього року, він провів 90двосторонніх зустрічей на різних майданчиках та 15 телефонних розмов із єдинимзакликом - підтримати поступ України в <text:span text:style-name="T4">
<text:a xlink:type="simple" xlink:href="https://www.ukrinform.ua/tag-nato" text:style-name="Internet_20_link" text:visited-style-name="Visited_20_Internet_20_Link">
 НАТО</text:a>
 </text:span>
 .</text:p>
      <text:p text:style-name="P4">
Також велику роботу провели заступники Голови Верховної Ради, головикомітетів, українські делегації та багато депутатів.</text:p>
      <text:p text:style-name="P4">
“Це парламентський трек, міжпарламентська дипломатія. Але це тільки частинанашої спільної роботи. Яка неодмінно призведе до спільного успіху”, - додаввін.</text:p>
      <text:p text:style-name="P4">
<text:span text:style-name="T4">
Читайте також:</text:span>
 <text:span text:style-name="T4">
<text:a xlink:type="simple" xlink:href="https://www.ukrinform.ua/rubric-polytics/3734064-vstup-kieva-do-nato-mozlivij-lise-pisla-vijni-mzs-italii.html" text:style-name="Internet_20_link" text:visited-style-name="Visited_20_Internet_20_Link">
 Вступ Києва до НАТО можливий лише після війни - МЗСІталії </text:a>
 </text:span>
</text:p>
      <text:p text:style-name="P4">
Як повідомлялося, 11-12 липня у Вільнюсі відбудеться саміт НАТО, під час якогоУкраїна хоче отримати чіткі гарантії безпеки та зрозумілу перспективу членствав Альянсі.</text:p>
      <text:p text:style-name="P4">
Наразі вже 23 країни підписали спільну з Україною заяву про підтримку вступудо НАТО. Україну підтримали Болгарія, Бельгія, Данія, Естонія, Італія,Ісландія, Іспанія, Канада, Латвія, Литва, Нідерланди, Німеччина, Норвегія,Польща, Португалія, Румунія, Словаччина, Словенія, Фінляндія, Франція, Чехія,Чорногорія та Швеція.</text:p>
      <text:p text:style-name="P4">
Source: <text:a xlink:type="simple" xlink:href="https://www.ukrinform.ua/rubric-polytics/3734099-ukraina-pragne-garantij-bezpeki-poki-ne-stane-povnopravnim-clenom-nato-stefancuk.html" text:style-name="Internet_20_link" text:visited-style-name="Visited_20_Internet_20_Link">
https://www.ukrinform.ua/rubric-polytics/3734099-ukraina-pragne-garantij-bezpeki-poki-ne-stane-povnopravnim-clenom-nato-stefancuk.html</text:a>
</text:p>
      <!--NEWS-->
      <text:h text:style-name="P10" text:outline-level="1">
<text:span text:style-name="T4">
Китай став суперником волейболістів збірної України у турнірі Челленджер Кап-2023</text:span>
</text:h>
      <text:p text:style-name="P4">
Authors: Ukrinform (Person)</text:p>
      <text:p text:style-name="P4">
Publisher: Укринформ (Organization)</text:p>
      <text:p text:style-name="P4">
Published Time: 2023-07-11T00:17:18+03:00</text:p>
      <text:p text:style-name="P4">
Modified Time: 2023-07-11T00:17:18+03:00</text:p>
      <text:p text:style-name="P4">
Description: Із 27 до 30 липня у катарському місті Доха 8 збірних команд проведуть турнір за єдину путівку до Ліги націй-2024 з волейболу. — Укрінформ.</text:p>
      <text:p text:style-name="P4">
Images: ['<text:a xlink:type="simple" xlink:href="https://static.ukrinform.com/photos/2023_07/thumb_files/630_360_1689023789-513.jpg" text:style-name="Internet_20_link" text:visited-style-name="Visited_20_Internet_20_Link">
630_360_16890...</text:a>
']</text:p>
      <text:p text:style-name="P4">
Tags: ['Волейбол']</text:p>
      <text:p text:style-name="P4">
Type: Article</text:p>
      <!--METADATA-->
      <text:p text:style-name="P4">
<draw:frame draw:style-name="fr1" draw:name="Image340" text:anchor-type="as-char" svg:width="6.9236in" svg:height="3.956343in" draw:z-index="0">
<draw:image xlink:href="../Images/yкринформ/2023-07-11T00-17-18-03-00/630_360_1689023789-513.jpg" xlink:type="simple" xlink:show="embed" xlink:actuate="onLoad" draw:mime-type="image/jpeg"/>
</draw:frame>
 Із 27 до30 липня у катарському місті Доха 8 збірних команд проведуть турнір за єдинупутівку до Ліги націй-2024 з волейболу.</text:p>
      <text:p text:style-name="P4">
Як інформує <text:a xlink:type="simple" xlink:href="https://sport.ua/uk/news/633424-viznacheno-supernika-cholovichoi-zbirnoi-ukraini-v-14-finalu-chellendzher-kap" text:style-name="Internet_20_link" text:visited-style-name="Visited_20_Internet_20_Link">
 Sport.ua </text:a>
 , вже відома сіткатурніру, передає Укрінформ.</text:p>
      <text:p text:style-name="P4">
Суперником збірної України в 1/4 фіналу стане команда Китаю, яка невдаловиступала у Лізі націй-2023.</text:p>
      <text:p text:style-name="P4">
Переможець пари Китай - Україна у півфіналі зіграє проти Туреччини абоДомініканської Республіки.</text:p>
      <text:p text:style-name="P4">
<text:span text:style-name="T4">
Читайте також:</text:span>
 <text:a xlink:type="simple" xlink:href="https://www.ukrinform.ua/rubric-sports/3733578-zinoca-zbirna-ukraini-z-volejbolu-vdruge-zdolala-sveciu-i-stala-peremozniceu-zolotoi-evroligi.html" text:style-name="Internet_20_link" text:visited-style-name="Visited_20_Internet_20_Link">
 Жіноча збірна України з <text:span text:style-name="T4">
волейбол</text:span>
 у вдруге здолалаШвецію і стала переможницею Золотої Євроліги</text:a>
</text:p>
      <text:p text:style-name="P4">
Нагадаємо, чоловіча збірна України посіла друге місце у Євролізі-2023,програвши у фіналі команді Туреччини (2:3).</text:p>
      <text:p text:style-name="P4">
Фото: CEV.</text:p>
      <text:p text:style-name="P4">
Source: <text:a xlink:type="simple" xlink:href="https://www.ukrinform.ua/rubric-sports/3734100-kitaj-stav-supernikom-volejbolistiv-zbirnoi-ukraini-u-turniri-cellendzer-kap2023.html" text:style-name="Internet_20_link" text:visited-style-name="Visited_20_Internet_20_Link">
https://www.ukrinform.ua/rubric-sports/3734100-kitaj-stav-supernikom-volejbolistiv-zbirnoi-ukraini-u-turniri-cellendzer-kap2023.html</text:a>
</text:p>
      <!--NEWS-->
      <text:h text:style-name="P10" text:outline-level="1">
<text:span text:style-name="T4">
Штати про зустріч Путіна та Пригожина: Вони обидва – злочинці</text:span>
</text:h>
      <text:p text:style-name="P4">
Authors: Ukrinform (Person)</text:p>
      <text:p text:style-name="P4">
Publisher: Укринформ (Organization)</text:p>
      <text:p text:style-name="P4">
Published Time: 2023-07-11T00:26:00+03:00</text:p>
      <text:p text:style-name="P4">
Modified Time: 2023-07-11T00:26:00+03:00</text:p>
      <text:p text:style-name="P4">
Description: У Вашингтоні вважають, що останній розвиток подій навколо зустрічі глави ПВК «Вагнер» Євгена Пригожина з президентом РФ Володимиром Путіним свідчить лише про те, що в цій історії немає героїв – вони обидва віддавали злочині накази. — Укрінформ.</text:p>
      <text:p text:style-name="P4">
Images: ['<text:a xlink:type="simple" xlink:href="https://static.ukrinform.com/photos/2018_03/thumb_files/630_360_1519900781-1927.jpg" text:style-name="Internet_20_link" text:visited-style-name="Visited_20_Internet_20_Link">
630_360_15199...</text:a>
']</text:p>
      <text:p text:style-name="P4">
Tags: ['Путін', 'США', 'Держдеп', 'Пригожин', 'Війна з Росією']</text:p>
      <text:p text:style-name="P4">
Type: Article</text:p>
      <!--METADATA-->
      <text:p text:style-name="P4">
<draw:frame draw:style-name="fr1" draw:name="Image341" text:anchor-type="as-char" svg:width="6.9236in" svg:height="3.956343in" draw:z-index="0">
<draw:image xlink:href="../Images/yкринформ/2023-07-11T00-26-00-03-00/630_360_1519900781-1927.jpg" xlink:type="simple" xlink:show="embed" xlink:actuate="onLoad" draw:mime-type="image/jpeg"/>
</draw:frame>
 УВашингтоні вважають, що останній розвиток подій навколо зустрічі глави ПВК«Вагнер» Євгена Пригожина з президентом РФ Володимиром Путіним свідчить лишепро те, що в цій історії немає героїв – вони обидва віддавали злочині накази.</text:p>
      <text:p text:style-name="P4">
Такий коментар озвучив у понеділок під час брифінгу в Вашингтоні речникДержавного департаменту США Меттью Міллер, передає власний кореспондентУкрінформу.</text:p>
      <text:p text:style-name="P4">
«Щодо повідомлень (у ЗМІ – ред.), як скажу, що вочевидь Євген Пригожин іВолодимир Путін не ладнали між собою, зараз ми бачимо, що вони зустрічалися»,-зазначив представник зовнішньополітичного відомства США.</text:p>
      <text:p text:style-name="P4">
<text:span text:style-name="T4">
Читайте також:</text:span>
 <text:span text:style-name="T4">
<text:a xlink:type="simple" xlink:href="https://www.ukrinform.ua/rubric-polytics/3733626-prezident-ne-viklucae-so-v-rosii-moze-statisa-se-odin-zakolot.html" text:style-name="Internet_20_link" text:visited-style-name="Visited_20_Internet_20_Link">
 Президент не виключає, що в Росії може статися ще одинзаколот </text:a>
 </text:span>
</text:p>
      <text:p text:style-name="P4">
Він підкреслив, що оцінки американської сторони залишаються такими ж, як і напочатку ситуації із заколотом в Росії: «У цьому протистоянні між ними немаєгероїв. Ці обоє – особи, які чинили безчинства та віддавали накази на вчиненнязлочинів в Україні».</text:p>
      <text:p text:style-name="P4">
Міллер також висловив переконання, що це вочевидь не останній розвиток історіїз Пригожиним.</text:p>
      <text:p text:style-name="P4">
<text:span text:style-name="T4">
Читайте також:</text:span>
 <text:span text:style-name="T4">
<text:a xlink:type="simple" xlink:href="https://www.ukrinform.ua/rubric-world/3733388-pisla-zakolotu-pvk-vagner-putin-namagavsa-prodemonstruvati-silu-britanska-rozvidka.html" text:style-name="Internet_20_link" text:visited-style-name="Visited_20_Internet_20_Link">
 Після заколоту ПВК «Вагнер» Путін намагавсяпродемонструвати силу – британська розвідка </text:a>
 </text:span>
</text:p>
      <text:p text:style-name="P4">
Як повідомлялося, у понеділок речник російського президента Дмитро Пєсковпідтвердив, що Путін мав зустріч із Пригожиним 29 червня в Кремлі. Заофіційною версією, Путін дав оцінку дій ПВК «Вагнер» на фронті, а також щодозаколоту, «вислухав пояснення» командирів ПВК і запропонував їм «варіантипрацевлаштування та бойового застосування».</text:p>
      <text:p text:style-name="P4">
Source: <text:a xlink:type="simple" xlink:href="https://www.ukrinform.ua/rubric-ato/3734101-stati-pro-zustric-putina-ta-prigozina-voni-obidva-zlocinci.html" text:style-name="Internet_20_link" text:visited-style-name="Visited_20_Internet_20_Link">
https://www.ukrinform.ua/rubric-ato/3734101-stati-pro-zustric-putina-ta-prigozina-voni-obidva-zlocinci.html</text:a>
</text:p>
      <!--NEWS-->
      <text:h text:style-name="P10" text:outline-level="1">
<text:span text:style-name="T4">
Іран обурився позовом чотирьох країн до Міжнародного суду ООН щодо збитого літака МАУ</text:span>
</text:h>
      <text:p text:style-name="P4">
Authors: Ukrinform (Person)</text:p>
      <text:p text:style-name="P4">
Publisher: Укринформ (Organization)</text:p>
      <text:p text:style-name="P4">
Published Time: 2023-07-11T00:43:00+03:00</text:p>
      <text:p text:style-name="P4">
Modified Time: 2023-07-11T00:43:00+03:00</text:p>
      <text:p text:style-name="P4">
Description: Іран обурився позовом Канади, Швеції, України та Великої Британії до Міжнародного суду ООН щодо збиття в січні 2020 року рейсу PS752 Міжнародних авіаліній України, внаслідок якого загинуло 176 осіб. — Укрінформ.</text:p>
      <text:p text:style-name="P4">
Images: ['<text:a xlink:type="simple" xlink:href="https://static.ukrinform.com/photos/2020_01/thumb_files/630_360_1578665229-831.jpg" text:style-name="Internet_20_link" text:visited-style-name="Visited_20_Internet_20_Link">
630_360_15786...</text:a>
']</text:p>
      <text:p text:style-name="P4">
Tags: ['Іран', 'МАУ', 'Україна', 'Авіакатастрофа в Ірані']</text:p>
      <text:p text:style-name="P4">
Type: Article</text:p>
      <!--METADATA-->
      <text:p text:style-name="P4">
<draw:frame draw:style-name="fr1" draw:name="Image342" text:anchor-type="as-char" svg:width="6.9236in" svg:height="3.956343in" draw:z-index="0">
<draw:image xlink:href="../Images/yкринформ/2023-07-11T00-43-00-03-00/630_360_1578665229-831.jpg" xlink:type="simple" xlink:show="embed" xlink:actuate="onLoad" draw:mime-type="image/jpeg"/>
</draw:frame>
 Іранобурився позовом Канади, Швеції, України та Великої Британії до Міжнародногосуду ООН щодо збиття в січні 2020 року рейсу PS752 Міжнародних авіалінійУкраїни, внаслідок якого загинуло 176 осіб.</text:p>
      <text:p text:style-name="P4">
Як передає Укрінформ, згідно з повідомленням іранського інформагентства IRNA,уряд країни вважає, що чотири західні держави таким чином переслідують свої«політичні цілі та інтереси».</text:p>
      <text:p text:style-name="P4">
У заяві до Міжнародного суду ООН, поданій у середу ці країни зазначили, щоІран порушив «низку зобов'язань» за Монреальською конвенцією про безпекуцивільних повітряних перевезень. Відповідно до позову, Тегеран не вжив усіхможливих заходів для запобігання збиттю літака, а також не здійснив«неупереджене, прозоре і справедливе кримінальне розслідування тапереслідування».</text:p>
      <text:p text:style-name="P4">
<text:span text:style-name="T4">
Читайте також:</text:span>
 <text:span text:style-name="T4">
<text:a xlink:type="simple" xlink:href="https://www.ukrinform.ua/rubric-polytics/3731790-ukraina-podala-pozov-do-miznarodnogo-sudu-oon-proti-iranu-za-zbitta-litaka-mau.html" text:style-name="Internet_20_link" text:visited-style-name="Visited_20_Internet_20_Link">
 Україна подала позов до Міжнародного суду ООН протиІрану за збиття літака МАУ </text:a>
 </text:span>
</text:p>
      <text:p text:style-name="P4">
У своїй заяві МЗС країни вказало, що Іран сформував «незалежну технічну групу»відразу після інциденту і вжив необхідних заходів «з доброю волею, прозорістюі максимальною серйозністю» для розслідування і з'ясування різних аспектівтрагічного випадку.</text:p>
      <text:p text:style-name="P4">
«Ісламська Республіка <text:span text:style-name="T4">
<text:a xlink:type="simple" xlink:href="https://www.ukrinform.ua/tag-iran" text:style-name="Internet_20_link" text:visited-style-name="Visited_20_Internet_20_Link">
 Іран </text:a>
 </text:span>
 сприялай надала допомогу, включаючи негайне оформлення віз, понад п'ятдесяти фахівцямі експертам з України й Канади для відвідування місця інциденту», – ідеться взаяві.</text:p>
      <text:p text:style-name="P4">
За словами її авторів, після завершення розслідування у визначені терміни булопідготовлено технічний звіт за участю експертів із Франції, США, України,Канади та Великої Британії.</text:p>
      <text:p text:style-name="P4">
Військова прокуратура Тегерана нібито провела ретельне і всебічнерозслідування. У лютому 2023 року суд ухвалив відповідні вироки обвинуваченим,які нині оскаржуються.</text:p>
      <text:p text:style-name="P4">
Зазначається, що Іран висловлював свою готовність до переговорів звідповідними країнами і вже провів три раунди таких переговорів з українськимурядом у Києві й Тегерані.</text:p>
      <text:p text:style-name="P4">
«Іран все ще очікує на їхню відповідь, щоб продовжити переговори у визначенийчас і у визначеному місці», – ідеться в заяві МЗС.</text:p>
      <text:p text:style-name="P4">
<text:span text:style-name="T4">
Читайте також:</text:span>
 <text:span text:style-name="T4">
<text:a xlink:type="simple" xlink:href="https://www.ukrinform.ua/rubric-polytics/3732411-radbez-oon-progolosuvav-za-ucast-ukraini-v-zasidanni-sodo-iranu.html" text:style-name="Internet_20_link" text:visited-style-name="Visited_20_Internet_20_Link">
 Радбез ООН проголосував за участь України в засіданніщодо Ірану </text:a>
 </text:span>
</text:p>
      <text:p text:style-name="P4">
8 січня 2020 року літак Міжнародних авіаліній України рейсу PS752, що прямувавдо Києва, розбився через кілька хвилин після зльоту поблизу іранської столиці.</text:p>
      <text:p text:style-name="P4">
Літак був збитий силами іранської протиповітряної оборони, які, за твердженнямвлади Ірану, прийняли літак за військову ціль на тлі напруженості у відносинахміж Тегераном і Вашингтоном.</text:p>
      <text:p text:style-name="P4">
Іран визнав, що причиною стала людська помилка, допущена оператором управліннярадіолокаційною системою ППО.</text:p>
      <text:p text:style-name="P4">
Source: <text:a xlink:type="simple" xlink:href="https://www.ukrinform.ua/rubric-world/3734103-iran-oburivsa-pozovom-cotiroh-krain-do-miznarodnogo-sudu-oon-sodo-zbitogo-litaka-mau.html" text:style-name="Internet_20_link" text:visited-style-name="Visited_20_Internet_20_Link">
https://www.ukrinform.ua/rubric-world/3734103-iran-oburivsa-pozovom-cotiroh-krain-do-miznarodnogo-sudu-oon-sodo-zbitogo-litaka-mau.html</text:a>
</text:p>
      <!--NEWS-->
      <text:h text:style-name="P10" text:outline-level="1">
<text:span text:style-name="T4">
На Черкащині оголосили підозру представнику УПЦ МП, який закликав Росію захопити всю Україну</text:span>
</text:h>
      <text:p text:style-name="P4">
Authors: Ukrinform (Person)</text:p>
      <text:p text:style-name="P4">
Publisher: Укринформ (Organization)</text:p>
      <text:p text:style-name="P4">
Published Time: 2023-07-11T00:57:00+03:00</text:p>
      <text:p text:style-name="P4">
Modified Time: 2023-07-11T00:57:00+03:00</text:p>
      <text:p text:style-name="P4">
Description: У Черкаській області Служба безпеки України викрила священнослужителя Української православної церкви Московського патріархату, який закликав до захоплення росіянами всієї території України. — Укрінформ.</text:p>
      <text:p text:style-name="P4">
Images: ['<text:a xlink:type="simple" xlink:href="https://static.ukrinform.com/photos/2022_06/thumb_files/630_360_1655121940-321.png" text:style-name="Internet_20_link" text:visited-style-name="Visited_20_Internet_20_Link">
630_360_16551...</text:a>
']</text:p>
      <text:p text:style-name="P4">
Tags: ['Підозра', 'СБУ', 'УПЦ МП']</text:p>
      <text:p text:style-name="P4">
Type: Article</text:p>
      <!--METADATA-->
      <text:p text:style-name="P4">
<draw:frame draw:style-name="fr1" draw:name="Image343" text:anchor-type="as-char" svg:width="6.9236in" svg:height="3.956343in" draw:z-index="0">
<draw:image xlink:href="../Images/yкринформ/2023-07-11T00-57-00-03-00/630_360_1655121940-321.png" xlink:type="simple" xlink:show="embed" xlink:actuate="onLoad" draw:mime-type="image/png"/>
</draw:frame>
 УЧеркаській області Служба безпеки України викрила священнослужителяУкраїнської православної церкви Московського патріархату, який закликав дозахоплення росіянами всієї території України.</text:p>
      <text:p text:style-name="P4">
Як передає Укрінформ, про це СБУ повідомляє у <text:a xlink:type="simple" xlink:href="https://t.me/SBUkr/8924" text:style-name="Internet_20_link" text:visited-style-name="Visited_20_Internet_20_Link">
 Телеграмі</text:a>
 .</text:p>
      <text:p text:style-name="P4">
Священнослужитель УПЦ МП при спілкуванні з парафіянами і своїми знайомиминеодноразово вихваляв вище військово-політичне керівництво РФ і президентаВолодимира Путіна.</text:p>
      <text:p text:style-name="P4">
<text:span text:style-name="T4">
Читайте також:</text:span>
 <text:span text:style-name="T4">
<text:a xlink:type="simple" xlink:href="https://www.ukrinform.ua/rubric-crimea/3733843-kapitanu-rosijskogo-sudna-ogolosili-pidozru-v-perevezenni-kradenogo-ukrainskogo-zerna.html" text:style-name="Internet_20_link" text:visited-style-name="Visited_20_Internet_20_Link">
 Капітану російського судна оголосили підозру вперевезенні краденого українського зерна </text:a>
 </text:span>
</text:p>
      <text:p text:style-name="P4">
Також він героїзував голову Чечні Рамзана Кадирова та виправдовував воєннізлочини росіян.</text:p>
      <text:p text:style-name="P4">
Як виявилося у ході розслідування, іподиякон був прихильником нацизму іводночас пропагував ідеї “поновлення” Радянського Союзу та закликав дозахоплення росіянами всієї території України.</text:p>
      <text:p text:style-name="P4">
Правоохоронці під час обшуків за місцями проживання фігуранта виявиликомп’ютерну техніку з матеріалами ворожої пропаганди та заборонену символіку,друковані видання з нацистською та комуністичною символікою.</text:p>
      <text:p text:style-name="P4">
<text:span text:style-name="T4">
Читайте також:</text:span>
 <text:span text:style-name="T4">
<text:a xlink:type="simple" xlink:href="https://www.ukrinform.ua/rubric-regions/3733232-na-odesini-biznesmenu-ogolosili-pidozru-za-namaganna-pidkupiti-spivrobitnikiv-sbu.html" text:style-name="Internet_20_link" text:visited-style-name="Visited_20_Internet_20_Link">
 На Одещині бізнесмену оголосили підозру за намаганняпідкупити співробітників СБУ </text:a>
 </text:span>
</text:p>
      <text:p text:style-name="P4">
На підставі зібраних доказів слідчі СБУ повідомили клірику про підозру за ч. 1та ч. 3 ст. 436-2 Кримінального кодексу України (виправдовування, визнанняправомірною, заперечення збройної агресії РФ проти України, глорифікація їїучасників).</text:p>
      <text:p text:style-name="P4">
Зловмиснику загрожує до 8 років тюрми.</text:p>
      <text:p text:style-name="P4">
Як повідомляв Укрінформ, СБУ відкрила кримінальне провадження щодо настоятеляхраму УПЦ МП, який допомагав росіянам депортувати українців у Білорусь.</text:p>
      <text:p text:style-name="P4">
Source: <text:a xlink:type="simple" xlink:href="https://www.ukrinform.ua/rubric-society/3733883-na-cerkasini-ogolosili-pidozru-predstavniku-upc-mp-akij-zaklikav-rosiu-zahopiti-vsu-ukrainu.html" text:style-name="Internet_20_link" text:visited-style-name="Visited_20_Internet_20_Link">
https://www.ukrinform.ua/rubric-society/3733883-na-cerkasini-ogolosili-pidozru-predstavniku-upc-mp-akij-zaklikav-rosiu-zahopiti-vsu-ukrainu.html</text:a>
</text:p>
      <!--NEWS-->
      <text:h text:style-name="P10" text:outline-level="1">
<text:span text:style-name="T4">
ДСНС отримала 14 спеціалізованих авто для піротехнічних підрозділів від ПРООН</text:span>
</text:h>
      <text:p text:style-name="P4">
Author: ['АРМІЯINFORM']</text:p>
      <text:p text:style-name="P4">
Time: 2023-07-11T99:00:00-04:00</text:p>
      <text:p text:style-name="P4">
Description: Програма розвитку ООН у партнерстві з Урядом Японії передала 14 спеціаліз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agetools3.jpg" text:style-name="Internet_20_link" text:visited-style-name="Visited_20_Internet_20_Link">
imagetools3.jpg</text:a>
', '<text:a xlink:type="simple" xlink:href="https://armyinform.com.ua/wp-content/uploads/2023/07/imagetools0-1.jpg" text:style-name="Internet_20_link" text:visited-style-name="Visited_20_Internet_20_Link">
imagetools0-1.jpg</text:a>
']</text:p>
      <text:p text:style-name="P4">
Tags: ['ДСНС УКРАЇНИ']</text:p>
      <text:p text:style-name="P4">
Category: News</text:p>
      <!--METADATA-->
      <text:p text:style-name="P4">
<draw:frame draw:style-name="fr1" draw:name="Image344" text:anchor-type="as-char" svg:width="6.9236in" svg:height="4.611118in" draw:z-index="0">
<draw:image xlink:href="../Images/AРМІЯINFORM/2023-07-11T99-00-00-04-00/imagetools3.jpg" xlink:type="simple" xlink:show="embed" xlink:actuate="onLoad" draw:mime-type="image/jpeg"/>
</draw:frame>
</text:p>
      <text:p text:style-name="P4">
Програма розвитку ООН у партнерстві з Урядом Японії передала 14спеціалізованих автомобілів класу Toyota Hilux Double Cabin, засобибронезахисту та рації для потреб піротехнічних підрозділів ДСНС. Ця техніканадана в рамках реалізації проєкту ПРООН «Екстрене знешкодженнявибухонебезпечних предметів та розчищення завалів» та фінансується УрядомЯпонії. Про це <text:a xlink:type="simple" xlink:href="https://dsns.gov.ua/uk/news/ostanni-novini/dsns-otrimala-14-specializovanix-avto-dlia-pirotexnicnix-pidrozdiliv-vid-proon" text:style-name="Internet_20_link" text:visited-style-name="Visited_20_Internet_20_Link">
повідомляється</text:a>
 на сайті ДСНС.</text:p>
      <text:p text:style-name="P4">
<draw:frame draw:style-name="fr1" draw:name="Image345" text:anchor-type="as-char" svg:width="6.9236in" svg:height="4.611118in" draw:z-index="0">
<draw:image xlink:href="../Images/AРМІЯINFORM/2023-07-11T99-00-00-04-00/imagetools0-1.jpg" xlink:type="simple" xlink:show="embed" xlink:actuate="onLoad" draw:mime-type="image/jpeg"/>
</draw:frame>
</text:p>
      <text:p text:style-name="P4">
"Деокупована територія України щільно замінована. Ворог мінував все на своємушляху. Тому для наших піротехніків попереду багато роботи. Звичайно,бронезахист, техніка та обладнання швидко виходить з ладу і завжди потребуєоновлення. Дякуємо за підтримку Програмі розвитку ООН в Україні та УрядуЯпонії. З початку повномасштабного вторгнення ви неодноразово підтримувалипіротехнічні розрахунки ДСНС. Нещодавно ми отримали 14 спеціалізованихавтомобілів, які будуть направлені до піротехніків, котрі щодня виїжджаютьзнешкоджувати боєприпаси та очищувати українську землю від ворожих мін табоєприпасів", – зазначив Голова ДСНС Сергій Крук.</text:p>
      <text:p text:style-name="P4">
Нагадаємо, раніше в рамках проєкту піротехнічним підрозділам ДСНС булопередано 8 аналогічних авто та спеціальне захисне обладнання для робіт зрозмінування територій.</text:p>
      <text:p text:style-name="P4">
Source: <text:a xlink:type="simple" xlink:href="https://armyinform.com.ua/2023/07/11/dsns-otrymala-14-speczializovanyh-avto-dlya-pirotehnichnyh-pidrozdiliv-vid-proon/" text:style-name="Internet_20_link" text:visited-style-name="Visited_20_Internet_20_Link">
https://armyinform.com.ua/2023/07/11/dsns-otrymala-14-speczializovanyh-avto-dlya-pirotehnichnyh-pidrozdiliv-vid-proon/</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